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31.9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page" style:column-width="6.99mm"/>
    </style:style>
    <style:style style:name="co5" style:family="table-column">
      <style:table-column-properties fo:break-before="auto" style:column-width="15.15mm"/>
    </style:style>
    <style:style style:name="co6" style:family="table-column">
      <style:table-column-properties fo:break-before="auto" style:column-width="20.81mm"/>
    </style:style>
    <style:style style:name="co7" style:family="table-column">
      <style:table-column-properties fo:break-before="auto" style:column-width="30.82mm"/>
    </style:style>
    <style:style style:name="co8" style:family="table-column">
      <style:table-column-properties fo:break-before="auto" style:column-width="14.46mm"/>
    </style:style>
    <style:style style:name="co9" style:family="table-column">
      <style:table-column-properties fo:break-before="auto" style:column-width="25.59mm"/>
    </style:style>
    <style:style style:name="co10" style:family="table-column">
      <style:table-column-properties fo:break-before="auto" style:column-width="28.54mm"/>
    </style:style>
    <style:style style:name="co11" style:family="table-column">
      <style:table-column-properties fo:break-before="page" style:column-width="11.06mm"/>
    </style:style>
    <style:style style:name="co12" style:family="table-column">
      <style:table-column-properties fo:break-before="auto" style:column-width="27.85mm"/>
    </style:style>
    <style:style style:name="co13" style:family="table-column">
      <style:table-column-properties fo:break-before="auto" style:column-width="18.33mm"/>
    </style:style>
    <style:style style:name="co14" style:family="table-column">
      <style:table-column-properties fo:break-before="auto" style:column-width="28.08mm"/>
    </style:style>
    <style:style style:name="co15" style:family="table-column">
      <style:table-column-properties fo:break-before="auto" style:column-width="11.98mm"/>
    </style:style>
    <style:style style:name="co16" style:family="table-column">
      <style:table-column-properties fo:break-before="auto" style:column-width="15.38mm"/>
    </style:style>
    <style:style style:name="co17" style:family="table-column">
      <style:table-column-properties fo:break-before="auto" style:column-width="11.06mm"/>
    </style:style>
    <style:style style:name="co18" style:family="table-column">
      <style:table-column-properties fo:break-before="auto" style:column-width="13.79mm"/>
    </style:style>
    <style:style style:name="co19" style:family="table-column">
      <style:table-column-properties fo:break-before="auto" style:column-width="11.75mm"/>
    </style:style>
    <style:style style:name="co20" style:family="table-column">
      <style:table-column-properties fo:break-before="auto" style:column-width="12.88mm"/>
    </style:style>
    <style:style style:name="co21" style:family="table-column">
      <style:table-column-properties fo:break-before="auto" style:column-width="14.01mm"/>
    </style:style>
    <style:style style:name="co22" style:family="table-column">
      <style:table-column-properties fo:break-before="auto" style:column-width="14.69mm"/>
    </style:style>
    <style:style style:name="co23" style:family="table-column">
      <style:table-column-properties fo:break-before="auto" style:column-width="17.2mm"/>
    </style:style>
    <style:style style:name="co24" style:family="table-column">
      <style:table-column-properties fo:break-before="auto" style:column-width="20.37mm"/>
    </style:style>
    <style:style style:name="co25" style:family="table-column">
      <style:table-column-properties fo:break-before="auto" style:column-width="10.42mm"/>
    </style:style>
    <style:style style:name="co26" style:family="table-column">
      <style:table-column-properties fo:break-before="auto" style:column-width="16.14mm"/>
    </style:style>
    <style:style style:name="co27" style:family="table-column">
      <style:table-column-properties fo:break-before="auto" style:column-width="30.3mm"/>
    </style:style>
    <style:style style:name="co28" style:family="table-column">
      <style:table-column-properties fo:break-before="auto" style:column-width="17.78mm"/>
    </style:style>
    <style:style style:name="co29" style:family="table-column">
      <style:table-column-properties fo:break-before="auto" style:column-width="13.97mm"/>
    </style:style>
    <style:style style:name="co30" style:family="table-column">
      <style:table-column-properties fo:break-before="auto" style:column-width="15.59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33.3mm"/>
    </style:style>
    <style:style style:name="co33" style:family="table-column">
      <style:table-column-properties fo:break-before="auto" style:column-width="36.02mm"/>
    </style:style>
    <style:style style:name="co34" style:family="table-column">
      <style:table-column-properties fo:break-before="auto" style:column-width="31.66mm"/>
    </style:style>
    <style:style style:name="co35" style:family="table-column">
      <style:table-column-properties fo:break-before="auto" style:column-width="34.11mm"/>
    </style:style>
    <style:style style:name="co36" style:family="table-column">
      <style:table-column-properties fo:break-before="auto" style:column-width="32.49mm"/>
    </style:style>
    <style:style style:name="co37" style:family="table-column">
      <style:table-column-properties fo:break-before="auto" style:column-width="10.83mm"/>
    </style:style>
    <style:style style:name="co38" style:family="table-column">
      <style:table-column-properties fo:break-before="auto" style:column-width="17.87mm"/>
    </style:style>
    <style:style style:name="co39" style:family="table-column">
      <style:table-column-properties fo:break-before="auto" style:column-width="9.01mm"/>
    </style:style>
    <style:style style:name="co40" style:family="table-column">
      <style:table-column-properties fo:break-before="auto" style:column-width="7.88mm"/>
    </style:style>
    <style:style style:name="co41" style:family="table-column">
      <style:table-column-properties fo:break-before="auto" style:column-width="19.69mm"/>
    </style:style>
    <style:style style:name="co42" style:family="table-column">
      <style:table-column-properties fo:break-before="auto" style:column-width="5.61mm"/>
    </style:style>
    <style:style style:name="co43" style:family="table-column">
      <style:table-column-properties fo:break-before="auto" style:column-width="5.38mm"/>
    </style:style>
    <style:style style:name="co44" style:family="table-column">
      <style:table-column-properties fo:break-before="auto" style:column-width="5.17mm"/>
    </style:style>
    <style:style style:name="co45" style:family="table-column">
      <style:table-column-properties fo:break-before="auto" style:column-width="8.11mm"/>
    </style:style>
    <style:style style:name="co46" style:family="table-column">
      <style:table-column-properties fo:break-before="auto" style:column-width="10.39mm"/>
    </style:style>
    <style:style style:name="co47" style:family="table-column">
      <style:table-column-properties fo:break-before="auto" style:column-width="10.6mm"/>
    </style:style>
    <style:style style:name="co48" style:family="table-column">
      <style:table-column-properties fo:break-before="auto" style:column-width="23.32mm"/>
    </style:style>
    <style:style style:name="co49" style:family="table-column">
      <style:table-column-properties fo:break-before="auto" style:column-width="14.92mm"/>
    </style:style>
    <style:style style:name="co50" style:family="table-column">
      <style:table-column-properties fo:break-before="auto" style:column-width="7.66mm"/>
    </style:style>
    <style:style style:name="co51" style:family="table-column">
      <style:table-column-properties fo:break-before="auto" style:column-width="23.78mm"/>
    </style:style>
    <style:style style:name="co52" style:family="table-column">
      <style:table-column-properties fo:break-before="auto" style:column-width="22.86mm"/>
    </style:style>
    <style:style style:name="co53" style:family="table-column">
      <style:table-column-properties fo:break-before="auto" style:column-width="26.26mm"/>
    </style:style>
    <style:style style:name="co54" style:family="table-column">
      <style:table-column-properties fo:break-before="auto" style:column-width="8.34mm"/>
    </style:style>
    <style:style style:name="co55" style:family="table-column">
      <style:table-column-properties fo:break-before="auto" style:column-width="13.11mm"/>
    </style:style>
    <style:style style:name="co56" style:family="table-column">
      <style:table-column-properties fo:break-before="auto" style:column-width="4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28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6.95mm" fo:break-before="auto" style:use-optimal-row-height="tru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5.6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order-bottom="0.06pt dotted #000000" style:text-align-source="fix" style:repeat-content="false" fo:border-left="0.06pt solid #000000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dotted #000000"/>
      <style:paragraph-properties fo:text-align="end" fo:margin-left="0mm"/>
      <style:text-properties fo:font-style="italic" style:font-style-asian="italic" style:font-style-complex="italic"/>
    </style:style>
    <style:style style:name="ce4" style:family="table-cell" style:parent-style-name="GIRONE_5f_A">
      <style:table-cell-properties fo:border="0.06pt solid #000000"/>
    </style:style>
    <style:style style:name="ce5" style:family="table-cell" style:parent-style-name="GIRONE_5f_B">
      <style:table-cell-properties fo:border="0.06pt solid #000000"/>
    </style:style>
    <style:style style:name="ce7" style:family="table-cell" style:parent-style-name="GIRONE_5f_C">
      <style:table-cell-properties fo:border="0.06pt solid #000000"/>
    </style:style>
    <style:style style:name="ce15" style:family="table-cell" style:parent-style-name="GIRONE_5f_D">
      <style:table-cell-properties fo:border="0.06pt solid #000000"/>
    </style:style>
    <style:style style:name="ce18" style:family="table-cell" style:parent-style-name="GIRONE_5f_E">
      <style:table-cell-properties fo:border="0.06pt solid #000000"/>
    </style:style>
    <style:style style:name="ce37" style:family="table-cell" style:parent-style-name="GIRONE_5f_F">
      <style:table-cell-properties fo:border="0.06pt solid #000000"/>
    </style:style>
    <style:style style:name="ce40" style:family="table-cell" style:parent-style-name="GIRONE_5f_G">
      <style:table-cell-properties fo:border="0.06pt solid #000000"/>
    </style:style>
    <style:style style:name="ce41" style:family="table-cell" style:parent-style-name="GIRONE_5f_H">
      <style:table-cell-properties fo:border="0.06pt solid #000000"/>
    </style:style>
    <style:style style:name="ce52" style:family="table-cell" style:parent-style-name="INTESTAZIONE">
      <style:table-cell-properties fo:border="0.06pt solid #000000"/>
      <style:paragraph-properties fo:margin-left="0mm"/>
    </style:style>
    <style:style style:name="ce43" style:family="table-cell" style:parent-style-name="Default">
      <style:table-cell-properties fo:background-color="#a9d18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c5e0b4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dotted #000000" fo:background-color="#ffff00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dotted #000000"/>
      <style:paragraph-properties fo:text-align="start" fo:margin-left="0mm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order-bottom="0.06pt dotted #000000" fo:border-left="0.06pt solid #000000" fo:border-right="none" fo:border-top="none"/>
      <style:text-properties fo:font-style="italic" style:font-style-asian="italic" style:font-style-complex="italic"/>
    </style:style>
    <style:style style:name="ce17" style:family="table-cell" style:parent-style-name="Default">
      <style:table-cell-properties fo:border-bottom="0.06pt dotted #000000" fo:border-left="0.06pt solid #000000" fo:border-right="none" fo:border-top="0.06pt dotted #000000"/>
      <style:text-properties fo:font-style="italic" style:font-style-asian="italic" style:font-style-complex="italic"/>
    </style:style>
    <style:style style:name="ce20" style:family="table-cell" style:parent-style-name="Default">
      <style:table-cell-properties fo:border-bottom="0.06pt solid #000000" fo:border-left="0.06pt solid #000000" fo:border-right="none" fo:border-top="0.06pt dotted #000000"/>
      <style:text-properties fo:font-style="italic" style:font-style-asian="italic" style:font-style-complex="italic"/>
    </style:style>
    <style:style style:name="ce6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4" style:family="table-cell" style:parent-style-name="Default">
      <style:table-cell-properties fo:border-bottom="0.06pt dotted #000000" style:text-align-source="fix" style:repeat-content="false" fo:border-left="0.06pt solid #000000" fo:border-right="none" fo:border-top="none"/>
      <style:paragraph-properties fo:text-align="center" fo:margin-left="0mm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dotted #000000" fo:background-color="#ffff00" fo:border-left="none" fo:border-right="none" fo:border-top="none"/>
    </style:style>
    <style:style style:name="ce23" style:family="table-cell" style:parent-style-name="Default">
      <style:table-cell-properties fo:border-bottom="0.06pt dotted #000000" fo:background-color="#ffff00" fo:border-left="none" fo:border-right="none" fo:border-top="0.06pt dotted #000000"/>
    </style:style>
    <style:style style:name="ce25" style:family="table-cell" style:parent-style-name="Default">
      <style:table-cell-properties fo:border-bottom="0.06pt solid #000000" fo:background-color="#ffff00" fo:border-left="none" fo:border-right="none" fo:border-top="0.06pt dotted #000000"/>
    </style:style>
    <style:style style:name="ce26" style:family="table-cell" style:parent-style-name="Default">
      <style:table-cell-properties fo:border-bottom="0.06pt dotted #000000" fo:border-left="none" fo:border-right="none" fo:border-top="none"/>
    </style:style>
    <style:style style:name="ce27" style:family="table-cell" style:parent-style-name="Default">
      <style:table-cell-properties fo:border-bottom="0.06pt dotted #000000" fo:border-left="none" fo:border-right="none" fo:border-top="0.06pt dotted #000000"/>
    </style:style>
    <style:style style:name="ce28" style:family="table-cell" style:parent-style-name="Default">
      <style:table-cell-properties fo:border-bottom="0.06pt solid #000000" fo:border-left="none" fo:border-right="none" fo:border-top="0.06pt dotted #000000"/>
    </style:style>
    <style:style style:name="ce10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dotted #000000" style:text-align-source="fix" style:repeat-content="false" fo:border-left="none" fo:border-right="none" fo:border-top="none"/>
      <style:paragraph-properties fo:text-align="center" fo:margin-left="0mm"/>
      <style:map style:condition="cell-content()=&quot;A&quot;" style:apply-style-name="GIRONE_5f_A" style:base-cell-address="A_INSERIMENTI.H3"/>
    </style:style>
    <style:style style:name="ce31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  <style:map style:condition="cell-content()=&quot;A&quot;" style:apply-style-name="GIRONE_5f_A" style:base-cell-address="A_INSERIMENTI.H3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  <style:map style:condition="cell-content()=&quot;A&quot;" style:apply-style-name="GIRONE_5f_A" style:base-cell-address="A_INSERIMENTI.H3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dotte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5" style:family="table-cell" style:parent-style-name="Default">
      <style:table-cell-properties fo:border-bottom="0.06pt dotted #000000" style:text-align-source="fix" style:repeat-content="false" fo:border-left="none" fo:border-right="0.06pt solid #000000" fo:border-top="0.06pt dotted #000000"/>
      <style:paragraph-properties fo:text-align="center" fo:margin-left="0mm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dotted #000000"/>
      <style:paragraph-properties fo:text-align="center" fo:margin-left="0mm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38" style:family="table-cell" style:parent-style-name="Default">
      <style:table-cell-properties fo:border-bottom="0.06pt dotted #000000" fo:background-color="#ffff00" fo:border-left="none" fo:border-right="0.06pt solid #000000" fo:border-top="0.06pt dotted #000000"/>
    </style:style>
    <style:style style:name="ce39" style:family="table-cell" style:parent-style-name="Default">
      <style:table-cell-properties fo:border-bottom="0.06pt solid #000000" fo:background-color="#ffff00" fo:border-left="none" fo:border-right="0.06pt solid #000000" fo:border-top="0.06pt dotted #000000"/>
    </style:style>
    <style:style style:name="ce112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solid #000000"/>
      <style:paragraph-properties fo:text-align="end" fo:margin-left="0mm"/>
      <style:text-properties fo:font-style="italic" style:font-style-asian="italic" style:font-style-complex="italic"/>
    </style:style>
    <style:style style:name="ce113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dotted #000000"/>
      <style:paragraph-properties fo:text-align="end" fo:margin-left="0mm"/>
      <style:text-properties fo:font-style="italic" style:font-style-asian="italic" style:font-style-complex="italic"/>
    </style:style>
    <style:style style:name="ce114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  <style:map style:condition="cell-content()=&quot;A&quot;" style:apply-style-name="GIRONE_5f_A" style:base-cell-address="A_INSERIMENTI.H3"/>
    </style:style>
    <style:style style:name="ce92" style:family="table-cell" style:parent-style-name="Default" style:data-style-name="N0">
      <style:table-cell-properties fo:border-bottom="0.06pt dotted #000000" style:text-align-source="value-type" style:repeat-content="false" fo:border-left="none" fo:border-right="none" fo:border-top="0.06pt solid #000000"/>
      <style:paragraph-properties fo:margin-left="0mm"/>
    </style:style>
    <style:style style:name="ce93" style:family="table-cell" style:parent-style-name="Default">
      <style:table-cell-properties fo:border-bottom="0.06pt dotted #000000" style:text-align-source="value-type" style:repeat-content="false" fo:border-left="none" fo:border-right="none" fo:border-top="0.06pt dotted #000000"/>
      <style:paragraph-properties fo:margin-left="0mm"/>
    </style:style>
    <style:style style:name="ce97" style:family="table-cell" style:parent-style-name="Default">
      <style:table-cell-properties fo:border-bottom="0.06pt solid #000000" style:text-align-source="value-type" style:repeat-content="false" fo:border-left="none" fo:border-right="none" fo:border-top="0.06pt dotted #000000"/>
      <style:paragraph-properties fo:margin-left="0mm"/>
    </style:style>
    <style:style style:name="ce99" style:family="table-cell" style:parent-style-name="Default">
      <style:table-cell-properties fo:border-bottom="0.06pt dotted #000000" style:text-align-source="value-type" style:repeat-content="false" fo:border-left="none" fo:border-right="none" fo:border-top="0.06pt solid #000000"/>
      <style:paragraph-properties fo:margin-left="0mm"/>
    </style:style>
    <style:style style:name="ce1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>
      <style:table-cell-properties fo:border-bottom="0.06pt dotted #000000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57" style:family="table-cell" style:parent-style-name="Default">
      <style:table-cell-properties fo:border-bottom="0.06pt dotted #000000" fo:background-color="#ffff00" style:text-align-source="fix" style:repeat-content="false" fo:border-left="0.06pt solid #000000" fo:border-right="0.06pt solid #000000" fo:border-top="0.06pt dotted #000000"/>
      <style:paragraph-properties fo:text-align="center" fo:margin-left="0mm"/>
    </style:style>
    <style:style style:name="ce158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0.06pt dotted #000000"/>
      <style:paragraph-properties fo:text-align="center" fo:margin-left="0mm"/>
    </style:style>
    <style:style style:name="ce11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120" style:family="table-cell" style:parent-style-name="Default" style:data-style-name="N129">
      <style:table-cell-properties fo:border-bottom="0.06pt dotted #000000" fo:background-color="#ffff00" fo:border-left="none" fo:border-right="none" fo:border-top="0.06pt solid #000000"/>
    </style:style>
    <style:style style:name="ce121" style:family="table-cell" style:parent-style-name="Default" style:data-style-name="N129">
      <style:table-cell-properties fo:border-bottom="0.06pt dotted #000000" fo:background-color="#ffff00" fo:border-left="none" fo:border-right="none" fo:border-top="0.06pt dotted #000000"/>
    </style:style>
    <style:style style:name="ce122" style:family="table-cell" style:parent-style-name="Default" style:data-style-name="N129">
      <style:table-cell-properties fo:border-bottom="0.06pt solid #000000" fo:background-color="#ffff00" fo:border-left="none" fo:border-right="none" fo:border-top="0.06pt dotted #000000"/>
    </style:style>
    <style:style style:name="ce129" style:family="table-cell" style:parent-style-name="Default" style:data-style-name="N40">
      <style:table-cell-properties fo:border-bottom="0.06pt dotted #000000" fo:background-color="#ffff00" fo:border-left="none" fo:border-right="none" fo:border-top="0.06pt solid #000000"/>
    </style:style>
    <style:style style:name="ce130" style:family="table-cell" style:parent-style-name="Default" style:data-style-name="N40">
      <style:table-cell-properties fo:border-bottom="0.06pt dotted #000000" fo:background-color="#ffff00" fo:border-left="none" fo:border-right="none" fo:border-top="0.06pt dotted #000000"/>
    </style:style>
    <style:style style:name="ce131" style:family="table-cell" style:parent-style-name="Default" style:data-style-name="N40">
      <style:table-cell-properties fo:border-bottom="0.06pt solid #000000" fo:background-color="#ffff00" fo:border-left="none" fo:border-right="none" fo:border-top="0.06pt dotted #000000"/>
    </style:style>
    <style:style style:name="ce116" style:family="table-cell" style:parent-style-name="Default">
      <style:table-cell-properties fo:border-bottom="0.06pt dotted #000000" fo:background-color="#ffff00" style:text-align-source="fix" style:repeat-content="false" fo:border-left="none" fo:border-right="none" fo:border-top="0.06pt solid #000000"/>
      <style:paragraph-properties fo:text-align="center" fo:margin-left="0mm"/>
    </style:style>
    <style:style style:name="ce117" style:family="table-cell" style:parent-style-name="Default">
      <style:table-cell-properties fo:border-bottom="0.06pt dotted #000000" fo:background-color="#ffff00" style:text-align-source="fix" style:repeat-content="false" fo:border-left="none" fo:border-right="none" fo:border-top="0.06pt dotted #000000"/>
      <style:paragraph-properties fo:text-align="center" fo:margin-left="0mm"/>
    </style:style>
    <style:style style:name="ce118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dotte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3" style:family="table-cell" style:parent-style-name="Default">
      <style:table-cell-properties fo:border-bottom="0.06pt dotted #000000" fo:border-left="none" fo:border-right="0.06pt solid #000000" fo:border-top="0.06pt solid #000000"/>
    </style:style>
    <style:style style:name="ce134" style:family="table-cell" style:parent-style-name="Default">
      <style:table-cell-properties fo:border-bottom="0.06pt dotted #000000" fo:border-left="none" fo:border-right="0.06pt solid #000000" fo:border-top="0.06pt dotted #000000"/>
    </style:style>
    <style:style style:name="ce135" style:family="table-cell" style:parent-style-name="Default">
      <style:table-cell-properties fo:border-bottom="0.06pt solid #000000" fo:border-left="none" fo:border-right="0.06pt solid #000000" fo:border-top="0.06pt dotted #000000"/>
    </style:style>
    <style:style style:name="ce145" style:family="table-cell" style:parent-style-name="INTESTAZIONE">
      <style:table-cell-properties fo:border-bottom="0.06pt solid #000000" fo:border-left="0.06pt solid #000000" fo:border-right="none" fo:border-top="0.06pt solid #000000"/>
      <style:paragraph-properties fo:margin-left="0mm"/>
      <style:text-properties fo:font-style="normal" style:font-style-asian="normal" style:font-style-complex="normal"/>
    </style:style>
    <style:style style:name="ce146" style:family="table-cell" style:parent-style-name="Default">
      <style:table-cell-properties fo:border-bottom="0.06pt dotted #000000" fo:border-left="0.06pt solid #000000" fo:border-right="none" fo:border-top="0.06pt solid #000000"/>
      <style:text-properties fo:font-style="italic" style:font-style-asian="italic" style:font-style-complex="italic"/>
    </style:style>
    <style:style style:name="ce14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48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  <style:text-properties fo:font-style="normal" style:font-style-asian="normal" style:font-style-complex="normal"/>
    </style:style>
    <style:style style:name="ce149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  <style:text-properties fo:font-style="normal" style:font-style-asian="normal" style:font-style-complex="normal"/>
    </style:style>
    <style:style style:name="ce150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  <style:text-properties fo:font-style="normal" style:font-style-asian="normal" style:font-style-complex="normal"/>
    </style:style>
    <style:style style:name="ce151" style:family="table-cell" style:parent-style-name="Default">
      <style:text-properties fo:font-style="normal" style:font-style-asian="normal" style:font-style-complex="normal"/>
    </style:style>
    <style:style style:name="ce152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153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159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160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162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</style:style>
    <style:style style:name="ce163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</style:style>
    <style:style style:name="ce115" style:family="table-cell" style:parent-style-name="Default">
      <style:table-cell-properties fo:border-bottom="0.06pt dotted #000000" fo:border-left="none" fo:border-right="none" fo:border-top="0.06pt solid #000000"/>
    </style:style>
    <style:style style:name="ce165" style:family="table-cell" style:parent-style-name="Default" style:data-style-name="N0">
      <style:table-cell-properties fo:border-bottom="0.06pt dotted #000000" fo:border-left="none" fo:border-right="none" fo:border-top="0.06pt solid #000000"/>
    </style:style>
    <style:style style:name="ce167" style:family="table-cell" style:parent-style-name="Default" style:data-style-name="N0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168" style:family="table-cell" style:parent-style-name="Default" style:data-style-name="N0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</style:style>
    <style:style style:name="ce169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</style:style>
    <style:style style:name="ce170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171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</style:style>
    <style:style style:name="ce172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</style:style>
    <style:style style:name="ce173" style:family="table-cell" style:parent-style-name="Default" style:data-style-name="N130">
      <style:table-cell-properties fo:border-bottom="0.06pt dotte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75" style:family="table-cell" style:parent-style-name="Default" style:data-style-name="N130">
      <style:table-cell-properties fo:border-bottom="0.06pt dotted #000000" style:text-align-source="fix" style:repeat-content="false" fo:border-left="none" fo:border-right="0.06pt solid #000000" fo:border-top="0.06pt dotted #000000"/>
      <style:paragraph-properties fo:text-align="center" fo:margin-left="0mm"/>
    </style:style>
    <style:style style:name="ce176" style:family="table-cell" style:parent-style-name="Default" style:data-style-name="N130">
      <style:table-cell-properties fo:border-bottom="0.06pt solid #000000" style:text-align-source="fix" style:repeat-content="false" fo:border-left="none" fo:border-right="0.06pt solid #000000" fo:border-top="0.06pt dotted #000000"/>
      <style:paragraph-properties fo:text-align="center" fo:margin-left="0mm"/>
    </style:style>
    <style:style style:name="ce19" style:family="table-cell" style:parent-style-name="Default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E$2]=&quot;Black and White&quot;)" style:apply-style-name="ConditionalStyle_5f_163" style:base-cell-address="'Classifiche Gironi'.A1"/>
    </style:style>
    <style:style style:name="ce94" style:family="table-cell" style:parent-style-name="Default">
      <style:table-cell-properties fo:border-bottom="0.74pt dotted #000000" fo:background-color="#fff2cc" style:text-align-source="fix" style:repeat-content="false" fo:border-left="0.74pt solid #000000" fo:border-right="none" fo:border-top="0.74pt soli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95" style:family="table-cell" style:parent-style-name="Default">
      <style:table-cell-properties fo:border-bottom="0.74pt dotted #000000" fo:background-color="#fff2cc" style:text-align-source="fix" style:repeat-content="false" fo:border-left="0.74pt solid #000000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96" style:family="table-cell" style:parent-style-name="Default">
      <style:table-cell-properties fo:border-bottom="0.74pt solid #000000" fo:background-color="#fff2cc" style:text-align-source="fix" style:repeat-content="false" fo:border-left="0.74pt solid #000000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1pt" style:font-size-asian="11pt" style:font-size-complex="11pt"/>
    </style:style>
    <style:style style:name="ce98" style:family="table-cell" style:parent-style-name="Default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E$2]=&quot;Black and White&quot;)" style:apply-style-name="ConditionalStyle_5f_173" style:base-cell-address="'Classifiche Gironi'.B1"/>
    </style:style>
    <style:style style:name="ce388" style:family="table-cell" style:parent-style-name="Default">
      <style:table-cell-properties fo:border-bottom="0.74pt dotted #000000" fo:background-color="#ff00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89" style:family="table-cell" style:parent-style-name="Default">
      <style:table-cell-properties fo:border-bottom="0.74pt dotted #000000" fo:background-color="#ff0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0" style:family="table-cell" style:parent-style-name="Default">
      <style:table-cell-properties fo:border-bottom="0.74pt solid #000000" fo:background-color="#ff0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74" style:family="table-cell" style:parent-style-name="Default">
      <style:text-properties style:font-name="Liberation Sans" fo:font-size="11pt" style:font-size-asian="11pt" style:font-size-complex="11pt"/>
    </style:style>
    <style:style style:name="ce391" style:family="table-cell" style:parent-style-name="Default">
      <style:table-cell-properties fo:border-bottom="0.74pt dotted #000000" fo:background-color="#ffa5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2" style:family="table-cell" style:parent-style-name="Default">
      <style:table-cell-properties fo:border-bottom="0.74pt dotted #000000" fo:background-color="#ffa5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3" style:family="table-cell" style:parent-style-name="Default">
      <style:table-cell-properties fo:border-bottom="0.74pt solid #000000" fo:background-color="#ffa5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4" style:family="table-cell" style:parent-style-name="Default">
      <style:table-cell-properties fo:border-bottom="0.74pt dotted #000000" fo:background-color="#ffff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395" style:family="table-cell" style:parent-style-name="Default">
      <style:table-cell-properties fo:border-bottom="0.74pt dotted #000000" fo:background-color="#ffff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396" style:family="table-cell" style:parent-style-name="Default">
      <style:table-cell-properties fo:border-bottom="0.74pt solid #000000" fo:background-color="#ffff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397" style:family="table-cell" style:parent-style-name="Default">
      <style:table-cell-properties fo:border-bottom="0.74pt dotted #000000" fo:background-color="#0080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8" style:family="table-cell" style:parent-style-name="Default">
      <style:table-cell-properties fo:border-bottom="0.74pt dotted #000000" fo:background-color="#008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9" style:family="table-cell" style:parent-style-name="Default">
      <style:table-cell-properties fo:border-bottom="0.74pt solid #000000" fo:background-color="#008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0" style:family="table-cell" style:parent-style-name="Default">
      <style:table-cell-properties fo:border-bottom="0.74pt dotted #000000" fo:background-color="#0000ff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1" style:family="table-cell" style:parent-style-name="Default">
      <style:table-cell-properties fo:border-bottom="0.74pt dotted #000000" fo:background-color="#0000ff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2" style:family="table-cell" style:parent-style-name="Default">
      <style:table-cell-properties fo:border-bottom="0.74pt solid #000000" fo:background-color="#0000ff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3" style:family="table-cell" style:parent-style-name="Default">
      <style:table-cell-properties fo:border-bottom="0.74pt dotted #000000" fo:background-color="#4b0082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4" style:family="table-cell" style:parent-style-name="Default">
      <style:table-cell-properties fo:border-bottom="0.74pt dotted #000000" fo:background-color="#4b0082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5" style:family="table-cell" style:parent-style-name="Default">
      <style:table-cell-properties fo:border-bottom="0.74pt solid #000000" fo:background-color="#4b0082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6" style:family="table-cell" style:parent-style-name="Default">
      <style:table-cell-properties fo:border-bottom="0.74pt dotted #000000" fo:background-color="#ee82ee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7" style:family="table-cell" style:parent-style-name="Default">
      <style:table-cell-properties fo:border-bottom="0.74pt dotted #000000" fo:background-color="#ee82ee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8" style:family="table-cell" style:parent-style-name="Default">
      <style:table-cell-properties fo:border-bottom="0.74pt solid #000000" fo:background-color="#ee82ee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9" style:family="table-cell" style:parent-style-name="Default">
      <style:table-cell-properties fo:border-bottom="0.74pt dotted #000000" fo:background-color="#0000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10" style:family="table-cell" style:parent-style-name="Default">
      <style:table-cell-properties fo:border-bottom="0.74pt dotted #000000" fo:background-color="#000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11" style:family="table-cell" style:parent-style-name="Default">
      <style:table-cell-properties fo:border-bottom="0.74pt solid #000000" fo:background-color="#000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124" style:family="table-cell" style:parent-style-name="Default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125" style:family="table-cell" style:parent-style-name="Default" style:data-style-name="N0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126" style:family="table-cell" style:parent-style-name="Default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127" style:family="table-cell" style:parent-style-name="Default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128" style:family="table-cell" style:parent-style-name="Default" style:data-style-name="N0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56" style:family="table-cell" style:parent-style-name="Default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E$2]=&quot;Black and White&quot;)" style:apply-style-name="ConditionalStyle_5f_207" style:base-cell-address="'Classifiche Gironi'.E1"/>
    </style:style>
    <style:style style:name="ce80" style:family="table-cell" style:parent-style-name="Default" style:data-style-name="N1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81" style:family="table-cell" style:parent-style-name="Default" style:data-style-name="N1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82" style:family="table-cell" style:parent-style-name="Default" style:data-style-name="N1">
      <style:table-cell-properties fo:border-bottom="0.74pt soli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83" style:family="table-cell" style:parent-style-name="Default" style:data-style-name="N125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84" style:family="table-cell" style:parent-style-name="Default" style:data-style-name="N125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85" style:family="table-cell" style:parent-style-name="Default" style:data-style-name="N125">
      <style:table-cell-properties fo:border-bottom="0.74pt soli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139" style:family="table-cell" style:parent-style-name="Default" style:data-style-name="N126">
      <style:table-cell-properties fo:border-bottom="0.74pt dotted #000000" fo:background-color="#fff2cc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 style:data-style-name="N126">
      <style:table-cell-properties fo:border-bottom="0.74pt dotted #000000" fo:background-color="#fff2cc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 style:data-style-name="N126">
      <style:table-cell-properties fo:border-bottom="0.74pt solid #000000" fo:background-color="#fff2cc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46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24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248" style:family="table-cell" style:parent-style-name="Default">
      <style:text-properties style:font-name="Liberation Sans" fo:font-size="10pt" style:font-size-asian="10pt" style:font-size-complex="10pt"/>
    </style:style>
    <style:style style:name="ce249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50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9" style:base-cell-address="'Calendario e Tabellone'.B3"/>
    </style:style>
    <style:style style:name="ce251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e Tabellone'.B4"/>
    </style:style>
    <style:style style:name="ce252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e Tabellone'.B5"/>
    </style:style>
    <style:style style:name="ce253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4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55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e Tabellone'.B4"/>
    </style:style>
    <style:style style:name="ce256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e Tabellone'.B5"/>
    </style:style>
    <style:style style:name="ce258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e Tabellone'.B4"/>
    </style:style>
    <style:style style:name="ce259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e Tabellone'.B5"/>
    </style:style>
    <style:style style:name="ce261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9" style:base-cell-address="'Calendario e Tabellone'.B3"/>
    </style:style>
    <style:style style:name="ce262" style:family="table-cell" style:parent-style-name="Default">
      <style:table-cell-properties fo:background-color="#fff2cc" style:cell-protect="none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2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382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e Tabellone'.B4"/>
    </style:style>
    <style:style style:name="ce38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74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85" style:family="table-cell" style:parent-style-name="Default">
      <style:table-cell-properties fo:border-bottom="none" fo:background-color="#ff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206" style:base-cell-address="'Calendario e Tabellone'.K3"/>
    </style:style>
    <style:style style:name="ce387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8" style:base-cell-address="'Calendario e Tabellone'.K4"/>
    </style:style>
    <style:style style:name="ce412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6" style:base-cell-address="'Calendario e Tabellone'.K5"/>
    </style:style>
    <style:style style:name="ce413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7" style:base-cell-address="'Calendario e Tabellone'.K6"/>
    </style:style>
    <style:style style:name="ce414" style:family="table-cell" style:parent-style-name="Default">
      <style:table-cell-properties fo:border-bottom="none" fo:background-color="#ff8c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208" style:base-cell-address="'Calendario e Tabellone'.K8"/>
    </style:style>
    <style:style style:name="ce415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1" style:base-cell-address="'Calendario e Tabellone'.K9"/>
    </style:style>
    <style:style style:name="ce416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9" style:base-cell-address="'Calendario e Tabellone'.K10"/>
    </style:style>
    <style:style style:name="ce417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0" style:base-cell-address="'Calendario e Tabellone'.K11"/>
    </style:style>
    <style:style style:name="ce422" style:family="table-cell" style:parent-style-name="Default">
      <style:table-cell-properties fo:border-bottom="none" fo:background-color="#ffff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208" style:base-cell-address="'Calendario e Tabellone'.K8"/>
    </style:style>
    <style:style style:name="ce425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4" style:base-cell-address="'Calendario e Tabellone'.K14"/>
    </style:style>
    <style:style style:name="ce429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2" style:base-cell-address="'Calendario e Tabellone'.K15"/>
    </style:style>
    <style:style style:name="ce430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3" style:base-cell-address="'Calendario e Tabellone'.K16"/>
    </style:style>
    <style:style style:name="ce431" style:family="table-cell" style:parent-style-name="Default">
      <style:table-cell-properties fo:border-bottom="none" fo:background-color="#008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208" style:base-cell-address="'Calendario e Tabellone'.K8"/>
    </style:style>
    <style:style style:name="ce432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7" style:base-cell-address="'Calendario e Tabellone'.K19"/>
    </style:style>
    <style:style style:name="ce433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5" style:base-cell-address="'Calendario e Tabellone'.K20"/>
    </style:style>
    <style:style style:name="ce434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6" style:base-cell-address="'Calendario e Tabellone'.K21"/>
    </style:style>
    <style:style style:name="ce436" style:family="table-cell" style:parent-style-name="Default">
      <style:table-cell-properties fo:border-bottom="none" fo:background-color="#0000ff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3" style:base-cell-address="'Calendario e Tabellone'.K23"/>
    </style:style>
    <style:style style:name="ce438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2" style:base-cell-address="'Calendario e Tabellone'.K24"/>
    </style:style>
    <style:style style:name="ce439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34" style:base-cell-address="'Calendario e Tabellone'.K25"/>
    </style:style>
    <style:style style:name="ce441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5" style:base-cell-address="'Calendario e Tabellone'.K26"/>
    </style:style>
    <style:style style:name="ce442" style:family="table-cell" style:parent-style-name="Default">
      <style:table-cell-properties fo:border-bottom="none" fo:background-color="#4b0082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5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80" style:base-cell-address="'Calendario e Tabellone'.K29"/>
    </style:style>
    <style:style style:name="ce446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9" style:base-cell-address="'Calendario e Tabellone'.K30"/>
    </style:style>
    <style:style style:name="ce449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8" style:base-cell-address="'Calendario e Tabellone'.K31"/>
    </style:style>
    <style:style style:name="ce450" style:family="table-cell" style:parent-style-name="Default">
      <style:table-cell-properties fo:border-bottom="none" fo:background-color="#ee82ee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1" style:base-cell-address="'Calendario e Tabellone'.K33"/>
    </style:style>
    <style:style style:name="ce451" style:family="table-cell" style:parent-style-name="Default">
      <style:table-cell-properties fo:border-bottom="none" fo:background-color="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2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4" style:base-cell-address="'Calendario e Tabellone'.K41"/>
    </style:style>
    <style:style style:name="ce453" style:family="table-cell" style:parent-style-name="Default">
      <style:table-cell-properties fo:border-bottom="1.76pt solid #000000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" style:base-cell-address="'Calendario e Tabellone'.K42"/>
    </style:style>
    <style:style style:name="ce45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6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58" style:family="table-cell" style:parent-style-name="Default">
      <style:table-cell-properties fo:border-bottom="none" fo:background-color="#ff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206" style:base-cell-address="'Calendario e Tabellone'.K3"/>
    </style:style>
    <style:style style:name="ce460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5" style:base-cell-address="'Calendario e Tabellone'.L4"/>
    </style:style>
    <style:style style:name="ce461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27" style:base-cell-address="'Calendario e Tabellone'.L5"/>
    </style:style>
    <style:style style:name="ce462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8" style:base-cell-address="'Calendario e Tabellone'.L6"/>
    </style:style>
    <style:style style:name="ce463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9" style:base-cell-address="'Calendario e Tabellone'.L7"/>
    </style:style>
    <style:style style:name="ce464" style:family="table-cell" style:parent-style-name="Default">
      <style:table-cell-properties fo:background-color="#ff8c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208" style:base-cell-address="'Calendario e Tabellone'.K8"/>
    </style:style>
    <style:style style:name="ce465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4" style:base-cell-address="'Calendario e Tabellone'.L9"/>
    </style:style>
    <style:style style:name="ce466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6" style:base-cell-address="'Calendario e Tabellone'.L10"/>
    </style:style>
    <style:style style:name="ce467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7" style:base-cell-address="'Calendario e Tabellone'.L11"/>
    </style:style>
    <style:style style:name="ce468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8" style:base-cell-address="'Calendario e Tabellone'.L12"/>
    </style:style>
    <style:style style:name="ce469" style:family="table-cell" style:parent-style-name="Default">
      <style:table-cell-properties fo:background-color="#ffff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208" style:base-cell-address="'Calendario e Tabellone'.K8"/>
    </style:style>
    <style:style style:name="ce470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3" style:base-cell-address="'Calendario e Tabellone'.L14"/>
    </style:style>
    <style:style style:name="ce471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5" style:base-cell-address="'Calendario e Tabellone'.L15"/>
    </style:style>
    <style:style style:name="ce472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6" style:base-cell-address="'Calendario e Tabellone'.L16"/>
    </style:style>
    <style:style style:name="ce474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7" style:base-cell-address="'Calendario e Tabellone'.L17"/>
    </style:style>
    <style:style style:name="ce475" style:family="table-cell" style:parent-style-name="Default">
      <style:table-cell-properties fo:background-color="#0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208" style:base-cell-address="'Calendario e Tabellone'.K8"/>
    </style:style>
    <style:style style:name="ce476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2" style:base-cell-address="'Calendario e Tabellone'.L19"/>
    </style:style>
    <style:style style:name="ce477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4" style:base-cell-address="'Calendario e Tabellone'.L20"/>
    </style:style>
    <style:style style:name="ce478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5" style:base-cell-address="'Calendario e Tabellone'.L21"/>
    </style:style>
    <style:style style:name="ce486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6" style:base-cell-address="'Calendario e Tabellone'.L22"/>
    </style:style>
    <style:style style:name="ce487" style:family="table-cell" style:parent-style-name="Default">
      <style:table-cell-properties fo:background-color="#0000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8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2" style:base-cell-address="'Calendario e Tabellone'.K24"/>
    </style:style>
    <style:style style:name="ce489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5" style:base-cell-address="'Calendario e Tabellone'.L25"/>
    </style:style>
    <style:style style:name="ce493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4" style:base-cell-address="'Calendario e Tabellone'.L26"/>
    </style:style>
    <style:style style:name="ce494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5" style:base-cell-address="'Calendario e Tabellone'.L27"/>
    </style:style>
    <style:style style:name="ce495" style:family="table-cell" style:parent-style-name="Default">
      <style:table-cell-properties fo:background-color="#4b008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6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83" style:base-cell-address="'Calendario e Tabellone'.L29"/>
    </style:style>
    <style:style style:name="ce499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4" style:base-cell-address="'Calendario e Tabellone'.L30"/>
    </style:style>
    <style:style style:name="ce500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1" style:base-cell-address="'Calendario e Tabellone'.L31"/>
    </style:style>
    <style:style style:name="ce501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2" style:base-cell-address="'Calendario e Tabellone'.L32"/>
    </style:style>
    <style:style style:name="ce502" style:family="table-cell" style:parent-style-name="Default" style:data-style-name="N1">
      <style:table-cell-properties fo:background-color="#ee82ee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0" style:base-cell-address="'Calendario e Tabellone'.L33"/>
    </style:style>
    <style:style style:name="ce503" style:family="table-cell" style:parent-style-name="Default">
      <style:table-cell-properties fo:background-color="#000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4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" style:base-cell-address="'Calendario e Tabellone'.L41"/>
    </style:style>
    <style:style style:name="ce505" style:family="table-cell" style:parent-style-name="Default">
      <style:table-cell-properties fo:border-bottom="1.7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" style:base-cell-address="'Calendario e Tabellone'.L42"/>
    </style:style>
    <style:style style:name="ce506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0" style:base-cell-address="'Calendario e Tabellone'.M5"/>
    </style:style>
    <style:style style:name="ce507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4" style:base-cell-address="'Calendario e Tabellone'.M6"/>
    </style:style>
    <style:style style:name="ce508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3" style:base-cell-address="'Calendario e Tabellone'.M7"/>
    </style:style>
    <style:style style:name="ce509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9" style:base-cell-address="'Calendario e Tabellone'.M10"/>
    </style:style>
    <style:style style:name="ce510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3" style:base-cell-address="'Calendario e Tabellone'.M11"/>
    </style:style>
    <style:style style:name="ce511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2" style:base-cell-address="'Calendario e Tabellone'.M12"/>
    </style:style>
    <style:style style:name="ce512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8" style:base-cell-address="'Calendario e Tabellone'.M15"/>
    </style:style>
    <style:style style:name="ce513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2" style:base-cell-address="'Calendario e Tabellone'.M16"/>
    </style:style>
    <style:style style:name="ce514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1" style:base-cell-address="'Calendario e Tabellone'.M17"/>
    </style:style>
    <style:style style:name="ce515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7" style:base-cell-address="'Calendario e Tabellone'.M20"/>
    </style:style>
    <style:style style:name="ce516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1" style:base-cell-address="'Calendario e Tabellone'.M21"/>
    </style:style>
    <style:style style:name="ce517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0" style:base-cell-address="'Calendario e Tabellone'.M22"/>
    </style:style>
    <style:style style:name="ce518" style:family="table-cell" style:parent-style-name="Default">
      <style:table-cell-properties fo:background-color="#0000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3" style:base-cell-address="'Calendario e Tabellone'.K23"/>
    </style:style>
    <style:style style:name="ce519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29" style:base-cell-address="'Calendario e Tabellone'.M25"/>
    </style:style>
    <style:style style:name="ce520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3" style:base-cell-address="'Calendario e Tabellone'.M26"/>
    </style:style>
    <style:style style:name="ce521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2" style:base-cell-address="'Calendario e Tabellone'.M27"/>
    </style:style>
    <style:style style:name="ce522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'Calendario e Tabellone'.M31"/>
    </style:style>
    <style:style style:name="ce523" style:family="table-cell" style:parent-style-name="Default" style:data-style-name="N1">
      <style:table-cell-properties fo:background-color="#ee82ee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89" style:base-cell-address="'Calendario e Tabellone'.M33"/>
    </style:style>
    <style:style style:name="ce524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" style:base-cell-address="'Calendario e Tabellone'.M41"/>
    </style:style>
    <style:style style:name="ce525" style:family="table-cell" style:parent-style-name="Default">
      <style:table-cell-properties fo:border-bottom="1.7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" style:base-cell-address="'Calendario e Tabellone'.M42"/>
    </style:style>
    <style:style style:name="ce526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7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2" style:base-cell-address="'Calendario e Tabellone'.N6"/>
    </style:style>
    <style:style style:name="ce529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1" style:base-cell-address="'Calendario e Tabellone'.N11"/>
    </style:style>
    <style:style style:name="ce530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0" style:base-cell-address="'Calendario e Tabellone'.N16"/>
    </style:style>
    <style:style style:name="ce531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9" style:base-cell-address="'Calendario e Tabellone'.N21"/>
    </style:style>
    <style:style style:name="ce532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1" style:base-cell-address="'Calendario e Tabellone'.N26"/>
    </style:style>
    <style:style style:name="ce533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'Calendario e Tabellone'.O6"/>
    </style:style>
    <style:style style:name="ce534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'Calendario e Tabellone'.O11"/>
    </style:style>
    <style:style style:name="ce535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'Calendario e Tabellone'.O16"/>
    </style:style>
    <style:style style:name="ce536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'Calendario e Tabellone'.O21"/>
    </style:style>
    <style:style style:name="ce537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'Calendario e Tabellone'.O26"/>
    </style:style>
    <style:style style:name="ce538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5" style:base-cell-address="'Calendario e Tabellone'.L4"/>
    </style:style>
    <style:style style:name="ce539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0" style:base-cell-address="'Calendario e Tabellone'.M5"/>
    </style:style>
    <style:style style:name="ce540" style:family="table-cell" style:parent-style-name="Default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'Calendario e Tabellone'.O6"/>
    </style:style>
    <style:style style:name="ce541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4" style:base-cell-address="'Calendario e Tabellone'.L9"/>
    </style:style>
    <style:style style:name="ce542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9" style:base-cell-address="'Calendario e Tabellone'.M10"/>
    </style:style>
    <style:style style:name="ce543" style:family="table-cell" style:parent-style-name="Default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'Calendario e Tabellone'.O11"/>
    </style:style>
    <style:style style:name="ce544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3" style:base-cell-address="'Calendario e Tabellone'.L14"/>
    </style:style>
    <style:style style:name="ce545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8" style:base-cell-address="'Calendario e Tabellone'.M15"/>
    </style:style>
    <style:style style:name="ce546" style:family="table-cell" style:parent-style-name="Default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'Calendario e Tabellone'.O16"/>
    </style:style>
    <style:style style:name="ce547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2" style:base-cell-address="'Calendario e Tabellone'.L19"/>
    </style:style>
    <style:style style:name="ce548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7" style:base-cell-address="'Calendario e Tabellone'.M20"/>
    </style:style>
    <style:style style:name="ce549" style:family="table-cell" style:parent-style-name="Default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'Calendario e Tabellone'.O21"/>
    </style:style>
    <style:style style:name="ce550" style:family="table-cell" style:parent-style-name="Default">
      <style:table-cell-properties fo:border-bottom="none" fo:background-color="#0000ff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3" style:base-cell-address="'Calendario e Tabellone'.K23"/>
    </style:style>
    <style:style style:name="ce551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2" style:base-cell-address="'Calendario e Tabellone'.K24"/>
    </style:style>
    <style:style style:name="ce552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29" style:base-cell-address="'Calendario e Tabellone'.M25"/>
    </style:style>
    <style:style style:name="ce553" style:family="table-cell" style:parent-style-name="Default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'Calendario e Tabellone'.O26"/>
    </style:style>
    <style:style style:name="ce554" style:family="table-cell" style:parent-style-name="Default">
      <style:table-cell-properties fo:border-bottom="none" fo:background-color="#4b0082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5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83" style:base-cell-address="'Calendario e Tabellone'.L29"/>
    </style:style>
    <style:style style:name="ce556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4" style:base-cell-address="'Calendario e Tabellone'.L30"/>
    </style:style>
    <style:style style:name="ce557" style:family="table-cell" style:parent-style-name="Default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'Calendario e Tabellone'.M31"/>
    </style:style>
    <style:style style:name="ce558" style:family="table-cell" style:parent-style-name="Default">
      <style:table-cell-properties fo:border-bottom="none" fo:background-color="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9" style:family="table-cell" style:parent-style-name="Default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" style:base-cell-address="'Calendario e Tabellone'.M41"/>
    </style:style>
    <style:style style:name="ce560" style:family="table-cell" style:parent-style-name="Default" style:data-style-name="N125">
      <style:table-cell-properties fo:border-bottom="1.7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" style:base-cell-address="'Calendario e Tabellone'.M42"/>
    </style:style>
    <style:style style:name="ce561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0.74pt solid #5b9bd5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3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0.74pt solid #5b9bd5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4" style:family="table-cell" style:parent-style-name="Default" style:data-style-name="N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5" style:family="table-cell" style:parent-style-name="Default" style:data-style-name="N10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ffff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order-bottom="0.74pt solid #3366ff" fo:background-color="#ffff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8" style:family="table-cell" style:parent-style-name="Default" style:data-style-name="N10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9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0" style:family="table-cell" style:parent-style-name="Default">
      <style:table-cell-properties style:cell-protect="protected formula-hidden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1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2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3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200" style:base-cell-address="'Calendario e Tabellone'.V6"/>
    </style:style>
    <style:style style:name="ce574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9" style:base-cell-address="'Calendario e Tabellone'.V7"/>
    </style:style>
    <style:style style:name="ce575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V10]=#REF!;1;0))" style:apply-style-name="ConditionalStyle_5f_213" style:base-cell-address="'Calendario e Tabellone'.V10"/>
      <style:map style:condition="is-true-formula(IF([.$AV11]=#REF!;1;0))" style:apply-style-name="ConditionalStyle_5f_212" style:base-cell-address="'Calendario e Tabellone'.V10"/>
    </style:style>
    <style:style style:name="ce576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V11]=#REF!;1;0))" style:apply-style-name="ConditionalStyle_5f_219" style:base-cell-address="'Calendario e Tabellone'.V11"/>
      <style:map style:condition="is-true-formula(IF([.$AV10]=#REF!;1;0))" style:apply-style-name="ConditionalStyle_5f_218" style:base-cell-address="'Calendario e Tabellone'.V11"/>
    </style:style>
    <style:style style:name="ce577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V15]=#REF!;1;0))" style:apply-style-name="ConditionalStyle_5f_211" style:base-cell-address="'Calendario e Tabellone'.V15"/>
      <style:map style:condition="is-true-formula(IF([.$AV14]=#REF!;1;0))" style:apply-style-name="ConditionalStyle_5f_210" style:base-cell-address="'Calendario e Tabellone'.V15"/>
    </style:style>
    <style:style style:name="ce578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V19]=#REF!;1;0))" style:apply-style-name="ConditionalStyle_5f_198" style:base-cell-address="'Calendario e Tabellone'.V19"/>
      <style:map style:condition="is-true-formula(IF([.$AV18]=#REF!;1;0))" style:apply-style-name="ConditionalStyle_5f_197" style:base-cell-address="'Calendario e Tabellone'.V19"/>
    </style:style>
    <style:style style:name="ce579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V23]=#REF!;1;0))" style:apply-style-name="ConditionalStyle_5f_215" style:base-cell-address="'Calendario e Tabellone'.V23"/>
      <style:map style:condition="is-true-formula(IF([.$AV22]=#REF!;1;0))" style:apply-style-name="ConditionalStyle_5f_214" style:base-cell-address="'Calendario e Tabellone'.V23"/>
    </style:style>
    <style:style style:name="ce580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V10]=#REF!;1;0))" style:apply-style-name="ConditionalStyle_5f_213" style:base-cell-address="'Calendario e Tabellone'.V10"/>
      <style:map style:condition="is-true-formula(IF([.$AV11]=#REF!;1;0))" style:apply-style-name="ConditionalStyle_5f_212" style:base-cell-address="'Calendario e Tabellone'.V10"/>
    </style:style>
    <style:style style:name="ce581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V10]=#REF!;1;0))" style:apply-style-name="ConditionalStyle_5f_213" style:base-cell-address="'Calendario e Tabellone'.V10"/>
      <style:map style:condition="is-true-formula(IF([.$AV11]=#REF!;1;0))" style:apply-style-name="ConditionalStyle_5f_212" style:base-cell-address="'Calendario e Tabellone'.V10"/>
    </style:style>
    <style:style style:name="ce582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V31]=#REF!;1;0))" style:apply-style-name="ConditionalStyle_5f_217" style:base-cell-address="'Calendario e Tabellone'.V31"/>
      <style:map style:condition="is-true-formula(IF([.$AV30]=#REF!;1;0))" style:apply-style-name="ConditionalStyle_5f_216" style:base-cell-address="'Calendario e Tabellone'.V31"/>
    </style:style>
    <style:style style:name="ce583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V34]=#REF!;1;0))" style:apply-style-name="ConditionalStyle_5f_196" style:base-cell-address="'Calendario e Tabellone'.V34"/>
      <style:map style:condition="is-true-formula(IF([.$AV35]=#REF!;1;0))" style:apply-style-name="ConditionalStyle_5f_195" style:base-cell-address="'Calendario e Tabellone'.V34"/>
    </style:style>
    <style:style style:name="ce584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V35]=#REF!;1;0))" style:apply-style-name="ConditionalStyle_5f_194" style:base-cell-address="'Calendario e Tabellone'.V35"/>
      <style:map style:condition="is-true-formula(IF([.$AV34]=#REF!;1;0))" style:apply-style-name="ConditionalStyle_5f_193" style:base-cell-address="'Calendario e Tabellone'.V35"/>
    </style:style>
    <style:style style:name="ce585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6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87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8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9" style:family="table-cell" style:parent-style-name="Default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0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202" style:base-cell-address="'Calendario e Tabellone'.W6"/>
    </style:style>
    <style:style style:name="ce591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'Calendario e Tabellone'.W7"/>
    </style:style>
    <style:style style:name="ce59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4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6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7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8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9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0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01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2" style:family="table-cell" style:parent-style-name="Default">
      <style:table-cell-properties fo:background-color="#ffe6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3" style:family="table-cell" style:parent-style-name="Default">
      <style:table-cell-properties fo:border-bottom="0.74pt solid #3366ff" fo:background-color="#ffe6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4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14" style:base-cell-address="'Calendario e Tabellone'.AA8"/>
    </style:style>
    <style:style style:name="ce605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13" style:base-cell-address="'Calendario e Tabellone'.AA9"/>
    </style:style>
    <style:style style:name="ce606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11" style:base-cell-address="'Calendario e Tabellone'.AA17"/>
    </style:style>
    <style:style style:name="ce607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9" style:base-cell-address="'Calendario e Tabellone'.AA25"/>
    </style:style>
    <style:style style:name="ce608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7" style:base-cell-address="'Calendario e Tabellone'.AA33"/>
    </style:style>
    <style:style style:name="ce609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8" style:base-cell-address="'Calendario e Tabellone'.AB8"/>
    </style:style>
    <style:style style:name="ce610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7" style:base-cell-address="'Calendario e Tabellone'.AB9"/>
    </style:style>
    <style:style style:name="ce611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6" style:base-cell-address="'Calendario e Tabellone'.AB16"/>
    </style:style>
    <style:style style:name="ce612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5" style:base-cell-address="'Calendario e Tabellone'.AB17"/>
    </style:style>
    <style:style style:name="ce613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4" style:base-cell-address="'Calendario e Tabellone'.AB24"/>
    </style:style>
    <style:style style:name="ce614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3" style:base-cell-address="'Calendario e Tabellone'.AB25"/>
    </style:style>
    <style:style style:name="ce615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2" style:base-cell-address="'Calendario e Tabellone'.AB32"/>
    </style:style>
    <style:style style:name="ce616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1" style:base-cell-address="'Calendario e Tabellone'.AB33"/>
    </style:style>
    <style:style style:name="ce617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8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9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20" style:family="table-cell" style:parent-style-name="Default">
      <style:table-cell-properties fo:background-color="#deebf7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1" style:family="table-cell" style:parent-style-name="Default">
      <style:table-cell-properties fo:border-bottom="0.74pt solid #3366ff" fo:background-color="#deebf7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2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5" style:base-cell-address="'Calendario e Tabellone'.AF13"/>
    </style:style>
    <style:style style:name="ce625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3" style:base-cell-address="'Calendario e Tabellone'.AF29"/>
    </style:style>
    <style:style style:name="ce633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0" style:base-cell-address="'Calendario e Tabellone'.AG12"/>
    </style:style>
    <style:style style:name="ce636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19" style:base-cell-address="'Calendario e Tabellone'.AG13"/>
    </style:style>
    <style:style style:name="ce637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18" style:base-cell-address="'Calendario e Tabellone'.AG28"/>
    </style:style>
    <style:style style:name="ce648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17" style:base-cell-address="'Calendario e Tabellone'.AG29"/>
    </style:style>
    <style:style style:name="ce65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4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7" style:family="table-cell" style:parent-style-name="Default">
      <style:table-cell-properties fo:background-color="#fbe5d6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8" style:family="table-cell" style:parent-style-name="Default">
      <style:table-cell-properties fo:border-bottom="0.74pt solid #3366ff" fo:background-color="#fbe5d6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9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1" style:base-cell-address="'Calendario e Tabellone'.AK20"/>
    </style:style>
    <style:style style:name="ce670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16" style:base-cell-address="'Calendario e Tabellone'.AL19"/>
    </style:style>
    <style:style style:name="ce671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15" style:base-cell-address="'Calendario e Tabellone'.AL20"/>
    </style:style>
    <style:style style:name="ce672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#REF!;1;IF(#REF!=#REF!;1;0)))" style:apply-style-name="ConditionalStyle_5f_228" style:base-cell-address="'Calendario e Tabellone'.AM25"/>
    </style:style>
    <style:style style:name="ce673" style:family="table-cell" style:parent-style-name="Default">
      <style:table-cell-properties fo:background-color="#ffff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4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5" style:family="table-cell" style:parent-style-name="Default">
      <style:table-cell-properties fo:background-color="#ff0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8" style:family="table-cell" style:parent-style-name="Default">
      <style:table-cell-properties fo:background-color="#0000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7" style:family="table-cell" style:parent-style-name="Default">
      <style:table-cell-properties fo:background-color="#8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1" style:base-cell-address="'Calendario e Tabellone'.CW18"/>
    </style:style>
    <style:style style:name="ce688" style:family="table-cell" style:parent-style-name="Default">
      <style:table-cell-properties fo:background-color="#99336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0" style:base-cell-address="'Calendario e Tabellone'.CW23"/>
    </style:style>
    <style:style style:name="ce697" style:family="table-cell" style:parent-style-name="Default">
      <style:table-cell-properties fo:background-color="#ff66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9" style:family="table-cell" style:parent-style-name="Default">
      <style:table-cell-properties fo:background-color="#00336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0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#REF!;1;IF(#REF!=#REF!;1;0)))" style:apply-style-name="ConditionalStyle_5f_222" style:base-cell-address="'Calendario e Tabellone'.CW40"/>
    </style:style>
    <style:style style:name="ce702" style:family="table-cell" style:parent-style-name="Default">
      <style:table-cell-properties fo:background-color="#8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3" style:family="table-cell" style:parent-style-name="Default">
      <style:table-cell-properties fo:background-color="#99336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4" style:family="table-cell" style:parent-style-name="Default" style:data-style-name="N1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5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#REF!;1;IF(#REF!=#REF!;1;0)))" style:apply-style-name="ConditionalStyle_5f_222" style:base-cell-address="'Calendario e Tabellone'.CW40"/>
    </style:style>
    <style:style style:name="ce706" style:family="table-cell" style:parent-style-name="Default">
      <style:table-cell-properties fo:background-color="#d9d9d9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_INSERIMENT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9"/>
        <table:table-column table:style-name="co10" table:default-cell-style-name="Default"/>
        <table:table-row table:style-name="ro1">
          <table:table-cell table:style-name="INTESTAZIONE" office:value-type="string" calcext:value-type="string" table:number-columns-spanned="2" table:number-rows-spanned="1">
            <text:p>DATI_TORNEO</text:p>
          </table:table-cell>
          <table:covered-table-cell/>
          <table:table-cell/>
          <table:table-cell table:style-name="INTESTAZIONE" office:value-type="string" calcext:value-type="string" table:number-columns-spanned="6" table:number-rows-spanned="1">
            <text:p>SQUADRE</text:p>
          </table:table-cell>
          <table:covered-table-cell table:number-columns-repeated="5"/>
          <table:table-cell/>
          <table:table-cell table:style-name="INTESTAZIONE" office:value-type="string" calcext:value-type="string" table:number-columns-spanned="2" table:number-rows-spanned="1">
            <text:p>CAMPI</text:p>
          </table:table-cell>
          <table:covered-table-cell/>
          <table:table-cell/>
          <table:table-cell table:style-name="INTESTAZIONE" office:value-type="string" calcext:value-type="string" table:number-columns-spanned="11" table:number-rows-spanned="1">
            <text:p>DATE_E_RISULTATI_GIRONI</text:p>
          </table:table-cell>
          <table:covered-table-cell table:number-columns-repeated="8"/>
          <table:covered-table-cell table:style-name="Default"/>
          <table:covered-table-cell/>
        </table:table-row>
        <table:table-row table:style-name="ro2">
          <table:table-cell table:style-name="ce8" office:value-type="string" calcext:value-type="string">
            <text:p>ID</text:p>
          </table:table-cell>
          <table:table-cell table:style-name="ce12" office:value-type="string" calcext:value-type="string">
            <text:p>Valore</text:p>
          </table:table-cell>
          <table:table-cell/>
          <table:table-cell table:style-name="ce8" office:value-type="string" calcext:value-type="string">
            <text:p>ID</text:p>
          </table:table-cell>
          <table:table-cell table:style-name="ce63" office:value-type="string" calcext:value-type="string">
            <text:p>Codice</text:p>
          </table:table-cell>
          <table:table-cell table:style-name="ce21" office:value-type="string" calcext:value-type="string">
            <text:p>Nome</text:p>
          </table:table-cell>
          <table:table-cell table:style-name="ce21" office:value-type="string" calcext:value-type="string">
            <text:p>Nome Completo</text:p>
          </table:table-cell>
          <table:table-cell table:style-name="ce101" office:value-type="string" calcext:value-type="string">
            <text:p>Girone</text:p>
          </table:table-cell>
          <table:table-cell table:style-name="ce33" office:value-type="string" calcext:value-type="string">
            <text:p>ID Nel Girone</text:p>
          </table:table-cell>
          <table:table-cell/>
          <table:table-cell table:style-name="ce8" office:value-type="string" calcext:value-type="string">
            <text:p>ID</text:p>
          </table:table-cell>
          <table:table-cell table:style-name="ce12" office:value-type="string" calcext:value-type="string">
            <text:p>Nome</text:p>
          </table:table-cell>
          <table:table-cell/>
          <table:table-cell table:style-name="ce8" office:value-type="string" calcext:value-type="string">
            <text:p>N.</text:p>
            <text:p>Gara</text:p>
          </table:table-cell>
          <table:table-cell table:style-name="ce101" office:value-type="string" calcext:value-type="string">
            <text:p>Girone</text:p>
            <text:p>/</text:p>
            <text:p>Fase</text:p>
          </table:table-cell>
          <table:table-cell table:style-name="ce101" office:value-type="string" calcext:value-type="string">
            <text:p>Girone</text:p>
          </table:table-cell>
          <table:table-cell table:style-name="ce101" office:value-type="string" calcext:value-type="string">
            <text:p>Squadra</text:p>
            <text:p/>
            <text:p>A</text:p>
          </table:table-cell>
          <table:table-cell table:style-name="ce101" office:value-type="string" calcext:value-type="string">
            <text:p>Squadra</text:p>
            <text:p/>
            <text:p>B</text:p>
          </table:table-cell>
          <table:table-cell table:style-name="ce155" office:value-type="string" calcext:value-type="string">
            <text:p>Risultato</text:p>
            <text:p>Squadra</text:p>
            <text:p>A</text:p>
          </table:table-cell>
          <table:table-cell table:style-name="ce155" office:value-type="string" calcext:value-type="string">
            <text:p>Risultato</text:p>
            <text:p>Squadra</text:p>
            <text:p>B</text:p>
          </table:table-cell>
          <table:table-cell table:style-name="ce119" office:value-type="string" calcext:value-type="string">
            <text:p>Data</text:p>
          </table:table-cell>
          <table:table-cell table:style-name="ce119" office:value-type="string" calcext:value-type="string">
            <text:p>Ora</text:p>
          </table:table-cell>
          <table:table-cell table:style-name="ce101" office:value-type="string" calcext:value-type="string">
            <text:p>ID</text:p>
            <text:p>Campo</text:p>
          </table:table-cell>
          <table:table-cell table:style-name="ce12" office:value-type="string" calcext:value-type="string">
            <text:p>Nome Campo</text:p>
          </table:table-cell>
        </table:table-row>
        <table:table-row table:style-name="ro1">
          <table:table-cell table:style-name="ce10" office:value-type="string" calcext:value-type="string">
            <text:p>NOME_TORNEO</text:p>
          </table:table-cell>
          <table:table-cell table:style-name="ce13" office:value-type="string" calcext:value-type="string">
            <text:p>Torneo dell’Estate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64" table:formula="of:=[.H3]&amp;[.I3]" office:value-type="string" office:string-value="A1" calcext:value-type="string">
            <text:p>A1</text:p>
          </table:table-cell>
          <table:table-cell table:style-name="ce22" office:value-type="string" calcext:value-type="string">
            <text:p>Leoni</text:p>
          </table:table-cell>
          <table:table-cell table:style-name="ce26" table:formula="of:=[.F3]&amp;&quot; (&quot;&amp;[.D3]&amp;&quot;)&quot;" office:value-type="string" office:string-value="Leoni (1)" calcext:value-type="string">
            <text:p>Leoni (1)</text:p>
          </table:table-cell>
          <table:table-cell table:style-name="ce30" office:value-type="string" calcext:value-type="string">
            <text:p>A</text:p>
          </table:table-cell>
          <table:table-cell table:style-name="ce34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Cristo Re 1</text:p>
          </table:table-cell>
          <table:table-cell/>
          <table:table-cell table:style-name="ce112" office:value-type="float" office:value="1" calcext:value-type="float">
            <text:p>1</text:p>
          </table:table-cell>
          <table:table-cell table:style-name="ce114" table:formula="of:=VLOOKUP([.N3];B_PARTITE_GIRONI;2;0)" office:value-type="string" office:string-value="Girone" calcext:value-type="string">
            <text:p>Girone</text:p>
          </table:table-cell>
          <table:table-cell table:style-name="ce114" table:formula="of:=VLOOKUP([.N3];B_PARTITE_GIRONI;3;0)" office:value-type="string" office:string-value="A" calcext:value-type="string">
            <text:p>A</text:p>
          </table:table-cell>
          <table:table-cell table:style-name="ce92" table:formula="of:=VLOOKUP([.N3];B_PARTITE_GIRONI;6;0)" office:value-type="string" office:string-value="Leoni (1)" calcext:value-type="string">
            <text:p>Leoni (1)</text:p>
          </table:table-cell>
          <table:table-cell table:style-name="ce99" table:formula="of:=VLOOKUP([.N3];B_PARTITE_GIRONI;7;0)" office:value-type="string" office:string-value="Pantere (2)" calcext:value-type="string">
            <text:p>Pantere (2)</text:p>
          </table:table-cell>
          <table:table-cell table:style-name="ce156" office:value-type="float" office:value="72" calcext:value-type="float">
            <text:p>72</text:p>
          </table:table-cell>
          <table:table-cell table:style-name="ce156" office:value-type="float" office:value="49" calcext:value-type="float">
            <text:p>49</text:p>
          </table:table-cell>
          <table:table-cell table:style-name="ce120" office:value-type="date" office:date-value="2021-06-07" calcext:value-type="date">
            <text:p>lun 07/06/2021</text:p>
          </table:table-cell>
          <table:table-cell table:style-name="ce129" office:value-type="time" office:time-value="PT16H00M00S" calcext:value-type="time">
            <text:p>16:00</text:p>
          </table:table-cell>
          <table:table-cell table:style-name="ce116" office:value-type="float" office:value="1" calcext:value-type="float">
            <text:p>1</text:p>
          </table:table-cell>
          <table:table-cell table:style-name="ce133" table:formula="of:=VLOOKUP([.W3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11" office:value-type="string" calcext:value-type="string">
            <text:p>STAGIONE</text:p>
          </table:table-cell>
          <table:table-cell table:style-name="ce14" office:value-type="float" office:value="2021" calcext:value-type="float">
            <text:p>2021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64" table:formula="of:=[.H4]&amp;[.I4]" office:value-type="string" office:string-value="A2" calcext:value-type="string">
            <text:p>A2</text:p>
          </table:table-cell>
          <table:table-cell table:style-name="ce23" office:value-type="string" calcext:value-type="string">
            <text:p>Pantere</text:p>
          </table:table-cell>
          <table:table-cell table:style-name="ce27" table:formula="of:=[.F4]&amp;&quot; (&quot;&amp;[.D4]&amp;&quot;)&quot;" office:value-type="string" office:string-value="Pantere (2)" calcext:value-type="string">
            <text:p>Pantere (2)</text:p>
          </table:table-cell>
          <table:table-cell table:style-name="ce31" office:value-type="string" calcext:value-type="string">
            <text:p>A</text:p>
          </table:table-cell>
          <table:table-cell table:style-name="ce35" office:value-type="float" office:value="2" calcext:value-type="float">
            <text:p>2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38" office:value-type="string" calcext:value-type="string">
            <text:p>Cristo Re 2</text:p>
          </table:table-cell>
          <table:table-cell/>
          <table:table-cell table:style-name="ce113" office:value-type="float" office:value="2" calcext:value-type="float">
            <text:p>2</text:p>
          </table:table-cell>
          <table:table-cell table:style-name="ce31" table:formula="of:=VLOOKUP([.N4];B_PARTITE_GIRONI;2;0)" office:value-type="string" office:string-value="Girone" calcext:value-type="string">
            <text:p>Girone</text:p>
          </table:table-cell>
          <table:table-cell table:style-name="ce114" table:formula="of:=VLOOKUP([.N4];B_PARTITE_GIRONI;3;0)" office:value-type="string" office:string-value="B" calcext:value-type="string">
            <text:p>B</text:p>
          </table:table-cell>
          <table:table-cell table:style-name="ce93" table:formula="of:=VLOOKUP([.N4];B_PARTITE_GIRONI;6;0)" office:value-type="string" office:string-value="Giaguari (5)" calcext:value-type="string">
            <text:p>Giaguari (5)</text:p>
          </table:table-cell>
          <table:table-cell table:style-name="ce93" table:formula="of:=VLOOKUP([.N4];B_PARTITE_GIRONI;7;0)" office:value-type="string" office:string-value="Puma (6)" calcext:value-type="string">
            <text:p>Puma (6)</text:p>
          </table:table-cell>
          <table:table-cell table:style-name="ce157" office:value-type="float" office:value="51" calcext:value-type="float">
            <text:p>51</text:p>
          </table:table-cell>
          <table:table-cell table:style-name="ce157" office:value-type="float" office:value="67" calcext:value-type="float">
            <text:p>67</text:p>
          </table:table-cell>
          <table:table-cell table:style-name="ce121" office:value-type="date" office:date-value="2021-06-07" calcext:value-type="date">
            <text:p>lun 07/06/2021</text:p>
          </table:table-cell>
          <table:table-cell table:style-name="ce130" office:value-type="time" office:time-value="PT16H00M00S" calcext:value-type="time">
            <text:p>16:0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W4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7" office:value-type="float" office:value="3" calcext:value-type="float">
            <text:p>3</text:p>
          </table:table-cell>
          <table:table-cell table:style-name="ce64" table:formula="of:=[.H5]&amp;[.I5]" office:value-type="string" office:string-value="A3" calcext:value-type="string">
            <text:p>A3</text:p>
          </table:table-cell>
          <table:table-cell table:style-name="ce23" office:value-type="string" calcext:value-type="string">
            <text:p>Tigri</text:p>
          </table:table-cell>
          <table:table-cell table:style-name="ce27" table:formula="of:=[.F5]&amp;&quot; (&quot;&amp;[.D5]&amp;&quot;)&quot;" office:value-type="string" office:string-value="Tigri (3)" calcext:value-type="string">
            <text:p>Tigri (3)</text:p>
          </table:table-cell>
          <table:table-cell table:style-name="ce31" office:value-type="string" calcext:value-type="string">
            <text:p>A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38" office:value-type="string" calcext:value-type="string">
            <text:p>Basket Giovane</text:p>
          </table:table-cell>
          <table:table-cell/>
          <table:table-cell table:style-name="ce113" office:value-type="float" office:value="3" calcext:value-type="float">
            <text:p>3</text:p>
          </table:table-cell>
          <table:table-cell table:style-name="ce31" table:formula="of:=VLOOKUP([.N5];B_PARTITE_GIRONI;2;0)" office:value-type="string" office:string-value="Girone" calcext:value-type="string">
            <text:p>Girone</text:p>
          </table:table-cell>
          <table:table-cell table:style-name="ce114" table:formula="of:=VLOOKUP([.N5];B_PARTITE_GIRONI;3;0)" office:value-type="string" office:string-value="C" calcext:value-type="string">
            <text:p>C</text:p>
          </table:table-cell>
          <table:table-cell table:style-name="ce93" table:formula="of:=VLOOKUP([.N5];B_PARTITE_GIRONI;6;0)" office:value-type="string" office:string-value="Elefanti (9)" calcext:value-type="string">
            <text:p>Elefanti (9)</text:p>
          </table:table-cell>
          <table:table-cell table:style-name="ce93" table:formula="of:=VLOOKUP([.N5];B_PARTITE_GIRONI;7;0)" office:value-type="string" office:string-value="Giraffe (10)" calcext:value-type="string">
            <text:p>Giraffe (10)</text:p>
          </table:table-cell>
          <table:table-cell table:style-name="ce157" office:value-type="float" office:value="31" calcext:value-type="float">
            <text:p>31</text:p>
          </table:table-cell>
          <table:table-cell table:style-name="ce157" office:value-type="float" office:value="100" calcext:value-type="float">
            <text:p>100</text:p>
          </table:table-cell>
          <table:table-cell table:style-name="ce121" office:value-type="date" office:date-value="2021-06-07" calcext:value-type="date">
            <text:p>lun 07/06/2021</text:p>
          </table:table-cell>
          <table:table-cell table:style-name="ce130" office:value-type="time" office:time-value="PT16H00M00S" calcext:value-type="time">
            <text:p>16:0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W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7" office:value-type="float" office:value="4" calcext:value-type="float">
            <text:p>4</text:p>
          </table:table-cell>
          <table:table-cell table:style-name="ce64" table:formula="of:=[.H6]&amp;[.I6]" office:value-type="string" office:string-value="A4" calcext:value-type="string">
            <text:p>A4</text:p>
          </table:table-cell>
          <table:table-cell table:style-name="ce23" office:value-type="string" calcext:value-type="string">
            <text:p>Ghepardi</text:p>
          </table:table-cell>
          <table:table-cell table:style-name="ce27" table:formula="of:=[.F6]&amp;&quot; (&quot;&amp;[.D6]&amp;&quot;)&quot;" office:value-type="string" office:string-value="Ghepardi (4)" calcext:value-type="string">
            <text:p>Ghepardi (4)</text:p>
          </table:table-cell>
          <table:table-cell table:style-name="ce31" office:value-type="string" calcext:value-type="string">
            <text:p>A</text:p>
          </table:table-cell>
          <table:table-cell table:style-name="ce35" office:value-type="float" office:value="4" calcext:value-type="float">
            <text:p>4</text:p>
          </table:table-cell>
          <table:table-cell/>
          <table:table-cell table:style-name="ce17" office:value-type="float" office:value="4" calcext:value-type="float">
            <text:p>4</text:p>
          </table:table-cell>
          <table:table-cell table:style-name="ce38" office:value-type="string" calcext:value-type="string">
            <text:p>Nuova Scuola</text:p>
          </table:table-cell>
          <table:table-cell/>
          <table:table-cell table:style-name="ce113" office:value-type="float" office:value="4" calcext:value-type="float">
            <text:p>4</text:p>
          </table:table-cell>
          <table:table-cell table:style-name="ce31" table:formula="of:=VLOOKUP([.N6];B_PARTITE_GIRONI;2;0)" office:value-type="string" office:string-value="Girone" calcext:value-type="string">
            <text:p>Girone</text:p>
          </table:table-cell>
          <table:table-cell table:style-name="ce114" table:formula="of:=VLOOKUP([.N6];B_PARTITE_GIRONI;3;0)" office:value-type="string" office:string-value="D" calcext:value-type="string">
            <text:p>D</text:p>
          </table:table-cell>
          <table:table-cell table:style-name="ce93" table:formula="of:=VLOOKUP([.N6];B_PARTITE_GIRONI;6;0)" office:value-type="string" office:string-value="Coccodrilli (13)" calcext:value-type="string">
            <text:p>Coccodrilli (13)</text:p>
          </table:table-cell>
          <table:table-cell table:style-name="ce93" table:formula="of:=VLOOKUP([.N6];B_PARTITE_GIRONI;7;0)" office:value-type="string" office:string-value="Pitoni (14)" calcext:value-type="string">
            <text:p>Pitoni (14)</text:p>
          </table:table-cell>
          <table:table-cell table:style-name="ce157" office:value-type="float" office:value="96" calcext:value-type="float">
            <text:p>96</text:p>
          </table:table-cell>
          <table:table-cell table:style-name="ce157" office:value-type="float" office:value="68" calcext:value-type="float">
            <text:p>68</text:p>
          </table:table-cell>
          <table:table-cell table:style-name="ce121" office:value-type="date" office:date-value="2021-06-07" calcext:value-type="date">
            <text:p>lun 07/06/2021</text:p>
          </table:table-cell>
          <table:table-cell table:style-name="ce130" office:value-type="time" office:time-value="PT16H00M00S" calcext:value-type="time">
            <text:p>16:00</text:p>
          </table:table-cell>
          <table:table-cell table:style-name="ce117" office:value-type="float" office:value="4" calcext:value-type="float">
            <text:p>4</text:p>
          </table:table-cell>
          <table:table-cell table:style-name="ce134" table:formula="of:=VLOOKUP([.W6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7" office:value-type="float" office:value="5" calcext:value-type="float">
            <text:p>5</text:p>
          </table:table-cell>
          <table:table-cell table:style-name="ce64" table:formula="of:=[.H7]&amp;[.I7]" office:value-type="string" office:string-value="B1" calcext:value-type="string">
            <text:p>B1</text:p>
          </table:table-cell>
          <table:table-cell table:style-name="ce23" office:value-type="string" calcext:value-type="string">
            <text:p>Giaguari</text:p>
          </table:table-cell>
          <table:table-cell table:style-name="ce27" table:formula="of:=[.F7]&amp;&quot; (&quot;&amp;[.D7]&amp;&quot;)&quot;" office:value-type="string" office:string-value="Giaguari (5)" calcext:value-type="string">
            <text:p>Giaguari (5)</text:p>
          </table:table-cell>
          <table:table-cell table:style-name="ce31" office:value-type="string" calcext:value-type="string">
            <text:p>B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17" office:value-type="float" office:value="5" calcext:value-type="float">
            <text:p>5</text:p>
          </table:table-cell>
          <table:table-cell table:style-name="ce38" table:formula="of:=&quot;CAMPO &quot;&amp;ROMAN([.K7])" office:value-type="string" office:string-value="CAMPO V" calcext:value-type="string">
            <text:p>CAMPO V</text:p>
          </table:table-cell>
          <table:table-cell/>
          <table:table-cell table:style-name="ce113" office:value-type="float" office:value="5" calcext:value-type="float">
            <text:p>5</text:p>
          </table:table-cell>
          <table:table-cell table:style-name="ce31" table:formula="of:=VLOOKUP([.N7];B_PARTITE_GIRONI;2;0)" office:value-type="string" office:string-value="Girone" calcext:value-type="string">
            <text:p>Girone</text:p>
          </table:table-cell>
          <table:table-cell table:style-name="ce114" table:formula="of:=VLOOKUP([.N7];B_PARTITE_GIRONI;3;0)" office:value-type="string" office:string-value="A" calcext:value-type="string">
            <text:p>A</text:p>
          </table:table-cell>
          <table:table-cell table:style-name="ce93" table:formula="of:=VLOOKUP([.N7];B_PARTITE_GIRONI;6;0)" office:value-type="string" office:string-value="Tigri (3)" calcext:value-type="string">
            <text:p>Tigri (3)</text:p>
          </table:table-cell>
          <table:table-cell table:style-name="ce93" table:formula="of:=VLOOKUP([.N7];B_PARTITE_GIRONI;7;0)" office:value-type="string" office:string-value="Ghepardi (4)" calcext:value-type="string">
            <text:p>Ghepardi (4)</text:p>
          </table:table-cell>
          <table:table-cell table:style-name="ce157" office:value-type="float" office:value="79" calcext:value-type="float">
            <text:p>79</text:p>
          </table:table-cell>
          <table:table-cell table:style-name="ce157" office:value-type="float" office:value="48" calcext:value-type="float">
            <text:p>48</text:p>
          </table:table-cell>
          <table:table-cell table:style-name="ce121" office:value-type="date" office:date-value="2021-06-07" calcext:value-type="date">
            <text:p>lun 07/06/2021</text:p>
          </table:table-cell>
          <table:table-cell table:style-name="ce130" office:value-type="time" office:time-value="PT18H00M00S" calcext:value-type="time">
            <text:p>18:00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VLOOKUP([.W7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7" office:value-type="float" office:value="6" calcext:value-type="float">
            <text:p>6</text:p>
          </table:table-cell>
          <table:table-cell table:style-name="ce64" table:formula="of:=[.H8]&amp;[.I8]" office:value-type="string" office:string-value="B2" calcext:value-type="string">
            <text:p>B2</text:p>
          </table:table-cell>
          <table:table-cell table:style-name="ce23" office:value-type="string" calcext:value-type="string">
            <text:p>Puma</text:p>
          </table:table-cell>
          <table:table-cell table:style-name="ce27" table:formula="of:=[.F8]&amp;&quot; (&quot;&amp;[.D8]&amp;&quot;)&quot;" office:value-type="string" office:string-value="Puma (6)" calcext:value-type="string">
            <text:p>Puma (6)</text:p>
          </table:table-cell>
          <table:table-cell table:style-name="ce31" office:value-type="string" calcext:value-type="string">
            <text:p>B</text:p>
          </table:table-cell>
          <table:table-cell table:style-name="ce35" office:value-type="float" office:value="2" calcext:value-type="float">
            <text:p>2</text:p>
          </table:table-cell>
          <table:table-cell/>
          <table:table-cell table:style-name="ce17" office:value-type="float" office:value="6" calcext:value-type="float">
            <text:p>6</text:p>
          </table:table-cell>
          <table:table-cell table:style-name="ce38" table:formula="of:=&quot;CAMPO &quot;&amp;ROMAN([.K8])" office:value-type="string" office:string-value="CAMPO VI" calcext:value-type="string">
            <text:p>CAMPO VI</text:p>
          </table:table-cell>
          <table:table-cell/>
          <table:table-cell table:style-name="ce113" office:value-type="float" office:value="6" calcext:value-type="float">
            <text:p>6</text:p>
          </table:table-cell>
          <table:table-cell table:style-name="ce31" table:formula="of:=VLOOKUP([.N8];B_PARTITE_GIRONI;2;0)" office:value-type="string" office:string-value="Girone" calcext:value-type="string">
            <text:p>Girone</text:p>
          </table:table-cell>
          <table:table-cell table:style-name="ce114" table:formula="of:=VLOOKUP([.N8];B_PARTITE_GIRONI;3;0)" office:value-type="string" office:string-value="B" calcext:value-type="string">
            <text:p>B</text:p>
          </table:table-cell>
          <table:table-cell table:style-name="ce93" table:formula="of:=VLOOKUP([.N8];B_PARTITE_GIRONI;6;0)" office:value-type="string" office:string-value="Linci (7)" calcext:value-type="string">
            <text:p>Linci (7)</text:p>
          </table:table-cell>
          <table:table-cell table:style-name="ce93" table:formula="of:=VLOOKUP([.N8];B_PARTITE_GIRONI;7;0)" office:value-type="string" office:string-value="Serval (8)" calcext:value-type="string">
            <text:p>Serval (8)</text:p>
          </table:table-cell>
          <table:table-cell table:style-name="ce157" office:value-type="float" office:value="88" calcext:value-type="float">
            <text:p>88</text:p>
          </table:table-cell>
          <table:table-cell table:style-name="ce157" office:value-type="float" office:value="62" calcext:value-type="float">
            <text:p>62</text:p>
          </table:table-cell>
          <table:table-cell table:style-name="ce121" office:value-type="date" office:date-value="2021-06-07" calcext:value-type="date">
            <text:p>lun 07/06/2021</text:p>
          </table:table-cell>
          <table:table-cell table:style-name="ce130" office:value-type="time" office:time-value="PT18H00M00S" calcext:value-type="time">
            <text:p>18:0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W8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7" office:value-type="float" office:value="7" calcext:value-type="float">
            <text:p>7</text:p>
          </table:table-cell>
          <table:table-cell table:style-name="ce64" table:formula="of:=[.H9]&amp;[.I9]" office:value-type="string" office:string-value="B3" calcext:value-type="string">
            <text:p>B3</text:p>
          </table:table-cell>
          <table:table-cell table:style-name="ce23" office:value-type="string" calcext:value-type="string">
            <text:p>Linci</text:p>
          </table:table-cell>
          <table:table-cell table:style-name="ce27" table:formula="of:=[.F9]&amp;&quot; (&quot;&amp;[.D9]&amp;&quot;)&quot;" office:value-type="string" office:string-value="Linci (7)" calcext:value-type="string">
            <text:p>Linci (7)</text:p>
          </table:table-cell>
          <table:table-cell table:style-name="ce31" office:value-type="string" calcext:value-type="string">
            <text:p>B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table:style-name="ce17" office:value-type="float" office:value="7" calcext:value-type="float">
            <text:p>7</text:p>
          </table:table-cell>
          <table:table-cell table:style-name="ce38" table:formula="of:=&quot;CAMPO &quot;&amp;ROMAN([.K9])" office:value-type="string" office:string-value="CAMPO VII" calcext:value-type="string">
            <text:p>CAMPO VII</text:p>
          </table:table-cell>
          <table:table-cell/>
          <table:table-cell table:style-name="ce113" office:value-type="float" office:value="7" calcext:value-type="float">
            <text:p>7</text:p>
          </table:table-cell>
          <table:table-cell table:style-name="ce31" table:formula="of:=VLOOKUP([.N9];B_PARTITE_GIRONI;2;0)" office:value-type="string" office:string-value="Girone" calcext:value-type="string">
            <text:p>Girone</text:p>
          </table:table-cell>
          <table:table-cell table:style-name="ce114" table:formula="of:=VLOOKUP([.N9];B_PARTITE_GIRONI;3;0)" office:value-type="string" office:string-value="C" calcext:value-type="string">
            <text:p>C</text:p>
          </table:table-cell>
          <table:table-cell table:style-name="ce93" table:formula="of:=VLOOKUP([.N9];B_PARTITE_GIRONI;6;0)" office:value-type="string" office:string-value="Ippopotami (11)" calcext:value-type="string">
            <text:p>Ippopotami (11)</text:p>
          </table:table-cell>
          <table:table-cell table:style-name="ce93" table:formula="of:=VLOOKUP([.N9];B_PARTITE_GIRONI;7;0)" office:value-type="string" office:string-value="Iguane (12)" calcext:value-type="string">
            <text:p>Iguane (12)</text:p>
          </table:table-cell>
          <table:table-cell table:style-name="ce157" office:value-type="float" office:value="96" calcext:value-type="float">
            <text:p>96</text:p>
          </table:table-cell>
          <table:table-cell table:style-name="ce157" office:value-type="float" office:value="25" calcext:value-type="float">
            <text:p>25</text:p>
          </table:table-cell>
          <table:table-cell table:style-name="ce121" office:value-type="date" office:date-value="2021-06-07" calcext:value-type="date">
            <text:p>lun 07/06/2021</text:p>
          </table:table-cell>
          <table:table-cell table:style-name="ce130" office:value-type="time" office:time-value="PT18H00M00S" calcext:value-type="time">
            <text:p>18:0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W9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7" office:value-type="float" office:value="8" calcext:value-type="float">
            <text:p>8</text:p>
          </table:table-cell>
          <table:table-cell table:style-name="ce64" table:formula="of:=[.H10]&amp;[.I10]" office:value-type="string" office:string-value="B4" calcext:value-type="string">
            <text:p>B4</text:p>
          </table:table-cell>
          <table:table-cell table:style-name="ce23" office:value-type="string" calcext:value-type="string">
            <text:p>Serval</text:p>
          </table:table-cell>
          <table:table-cell table:style-name="ce27" table:formula="of:=[.F10]&amp;&quot; (&quot;&amp;[.D10]&amp;&quot;)&quot;" office:value-type="string" office:string-value="Serval (8)" calcext:value-type="string">
            <text:p>Serval (8)</text:p>
          </table:table-cell>
          <table:table-cell table:style-name="ce31" office:value-type="string" calcext:value-type="string">
            <text:p>B</text:p>
          </table:table-cell>
          <table:table-cell table:style-name="ce35" office:value-type="float" office:value="4" calcext:value-type="float">
            <text:p>4</text:p>
          </table:table-cell>
          <table:table-cell/>
          <table:table-cell table:style-name="ce17" office:value-type="float" office:value="8" calcext:value-type="float">
            <text:p>8</text:p>
          </table:table-cell>
          <table:table-cell table:style-name="ce38" table:formula="of:=&quot;CAMPO &quot;&amp;ROMAN([.K10])" office:value-type="string" office:string-value="CAMPO VIII" calcext:value-type="string">
            <text:p>CAMPO VIII</text:p>
          </table:table-cell>
          <table:table-cell/>
          <table:table-cell table:style-name="ce113" office:value-type="float" office:value="8" calcext:value-type="float">
            <text:p>8</text:p>
          </table:table-cell>
          <table:table-cell table:style-name="ce31" table:formula="of:=VLOOKUP([.N10];B_PARTITE_GIRONI;2;0)" office:value-type="string" office:string-value="Girone" calcext:value-type="string">
            <text:p>Girone</text:p>
          </table:table-cell>
          <table:table-cell table:style-name="ce114" table:formula="of:=VLOOKUP([.N10];B_PARTITE_GIRONI;3;0)" office:value-type="string" office:string-value="D" calcext:value-type="string">
            <text:p>D</text:p>
          </table:table-cell>
          <table:table-cell table:style-name="ce93" table:formula="of:=VLOOKUP([.N10];B_PARTITE_GIRONI;6;0)" office:value-type="string" office:string-value="Aquile (15)" calcext:value-type="string">
            <text:p>Aquile (15)</text:p>
          </table:table-cell>
          <table:table-cell table:style-name="ce93" table:formula="of:=VLOOKUP([.N10];B_PARTITE_GIRONI;7;0)" office:value-type="string" office:string-value="Falchi (16)" calcext:value-type="string">
            <text:p>Falchi (16)</text:p>
          </table:table-cell>
          <table:table-cell table:style-name="ce157" office:value-type="float" office:value="72" calcext:value-type="float">
            <text:p>72</text:p>
          </table:table-cell>
          <table:table-cell table:style-name="ce157" office:value-type="float" office:value="52" calcext:value-type="float">
            <text:p>52</text:p>
          </table:table-cell>
          <table:table-cell table:style-name="ce121" office:value-type="date" office:date-value="2021-06-07" calcext:value-type="date">
            <text:p>lun 07/06/2021</text:p>
          </table:table-cell>
          <table:table-cell table:style-name="ce130" office:value-type="time" office:time-value="PT18H00M00S" calcext:value-type="time">
            <text:p>18:00</text:p>
          </table:table-cell>
          <table:table-cell table:style-name="ce117" office:value-type="float" office:value="4" calcext:value-type="float">
            <text:p>4</text:p>
          </table:table-cell>
          <table:table-cell table:style-name="ce134" table:formula="of:=VLOOKUP([.W10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7" office:value-type="float" office:value="9" calcext:value-type="float">
            <text:p>9</text:p>
          </table:table-cell>
          <table:table-cell table:style-name="ce64" table:formula="of:=[.H11]&amp;[.I11]" office:value-type="string" office:string-value="C1" calcext:value-type="string">
            <text:p>C1</text:p>
          </table:table-cell>
          <table:table-cell table:style-name="ce23" office:value-type="string" calcext:value-type="string">
            <text:p>Elefanti</text:p>
          </table:table-cell>
          <table:table-cell table:style-name="ce27" table:formula="of:=[.F11]&amp;&quot; (&quot;&amp;[.D11]&amp;&quot;)&quot;" office:value-type="string" office:string-value="Elefanti (9)" calcext:value-type="string">
            <text:p>Elefanti (9)</text:p>
          </table:table-cell>
          <table:table-cell table:style-name="ce31" office:value-type="string" calcext:value-type="string">
            <text:p>C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17" office:value-type="float" office:value="9" calcext:value-type="float">
            <text:p>9</text:p>
          </table:table-cell>
          <table:table-cell table:style-name="ce38" table:formula="of:=&quot;CAMPO &quot;&amp;ROMAN([.K11])" office:value-type="string" office:string-value="CAMPO IX" calcext:value-type="string">
            <text:p>CAMPO IX</text:p>
          </table:table-cell>
          <table:table-cell/>
          <table:table-cell table:style-name="ce113" office:value-type="float" office:value="9" calcext:value-type="float">
            <text:p>9</text:p>
          </table:table-cell>
          <table:table-cell table:style-name="ce31" table:formula="of:=VLOOKUP([.N11];B_PARTITE_GIRONI;2;0)" office:value-type="string" office:string-value="Girone" calcext:value-type="string">
            <text:p>Girone</text:p>
          </table:table-cell>
          <table:table-cell table:style-name="ce114" table:formula="of:=VLOOKUP([.N11];B_PARTITE_GIRONI;3;0)" office:value-type="string" office:string-value="A" calcext:value-type="string">
            <text:p>A</text:p>
          </table:table-cell>
          <table:table-cell table:style-name="ce93" table:formula="of:=VLOOKUP([.N11];B_PARTITE_GIRONI;6;0)" office:value-type="string" office:string-value="Leoni (1)" calcext:value-type="string">
            <text:p>Leoni (1)</text:p>
          </table:table-cell>
          <table:table-cell table:style-name="ce93" table:formula="of:=VLOOKUP([.N11];B_PARTITE_GIRONI;7;0)" office:value-type="string" office:string-value="Tigri (3)" calcext:value-type="string">
            <text:p>Tigri (3)</text:p>
          </table:table-cell>
          <table:table-cell table:style-name="ce157" office:value-type="float" office:value="90" calcext:value-type="float">
            <text:p>90</text:p>
          </table:table-cell>
          <table:table-cell table:style-name="ce157" office:value-type="float" office:value="22" calcext:value-type="float">
            <text:p>22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09H00M00S" calcext:value-type="time">
            <text:p>09:00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VLOOKUP([.W11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7" office:value-type="float" office:value="10" calcext:value-type="float">
            <text:p>10</text:p>
          </table:table-cell>
          <table:table-cell table:style-name="ce64" table:formula="of:=[.H12]&amp;[.I12]" office:value-type="string" office:string-value="C2" calcext:value-type="string">
            <text:p>C2</text:p>
          </table:table-cell>
          <table:table-cell table:style-name="ce23" office:value-type="string" calcext:value-type="string">
            <text:p>Giraffe</text:p>
          </table:table-cell>
          <table:table-cell table:style-name="ce27" table:formula="of:=[.F12]&amp;&quot; (&quot;&amp;[.D12]&amp;&quot;)&quot;" office:value-type="string" office:string-value="Giraffe (10)" calcext:value-type="string">
            <text:p>Giraffe (10)</text:p>
          </table:table-cell>
          <table:table-cell table:style-name="ce31" office:value-type="string" calcext:value-type="string">
            <text:p>C</text:p>
          </table:table-cell>
          <table:table-cell table:style-name="ce35" office:value-type="float" office:value="2" calcext:value-type="float">
            <text:p>2</text:p>
          </table:table-cell>
          <table:table-cell/>
          <table:table-cell table:style-name="ce17" office:value-type="float" office:value="10" calcext:value-type="float">
            <text:p>10</text:p>
          </table:table-cell>
          <table:table-cell table:style-name="ce38" table:formula="of:=&quot;CAMPO &quot;&amp;ROMAN([.K12])" office:value-type="string" office:string-value="CAMPO X" calcext:value-type="string">
            <text:p>CAMPO X</text:p>
          </table:table-cell>
          <table:table-cell/>
          <table:table-cell table:style-name="ce113" office:value-type="float" office:value="10" calcext:value-type="float">
            <text:p>10</text:p>
          </table:table-cell>
          <table:table-cell table:style-name="ce31" table:formula="of:=VLOOKUP([.N12];B_PARTITE_GIRONI;2;0)" office:value-type="string" office:string-value="Girone" calcext:value-type="string">
            <text:p>Girone</text:p>
          </table:table-cell>
          <table:table-cell table:style-name="ce114" table:formula="of:=VLOOKUP([.N12];B_PARTITE_GIRONI;3;0)" office:value-type="string" office:string-value="B" calcext:value-type="string">
            <text:p>B</text:p>
          </table:table-cell>
          <table:table-cell table:style-name="ce93" table:formula="of:=VLOOKUP([.N12];B_PARTITE_GIRONI;6;0)" office:value-type="string" office:string-value="Giaguari (5)" calcext:value-type="string">
            <text:p>Giaguari (5)</text:p>
          </table:table-cell>
          <table:table-cell table:style-name="ce93" table:formula="of:=VLOOKUP([.N12];B_PARTITE_GIRONI;7;0)" office:value-type="string" office:string-value="Linci (7)" calcext:value-type="string">
            <text:p>Linci (7)</text:p>
          </table:table-cell>
          <table:table-cell table:style-name="ce157" office:value-type="float" office:value="47" calcext:value-type="float">
            <text:p>47</text:p>
          </table:table-cell>
          <table:table-cell table:style-name="ce157" office:value-type="float" office:value="56" calcext:value-type="float">
            <text:p>56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09H00M00S" calcext:value-type="time">
            <text:p>09:0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W12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7" office:value-type="float" office:value="11" calcext:value-type="float">
            <text:p>11</text:p>
          </table:table-cell>
          <table:table-cell table:style-name="ce64" table:formula="of:=[.H13]&amp;[.I13]" office:value-type="string" office:string-value="C3" calcext:value-type="string">
            <text:p>C3</text:p>
          </table:table-cell>
          <table:table-cell table:style-name="ce23" office:value-type="string" calcext:value-type="string">
            <text:p>Ippopotami</text:p>
          </table:table-cell>
          <table:table-cell table:style-name="ce27" table:formula="of:=[.F13]&amp;&quot; (&quot;&amp;[.D13]&amp;&quot;)&quot;" office:value-type="string" office:string-value="Ippopotami (11)" calcext:value-type="string">
            <text:p>Ippopotami (11)</text:p>
          </table:table-cell>
          <table:table-cell table:style-name="ce31" office:value-type="string" calcext:value-type="string">
            <text:p>C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table:style-name="ce17" office:value-type="float" office:value="11" calcext:value-type="float">
            <text:p>11</text:p>
          </table:table-cell>
          <table:table-cell table:style-name="ce38" table:formula="of:=&quot;CAMPO &quot;&amp;ROMAN([.K13])" office:value-type="string" office:string-value="CAMPO XI" calcext:value-type="string">
            <text:p>CAMPO XI</text:p>
          </table:table-cell>
          <table:table-cell/>
          <table:table-cell table:style-name="ce113" office:value-type="float" office:value="11" calcext:value-type="float">
            <text:p>11</text:p>
          </table:table-cell>
          <table:table-cell table:style-name="ce31" table:formula="of:=VLOOKUP([.N13];B_PARTITE_GIRONI;2;0)" office:value-type="string" office:string-value="Girone" calcext:value-type="string">
            <text:p>Girone</text:p>
          </table:table-cell>
          <table:table-cell table:style-name="ce114" table:formula="of:=VLOOKUP([.N13];B_PARTITE_GIRONI;3;0)" office:value-type="string" office:string-value="C" calcext:value-type="string">
            <text:p>C</text:p>
          </table:table-cell>
          <table:table-cell table:style-name="ce93" table:formula="of:=VLOOKUP([.N13];B_PARTITE_GIRONI;6;0)" office:value-type="string" office:string-value="Elefanti (9)" calcext:value-type="string">
            <text:p>Elefanti (9)</text:p>
          </table:table-cell>
          <table:table-cell table:style-name="ce93" table:formula="of:=VLOOKUP([.N13];B_PARTITE_GIRONI;7;0)" office:value-type="string" office:string-value="Ippopotami (11)" calcext:value-type="string">
            <text:p>Ippopotami (11)</text:p>
          </table:table-cell>
          <table:table-cell table:style-name="ce157" office:value-type="float" office:value="66" calcext:value-type="float">
            <text:p>66</text:p>
          </table:table-cell>
          <table:table-cell table:style-name="ce157" office:value-type="float" office:value="95" calcext:value-type="float">
            <text:p>95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09H00M00S" calcext:value-type="time">
            <text:p>09:0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W13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7" office:value-type="float" office:value="12" calcext:value-type="float">
            <text:p>12</text:p>
          </table:table-cell>
          <table:table-cell table:style-name="ce64" table:formula="of:=[.H14]&amp;[.I14]" office:value-type="string" office:string-value="C4" calcext:value-type="string">
            <text:p>C4</text:p>
          </table:table-cell>
          <table:table-cell table:style-name="ce23" office:value-type="string" calcext:value-type="string">
            <text:p>Iguane</text:p>
          </table:table-cell>
          <table:table-cell table:style-name="ce27" table:formula="of:=[.F14]&amp;&quot; (&quot;&amp;[.D14]&amp;&quot;)&quot;" office:value-type="string" office:string-value="Iguane (12)" calcext:value-type="string">
            <text:p>Iguane (12)</text:p>
          </table:table-cell>
          <table:table-cell table:style-name="ce31" office:value-type="string" calcext:value-type="string">
            <text:p>C</text:p>
          </table:table-cell>
          <table:table-cell table:style-name="ce35" office:value-type="float" office:value="4" calcext:value-type="float">
            <text:p>4</text:p>
          </table:table-cell>
          <table:table-cell/>
          <table:table-cell table:style-name="ce17" office:value-type="float" office:value="12" calcext:value-type="float">
            <text:p>12</text:p>
          </table:table-cell>
          <table:table-cell table:style-name="ce38" table:formula="of:=&quot;CAMPO &quot;&amp;ROMAN([.K14])" office:value-type="string" office:string-value="CAMPO XII" calcext:value-type="string">
            <text:p>CAMPO XII</text:p>
          </table:table-cell>
          <table:table-cell/>
          <table:table-cell table:style-name="ce113" office:value-type="float" office:value="12" calcext:value-type="float">
            <text:p>12</text:p>
          </table:table-cell>
          <table:table-cell table:style-name="ce31" table:formula="of:=VLOOKUP([.N14];B_PARTITE_GIRONI;2;0)" office:value-type="string" office:string-value="Girone" calcext:value-type="string">
            <text:p>Girone</text:p>
          </table:table-cell>
          <table:table-cell table:style-name="ce114" table:formula="of:=VLOOKUP([.N14];B_PARTITE_GIRONI;3;0)" office:value-type="string" office:string-value="D" calcext:value-type="string">
            <text:p>D</text:p>
          </table:table-cell>
          <table:table-cell table:style-name="ce93" table:formula="of:=VLOOKUP([.N14];B_PARTITE_GIRONI;6;0)" office:value-type="string" office:string-value="Coccodrilli (13)" calcext:value-type="string">
            <text:p>Coccodrilli (13)</text:p>
          </table:table-cell>
          <table:table-cell table:style-name="ce93" table:formula="of:=VLOOKUP([.N14];B_PARTITE_GIRONI;7;0)" office:value-type="string" office:string-value="Aquile (15)" calcext:value-type="string">
            <text:p>Aquile (15)</text:p>
          </table:table-cell>
          <table:table-cell table:style-name="ce157" office:value-type="float" office:value="21" calcext:value-type="float">
            <text:p>21</text:p>
          </table:table-cell>
          <table:table-cell table:style-name="ce157" office:value-type="float" office:value="29" calcext:value-type="float">
            <text:p>29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09H00M00S" calcext:value-type="time">
            <text:p>09:00</text:p>
          </table:table-cell>
          <table:table-cell table:style-name="ce117" office:value-type="float" office:value="4" calcext:value-type="float">
            <text:p>4</text:p>
          </table:table-cell>
          <table:table-cell table:style-name="ce134" table:formula="of:=VLOOKUP([.W14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7" office:value-type="float" office:value="13" calcext:value-type="float">
            <text:p>13</text:p>
          </table:table-cell>
          <table:table-cell table:style-name="ce64" table:formula="of:=[.H15]&amp;[.I15]" office:value-type="string" office:string-value="D1" calcext:value-type="string">
            <text:p>D1</text:p>
          </table:table-cell>
          <table:table-cell table:style-name="ce23" office:value-type="string" calcext:value-type="string">
            <text:p>Coccodrilli</text:p>
          </table:table-cell>
          <table:table-cell table:style-name="ce27" table:formula="of:=[.F15]&amp;&quot; (&quot;&amp;[.D15]&amp;&quot;)&quot;" office:value-type="string" office:string-value="Coccodrilli (13)" calcext:value-type="string">
            <text:p>Coccodrilli (13)</text:p>
          </table:table-cell>
          <table:table-cell table:style-name="ce31" office:value-type="string" calcext:value-type="string">
            <text:p>D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17" office:value-type="float" office:value="13" calcext:value-type="float">
            <text:p>13</text:p>
          </table:table-cell>
          <table:table-cell table:style-name="ce38" table:formula="of:=&quot;CAMPO &quot;&amp;ROMAN([.K15])" office:value-type="string" office:string-value="CAMPO XIII" calcext:value-type="string">
            <text:p>CAMPO XIII</text:p>
          </table:table-cell>
          <table:table-cell/>
          <table:table-cell table:style-name="ce113" office:value-type="float" office:value="13" calcext:value-type="float">
            <text:p>13</text:p>
          </table:table-cell>
          <table:table-cell table:style-name="ce31" table:formula="of:=VLOOKUP([.N15];B_PARTITE_GIRONI;2;0)" office:value-type="string" office:string-value="Girone" calcext:value-type="string">
            <text:p>Girone</text:p>
          </table:table-cell>
          <table:table-cell table:style-name="ce114" table:formula="of:=VLOOKUP([.N15];B_PARTITE_GIRONI;3;0)" office:value-type="string" office:string-value="A" calcext:value-type="string">
            <text:p>A</text:p>
          </table:table-cell>
          <table:table-cell table:style-name="ce93" table:formula="of:=VLOOKUP([.N15];B_PARTITE_GIRONI;6;0)" office:value-type="string" office:string-value="Pantere (2)" calcext:value-type="string">
            <text:p>Pantere (2)</text:p>
          </table:table-cell>
          <table:table-cell table:style-name="ce93" table:formula="of:=VLOOKUP([.N15];B_PARTITE_GIRONI;7;0)" office:value-type="string" office:string-value="Ghepardi (4)" calcext:value-type="string">
            <text:p>Ghepardi (4)</text:p>
          </table:table-cell>
          <table:table-cell table:style-name="ce157" office:value-type="float" office:value="57" calcext:value-type="float">
            <text:p>57</text:p>
          </table:table-cell>
          <table:table-cell table:style-name="ce157" office:value-type="float" office:value="21" calcext:value-type="float">
            <text:p>21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1H00M00S" calcext:value-type="time">
            <text:p>11:00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VLOOKUP([.W15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7" office:value-type="float" office:value="14" calcext:value-type="float">
            <text:p>14</text:p>
          </table:table-cell>
          <table:table-cell table:style-name="ce64" table:formula="of:=[.H16]&amp;[.I16]" office:value-type="string" office:string-value="D2" calcext:value-type="string">
            <text:p>D2</text:p>
          </table:table-cell>
          <table:table-cell table:style-name="ce23" office:value-type="string" calcext:value-type="string">
            <text:p>Pitoni</text:p>
          </table:table-cell>
          <table:table-cell table:style-name="ce27" table:formula="of:=[.F16]&amp;&quot; (&quot;&amp;[.D16]&amp;&quot;)&quot;" office:value-type="string" office:string-value="Pitoni (14)" calcext:value-type="string">
            <text:p>Pitoni (14)</text:p>
          </table:table-cell>
          <table:table-cell table:style-name="ce31" office:value-type="string" calcext:value-type="string">
            <text:p>D</text:p>
          </table:table-cell>
          <table:table-cell table:style-name="ce35" office:value-type="float" office:value="2" calcext:value-type="float">
            <text:p>2</text:p>
          </table:table-cell>
          <table:table-cell/>
          <table:table-cell table:style-name="ce17" office:value-type="float" office:value="14" calcext:value-type="float">
            <text:p>14</text:p>
          </table:table-cell>
          <table:table-cell table:style-name="ce38" table:formula="of:=&quot;CAMPO &quot;&amp;ROMAN([.K16])" office:value-type="string" office:string-value="CAMPO XIV" calcext:value-type="string">
            <text:p>CAMPO XIV</text:p>
          </table:table-cell>
          <table:table-cell/>
          <table:table-cell table:style-name="ce113" office:value-type="float" office:value="14" calcext:value-type="float">
            <text:p>14</text:p>
          </table:table-cell>
          <table:table-cell table:style-name="ce31" table:formula="of:=VLOOKUP([.N16];B_PARTITE_GIRONI;2;0)" office:value-type="string" office:string-value="Girone" calcext:value-type="string">
            <text:p>Girone</text:p>
          </table:table-cell>
          <table:table-cell table:style-name="ce114" table:formula="of:=VLOOKUP([.N16];B_PARTITE_GIRONI;3;0)" office:value-type="string" office:string-value="B" calcext:value-type="string">
            <text:p>B</text:p>
          </table:table-cell>
          <table:table-cell table:style-name="ce93" table:formula="of:=VLOOKUP([.N16];B_PARTITE_GIRONI;6;0)" office:value-type="string" office:string-value="Puma (6)" calcext:value-type="string">
            <text:p>Puma (6)</text:p>
          </table:table-cell>
          <table:table-cell table:style-name="ce93" table:formula="of:=VLOOKUP([.N16];B_PARTITE_GIRONI;7;0)" office:value-type="string" office:string-value="Serval (8)" calcext:value-type="string">
            <text:p>Serval (8)</text:p>
          </table:table-cell>
          <table:table-cell table:style-name="ce157" office:value-type="float" office:value="45" calcext:value-type="float">
            <text:p>45</text:p>
          </table:table-cell>
          <table:table-cell table:style-name="ce157" office:value-type="float" office:value="68" calcext:value-type="float">
            <text:p>68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1H00M00S" calcext:value-type="time">
            <text:p>11:0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W16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7" office:value-type="float" office:value="15" calcext:value-type="float">
            <text:p>15</text:p>
          </table:table-cell>
          <table:table-cell table:style-name="ce64" table:formula="of:=[.H17]&amp;[.I17]" office:value-type="string" office:string-value="D3" calcext:value-type="string">
            <text:p>D3</text:p>
          </table:table-cell>
          <table:table-cell table:style-name="ce23" office:value-type="string" calcext:value-type="string">
            <text:p>Aquile</text:p>
          </table:table-cell>
          <table:table-cell table:style-name="ce27" table:formula="of:=[.F17]&amp;&quot; (&quot;&amp;[.D17]&amp;&quot;)&quot;" office:value-type="string" office:string-value="Aquile (15)" calcext:value-type="string">
            <text:p>Aquile (15)</text:p>
          </table:table-cell>
          <table:table-cell table:style-name="ce31" office:value-type="string" calcext:value-type="string">
            <text:p>D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table:style-name="ce17" office:value-type="float" office:value="15" calcext:value-type="float">
            <text:p>15</text:p>
          </table:table-cell>
          <table:table-cell table:style-name="ce38" table:formula="of:=&quot;CAMPO &quot;&amp;ROMAN([.K17])" office:value-type="string" office:string-value="CAMPO XV" calcext:value-type="string">
            <text:p>CAMPO XV</text:p>
          </table:table-cell>
          <table:table-cell/>
          <table:table-cell table:style-name="ce113" office:value-type="float" office:value="15" calcext:value-type="float">
            <text:p>15</text:p>
          </table:table-cell>
          <table:table-cell table:style-name="ce31" table:formula="of:=VLOOKUP([.N17];B_PARTITE_GIRONI;2;0)" office:value-type="string" office:string-value="Girone" calcext:value-type="string">
            <text:p>Girone</text:p>
          </table:table-cell>
          <table:table-cell table:style-name="ce114" table:formula="of:=VLOOKUP([.N17];B_PARTITE_GIRONI;3;0)" office:value-type="string" office:string-value="C" calcext:value-type="string">
            <text:p>C</text:p>
          </table:table-cell>
          <table:table-cell table:style-name="ce93" table:formula="of:=VLOOKUP([.N17];B_PARTITE_GIRONI;6;0)" office:value-type="string" office:string-value="Giraffe (10)" calcext:value-type="string">
            <text:p>Giraffe (10)</text:p>
          </table:table-cell>
          <table:table-cell table:style-name="ce93" table:formula="of:=VLOOKUP([.N17];B_PARTITE_GIRONI;7;0)" office:value-type="string" office:string-value="Iguane (12)" calcext:value-type="string">
            <text:p>Iguane (12)</text:p>
          </table:table-cell>
          <table:table-cell table:style-name="ce157" office:value-type="float" office:value="60" calcext:value-type="float">
            <text:p>60</text:p>
          </table:table-cell>
          <table:table-cell table:style-name="ce157" office:value-type="float" office:value="34" calcext:value-type="float">
            <text:p>34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1H00M00S" calcext:value-type="time">
            <text:p>11:0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W17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7" office:value-type="float" office:value="16" calcext:value-type="float">
            <text:p>16</text:p>
          </table:table-cell>
          <table:table-cell table:style-name="ce64" table:formula="of:=[.H18]&amp;[.I18]" office:value-type="string" office:string-value="D4" calcext:value-type="string">
            <text:p>D4</text:p>
          </table:table-cell>
          <table:table-cell table:style-name="ce23" office:value-type="string" calcext:value-type="string">
            <text:p>Falchi</text:p>
          </table:table-cell>
          <table:table-cell table:style-name="ce27" table:formula="of:=[.F18]&amp;&quot; (&quot;&amp;[.D18]&amp;&quot;)&quot;" office:value-type="string" office:string-value="Falchi (16)" calcext:value-type="string">
            <text:p>Falchi (16)</text:p>
          </table:table-cell>
          <table:table-cell table:style-name="ce31" office:value-type="string" calcext:value-type="string">
            <text:p>D</text:p>
          </table:table-cell>
          <table:table-cell table:style-name="ce35" office:value-type="float" office:value="4" calcext:value-type="float">
            <text:p>4</text:p>
          </table:table-cell>
          <table:table-cell/>
          <table:table-cell table:style-name="ce17" office:value-type="float" office:value="16" calcext:value-type="float">
            <text:p>16</text:p>
          </table:table-cell>
          <table:table-cell table:style-name="ce38" table:formula="of:=&quot;CAMPO &quot;&amp;ROMAN([.K18])" office:value-type="string" office:string-value="CAMPO XVI" calcext:value-type="string">
            <text:p>CAMPO XVI</text:p>
          </table:table-cell>
          <table:table-cell/>
          <table:table-cell table:style-name="ce113" office:value-type="float" office:value="16" calcext:value-type="float">
            <text:p>16</text:p>
          </table:table-cell>
          <table:table-cell table:style-name="ce31" table:formula="of:=VLOOKUP([.N18];B_PARTITE_GIRONI;2;0)" office:value-type="string" office:string-value="Girone" calcext:value-type="string">
            <text:p>Girone</text:p>
          </table:table-cell>
          <table:table-cell table:style-name="ce114" table:formula="of:=VLOOKUP([.N18];B_PARTITE_GIRONI;3;0)" office:value-type="string" office:string-value="D" calcext:value-type="string">
            <text:p>D</text:p>
          </table:table-cell>
          <table:table-cell table:style-name="ce93" table:formula="of:=VLOOKUP([.N18];B_PARTITE_GIRONI;6;0)" office:value-type="string" office:string-value="Pitoni (14)" calcext:value-type="string">
            <text:p>Pitoni (14)</text:p>
          </table:table-cell>
          <table:table-cell table:style-name="ce93" table:formula="of:=VLOOKUP([.N18];B_PARTITE_GIRONI;7;0)" office:value-type="string" office:string-value="Falchi (16)" calcext:value-type="string">
            <text:p>Falchi (16)</text:p>
          </table:table-cell>
          <table:table-cell table:style-name="ce157" office:value-type="float" office:value="83" calcext:value-type="float">
            <text:p>83</text:p>
          </table:table-cell>
          <table:table-cell table:style-name="ce157" office:value-type="float" office:value="57" calcext:value-type="float">
            <text:p>57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1H00M00S" calcext:value-type="time">
            <text:p>11:00</text:p>
          </table:table-cell>
          <table:table-cell table:style-name="ce117" office:value-type="float" office:value="4" calcext:value-type="float">
            <text:p>4</text:p>
          </table:table-cell>
          <table:table-cell table:style-name="ce134" table:formula="of:=VLOOKUP([.W18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7" office:value-type="float" office:value="17" calcext:value-type="float">
            <text:p>17</text:p>
          </table:table-cell>
          <table:table-cell table:style-name="ce64" table:formula="of:=[.H19]&amp;[.I19]" office:value-type="string" office:string-value="E1" calcext:value-type="string">
            <text:p>E1</text:p>
          </table:table-cell>
          <table:table-cell table:style-name="ce23" office:value-type="string" calcext:value-type="string">
            <text:p>Bisonti</text:p>
          </table:table-cell>
          <table:table-cell table:style-name="ce27" table:formula="of:=[.F19]&amp;&quot; (&quot;&amp;[.D19]&amp;&quot;)&quot;" office:value-type="string" office:string-value="Bisonti (17)" calcext:value-type="string">
            <text:p>Bisonti (17)</text:p>
          </table:table-cell>
          <table:table-cell table:style-name="ce31" office:value-type="string" calcext:value-type="string">
            <text:p>E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17" office:value-type="float" office:value="17" calcext:value-type="float">
            <text:p>17</text:p>
          </table:table-cell>
          <table:table-cell table:style-name="ce38" table:formula="of:=&quot;CAMPO &quot;&amp;ROMAN([.K19])" office:value-type="string" office:string-value="CAMPO XVII" calcext:value-type="string">
            <text:p>CAMPO XVII</text:p>
          </table:table-cell>
          <table:table-cell/>
          <table:table-cell table:style-name="ce113" office:value-type="float" office:value="17" calcext:value-type="float">
            <text:p>17</text:p>
          </table:table-cell>
          <table:table-cell table:style-name="ce31" table:formula="of:=VLOOKUP([.N19];B_PARTITE_GIRONI;2;0)" office:value-type="string" office:string-value="Girone" calcext:value-type="string">
            <text:p>Girone</text:p>
          </table:table-cell>
          <table:table-cell table:style-name="ce114" table:formula="of:=VLOOKUP([.N19];B_PARTITE_GIRONI;3;0)" office:value-type="string" office:string-value="E" calcext:value-type="string">
            <text:p>E</text:p>
          </table:table-cell>
          <table:table-cell table:style-name="ce93" table:formula="of:=VLOOKUP([.N19];B_PARTITE_GIRONI;6;0)" office:value-type="string" office:string-value="Bisonti (17)" calcext:value-type="string">
            <text:p>Bisonti (17)</text:p>
          </table:table-cell>
          <table:table-cell table:style-name="ce93" table:formula="of:=VLOOKUP([.N19];B_PARTITE_GIRONI;7;0)" office:value-type="string" office:string-value="Bufali (18)" calcext:value-type="string">
            <text:p>Bufali (18)</text:p>
          </table:table-cell>
          <table:table-cell table:style-name="ce157" office:value-type="float" office:value="86" calcext:value-type="float">
            <text:p>86</text:p>
          </table:table-cell>
          <table:table-cell table:style-name="ce157" office:value-type="float" office:value="97" calcext:value-type="float">
            <text:p>97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5H30M00S" calcext:value-type="time">
            <text:p>15:30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VLOOKUP([.W19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7" office:value-type="float" office:value="18" calcext:value-type="float">
            <text:p>18</text:p>
          </table:table-cell>
          <table:table-cell table:style-name="ce64" table:formula="of:=[.H20]&amp;[.I20]" office:value-type="string" office:string-value="E2" calcext:value-type="string">
            <text:p>E2</text:p>
          </table:table-cell>
          <table:table-cell table:style-name="ce23" office:value-type="string" calcext:value-type="string">
            <text:p>Bufali</text:p>
          </table:table-cell>
          <table:table-cell table:style-name="ce27" table:formula="of:=[.F20]&amp;&quot; (&quot;&amp;[.D20]&amp;&quot;)&quot;" office:value-type="string" office:string-value="Bufali (18)" calcext:value-type="string">
            <text:p>Bufali (18)</text:p>
          </table:table-cell>
          <table:table-cell table:style-name="ce31" office:value-type="string" calcext:value-type="string">
            <text:p>E</text:p>
          </table:table-cell>
          <table:table-cell table:style-name="ce35" office:value-type="float" office:value="2" calcext:value-type="float">
            <text:p>2</text:p>
          </table:table-cell>
          <table:table-cell/>
          <table:table-cell table:style-name="ce17" office:value-type="float" office:value="18" calcext:value-type="float">
            <text:p>18</text:p>
          </table:table-cell>
          <table:table-cell table:style-name="ce38" table:formula="of:=&quot;CAMPO &quot;&amp;ROMAN([.K20])" office:value-type="string" office:string-value="CAMPO XVIII" calcext:value-type="string">
            <text:p>CAMPO XVIII</text:p>
          </table:table-cell>
          <table:table-cell/>
          <table:table-cell table:style-name="ce113" office:value-type="float" office:value="18" calcext:value-type="float">
            <text:p>18</text:p>
          </table:table-cell>
          <table:table-cell table:style-name="ce31" table:formula="of:=VLOOKUP([.N20];B_PARTITE_GIRONI;2;0)" office:value-type="string" office:string-value="Girone" calcext:value-type="string">
            <text:p>Girone</text:p>
          </table:table-cell>
          <table:table-cell table:style-name="ce114" table:formula="of:=VLOOKUP([.N20];B_PARTITE_GIRONI;3;0)" office:value-type="string" office:string-value="F" calcext:value-type="string">
            <text:p>F</text:p>
          </table:table-cell>
          <table:table-cell table:style-name="ce93" table:formula="of:=VLOOKUP([.N20];B_PARTITE_GIRONI;6;0)" office:value-type="string" office:string-value="Balene (21)" calcext:value-type="string">
            <text:p>Balene (21)</text:p>
          </table:table-cell>
          <table:table-cell table:style-name="ce93" table:formula="of:=VLOOKUP([.N20];B_PARTITE_GIRONI;7;0)" office:value-type="string" office:string-value="Gabbiani (22)" calcext:value-type="string">
            <text:p>Gabbiani (22)</text:p>
          </table:table-cell>
          <table:table-cell table:style-name="ce157" office:value-type="float" office:value="61" calcext:value-type="float">
            <text:p>61</text:p>
          </table:table-cell>
          <table:table-cell table:style-name="ce157" office:value-type="float" office:value="41" calcext:value-type="float">
            <text:p>41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5H30M00S" calcext:value-type="time">
            <text:p>15:3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W20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7" office:value-type="float" office:value="19" calcext:value-type="float">
            <text:p>19</text:p>
          </table:table-cell>
          <table:table-cell table:style-name="ce64" table:formula="of:=[.H21]&amp;[.I21]" office:value-type="string" office:string-value="E3" calcext:value-type="string">
            <text:p>E3</text:p>
          </table:table-cell>
          <table:table-cell table:style-name="ce23" office:value-type="string" calcext:value-type="string">
            <text:p>Cervi</text:p>
          </table:table-cell>
          <table:table-cell table:style-name="ce27" table:formula="of:=[.F21]&amp;&quot; (&quot;&amp;[.D21]&amp;&quot;)&quot;" office:value-type="string" office:string-value="Cervi (19)" calcext:value-type="string">
            <text:p>Cervi (19)</text:p>
          </table:table-cell>
          <table:table-cell table:style-name="ce31" office:value-type="string" calcext:value-type="string">
            <text:p>E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table:style-name="ce17" office:value-type="float" office:value="19" calcext:value-type="float">
            <text:p>19</text:p>
          </table:table-cell>
          <table:table-cell table:style-name="ce38" table:formula="of:=&quot;CAMPO &quot;&amp;ROMAN([.K21])" office:value-type="string" office:string-value="CAMPO XIX" calcext:value-type="string">
            <text:p>CAMPO XIX</text:p>
          </table:table-cell>
          <table:table-cell/>
          <table:table-cell table:style-name="ce113" office:value-type="float" office:value="19" calcext:value-type="float">
            <text:p>19</text:p>
          </table:table-cell>
          <table:table-cell table:style-name="ce31" table:formula="of:=VLOOKUP([.N21];B_PARTITE_GIRONI;2;0)" office:value-type="string" office:string-value="Girone" calcext:value-type="string">
            <text:p>Girone</text:p>
          </table:table-cell>
          <table:table-cell table:style-name="ce114" table:formula="of:=VLOOKUP([.N21];B_PARTITE_GIRONI;3;0)" office:value-type="string" office:string-value="G" calcext:value-type="string">
            <text:p>G</text:p>
          </table:table-cell>
          <table:table-cell table:style-name="ce93" table:formula="of:=VLOOKUP([.N21];B_PARTITE_GIRONI;6;0)" office:value-type="string" office:string-value="Istrici (25)" calcext:value-type="string">
            <text:p>Istrici (25)</text:p>
          </table:table-cell>
          <table:table-cell table:style-name="ce93" table:formula="of:=VLOOKUP([.N21];B_PARTITE_GIRONI;7;0)" office:value-type="string" office:string-value="Gorilla (26)" calcext:value-type="string">
            <text:p>Gorilla (26)</text:p>
          </table:table-cell>
          <table:table-cell table:style-name="ce157" office:value-type="float" office:value="57" calcext:value-type="float">
            <text:p>57</text:p>
          </table:table-cell>
          <table:table-cell table:style-name="ce157" office:value-type="float" office:value="55" calcext:value-type="float">
            <text:p>55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5H30M00S" calcext:value-type="time">
            <text:p>15:3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W21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7" office:value-type="float" office:value="20" calcext:value-type="float">
            <text:p>20</text:p>
          </table:table-cell>
          <table:table-cell table:style-name="ce64" table:formula="of:=[.H22]&amp;[.I22]" office:value-type="string" office:string-value="E4" calcext:value-type="string">
            <text:p>E4</text:p>
          </table:table-cell>
          <table:table-cell table:style-name="ce23" office:value-type="string" calcext:value-type="string">
            <text:p>Cinghiali</text:p>
          </table:table-cell>
          <table:table-cell table:style-name="ce27" table:formula="of:=[.F22]&amp;&quot; (&quot;&amp;[.D22]&amp;&quot;)&quot;" office:value-type="string" office:string-value="Cinghiali (20)" calcext:value-type="string">
            <text:p>Cinghiali (20)</text:p>
          </table:table-cell>
          <table:table-cell table:style-name="ce31" office:value-type="string" calcext:value-type="string">
            <text:p>E</text:p>
          </table:table-cell>
          <table:table-cell table:style-name="ce35" office:value-type="float" office:value="4" calcext:value-type="float">
            <text:p>4</text:p>
          </table:table-cell>
          <table:table-cell/>
          <table:table-cell table:style-name="ce17" office:value-type="float" office:value="20" calcext:value-type="float">
            <text:p>20</text:p>
          </table:table-cell>
          <table:table-cell table:style-name="ce38" table:formula="of:=&quot;CAMPO &quot;&amp;ROMAN([.K22])" office:value-type="string" office:string-value="CAMPO XX" calcext:value-type="string">
            <text:p>CAMPO XX</text:p>
          </table:table-cell>
          <table:table-cell/>
          <table:table-cell table:style-name="ce113" office:value-type="float" office:value="20" calcext:value-type="float">
            <text:p>20</text:p>
          </table:table-cell>
          <table:table-cell table:style-name="ce31" table:formula="of:=VLOOKUP([.N22];B_PARTITE_GIRONI;2;0)" office:value-type="string" office:string-value="Girone" calcext:value-type="string">
            <text:p>Girone</text:p>
          </table:table-cell>
          <table:table-cell table:style-name="ce114" table:formula="of:=VLOOKUP([.N22];B_PARTITE_GIRONI;3;0)" office:value-type="string" office:string-value="H" calcext:value-type="string">
            <text:p>H</text:p>
          </table:table-cell>
          <table:table-cell table:style-name="ce93" table:formula="of:=VLOOKUP([.N22];B_PARTITE_GIRONI;6;0)" office:value-type="string" office:string-value="Piranha (29)" calcext:value-type="string">
            <text:p>Piranha (29)</text:p>
          </table:table-cell>
          <table:table-cell table:style-name="ce93" table:formula="of:=VLOOKUP([.N22];B_PARTITE_GIRONI;7;0)" office:value-type="string" office:string-value="Scorpioni (30)" calcext:value-type="string">
            <text:p>Scorpioni (30)</text:p>
          </table:table-cell>
          <table:table-cell table:style-name="ce157" office:value-type="float" office:value="28" calcext:value-type="float">
            <text:p>28</text:p>
          </table:table-cell>
          <table:table-cell table:style-name="ce157" office:value-type="float" office:value="93" calcext:value-type="float">
            <text:p>93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5H30M00S" calcext:value-type="time">
            <text:p>15:30</text:p>
          </table:table-cell>
          <table:table-cell table:style-name="ce117" office:value-type="float" office:value="4" calcext:value-type="float">
            <text:p>4</text:p>
          </table:table-cell>
          <table:table-cell table:style-name="ce134" table:formula="of:=VLOOKUP([.W22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7" office:value-type="float" office:value="21" calcext:value-type="float">
            <text:p>21</text:p>
          </table:table-cell>
          <table:table-cell table:style-name="ce64" table:formula="of:=[.H23]&amp;[.I23]" office:value-type="string" office:string-value="F1" calcext:value-type="string">
            <text:p>F1</text:p>
          </table:table-cell>
          <table:table-cell table:style-name="ce23" office:value-type="string" calcext:value-type="string">
            <text:p>Balene</text:p>
          </table:table-cell>
          <table:table-cell table:style-name="ce27" table:formula="of:=[.F23]&amp;&quot; (&quot;&amp;[.D23]&amp;&quot;)&quot;" office:value-type="string" office:string-value="Balene (21)" calcext:value-type="string">
            <text:p>Balene (21)</text:p>
          </table:table-cell>
          <table:table-cell table:style-name="ce31" office:value-type="string" calcext:value-type="string">
            <text:p>F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17" office:value-type="float" office:value="21" calcext:value-type="float">
            <text:p>21</text:p>
          </table:table-cell>
          <table:table-cell table:style-name="ce38" table:formula="of:=&quot;CAMPO &quot;&amp;ROMAN([.K23])" office:value-type="string" office:string-value="CAMPO XXI" calcext:value-type="string">
            <text:p>CAMPO XXI</text:p>
          </table:table-cell>
          <table:table-cell/>
          <table:table-cell table:style-name="ce113" office:value-type="float" office:value="21" calcext:value-type="float">
            <text:p>21</text:p>
          </table:table-cell>
          <table:table-cell table:style-name="ce31" table:formula="of:=VLOOKUP([.N23];B_PARTITE_GIRONI;2;0)" office:value-type="string" office:string-value="Girone" calcext:value-type="string">
            <text:p>Girone</text:p>
          </table:table-cell>
          <table:table-cell table:style-name="ce114" table:formula="of:=VLOOKUP([.N23];B_PARTITE_GIRONI;3;0)" office:value-type="string" office:string-value="E" calcext:value-type="string">
            <text:p>E</text:p>
          </table:table-cell>
          <table:table-cell table:style-name="ce93" table:formula="of:=VLOOKUP([.N23];B_PARTITE_GIRONI;6;0)" office:value-type="string" office:string-value="Cervi (19)" calcext:value-type="string">
            <text:p>Cervi (19)</text:p>
          </table:table-cell>
          <table:table-cell table:style-name="ce93" table:formula="of:=VLOOKUP([.N23];B_PARTITE_GIRONI;7;0)" office:value-type="string" office:string-value="Cinghiali (20)" calcext:value-type="string">
            <text:p>Cinghiali (20)</text:p>
          </table:table-cell>
          <table:table-cell table:style-name="ce157" office:value-type="float" office:value="0" calcext:value-type="float">
            <text:p>0</text:p>
          </table:table-cell>
          <table:table-cell table:style-name="ce157" office:value-type="float" office:value="20" calcext:value-type="float">
            <text:p>20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7H00M00S" calcext:value-type="time">
            <text:p>17:00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VLOOKUP([.W23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7" office:value-type="float" office:value="22" calcext:value-type="float">
            <text:p>22</text:p>
          </table:table-cell>
          <table:table-cell table:style-name="ce64" table:formula="of:=[.H24]&amp;[.I24]" office:value-type="string" office:string-value="F2" calcext:value-type="string">
            <text:p>F2</text:p>
          </table:table-cell>
          <table:table-cell table:style-name="ce23" office:value-type="string" calcext:value-type="string">
            <text:p>Gabbiani</text:p>
          </table:table-cell>
          <table:table-cell table:style-name="ce27" table:formula="of:=[.F24]&amp;&quot; (&quot;&amp;[.D24]&amp;&quot;)&quot;" office:value-type="string" office:string-value="Gabbiani (22)" calcext:value-type="string">
            <text:p>Gabbiani (22)</text:p>
          </table:table-cell>
          <table:table-cell table:style-name="ce31" office:value-type="string" calcext:value-type="string">
            <text:p>F</text:p>
          </table:table-cell>
          <table:table-cell table:style-name="ce35" office:value-type="float" office:value="2" calcext:value-type="float">
            <text:p>2</text:p>
          </table:table-cell>
          <table:table-cell/>
          <table:table-cell table:style-name="ce17" office:value-type="float" office:value="22" calcext:value-type="float">
            <text:p>22</text:p>
          </table:table-cell>
          <table:table-cell table:style-name="ce38" table:formula="of:=&quot;CAMPO &quot;&amp;ROMAN([.K24])" office:value-type="string" office:string-value="CAMPO XXII" calcext:value-type="string">
            <text:p>CAMPO XXII</text:p>
          </table:table-cell>
          <table:table-cell/>
          <table:table-cell table:style-name="ce113" office:value-type="float" office:value="22" calcext:value-type="float">
            <text:p>22</text:p>
          </table:table-cell>
          <table:table-cell table:style-name="ce31" table:formula="of:=VLOOKUP([.N24];B_PARTITE_GIRONI;2;0)" office:value-type="string" office:string-value="Girone" calcext:value-type="string">
            <text:p>Girone</text:p>
          </table:table-cell>
          <table:table-cell table:style-name="ce114" table:formula="of:=VLOOKUP([.N24];B_PARTITE_GIRONI;3;0)" office:value-type="string" office:string-value="F" calcext:value-type="string">
            <text:p>F</text:p>
          </table:table-cell>
          <table:table-cell table:style-name="ce93" table:formula="of:=VLOOKUP([.N24];B_PARTITE_GIRONI;6;0)" office:value-type="string" office:string-value="Delfini (23)" calcext:value-type="string">
            <text:p>Delfini (23)</text:p>
          </table:table-cell>
          <table:table-cell table:style-name="ce93" table:formula="of:=VLOOKUP([.N24];B_PARTITE_GIRONI;7;0)" office:value-type="string" office:string-value="Fenicotteri (24)" calcext:value-type="string">
            <text:p>Fenicotteri (24)</text:p>
          </table:table-cell>
          <table:table-cell table:style-name="ce157" office:value-type="float" office:value="72" calcext:value-type="float">
            <text:p>72</text:p>
          </table:table-cell>
          <table:table-cell table:style-name="ce157" office:value-type="float" office:value="46" calcext:value-type="float">
            <text:p>46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7H00M00S" calcext:value-type="time">
            <text:p>17:0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W24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7" office:value-type="float" office:value="23" calcext:value-type="float">
            <text:p>23</text:p>
          </table:table-cell>
          <table:table-cell table:style-name="ce64" table:formula="of:=[.H25]&amp;[.I25]" office:value-type="string" office:string-value="F3" calcext:value-type="string">
            <text:p>F3</text:p>
          </table:table-cell>
          <table:table-cell table:style-name="ce23" office:value-type="string" calcext:value-type="string">
            <text:p>Delfini</text:p>
          </table:table-cell>
          <table:table-cell table:style-name="ce27" table:formula="of:=[.F25]&amp;&quot; (&quot;&amp;[.D25]&amp;&quot;)&quot;" office:value-type="string" office:string-value="Delfini (23)" calcext:value-type="string">
            <text:p>Delfini (23)</text:p>
          </table:table-cell>
          <table:table-cell table:style-name="ce31" office:value-type="string" calcext:value-type="string">
            <text:p>F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table:style-name="ce17" office:value-type="float" office:value="23" calcext:value-type="float">
            <text:p>23</text:p>
          </table:table-cell>
          <table:table-cell table:style-name="ce38" table:formula="of:=&quot;CAMPO &quot;&amp;ROMAN([.K25])" office:value-type="string" office:string-value="CAMPO XXIII" calcext:value-type="string">
            <text:p>CAMPO XXIII</text:p>
          </table:table-cell>
          <table:table-cell/>
          <table:table-cell table:style-name="ce113" office:value-type="float" office:value="23" calcext:value-type="float">
            <text:p>23</text:p>
          </table:table-cell>
          <table:table-cell table:style-name="ce31" table:formula="of:=VLOOKUP([.N25];B_PARTITE_GIRONI;2;0)" office:value-type="string" office:string-value="Girone" calcext:value-type="string">
            <text:p>Girone</text:p>
          </table:table-cell>
          <table:table-cell table:style-name="ce114" table:formula="of:=VLOOKUP([.N25];B_PARTITE_GIRONI;3;0)" office:value-type="string" office:string-value="G" calcext:value-type="string">
            <text:p>G</text:p>
          </table:table-cell>
          <table:table-cell table:style-name="ce93" table:formula="of:=VLOOKUP([.N25];B_PARTITE_GIRONI;6;0)" office:value-type="string" office:string-value="Muli (27)" calcext:value-type="string">
            <text:p>Muli (27)</text:p>
          </table:table-cell>
          <table:table-cell table:style-name="ce93" table:formula="of:=VLOOKUP([.N25];B_PARTITE_GIRONI;7;0)" office:value-type="string" office:string-value="Orche (28)" calcext:value-type="string">
            <text:p>Orche (28)</text:p>
          </table:table-cell>
          <table:table-cell table:style-name="ce157" office:value-type="float" office:value="49" calcext:value-type="float">
            <text:p>49</text:p>
          </table:table-cell>
          <table:table-cell table:style-name="ce157" office:value-type="float" office:value="88" calcext:value-type="float">
            <text:p>88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7H00M00S" calcext:value-type="time">
            <text:p>17:0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W2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7" office:value-type="float" office:value="24" calcext:value-type="float">
            <text:p>24</text:p>
          </table:table-cell>
          <table:table-cell table:style-name="ce64" table:formula="of:=[.H26]&amp;[.I26]" office:value-type="string" office:string-value="F4" calcext:value-type="string">
            <text:p>F4</text:p>
          </table:table-cell>
          <table:table-cell table:style-name="ce23" office:value-type="string" calcext:value-type="string">
            <text:p>Fenicotteri</text:p>
          </table:table-cell>
          <table:table-cell table:style-name="ce27" table:formula="of:=[.F26]&amp;&quot; (&quot;&amp;[.D26]&amp;&quot;)&quot;" office:value-type="string" office:string-value="Fenicotteri (24)" calcext:value-type="string">
            <text:p>Fenicotteri (24)</text:p>
          </table:table-cell>
          <table:table-cell table:style-name="ce31" office:value-type="string" calcext:value-type="string">
            <text:p>F</text:p>
          </table:table-cell>
          <table:table-cell table:style-name="ce35" office:value-type="float" office:value="4" calcext:value-type="float">
            <text:p>4</text:p>
          </table:table-cell>
          <table:table-cell/>
          <table:table-cell table:style-name="ce17" office:value-type="float" office:value="24" calcext:value-type="float">
            <text:p>24</text:p>
          </table:table-cell>
          <table:table-cell table:style-name="ce38" table:formula="of:=&quot;CAMPO &quot;&amp;ROMAN([.K26])" office:value-type="string" office:string-value="CAMPO XXIV" calcext:value-type="string">
            <text:p>CAMPO XXIV</text:p>
          </table:table-cell>
          <table:table-cell/>
          <table:table-cell table:style-name="ce113" office:value-type="float" office:value="24" calcext:value-type="float">
            <text:p>24</text:p>
          </table:table-cell>
          <table:table-cell table:style-name="ce31" table:formula="of:=VLOOKUP([.N26];B_PARTITE_GIRONI;2;0)" office:value-type="string" office:string-value="Girone" calcext:value-type="string">
            <text:p>Girone</text:p>
          </table:table-cell>
          <table:table-cell table:style-name="ce114" table:formula="of:=VLOOKUP([.N26];B_PARTITE_GIRONI;3;0)" office:value-type="string" office:string-value="H" calcext:value-type="string">
            <text:p>H</text:p>
          </table:table-cell>
          <table:table-cell table:style-name="ce93" table:formula="of:=VLOOKUP([.N26];B_PARTITE_GIRONI;6;0)" office:value-type="string" office:string-value="Tonni (31)" calcext:value-type="string">
            <text:p>Tonni (31)</text:p>
          </table:table-cell>
          <table:table-cell table:style-name="ce93" table:formula="of:=VLOOKUP([.N26];B_PARTITE_GIRONI;7;0)" office:value-type="string" office:string-value="Zebre (32)" calcext:value-type="string">
            <text:p>Zebre (32)</text:p>
          </table:table-cell>
          <table:table-cell table:style-name="ce157" office:value-type="float" office:value="55" calcext:value-type="float">
            <text:p>55</text:p>
          </table:table-cell>
          <table:table-cell table:style-name="ce157" office:value-type="float" office:value="69" calcext:value-type="float">
            <text:p>69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7H00M00S" calcext:value-type="time">
            <text:p>17:00</text:p>
          </table:table-cell>
          <table:table-cell table:style-name="ce117" office:value-type="float" office:value="4" calcext:value-type="float">
            <text:p>4</text:p>
          </table:table-cell>
          <table:table-cell table:style-name="ce134" table:formula="of:=VLOOKUP([.W26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7" office:value-type="float" office:value="25" calcext:value-type="float">
            <text:p>25</text:p>
          </table:table-cell>
          <table:table-cell table:style-name="ce64" table:formula="of:=[.H27]&amp;[.I27]" office:value-type="string" office:string-value="G1" calcext:value-type="string">
            <text:p>G1</text:p>
          </table:table-cell>
          <table:table-cell table:style-name="ce23" office:value-type="string" calcext:value-type="string">
            <text:p>Istrici</text:p>
          </table:table-cell>
          <table:table-cell table:style-name="ce27" table:formula="of:=[.F27]&amp;&quot; (&quot;&amp;[.D27]&amp;&quot;)&quot;" office:value-type="string" office:string-value="Istrici (25)" calcext:value-type="string">
            <text:p>Istrici (25)</text:p>
          </table:table-cell>
          <table:table-cell table:style-name="ce31" office:value-type="string" calcext:value-type="string">
            <text:p>G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17" office:value-type="float" office:value="25" calcext:value-type="float">
            <text:p>25</text:p>
          </table:table-cell>
          <table:table-cell table:style-name="ce38" table:formula="of:=&quot;CAMPO &quot;&amp;ROMAN([.K27])" office:value-type="string" office:string-value="CAMPO XXV" calcext:value-type="string">
            <text:p>CAMPO XXV</text:p>
          </table:table-cell>
          <table:table-cell/>
          <table:table-cell table:style-name="ce113" office:value-type="float" office:value="25" calcext:value-type="float">
            <text:p>25</text:p>
          </table:table-cell>
          <table:table-cell table:style-name="ce31" table:formula="of:=VLOOKUP([.N27];B_PARTITE_GIRONI;2;0)" office:value-type="string" office:string-value="Girone" calcext:value-type="string">
            <text:p>Girone</text:p>
          </table:table-cell>
          <table:table-cell table:style-name="ce114" table:formula="of:=VLOOKUP([.N27];B_PARTITE_GIRONI;3;0)" office:value-type="string" office:string-value="A" calcext:value-type="string">
            <text:p>A</text:p>
          </table:table-cell>
          <table:table-cell table:style-name="ce93" table:formula="of:=VLOOKUP([.N27];B_PARTITE_GIRONI;6;0)" office:value-type="string" office:string-value="Leoni (1)" calcext:value-type="string">
            <text:p>Leoni (1)</text:p>
          </table:table-cell>
          <table:table-cell table:style-name="ce93" table:formula="of:=VLOOKUP([.N27];B_PARTITE_GIRONI;7;0)" office:value-type="string" office:string-value="Ghepardi (4)" calcext:value-type="string">
            <text:p>Ghepardi (4)</text:p>
          </table:table-cell>
          <table:table-cell table:style-name="ce157" office:value-type="float" office:value="25" calcext:value-type="float">
            <text:p>25</text:p>
          </table:table-cell>
          <table:table-cell table:style-name="ce157" office:value-type="float" office:value="82" calcext:value-type="float">
            <text:p>82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8H30M00S" calcext:value-type="time">
            <text:p>18:30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VLOOKUP([.W27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7" office:value-type="float" office:value="26" calcext:value-type="float">
            <text:p>26</text:p>
          </table:table-cell>
          <table:table-cell table:style-name="ce64" table:formula="of:=[.H28]&amp;[.I28]" office:value-type="string" office:string-value="G2" calcext:value-type="string">
            <text:p>G2</text:p>
          </table:table-cell>
          <table:table-cell table:style-name="ce23" office:value-type="string" calcext:value-type="string">
            <text:p>Gorilla</text:p>
          </table:table-cell>
          <table:table-cell table:style-name="ce27" table:formula="of:=[.F28]&amp;&quot; (&quot;&amp;[.D28]&amp;&quot;)&quot;" office:value-type="string" office:string-value="Gorilla (26)" calcext:value-type="string">
            <text:p>Gorilla (26)</text:p>
          </table:table-cell>
          <table:table-cell table:style-name="ce31" office:value-type="string" calcext:value-type="string">
            <text:p>G</text:p>
          </table:table-cell>
          <table:table-cell table:style-name="ce35" office:value-type="float" office:value="2" calcext:value-type="float">
            <text:p>2</text:p>
          </table:table-cell>
          <table:table-cell/>
          <table:table-cell table:style-name="ce17" office:value-type="float" office:value="26" calcext:value-type="float">
            <text:p>26</text:p>
          </table:table-cell>
          <table:table-cell table:style-name="ce38" table:formula="of:=&quot;CAMPO &quot;&amp;ROMAN([.K28])" office:value-type="string" office:string-value="CAMPO XXVI" calcext:value-type="string">
            <text:p>CAMPO XXVI</text:p>
          </table:table-cell>
          <table:table-cell/>
          <table:table-cell table:style-name="ce113" office:value-type="float" office:value="26" calcext:value-type="float">
            <text:p>26</text:p>
          </table:table-cell>
          <table:table-cell table:style-name="ce31" table:formula="of:=VLOOKUP([.N28];B_PARTITE_GIRONI;2;0)" office:value-type="string" office:string-value="Girone" calcext:value-type="string">
            <text:p>Girone</text:p>
          </table:table-cell>
          <table:table-cell table:style-name="ce114" table:formula="of:=VLOOKUP([.N28];B_PARTITE_GIRONI;3;0)" office:value-type="string" office:string-value="B" calcext:value-type="string">
            <text:p>B</text:p>
          </table:table-cell>
          <table:table-cell table:style-name="ce93" table:formula="of:=VLOOKUP([.N28];B_PARTITE_GIRONI;6;0)" office:value-type="string" office:string-value="Giaguari (5)" calcext:value-type="string">
            <text:p>Giaguari (5)</text:p>
          </table:table-cell>
          <table:table-cell table:style-name="ce93" table:formula="of:=VLOOKUP([.N28];B_PARTITE_GIRONI;7;0)" office:value-type="string" office:string-value="Serval (8)" calcext:value-type="string">
            <text:p>Serval (8)</text:p>
          </table:table-cell>
          <table:table-cell table:style-name="ce157" office:value-type="float" office:value="76" calcext:value-type="float">
            <text:p>76</text:p>
          </table:table-cell>
          <table:table-cell table:style-name="ce157" office:value-type="float" office:value="94" calcext:value-type="float">
            <text:p>94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8H30M00S" calcext:value-type="time">
            <text:p>18:3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W28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7" office:value-type="float" office:value="27" calcext:value-type="float">
            <text:p>27</text:p>
          </table:table-cell>
          <table:table-cell table:style-name="ce64" table:formula="of:=[.H29]&amp;[.I29]" office:value-type="string" office:string-value="G3" calcext:value-type="string">
            <text:p>G3</text:p>
          </table:table-cell>
          <table:table-cell table:style-name="ce23" office:value-type="string" calcext:value-type="string">
            <text:p>Muli</text:p>
          </table:table-cell>
          <table:table-cell table:style-name="ce27" table:formula="of:=[.F29]&amp;&quot; (&quot;&amp;[.D29]&amp;&quot;)&quot;" office:value-type="string" office:string-value="Muli (27)" calcext:value-type="string">
            <text:p>Muli (27)</text:p>
          </table:table-cell>
          <table:table-cell table:style-name="ce31" office:value-type="string" calcext:value-type="string">
            <text:p>G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table:style-name="ce17" office:value-type="float" office:value="27" calcext:value-type="float">
            <text:p>27</text:p>
          </table:table-cell>
          <table:table-cell table:style-name="ce38" table:formula="of:=&quot;CAMPO &quot;&amp;ROMAN([.K29])" office:value-type="string" office:string-value="CAMPO XXVII" calcext:value-type="string">
            <text:p>CAMPO XXVII</text:p>
          </table:table-cell>
          <table:table-cell/>
          <table:table-cell table:style-name="ce113" office:value-type="float" office:value="27" calcext:value-type="float">
            <text:p>27</text:p>
          </table:table-cell>
          <table:table-cell table:style-name="ce31" table:formula="of:=VLOOKUP([.N29];B_PARTITE_GIRONI;2;0)" office:value-type="string" office:string-value="Girone" calcext:value-type="string">
            <text:p>Girone</text:p>
          </table:table-cell>
          <table:table-cell table:style-name="ce114" table:formula="of:=VLOOKUP([.N29];B_PARTITE_GIRONI;3;0)" office:value-type="string" office:string-value="C" calcext:value-type="string">
            <text:p>C</text:p>
          </table:table-cell>
          <table:table-cell table:style-name="ce93" table:formula="of:=VLOOKUP([.N29];B_PARTITE_GIRONI;6;0)" office:value-type="string" office:string-value="Elefanti (9)" calcext:value-type="string">
            <text:p>Elefanti (9)</text:p>
          </table:table-cell>
          <table:table-cell table:style-name="ce93" table:formula="of:=VLOOKUP([.N29];B_PARTITE_GIRONI;7;0)" office:value-type="string" office:string-value="Iguane (12)" calcext:value-type="string">
            <text:p>Iguane (12)</text:p>
          </table:table-cell>
          <table:table-cell table:style-name="ce157" office:value-type="float" office:value="57" calcext:value-type="float">
            <text:p>57</text:p>
          </table:table-cell>
          <table:table-cell table:style-name="ce157" office:value-type="float" office:value="42" calcext:value-type="float">
            <text:p>42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8H30M00S" calcext:value-type="time">
            <text:p>18:3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W29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7" office:value-type="float" office:value="28" calcext:value-type="float">
            <text:p>28</text:p>
          </table:table-cell>
          <table:table-cell table:style-name="ce64" table:formula="of:=[.H30]&amp;[.I30]" office:value-type="string" office:string-value="G4" calcext:value-type="string">
            <text:p>G4</text:p>
          </table:table-cell>
          <table:table-cell table:style-name="ce23" office:value-type="string" calcext:value-type="string">
            <text:p>Orche</text:p>
          </table:table-cell>
          <table:table-cell table:style-name="ce27" table:formula="of:=[.F30]&amp;&quot; (&quot;&amp;[.D30]&amp;&quot;)&quot;" office:value-type="string" office:string-value="Orche (28)" calcext:value-type="string">
            <text:p>Orche (28)</text:p>
          </table:table-cell>
          <table:table-cell table:style-name="ce31" office:value-type="string" calcext:value-type="string">
            <text:p>G</text:p>
          </table:table-cell>
          <table:table-cell table:style-name="ce35" office:value-type="float" office:value="4" calcext:value-type="float">
            <text:p>4</text:p>
          </table:table-cell>
          <table:table-cell/>
          <table:table-cell table:style-name="ce17" office:value-type="float" office:value="28" calcext:value-type="float">
            <text:p>28</text:p>
          </table:table-cell>
          <table:table-cell table:style-name="ce38" table:formula="of:=&quot;CAMPO &quot;&amp;ROMAN([.K30])" office:value-type="string" office:string-value="CAMPO XXVIII" calcext:value-type="string">
            <text:p>CAMPO XXVIII</text:p>
          </table:table-cell>
          <table:table-cell/>
          <table:table-cell table:style-name="ce113" office:value-type="float" office:value="28" calcext:value-type="float">
            <text:p>28</text:p>
          </table:table-cell>
          <table:table-cell table:style-name="ce31" table:formula="of:=VLOOKUP([.N30];B_PARTITE_GIRONI;2;0)" office:value-type="string" office:string-value="Girone" calcext:value-type="string">
            <text:p>Girone</text:p>
          </table:table-cell>
          <table:table-cell table:style-name="ce114" table:formula="of:=VLOOKUP([.N30];B_PARTITE_GIRONI;3;0)" office:value-type="string" office:string-value="D" calcext:value-type="string">
            <text:p>D</text:p>
          </table:table-cell>
          <table:table-cell table:style-name="ce93" table:formula="of:=VLOOKUP([.N30];B_PARTITE_GIRONI;6;0)" office:value-type="string" office:string-value="Coccodrilli (13)" calcext:value-type="string">
            <text:p>Coccodrilli (13)</text:p>
          </table:table-cell>
          <table:table-cell table:style-name="ce93" table:formula="of:=VLOOKUP([.N30];B_PARTITE_GIRONI;7;0)" office:value-type="string" office:string-value="Falchi (16)" calcext:value-type="string">
            <text:p>Falchi (16)</text:p>
          </table:table-cell>
          <table:table-cell table:style-name="ce157" office:value-type="float" office:value="54" calcext:value-type="float">
            <text:p>54</text:p>
          </table:table-cell>
          <table:table-cell table:style-name="ce157" office:value-type="float" office:value="64" calcext:value-type="float">
            <text:p>64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8H30M00S" calcext:value-type="time">
            <text:p>18:30</text:p>
          </table:table-cell>
          <table:table-cell table:style-name="ce117" office:value-type="float" office:value="4" calcext:value-type="float">
            <text:p>4</text:p>
          </table:table-cell>
          <table:table-cell table:style-name="ce134" table:formula="of:=VLOOKUP([.W30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7" office:value-type="float" office:value="29" calcext:value-type="float">
            <text:p>29</text:p>
          </table:table-cell>
          <table:table-cell table:style-name="ce64" table:formula="of:=[.H31]&amp;[.I31]" office:value-type="string" office:string-value="H1" calcext:value-type="string">
            <text:p>H1</text:p>
          </table:table-cell>
          <table:table-cell table:style-name="ce23" office:value-type="string" calcext:value-type="string">
            <text:p>Piranha</text:p>
          </table:table-cell>
          <table:table-cell table:style-name="ce27" table:formula="of:=[.F31]&amp;&quot; (&quot;&amp;[.D31]&amp;&quot;)&quot;" office:value-type="string" office:string-value="Piranha (29)" calcext:value-type="string">
            <text:p>Piranha (29)</text:p>
          </table:table-cell>
          <table:table-cell table:style-name="ce31" office:value-type="string" calcext:value-type="string">
            <text:p>H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17" office:value-type="float" office:value="29" calcext:value-type="float">
            <text:p>29</text:p>
          </table:table-cell>
          <table:table-cell table:style-name="ce38" table:formula="of:=&quot;CAMPO &quot;&amp;ROMAN([.K31])" office:value-type="string" office:string-value="CAMPO XXIX" calcext:value-type="string">
            <text:p>CAMPO XXIX</text:p>
          </table:table-cell>
          <table:table-cell/>
          <table:table-cell table:style-name="ce113" office:value-type="float" office:value="29" calcext:value-type="float">
            <text:p>29</text:p>
          </table:table-cell>
          <table:table-cell table:style-name="ce31" table:formula="of:=VLOOKUP([.N31];B_PARTITE_GIRONI;2;0)" office:value-type="string" office:string-value="Girone" calcext:value-type="string">
            <text:p>Girone</text:p>
          </table:table-cell>
          <table:table-cell table:style-name="ce114" table:formula="of:=VLOOKUP([.N31];B_PARTITE_GIRONI;3;0)" office:value-type="string" office:string-value="E" calcext:value-type="string">
            <text:p>E</text:p>
          </table:table-cell>
          <table:table-cell table:style-name="ce93" table:formula="of:=VLOOKUP([.N31];B_PARTITE_GIRONI;6;0)" office:value-type="string" office:string-value="Bisonti (17)" calcext:value-type="string">
            <text:p>Bisonti (17)</text:p>
          </table:table-cell>
          <table:table-cell table:style-name="ce93" table:formula="of:=VLOOKUP([.N31];B_PARTITE_GIRONI;7;0)" office:value-type="string" office:string-value="Cervi (19)" calcext:value-type="string">
            <text:p>Cervi (19)</text:p>
          </table:table-cell>
          <table:table-cell table:style-name="ce157" office:value-type="float" office:value="20" calcext:value-type="float">
            <text:p>20</text:p>
          </table:table-cell>
          <table:table-cell table:style-name="ce157" office:value-type="float" office:value="0" calcext:value-type="float">
            <text:p>0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09H00M00S" calcext:value-type="time">
            <text:p>09:00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VLOOKUP([.W31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7" office:value-type="float" office:value="30" calcext:value-type="float">
            <text:p>30</text:p>
          </table:table-cell>
          <table:table-cell table:style-name="ce64" table:formula="of:=[.H32]&amp;[.I32]" office:value-type="string" office:string-value="H2" calcext:value-type="string">
            <text:p>H2</text:p>
          </table:table-cell>
          <table:table-cell table:style-name="ce23" office:value-type="string" calcext:value-type="string">
            <text:p>Scorpioni</text:p>
          </table:table-cell>
          <table:table-cell table:style-name="ce27" table:formula="of:=[.F32]&amp;&quot; (&quot;&amp;[.D32]&amp;&quot;)&quot;" office:value-type="string" office:string-value="Scorpioni (30)" calcext:value-type="string">
            <text:p>Scorpioni (30)</text:p>
          </table:table-cell>
          <table:table-cell table:style-name="ce31" office:value-type="string" calcext:value-type="string">
            <text:p>H</text:p>
          </table:table-cell>
          <table:table-cell table:style-name="ce35" office:value-type="float" office:value="2" calcext:value-type="float">
            <text:p>2</text:p>
          </table:table-cell>
          <table:table-cell/>
          <table:table-cell table:style-name="ce17" office:value-type="float" office:value="30" calcext:value-type="float">
            <text:p>30</text:p>
          </table:table-cell>
          <table:table-cell table:style-name="ce38" table:formula="of:=&quot;CAMPO &quot;&amp;ROMAN([.K32])" office:value-type="string" office:string-value="CAMPO XXX" calcext:value-type="string">
            <text:p>CAMPO XXX</text:p>
          </table:table-cell>
          <table:table-cell/>
          <table:table-cell table:style-name="ce113" office:value-type="float" office:value="30" calcext:value-type="float">
            <text:p>30</text:p>
          </table:table-cell>
          <table:table-cell table:style-name="ce31" table:formula="of:=VLOOKUP([.N32];B_PARTITE_GIRONI;2;0)" office:value-type="string" office:string-value="Girone" calcext:value-type="string">
            <text:p>Girone</text:p>
          </table:table-cell>
          <table:table-cell table:style-name="ce114" table:formula="of:=VLOOKUP([.N32];B_PARTITE_GIRONI;3;0)" office:value-type="string" office:string-value="F" calcext:value-type="string">
            <text:p>F</text:p>
          </table:table-cell>
          <table:table-cell table:style-name="ce93" table:formula="of:=VLOOKUP([.N32];B_PARTITE_GIRONI;6;0)" office:value-type="string" office:string-value="Balene (21)" calcext:value-type="string">
            <text:p>Balene (21)</text:p>
          </table:table-cell>
          <table:table-cell table:style-name="ce93" table:formula="of:=VLOOKUP([.N32];B_PARTITE_GIRONI;7;0)" office:value-type="string" office:string-value="Delfini (23)" calcext:value-type="string">
            <text:p>Delfini (23)</text:p>
          </table:table-cell>
          <table:table-cell table:style-name="ce157" office:value-type="float" office:value="64" calcext:value-type="float">
            <text:p>64</text:p>
          </table:table-cell>
          <table:table-cell table:style-name="ce157" office:value-type="float" office:value="24" calcext:value-type="float">
            <text:p>24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09H00M00S" calcext:value-type="time">
            <text:p>09:0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W32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7" office:value-type="float" office:value="31" calcext:value-type="float">
            <text:p>31</text:p>
          </table:table-cell>
          <table:table-cell table:style-name="ce64" table:formula="of:=[.H33]&amp;[.I33]" office:value-type="string" office:string-value="H3" calcext:value-type="string">
            <text:p>H3</text:p>
          </table:table-cell>
          <table:table-cell table:style-name="ce23" office:value-type="string" calcext:value-type="string">
            <text:p>Tonni</text:p>
          </table:table-cell>
          <table:table-cell table:style-name="ce27" table:formula="of:=[.F33]&amp;&quot; (&quot;&amp;[.D33]&amp;&quot;)&quot;" office:value-type="string" office:string-value="Tonni (31)" calcext:value-type="string">
            <text:p>Tonni (31)</text:p>
          </table:table-cell>
          <table:table-cell table:style-name="ce31" office:value-type="string" calcext:value-type="string">
            <text:p>H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table:style-name="ce17" office:value-type="float" office:value="31" calcext:value-type="float">
            <text:p>31</text:p>
          </table:table-cell>
          <table:table-cell table:style-name="ce38" table:formula="of:=&quot;CAMPO &quot;&amp;ROMAN([.K33])" office:value-type="string" office:string-value="CAMPO XXXI" calcext:value-type="string">
            <text:p>CAMPO XXXI</text:p>
          </table:table-cell>
          <table:table-cell/>
          <table:table-cell table:style-name="ce113" office:value-type="float" office:value="31" calcext:value-type="float">
            <text:p>31</text:p>
          </table:table-cell>
          <table:table-cell table:style-name="ce31" table:formula="of:=VLOOKUP([.N33];B_PARTITE_GIRONI;2;0)" office:value-type="string" office:string-value="Girone" calcext:value-type="string">
            <text:p>Girone</text:p>
          </table:table-cell>
          <table:table-cell table:style-name="ce114" table:formula="of:=VLOOKUP([.N33];B_PARTITE_GIRONI;3;0)" office:value-type="string" office:string-value="G" calcext:value-type="string">
            <text:p>G</text:p>
          </table:table-cell>
          <table:table-cell table:style-name="ce93" table:formula="of:=VLOOKUP([.N33];B_PARTITE_GIRONI;6;0)" office:value-type="string" office:string-value="Istrici (25)" calcext:value-type="string">
            <text:p>Istrici (25)</text:p>
          </table:table-cell>
          <table:table-cell table:style-name="ce93" table:formula="of:=VLOOKUP([.N33];B_PARTITE_GIRONI;7;0)" office:value-type="string" office:string-value="Muli (27)" calcext:value-type="string">
            <text:p>Muli (27)</text:p>
          </table:table-cell>
          <table:table-cell table:style-name="ce157" office:value-type="float" office:value="48" calcext:value-type="float">
            <text:p>48</text:p>
          </table:table-cell>
          <table:table-cell table:style-name="ce157" office:value-type="float" office:value="36" calcext:value-type="float">
            <text:p>36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09H00M00S" calcext:value-type="time">
            <text:p>09:0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W33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0" office:value-type="float" office:value="32" calcext:value-type="float">
            <text:p>32</text:p>
          </table:table-cell>
          <table:table-cell table:style-name="ce64" table:formula="of:=[.H34]&amp;[.I34]" office:value-type="string" office:string-value="H4" calcext:value-type="string">
            <text:p>H4</text:p>
          </table:table-cell>
          <table:table-cell table:style-name="ce25" office:value-type="string" calcext:value-type="string">
            <text:p>Zebre</text:p>
          </table:table-cell>
          <table:table-cell table:style-name="ce28" table:formula="of:=[.F34]&amp;&quot; (&quot;&amp;[.D34]&amp;&quot;)&quot;" office:value-type="string" office:string-value="Zebre (32)" calcext:value-type="string">
            <text:p>Zebre (32)</text:p>
          </table:table-cell>
          <table:table-cell table:style-name="ce32" office:value-type="string" calcext:value-type="string">
            <text:p>H</text:p>
          </table:table-cell>
          <table:table-cell table:style-name="ce36" office:value-type="float" office:value="4" calcext:value-type="float">
            <text:p>4</text:p>
          </table:table-cell>
          <table:table-cell/>
          <table:table-cell table:style-name="ce20" office:value-type="float" office:value="32" calcext:value-type="float">
            <text:p>32</text:p>
          </table:table-cell>
          <table:table-cell table:style-name="ce39" table:formula="of:=&quot;CAMPO &quot;&amp;ROMAN([.K34])" office:value-type="string" office:string-value="CAMPO XXXII" calcext:value-type="string">
            <text:p>CAMPO XXXII</text:p>
          </table:table-cell>
          <table:table-cell/>
          <table:table-cell table:style-name="ce113" office:value-type="float" office:value="32" calcext:value-type="float">
            <text:p>32</text:p>
          </table:table-cell>
          <table:table-cell table:style-name="ce31" table:formula="of:=VLOOKUP([.N34];B_PARTITE_GIRONI;2;0)" office:value-type="string" office:string-value="Girone" calcext:value-type="string">
            <text:p>Girone</text:p>
          </table:table-cell>
          <table:table-cell table:style-name="ce114" table:formula="of:=VLOOKUP([.N34];B_PARTITE_GIRONI;3;0)" office:value-type="string" office:string-value="H" calcext:value-type="string">
            <text:p>H</text:p>
          </table:table-cell>
          <table:table-cell table:style-name="ce93" table:formula="of:=VLOOKUP([.N34];B_PARTITE_GIRONI;6;0)" office:value-type="string" office:string-value="Piranha (29)" calcext:value-type="string">
            <text:p>Piranha (29)</text:p>
          </table:table-cell>
          <table:table-cell table:style-name="ce93" table:formula="of:=VLOOKUP([.N34];B_PARTITE_GIRONI;7;0)" office:value-type="string" office:string-value="Tonni (31)" calcext:value-type="string">
            <text:p>Tonni (31)</text:p>
          </table:table-cell>
          <table:table-cell table:style-name="ce157" office:value-type="float" office:value="75" calcext:value-type="float">
            <text:p>75</text:p>
          </table:table-cell>
          <table:table-cell table:style-name="ce157" office:value-type="float" office:value="49" calcext:value-type="float">
            <text:p>49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09H00M00S" calcext:value-type="time">
            <text:p>09:00</text:p>
          </table:table-cell>
          <table:table-cell table:style-name="ce117" office:value-type="float" office:value="4" calcext:value-type="float">
            <text:p>4</text:p>
          </table:table-cell>
          <table:table-cell table:style-name="ce134" table:formula="of:=VLOOKUP([.W34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10"/>
          <table:table-cell table:style-name="ce6"/>
          <table:table-cell table:number-columns-repeated="2"/>
          <table:table-cell table:style-name="ce113" office:value-type="float" office:value="33" calcext:value-type="float">
            <text:p>33</text:p>
          </table:table-cell>
          <table:table-cell table:style-name="ce31" table:formula="of:=VLOOKUP([.N35];B_PARTITE_GIRONI;2;0)" office:value-type="string" office:string-value="Girone" calcext:value-type="string">
            <text:p>Girone</text:p>
          </table:table-cell>
          <table:table-cell table:style-name="ce114" table:formula="of:=VLOOKUP([.N35];B_PARTITE_GIRONI;3;0)" office:value-type="string" office:string-value="E" calcext:value-type="string">
            <text:p>E</text:p>
          </table:table-cell>
          <table:table-cell table:style-name="ce93" table:formula="of:=VLOOKUP([.N35];B_PARTITE_GIRONI;6;0)" office:value-type="string" office:string-value="Bufali (18)" calcext:value-type="string">
            <text:p>Bufali (18)</text:p>
          </table:table-cell>
          <table:table-cell table:style-name="ce93" table:formula="of:=VLOOKUP([.N35];B_PARTITE_GIRONI;7;0)" office:value-type="string" office:string-value="Cinghiali (20)" calcext:value-type="string">
            <text:p>Cinghiali (20)</text:p>
          </table:table-cell>
          <table:table-cell table:style-name="ce157" office:value-type="float" office:value="0" calcext:value-type="float">
            <text:p>0</text:p>
          </table:table-cell>
          <table:table-cell table:style-name="ce157" office:value-type="float" office:value="20" calcext:value-type="float">
            <text:p>20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1H00M00S" calcext:value-type="time">
            <text:p>11:00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VLOOKUP([.W35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13"/>
          <table:table-cell table:style-name="ce113" office:value-type="float" office:value="34" calcext:value-type="float">
            <text:p>34</text:p>
          </table:table-cell>
          <table:table-cell table:style-name="ce31" table:formula="of:=VLOOKUP([.N36];B_PARTITE_GIRONI;2;0)" office:value-type="string" office:string-value="Girone" calcext:value-type="string">
            <text:p>Girone</text:p>
          </table:table-cell>
          <table:table-cell table:style-name="ce114" table:formula="of:=VLOOKUP([.N36];B_PARTITE_GIRONI;3;0)" office:value-type="string" office:string-value="F" calcext:value-type="string">
            <text:p>F</text:p>
          </table:table-cell>
          <table:table-cell table:style-name="ce93" table:formula="of:=VLOOKUP([.N36];B_PARTITE_GIRONI;6;0)" office:value-type="string" office:string-value="Gabbiani (22)" calcext:value-type="string">
            <text:p>Gabbiani (22)</text:p>
          </table:table-cell>
          <table:table-cell table:style-name="ce93" table:formula="of:=VLOOKUP([.N36];B_PARTITE_GIRONI;7;0)" office:value-type="string" office:string-value="Fenicotteri (24)" calcext:value-type="string">
            <text:p>Fenicotteri (24)</text:p>
          </table:table-cell>
          <table:table-cell table:style-name="ce157" office:value-type="float" office:value="41" calcext:value-type="float">
            <text:p>41</text:p>
          </table:table-cell>
          <table:table-cell table:style-name="ce157" office:value-type="float" office:value="35" calcext:value-type="float">
            <text:p>35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1H00M00S" calcext:value-type="time">
            <text:p>11:0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W36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13"/>
          <table:table-cell table:style-name="ce113" office:value-type="float" office:value="35" calcext:value-type="float">
            <text:p>35</text:p>
          </table:table-cell>
          <table:table-cell table:style-name="ce31" table:formula="of:=VLOOKUP([.N37];B_PARTITE_GIRONI;2;0)" office:value-type="string" office:string-value="Girone" calcext:value-type="string">
            <text:p>Girone</text:p>
          </table:table-cell>
          <table:table-cell table:style-name="ce114" table:formula="of:=VLOOKUP([.N37];B_PARTITE_GIRONI;3;0)" office:value-type="string" office:string-value="G" calcext:value-type="string">
            <text:p>G</text:p>
          </table:table-cell>
          <table:table-cell table:style-name="ce93" table:formula="of:=VLOOKUP([.N37];B_PARTITE_GIRONI;6;0)" office:value-type="string" office:string-value="Gorilla (26)" calcext:value-type="string">
            <text:p>Gorilla (26)</text:p>
          </table:table-cell>
          <table:table-cell table:style-name="ce93" table:formula="of:=VLOOKUP([.N37];B_PARTITE_GIRONI;7;0)" office:value-type="string" office:string-value="Orche (28)" calcext:value-type="string">
            <text:p>Orche (28)</text:p>
          </table:table-cell>
          <table:table-cell table:style-name="ce157" office:value-type="float" office:value="50" calcext:value-type="float">
            <text:p>50</text:p>
          </table:table-cell>
          <table:table-cell table:style-name="ce157" office:value-type="float" office:value="64" calcext:value-type="float">
            <text:p>64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1H00M00S" calcext:value-type="time">
            <text:p>11:0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W37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13"/>
          <table:table-cell table:style-name="ce113" office:value-type="float" office:value="36" calcext:value-type="float">
            <text:p>36</text:p>
          </table:table-cell>
          <table:table-cell table:style-name="ce31" table:formula="of:=VLOOKUP([.N38];B_PARTITE_GIRONI;2;0)" office:value-type="string" office:string-value="Girone" calcext:value-type="string">
            <text:p>Girone</text:p>
          </table:table-cell>
          <table:table-cell table:style-name="ce114" table:formula="of:=VLOOKUP([.N38];B_PARTITE_GIRONI;3;0)" office:value-type="string" office:string-value="H" calcext:value-type="string">
            <text:p>H</text:p>
          </table:table-cell>
          <table:table-cell table:style-name="ce93" table:formula="of:=VLOOKUP([.N38];B_PARTITE_GIRONI;6;0)" office:value-type="string" office:string-value="Scorpioni (30)" calcext:value-type="string">
            <text:p>Scorpioni (30)</text:p>
          </table:table-cell>
          <table:table-cell table:style-name="ce93" table:formula="of:=VLOOKUP([.N38];B_PARTITE_GIRONI;7;0)" office:value-type="string" office:string-value="Zebre (32)" calcext:value-type="string">
            <text:p>Zebre (32)</text:p>
          </table:table-cell>
          <table:table-cell table:style-name="ce157" office:value-type="float" office:value="82" calcext:value-type="float">
            <text:p>82</text:p>
          </table:table-cell>
          <table:table-cell table:style-name="ce157" office:value-type="float" office:value="74" calcext:value-type="float">
            <text:p>74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1H00M00S" calcext:value-type="time">
            <text:p>11:00</text:p>
          </table:table-cell>
          <table:table-cell table:style-name="ce117" office:value-type="float" office:value="4" calcext:value-type="float">
            <text:p>4</text:p>
          </table:table-cell>
          <table:table-cell table:style-name="ce134" table:formula="of:=VLOOKUP([.W38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13"/>
          <table:table-cell table:style-name="ce113" office:value-type="float" office:value="37" calcext:value-type="float">
            <text:p>37</text:p>
          </table:table-cell>
          <table:table-cell table:style-name="ce31" table:formula="of:=VLOOKUP([.N39];B_PARTITE_GIRONI;2;0)" office:value-type="string" office:string-value="Girone" calcext:value-type="string">
            <text:p>Girone</text:p>
          </table:table-cell>
          <table:table-cell table:style-name="ce114" table:formula="of:=VLOOKUP([.N39];B_PARTITE_GIRONI;3;0)" office:value-type="string" office:string-value="A" calcext:value-type="string">
            <text:p>A</text:p>
          </table:table-cell>
          <table:table-cell table:style-name="ce93" table:formula="of:=VLOOKUP([.N39];B_PARTITE_GIRONI;6;0)" office:value-type="string" office:string-value="Pantere (2)" calcext:value-type="string">
            <text:p>Pantere (2)</text:p>
          </table:table-cell>
          <table:table-cell table:style-name="ce93" table:formula="of:=VLOOKUP([.N39];B_PARTITE_GIRONI;7;0)" office:value-type="string" office:string-value="Tigri (3)" calcext:value-type="string">
            <text:p>Tigri (3)</text:p>
          </table:table-cell>
          <table:table-cell table:style-name="ce157" office:value-type="float" office:value="93" calcext:value-type="float">
            <text:p>93</text:p>
          </table:table-cell>
          <table:table-cell table:style-name="ce157" office:value-type="float" office:value="30" calcext:value-type="float">
            <text:p>30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5H30M00S" calcext:value-type="time">
            <text:p>15:30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VLOOKUP([.W39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INTESTAZIONE" office:value-type="string" calcext:value-type="string" table:number-columns-spanned="2" table:number-rows-spanned="1">
            <text:p>COLORI</text:p>
          </table:table-cell>
          <table:covered-table-cell/>
          <table:table-cell table:number-columns-repeated="11"/>
          <table:table-cell table:style-name="ce113" office:value-type="float" office:value="38" calcext:value-type="float">
            <text:p>38</text:p>
          </table:table-cell>
          <table:table-cell table:style-name="ce31" table:formula="of:=VLOOKUP([.N40];B_PARTITE_GIRONI;2;0)" office:value-type="string" office:string-value="Girone" calcext:value-type="string">
            <text:p>Girone</text:p>
          </table:table-cell>
          <table:table-cell table:style-name="ce114" table:formula="of:=VLOOKUP([.N40];B_PARTITE_GIRONI;3;0)" office:value-type="string" office:string-value="B" calcext:value-type="string">
            <text:p>B</text:p>
          </table:table-cell>
          <table:table-cell table:style-name="ce93" table:formula="of:=VLOOKUP([.N40];B_PARTITE_GIRONI;6;0)" office:value-type="string" office:string-value="Puma (6)" calcext:value-type="string">
            <text:p>Puma (6)</text:p>
          </table:table-cell>
          <table:table-cell table:style-name="ce93" table:formula="of:=VLOOKUP([.N40];B_PARTITE_GIRONI;7;0)" office:value-type="string" office:string-value="Linci (7)" calcext:value-type="string">
            <text:p>Linci (7)</text:p>
          </table:table-cell>
          <table:table-cell table:style-name="ce157" office:value-type="float" office:value="72" calcext:value-type="float">
            <text:p>72</text:p>
          </table:table-cell>
          <table:table-cell table:style-name="ce157" office:value-type="float" office:value="97" calcext:value-type="float">
            <text:p>97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5H30M00S" calcext:value-type="time">
            <text:p>15:3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W40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4" office:value-type="string" calcext:value-type="string">
            <text:p>ROSSO</text:p>
          </table:table-cell>
          <table:table-cell table:style-name="ce48" office:value-type="string" calcext:value-type="string">
            <text:p>ff0000</text:p>
          </table:table-cell>
          <table:table-cell table:number-columns-repeated="11"/>
          <table:table-cell table:style-name="ce113" office:value-type="float" office:value="39" calcext:value-type="float">
            <text:p>39</text:p>
          </table:table-cell>
          <table:table-cell table:style-name="ce31" table:formula="of:=VLOOKUP([.N41];B_PARTITE_GIRONI;2;0)" office:value-type="string" office:string-value="Girone" calcext:value-type="string">
            <text:p>Girone</text:p>
          </table:table-cell>
          <table:table-cell table:style-name="ce114" table:formula="of:=VLOOKUP([.N41];B_PARTITE_GIRONI;3;0)" office:value-type="string" office:string-value="C" calcext:value-type="string">
            <text:p>C</text:p>
          </table:table-cell>
          <table:table-cell table:style-name="ce93" table:formula="of:=VLOOKUP([.N41];B_PARTITE_GIRONI;6;0)" office:value-type="string" office:string-value="Giraffe (10)" calcext:value-type="string">
            <text:p>Giraffe (10)</text:p>
          </table:table-cell>
          <table:table-cell table:style-name="ce93" table:formula="of:=VLOOKUP([.N41];B_PARTITE_GIRONI;7;0)" office:value-type="string" office:string-value="Ippopotami (11)" calcext:value-type="string">
            <text:p>Ippopotami (11)</text:p>
          </table:table-cell>
          <table:table-cell table:style-name="ce157" office:value-type="float" office:value="98" calcext:value-type="float">
            <text:p>98</text:p>
          </table:table-cell>
          <table:table-cell table:style-name="ce157" office:value-type="float" office:value="89" calcext:value-type="float">
            <text:p>89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5H30M00S" calcext:value-type="time">
            <text:p>15:3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W41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5" office:value-type="string" calcext:value-type="string">
            <text:p>ARANCIONE</text:p>
          </table:table-cell>
          <table:table-cell table:style-name="ce48" office:value-type="string" calcext:value-type="string">
            <text:p>ffa500</text:p>
          </table:table-cell>
          <table:table-cell table:number-columns-repeated="11"/>
          <table:table-cell table:style-name="ce113" office:value-type="float" office:value="40" calcext:value-type="float">
            <text:p>40</text:p>
          </table:table-cell>
          <table:table-cell table:style-name="ce31" table:formula="of:=VLOOKUP([.N42];B_PARTITE_GIRONI;2;0)" office:value-type="string" office:string-value="Girone" calcext:value-type="string">
            <text:p>Girone</text:p>
          </table:table-cell>
          <table:table-cell table:style-name="ce114" table:formula="of:=VLOOKUP([.N42];B_PARTITE_GIRONI;3;0)" office:value-type="string" office:string-value="D" calcext:value-type="string">
            <text:p>D</text:p>
          </table:table-cell>
          <table:table-cell table:style-name="ce93" table:formula="of:=VLOOKUP([.N42];B_PARTITE_GIRONI;6;0)" office:value-type="string" office:string-value="Pitoni (14)" calcext:value-type="string">
            <text:p>Pitoni (14)</text:p>
          </table:table-cell>
          <table:table-cell table:style-name="ce93" table:formula="of:=VLOOKUP([.N42];B_PARTITE_GIRONI;7;0)" office:value-type="string" office:string-value="Aquile (15)" calcext:value-type="string">
            <text:p>Aquile (15)</text:p>
          </table:table-cell>
          <table:table-cell table:style-name="ce157" office:value-type="float" office:value="67" calcext:value-type="float">
            <text:p>67</text:p>
          </table:table-cell>
          <table:table-cell table:style-name="ce157" office:value-type="float" office:value="53" calcext:value-type="float">
            <text:p>53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5H30M00S" calcext:value-type="time">
            <text:p>15:30</text:p>
          </table:table-cell>
          <table:table-cell table:style-name="ce117" office:value-type="float" office:value="4" calcext:value-type="float">
            <text:p>4</text:p>
          </table:table-cell>
          <table:table-cell table:style-name="ce134" table:formula="of:=VLOOKUP([.W42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7" office:value-type="string" calcext:value-type="string">
            <text:p>GIALLO</text:p>
          </table:table-cell>
          <table:table-cell table:style-name="ce48" office:value-type="string" calcext:value-type="string">
            <text:p>ffff00</text:p>
          </table:table-cell>
          <table:table-cell table:number-columns-repeated="11"/>
          <table:table-cell table:style-name="ce113" office:value-type="float" office:value="41" calcext:value-type="float">
            <text:p>41</text:p>
          </table:table-cell>
          <table:table-cell table:style-name="ce31" table:formula="of:=VLOOKUP([.N43];B_PARTITE_GIRONI;2;0)" office:value-type="string" office:string-value="Girone" calcext:value-type="string">
            <text:p>Girone</text:p>
          </table:table-cell>
          <table:table-cell table:style-name="ce114" table:formula="of:=VLOOKUP([.N43];B_PARTITE_GIRONI;3;0)" office:value-type="string" office:string-value="E" calcext:value-type="string">
            <text:p>E</text:p>
          </table:table-cell>
          <table:table-cell table:style-name="ce93" table:formula="of:=VLOOKUP([.N43];B_PARTITE_GIRONI;6;0)" office:value-type="string" office:string-value="Bisonti (17)" calcext:value-type="string">
            <text:p>Bisonti (17)</text:p>
          </table:table-cell>
          <table:table-cell table:style-name="ce93" table:formula="of:=VLOOKUP([.N43];B_PARTITE_GIRONI;7;0)" office:value-type="string" office:string-value="Cinghiali (20)" calcext:value-type="string">
            <text:p>Cinghiali (20)</text:p>
          </table:table-cell>
          <table:table-cell table:style-name="ce157" office:value-type="float" office:value="42" calcext:value-type="float">
            <text:p>42</text:p>
          </table:table-cell>
          <table:table-cell table:style-name="ce157" office:value-type="float" office:value="82" calcext:value-type="float">
            <text:p>82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7H00M00S" calcext:value-type="time">
            <text:p>17:00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VLOOKUP([.W43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15" office:value-type="string" calcext:value-type="string">
            <text:p>VERDE</text:p>
          </table:table-cell>
          <table:table-cell table:style-name="ce48" office:value-type="string" calcext:value-type="string">
            <text:p>000800</text:p>
          </table:table-cell>
          <table:table-cell table:number-columns-repeated="11"/>
          <table:table-cell table:style-name="ce113" office:value-type="float" office:value="42" calcext:value-type="float">
            <text:p>42</text:p>
          </table:table-cell>
          <table:table-cell table:style-name="ce31" table:formula="of:=VLOOKUP([.N44];B_PARTITE_GIRONI;2;0)" office:value-type="string" office:string-value="Girone" calcext:value-type="string">
            <text:p>Girone</text:p>
          </table:table-cell>
          <table:table-cell table:style-name="ce114" table:formula="of:=VLOOKUP([.N44];B_PARTITE_GIRONI;3;0)" office:value-type="string" office:string-value="F" calcext:value-type="string">
            <text:p>F</text:p>
          </table:table-cell>
          <table:table-cell table:style-name="ce93" table:formula="of:=VLOOKUP([.N44];B_PARTITE_GIRONI;6;0)" office:value-type="string" office:string-value="Balene (21)" calcext:value-type="string">
            <text:p>Balene (21)</text:p>
          </table:table-cell>
          <table:table-cell table:style-name="ce93" table:formula="of:=VLOOKUP([.N44];B_PARTITE_GIRONI;7;0)" office:value-type="string" office:string-value="Fenicotteri (24)" calcext:value-type="string">
            <text:p>Fenicotteri (24)</text:p>
          </table:table-cell>
          <table:table-cell table:style-name="ce157" office:value-type="float" office:value="24" calcext:value-type="float">
            <text:p>24</text:p>
          </table:table-cell>
          <table:table-cell table:style-name="ce157" office:value-type="float" office:value="23" calcext:value-type="float">
            <text:p>23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7H00M00S" calcext:value-type="time">
            <text:p>17:0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W44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18" office:value-type="string" calcext:value-type="string">
            <text:p>BLU</text:p>
          </table:table-cell>
          <table:table-cell table:style-name="ce48" office:value-type="string" calcext:value-type="string">
            <text:p>0000ff</text:p>
          </table:table-cell>
          <table:table-cell table:number-columns-repeated="11"/>
          <table:table-cell table:style-name="ce113" office:value-type="float" office:value="43" calcext:value-type="float">
            <text:p>43</text:p>
          </table:table-cell>
          <table:table-cell table:style-name="ce31" table:formula="of:=VLOOKUP([.N45];B_PARTITE_GIRONI;2;0)" office:value-type="string" office:string-value="Girone" calcext:value-type="string">
            <text:p>Girone</text:p>
          </table:table-cell>
          <table:table-cell table:style-name="ce114" table:formula="of:=VLOOKUP([.N45];B_PARTITE_GIRONI;3;0)" office:value-type="string" office:string-value="G" calcext:value-type="string">
            <text:p>G</text:p>
          </table:table-cell>
          <table:table-cell table:style-name="ce93" table:formula="of:=VLOOKUP([.N45];B_PARTITE_GIRONI;6;0)" office:value-type="string" office:string-value="Istrici (25)" calcext:value-type="string">
            <text:p>Istrici (25)</text:p>
          </table:table-cell>
          <table:table-cell table:style-name="ce93" table:formula="of:=VLOOKUP([.N45];B_PARTITE_GIRONI;7;0)" office:value-type="string" office:string-value="Orche (28)" calcext:value-type="string">
            <text:p>Orche (28)</text:p>
          </table:table-cell>
          <table:table-cell table:style-name="ce157" office:value-type="float" office:value="32" calcext:value-type="float">
            <text:p>32</text:p>
          </table:table-cell>
          <table:table-cell table:style-name="ce157" office:value-type="float" office:value="31" calcext:value-type="float">
            <text:p>31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7H00M00S" calcext:value-type="time">
            <text:p>17:0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W4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37" office:value-type="string" calcext:value-type="string">
            <text:p>INDACO</text:p>
          </table:table-cell>
          <table:table-cell table:style-name="ce48" office:value-type="string" calcext:value-type="string">
            <text:p>4b0082</text:p>
          </table:table-cell>
          <table:table-cell table:number-columns-repeated="11"/>
          <table:table-cell table:style-name="ce113" office:value-type="float" office:value="44" calcext:value-type="float">
            <text:p>44</text:p>
          </table:table-cell>
          <table:table-cell table:style-name="ce31" table:formula="of:=VLOOKUP([.N46];B_PARTITE_GIRONI;2;0)" office:value-type="string" office:string-value="Girone" calcext:value-type="string">
            <text:p>Girone</text:p>
          </table:table-cell>
          <table:table-cell table:style-name="ce114" table:formula="of:=VLOOKUP([.N46];B_PARTITE_GIRONI;3;0)" office:value-type="string" office:string-value="H" calcext:value-type="string">
            <text:p>H</text:p>
          </table:table-cell>
          <table:table-cell table:style-name="ce93" table:formula="of:=VLOOKUP([.N46];B_PARTITE_GIRONI;6;0)" office:value-type="string" office:string-value="Piranha (29)" calcext:value-type="string">
            <text:p>Piranha (29)</text:p>
          </table:table-cell>
          <table:table-cell table:style-name="ce93" table:formula="of:=VLOOKUP([.N46];B_PARTITE_GIRONI;7;0)" office:value-type="string" office:string-value="Zebre (32)" calcext:value-type="string">
            <text:p>Zebre (32)</text:p>
          </table:table-cell>
          <table:table-cell table:style-name="ce157" office:value-type="float" office:value="86" calcext:value-type="float">
            <text:p>86</text:p>
          </table:table-cell>
          <table:table-cell table:style-name="ce157" office:value-type="float" office:value="73" calcext:value-type="float">
            <text:p>73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7H00M00S" calcext:value-type="time">
            <text:p>17:00</text:p>
          </table:table-cell>
          <table:table-cell table:style-name="ce117" office:value-type="float" office:value="4" calcext:value-type="float">
            <text:p>4</text:p>
          </table:table-cell>
          <table:table-cell table:style-name="ce134" table:formula="of:=VLOOKUP([.W46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40" office:value-type="string" calcext:value-type="string">
            <text:p>VIOLETTO</text:p>
          </table:table-cell>
          <table:table-cell table:style-name="ce48" office:value-type="string" calcext:value-type="string">
            <text:p>ee82ee</text:p>
          </table:table-cell>
          <table:table-cell table:number-columns-repeated="11"/>
          <table:table-cell table:style-name="ce113" office:value-type="float" office:value="45" calcext:value-type="float">
            <text:p>45</text:p>
          </table:table-cell>
          <table:table-cell table:style-name="ce31" table:formula="of:=VLOOKUP([.N47];B_PARTITE_GIRONI;2;0)" office:value-type="string" office:string-value="Girone" calcext:value-type="string">
            <text:p>Girone</text:p>
          </table:table-cell>
          <table:table-cell table:style-name="ce114" table:formula="of:=VLOOKUP([.N47];B_PARTITE_GIRONI;3;0)" office:value-type="string" office:string-value="E" calcext:value-type="string">
            <text:p>E</text:p>
          </table:table-cell>
          <table:table-cell table:style-name="ce93" table:formula="of:=VLOOKUP([.N47];B_PARTITE_GIRONI;6;0)" office:value-type="string" office:string-value="Bufali (18)" calcext:value-type="string">
            <text:p>Bufali (18)</text:p>
          </table:table-cell>
          <table:table-cell table:style-name="ce93" table:formula="of:=VLOOKUP([.N47];B_PARTITE_GIRONI;7;0)" office:value-type="string" office:string-value="Cervi (19)" calcext:value-type="string">
            <text:p>Cervi (19)</text:p>
          </table:table-cell>
          <table:table-cell table:style-name="ce157" office:value-type="float" office:value="66" calcext:value-type="float">
            <text:p>66</text:p>
          </table:table-cell>
          <table:table-cell table:style-name="ce157" office:value-type="float" office:value="49" calcext:value-type="float">
            <text:p>49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8H30M00S" calcext:value-type="time">
            <text:p>18:30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VLOOKUP([.W47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41" office:value-type="string" calcext:value-type="string">
            <text:p>NERO</text:p>
          </table:table-cell>
          <table:table-cell table:style-name="ce48" office:value-type="string" calcext:value-type="string">
            <text:p>000000</text:p>
          </table:table-cell>
          <table:table-cell table:number-columns-repeated="11"/>
          <table:table-cell table:style-name="ce113" office:value-type="float" office:value="46" calcext:value-type="float">
            <text:p>46</text:p>
          </table:table-cell>
          <table:table-cell table:style-name="ce31" table:formula="of:=VLOOKUP([.N48];B_PARTITE_GIRONI;2;0)" office:value-type="string" office:string-value="Girone" calcext:value-type="string">
            <text:p>Girone</text:p>
          </table:table-cell>
          <table:table-cell table:style-name="ce114" table:formula="of:=VLOOKUP([.N48];B_PARTITE_GIRONI;3;0)" office:value-type="string" office:string-value="F" calcext:value-type="string">
            <text:p>F</text:p>
          </table:table-cell>
          <table:table-cell table:style-name="ce93" table:formula="of:=VLOOKUP([.N48];B_PARTITE_GIRONI;6;0)" office:value-type="string" office:string-value="Gabbiani (22)" calcext:value-type="string">
            <text:p>Gabbiani (22)</text:p>
          </table:table-cell>
          <table:table-cell table:style-name="ce93" table:formula="of:=VLOOKUP([.N48];B_PARTITE_GIRONI;7;0)" office:value-type="string" office:string-value="Delfini (23)" calcext:value-type="string">
            <text:p>Delfini (23)</text:p>
          </table:table-cell>
          <table:table-cell table:style-name="ce157" office:value-type="float" office:value="94" calcext:value-type="float">
            <text:p>94</text:p>
          </table:table-cell>
          <table:table-cell table:style-name="ce157" office:value-type="float" office:value="38" calcext:value-type="float">
            <text:p>38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8H30M00S" calcext:value-type="time">
            <text:p>18:3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W48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52" office:value-type="string" calcext:value-type="string">
            <text:p>BLU_SCURO</text:p>
          </table:table-cell>
          <table:table-cell table:style-name="ce48" office:value-type="string" calcext:value-type="string">
            <text:p>1f4e79</text:p>
          </table:table-cell>
          <table:table-cell table:number-columns-repeated="11"/>
          <table:table-cell table:style-name="ce113" office:value-type="float" office:value="47" calcext:value-type="float">
            <text:p>47</text:p>
          </table:table-cell>
          <table:table-cell table:style-name="ce31" table:formula="of:=VLOOKUP([.N49];B_PARTITE_GIRONI;2;0)" office:value-type="string" office:string-value="Girone" calcext:value-type="string">
            <text:p>Girone</text:p>
          </table:table-cell>
          <table:table-cell table:style-name="ce114" table:formula="of:=VLOOKUP([.N49];B_PARTITE_GIRONI;3;0)" office:value-type="string" office:string-value="G" calcext:value-type="string">
            <text:p>G</text:p>
          </table:table-cell>
          <table:table-cell table:style-name="ce93" table:formula="of:=VLOOKUP([.N49];B_PARTITE_GIRONI;6;0)" office:value-type="string" office:string-value="Gorilla (26)" calcext:value-type="string">
            <text:p>Gorilla (26)</text:p>
          </table:table-cell>
          <table:table-cell table:style-name="ce93" table:formula="of:=VLOOKUP([.N49];B_PARTITE_GIRONI;7;0)" office:value-type="string" office:string-value="Muli (27)" calcext:value-type="string">
            <text:p>Muli (27)</text:p>
          </table:table-cell>
          <table:table-cell table:style-name="ce157" office:value-type="float" office:value="56" calcext:value-type="float">
            <text:p>56</text:p>
          </table:table-cell>
          <table:table-cell table:style-name="ce157" office:value-type="float" office:value="58" calcext:value-type="float">
            <text:p>58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8H30M00S" calcext:value-type="time">
            <text:p>18:3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W49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43" office:value-type="string" calcext:value-type="string">
            <text:p>VERDE_MEDIO</text:p>
          </table:table-cell>
          <table:table-cell table:style-name="ce48" office:value-type="string" calcext:value-type="string">
            <text:p>a9d18e</text:p>
          </table:table-cell>
          <table:table-cell table:number-columns-repeated="11"/>
          <table:table-cell table:style-name="ce11" office:value-type="float" office:value="48" calcext:value-type="float">
            <text:p>48</text:p>
          </table:table-cell>
          <table:table-cell table:style-name="ce32" table:formula="of:=VLOOKUP([.N50];B_PARTITE_GIRONI;2;0)" office:value-type="string" office:string-value="Girone" calcext:value-type="string">
            <text:p>Girone</text:p>
          </table:table-cell>
          <table:table-cell table:style-name="ce114" table:formula="of:=VLOOKUP([.N50];B_PARTITE_GIRONI;3;0)" office:value-type="string" office:string-value="H" calcext:value-type="string">
            <text:p>H</text:p>
          </table:table-cell>
          <table:table-cell table:style-name="ce97" table:formula="of:=VLOOKUP([.N50];B_PARTITE_GIRONI;6;0)" office:value-type="string" office:string-value="Scorpioni (30)" calcext:value-type="string">
            <text:p>Scorpioni (30)</text:p>
          </table:table-cell>
          <table:table-cell table:style-name="ce97" table:formula="of:=VLOOKUP([.N50];B_PARTITE_GIRONI;7;0)" office:value-type="string" office:string-value="Tonni (31)" calcext:value-type="string">
            <text:p>Tonni (31)</text:p>
          </table:table-cell>
          <table:table-cell table:style-name="ce158" office:value-type="float" office:value="39" calcext:value-type="float">
            <text:p>39</text:p>
          </table:table-cell>
          <table:table-cell table:style-name="ce158" office:value-type="float" office:value="81" calcext:value-type="float">
            <text:p>81</text:p>
          </table:table-cell>
          <table:table-cell table:style-name="ce122" office:value-type="date" office:date-value="2021-06-09" calcext:value-type="date">
            <text:p>mer 09/06/2021</text:p>
          </table:table-cell>
          <table:table-cell table:style-name="ce131" office:value-type="time" office:time-value="PT18H30M00S" calcext:value-type="time">
            <text:p>18:30</text:p>
          </table:table-cell>
          <table:table-cell table:style-name="ce118" office:value-type="float" office:value="4" calcext:value-type="float">
            <text:p>4</text:p>
          </table:table-cell>
          <table:table-cell table:style-name="ce135" table:formula="of:=VLOOKUP([.W50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44" office:value-type="string" calcext:value-type="string">
            <text:p>VERDE_CHIARO</text:p>
          </table:table-cell>
          <table:table-cell table:style-name="ce48" office:value-type="string" calcext:value-type="string">
            <text:p>c5e0b4</text:p>
          </table:table-cell>
          <table:table-cell table:number-columns-repeated="22"/>
        </table:table-row>
        <table:table-row table:style-name="ro1" table:number-rows-repeated="1048524">
          <table:table-cell table:number-columns-repeated="24"/>
        </table:table-row>
        <table:table-row table:style-name="ro1">
          <table:table-cell table:number-columns-repeated="24"/>
        </table:table-row>
        <calcext:conditional-formats>
          <calcext:conditional-format calcext:target-range-address="A_INSERIMENTI.H3:A_INSERIMENTI.H34 A_INSERIMENTI.O3:A_INSERIMENTI.P50">
            <calcext:condition calcext:apply-style-name="GIRONE_A" calcext:value="=&quot;A&quot;" calcext:base-cell-address="A_INSERIMENTI.H3"/>
          </calcext:conditional-format>
          <calcext:conditional-format calcext:target-range-address="A_INSERIMENTI.H3:A_INSERIMENTI.H34 A_INSERIMENTI.O3:A_INSERIMENTI.P50">
            <calcext:condition calcext:apply-style-name="GIRONE_B" calcext:value="=&quot;B&quot;" calcext:base-cell-address="A_INSERIMENTI.H3"/>
          </calcext:conditional-format>
          <calcext:conditional-format calcext:target-range-address="A_INSERIMENTI.H3:A_INSERIMENTI.H34 A_INSERIMENTI.O3:A_INSERIMENTI.P50">
            <calcext:condition calcext:apply-style-name="GIRONE_C" calcext:value="=&quot;C&quot;" calcext:base-cell-address="A_INSERIMENTI.H3"/>
          </calcext:conditional-format>
          <calcext:conditional-format calcext:target-range-address="A_INSERIMENTI.H3:A_INSERIMENTI.H34 A_INSERIMENTI.O3:A_INSERIMENTI.P50">
            <calcext:condition calcext:apply-style-name="GIRONE_D" calcext:value="=&quot;D&quot;" calcext:base-cell-address="A_INSERIMENTI.H3"/>
          </calcext:conditional-format>
          <calcext:conditional-format calcext:target-range-address="A_INSERIMENTI.H3:A_INSERIMENTI.H34 A_INSERIMENTI.O3:A_INSERIMENTI.P50">
            <calcext:condition calcext:apply-style-name="GIRONE_E" calcext:value="=&quot;E&quot;" calcext:base-cell-address="A_INSERIMENTI.H3"/>
          </calcext:conditional-format>
          <calcext:conditional-format calcext:target-range-address="A_INSERIMENTI.H3:A_INSERIMENTI.H34 A_INSERIMENTI.O3:A_INSERIMENTI.P50">
            <calcext:condition calcext:apply-style-name="GIRONE_F" calcext:value="=&quot;F&quot;" calcext:base-cell-address="A_INSERIMENTI.H3"/>
          </calcext:conditional-format>
          <calcext:conditional-format calcext:target-range-address="A_INSERIMENTI.H3:A_INSERIMENTI.H34 A_INSERIMENTI.O3:A_INSERIMENTI.P50">
            <calcext:condition calcext:apply-style-name="GIRONE_G" calcext:value="=&quot;G&quot;" calcext:base-cell-address="A_INSERIMENTI.H3"/>
          </calcext:conditional-format>
          <calcext:conditional-format calcext:target-range-address="A_INSERIMENTI.H3:A_INSERIMENTI.H34 A_INSERIMENTI.O3:A_INSERIMENTI.P50">
            <calcext:condition calcext:apply-style-name="GIRONE_H" calcext:value="=&quot;H&quot;" calcext:base-cell-address="A_INSERIMENTI.H3"/>
          </calcext:conditional-format>
        </calcext:conditional-formats>
      </table:table>
      <table:table table:name="B_ELABORAZIONE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ce151"/>
        <table:table-column table:style-name="co8" table:default-cell-style-name="ce151"/>
        <table:table-column table:style-name="co5" table:number-columns-repeated="2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2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5" office:value-type="string" calcext:value-type="string" table:number-columns-spanned="23" table:number-rows-spanned="1">
            <text:p>PARTITE_GIRONI</text:p>
          </table:table-cell>
          <table:covered-table-cell table:number-columns-repeated="2" table:style-name="ce147"/>
          <table:covered-table-cell table:number-columns-repeated="2" table:style-name="ce101"/>
          <table:covered-table-cell table:number-columns-repeated="2" table:style-name="ce21"/>
          <table:covered-table-cell table:number-columns-repeated="2" table:style-name="ce101"/>
          <table:covered-table-cell table:number-columns-repeated="2" table:style-name="ce21"/>
          <table:covered-table-cell table:number-columns-repeated="11" table:style-name="ce101"/>
          <table:covered-table-cell table:style-name="ce33"/>
        </table:table-row>
        <table:table-row table:style-name="ro2">
          <table:table-cell table:style-name="ce8" office:value-type="string" calcext:value-type="string">
            <text:p>N.</text:p>
            <text:p>Gara</text:p>
          </table:table-cell>
          <table:table-cell table:style-name="ce147" office:value-type="string" calcext:value-type="string">
            <text:p>Tipo</text:p>
            <text:p>Gara</text:p>
          </table:table-cell>
          <table:table-cell table:style-name="ce147" office:value-type="string" calcext:value-type="string">
            <text:p>Girone</text:p>
            <text:p>/</text:p>
            <text:p>Turno</text:p>
          </table:table-cell>
          <table:table-cell table:style-name="ce101" office:value-type="string" calcext:value-type="string">
            <text:p>Codice</text:p>
            <text:p>Sq.</text:p>
            <text:p>A</text:p>
          </table:table-cell>
          <table:table-cell table:style-name="ce101" office:value-type="string" calcext:value-type="string">
            <text:p>Codice</text:p>
            <text:p>Sq.</text:p>
            <text:p>A</text:p>
          </table:table-cell>
          <table:table-cell table:style-name="ce21" office:value-type="string" calcext:value-type="string">
            <text:p>Squadra A</text:p>
          </table:table-cell>
          <table:table-cell table:style-name="ce21" office:value-type="string" calcext:value-type="string">
            <text:p>Squadra B</text:p>
          </table:table-cell>
          <table:table-cell table:style-name="ce101" office:value-type="string" calcext:value-type="string">
            <text:p>Risultato</text:p>
            <text:p>Squadra</text:p>
            <text:p>A</text:p>
          </table:table-cell>
          <table:table-cell table:style-name="ce101" office:value-type="string" calcext:value-type="string">
            <text:p>Risultato</text:p>
            <text:p>Squadra</text:p>
            <text:p>B</text:p>
          </table:table-cell>
          <table:table-cell table:style-name="ce21" office:value-type="string" calcext:value-type="string">
            <text:p>Squadra</text:p>
            <text:p>Vincente</text:p>
          </table:table-cell>
          <table:table-cell table:style-name="ce21" office:value-type="string" calcext:value-type="string">
            <text:p>Squadra</text:p>
            <text:p>Perdente</text:p>
          </table:table-cell>
          <table:table-cell table:style-name="ce101" office:value-type="string" calcext:value-type="string">
            <text:p>Vinta</text:p>
            <text:p/>
            <text:p>A</text:p>
          </table:table-cell>
          <table:table-cell table:style-name="ce101" office:value-type="string" calcext:value-type="string">
            <text:p>Persa</text:p>
            <text:p/>
            <text:p>A</text:p>
          </table:table-cell>
          <table:table-cell table:style-name="ce101" office:value-type="string" calcext:value-type="string">
            <text:p>Forfait</text:p>
            <text:p/>
            <text:p>A</text:p>
          </table:table-cell>
          <table:table-cell table:style-name="ce101" office:value-type="string" calcext:value-type="string">
            <text:p>P. Fatti</text:p>
            <text:p/>
            <text:p>A</text:p>
          </table:table-cell>
          <table:table-cell table:style-name="ce101" office:value-type="string" calcext:value-type="string">
            <text:p>P. Subiti</text:p>
            <text:p/>
            <text:p>A</text:p>
          </table:table-cell>
          <table:table-cell table:style-name="ce101" office:value-type="string" calcext:value-type="string">
            <text:p>Differenza</text:p>
            <text:p>Canestri</text:p>
            <text:p>A</text:p>
          </table:table-cell>
          <table:table-cell table:style-name="ce101" office:value-type="string" calcext:value-type="string">
            <text:p>Vinta</text:p>
            <text:p/>
            <text:p>B</text:p>
          </table:table-cell>
          <table:table-cell table:style-name="ce101" office:value-type="string" calcext:value-type="string">
            <text:p>Persa</text:p>
            <text:p/>
            <text:p>B</text:p>
          </table:table-cell>
          <table:table-cell table:style-name="ce101" office:value-type="string" calcext:value-type="string">
            <text:p>Forfait</text:p>
            <text:p/>
            <text:p>B</text:p>
          </table:table-cell>
          <table:table-cell table:style-name="ce101" office:value-type="string" calcext:value-type="string">
            <text:p>P. Fatti</text:p>
            <text:p/>
            <text:p>B</text:p>
          </table:table-cell>
          <table:table-cell table:style-name="ce101" office:value-type="string" calcext:value-type="string">
            <text:p>P. Subiti</text:p>
            <text:p/>
            <text:p>B</text:p>
          </table:table-cell>
          <table:table-cell table:style-name="ce33" office:value-type="string" calcext:value-type="string">
            <text:p>Differenza</text:p>
            <text:p>Canestri</text:p>
            <text:p>B</text:p>
          </table:table-cell>
        </table:table-row>
        <table:table-row table:style-name="ro1">
          <table:table-cell table:style-name="ce146" office:value-type="float" office:value="1" calcext:value-type="float">
            <text:p>1</text:p>
          </table:table-cell>
          <table:table-cell table:style-name="ce148" office:value-type="string" calcext:value-type="string">
            <text:p>Girone</text:p>
          </table:table-cell>
          <table:table-cell table:style-name="ce152" office:value-type="string" calcext:value-type="string">
            <text:p>A</text:p>
          </table:table-cell>
          <table:table-cell table:style-name="ce160" office:value-type="string" calcext:value-type="string">
            <text:p>A1</text:p>
          </table:table-cell>
          <table:table-cell table:style-name="ce160" office:value-type="string" calcext:value-type="string">
            <text:p>A2</text:p>
          </table:table-cell>
          <table:table-cell table:style-name="ce115" table:formula="of:=IF([.B3]=&quot;Girone&quot;;VLOOKUP([.D3];A_SQUADRE_PER_CODICE;3);&quot;ERRORE!&quot;)" office:value-type="string" office:string-value="Leoni (1)" calcext:value-type="string">
            <text:p>Leoni (1)</text:p>
          </table:table-cell>
          <table:table-cell table:style-name="ce115" table:formula="of:=IF([.B3]=&quot;Girone&quot;;VLOOKUP([.E3];A_SQUADRE_PER_CODICE;3);&quot;ERRORE!&quot;)" office:value-type="string" office:string-value="Pantere (2)" calcext:value-type="string">
            <text:p>Pantere (2)</text:p>
          </table:table-cell>
          <table:table-cell table:style-name="ce160" table:formula="of:=VLOOKUP([.A3];A_4_INPUT_DATE_E_RISULTATI_GIRONI;6;0)" office:value-type="float" office:value="72" calcext:value-type="float">
            <text:p>72</text:p>
          </table:table-cell>
          <table:table-cell table:style-name="ce160" table:formula="of:=VLOOKUP([.A3];A_4_INPUT_DATE_E_RISULTATI_GIRONI;7;0)" office:value-type="float" office:value="49" calcext:value-type="float">
            <text:p>49</text:p>
          </table:table-cell>
          <table:table-cell table:style-name="ce165" table:formula="of:=IF([.H3]&gt;[.I3];[.F3];[.G3])" office:value-type="string" office:string-value="Leoni (1)" calcext:value-type="string">
            <text:p>Leoni (1)</text:p>
          </table:table-cell>
          <table:table-cell table:style-name="ce115" table:formula="of:=IF([.H3]&lt;[.I3];[.F3];[.G3])" office:value-type="string" office:string-value="Pantere (2)" calcext:value-type="string">
            <text:p>Pantere (2)</text:p>
          </table:table-cell>
          <table:table-cell table:style-name="ce160" table:formula="of:=1*([.H3]&gt;[.I3])" office:value-type="float" office:value="1" calcext:value-type="float">
            <text:p>1</text:p>
          </table:table-cell>
          <table:table-cell table:style-name="ce167" table:formula="of:=1*([.H3]&lt;[.I3])*NOT(([.H3]&amp;&quot;-&quot;&amp;[.I3]=&quot;20-0&quot;))" office:value-type="float" office:value="0" calcext:value-type="float">
            <text:p>0</text:p>
          </table:table-cell>
          <table:table-cell table:style-name="ce167" table:formula="of:=1*([.H3]&amp;&quot;-&quot;&amp;[.I3]=&quot;20-0&quot;)" office:value-type="float" office:value="0" calcext:value-type="float">
            <text:p>0</text:p>
          </table:table-cell>
          <table:table-cell table:style-name="ce160" table:formula="of:=[.H3]" office:value-type="float" office:value="72" calcext:value-type="float">
            <text:p>72</text:p>
          </table:table-cell>
          <table:table-cell table:style-name="ce160" table:formula="of:=[.I3]" office:value-type="float" office:value="49" calcext:value-type="float">
            <text:p>49</text:p>
          </table:table-cell>
          <table:table-cell table:style-name="ce170" table:formula="of:=[.O3]-[.P3]" office:value-type="float" office:value="23" calcext:value-type="float">
            <text:p>+23</text:p>
          </table:table-cell>
          <table:table-cell table:style-name="ce160" table:formula="of:=1*([.I3]&gt;[.H3])" office:value-type="float" office:value="0" calcext:value-type="float">
            <text:p>0</text:p>
          </table:table-cell>
          <table:table-cell table:style-name="ce167" table:formula="of:=1*([.I3]&lt;[.H3])*NOT(([.H3]&amp;&quot;-&quot;&amp;[.I3]=&quot;0-20&quot;))" office:value-type="float" office:value="1" calcext:value-type="float">
            <text:p>1</text:p>
          </table:table-cell>
          <table:table-cell table:style-name="ce160" table:formula="of:=1*([.H3]&amp;&quot;-&quot;&amp;[.I3]=&quot;0-20&quot;)" office:value-type="float" office:value="0" calcext:value-type="float">
            <text:p>0</text:p>
          </table:table-cell>
          <table:table-cell table:style-name="ce160" table:formula="of:=[.I3]" office:value-type="float" office:value="49" calcext:value-type="float">
            <text:p>49</text:p>
          </table:table-cell>
          <table:table-cell table:style-name="ce160" table:formula="of:=[.H3]" office:value-type="float" office:value="72" calcext:value-type="float">
            <text:p>72</text:p>
          </table:table-cell>
          <table:table-cell table:style-name="ce173" table:formula="of:=[.U3]-[.V3]" office:value-type="float" office:value="-23" calcext:value-type="float">
            <text:p>-23</text:p>
          </table:table-cell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A</text:p>
          </table:table-cell>
          <table:table-cell table:style-name="ce162" office:value-type="string" calcext:value-type="string">
            <text:p>A1</text:p>
          </table:table-cell>
          <table:table-cell table:style-name="ce162" office:value-type="string" calcext:value-type="string">
            <text:p>A3</text:p>
          </table:table-cell>
          <table:table-cell table:style-name="ce27" table:formula="of:=IF([.B4]=&quot;Girone&quot;;VLOOKUP([.D4];A_SQUADRE_PER_CODICE;3);&quot;ERRORE!&quot;)" office:value-type="string" office:string-value="Leoni (1)" calcext:value-type="string">
            <text:p>Leoni (1)</text:p>
          </table:table-cell>
          <table:table-cell table:style-name="ce27" table:formula="of:=IF([.B4]=&quot;Girone&quot;;VLOOKUP([.E4];A_SQUADRE_PER_CODICE;3);&quot;ERRORE!&quot;)" office:value-type="string" office:string-value="Tigri (3)" calcext:value-type="string">
            <text:p>Tigri (3)</text:p>
          </table:table-cell>
          <table:table-cell table:style-name="ce162" table:formula="of:=VLOOKUP([.A4];A_4_INPUT_DATE_E_RISULTATI_GIRONI;6;0)" office:value-type="float" office:value="90" calcext:value-type="float">
            <text:p>90</text:p>
          </table:table-cell>
          <table:table-cell table:style-name="ce162" table:formula="of:=VLOOKUP([.A4];A_4_INPUT_DATE_E_RISULTATI_GIRONI;7;0)" office:value-type="float" office:value="22" calcext:value-type="float">
            <text:p>22</text:p>
          </table:table-cell>
          <table:table-cell table:style-name="ce27" table:formula="of:=IF([.H4]&gt;[.I4];[.F4];[.G4])" office:value-type="string" office:string-value="Leoni (1)" calcext:value-type="string">
            <text:p>Leoni (1)</text:p>
          </table:table-cell>
          <table:table-cell table:style-name="ce27" table:formula="of:=IF([.H4]&lt;[.I4];[.F4];[.G4])" office:value-type="string" office:string-value="Tigri (3)" calcext:value-type="string">
            <text:p>Tigri (3)</text:p>
          </table:table-cell>
          <table:table-cell table:style-name="ce162" table:formula="of:=1*([.H4]&gt;[.I4])" office:value-type="float" office:value="1" calcext:value-type="float">
            <text:p>1</text:p>
          </table:table-cell>
          <table:table-cell table:style-name="ce168" table:formula="of:=1*([.H4]&lt;[.I4])*NOT(([.H4]&amp;&quot;-&quot;&amp;[.I4]=&quot;20-0&quot;))" office:value-type="float" office:value="0" calcext:value-type="float">
            <text:p>0</text:p>
          </table:table-cell>
          <table:table-cell table:style-name="ce168" table:formula="of:=1*([.H4]&amp;&quot;-&quot;&amp;[.I4]=&quot;20-0&quot;)" office:value-type="float" office:value="0" calcext:value-type="float">
            <text:p>0</text:p>
          </table:table-cell>
          <table:table-cell table:style-name="ce162" table:formula="of:=[.H4]" office:value-type="float" office:value="90" calcext:value-type="float">
            <text:p>90</text:p>
          </table:table-cell>
          <table:table-cell table:style-name="ce162" table:formula="of:=[.I4]" office:value-type="float" office:value="22" calcext:value-type="float">
            <text:p>22</text:p>
          </table:table-cell>
          <table:table-cell table:style-name="ce171" table:formula="of:=[.O4]-[.P4]" office:value-type="float" office:value="68" calcext:value-type="float">
            <text:p>+68</text:p>
          </table:table-cell>
          <table:table-cell table:style-name="ce162" table:formula="of:=1*([.I4]&gt;[.H4])" office:value-type="float" office:value="0" calcext:value-type="float">
            <text:p>0</text:p>
          </table:table-cell>
          <table:table-cell table:style-name="ce162" table:formula="of:=1*([.I4]&lt;[.H4])*NOT(([.H4]&amp;&quot;-&quot;&amp;[.I4]=&quot;0-20&quot;))" office:value-type="float" office:value="1" calcext:value-type="float">
            <text:p>1</text:p>
          </table:table-cell>
          <table:table-cell table:style-name="ce162" table:formula="of:=1*([.H4]&amp;&quot;-&quot;&amp;[.I4]=&quot;0-20&quot;)" office:value-type="float" office:value="0" calcext:value-type="float">
            <text:p>0</text:p>
          </table:table-cell>
          <table:table-cell table:style-name="ce162" table:formula="of:=[.I4]" office:value-type="float" office:value="22" calcext:value-type="float">
            <text:p>22</text:p>
          </table:table-cell>
          <table:table-cell table:style-name="ce162" table:formula="of:=[.H4]" office:value-type="float" office:value="90" calcext:value-type="float">
            <text:p>90</text:p>
          </table:table-cell>
          <table:table-cell table:style-name="ce175" table:formula="of:=[.U4]-[.V4]" office:value-type="float" office:value="-68" calcext:value-type="float">
            <text:p>-68</text:p>
          </table:table-cell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A</text:p>
          </table:table-cell>
          <table:table-cell table:style-name="ce162" office:value-type="string" calcext:value-type="string">
            <text:p>A1</text:p>
          </table:table-cell>
          <table:table-cell table:style-name="ce162" office:value-type="string" calcext:value-type="string">
            <text:p>A4</text:p>
          </table:table-cell>
          <table:table-cell table:style-name="ce27" table:formula="of:=IF([.B5]=&quot;Girone&quot;;VLOOKUP([.D5];A_SQUADRE_PER_CODICE;3);&quot;ERRORE!&quot;)" office:value-type="string" office:string-value="Leoni (1)" calcext:value-type="string">
            <text:p>Leoni (1)</text:p>
          </table:table-cell>
          <table:table-cell table:style-name="ce27" table:formula="of:=IF([.B5]=&quot;Girone&quot;;VLOOKUP([.E5];A_SQUADRE_PER_CODICE;3);&quot;ERRORE!&quot;)" office:value-type="string" office:string-value="Ghepardi (4)" calcext:value-type="string">
            <text:p>Ghepardi (4)</text:p>
          </table:table-cell>
          <table:table-cell table:style-name="ce162" table:formula="of:=VLOOKUP([.A5];A_4_INPUT_DATE_E_RISULTATI_GIRONI;6;0)" office:value-type="float" office:value="25" calcext:value-type="float">
            <text:p>25</text:p>
          </table:table-cell>
          <table:table-cell table:style-name="ce162" table:formula="of:=VLOOKUP([.A5];A_4_INPUT_DATE_E_RISULTATI_GIRONI;7;0)" office:value-type="float" office:value="82" calcext:value-type="float">
            <text:p>82</text:p>
          </table:table-cell>
          <table:table-cell table:style-name="ce27" table:formula="of:=IF([.H5]&gt;[.I5];[.F5];[.G5])" office:value-type="string" office:string-value="Ghepardi (4)" calcext:value-type="string">
            <text:p>Ghepardi (4)</text:p>
          </table:table-cell>
          <table:table-cell table:style-name="ce27" table:formula="of:=IF([.H5]&lt;[.I5];[.F5];[.G5])" office:value-type="string" office:string-value="Leoni (1)" calcext:value-type="string">
            <text:p>Leoni (1)</text:p>
          </table:table-cell>
          <table:table-cell table:style-name="ce162" table:formula="of:=1*([.H5]&gt;[.I5])" office:value-type="float" office:value="0" calcext:value-type="float">
            <text:p>0</text:p>
          </table:table-cell>
          <table:table-cell table:style-name="ce168" table:formula="of:=1*([.H5]&lt;[.I5])*NOT(([.H5]&amp;&quot;-&quot;&amp;[.I5]=&quot;20-0&quot;))" office:value-type="float" office:value="1" calcext:value-type="float">
            <text:p>1</text:p>
          </table:table-cell>
          <table:table-cell table:style-name="ce168" table:formula="of:=1*([.H5]&amp;&quot;-&quot;&amp;[.I5]=&quot;20-0&quot;)" office:value-type="float" office:value="0" calcext:value-type="float">
            <text:p>0</text:p>
          </table:table-cell>
          <table:table-cell table:style-name="ce162" table:formula="of:=[.H5]" office:value-type="float" office:value="25" calcext:value-type="float">
            <text:p>25</text:p>
          </table:table-cell>
          <table:table-cell table:style-name="ce162" table:formula="of:=[.I5]" office:value-type="float" office:value="82" calcext:value-type="float">
            <text:p>82</text:p>
          </table:table-cell>
          <table:table-cell table:style-name="ce171" table:formula="of:=[.O5]-[.P5]" office:value-type="float" office:value="-57" calcext:value-type="float">
            <text:p>-57</text:p>
          </table:table-cell>
          <table:table-cell table:style-name="ce162" table:formula="of:=1*([.I5]&gt;[.H5])" office:value-type="float" office:value="1" calcext:value-type="float">
            <text:p>1</text:p>
          </table:table-cell>
          <table:table-cell table:style-name="ce162" table:formula="of:=1*([.I5]&lt;[.H5])*NOT(([.H5]&amp;&quot;-&quot;&amp;[.I5]=&quot;0-20&quot;))" office:value-type="float" office:value="0" calcext:value-type="float">
            <text:p>0</text:p>
          </table:table-cell>
          <table:table-cell table:style-name="ce162" table:formula="of:=1*([.H5]&amp;&quot;-&quot;&amp;[.I5]=&quot;0-20&quot;)" office:value-type="float" office:value="0" calcext:value-type="float">
            <text:p>0</text:p>
          </table:table-cell>
          <table:table-cell table:style-name="ce162" table:formula="of:=[.I5]" office:value-type="float" office:value="82" calcext:value-type="float">
            <text:p>82</text:p>
          </table:table-cell>
          <table:table-cell table:style-name="ce162" table:formula="of:=[.H5]" office:value-type="float" office:value="25" calcext:value-type="float">
            <text:p>25</text:p>
          </table:table-cell>
          <table:table-cell table:style-name="ce175" table:formula="of:=[.U5]-[.V5]" office:value-type="float" office:value="57" calcext:value-type="float">
            <text:p>+57</text:p>
          </table:table-cell>
        </table:table-row>
        <table:table-row table:style-name="ro1">
          <table:table-cell table:style-name="ce17" office:value-type="float" office:value="37" calcext:value-type="float">
            <text:p>37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A</text:p>
          </table:table-cell>
          <table:table-cell table:style-name="ce162" office:value-type="string" calcext:value-type="string">
            <text:p>A2</text:p>
          </table:table-cell>
          <table:table-cell table:style-name="ce162" office:value-type="string" calcext:value-type="string">
            <text:p>A3</text:p>
          </table:table-cell>
          <table:table-cell table:style-name="ce27" table:formula="of:=IF([.B6]=&quot;Girone&quot;;VLOOKUP([.D6];A_SQUADRE_PER_CODICE;3);&quot;ERRORE!&quot;)" office:value-type="string" office:string-value="Pantere (2)" calcext:value-type="string">
            <text:p>Pantere (2)</text:p>
          </table:table-cell>
          <table:table-cell table:style-name="ce27" table:formula="of:=IF([.B6]=&quot;Girone&quot;;VLOOKUP([.E6];A_SQUADRE_PER_CODICE;3);&quot;ERRORE!&quot;)" office:value-type="string" office:string-value="Tigri (3)" calcext:value-type="string">
            <text:p>Tigri (3)</text:p>
          </table:table-cell>
          <table:table-cell table:style-name="ce162" table:formula="of:=VLOOKUP([.A6];A_4_INPUT_DATE_E_RISULTATI_GIRONI;6;0)" office:value-type="float" office:value="93" calcext:value-type="float">
            <text:p>93</text:p>
          </table:table-cell>
          <table:table-cell table:style-name="ce162" table:formula="of:=VLOOKUP([.A6];A_4_INPUT_DATE_E_RISULTATI_GIRONI;7;0)" office:value-type="float" office:value="30" calcext:value-type="float">
            <text:p>30</text:p>
          </table:table-cell>
          <table:table-cell table:style-name="ce27" table:formula="of:=IF([.H6]&gt;[.I6];[.F6];[.G6])" office:value-type="string" office:string-value="Pantere (2)" calcext:value-type="string">
            <text:p>Pantere (2)</text:p>
          </table:table-cell>
          <table:table-cell table:style-name="ce27" table:formula="of:=IF([.H6]&lt;[.I6];[.F6];[.G6])" office:value-type="string" office:string-value="Tigri (3)" calcext:value-type="string">
            <text:p>Tigri (3)</text:p>
          </table:table-cell>
          <table:table-cell table:style-name="ce162" table:formula="of:=1*([.H6]&gt;[.I6])" office:value-type="float" office:value="1" calcext:value-type="float">
            <text:p>1</text:p>
          </table:table-cell>
          <table:table-cell table:style-name="ce168" table:formula="of:=1*([.H6]&lt;[.I6])*NOT(([.H6]&amp;&quot;-&quot;&amp;[.I6]=&quot;20-0&quot;))" office:value-type="float" office:value="0" calcext:value-type="float">
            <text:p>0</text:p>
          </table:table-cell>
          <table:table-cell table:style-name="ce168" table:formula="of:=1*([.H6]&amp;&quot;-&quot;&amp;[.I6]=&quot;20-0&quot;)" office:value-type="float" office:value="0" calcext:value-type="float">
            <text:p>0</text:p>
          </table:table-cell>
          <table:table-cell table:style-name="ce162" table:formula="of:=[.H6]" office:value-type="float" office:value="93" calcext:value-type="float">
            <text:p>93</text:p>
          </table:table-cell>
          <table:table-cell table:style-name="ce162" table:formula="of:=[.I6]" office:value-type="float" office:value="30" calcext:value-type="float">
            <text:p>30</text:p>
          </table:table-cell>
          <table:table-cell table:style-name="ce171" table:formula="of:=[.O6]-[.P6]" office:value-type="float" office:value="63" calcext:value-type="float">
            <text:p>+63</text:p>
          </table:table-cell>
          <table:table-cell table:style-name="ce162" table:formula="of:=1*([.I6]&gt;[.H6])" office:value-type="float" office:value="0" calcext:value-type="float">
            <text:p>0</text:p>
          </table:table-cell>
          <table:table-cell table:style-name="ce162" table:formula="of:=1*([.I6]&lt;[.H6])*NOT(([.H6]&amp;&quot;-&quot;&amp;[.I6]=&quot;0-20&quot;))" office:value-type="float" office:value="1" calcext:value-type="float">
            <text:p>1</text:p>
          </table:table-cell>
          <table:table-cell table:style-name="ce162" table:formula="of:=1*([.H6]&amp;&quot;-&quot;&amp;[.I6]=&quot;0-20&quot;)" office:value-type="float" office:value="0" calcext:value-type="float">
            <text:p>0</text:p>
          </table:table-cell>
          <table:table-cell table:style-name="ce162" table:formula="of:=[.I6]" office:value-type="float" office:value="30" calcext:value-type="float">
            <text:p>30</text:p>
          </table:table-cell>
          <table:table-cell table:style-name="ce162" table:formula="of:=[.H6]" office:value-type="float" office:value="93" calcext:value-type="float">
            <text:p>93</text:p>
          </table:table-cell>
          <table:table-cell table:style-name="ce175" table:formula="of:=[.U6]-[.V6]" office:value-type="float" office:value="-63" calcext:value-type="float">
            <text:p>-63</text:p>
          </table:table-cell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A</text:p>
          </table:table-cell>
          <table:table-cell table:style-name="ce162" office:value-type="string" calcext:value-type="string">
            <text:p>A2</text:p>
          </table:table-cell>
          <table:table-cell table:style-name="ce162" office:value-type="string" calcext:value-type="string">
            <text:p>A4</text:p>
          </table:table-cell>
          <table:table-cell table:style-name="ce27" table:formula="of:=IF([.B7]=&quot;Girone&quot;;VLOOKUP([.D7];A_SQUADRE_PER_CODICE;3);&quot;ERRORE!&quot;)" office:value-type="string" office:string-value="Pantere (2)" calcext:value-type="string">
            <text:p>Pantere (2)</text:p>
          </table:table-cell>
          <table:table-cell table:style-name="ce27" table:formula="of:=IF([.B7]=&quot;Girone&quot;;VLOOKUP([.E7];A_SQUADRE_PER_CODICE;3);&quot;ERRORE!&quot;)" office:value-type="string" office:string-value="Ghepardi (4)" calcext:value-type="string">
            <text:p>Ghepardi (4)</text:p>
          </table:table-cell>
          <table:table-cell table:style-name="ce162" table:formula="of:=VLOOKUP([.A7];A_4_INPUT_DATE_E_RISULTATI_GIRONI;6;0)" office:value-type="float" office:value="57" calcext:value-type="float">
            <text:p>57</text:p>
          </table:table-cell>
          <table:table-cell table:style-name="ce162" table:formula="of:=VLOOKUP([.A7];A_4_INPUT_DATE_E_RISULTATI_GIRONI;7;0)" office:value-type="float" office:value="21" calcext:value-type="float">
            <text:p>21</text:p>
          </table:table-cell>
          <table:table-cell table:style-name="ce27" table:formula="of:=IF([.H7]&gt;[.I7];[.F7];[.G7])" office:value-type="string" office:string-value="Pantere (2)" calcext:value-type="string">
            <text:p>Pantere (2)</text:p>
          </table:table-cell>
          <table:table-cell table:style-name="ce27" table:formula="of:=IF([.H7]&lt;[.I7];[.F7];[.G7])" office:value-type="string" office:string-value="Ghepardi (4)" calcext:value-type="string">
            <text:p>Ghepardi (4)</text:p>
          </table:table-cell>
          <table:table-cell table:style-name="ce162" table:formula="of:=1*([.H7]&gt;[.I7])" office:value-type="float" office:value="1" calcext:value-type="float">
            <text:p>1</text:p>
          </table:table-cell>
          <table:table-cell table:style-name="ce168" table:formula="of:=1*([.H7]&lt;[.I7])*NOT(([.H7]&amp;&quot;-&quot;&amp;[.I7]=&quot;20-0&quot;))" office:value-type="float" office:value="0" calcext:value-type="float">
            <text:p>0</text:p>
          </table:table-cell>
          <table:table-cell table:style-name="ce168" table:formula="of:=1*([.H7]&amp;&quot;-&quot;&amp;[.I7]=&quot;20-0&quot;)" office:value-type="float" office:value="0" calcext:value-type="float">
            <text:p>0</text:p>
          </table:table-cell>
          <table:table-cell table:style-name="ce162" table:formula="of:=[.H7]" office:value-type="float" office:value="57" calcext:value-type="float">
            <text:p>57</text:p>
          </table:table-cell>
          <table:table-cell table:style-name="ce162" table:formula="of:=[.I7]" office:value-type="float" office:value="21" calcext:value-type="float">
            <text:p>21</text:p>
          </table:table-cell>
          <table:table-cell table:style-name="ce171" table:formula="of:=[.O7]-[.P7]" office:value-type="float" office:value="36" calcext:value-type="float">
            <text:p>+36</text:p>
          </table:table-cell>
          <table:table-cell table:style-name="ce162" table:formula="of:=1*([.I7]&gt;[.H7])" office:value-type="float" office:value="0" calcext:value-type="float">
            <text:p>0</text:p>
          </table:table-cell>
          <table:table-cell table:style-name="ce162" table:formula="of:=1*([.I7]&lt;[.H7])*NOT(([.H7]&amp;&quot;-&quot;&amp;[.I7]=&quot;0-20&quot;))" office:value-type="float" office:value="1" calcext:value-type="float">
            <text:p>1</text:p>
          </table:table-cell>
          <table:table-cell table:style-name="ce162" table:formula="of:=1*([.H7]&amp;&quot;-&quot;&amp;[.I7]=&quot;0-20&quot;)" office:value-type="float" office:value="0" calcext:value-type="float">
            <text:p>0</text:p>
          </table:table-cell>
          <table:table-cell table:style-name="ce162" table:formula="of:=[.I7]" office:value-type="float" office:value="21" calcext:value-type="float">
            <text:p>21</text:p>
          </table:table-cell>
          <table:table-cell table:style-name="ce162" table:formula="of:=[.H7]" office:value-type="float" office:value="57" calcext:value-type="float">
            <text:p>57</text:p>
          </table:table-cell>
          <table:table-cell table:style-name="ce175" table:formula="of:=[.U7]-[.V7]" office:value-type="float" office:value="-36" calcext:value-type="float">
            <text:p>-36</text:p>
          </table:table-cell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A</text:p>
          </table:table-cell>
          <table:table-cell table:style-name="ce162" office:value-type="string" calcext:value-type="string">
            <text:p>A3</text:p>
          </table:table-cell>
          <table:table-cell table:style-name="ce162" office:value-type="string" calcext:value-type="string">
            <text:p>A4</text:p>
          </table:table-cell>
          <table:table-cell table:style-name="ce27" table:formula="of:=IF([.B8]=&quot;Girone&quot;;VLOOKUP([.D8];A_SQUADRE_PER_CODICE;3);&quot;ERRORE!&quot;)" office:value-type="string" office:string-value="Tigri (3)" calcext:value-type="string">
            <text:p>Tigri (3)</text:p>
          </table:table-cell>
          <table:table-cell table:style-name="ce27" table:formula="of:=IF([.B8]=&quot;Girone&quot;;VLOOKUP([.E8];A_SQUADRE_PER_CODICE;3);&quot;ERRORE!&quot;)" office:value-type="string" office:string-value="Ghepardi (4)" calcext:value-type="string">
            <text:p>Ghepardi (4)</text:p>
          </table:table-cell>
          <table:table-cell table:style-name="ce162" table:formula="of:=VLOOKUP([.A8];A_4_INPUT_DATE_E_RISULTATI_GIRONI;6;0)" office:value-type="float" office:value="79" calcext:value-type="float">
            <text:p>79</text:p>
          </table:table-cell>
          <table:table-cell table:style-name="ce162" table:formula="of:=VLOOKUP([.A8];A_4_INPUT_DATE_E_RISULTATI_GIRONI;7;0)" office:value-type="float" office:value="48" calcext:value-type="float">
            <text:p>48</text:p>
          </table:table-cell>
          <table:table-cell table:style-name="ce27" table:formula="of:=IF([.H8]&gt;[.I8];[.F8];[.G8])" office:value-type="string" office:string-value="Tigri (3)" calcext:value-type="string">
            <text:p>Tigri (3)</text:p>
          </table:table-cell>
          <table:table-cell table:style-name="ce27" table:formula="of:=IF([.H8]&lt;[.I8];[.F8];[.G8])" office:value-type="string" office:string-value="Ghepardi (4)" calcext:value-type="string">
            <text:p>Ghepardi (4)</text:p>
          </table:table-cell>
          <table:table-cell table:style-name="ce162" table:formula="of:=1*([.H8]&gt;[.I8])" office:value-type="float" office:value="1" calcext:value-type="float">
            <text:p>1</text:p>
          </table:table-cell>
          <table:table-cell table:style-name="ce168" table:formula="of:=1*([.H8]&lt;[.I8])*NOT(([.H8]&amp;&quot;-&quot;&amp;[.I8]=&quot;20-0&quot;))" office:value-type="float" office:value="0" calcext:value-type="float">
            <text:p>0</text:p>
          </table:table-cell>
          <table:table-cell table:style-name="ce168" table:formula="of:=1*([.H8]&amp;&quot;-&quot;&amp;[.I8]=&quot;20-0&quot;)" office:value-type="float" office:value="0" calcext:value-type="float">
            <text:p>0</text:p>
          </table:table-cell>
          <table:table-cell table:style-name="ce162" table:formula="of:=[.H8]" office:value-type="float" office:value="79" calcext:value-type="float">
            <text:p>79</text:p>
          </table:table-cell>
          <table:table-cell table:style-name="ce162" table:formula="of:=[.I8]" office:value-type="float" office:value="48" calcext:value-type="float">
            <text:p>48</text:p>
          </table:table-cell>
          <table:table-cell table:style-name="ce171" table:formula="of:=[.O8]-[.P8]" office:value-type="float" office:value="31" calcext:value-type="float">
            <text:p>+31</text:p>
          </table:table-cell>
          <table:table-cell table:style-name="ce162" table:formula="of:=1*([.I8]&gt;[.H8])" office:value-type="float" office:value="0" calcext:value-type="float">
            <text:p>0</text:p>
          </table:table-cell>
          <table:table-cell table:style-name="ce162" table:formula="of:=1*([.I8]&lt;[.H8])*NOT(([.H8]&amp;&quot;-&quot;&amp;[.I8]=&quot;0-20&quot;))" office:value-type="float" office:value="1" calcext:value-type="float">
            <text:p>1</text:p>
          </table:table-cell>
          <table:table-cell table:style-name="ce162" table:formula="of:=1*([.H8]&amp;&quot;-&quot;&amp;[.I8]=&quot;0-20&quot;)" office:value-type="float" office:value="0" calcext:value-type="float">
            <text:p>0</text:p>
          </table:table-cell>
          <table:table-cell table:style-name="ce162" table:formula="of:=[.I8]" office:value-type="float" office:value="48" calcext:value-type="float">
            <text:p>48</text:p>
          </table:table-cell>
          <table:table-cell table:style-name="ce162" table:formula="of:=[.H8]" office:value-type="float" office:value="79" calcext:value-type="float">
            <text:p>79</text:p>
          </table:table-cell>
          <table:table-cell table:style-name="ce175" table:formula="of:=[.U8]-[.V8]" office:value-type="float" office:value="-31" calcext:value-type="float">
            <text:p>-31</text:p>
          </table:table-cell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B</text:p>
          </table:table-cell>
          <table:table-cell table:style-name="ce162" office:value-type="string" calcext:value-type="string">
            <text:p>B1</text:p>
          </table:table-cell>
          <table:table-cell table:style-name="ce162" office:value-type="string" calcext:value-type="string">
            <text:p>B2</text:p>
          </table:table-cell>
          <table:table-cell table:style-name="ce27" table:formula="of:=IF([.B9]=&quot;Girone&quot;;VLOOKUP([.D9];A_SQUADRE_PER_CODICE;3);&quot;ERRORE!&quot;)" office:value-type="string" office:string-value="Giaguari (5)" calcext:value-type="string">
            <text:p>Giaguari (5)</text:p>
          </table:table-cell>
          <table:table-cell table:style-name="ce27" table:formula="of:=IF([.B9]=&quot;Girone&quot;;VLOOKUP([.E9];A_SQUADRE_PER_CODICE;3);&quot;ERRORE!&quot;)" office:value-type="string" office:string-value="Puma (6)" calcext:value-type="string">
            <text:p>Puma (6)</text:p>
          </table:table-cell>
          <table:table-cell table:style-name="ce162" table:formula="of:=VLOOKUP([.A9];A_4_INPUT_DATE_E_RISULTATI_GIRONI;6;0)" office:value-type="float" office:value="51" calcext:value-type="float">
            <text:p>51</text:p>
          </table:table-cell>
          <table:table-cell table:style-name="ce162" table:formula="of:=VLOOKUP([.A9];A_4_INPUT_DATE_E_RISULTATI_GIRONI;7;0)" office:value-type="float" office:value="67" calcext:value-type="float">
            <text:p>67</text:p>
          </table:table-cell>
          <table:table-cell table:style-name="ce27" table:formula="of:=IF([.H9]&gt;[.I9];[.F9];[.G9])" office:value-type="string" office:string-value="Puma (6)" calcext:value-type="string">
            <text:p>Puma (6)</text:p>
          </table:table-cell>
          <table:table-cell table:style-name="ce27" table:formula="of:=IF([.H9]&lt;[.I9];[.F9];[.G9])" office:value-type="string" office:string-value="Giaguari (5)" calcext:value-type="string">
            <text:p>Giaguari (5)</text:p>
          </table:table-cell>
          <table:table-cell table:style-name="ce162" table:formula="of:=1*([.H9]&gt;[.I9])" office:value-type="float" office:value="0" calcext:value-type="float">
            <text:p>0</text:p>
          </table:table-cell>
          <table:table-cell table:style-name="ce168" table:formula="of:=1*([.H9]&lt;[.I9])*NOT(([.H9]&amp;&quot;-&quot;&amp;[.I9]=&quot;20-0&quot;))" office:value-type="float" office:value="1" calcext:value-type="float">
            <text:p>1</text:p>
          </table:table-cell>
          <table:table-cell table:style-name="ce168" table:formula="of:=1*([.H9]&amp;&quot;-&quot;&amp;[.I9]=&quot;20-0&quot;)" office:value-type="float" office:value="0" calcext:value-type="float">
            <text:p>0</text:p>
          </table:table-cell>
          <table:table-cell table:style-name="ce162" table:formula="of:=[.H9]" office:value-type="float" office:value="51" calcext:value-type="float">
            <text:p>51</text:p>
          </table:table-cell>
          <table:table-cell table:style-name="ce162" table:formula="of:=[.I9]" office:value-type="float" office:value="67" calcext:value-type="float">
            <text:p>67</text:p>
          </table:table-cell>
          <table:table-cell table:style-name="ce171" table:formula="of:=[.O9]-[.P9]" office:value-type="float" office:value="-16" calcext:value-type="float">
            <text:p>-16</text:p>
          </table:table-cell>
          <table:table-cell table:style-name="ce162" table:formula="of:=1*([.I9]&gt;[.H9])" office:value-type="float" office:value="1" calcext:value-type="float">
            <text:p>1</text:p>
          </table:table-cell>
          <table:table-cell table:style-name="ce162" table:formula="of:=1*([.I9]&lt;[.H9])*NOT(([.H9]&amp;&quot;-&quot;&amp;[.I9]=&quot;0-20&quot;))" office:value-type="float" office:value="0" calcext:value-type="float">
            <text:p>0</text:p>
          </table:table-cell>
          <table:table-cell table:style-name="ce162" table:formula="of:=1*([.H9]&amp;&quot;-&quot;&amp;[.I9]=&quot;0-20&quot;)" office:value-type="float" office:value="0" calcext:value-type="float">
            <text:p>0</text:p>
          </table:table-cell>
          <table:table-cell table:style-name="ce162" table:formula="of:=[.I9]" office:value-type="float" office:value="67" calcext:value-type="float">
            <text:p>67</text:p>
          </table:table-cell>
          <table:table-cell table:style-name="ce162" table:formula="of:=[.H9]" office:value-type="float" office:value="51" calcext:value-type="float">
            <text:p>51</text:p>
          </table:table-cell>
          <table:table-cell table:style-name="ce175" table:formula="of:=[.U9]-[.V9]" office:value-type="float" office:value="16" calcext:value-type="float">
            <text:p>+16</text:p>
          </table:table-cell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B</text:p>
          </table:table-cell>
          <table:table-cell table:style-name="ce162" office:value-type="string" calcext:value-type="string">
            <text:p>B1</text:p>
          </table:table-cell>
          <table:table-cell table:style-name="ce162" office:value-type="string" calcext:value-type="string">
            <text:p>B3</text:p>
          </table:table-cell>
          <table:table-cell table:style-name="ce27" table:formula="of:=IF([.B10]=&quot;Girone&quot;;VLOOKUP([.D10];A_SQUADRE_PER_CODICE;3);&quot;ERRORE!&quot;)" office:value-type="string" office:string-value="Giaguari (5)" calcext:value-type="string">
            <text:p>Giaguari (5)</text:p>
          </table:table-cell>
          <table:table-cell table:style-name="ce27" table:formula="of:=IF([.B10]=&quot;Girone&quot;;VLOOKUP([.E10];A_SQUADRE_PER_CODICE;3);&quot;ERRORE!&quot;)" office:value-type="string" office:string-value="Linci (7)" calcext:value-type="string">
            <text:p>Linci (7)</text:p>
          </table:table-cell>
          <table:table-cell table:style-name="ce162" table:formula="of:=VLOOKUP([.A10];A_4_INPUT_DATE_E_RISULTATI_GIRONI;6;0)" office:value-type="float" office:value="47" calcext:value-type="float">
            <text:p>47</text:p>
          </table:table-cell>
          <table:table-cell table:style-name="ce162" table:formula="of:=VLOOKUP([.A10];A_4_INPUT_DATE_E_RISULTATI_GIRONI;7;0)" office:value-type="float" office:value="56" calcext:value-type="float">
            <text:p>56</text:p>
          </table:table-cell>
          <table:table-cell table:style-name="ce27" table:formula="of:=IF([.H10]&gt;[.I10];[.F10];[.G10])" office:value-type="string" office:string-value="Linci (7)" calcext:value-type="string">
            <text:p>Linci (7)</text:p>
          </table:table-cell>
          <table:table-cell table:style-name="ce27" table:formula="of:=IF([.H10]&lt;[.I10];[.F10];[.G10])" office:value-type="string" office:string-value="Giaguari (5)" calcext:value-type="string">
            <text:p>Giaguari (5)</text:p>
          </table:table-cell>
          <table:table-cell table:style-name="ce162" table:formula="of:=1*([.H10]&gt;[.I10])" office:value-type="float" office:value="0" calcext:value-type="float">
            <text:p>0</text:p>
          </table:table-cell>
          <table:table-cell table:style-name="ce168" table:formula="of:=1*([.H10]&lt;[.I10])*NOT(([.H10]&amp;&quot;-&quot;&amp;[.I10]=&quot;20-0&quot;))" office:value-type="float" office:value="1" calcext:value-type="float">
            <text:p>1</text:p>
          </table:table-cell>
          <table:table-cell table:style-name="ce168" table:formula="of:=1*([.H10]&amp;&quot;-&quot;&amp;[.I10]=&quot;20-0&quot;)" office:value-type="float" office:value="0" calcext:value-type="float">
            <text:p>0</text:p>
          </table:table-cell>
          <table:table-cell table:style-name="ce162" table:formula="of:=[.H10]" office:value-type="float" office:value="47" calcext:value-type="float">
            <text:p>47</text:p>
          </table:table-cell>
          <table:table-cell table:style-name="ce162" table:formula="of:=[.I10]" office:value-type="float" office:value="56" calcext:value-type="float">
            <text:p>56</text:p>
          </table:table-cell>
          <table:table-cell table:style-name="ce171" table:formula="of:=[.O10]-[.P10]" office:value-type="float" office:value="-9" calcext:value-type="float">
            <text:p>-9</text:p>
          </table:table-cell>
          <table:table-cell table:style-name="ce162" table:formula="of:=1*([.I10]&gt;[.H10])" office:value-type="float" office:value="1" calcext:value-type="float">
            <text:p>1</text:p>
          </table:table-cell>
          <table:table-cell table:style-name="ce162" table:formula="of:=1*([.I10]&lt;[.H10])*NOT(([.H10]&amp;&quot;-&quot;&amp;[.I10]=&quot;0-20&quot;))" office:value-type="float" office:value="0" calcext:value-type="float">
            <text:p>0</text:p>
          </table:table-cell>
          <table:table-cell table:style-name="ce162" table:formula="of:=1*([.H10]&amp;&quot;-&quot;&amp;[.I10]=&quot;0-20&quot;)" office:value-type="float" office:value="0" calcext:value-type="float">
            <text:p>0</text:p>
          </table:table-cell>
          <table:table-cell table:style-name="ce162" table:formula="of:=[.I10]" office:value-type="float" office:value="56" calcext:value-type="float">
            <text:p>56</text:p>
          </table:table-cell>
          <table:table-cell table:style-name="ce162" table:formula="of:=[.H10]" office:value-type="float" office:value="47" calcext:value-type="float">
            <text:p>47</text:p>
          </table:table-cell>
          <table:table-cell table:style-name="ce175" table:formula="of:=[.U10]-[.V10]" office:value-type="float" office:value="9" calcext:value-type="float">
            <text:p>+9</text:p>
          </table:table-cell>
        </table:table-row>
        <table:table-row table:style-name="ro1">
          <table:table-cell table:style-name="ce17" office:value-type="float" office:value="26" calcext:value-type="float">
            <text:p>26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B</text:p>
          </table:table-cell>
          <table:table-cell table:style-name="ce162" office:value-type="string" calcext:value-type="string">
            <text:p>B1</text:p>
          </table:table-cell>
          <table:table-cell table:style-name="ce162" office:value-type="string" calcext:value-type="string">
            <text:p>B4</text:p>
          </table:table-cell>
          <table:table-cell table:style-name="ce27" table:formula="of:=IF([.B11]=&quot;Girone&quot;;VLOOKUP([.D11];A_SQUADRE_PER_CODICE;3);&quot;ERRORE!&quot;)" office:value-type="string" office:string-value="Giaguari (5)" calcext:value-type="string">
            <text:p>Giaguari (5)</text:p>
          </table:table-cell>
          <table:table-cell table:style-name="ce27" table:formula="of:=IF([.B11]=&quot;Girone&quot;;VLOOKUP([.E11];A_SQUADRE_PER_CODICE;3);&quot;ERRORE!&quot;)" office:value-type="string" office:string-value="Serval (8)" calcext:value-type="string">
            <text:p>Serval (8)</text:p>
          </table:table-cell>
          <table:table-cell table:style-name="ce162" table:formula="of:=VLOOKUP([.A11];A_4_INPUT_DATE_E_RISULTATI_GIRONI;6;0)" office:value-type="float" office:value="76" calcext:value-type="float">
            <text:p>76</text:p>
          </table:table-cell>
          <table:table-cell table:style-name="ce162" table:formula="of:=VLOOKUP([.A11];A_4_INPUT_DATE_E_RISULTATI_GIRONI;7;0)" office:value-type="float" office:value="94" calcext:value-type="float">
            <text:p>94</text:p>
          </table:table-cell>
          <table:table-cell table:style-name="ce27" table:formula="of:=IF([.H11]&gt;[.I11];[.F11];[.G11])" office:value-type="string" office:string-value="Serval (8)" calcext:value-type="string">
            <text:p>Serval (8)</text:p>
          </table:table-cell>
          <table:table-cell table:style-name="ce27" table:formula="of:=IF([.H11]&lt;[.I11];[.F11];[.G11])" office:value-type="string" office:string-value="Giaguari (5)" calcext:value-type="string">
            <text:p>Giaguari (5)</text:p>
          </table:table-cell>
          <table:table-cell table:style-name="ce162" table:formula="of:=1*([.H11]&gt;[.I11])" office:value-type="float" office:value="0" calcext:value-type="float">
            <text:p>0</text:p>
          </table:table-cell>
          <table:table-cell table:style-name="ce168" table:formula="of:=1*([.H11]&lt;[.I11])*NOT(([.H11]&amp;&quot;-&quot;&amp;[.I11]=&quot;20-0&quot;))" office:value-type="float" office:value="1" calcext:value-type="float">
            <text:p>1</text:p>
          </table:table-cell>
          <table:table-cell table:style-name="ce168" table:formula="of:=1*([.H11]&amp;&quot;-&quot;&amp;[.I11]=&quot;20-0&quot;)" office:value-type="float" office:value="0" calcext:value-type="float">
            <text:p>0</text:p>
          </table:table-cell>
          <table:table-cell table:style-name="ce162" table:formula="of:=[.H11]" office:value-type="float" office:value="76" calcext:value-type="float">
            <text:p>76</text:p>
          </table:table-cell>
          <table:table-cell table:style-name="ce162" table:formula="of:=[.I11]" office:value-type="float" office:value="94" calcext:value-type="float">
            <text:p>94</text:p>
          </table:table-cell>
          <table:table-cell table:style-name="ce171" table:formula="of:=[.O11]-[.P11]" office:value-type="float" office:value="-18" calcext:value-type="float">
            <text:p>-18</text:p>
          </table:table-cell>
          <table:table-cell table:style-name="ce162" table:formula="of:=1*([.I11]&gt;[.H11])" office:value-type="float" office:value="1" calcext:value-type="float">
            <text:p>1</text:p>
          </table:table-cell>
          <table:table-cell table:style-name="ce162" table:formula="of:=1*([.I11]&lt;[.H11])*NOT(([.H11]&amp;&quot;-&quot;&amp;[.I11]=&quot;0-20&quot;))" office:value-type="float" office:value="0" calcext:value-type="float">
            <text:p>0</text:p>
          </table:table-cell>
          <table:table-cell table:style-name="ce162" table:formula="of:=1*([.H11]&amp;&quot;-&quot;&amp;[.I11]=&quot;0-20&quot;)" office:value-type="float" office:value="0" calcext:value-type="float">
            <text:p>0</text:p>
          </table:table-cell>
          <table:table-cell table:style-name="ce162" table:formula="of:=[.I11]" office:value-type="float" office:value="94" calcext:value-type="float">
            <text:p>94</text:p>
          </table:table-cell>
          <table:table-cell table:style-name="ce162" table:formula="of:=[.H11]" office:value-type="float" office:value="76" calcext:value-type="float">
            <text:p>76</text:p>
          </table:table-cell>
          <table:table-cell table:style-name="ce175" table:formula="of:=[.U11]-[.V11]" office:value-type="float" office:value="18" calcext:value-type="float">
            <text:p>+18</text:p>
          </table:table-cell>
        </table:table-row>
        <table:table-row table:style-name="ro1">
          <table:table-cell table:style-name="ce17" office:value-type="float" office:value="38" calcext:value-type="float">
            <text:p>38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B</text:p>
          </table:table-cell>
          <table:table-cell table:style-name="ce162" office:value-type="string" calcext:value-type="string">
            <text:p>B2</text:p>
          </table:table-cell>
          <table:table-cell table:style-name="ce162" office:value-type="string" calcext:value-type="string">
            <text:p>B3</text:p>
          </table:table-cell>
          <table:table-cell table:style-name="ce27" table:formula="of:=IF([.B12]=&quot;Girone&quot;;VLOOKUP([.D12];A_SQUADRE_PER_CODICE;3);&quot;ERRORE!&quot;)" office:value-type="string" office:string-value="Puma (6)" calcext:value-type="string">
            <text:p>Puma (6)</text:p>
          </table:table-cell>
          <table:table-cell table:style-name="ce27" table:formula="of:=IF([.B12]=&quot;Girone&quot;;VLOOKUP([.E12];A_SQUADRE_PER_CODICE;3);&quot;ERRORE!&quot;)" office:value-type="string" office:string-value="Linci (7)" calcext:value-type="string">
            <text:p>Linci (7)</text:p>
          </table:table-cell>
          <table:table-cell table:style-name="ce162" table:formula="of:=VLOOKUP([.A12];A_4_INPUT_DATE_E_RISULTATI_GIRONI;6;0)" office:value-type="float" office:value="72" calcext:value-type="float">
            <text:p>72</text:p>
          </table:table-cell>
          <table:table-cell table:style-name="ce162" table:formula="of:=VLOOKUP([.A12];A_4_INPUT_DATE_E_RISULTATI_GIRONI;7;0)" office:value-type="float" office:value="97" calcext:value-type="float">
            <text:p>97</text:p>
          </table:table-cell>
          <table:table-cell table:style-name="ce27" table:formula="of:=IF([.H12]&gt;[.I12];[.F12];[.G12])" office:value-type="string" office:string-value="Linci (7)" calcext:value-type="string">
            <text:p>Linci (7)</text:p>
          </table:table-cell>
          <table:table-cell table:style-name="ce27" table:formula="of:=IF([.H12]&lt;[.I12];[.F12];[.G12])" office:value-type="string" office:string-value="Puma (6)" calcext:value-type="string">
            <text:p>Puma (6)</text:p>
          </table:table-cell>
          <table:table-cell table:style-name="ce162" table:formula="of:=1*([.H12]&gt;[.I12])" office:value-type="float" office:value="0" calcext:value-type="float">
            <text:p>0</text:p>
          </table:table-cell>
          <table:table-cell table:style-name="ce168" table:formula="of:=1*([.H12]&lt;[.I12])*NOT(([.H12]&amp;&quot;-&quot;&amp;[.I12]=&quot;20-0&quot;))" office:value-type="float" office:value="1" calcext:value-type="float">
            <text:p>1</text:p>
          </table:table-cell>
          <table:table-cell table:style-name="ce168" table:formula="of:=1*([.H12]&amp;&quot;-&quot;&amp;[.I12]=&quot;20-0&quot;)" office:value-type="float" office:value="0" calcext:value-type="float">
            <text:p>0</text:p>
          </table:table-cell>
          <table:table-cell table:style-name="ce162" table:formula="of:=[.H12]" office:value-type="float" office:value="72" calcext:value-type="float">
            <text:p>72</text:p>
          </table:table-cell>
          <table:table-cell table:style-name="ce162" table:formula="of:=[.I12]" office:value-type="float" office:value="97" calcext:value-type="float">
            <text:p>97</text:p>
          </table:table-cell>
          <table:table-cell table:style-name="ce171" table:formula="of:=[.O12]-[.P12]" office:value-type="float" office:value="-25" calcext:value-type="float">
            <text:p>-25</text:p>
          </table:table-cell>
          <table:table-cell table:style-name="ce162" table:formula="of:=1*([.I12]&gt;[.H12])" office:value-type="float" office:value="1" calcext:value-type="float">
            <text:p>1</text:p>
          </table:table-cell>
          <table:table-cell table:style-name="ce162" table:formula="of:=1*([.I12]&lt;[.H12])*NOT(([.H12]&amp;&quot;-&quot;&amp;[.I12]=&quot;0-20&quot;))" office:value-type="float" office:value="0" calcext:value-type="float">
            <text:p>0</text:p>
          </table:table-cell>
          <table:table-cell table:style-name="ce162" table:formula="of:=1*([.H12]&amp;&quot;-&quot;&amp;[.I12]=&quot;0-20&quot;)" office:value-type="float" office:value="0" calcext:value-type="float">
            <text:p>0</text:p>
          </table:table-cell>
          <table:table-cell table:style-name="ce162" table:formula="of:=[.I12]" office:value-type="float" office:value="97" calcext:value-type="float">
            <text:p>97</text:p>
          </table:table-cell>
          <table:table-cell table:style-name="ce162" table:formula="of:=[.H12]" office:value-type="float" office:value="72" calcext:value-type="float">
            <text:p>72</text:p>
          </table:table-cell>
          <table:table-cell table:style-name="ce175" table:formula="of:=[.U12]-[.V12]" office:value-type="float" office:value="25" calcext:value-type="float">
            <text:p>+25</text:p>
          </table:table-cell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B</text:p>
          </table:table-cell>
          <table:table-cell table:style-name="ce162" office:value-type="string" calcext:value-type="string">
            <text:p>B2</text:p>
          </table:table-cell>
          <table:table-cell table:style-name="ce162" office:value-type="string" calcext:value-type="string">
            <text:p>B4</text:p>
          </table:table-cell>
          <table:table-cell table:style-name="ce27" table:formula="of:=IF([.B13]=&quot;Girone&quot;;VLOOKUP([.D13];A_SQUADRE_PER_CODICE;3);&quot;ERRORE!&quot;)" office:value-type="string" office:string-value="Puma (6)" calcext:value-type="string">
            <text:p>Puma (6)</text:p>
          </table:table-cell>
          <table:table-cell table:style-name="ce27" table:formula="of:=IF([.B13]=&quot;Girone&quot;;VLOOKUP([.E13];A_SQUADRE_PER_CODICE;3);&quot;ERRORE!&quot;)" office:value-type="string" office:string-value="Serval (8)" calcext:value-type="string">
            <text:p>Serval (8)</text:p>
          </table:table-cell>
          <table:table-cell table:style-name="ce162" table:formula="of:=VLOOKUP([.A13];A_4_INPUT_DATE_E_RISULTATI_GIRONI;6;0)" office:value-type="float" office:value="45" calcext:value-type="float">
            <text:p>45</text:p>
          </table:table-cell>
          <table:table-cell table:style-name="ce162" table:formula="of:=VLOOKUP([.A13];A_4_INPUT_DATE_E_RISULTATI_GIRONI;7;0)" office:value-type="float" office:value="68" calcext:value-type="float">
            <text:p>68</text:p>
          </table:table-cell>
          <table:table-cell table:style-name="ce27" table:formula="of:=IF([.H13]&gt;[.I13];[.F13];[.G13])" office:value-type="string" office:string-value="Serval (8)" calcext:value-type="string">
            <text:p>Serval (8)</text:p>
          </table:table-cell>
          <table:table-cell table:style-name="ce27" table:formula="of:=IF([.H13]&lt;[.I13];[.F13];[.G13])" office:value-type="string" office:string-value="Puma (6)" calcext:value-type="string">
            <text:p>Puma (6)</text:p>
          </table:table-cell>
          <table:table-cell table:style-name="ce162" table:formula="of:=1*([.H13]&gt;[.I13])" office:value-type="float" office:value="0" calcext:value-type="float">
            <text:p>0</text:p>
          </table:table-cell>
          <table:table-cell table:style-name="ce168" table:formula="of:=1*([.H13]&lt;[.I13])*NOT(([.H13]&amp;&quot;-&quot;&amp;[.I13]=&quot;20-0&quot;))" office:value-type="float" office:value="1" calcext:value-type="float">
            <text:p>1</text:p>
          </table:table-cell>
          <table:table-cell table:style-name="ce168" table:formula="of:=1*([.H13]&amp;&quot;-&quot;&amp;[.I13]=&quot;20-0&quot;)" office:value-type="float" office:value="0" calcext:value-type="float">
            <text:p>0</text:p>
          </table:table-cell>
          <table:table-cell table:style-name="ce162" table:formula="of:=[.H13]" office:value-type="float" office:value="45" calcext:value-type="float">
            <text:p>45</text:p>
          </table:table-cell>
          <table:table-cell table:style-name="ce162" table:formula="of:=[.I13]" office:value-type="float" office:value="68" calcext:value-type="float">
            <text:p>68</text:p>
          </table:table-cell>
          <table:table-cell table:style-name="ce171" table:formula="of:=[.O13]-[.P13]" office:value-type="float" office:value="-23" calcext:value-type="float">
            <text:p>-23</text:p>
          </table:table-cell>
          <table:table-cell table:style-name="ce162" table:formula="of:=1*([.I13]&gt;[.H13])" office:value-type="float" office:value="1" calcext:value-type="float">
            <text:p>1</text:p>
          </table:table-cell>
          <table:table-cell table:style-name="ce162" table:formula="of:=1*([.I13]&lt;[.H13])*NOT(([.H13]&amp;&quot;-&quot;&amp;[.I13]=&quot;0-20&quot;))" office:value-type="float" office:value="0" calcext:value-type="float">
            <text:p>0</text:p>
          </table:table-cell>
          <table:table-cell table:style-name="ce162" table:formula="of:=1*([.H13]&amp;&quot;-&quot;&amp;[.I13]=&quot;0-20&quot;)" office:value-type="float" office:value="0" calcext:value-type="float">
            <text:p>0</text:p>
          </table:table-cell>
          <table:table-cell table:style-name="ce162" table:formula="of:=[.I13]" office:value-type="float" office:value="68" calcext:value-type="float">
            <text:p>68</text:p>
          </table:table-cell>
          <table:table-cell table:style-name="ce162" table:formula="of:=[.H13]" office:value-type="float" office:value="45" calcext:value-type="float">
            <text:p>45</text:p>
          </table:table-cell>
          <table:table-cell table:style-name="ce175" table:formula="of:=[.U13]-[.V13]" office:value-type="float" office:value="23" calcext:value-type="float">
            <text:p>+23</text:p>
          </table:table-cell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B</text:p>
          </table:table-cell>
          <table:table-cell table:style-name="ce162" office:value-type="string" calcext:value-type="string">
            <text:p>B3</text:p>
          </table:table-cell>
          <table:table-cell table:style-name="ce162" office:value-type="string" calcext:value-type="string">
            <text:p>B4</text:p>
          </table:table-cell>
          <table:table-cell table:style-name="ce27" table:formula="of:=IF([.B14]=&quot;Girone&quot;;VLOOKUP([.D14];A_SQUADRE_PER_CODICE;3);&quot;ERRORE!&quot;)" office:value-type="string" office:string-value="Linci (7)" calcext:value-type="string">
            <text:p>Linci (7)</text:p>
          </table:table-cell>
          <table:table-cell table:style-name="ce27" table:formula="of:=IF([.B14]=&quot;Girone&quot;;VLOOKUP([.E14];A_SQUADRE_PER_CODICE;3);&quot;ERRORE!&quot;)" office:value-type="string" office:string-value="Serval (8)" calcext:value-type="string">
            <text:p>Serval (8)</text:p>
          </table:table-cell>
          <table:table-cell table:style-name="ce162" table:formula="of:=VLOOKUP([.A14];A_4_INPUT_DATE_E_RISULTATI_GIRONI;6;0)" office:value-type="float" office:value="88" calcext:value-type="float">
            <text:p>88</text:p>
          </table:table-cell>
          <table:table-cell table:style-name="ce162" table:formula="of:=VLOOKUP([.A14];A_4_INPUT_DATE_E_RISULTATI_GIRONI;7;0)" office:value-type="float" office:value="62" calcext:value-type="float">
            <text:p>62</text:p>
          </table:table-cell>
          <table:table-cell table:style-name="ce27" table:formula="of:=IF([.H14]&gt;[.I14];[.F14];[.G14])" office:value-type="string" office:string-value="Linci (7)" calcext:value-type="string">
            <text:p>Linci (7)</text:p>
          </table:table-cell>
          <table:table-cell table:style-name="ce27" table:formula="of:=IF([.H14]&lt;[.I14];[.F14];[.G14])" office:value-type="string" office:string-value="Serval (8)" calcext:value-type="string">
            <text:p>Serval (8)</text:p>
          </table:table-cell>
          <table:table-cell table:style-name="ce162" table:formula="of:=1*([.H14]&gt;[.I14])" office:value-type="float" office:value="1" calcext:value-type="float">
            <text:p>1</text:p>
          </table:table-cell>
          <table:table-cell table:style-name="ce168" table:formula="of:=1*([.H14]&lt;[.I14])*NOT(([.H14]&amp;&quot;-&quot;&amp;[.I14]=&quot;20-0&quot;))" office:value-type="float" office:value="0" calcext:value-type="float">
            <text:p>0</text:p>
          </table:table-cell>
          <table:table-cell table:style-name="ce168" table:formula="of:=1*([.H14]&amp;&quot;-&quot;&amp;[.I14]=&quot;20-0&quot;)" office:value-type="float" office:value="0" calcext:value-type="float">
            <text:p>0</text:p>
          </table:table-cell>
          <table:table-cell table:style-name="ce162" table:formula="of:=[.H14]" office:value-type="float" office:value="88" calcext:value-type="float">
            <text:p>88</text:p>
          </table:table-cell>
          <table:table-cell table:style-name="ce162" table:formula="of:=[.I14]" office:value-type="float" office:value="62" calcext:value-type="float">
            <text:p>62</text:p>
          </table:table-cell>
          <table:table-cell table:style-name="ce171" table:formula="of:=[.O14]-[.P14]" office:value-type="float" office:value="26" calcext:value-type="float">
            <text:p>+26</text:p>
          </table:table-cell>
          <table:table-cell table:style-name="ce162" table:formula="of:=1*([.I14]&gt;[.H14])" office:value-type="float" office:value="0" calcext:value-type="float">
            <text:p>0</text:p>
          </table:table-cell>
          <table:table-cell table:style-name="ce162" table:formula="of:=1*([.I14]&lt;[.H14])*NOT(([.H14]&amp;&quot;-&quot;&amp;[.I14]=&quot;0-20&quot;))" office:value-type="float" office:value="1" calcext:value-type="float">
            <text:p>1</text:p>
          </table:table-cell>
          <table:table-cell table:style-name="ce162" table:formula="of:=1*([.H14]&amp;&quot;-&quot;&amp;[.I14]=&quot;0-20&quot;)" office:value-type="float" office:value="0" calcext:value-type="float">
            <text:p>0</text:p>
          </table:table-cell>
          <table:table-cell table:style-name="ce162" table:formula="of:=[.I14]" office:value-type="float" office:value="62" calcext:value-type="float">
            <text:p>62</text:p>
          </table:table-cell>
          <table:table-cell table:style-name="ce162" table:formula="of:=[.H14]" office:value-type="float" office:value="88" calcext:value-type="float">
            <text:p>88</text:p>
          </table:table-cell>
          <table:table-cell table:style-name="ce175" table:formula="of:=[.U14]-[.V14]" office:value-type="float" office:value="-26" calcext:value-type="float">
            <text:p>-26</text:p>
          </table:table-cell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C</text:p>
          </table:table-cell>
          <table:table-cell table:style-name="ce162" office:value-type="string" calcext:value-type="string">
            <text:p>C1</text:p>
          </table:table-cell>
          <table:table-cell table:style-name="ce162" office:value-type="string" calcext:value-type="string">
            <text:p>C2</text:p>
          </table:table-cell>
          <table:table-cell table:style-name="ce27" table:formula="of:=IF([.B15]=&quot;Girone&quot;;VLOOKUP([.D15];A_SQUADRE_PER_CODICE;3);&quot;ERRORE!&quot;)" office:value-type="string" office:string-value="Elefanti (9)" calcext:value-type="string">
            <text:p>Elefanti (9)</text:p>
          </table:table-cell>
          <table:table-cell table:style-name="ce27" table:formula="of:=IF([.B15]=&quot;Girone&quot;;VLOOKUP([.E15];A_SQUADRE_PER_CODICE;3);&quot;ERRORE!&quot;)" office:value-type="string" office:string-value="Giraffe (10)" calcext:value-type="string">
            <text:p>Giraffe (10)</text:p>
          </table:table-cell>
          <table:table-cell table:style-name="ce162" table:formula="of:=VLOOKUP([.A15];A_4_INPUT_DATE_E_RISULTATI_GIRONI;6;0)" office:value-type="float" office:value="31" calcext:value-type="float">
            <text:p>31</text:p>
          </table:table-cell>
          <table:table-cell table:style-name="ce162" table:formula="of:=VLOOKUP([.A15];A_4_INPUT_DATE_E_RISULTATI_GIRONI;7;0)" office:value-type="float" office:value="100" calcext:value-type="float">
            <text:p>100</text:p>
          </table:table-cell>
          <table:table-cell table:style-name="ce27" table:formula="of:=IF([.H15]&gt;[.I15];[.F15];[.G15])" office:value-type="string" office:string-value="Giraffe (10)" calcext:value-type="string">
            <text:p>Giraffe (10)</text:p>
          </table:table-cell>
          <table:table-cell table:style-name="ce27" table:formula="of:=IF([.H15]&lt;[.I15];[.F15];[.G15])" office:value-type="string" office:string-value="Elefanti (9)" calcext:value-type="string">
            <text:p>Elefanti (9)</text:p>
          </table:table-cell>
          <table:table-cell table:style-name="ce162" table:formula="of:=1*([.H15]&gt;[.I15])" office:value-type="float" office:value="0" calcext:value-type="float">
            <text:p>0</text:p>
          </table:table-cell>
          <table:table-cell table:style-name="ce168" table:formula="of:=1*([.H15]&lt;[.I15])*NOT(([.H15]&amp;&quot;-&quot;&amp;[.I15]=&quot;20-0&quot;))" office:value-type="float" office:value="1" calcext:value-type="float">
            <text:p>1</text:p>
          </table:table-cell>
          <table:table-cell table:style-name="ce168" table:formula="of:=1*([.H15]&amp;&quot;-&quot;&amp;[.I15]=&quot;20-0&quot;)" office:value-type="float" office:value="0" calcext:value-type="float">
            <text:p>0</text:p>
          </table:table-cell>
          <table:table-cell table:style-name="ce162" table:formula="of:=[.H15]" office:value-type="float" office:value="31" calcext:value-type="float">
            <text:p>31</text:p>
          </table:table-cell>
          <table:table-cell table:style-name="ce162" table:formula="of:=[.I15]" office:value-type="float" office:value="100" calcext:value-type="float">
            <text:p>100</text:p>
          </table:table-cell>
          <table:table-cell table:style-name="ce171" table:formula="of:=[.O15]-[.P15]" office:value-type="float" office:value="-69" calcext:value-type="float">
            <text:p>-69</text:p>
          </table:table-cell>
          <table:table-cell table:style-name="ce162" table:formula="of:=1*([.I15]&gt;[.H15])" office:value-type="float" office:value="1" calcext:value-type="float">
            <text:p>1</text:p>
          </table:table-cell>
          <table:table-cell table:style-name="ce162" table:formula="of:=1*([.I15]&lt;[.H15])*NOT(([.H15]&amp;&quot;-&quot;&amp;[.I15]=&quot;0-20&quot;))" office:value-type="float" office:value="0" calcext:value-type="float">
            <text:p>0</text:p>
          </table:table-cell>
          <table:table-cell table:style-name="ce162" table:formula="of:=1*([.H15]&amp;&quot;-&quot;&amp;[.I15]=&quot;0-20&quot;)" office:value-type="float" office:value="0" calcext:value-type="float">
            <text:p>0</text:p>
          </table:table-cell>
          <table:table-cell table:style-name="ce162" table:formula="of:=[.I15]" office:value-type="float" office:value="100" calcext:value-type="float">
            <text:p>100</text:p>
          </table:table-cell>
          <table:table-cell table:style-name="ce162" table:formula="of:=[.H15]" office:value-type="float" office:value="31" calcext:value-type="float">
            <text:p>31</text:p>
          </table:table-cell>
          <table:table-cell table:style-name="ce175" table:formula="of:=[.U15]-[.V15]" office:value-type="float" office:value="69" calcext:value-type="float">
            <text:p>+69</text:p>
          </table:table-cell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C</text:p>
          </table:table-cell>
          <table:table-cell table:style-name="ce162" office:value-type="string" calcext:value-type="string">
            <text:p>C1</text:p>
          </table:table-cell>
          <table:table-cell table:style-name="ce162" office:value-type="string" calcext:value-type="string">
            <text:p>C3</text:p>
          </table:table-cell>
          <table:table-cell table:style-name="ce27" table:formula="of:=IF([.B16]=&quot;Girone&quot;;VLOOKUP([.D16];A_SQUADRE_PER_CODICE;3);&quot;ERRORE!&quot;)" office:value-type="string" office:string-value="Elefanti (9)" calcext:value-type="string">
            <text:p>Elefanti (9)</text:p>
          </table:table-cell>
          <table:table-cell table:style-name="ce27" table:formula="of:=IF([.B16]=&quot;Girone&quot;;VLOOKUP([.E16];A_SQUADRE_PER_CODICE;3);&quot;ERRORE!&quot;)" office:value-type="string" office:string-value="Ippopotami (11)" calcext:value-type="string">
            <text:p>Ippopotami (11)</text:p>
          </table:table-cell>
          <table:table-cell table:style-name="ce162" table:formula="of:=VLOOKUP([.A16];A_4_INPUT_DATE_E_RISULTATI_GIRONI;6;0)" office:value-type="float" office:value="66" calcext:value-type="float">
            <text:p>66</text:p>
          </table:table-cell>
          <table:table-cell table:style-name="ce162" table:formula="of:=VLOOKUP([.A16];A_4_INPUT_DATE_E_RISULTATI_GIRONI;7;0)" office:value-type="float" office:value="95" calcext:value-type="float">
            <text:p>95</text:p>
          </table:table-cell>
          <table:table-cell table:style-name="ce27" table:formula="of:=IF([.H16]&gt;[.I16];[.F16];[.G16])" office:value-type="string" office:string-value="Ippopotami (11)" calcext:value-type="string">
            <text:p>Ippopotami (11)</text:p>
          </table:table-cell>
          <table:table-cell table:style-name="ce27" table:formula="of:=IF([.H16]&lt;[.I16];[.F16];[.G16])" office:value-type="string" office:string-value="Elefanti (9)" calcext:value-type="string">
            <text:p>Elefanti (9)</text:p>
          </table:table-cell>
          <table:table-cell table:style-name="ce162" table:formula="of:=1*([.H16]&gt;[.I16])" office:value-type="float" office:value="0" calcext:value-type="float">
            <text:p>0</text:p>
          </table:table-cell>
          <table:table-cell table:style-name="ce168" table:formula="of:=1*([.H16]&lt;[.I16])*NOT(([.H16]&amp;&quot;-&quot;&amp;[.I16]=&quot;20-0&quot;))" office:value-type="float" office:value="1" calcext:value-type="float">
            <text:p>1</text:p>
          </table:table-cell>
          <table:table-cell table:style-name="ce168" table:formula="of:=1*([.H16]&amp;&quot;-&quot;&amp;[.I16]=&quot;20-0&quot;)" office:value-type="float" office:value="0" calcext:value-type="float">
            <text:p>0</text:p>
          </table:table-cell>
          <table:table-cell table:style-name="ce162" table:formula="of:=[.H16]" office:value-type="float" office:value="66" calcext:value-type="float">
            <text:p>66</text:p>
          </table:table-cell>
          <table:table-cell table:style-name="ce162" table:formula="of:=[.I16]" office:value-type="float" office:value="95" calcext:value-type="float">
            <text:p>95</text:p>
          </table:table-cell>
          <table:table-cell table:style-name="ce171" table:formula="of:=[.O16]-[.P16]" office:value-type="float" office:value="-29" calcext:value-type="float">
            <text:p>-29</text:p>
          </table:table-cell>
          <table:table-cell table:style-name="ce162" table:formula="of:=1*([.I16]&gt;[.H16])" office:value-type="float" office:value="1" calcext:value-type="float">
            <text:p>1</text:p>
          </table:table-cell>
          <table:table-cell table:style-name="ce162" table:formula="of:=1*([.I16]&lt;[.H16])*NOT(([.H16]&amp;&quot;-&quot;&amp;[.I16]=&quot;0-20&quot;))" office:value-type="float" office:value="0" calcext:value-type="float">
            <text:p>0</text:p>
          </table:table-cell>
          <table:table-cell table:style-name="ce162" table:formula="of:=1*([.H16]&amp;&quot;-&quot;&amp;[.I16]=&quot;0-20&quot;)" office:value-type="float" office:value="0" calcext:value-type="float">
            <text:p>0</text:p>
          </table:table-cell>
          <table:table-cell table:style-name="ce162" table:formula="of:=[.I16]" office:value-type="float" office:value="95" calcext:value-type="float">
            <text:p>95</text:p>
          </table:table-cell>
          <table:table-cell table:style-name="ce162" table:formula="of:=[.H16]" office:value-type="float" office:value="66" calcext:value-type="float">
            <text:p>66</text:p>
          </table:table-cell>
          <table:table-cell table:style-name="ce175" table:formula="of:=[.U16]-[.V16]" office:value-type="float" office:value="29" calcext:value-type="float">
            <text:p>+29</text:p>
          </table:table-cell>
        </table:table-row>
        <table:table-row table:style-name="ro1">
          <table:table-cell table:style-name="ce17" office:value-type="float" office:value="27" calcext:value-type="float">
            <text:p>27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C</text:p>
          </table:table-cell>
          <table:table-cell table:style-name="ce162" office:value-type="string" calcext:value-type="string">
            <text:p>C1</text:p>
          </table:table-cell>
          <table:table-cell table:style-name="ce162" office:value-type="string" calcext:value-type="string">
            <text:p>C4</text:p>
          </table:table-cell>
          <table:table-cell table:style-name="ce27" table:formula="of:=IF([.B17]=&quot;Girone&quot;;VLOOKUP([.D17];A_SQUADRE_PER_CODICE;3);&quot;ERRORE!&quot;)" office:value-type="string" office:string-value="Elefanti (9)" calcext:value-type="string">
            <text:p>Elefanti (9)</text:p>
          </table:table-cell>
          <table:table-cell table:style-name="ce27" table:formula="of:=IF([.B17]=&quot;Girone&quot;;VLOOKUP([.E17];A_SQUADRE_PER_CODICE;3);&quot;ERRORE!&quot;)" office:value-type="string" office:string-value="Iguane (12)" calcext:value-type="string">
            <text:p>Iguane (12)</text:p>
          </table:table-cell>
          <table:table-cell table:style-name="ce162" table:formula="of:=VLOOKUP([.A17];A_4_INPUT_DATE_E_RISULTATI_GIRONI;6;0)" office:value-type="float" office:value="57" calcext:value-type="float">
            <text:p>57</text:p>
          </table:table-cell>
          <table:table-cell table:style-name="ce162" table:formula="of:=VLOOKUP([.A17];A_4_INPUT_DATE_E_RISULTATI_GIRONI;7;0)" office:value-type="float" office:value="42" calcext:value-type="float">
            <text:p>42</text:p>
          </table:table-cell>
          <table:table-cell table:style-name="ce27" table:formula="of:=IF([.H17]&gt;[.I17];[.F17];[.G17])" office:value-type="string" office:string-value="Elefanti (9)" calcext:value-type="string">
            <text:p>Elefanti (9)</text:p>
          </table:table-cell>
          <table:table-cell table:style-name="ce27" table:formula="of:=IF([.H17]&lt;[.I17];[.F17];[.G17])" office:value-type="string" office:string-value="Iguane (12)" calcext:value-type="string">
            <text:p>Iguane (12)</text:p>
          </table:table-cell>
          <table:table-cell table:style-name="ce162" table:formula="of:=1*([.H17]&gt;[.I17])" office:value-type="float" office:value="1" calcext:value-type="float">
            <text:p>1</text:p>
          </table:table-cell>
          <table:table-cell table:style-name="ce168" table:formula="of:=1*([.H17]&lt;[.I17])*NOT(([.H17]&amp;&quot;-&quot;&amp;[.I17]=&quot;20-0&quot;))" office:value-type="float" office:value="0" calcext:value-type="float">
            <text:p>0</text:p>
          </table:table-cell>
          <table:table-cell table:style-name="ce168" table:formula="of:=1*([.H17]&amp;&quot;-&quot;&amp;[.I17]=&quot;20-0&quot;)" office:value-type="float" office:value="0" calcext:value-type="float">
            <text:p>0</text:p>
          </table:table-cell>
          <table:table-cell table:style-name="ce162" table:formula="of:=[.H17]" office:value-type="float" office:value="57" calcext:value-type="float">
            <text:p>57</text:p>
          </table:table-cell>
          <table:table-cell table:style-name="ce162" table:formula="of:=[.I17]" office:value-type="float" office:value="42" calcext:value-type="float">
            <text:p>42</text:p>
          </table:table-cell>
          <table:table-cell table:style-name="ce171" table:formula="of:=[.O17]-[.P17]" office:value-type="float" office:value="15" calcext:value-type="float">
            <text:p>+15</text:p>
          </table:table-cell>
          <table:table-cell table:style-name="ce162" table:formula="of:=1*([.I17]&gt;[.H17])" office:value-type="float" office:value="0" calcext:value-type="float">
            <text:p>0</text:p>
          </table:table-cell>
          <table:table-cell table:style-name="ce162" table:formula="of:=1*([.I17]&lt;[.H17])*NOT(([.H17]&amp;&quot;-&quot;&amp;[.I17]=&quot;0-20&quot;))" office:value-type="float" office:value="1" calcext:value-type="float">
            <text:p>1</text:p>
          </table:table-cell>
          <table:table-cell table:style-name="ce162" table:formula="of:=1*([.H17]&amp;&quot;-&quot;&amp;[.I17]=&quot;0-20&quot;)" office:value-type="float" office:value="0" calcext:value-type="float">
            <text:p>0</text:p>
          </table:table-cell>
          <table:table-cell table:style-name="ce162" table:formula="of:=[.I17]" office:value-type="float" office:value="42" calcext:value-type="float">
            <text:p>42</text:p>
          </table:table-cell>
          <table:table-cell table:style-name="ce162" table:formula="of:=[.H17]" office:value-type="float" office:value="57" calcext:value-type="float">
            <text:p>57</text:p>
          </table:table-cell>
          <table:table-cell table:style-name="ce175" table:formula="of:=[.U17]-[.V17]" office:value-type="float" office:value="-15" calcext:value-type="float">
            <text:p>-15</text:p>
          </table:table-cell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C</text:p>
          </table:table-cell>
          <table:table-cell table:style-name="ce162" office:value-type="string" calcext:value-type="string">
            <text:p>C2</text:p>
          </table:table-cell>
          <table:table-cell table:style-name="ce162" office:value-type="string" calcext:value-type="string">
            <text:p>C3</text:p>
          </table:table-cell>
          <table:table-cell table:style-name="ce27" table:formula="of:=IF([.B18]=&quot;Girone&quot;;VLOOKUP([.D18];A_SQUADRE_PER_CODICE;3);&quot;ERRORE!&quot;)" office:value-type="string" office:string-value="Giraffe (10)" calcext:value-type="string">
            <text:p>Giraffe (10)</text:p>
          </table:table-cell>
          <table:table-cell table:style-name="ce27" table:formula="of:=IF([.B18]=&quot;Girone&quot;;VLOOKUP([.E18];A_SQUADRE_PER_CODICE;3);&quot;ERRORE!&quot;)" office:value-type="string" office:string-value="Ippopotami (11)" calcext:value-type="string">
            <text:p>Ippopotami (11)</text:p>
          </table:table-cell>
          <table:table-cell table:style-name="ce162" table:formula="of:=VLOOKUP([.A18];A_4_INPUT_DATE_E_RISULTATI_GIRONI;6;0)" office:value-type="float" office:value="98" calcext:value-type="float">
            <text:p>98</text:p>
          </table:table-cell>
          <table:table-cell table:style-name="ce162" table:formula="of:=VLOOKUP([.A18];A_4_INPUT_DATE_E_RISULTATI_GIRONI;7;0)" office:value-type="float" office:value="89" calcext:value-type="float">
            <text:p>89</text:p>
          </table:table-cell>
          <table:table-cell table:style-name="ce27" table:formula="of:=IF([.H18]&gt;[.I18];[.F18];[.G18])" office:value-type="string" office:string-value="Giraffe (10)" calcext:value-type="string">
            <text:p>Giraffe (10)</text:p>
          </table:table-cell>
          <table:table-cell table:style-name="ce27" table:formula="of:=IF([.H18]&lt;[.I18];[.F18];[.G18])" office:value-type="string" office:string-value="Ippopotami (11)" calcext:value-type="string">
            <text:p>Ippopotami (11)</text:p>
          </table:table-cell>
          <table:table-cell table:style-name="ce162" table:formula="of:=1*([.H18]&gt;[.I18])" office:value-type="float" office:value="1" calcext:value-type="float">
            <text:p>1</text:p>
          </table:table-cell>
          <table:table-cell table:style-name="ce168" table:formula="of:=1*([.H18]&lt;[.I18])*NOT(([.H18]&amp;&quot;-&quot;&amp;[.I18]=&quot;20-0&quot;))" office:value-type="float" office:value="0" calcext:value-type="float">
            <text:p>0</text:p>
          </table:table-cell>
          <table:table-cell table:style-name="ce168" table:formula="of:=1*([.H18]&amp;&quot;-&quot;&amp;[.I18]=&quot;20-0&quot;)" office:value-type="float" office:value="0" calcext:value-type="float">
            <text:p>0</text:p>
          </table:table-cell>
          <table:table-cell table:style-name="ce162" table:formula="of:=[.H18]" office:value-type="float" office:value="98" calcext:value-type="float">
            <text:p>98</text:p>
          </table:table-cell>
          <table:table-cell table:style-name="ce162" table:formula="of:=[.I18]" office:value-type="float" office:value="89" calcext:value-type="float">
            <text:p>89</text:p>
          </table:table-cell>
          <table:table-cell table:style-name="ce171" table:formula="of:=[.O18]-[.P18]" office:value-type="float" office:value="9" calcext:value-type="float">
            <text:p>+9</text:p>
          </table:table-cell>
          <table:table-cell table:style-name="ce162" table:formula="of:=1*([.I18]&gt;[.H18])" office:value-type="float" office:value="0" calcext:value-type="float">
            <text:p>0</text:p>
          </table:table-cell>
          <table:table-cell table:style-name="ce162" table:formula="of:=1*([.I18]&lt;[.H18])*NOT(([.H18]&amp;&quot;-&quot;&amp;[.I18]=&quot;0-20&quot;))" office:value-type="float" office:value="1" calcext:value-type="float">
            <text:p>1</text:p>
          </table:table-cell>
          <table:table-cell table:style-name="ce162" table:formula="of:=1*([.H18]&amp;&quot;-&quot;&amp;[.I18]=&quot;0-20&quot;)" office:value-type="float" office:value="0" calcext:value-type="float">
            <text:p>0</text:p>
          </table:table-cell>
          <table:table-cell table:style-name="ce162" table:formula="of:=[.I18]" office:value-type="float" office:value="89" calcext:value-type="float">
            <text:p>89</text:p>
          </table:table-cell>
          <table:table-cell table:style-name="ce162" table:formula="of:=[.H18]" office:value-type="float" office:value="98" calcext:value-type="float">
            <text:p>98</text:p>
          </table:table-cell>
          <table:table-cell table:style-name="ce175" table:formula="of:=[.U18]-[.V18]" office:value-type="float" office:value="-9" calcext:value-type="float">
            <text:p>-9</text:p>
          </table:table-cell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C</text:p>
          </table:table-cell>
          <table:table-cell table:style-name="ce162" office:value-type="string" calcext:value-type="string">
            <text:p>C2</text:p>
          </table:table-cell>
          <table:table-cell table:style-name="ce162" office:value-type="string" calcext:value-type="string">
            <text:p>C4</text:p>
          </table:table-cell>
          <table:table-cell table:style-name="ce27" table:formula="of:=IF([.B19]=&quot;Girone&quot;;VLOOKUP([.D19];A_SQUADRE_PER_CODICE;3);&quot;ERRORE!&quot;)" office:value-type="string" office:string-value="Giraffe (10)" calcext:value-type="string">
            <text:p>Giraffe (10)</text:p>
          </table:table-cell>
          <table:table-cell table:style-name="ce27" table:formula="of:=IF([.B19]=&quot;Girone&quot;;VLOOKUP([.E19];A_SQUADRE_PER_CODICE;3);&quot;ERRORE!&quot;)" office:value-type="string" office:string-value="Iguane (12)" calcext:value-type="string">
            <text:p>Iguane (12)</text:p>
          </table:table-cell>
          <table:table-cell table:style-name="ce162" table:formula="of:=VLOOKUP([.A19];A_4_INPUT_DATE_E_RISULTATI_GIRONI;6;0)" office:value-type="float" office:value="60" calcext:value-type="float">
            <text:p>60</text:p>
          </table:table-cell>
          <table:table-cell table:style-name="ce162" table:formula="of:=VLOOKUP([.A19];A_4_INPUT_DATE_E_RISULTATI_GIRONI;7;0)" office:value-type="float" office:value="34" calcext:value-type="float">
            <text:p>34</text:p>
          </table:table-cell>
          <table:table-cell table:style-name="ce27" table:formula="of:=IF([.H19]&gt;[.I19];[.F19];[.G19])" office:value-type="string" office:string-value="Giraffe (10)" calcext:value-type="string">
            <text:p>Giraffe (10)</text:p>
          </table:table-cell>
          <table:table-cell table:style-name="ce27" table:formula="of:=IF([.H19]&lt;[.I19];[.F19];[.G19])" office:value-type="string" office:string-value="Iguane (12)" calcext:value-type="string">
            <text:p>Iguane (12)</text:p>
          </table:table-cell>
          <table:table-cell table:style-name="ce162" table:formula="of:=1*([.H19]&gt;[.I19])" office:value-type="float" office:value="1" calcext:value-type="float">
            <text:p>1</text:p>
          </table:table-cell>
          <table:table-cell table:style-name="ce168" table:formula="of:=1*([.H19]&lt;[.I19])*NOT(([.H19]&amp;&quot;-&quot;&amp;[.I19]=&quot;20-0&quot;))" office:value-type="float" office:value="0" calcext:value-type="float">
            <text:p>0</text:p>
          </table:table-cell>
          <table:table-cell table:style-name="ce168" table:formula="of:=1*([.H19]&amp;&quot;-&quot;&amp;[.I19]=&quot;20-0&quot;)" office:value-type="float" office:value="0" calcext:value-type="float">
            <text:p>0</text:p>
          </table:table-cell>
          <table:table-cell table:style-name="ce162" table:formula="of:=[.H19]" office:value-type="float" office:value="60" calcext:value-type="float">
            <text:p>60</text:p>
          </table:table-cell>
          <table:table-cell table:style-name="ce162" table:formula="of:=[.I19]" office:value-type="float" office:value="34" calcext:value-type="float">
            <text:p>34</text:p>
          </table:table-cell>
          <table:table-cell table:style-name="ce171" table:formula="of:=[.O19]-[.P19]" office:value-type="float" office:value="26" calcext:value-type="float">
            <text:p>+26</text:p>
          </table:table-cell>
          <table:table-cell table:style-name="ce162" table:formula="of:=1*([.I19]&gt;[.H19])" office:value-type="float" office:value="0" calcext:value-type="float">
            <text:p>0</text:p>
          </table:table-cell>
          <table:table-cell table:style-name="ce162" table:formula="of:=1*([.I19]&lt;[.H19])*NOT(([.H19]&amp;&quot;-&quot;&amp;[.I19]=&quot;0-20&quot;))" office:value-type="float" office:value="1" calcext:value-type="float">
            <text:p>1</text:p>
          </table:table-cell>
          <table:table-cell table:style-name="ce162" table:formula="of:=1*([.H19]&amp;&quot;-&quot;&amp;[.I19]=&quot;0-20&quot;)" office:value-type="float" office:value="0" calcext:value-type="float">
            <text:p>0</text:p>
          </table:table-cell>
          <table:table-cell table:style-name="ce162" table:formula="of:=[.I19]" office:value-type="float" office:value="34" calcext:value-type="float">
            <text:p>34</text:p>
          </table:table-cell>
          <table:table-cell table:style-name="ce162" table:formula="of:=[.H19]" office:value-type="float" office:value="60" calcext:value-type="float">
            <text:p>60</text:p>
          </table:table-cell>
          <table:table-cell table:style-name="ce175" table:formula="of:=[.U19]-[.V19]" office:value-type="float" office:value="-26" calcext:value-type="float">
            <text:p>-26</text:p>
          </table:table-cell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C</text:p>
          </table:table-cell>
          <table:table-cell table:style-name="ce162" office:value-type="string" calcext:value-type="string">
            <text:p>C3</text:p>
          </table:table-cell>
          <table:table-cell table:style-name="ce162" office:value-type="string" calcext:value-type="string">
            <text:p>C4</text:p>
          </table:table-cell>
          <table:table-cell table:style-name="ce27" table:formula="of:=IF([.B20]=&quot;Girone&quot;;VLOOKUP([.D20];A_SQUADRE_PER_CODICE;3);&quot;ERRORE!&quot;)" office:value-type="string" office:string-value="Ippopotami (11)" calcext:value-type="string">
            <text:p>Ippopotami (11)</text:p>
          </table:table-cell>
          <table:table-cell table:style-name="ce27" table:formula="of:=IF([.B20]=&quot;Girone&quot;;VLOOKUP([.E20];A_SQUADRE_PER_CODICE;3);&quot;ERRORE!&quot;)" office:value-type="string" office:string-value="Iguane (12)" calcext:value-type="string">
            <text:p>Iguane (12)</text:p>
          </table:table-cell>
          <table:table-cell table:style-name="ce162" table:formula="of:=VLOOKUP([.A20];A_4_INPUT_DATE_E_RISULTATI_GIRONI;6;0)" office:value-type="float" office:value="96" calcext:value-type="float">
            <text:p>96</text:p>
          </table:table-cell>
          <table:table-cell table:style-name="ce162" table:formula="of:=VLOOKUP([.A20];A_4_INPUT_DATE_E_RISULTATI_GIRONI;7;0)" office:value-type="float" office:value="25" calcext:value-type="float">
            <text:p>25</text:p>
          </table:table-cell>
          <table:table-cell table:style-name="ce27" table:formula="of:=IF([.H20]&gt;[.I20];[.F20];[.G20])" office:value-type="string" office:string-value="Ippopotami (11)" calcext:value-type="string">
            <text:p>Ippopotami (11)</text:p>
          </table:table-cell>
          <table:table-cell table:style-name="ce27" table:formula="of:=IF([.H20]&lt;[.I20];[.F20];[.G20])" office:value-type="string" office:string-value="Iguane (12)" calcext:value-type="string">
            <text:p>Iguane (12)</text:p>
          </table:table-cell>
          <table:table-cell table:style-name="ce162" table:formula="of:=1*([.H20]&gt;[.I20])" office:value-type="float" office:value="1" calcext:value-type="float">
            <text:p>1</text:p>
          </table:table-cell>
          <table:table-cell table:style-name="ce168" table:formula="of:=1*([.H20]&lt;[.I20])*NOT(([.H20]&amp;&quot;-&quot;&amp;[.I20]=&quot;20-0&quot;))" office:value-type="float" office:value="0" calcext:value-type="float">
            <text:p>0</text:p>
          </table:table-cell>
          <table:table-cell table:style-name="ce168" table:formula="of:=1*([.H20]&amp;&quot;-&quot;&amp;[.I20]=&quot;20-0&quot;)" office:value-type="float" office:value="0" calcext:value-type="float">
            <text:p>0</text:p>
          </table:table-cell>
          <table:table-cell table:style-name="ce162" table:formula="of:=[.H20]" office:value-type="float" office:value="96" calcext:value-type="float">
            <text:p>96</text:p>
          </table:table-cell>
          <table:table-cell table:style-name="ce162" table:formula="of:=[.I20]" office:value-type="float" office:value="25" calcext:value-type="float">
            <text:p>25</text:p>
          </table:table-cell>
          <table:table-cell table:style-name="ce171" table:formula="of:=[.O20]-[.P20]" office:value-type="float" office:value="71" calcext:value-type="float">
            <text:p>+71</text:p>
          </table:table-cell>
          <table:table-cell table:style-name="ce162" table:formula="of:=1*([.I20]&gt;[.H20])" office:value-type="float" office:value="0" calcext:value-type="float">
            <text:p>0</text:p>
          </table:table-cell>
          <table:table-cell table:style-name="ce162" table:formula="of:=1*([.I20]&lt;[.H20])*NOT(([.H20]&amp;&quot;-&quot;&amp;[.I20]=&quot;0-20&quot;))" office:value-type="float" office:value="1" calcext:value-type="float">
            <text:p>1</text:p>
          </table:table-cell>
          <table:table-cell table:style-name="ce162" table:formula="of:=1*([.H20]&amp;&quot;-&quot;&amp;[.I20]=&quot;0-20&quot;)" office:value-type="float" office:value="0" calcext:value-type="float">
            <text:p>0</text:p>
          </table:table-cell>
          <table:table-cell table:style-name="ce162" table:formula="of:=[.I20]" office:value-type="float" office:value="25" calcext:value-type="float">
            <text:p>25</text:p>
          </table:table-cell>
          <table:table-cell table:style-name="ce162" table:formula="of:=[.H20]" office:value-type="float" office:value="96" calcext:value-type="float">
            <text:p>96</text:p>
          </table:table-cell>
          <table:table-cell table:style-name="ce175" table:formula="of:=[.U20]-[.V20]" office:value-type="float" office:value="-71" calcext:value-type="float">
            <text:p>-71</text:p>
          </table:table-cell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D</text:p>
          </table:table-cell>
          <table:table-cell table:style-name="ce162" office:value-type="string" calcext:value-type="string">
            <text:p>D1</text:p>
          </table:table-cell>
          <table:table-cell table:style-name="ce162" office:value-type="string" calcext:value-type="string">
            <text:p>D2</text:p>
          </table:table-cell>
          <table:table-cell table:style-name="ce27" table:formula="of:=IF([.B21]=&quot;Girone&quot;;VLOOKUP([.D21];A_SQUADRE_PER_CODICE;3);&quot;ERRORE!&quot;)" office:value-type="string" office:string-value="Coccodrilli (13)" calcext:value-type="string">
            <text:p>Coccodrilli (13)</text:p>
          </table:table-cell>
          <table:table-cell table:style-name="ce27" table:formula="of:=IF([.B21]=&quot;Girone&quot;;VLOOKUP([.E21];A_SQUADRE_PER_CODICE;3);&quot;ERRORE!&quot;)" office:value-type="string" office:string-value="Pitoni (14)" calcext:value-type="string">
            <text:p>Pitoni (14)</text:p>
          </table:table-cell>
          <table:table-cell table:style-name="ce162" table:formula="of:=VLOOKUP([.A21];A_4_INPUT_DATE_E_RISULTATI_GIRONI;6;0)" office:value-type="float" office:value="96" calcext:value-type="float">
            <text:p>96</text:p>
          </table:table-cell>
          <table:table-cell table:style-name="ce162" table:formula="of:=VLOOKUP([.A21];A_4_INPUT_DATE_E_RISULTATI_GIRONI;7;0)" office:value-type="float" office:value="68" calcext:value-type="float">
            <text:p>68</text:p>
          </table:table-cell>
          <table:table-cell table:style-name="ce27" table:formula="of:=IF([.H21]&gt;[.I21];[.F21];[.G21])" office:value-type="string" office:string-value="Coccodrilli (13)" calcext:value-type="string">
            <text:p>Coccodrilli (13)</text:p>
          </table:table-cell>
          <table:table-cell table:style-name="ce27" table:formula="of:=IF([.H21]&lt;[.I21];[.F21];[.G21])" office:value-type="string" office:string-value="Pitoni (14)" calcext:value-type="string">
            <text:p>Pitoni (14)</text:p>
          </table:table-cell>
          <table:table-cell table:style-name="ce162" table:formula="of:=1*([.H21]&gt;[.I21])" office:value-type="float" office:value="1" calcext:value-type="float">
            <text:p>1</text:p>
          </table:table-cell>
          <table:table-cell table:style-name="ce168" table:formula="of:=1*([.H21]&lt;[.I21])*NOT(([.H21]&amp;&quot;-&quot;&amp;[.I21]=&quot;20-0&quot;))" office:value-type="float" office:value="0" calcext:value-type="float">
            <text:p>0</text:p>
          </table:table-cell>
          <table:table-cell table:style-name="ce168" table:formula="of:=1*([.H21]&amp;&quot;-&quot;&amp;[.I21]=&quot;20-0&quot;)" office:value-type="float" office:value="0" calcext:value-type="float">
            <text:p>0</text:p>
          </table:table-cell>
          <table:table-cell table:style-name="ce162" table:formula="of:=[.H21]" office:value-type="float" office:value="96" calcext:value-type="float">
            <text:p>96</text:p>
          </table:table-cell>
          <table:table-cell table:style-name="ce162" table:formula="of:=[.I21]" office:value-type="float" office:value="68" calcext:value-type="float">
            <text:p>68</text:p>
          </table:table-cell>
          <table:table-cell table:style-name="ce171" table:formula="of:=[.O21]-[.P21]" office:value-type="float" office:value="28" calcext:value-type="float">
            <text:p>+28</text:p>
          </table:table-cell>
          <table:table-cell table:style-name="ce162" table:formula="of:=1*([.I21]&gt;[.H21])" office:value-type="float" office:value="0" calcext:value-type="float">
            <text:p>0</text:p>
          </table:table-cell>
          <table:table-cell table:style-name="ce162" table:formula="of:=1*([.I21]&lt;[.H21])*NOT(([.H21]&amp;&quot;-&quot;&amp;[.I21]=&quot;0-20&quot;))" office:value-type="float" office:value="1" calcext:value-type="float">
            <text:p>1</text:p>
          </table:table-cell>
          <table:table-cell table:style-name="ce162" table:formula="of:=1*([.H21]&amp;&quot;-&quot;&amp;[.I21]=&quot;0-20&quot;)" office:value-type="float" office:value="0" calcext:value-type="float">
            <text:p>0</text:p>
          </table:table-cell>
          <table:table-cell table:style-name="ce162" table:formula="of:=[.I21]" office:value-type="float" office:value="68" calcext:value-type="float">
            <text:p>68</text:p>
          </table:table-cell>
          <table:table-cell table:style-name="ce162" table:formula="of:=[.H21]" office:value-type="float" office:value="96" calcext:value-type="float">
            <text:p>96</text:p>
          </table:table-cell>
          <table:table-cell table:style-name="ce175" table:formula="of:=[.U21]-[.V21]" office:value-type="float" office:value="-28" calcext:value-type="float">
            <text:p>-28</text:p>
          </table:table-cell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D</text:p>
          </table:table-cell>
          <table:table-cell table:style-name="ce162" office:value-type="string" calcext:value-type="string">
            <text:p>D1</text:p>
          </table:table-cell>
          <table:table-cell table:style-name="ce162" office:value-type="string" calcext:value-type="string">
            <text:p>D3</text:p>
          </table:table-cell>
          <table:table-cell table:style-name="ce27" table:formula="of:=IF([.B22]=&quot;Girone&quot;;VLOOKUP([.D22];A_SQUADRE_PER_CODICE;3);&quot;ERRORE!&quot;)" office:value-type="string" office:string-value="Coccodrilli (13)" calcext:value-type="string">
            <text:p>Coccodrilli (13)</text:p>
          </table:table-cell>
          <table:table-cell table:style-name="ce27" table:formula="of:=IF([.B22]=&quot;Girone&quot;;VLOOKUP([.E22];A_SQUADRE_PER_CODICE;3);&quot;ERRORE!&quot;)" office:value-type="string" office:string-value="Aquile (15)" calcext:value-type="string">
            <text:p>Aquile (15)</text:p>
          </table:table-cell>
          <table:table-cell table:style-name="ce162" table:formula="of:=VLOOKUP([.A22];A_4_INPUT_DATE_E_RISULTATI_GIRONI;6;0)" office:value-type="float" office:value="21" calcext:value-type="float">
            <text:p>21</text:p>
          </table:table-cell>
          <table:table-cell table:style-name="ce162" table:formula="of:=VLOOKUP([.A22];A_4_INPUT_DATE_E_RISULTATI_GIRONI;7;0)" office:value-type="float" office:value="29" calcext:value-type="float">
            <text:p>29</text:p>
          </table:table-cell>
          <table:table-cell table:style-name="ce27" table:formula="of:=IF([.H22]&gt;[.I22];[.F22];[.G22])" office:value-type="string" office:string-value="Aquile (15)" calcext:value-type="string">
            <text:p>Aquile (15)</text:p>
          </table:table-cell>
          <table:table-cell table:style-name="ce27" table:formula="of:=IF([.H22]&lt;[.I22];[.F22];[.G22])" office:value-type="string" office:string-value="Coccodrilli (13)" calcext:value-type="string">
            <text:p>Coccodrilli (13)</text:p>
          </table:table-cell>
          <table:table-cell table:style-name="ce162" table:formula="of:=1*([.H22]&gt;[.I22])" office:value-type="float" office:value="0" calcext:value-type="float">
            <text:p>0</text:p>
          </table:table-cell>
          <table:table-cell table:style-name="ce168" table:formula="of:=1*([.H22]&lt;[.I22])*NOT(([.H22]&amp;&quot;-&quot;&amp;[.I22]=&quot;20-0&quot;))" office:value-type="float" office:value="1" calcext:value-type="float">
            <text:p>1</text:p>
          </table:table-cell>
          <table:table-cell table:style-name="ce168" table:formula="of:=1*([.H22]&amp;&quot;-&quot;&amp;[.I22]=&quot;20-0&quot;)" office:value-type="float" office:value="0" calcext:value-type="float">
            <text:p>0</text:p>
          </table:table-cell>
          <table:table-cell table:style-name="ce162" table:formula="of:=[.H22]" office:value-type="float" office:value="21" calcext:value-type="float">
            <text:p>21</text:p>
          </table:table-cell>
          <table:table-cell table:style-name="ce162" table:formula="of:=[.I22]" office:value-type="float" office:value="29" calcext:value-type="float">
            <text:p>29</text:p>
          </table:table-cell>
          <table:table-cell table:style-name="ce171" table:formula="of:=[.O22]-[.P22]" office:value-type="float" office:value="-8" calcext:value-type="float">
            <text:p>-8</text:p>
          </table:table-cell>
          <table:table-cell table:style-name="ce162" table:formula="of:=1*([.I22]&gt;[.H22])" office:value-type="float" office:value="1" calcext:value-type="float">
            <text:p>1</text:p>
          </table:table-cell>
          <table:table-cell table:style-name="ce162" table:formula="of:=1*([.I22]&lt;[.H22])*NOT(([.H22]&amp;&quot;-&quot;&amp;[.I22]=&quot;0-20&quot;))" office:value-type="float" office:value="0" calcext:value-type="float">
            <text:p>0</text:p>
          </table:table-cell>
          <table:table-cell table:style-name="ce162" table:formula="of:=1*([.H22]&amp;&quot;-&quot;&amp;[.I22]=&quot;0-20&quot;)" office:value-type="float" office:value="0" calcext:value-type="float">
            <text:p>0</text:p>
          </table:table-cell>
          <table:table-cell table:style-name="ce162" table:formula="of:=[.I22]" office:value-type="float" office:value="29" calcext:value-type="float">
            <text:p>29</text:p>
          </table:table-cell>
          <table:table-cell table:style-name="ce162" table:formula="of:=[.H22]" office:value-type="float" office:value="21" calcext:value-type="float">
            <text:p>21</text:p>
          </table:table-cell>
          <table:table-cell table:style-name="ce175" table:formula="of:=[.U22]-[.V22]" office:value-type="float" office:value="8" calcext:value-type="float">
            <text:p>+8</text:p>
          </table:table-cell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D</text:p>
          </table:table-cell>
          <table:table-cell table:style-name="ce162" office:value-type="string" calcext:value-type="string">
            <text:p>D1</text:p>
          </table:table-cell>
          <table:table-cell table:style-name="ce162" office:value-type="string" calcext:value-type="string">
            <text:p>D4</text:p>
          </table:table-cell>
          <table:table-cell table:style-name="ce27" table:formula="of:=IF([.B23]=&quot;Girone&quot;;VLOOKUP([.D23];A_SQUADRE_PER_CODICE;3);&quot;ERRORE!&quot;)" office:value-type="string" office:string-value="Coccodrilli (13)" calcext:value-type="string">
            <text:p>Coccodrilli (13)</text:p>
          </table:table-cell>
          <table:table-cell table:style-name="ce27" table:formula="of:=IF([.B23]=&quot;Girone&quot;;VLOOKUP([.E23];A_SQUADRE_PER_CODICE;3);&quot;ERRORE!&quot;)" office:value-type="string" office:string-value="Falchi (16)" calcext:value-type="string">
            <text:p>Falchi (16)</text:p>
          </table:table-cell>
          <table:table-cell table:style-name="ce162" table:formula="of:=VLOOKUP([.A23];A_4_INPUT_DATE_E_RISULTATI_GIRONI;6;0)" office:value-type="float" office:value="54" calcext:value-type="float">
            <text:p>54</text:p>
          </table:table-cell>
          <table:table-cell table:style-name="ce162" table:formula="of:=VLOOKUP([.A23];A_4_INPUT_DATE_E_RISULTATI_GIRONI;7;0)" office:value-type="float" office:value="64" calcext:value-type="float">
            <text:p>64</text:p>
          </table:table-cell>
          <table:table-cell table:style-name="ce27" table:formula="of:=IF([.H23]&gt;[.I23];[.F23];[.G23])" office:value-type="string" office:string-value="Falchi (16)" calcext:value-type="string">
            <text:p>Falchi (16)</text:p>
          </table:table-cell>
          <table:table-cell table:style-name="ce27" table:formula="of:=IF([.H23]&lt;[.I23];[.F23];[.G23])" office:value-type="string" office:string-value="Coccodrilli (13)" calcext:value-type="string">
            <text:p>Coccodrilli (13)</text:p>
          </table:table-cell>
          <table:table-cell table:style-name="ce162" table:formula="of:=1*([.H23]&gt;[.I23])" office:value-type="float" office:value="0" calcext:value-type="float">
            <text:p>0</text:p>
          </table:table-cell>
          <table:table-cell table:style-name="ce168" table:formula="of:=1*([.H23]&lt;[.I23])*NOT(([.H23]&amp;&quot;-&quot;&amp;[.I23]=&quot;20-0&quot;))" office:value-type="float" office:value="1" calcext:value-type="float">
            <text:p>1</text:p>
          </table:table-cell>
          <table:table-cell table:style-name="ce168" table:formula="of:=1*([.H23]&amp;&quot;-&quot;&amp;[.I23]=&quot;20-0&quot;)" office:value-type="float" office:value="0" calcext:value-type="float">
            <text:p>0</text:p>
          </table:table-cell>
          <table:table-cell table:style-name="ce162" table:formula="of:=[.H23]" office:value-type="float" office:value="54" calcext:value-type="float">
            <text:p>54</text:p>
          </table:table-cell>
          <table:table-cell table:style-name="ce162" table:formula="of:=[.I23]" office:value-type="float" office:value="64" calcext:value-type="float">
            <text:p>64</text:p>
          </table:table-cell>
          <table:table-cell table:style-name="ce171" table:formula="of:=[.O23]-[.P23]" office:value-type="float" office:value="-10" calcext:value-type="float">
            <text:p>-10</text:p>
          </table:table-cell>
          <table:table-cell table:style-name="ce162" table:formula="of:=1*([.I23]&gt;[.H23])" office:value-type="float" office:value="1" calcext:value-type="float">
            <text:p>1</text:p>
          </table:table-cell>
          <table:table-cell table:style-name="ce162" table:formula="of:=1*([.I23]&lt;[.H23])*NOT(([.H23]&amp;&quot;-&quot;&amp;[.I23]=&quot;0-20&quot;))" office:value-type="float" office:value="0" calcext:value-type="float">
            <text:p>0</text:p>
          </table:table-cell>
          <table:table-cell table:style-name="ce162" table:formula="of:=1*([.H23]&amp;&quot;-&quot;&amp;[.I23]=&quot;0-20&quot;)" office:value-type="float" office:value="0" calcext:value-type="float">
            <text:p>0</text:p>
          </table:table-cell>
          <table:table-cell table:style-name="ce162" table:formula="of:=[.I23]" office:value-type="float" office:value="64" calcext:value-type="float">
            <text:p>64</text:p>
          </table:table-cell>
          <table:table-cell table:style-name="ce162" table:formula="of:=[.H23]" office:value-type="float" office:value="54" calcext:value-type="float">
            <text:p>54</text:p>
          </table:table-cell>
          <table:table-cell table:style-name="ce175" table:formula="of:=[.U23]-[.V23]" office:value-type="float" office:value="10" calcext:value-type="float">
            <text:p>+10</text:p>
          </table:table-cell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D</text:p>
          </table:table-cell>
          <table:table-cell table:style-name="ce162" office:value-type="string" calcext:value-type="string">
            <text:p>D2</text:p>
          </table:table-cell>
          <table:table-cell table:style-name="ce162" office:value-type="string" calcext:value-type="string">
            <text:p>D3</text:p>
          </table:table-cell>
          <table:table-cell table:style-name="ce27" table:formula="of:=IF([.B24]=&quot;Girone&quot;;VLOOKUP([.D24];A_SQUADRE_PER_CODICE;3);&quot;ERRORE!&quot;)" office:value-type="string" office:string-value="Pitoni (14)" calcext:value-type="string">
            <text:p>Pitoni (14)</text:p>
          </table:table-cell>
          <table:table-cell table:style-name="ce27" table:formula="of:=IF([.B24]=&quot;Girone&quot;;VLOOKUP([.E24];A_SQUADRE_PER_CODICE;3);&quot;ERRORE!&quot;)" office:value-type="string" office:string-value="Aquile (15)" calcext:value-type="string">
            <text:p>Aquile (15)</text:p>
          </table:table-cell>
          <table:table-cell table:style-name="ce162" table:formula="of:=VLOOKUP([.A24];A_4_INPUT_DATE_E_RISULTATI_GIRONI;6;0)" office:value-type="float" office:value="67" calcext:value-type="float">
            <text:p>67</text:p>
          </table:table-cell>
          <table:table-cell table:style-name="ce162" table:formula="of:=VLOOKUP([.A24];A_4_INPUT_DATE_E_RISULTATI_GIRONI;7;0)" office:value-type="float" office:value="53" calcext:value-type="float">
            <text:p>53</text:p>
          </table:table-cell>
          <table:table-cell table:style-name="ce27" table:formula="of:=IF([.H24]&gt;[.I24];[.F24];[.G24])" office:value-type="string" office:string-value="Pitoni (14)" calcext:value-type="string">
            <text:p>Pitoni (14)</text:p>
          </table:table-cell>
          <table:table-cell table:style-name="ce27" table:formula="of:=IF([.H24]&lt;[.I24];[.F24];[.G24])" office:value-type="string" office:string-value="Aquile (15)" calcext:value-type="string">
            <text:p>Aquile (15)</text:p>
          </table:table-cell>
          <table:table-cell table:style-name="ce162" table:formula="of:=1*([.H24]&gt;[.I24])" office:value-type="float" office:value="1" calcext:value-type="float">
            <text:p>1</text:p>
          </table:table-cell>
          <table:table-cell table:style-name="ce168" table:formula="of:=1*([.H24]&lt;[.I24])*NOT(([.H24]&amp;&quot;-&quot;&amp;[.I24]=&quot;20-0&quot;))" office:value-type="float" office:value="0" calcext:value-type="float">
            <text:p>0</text:p>
          </table:table-cell>
          <table:table-cell table:style-name="ce168" table:formula="of:=1*([.H24]&amp;&quot;-&quot;&amp;[.I24]=&quot;20-0&quot;)" office:value-type="float" office:value="0" calcext:value-type="float">
            <text:p>0</text:p>
          </table:table-cell>
          <table:table-cell table:style-name="ce162" table:formula="of:=[.H24]" office:value-type="float" office:value="67" calcext:value-type="float">
            <text:p>67</text:p>
          </table:table-cell>
          <table:table-cell table:style-name="ce162" table:formula="of:=[.I24]" office:value-type="float" office:value="53" calcext:value-type="float">
            <text:p>53</text:p>
          </table:table-cell>
          <table:table-cell table:style-name="ce171" table:formula="of:=[.O24]-[.P24]" office:value-type="float" office:value="14" calcext:value-type="float">
            <text:p>+14</text:p>
          </table:table-cell>
          <table:table-cell table:style-name="ce162" table:formula="of:=1*([.I24]&gt;[.H24])" office:value-type="float" office:value="0" calcext:value-type="float">
            <text:p>0</text:p>
          </table:table-cell>
          <table:table-cell table:style-name="ce162" table:formula="of:=1*([.I24]&lt;[.H24])*NOT(([.H24]&amp;&quot;-&quot;&amp;[.I24]=&quot;0-20&quot;))" office:value-type="float" office:value="1" calcext:value-type="float">
            <text:p>1</text:p>
          </table:table-cell>
          <table:table-cell table:style-name="ce162" table:formula="of:=1*([.H24]&amp;&quot;-&quot;&amp;[.I24]=&quot;0-20&quot;)" office:value-type="float" office:value="0" calcext:value-type="float">
            <text:p>0</text:p>
          </table:table-cell>
          <table:table-cell table:style-name="ce162" table:formula="of:=[.I24]" office:value-type="float" office:value="53" calcext:value-type="float">
            <text:p>53</text:p>
          </table:table-cell>
          <table:table-cell table:style-name="ce162" table:formula="of:=[.H24]" office:value-type="float" office:value="67" calcext:value-type="float">
            <text:p>67</text:p>
          </table:table-cell>
          <table:table-cell table:style-name="ce175" table:formula="of:=[.U24]-[.V24]" office:value-type="float" office:value="-14" calcext:value-type="float">
            <text:p>-14</text:p>
          </table:table-cell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D</text:p>
          </table:table-cell>
          <table:table-cell table:style-name="ce162" office:value-type="string" calcext:value-type="string">
            <text:p>D2</text:p>
          </table:table-cell>
          <table:table-cell table:style-name="ce162" office:value-type="string" calcext:value-type="string">
            <text:p>D4</text:p>
          </table:table-cell>
          <table:table-cell table:style-name="ce27" table:formula="of:=IF([.B25]=&quot;Girone&quot;;VLOOKUP([.D25];A_SQUADRE_PER_CODICE;3);&quot;ERRORE!&quot;)" office:value-type="string" office:string-value="Pitoni (14)" calcext:value-type="string">
            <text:p>Pitoni (14)</text:p>
          </table:table-cell>
          <table:table-cell table:style-name="ce27" table:formula="of:=IF([.B25]=&quot;Girone&quot;;VLOOKUP([.E25];A_SQUADRE_PER_CODICE;3);&quot;ERRORE!&quot;)" office:value-type="string" office:string-value="Falchi (16)" calcext:value-type="string">
            <text:p>Falchi (16)</text:p>
          </table:table-cell>
          <table:table-cell table:style-name="ce162" table:formula="of:=VLOOKUP([.A25];A_4_INPUT_DATE_E_RISULTATI_GIRONI;6;0)" office:value-type="float" office:value="83" calcext:value-type="float">
            <text:p>83</text:p>
          </table:table-cell>
          <table:table-cell table:style-name="ce162" table:formula="of:=VLOOKUP([.A25];A_4_INPUT_DATE_E_RISULTATI_GIRONI;7;0)" office:value-type="float" office:value="57" calcext:value-type="float">
            <text:p>57</text:p>
          </table:table-cell>
          <table:table-cell table:style-name="ce27" table:formula="of:=IF([.H25]&gt;[.I25];[.F25];[.G25])" office:value-type="string" office:string-value="Pitoni (14)" calcext:value-type="string">
            <text:p>Pitoni (14)</text:p>
          </table:table-cell>
          <table:table-cell table:style-name="ce27" table:formula="of:=IF([.H25]&lt;[.I25];[.F25];[.G25])" office:value-type="string" office:string-value="Falchi (16)" calcext:value-type="string">
            <text:p>Falchi (16)</text:p>
          </table:table-cell>
          <table:table-cell table:style-name="ce162" table:formula="of:=1*([.H25]&gt;[.I25])" office:value-type="float" office:value="1" calcext:value-type="float">
            <text:p>1</text:p>
          </table:table-cell>
          <table:table-cell table:style-name="ce168" table:formula="of:=1*([.H25]&lt;[.I25])*NOT(([.H25]&amp;&quot;-&quot;&amp;[.I25]=&quot;20-0&quot;))" office:value-type="float" office:value="0" calcext:value-type="float">
            <text:p>0</text:p>
          </table:table-cell>
          <table:table-cell table:style-name="ce168" table:formula="of:=1*([.H25]&amp;&quot;-&quot;&amp;[.I25]=&quot;20-0&quot;)" office:value-type="float" office:value="0" calcext:value-type="float">
            <text:p>0</text:p>
          </table:table-cell>
          <table:table-cell table:style-name="ce162" table:formula="of:=[.H25]" office:value-type="float" office:value="83" calcext:value-type="float">
            <text:p>83</text:p>
          </table:table-cell>
          <table:table-cell table:style-name="ce162" table:formula="of:=[.I25]" office:value-type="float" office:value="57" calcext:value-type="float">
            <text:p>57</text:p>
          </table:table-cell>
          <table:table-cell table:style-name="ce171" table:formula="of:=[.O25]-[.P25]" office:value-type="float" office:value="26" calcext:value-type="float">
            <text:p>+26</text:p>
          </table:table-cell>
          <table:table-cell table:style-name="ce162" table:formula="of:=1*([.I25]&gt;[.H25])" office:value-type="float" office:value="0" calcext:value-type="float">
            <text:p>0</text:p>
          </table:table-cell>
          <table:table-cell table:style-name="ce162" table:formula="of:=1*([.I25]&lt;[.H25])*NOT(([.H25]&amp;&quot;-&quot;&amp;[.I25]=&quot;0-20&quot;))" office:value-type="float" office:value="1" calcext:value-type="float">
            <text:p>1</text:p>
          </table:table-cell>
          <table:table-cell table:style-name="ce162" table:formula="of:=1*([.H25]&amp;&quot;-&quot;&amp;[.I25]=&quot;0-20&quot;)" office:value-type="float" office:value="0" calcext:value-type="float">
            <text:p>0</text:p>
          </table:table-cell>
          <table:table-cell table:style-name="ce162" table:formula="of:=[.I25]" office:value-type="float" office:value="57" calcext:value-type="float">
            <text:p>57</text:p>
          </table:table-cell>
          <table:table-cell table:style-name="ce162" table:formula="of:=[.H25]" office:value-type="float" office:value="83" calcext:value-type="float">
            <text:p>83</text:p>
          </table:table-cell>
          <table:table-cell table:style-name="ce175" table:formula="of:=[.U25]-[.V25]" office:value-type="float" office:value="-26" calcext:value-type="float">
            <text:p>-26</text:p>
          </table:table-cell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D</text:p>
          </table:table-cell>
          <table:table-cell table:style-name="ce162" office:value-type="string" calcext:value-type="string">
            <text:p>D3</text:p>
          </table:table-cell>
          <table:table-cell table:style-name="ce162" office:value-type="string" calcext:value-type="string">
            <text:p>D4</text:p>
          </table:table-cell>
          <table:table-cell table:style-name="ce27" table:formula="of:=IF([.B26]=&quot;Girone&quot;;VLOOKUP([.D26];A_SQUADRE_PER_CODICE;3);&quot;ERRORE!&quot;)" office:value-type="string" office:string-value="Aquile (15)" calcext:value-type="string">
            <text:p>Aquile (15)</text:p>
          </table:table-cell>
          <table:table-cell table:style-name="ce27" table:formula="of:=IF([.B26]=&quot;Girone&quot;;VLOOKUP([.E26];A_SQUADRE_PER_CODICE;3);&quot;ERRORE!&quot;)" office:value-type="string" office:string-value="Falchi (16)" calcext:value-type="string">
            <text:p>Falchi (16)</text:p>
          </table:table-cell>
          <table:table-cell table:style-name="ce162" table:formula="of:=VLOOKUP([.A26];A_4_INPUT_DATE_E_RISULTATI_GIRONI;6;0)" office:value-type="float" office:value="72" calcext:value-type="float">
            <text:p>72</text:p>
          </table:table-cell>
          <table:table-cell table:style-name="ce162" table:formula="of:=VLOOKUP([.A26];A_4_INPUT_DATE_E_RISULTATI_GIRONI;7;0)" office:value-type="float" office:value="52" calcext:value-type="float">
            <text:p>52</text:p>
          </table:table-cell>
          <table:table-cell table:style-name="ce27" table:formula="of:=IF([.H26]&gt;[.I26];[.F26];[.G26])" office:value-type="string" office:string-value="Aquile (15)" calcext:value-type="string">
            <text:p>Aquile (15)</text:p>
          </table:table-cell>
          <table:table-cell table:style-name="ce27" table:formula="of:=IF([.H26]&lt;[.I26];[.F26];[.G26])" office:value-type="string" office:string-value="Falchi (16)" calcext:value-type="string">
            <text:p>Falchi (16)</text:p>
          </table:table-cell>
          <table:table-cell table:style-name="ce162" table:formula="of:=1*([.H26]&gt;[.I26])" office:value-type="float" office:value="1" calcext:value-type="float">
            <text:p>1</text:p>
          </table:table-cell>
          <table:table-cell table:style-name="ce168" table:formula="of:=1*([.H26]&lt;[.I26])*NOT(([.H26]&amp;&quot;-&quot;&amp;[.I26]=&quot;20-0&quot;))" office:value-type="float" office:value="0" calcext:value-type="float">
            <text:p>0</text:p>
          </table:table-cell>
          <table:table-cell table:style-name="ce168" table:formula="of:=1*([.H26]&amp;&quot;-&quot;&amp;[.I26]=&quot;20-0&quot;)" office:value-type="float" office:value="0" calcext:value-type="float">
            <text:p>0</text:p>
          </table:table-cell>
          <table:table-cell table:style-name="ce162" table:formula="of:=[.H26]" office:value-type="float" office:value="72" calcext:value-type="float">
            <text:p>72</text:p>
          </table:table-cell>
          <table:table-cell table:style-name="ce162" table:formula="of:=[.I26]" office:value-type="float" office:value="52" calcext:value-type="float">
            <text:p>52</text:p>
          </table:table-cell>
          <table:table-cell table:style-name="ce171" table:formula="of:=[.O26]-[.P26]" office:value-type="float" office:value="20" calcext:value-type="float">
            <text:p>+20</text:p>
          </table:table-cell>
          <table:table-cell table:style-name="ce162" table:formula="of:=1*([.I26]&gt;[.H26])" office:value-type="float" office:value="0" calcext:value-type="float">
            <text:p>0</text:p>
          </table:table-cell>
          <table:table-cell table:style-name="ce162" table:formula="of:=1*([.I26]&lt;[.H26])*NOT(([.H26]&amp;&quot;-&quot;&amp;[.I26]=&quot;0-20&quot;))" office:value-type="float" office:value="1" calcext:value-type="float">
            <text:p>1</text:p>
          </table:table-cell>
          <table:table-cell table:style-name="ce162" table:formula="of:=1*([.H26]&amp;&quot;-&quot;&amp;[.I26]=&quot;0-20&quot;)" office:value-type="float" office:value="0" calcext:value-type="float">
            <text:p>0</text:p>
          </table:table-cell>
          <table:table-cell table:style-name="ce162" table:formula="of:=[.I26]" office:value-type="float" office:value="52" calcext:value-type="float">
            <text:p>52</text:p>
          </table:table-cell>
          <table:table-cell table:style-name="ce162" table:formula="of:=[.H26]" office:value-type="float" office:value="72" calcext:value-type="float">
            <text:p>72</text:p>
          </table:table-cell>
          <table:table-cell table:style-name="ce175" table:formula="of:=[.U26]-[.V26]" office:value-type="float" office:value="-20" calcext:value-type="float">
            <text:p>-20</text:p>
          </table:table-cell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E</text:p>
          </table:table-cell>
          <table:table-cell table:style-name="ce162" office:value-type="string" calcext:value-type="string">
            <text:p>E1</text:p>
          </table:table-cell>
          <table:table-cell table:style-name="ce162" office:value-type="string" calcext:value-type="string">
            <text:p>E2</text:p>
          </table:table-cell>
          <table:table-cell table:style-name="ce27" table:formula="of:=IF([.B27]=&quot;Girone&quot;;VLOOKUP([.D27];A_SQUADRE_PER_CODICE;3);&quot;ERRORE!&quot;)" office:value-type="string" office:string-value="Bisonti (17)" calcext:value-type="string">
            <text:p>Bisonti (17)</text:p>
          </table:table-cell>
          <table:table-cell table:style-name="ce27" table:formula="of:=IF([.B27]=&quot;Girone&quot;;VLOOKUP([.E27];A_SQUADRE_PER_CODICE;3);&quot;ERRORE!&quot;)" office:value-type="string" office:string-value="Bufali (18)" calcext:value-type="string">
            <text:p>Bufali (18)</text:p>
          </table:table-cell>
          <table:table-cell table:style-name="ce162" table:formula="of:=VLOOKUP([.A27];A_4_INPUT_DATE_E_RISULTATI_GIRONI;6;0)" office:value-type="float" office:value="86" calcext:value-type="float">
            <text:p>86</text:p>
          </table:table-cell>
          <table:table-cell table:style-name="ce162" table:formula="of:=VLOOKUP([.A27];A_4_INPUT_DATE_E_RISULTATI_GIRONI;7;0)" office:value-type="float" office:value="97" calcext:value-type="float">
            <text:p>97</text:p>
          </table:table-cell>
          <table:table-cell table:style-name="ce27" table:formula="of:=IF([.H27]&gt;[.I27];[.F27];[.G27])" office:value-type="string" office:string-value="Bufali (18)" calcext:value-type="string">
            <text:p>Bufali (18)</text:p>
          </table:table-cell>
          <table:table-cell table:style-name="ce27" table:formula="of:=IF([.H27]&lt;[.I27];[.F27];[.G27])" office:value-type="string" office:string-value="Bisonti (17)" calcext:value-type="string">
            <text:p>Bisonti (17)</text:p>
          </table:table-cell>
          <table:table-cell table:style-name="ce162" table:formula="of:=1*([.H27]&gt;[.I27])" office:value-type="float" office:value="0" calcext:value-type="float">
            <text:p>0</text:p>
          </table:table-cell>
          <table:table-cell table:style-name="ce168" table:formula="of:=1*([.H27]&lt;[.I27])*NOT(([.H27]&amp;&quot;-&quot;&amp;[.I27]=&quot;20-0&quot;))" office:value-type="float" office:value="1" calcext:value-type="float">
            <text:p>1</text:p>
          </table:table-cell>
          <table:table-cell table:style-name="ce168" table:formula="of:=1*([.H27]&amp;&quot;-&quot;&amp;[.I27]=&quot;20-0&quot;)" office:value-type="float" office:value="0" calcext:value-type="float">
            <text:p>0</text:p>
          </table:table-cell>
          <table:table-cell table:style-name="ce162" table:formula="of:=[.H27]" office:value-type="float" office:value="86" calcext:value-type="float">
            <text:p>86</text:p>
          </table:table-cell>
          <table:table-cell table:style-name="ce162" table:formula="of:=[.I27]" office:value-type="float" office:value="97" calcext:value-type="float">
            <text:p>97</text:p>
          </table:table-cell>
          <table:table-cell table:style-name="ce171" table:formula="of:=[.O27]-[.P27]" office:value-type="float" office:value="-11" calcext:value-type="float">
            <text:p>-11</text:p>
          </table:table-cell>
          <table:table-cell table:style-name="ce162" table:formula="of:=1*([.I27]&gt;[.H27])" office:value-type="float" office:value="1" calcext:value-type="float">
            <text:p>1</text:p>
          </table:table-cell>
          <table:table-cell table:style-name="ce162" table:formula="of:=1*([.I27]&lt;[.H27])*NOT(([.H27]&amp;&quot;-&quot;&amp;[.I27]=&quot;0-20&quot;))" office:value-type="float" office:value="0" calcext:value-type="float">
            <text:p>0</text:p>
          </table:table-cell>
          <table:table-cell table:style-name="ce162" table:formula="of:=1*([.H27]&amp;&quot;-&quot;&amp;[.I27]=&quot;0-20&quot;)" office:value-type="float" office:value="0" calcext:value-type="float">
            <text:p>0</text:p>
          </table:table-cell>
          <table:table-cell table:style-name="ce162" table:formula="of:=[.I27]" office:value-type="float" office:value="97" calcext:value-type="float">
            <text:p>97</text:p>
          </table:table-cell>
          <table:table-cell table:style-name="ce162" table:formula="of:=[.H27]" office:value-type="float" office:value="86" calcext:value-type="float">
            <text:p>86</text:p>
          </table:table-cell>
          <table:table-cell table:style-name="ce175" table:formula="of:=[.U27]-[.V27]" office:value-type="float" office:value="11" calcext:value-type="float">
            <text:p>+11</text:p>
          </table:table-cell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E</text:p>
          </table:table-cell>
          <table:table-cell table:style-name="ce162" office:value-type="string" calcext:value-type="string">
            <text:p>E1</text:p>
          </table:table-cell>
          <table:table-cell table:style-name="ce162" office:value-type="string" calcext:value-type="string">
            <text:p>E3</text:p>
          </table:table-cell>
          <table:table-cell table:style-name="ce27" table:formula="of:=IF([.B28]=&quot;Girone&quot;;VLOOKUP([.D28];A_SQUADRE_PER_CODICE;3);&quot;ERRORE!&quot;)" office:value-type="string" office:string-value="Bisonti (17)" calcext:value-type="string">
            <text:p>Bisonti (17)</text:p>
          </table:table-cell>
          <table:table-cell table:style-name="ce27" table:formula="of:=IF([.B28]=&quot;Girone&quot;;VLOOKUP([.E28];A_SQUADRE_PER_CODICE;3);&quot;ERRORE!&quot;)" office:value-type="string" office:string-value="Cervi (19)" calcext:value-type="string">
            <text:p>Cervi (19)</text:p>
          </table:table-cell>
          <table:table-cell table:style-name="ce162" table:formula="of:=VLOOKUP([.A28];A_4_INPUT_DATE_E_RISULTATI_GIRONI;6;0)" office:value-type="float" office:value="20" calcext:value-type="float">
            <text:p>20</text:p>
          </table:table-cell>
          <table:table-cell table:style-name="ce162" table:formula="of:=VLOOKUP([.A28];A_4_INPUT_DATE_E_RISULTATI_GIRONI;7;0)" office:value-type="float" office:value="0" calcext:value-type="float">
            <text:p>0</text:p>
          </table:table-cell>
          <table:table-cell table:style-name="ce27" table:formula="of:=IF([.H28]&gt;[.I28];[.F28];[.G28])" office:value-type="string" office:string-value="Bisonti (17)" calcext:value-type="string">
            <text:p>Bisonti (17)</text:p>
          </table:table-cell>
          <table:table-cell table:style-name="ce27" table:formula="of:=IF([.H28]&lt;[.I28];[.F28];[.G28])" office:value-type="string" office:string-value="Cervi (19)" calcext:value-type="string">
            <text:p>Cervi (19)</text:p>
          </table:table-cell>
          <table:table-cell table:style-name="ce162" table:formula="of:=1*([.H28]&gt;[.I28])" office:value-type="float" office:value="1" calcext:value-type="float">
            <text:p>1</text:p>
          </table:table-cell>
          <table:table-cell table:style-name="ce168" table:formula="of:=1*([.H28]&lt;[.I28])*NOT(([.H28]&amp;&quot;-&quot;&amp;[.I28]=&quot;20-0&quot;))" office:value-type="float" office:value="0" calcext:value-type="float">
            <text:p>0</text:p>
          </table:table-cell>
          <table:table-cell table:style-name="ce168" table:formula="of:=1*([.H28]&amp;&quot;-&quot;&amp;[.I28]=&quot;20-0&quot;)" office:value-type="float" office:value="1" calcext:value-type="float">
            <text:p>1</text:p>
          </table:table-cell>
          <table:table-cell table:style-name="ce162" table:formula="of:=[.H28]" office:value-type="float" office:value="20" calcext:value-type="float">
            <text:p>20</text:p>
          </table:table-cell>
          <table:table-cell table:style-name="ce162" table:formula="of:=[.I28]" office:value-type="float" office:value="0" calcext:value-type="float">
            <text:p>0</text:p>
          </table:table-cell>
          <table:table-cell table:style-name="ce171" table:formula="of:=[.O28]-[.P28]" office:value-type="float" office:value="20" calcext:value-type="float">
            <text:p>+20</text:p>
          </table:table-cell>
          <table:table-cell table:style-name="ce162" table:formula="of:=1*([.I28]&gt;[.H28])" office:value-type="float" office:value="0" calcext:value-type="float">
            <text:p>0</text:p>
          </table:table-cell>
          <table:table-cell table:style-name="ce162" table:formula="of:=1*([.I28]&lt;[.H28])*NOT(([.H28]&amp;&quot;-&quot;&amp;[.I28]=&quot;0-20&quot;))" office:value-type="float" office:value="1" calcext:value-type="float">
            <text:p>1</text:p>
          </table:table-cell>
          <table:table-cell table:style-name="ce162" table:formula="of:=1*([.H28]&amp;&quot;-&quot;&amp;[.I28]=&quot;0-20&quot;)" office:value-type="float" office:value="0" calcext:value-type="float">
            <text:p>0</text:p>
          </table:table-cell>
          <table:table-cell table:style-name="ce162" table:formula="of:=[.I28]" office:value-type="float" office:value="0" calcext:value-type="float">
            <text:p>0</text:p>
          </table:table-cell>
          <table:table-cell table:style-name="ce162" table:formula="of:=[.H28]" office:value-type="float" office:value="20" calcext:value-type="float">
            <text:p>20</text:p>
          </table:table-cell>
          <table:table-cell table:style-name="ce175" table:formula="of:=[.U28]-[.V28]" office:value-type="float" office:value="-20" calcext:value-type="float">
            <text:p>-20</text:p>
          </table:table-cell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E</text:p>
          </table:table-cell>
          <table:table-cell table:style-name="ce162" office:value-type="string" calcext:value-type="string">
            <text:p>E1</text:p>
          </table:table-cell>
          <table:table-cell table:style-name="ce162" office:value-type="string" calcext:value-type="string">
            <text:p>E4</text:p>
          </table:table-cell>
          <table:table-cell table:style-name="ce27" table:formula="of:=IF([.B29]=&quot;Girone&quot;;VLOOKUP([.D29];A_SQUADRE_PER_CODICE;3);&quot;ERRORE!&quot;)" office:value-type="string" office:string-value="Bisonti (17)" calcext:value-type="string">
            <text:p>Bisonti (17)</text:p>
          </table:table-cell>
          <table:table-cell table:style-name="ce27" table:formula="of:=IF([.B29]=&quot;Girone&quot;;VLOOKUP([.E29];A_SQUADRE_PER_CODICE;3);&quot;ERRORE!&quot;)" office:value-type="string" office:string-value="Cinghiali (20)" calcext:value-type="string">
            <text:p>Cinghiali (20)</text:p>
          </table:table-cell>
          <table:table-cell table:style-name="ce162" table:formula="of:=VLOOKUP([.A29];A_4_INPUT_DATE_E_RISULTATI_GIRONI;6;0)" office:value-type="float" office:value="42" calcext:value-type="float">
            <text:p>42</text:p>
          </table:table-cell>
          <table:table-cell table:style-name="ce162" table:formula="of:=VLOOKUP([.A29];A_4_INPUT_DATE_E_RISULTATI_GIRONI;7;0)" office:value-type="float" office:value="82" calcext:value-type="float">
            <text:p>82</text:p>
          </table:table-cell>
          <table:table-cell table:style-name="ce27" table:formula="of:=IF([.H29]&gt;[.I29];[.F29];[.G29])" office:value-type="string" office:string-value="Cinghiali (20)" calcext:value-type="string">
            <text:p>Cinghiali (20)</text:p>
          </table:table-cell>
          <table:table-cell table:style-name="ce27" table:formula="of:=IF([.H29]&lt;[.I29];[.F29];[.G29])" office:value-type="string" office:string-value="Bisonti (17)" calcext:value-type="string">
            <text:p>Bisonti (17)</text:p>
          </table:table-cell>
          <table:table-cell table:style-name="ce162" table:formula="of:=1*([.H29]&gt;[.I29])" office:value-type="float" office:value="0" calcext:value-type="float">
            <text:p>0</text:p>
          </table:table-cell>
          <table:table-cell table:style-name="ce168" table:formula="of:=1*([.H29]&lt;[.I29])*NOT(([.H29]&amp;&quot;-&quot;&amp;[.I29]=&quot;20-0&quot;))" office:value-type="float" office:value="1" calcext:value-type="float">
            <text:p>1</text:p>
          </table:table-cell>
          <table:table-cell table:style-name="ce168" table:formula="of:=1*([.H29]&amp;&quot;-&quot;&amp;[.I29]=&quot;20-0&quot;)" office:value-type="float" office:value="0" calcext:value-type="float">
            <text:p>0</text:p>
          </table:table-cell>
          <table:table-cell table:style-name="ce162" table:formula="of:=[.H29]" office:value-type="float" office:value="42" calcext:value-type="float">
            <text:p>42</text:p>
          </table:table-cell>
          <table:table-cell table:style-name="ce162" table:formula="of:=[.I29]" office:value-type="float" office:value="82" calcext:value-type="float">
            <text:p>82</text:p>
          </table:table-cell>
          <table:table-cell table:style-name="ce171" table:formula="of:=[.O29]-[.P29]" office:value-type="float" office:value="-40" calcext:value-type="float">
            <text:p>-40</text:p>
          </table:table-cell>
          <table:table-cell table:style-name="ce162" table:formula="of:=1*([.I29]&gt;[.H29])" office:value-type="float" office:value="1" calcext:value-type="float">
            <text:p>1</text:p>
          </table:table-cell>
          <table:table-cell table:style-name="ce162" table:formula="of:=1*([.I29]&lt;[.H29])*NOT(([.H29]&amp;&quot;-&quot;&amp;[.I29]=&quot;0-20&quot;))" office:value-type="float" office:value="0" calcext:value-type="float">
            <text:p>0</text:p>
          </table:table-cell>
          <table:table-cell table:style-name="ce162" table:formula="of:=1*([.H29]&amp;&quot;-&quot;&amp;[.I29]=&quot;0-20&quot;)" office:value-type="float" office:value="0" calcext:value-type="float">
            <text:p>0</text:p>
          </table:table-cell>
          <table:table-cell table:style-name="ce162" table:formula="of:=[.I29]" office:value-type="float" office:value="82" calcext:value-type="float">
            <text:p>82</text:p>
          </table:table-cell>
          <table:table-cell table:style-name="ce162" table:formula="of:=[.H29]" office:value-type="float" office:value="42" calcext:value-type="float">
            <text:p>42</text:p>
          </table:table-cell>
          <table:table-cell table:style-name="ce175" table:formula="of:=[.U29]-[.V29]" office:value-type="float" office:value="40" calcext:value-type="float">
            <text:p>+40</text:p>
          </table:table-cell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E</text:p>
          </table:table-cell>
          <table:table-cell table:style-name="ce162" office:value-type="string" calcext:value-type="string">
            <text:p>E2</text:p>
          </table:table-cell>
          <table:table-cell table:style-name="ce162" office:value-type="string" calcext:value-type="string">
            <text:p>E3</text:p>
          </table:table-cell>
          <table:table-cell table:style-name="ce27" table:formula="of:=IF([.B30]=&quot;Girone&quot;;VLOOKUP([.D30];A_SQUADRE_PER_CODICE;3);&quot;ERRORE!&quot;)" office:value-type="string" office:string-value="Bufali (18)" calcext:value-type="string">
            <text:p>Bufali (18)</text:p>
          </table:table-cell>
          <table:table-cell table:style-name="ce27" table:formula="of:=IF([.B30]=&quot;Girone&quot;;VLOOKUP([.E30];A_SQUADRE_PER_CODICE;3);&quot;ERRORE!&quot;)" office:value-type="string" office:string-value="Cervi (19)" calcext:value-type="string">
            <text:p>Cervi (19)</text:p>
          </table:table-cell>
          <table:table-cell table:style-name="ce162" table:formula="of:=VLOOKUP([.A30];A_4_INPUT_DATE_E_RISULTATI_GIRONI;6;0)" office:value-type="float" office:value="66" calcext:value-type="float">
            <text:p>66</text:p>
          </table:table-cell>
          <table:table-cell table:style-name="ce162" table:formula="of:=VLOOKUP([.A30];A_4_INPUT_DATE_E_RISULTATI_GIRONI;7;0)" office:value-type="float" office:value="49" calcext:value-type="float">
            <text:p>49</text:p>
          </table:table-cell>
          <table:table-cell table:style-name="ce27" table:formula="of:=IF([.H30]&gt;[.I30];[.F30];[.G30])" office:value-type="string" office:string-value="Bufali (18)" calcext:value-type="string">
            <text:p>Bufali (18)</text:p>
          </table:table-cell>
          <table:table-cell table:style-name="ce27" table:formula="of:=IF([.H30]&lt;[.I30];[.F30];[.G30])" office:value-type="string" office:string-value="Cervi (19)" calcext:value-type="string">
            <text:p>Cervi (19)</text:p>
          </table:table-cell>
          <table:table-cell table:style-name="ce162" table:formula="of:=1*([.H30]&gt;[.I30])" office:value-type="float" office:value="1" calcext:value-type="float">
            <text:p>1</text:p>
          </table:table-cell>
          <table:table-cell table:style-name="ce168" table:formula="of:=1*([.H30]&lt;[.I30])*NOT(([.H30]&amp;&quot;-&quot;&amp;[.I30]=&quot;20-0&quot;))" office:value-type="float" office:value="0" calcext:value-type="float">
            <text:p>0</text:p>
          </table:table-cell>
          <table:table-cell table:style-name="ce168" table:formula="of:=1*([.H30]&amp;&quot;-&quot;&amp;[.I30]=&quot;20-0&quot;)" office:value-type="float" office:value="0" calcext:value-type="float">
            <text:p>0</text:p>
          </table:table-cell>
          <table:table-cell table:style-name="ce162" table:formula="of:=[.H30]" office:value-type="float" office:value="66" calcext:value-type="float">
            <text:p>66</text:p>
          </table:table-cell>
          <table:table-cell table:style-name="ce162" table:formula="of:=[.I30]" office:value-type="float" office:value="49" calcext:value-type="float">
            <text:p>49</text:p>
          </table:table-cell>
          <table:table-cell table:style-name="ce171" table:formula="of:=[.O30]-[.P30]" office:value-type="float" office:value="17" calcext:value-type="float">
            <text:p>+17</text:p>
          </table:table-cell>
          <table:table-cell table:style-name="ce162" table:formula="of:=1*([.I30]&gt;[.H30])" office:value-type="float" office:value="0" calcext:value-type="float">
            <text:p>0</text:p>
          </table:table-cell>
          <table:table-cell table:style-name="ce162" table:formula="of:=1*([.I30]&lt;[.H30])*NOT(([.H30]&amp;&quot;-&quot;&amp;[.I30]=&quot;0-20&quot;))" office:value-type="float" office:value="1" calcext:value-type="float">
            <text:p>1</text:p>
          </table:table-cell>
          <table:table-cell table:style-name="ce162" table:formula="of:=1*([.H30]&amp;&quot;-&quot;&amp;[.I30]=&quot;0-20&quot;)" office:value-type="float" office:value="0" calcext:value-type="float">
            <text:p>0</text:p>
          </table:table-cell>
          <table:table-cell table:style-name="ce162" table:formula="of:=[.I30]" office:value-type="float" office:value="49" calcext:value-type="float">
            <text:p>49</text:p>
          </table:table-cell>
          <table:table-cell table:style-name="ce162" table:formula="of:=[.H30]" office:value-type="float" office:value="66" calcext:value-type="float">
            <text:p>66</text:p>
          </table:table-cell>
          <table:table-cell table:style-name="ce175" table:formula="of:=[.U30]-[.V30]" office:value-type="float" office:value="-17" calcext:value-type="float">
            <text:p>-17</text:p>
          </table:table-cell>
        </table:table-row>
        <table:table-row table:style-name="ro1">
          <table:table-cell table:style-name="ce17" office:value-type="float" office:value="33" calcext:value-type="float">
            <text:p>33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E</text:p>
          </table:table-cell>
          <table:table-cell table:style-name="ce162" office:value-type="string" calcext:value-type="string">
            <text:p>E2</text:p>
          </table:table-cell>
          <table:table-cell table:style-name="ce162" office:value-type="string" calcext:value-type="string">
            <text:p>E4</text:p>
          </table:table-cell>
          <table:table-cell table:style-name="ce27" table:formula="of:=IF([.B31]=&quot;Girone&quot;;VLOOKUP([.D31];A_SQUADRE_PER_CODICE;3);&quot;ERRORE!&quot;)" office:value-type="string" office:string-value="Bufali (18)" calcext:value-type="string">
            <text:p>Bufali (18)</text:p>
          </table:table-cell>
          <table:table-cell table:style-name="ce27" table:formula="of:=IF([.B31]=&quot;Girone&quot;;VLOOKUP([.E31];A_SQUADRE_PER_CODICE;3);&quot;ERRORE!&quot;)" office:value-type="string" office:string-value="Cinghiali (20)" calcext:value-type="string">
            <text:p>Cinghiali (20)</text:p>
          </table:table-cell>
          <table:table-cell table:style-name="ce162" table:formula="of:=VLOOKUP([.A31];A_4_INPUT_DATE_E_RISULTATI_GIRONI;6;0)" office:value-type="float" office:value="0" calcext:value-type="float">
            <text:p>0</text:p>
          </table:table-cell>
          <table:table-cell table:style-name="ce162" table:formula="of:=VLOOKUP([.A31];A_4_INPUT_DATE_E_RISULTATI_GIRONI;7;0)" office:value-type="float" office:value="20" calcext:value-type="float">
            <text:p>20</text:p>
          </table:table-cell>
          <table:table-cell table:style-name="ce27" table:formula="of:=IF([.H31]&gt;[.I31];[.F31];[.G31])" office:value-type="string" office:string-value="Cinghiali (20)" calcext:value-type="string">
            <text:p>Cinghiali (20)</text:p>
          </table:table-cell>
          <table:table-cell table:style-name="ce27" table:formula="of:=IF([.H31]&lt;[.I31];[.F31];[.G31])" office:value-type="string" office:string-value="Bufali (18)" calcext:value-type="string">
            <text:p>Bufali (18)</text:p>
          </table:table-cell>
          <table:table-cell table:style-name="ce162" table:formula="of:=1*([.H31]&gt;[.I31])" office:value-type="float" office:value="0" calcext:value-type="float">
            <text:p>0</text:p>
          </table:table-cell>
          <table:table-cell table:style-name="ce168" table:formula="of:=1*([.H31]&lt;[.I31])*NOT(([.H31]&amp;&quot;-&quot;&amp;[.I31]=&quot;20-0&quot;))" office:value-type="float" office:value="1" calcext:value-type="float">
            <text:p>1</text:p>
          </table:table-cell>
          <table:table-cell table:style-name="ce168" table:formula="of:=1*([.H31]&amp;&quot;-&quot;&amp;[.I31]=&quot;20-0&quot;)" office:value-type="float" office:value="0" calcext:value-type="float">
            <text:p>0</text:p>
          </table:table-cell>
          <table:table-cell table:style-name="ce162" table:formula="of:=[.H31]" office:value-type="float" office:value="0" calcext:value-type="float">
            <text:p>0</text:p>
          </table:table-cell>
          <table:table-cell table:style-name="ce162" table:formula="of:=[.I31]" office:value-type="float" office:value="20" calcext:value-type="float">
            <text:p>20</text:p>
          </table:table-cell>
          <table:table-cell table:style-name="ce171" table:formula="of:=[.O31]-[.P31]" office:value-type="float" office:value="-20" calcext:value-type="float">
            <text:p>-20</text:p>
          </table:table-cell>
          <table:table-cell table:style-name="ce162" table:formula="of:=1*([.I31]&gt;[.H31])" office:value-type="float" office:value="1" calcext:value-type="float">
            <text:p>1</text:p>
          </table:table-cell>
          <table:table-cell table:style-name="ce162" table:formula="of:=1*([.I31]&lt;[.H31])*NOT(([.H31]&amp;&quot;-&quot;&amp;[.I31]=&quot;0-20&quot;))" office:value-type="float" office:value="0" calcext:value-type="float">
            <text:p>0</text:p>
          </table:table-cell>
          <table:table-cell table:style-name="ce162" table:formula="of:=1*([.H31]&amp;&quot;-&quot;&amp;[.I31]=&quot;0-20&quot;)" office:value-type="float" office:value="1" calcext:value-type="float">
            <text:p>1</text:p>
          </table:table-cell>
          <table:table-cell table:style-name="ce162" table:formula="of:=[.I31]" office:value-type="float" office:value="20" calcext:value-type="float">
            <text:p>20</text:p>
          </table:table-cell>
          <table:table-cell table:style-name="ce162" table:formula="of:=[.H31]" office:value-type="float" office:value="0" calcext:value-type="float">
            <text:p>0</text:p>
          </table:table-cell>
          <table:table-cell table:style-name="ce175" table:formula="of:=[.U31]-[.V31]" office:value-type="float" office:value="20" calcext:value-type="float">
            <text:p>+20</text:p>
          </table:table-cell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E</text:p>
          </table:table-cell>
          <table:table-cell table:style-name="ce162" office:value-type="string" calcext:value-type="string">
            <text:p>E3</text:p>
          </table:table-cell>
          <table:table-cell table:style-name="ce162" office:value-type="string" calcext:value-type="string">
            <text:p>E4</text:p>
          </table:table-cell>
          <table:table-cell table:style-name="ce27" table:formula="of:=IF([.B32]=&quot;Girone&quot;;VLOOKUP([.D32];A_SQUADRE_PER_CODICE;3);&quot;ERRORE!&quot;)" office:value-type="string" office:string-value="Cervi (19)" calcext:value-type="string">
            <text:p>Cervi (19)</text:p>
          </table:table-cell>
          <table:table-cell table:style-name="ce27" table:formula="of:=IF([.B32]=&quot;Girone&quot;;VLOOKUP([.E32];A_SQUADRE_PER_CODICE;3);&quot;ERRORE!&quot;)" office:value-type="string" office:string-value="Cinghiali (20)" calcext:value-type="string">
            <text:p>Cinghiali (20)</text:p>
          </table:table-cell>
          <table:table-cell table:style-name="ce162" table:formula="of:=VLOOKUP([.A32];A_4_INPUT_DATE_E_RISULTATI_GIRONI;6;0)" office:value-type="float" office:value="0" calcext:value-type="float">
            <text:p>0</text:p>
          </table:table-cell>
          <table:table-cell table:style-name="ce162" table:formula="of:=VLOOKUP([.A32];A_4_INPUT_DATE_E_RISULTATI_GIRONI;7;0)" office:value-type="float" office:value="20" calcext:value-type="float">
            <text:p>20</text:p>
          </table:table-cell>
          <table:table-cell table:style-name="ce27" table:formula="of:=IF([.H32]&gt;[.I32];[.F32];[.G32])" office:value-type="string" office:string-value="Cinghiali (20)" calcext:value-type="string">
            <text:p>Cinghiali (20)</text:p>
          </table:table-cell>
          <table:table-cell table:style-name="ce27" table:formula="of:=IF([.H32]&lt;[.I32];[.F32];[.G32])" office:value-type="string" office:string-value="Cervi (19)" calcext:value-type="string">
            <text:p>Cervi (19)</text:p>
          </table:table-cell>
          <table:table-cell table:style-name="ce162" table:formula="of:=1*([.H32]&gt;[.I32])" office:value-type="float" office:value="0" calcext:value-type="float">
            <text:p>0</text:p>
          </table:table-cell>
          <table:table-cell table:style-name="ce168" table:formula="of:=1*([.H32]&lt;[.I32])*NOT(([.H32]&amp;&quot;-&quot;&amp;[.I32]=&quot;20-0&quot;))" office:value-type="float" office:value="1" calcext:value-type="float">
            <text:p>1</text:p>
          </table:table-cell>
          <table:table-cell table:style-name="ce168" table:formula="of:=1*([.H32]&amp;&quot;-&quot;&amp;[.I32]=&quot;20-0&quot;)" office:value-type="float" office:value="0" calcext:value-type="float">
            <text:p>0</text:p>
          </table:table-cell>
          <table:table-cell table:style-name="ce162" table:formula="of:=[.H32]" office:value-type="float" office:value="0" calcext:value-type="float">
            <text:p>0</text:p>
          </table:table-cell>
          <table:table-cell table:style-name="ce162" table:formula="of:=[.I32]" office:value-type="float" office:value="20" calcext:value-type="float">
            <text:p>20</text:p>
          </table:table-cell>
          <table:table-cell table:style-name="ce171" table:formula="of:=[.O32]-[.P32]" office:value-type="float" office:value="-20" calcext:value-type="float">
            <text:p>-20</text:p>
          </table:table-cell>
          <table:table-cell table:style-name="ce162" table:formula="of:=1*([.I32]&gt;[.H32])" office:value-type="float" office:value="1" calcext:value-type="float">
            <text:p>1</text:p>
          </table:table-cell>
          <table:table-cell table:style-name="ce162" table:formula="of:=1*([.I32]&lt;[.H32])*NOT(([.H32]&amp;&quot;-&quot;&amp;[.I32]=&quot;0-20&quot;))" office:value-type="float" office:value="0" calcext:value-type="float">
            <text:p>0</text:p>
          </table:table-cell>
          <table:table-cell table:style-name="ce162" table:formula="of:=1*([.H32]&amp;&quot;-&quot;&amp;[.I32]=&quot;0-20&quot;)" office:value-type="float" office:value="1" calcext:value-type="float">
            <text:p>1</text:p>
          </table:table-cell>
          <table:table-cell table:style-name="ce162" table:formula="of:=[.I32]" office:value-type="float" office:value="20" calcext:value-type="float">
            <text:p>20</text:p>
          </table:table-cell>
          <table:table-cell table:style-name="ce162" table:formula="of:=[.H32]" office:value-type="float" office:value="0" calcext:value-type="float">
            <text:p>0</text:p>
          </table:table-cell>
          <table:table-cell table:style-name="ce175" table:formula="of:=[.U32]-[.V32]" office:value-type="float" office:value="20" calcext:value-type="float">
            <text:p>+20</text:p>
          </table:table-cell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F</text:p>
          </table:table-cell>
          <table:table-cell table:style-name="ce162" office:value-type="string" calcext:value-type="string">
            <text:p>F1</text:p>
          </table:table-cell>
          <table:table-cell table:style-name="ce162" office:value-type="string" calcext:value-type="string">
            <text:p>F2</text:p>
          </table:table-cell>
          <table:table-cell table:style-name="ce27" table:formula="of:=IF([.B33]=&quot;Girone&quot;;VLOOKUP([.D33];A_SQUADRE_PER_CODICE;3);&quot;ERRORE!&quot;)" office:value-type="string" office:string-value="Balene (21)" calcext:value-type="string">
            <text:p>Balene (21)</text:p>
          </table:table-cell>
          <table:table-cell table:style-name="ce27" table:formula="of:=IF([.B33]=&quot;Girone&quot;;VLOOKUP([.E33];A_SQUADRE_PER_CODICE;3);&quot;ERRORE!&quot;)" office:value-type="string" office:string-value="Gabbiani (22)" calcext:value-type="string">
            <text:p>Gabbiani (22)</text:p>
          </table:table-cell>
          <table:table-cell table:style-name="ce162" table:formula="of:=VLOOKUP([.A33];A_4_INPUT_DATE_E_RISULTATI_GIRONI;6;0)" office:value-type="float" office:value="61" calcext:value-type="float">
            <text:p>61</text:p>
          </table:table-cell>
          <table:table-cell table:style-name="ce162" table:formula="of:=VLOOKUP([.A33];A_4_INPUT_DATE_E_RISULTATI_GIRONI;7;0)" office:value-type="float" office:value="41" calcext:value-type="float">
            <text:p>41</text:p>
          </table:table-cell>
          <table:table-cell table:style-name="ce27" table:formula="of:=IF([.H33]&gt;[.I33];[.F33];[.G33])" office:value-type="string" office:string-value="Balene (21)" calcext:value-type="string">
            <text:p>Balene (21)</text:p>
          </table:table-cell>
          <table:table-cell table:style-name="ce27" table:formula="of:=IF([.H33]&lt;[.I33];[.F33];[.G33])" office:value-type="string" office:string-value="Gabbiani (22)" calcext:value-type="string">
            <text:p>Gabbiani (22)</text:p>
          </table:table-cell>
          <table:table-cell table:style-name="ce162" table:formula="of:=1*([.H33]&gt;[.I33])" office:value-type="float" office:value="1" calcext:value-type="float">
            <text:p>1</text:p>
          </table:table-cell>
          <table:table-cell table:style-name="ce168" table:formula="of:=1*([.H33]&lt;[.I33])*NOT(([.H33]&amp;&quot;-&quot;&amp;[.I33]=&quot;20-0&quot;))" office:value-type="float" office:value="0" calcext:value-type="float">
            <text:p>0</text:p>
          </table:table-cell>
          <table:table-cell table:style-name="ce168" table:formula="of:=1*([.H33]&amp;&quot;-&quot;&amp;[.I33]=&quot;20-0&quot;)" office:value-type="float" office:value="0" calcext:value-type="float">
            <text:p>0</text:p>
          </table:table-cell>
          <table:table-cell table:style-name="ce162" table:formula="of:=[.H33]" office:value-type="float" office:value="61" calcext:value-type="float">
            <text:p>61</text:p>
          </table:table-cell>
          <table:table-cell table:style-name="ce162" table:formula="of:=[.I33]" office:value-type="float" office:value="41" calcext:value-type="float">
            <text:p>41</text:p>
          </table:table-cell>
          <table:table-cell table:style-name="ce171" table:formula="of:=[.O33]-[.P33]" office:value-type="float" office:value="20" calcext:value-type="float">
            <text:p>+20</text:p>
          </table:table-cell>
          <table:table-cell table:style-name="ce162" table:formula="of:=1*([.I33]&gt;[.H33])" office:value-type="float" office:value="0" calcext:value-type="float">
            <text:p>0</text:p>
          </table:table-cell>
          <table:table-cell table:style-name="ce162" table:formula="of:=1*([.I33]&lt;[.H33])*NOT(([.H33]&amp;&quot;-&quot;&amp;[.I33]=&quot;0-20&quot;))" office:value-type="float" office:value="1" calcext:value-type="float">
            <text:p>1</text:p>
          </table:table-cell>
          <table:table-cell table:style-name="ce162" table:formula="of:=1*([.H33]&amp;&quot;-&quot;&amp;[.I33]=&quot;0-20&quot;)" office:value-type="float" office:value="0" calcext:value-type="float">
            <text:p>0</text:p>
          </table:table-cell>
          <table:table-cell table:style-name="ce162" table:formula="of:=[.I33]" office:value-type="float" office:value="41" calcext:value-type="float">
            <text:p>41</text:p>
          </table:table-cell>
          <table:table-cell table:style-name="ce162" table:formula="of:=[.H33]" office:value-type="float" office:value="61" calcext:value-type="float">
            <text:p>61</text:p>
          </table:table-cell>
          <table:table-cell table:style-name="ce175" table:formula="of:=[.U33]-[.V33]" office:value-type="float" office:value="-20" calcext:value-type="float">
            <text:p>-20</text:p>
          </table:table-cell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F</text:p>
          </table:table-cell>
          <table:table-cell table:style-name="ce162" office:value-type="string" calcext:value-type="string">
            <text:p>F1</text:p>
          </table:table-cell>
          <table:table-cell table:style-name="ce162" office:value-type="string" calcext:value-type="string">
            <text:p>F3</text:p>
          </table:table-cell>
          <table:table-cell table:style-name="ce27" table:formula="of:=IF([.B34]=&quot;Girone&quot;;VLOOKUP([.D34];A_SQUADRE_PER_CODICE;3);&quot;ERRORE!&quot;)" office:value-type="string" office:string-value="Balene (21)" calcext:value-type="string">
            <text:p>Balene (21)</text:p>
          </table:table-cell>
          <table:table-cell table:style-name="ce27" table:formula="of:=IF([.B34]=&quot;Girone&quot;;VLOOKUP([.E34];A_SQUADRE_PER_CODICE;3);&quot;ERRORE!&quot;)" office:value-type="string" office:string-value="Delfini (23)" calcext:value-type="string">
            <text:p>Delfini (23)</text:p>
          </table:table-cell>
          <table:table-cell table:style-name="ce162" table:formula="of:=VLOOKUP([.A34];A_4_INPUT_DATE_E_RISULTATI_GIRONI;6;0)" office:value-type="float" office:value="64" calcext:value-type="float">
            <text:p>64</text:p>
          </table:table-cell>
          <table:table-cell table:style-name="ce162" table:formula="of:=VLOOKUP([.A34];A_4_INPUT_DATE_E_RISULTATI_GIRONI;7;0)" office:value-type="float" office:value="24" calcext:value-type="float">
            <text:p>24</text:p>
          </table:table-cell>
          <table:table-cell table:style-name="ce27" table:formula="of:=IF([.H34]&gt;[.I34];[.F34];[.G34])" office:value-type="string" office:string-value="Balene (21)" calcext:value-type="string">
            <text:p>Balene (21)</text:p>
          </table:table-cell>
          <table:table-cell table:style-name="ce27" table:formula="of:=IF([.H34]&lt;[.I34];[.F34];[.G34])" office:value-type="string" office:string-value="Delfini (23)" calcext:value-type="string">
            <text:p>Delfini (23)</text:p>
          </table:table-cell>
          <table:table-cell table:style-name="ce162" table:formula="of:=1*([.H34]&gt;[.I34])" office:value-type="float" office:value="1" calcext:value-type="float">
            <text:p>1</text:p>
          </table:table-cell>
          <table:table-cell table:style-name="ce168" table:formula="of:=1*([.H34]&lt;[.I34])*NOT(([.H34]&amp;&quot;-&quot;&amp;[.I34]=&quot;20-0&quot;))" office:value-type="float" office:value="0" calcext:value-type="float">
            <text:p>0</text:p>
          </table:table-cell>
          <table:table-cell table:style-name="ce168" table:formula="of:=1*([.H34]&amp;&quot;-&quot;&amp;[.I34]=&quot;20-0&quot;)" office:value-type="float" office:value="0" calcext:value-type="float">
            <text:p>0</text:p>
          </table:table-cell>
          <table:table-cell table:style-name="ce162" table:formula="of:=[.H34]" office:value-type="float" office:value="64" calcext:value-type="float">
            <text:p>64</text:p>
          </table:table-cell>
          <table:table-cell table:style-name="ce162" table:formula="of:=[.I34]" office:value-type="float" office:value="24" calcext:value-type="float">
            <text:p>24</text:p>
          </table:table-cell>
          <table:table-cell table:style-name="ce171" table:formula="of:=[.O34]-[.P34]" office:value-type="float" office:value="40" calcext:value-type="float">
            <text:p>+40</text:p>
          </table:table-cell>
          <table:table-cell table:style-name="ce162" table:formula="of:=1*([.I34]&gt;[.H34])" office:value-type="float" office:value="0" calcext:value-type="float">
            <text:p>0</text:p>
          </table:table-cell>
          <table:table-cell table:style-name="ce162" table:formula="of:=1*([.I34]&lt;[.H34])*NOT(([.H34]&amp;&quot;-&quot;&amp;[.I34]=&quot;0-20&quot;))" office:value-type="float" office:value="1" calcext:value-type="float">
            <text:p>1</text:p>
          </table:table-cell>
          <table:table-cell table:style-name="ce162" table:formula="of:=1*([.H34]&amp;&quot;-&quot;&amp;[.I34]=&quot;0-20&quot;)" office:value-type="float" office:value="0" calcext:value-type="float">
            <text:p>0</text:p>
          </table:table-cell>
          <table:table-cell table:style-name="ce162" table:formula="of:=[.I34]" office:value-type="float" office:value="24" calcext:value-type="float">
            <text:p>24</text:p>
          </table:table-cell>
          <table:table-cell table:style-name="ce162" table:formula="of:=[.H34]" office:value-type="float" office:value="64" calcext:value-type="float">
            <text:p>64</text:p>
          </table:table-cell>
          <table:table-cell table:style-name="ce175" table:formula="of:=[.U34]-[.V34]" office:value-type="float" office:value="-40" calcext:value-type="float">
            <text:p>-40</text:p>
          </table:table-cell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F</text:p>
          </table:table-cell>
          <table:table-cell table:style-name="ce162" office:value-type="string" calcext:value-type="string">
            <text:p>F1</text:p>
          </table:table-cell>
          <table:table-cell table:style-name="ce162" office:value-type="string" calcext:value-type="string">
            <text:p>F4</text:p>
          </table:table-cell>
          <table:table-cell table:style-name="ce27" table:formula="of:=IF([.B35]=&quot;Girone&quot;;VLOOKUP([.D35];A_SQUADRE_PER_CODICE;3);&quot;ERRORE!&quot;)" office:value-type="string" office:string-value="Balene (21)" calcext:value-type="string">
            <text:p>Balene (21)</text:p>
          </table:table-cell>
          <table:table-cell table:style-name="ce27" table:formula="of:=IF([.B35]=&quot;Girone&quot;;VLOOKUP([.E35];A_SQUADRE_PER_CODICE;3);&quot;ERRORE!&quot;)" office:value-type="string" office:string-value="Fenicotteri (24)" calcext:value-type="string">
            <text:p>Fenicotteri (24)</text:p>
          </table:table-cell>
          <table:table-cell table:style-name="ce162" table:formula="of:=VLOOKUP([.A35];A_4_INPUT_DATE_E_RISULTATI_GIRONI;6;0)" office:value-type="float" office:value="24" calcext:value-type="float">
            <text:p>24</text:p>
          </table:table-cell>
          <table:table-cell table:style-name="ce162" table:formula="of:=VLOOKUP([.A35];A_4_INPUT_DATE_E_RISULTATI_GIRONI;7;0)" office:value-type="float" office:value="23" calcext:value-type="float">
            <text:p>23</text:p>
          </table:table-cell>
          <table:table-cell table:style-name="ce27" table:formula="of:=IF([.H35]&gt;[.I35];[.F35];[.G35])" office:value-type="string" office:string-value="Balene (21)" calcext:value-type="string">
            <text:p>Balene (21)</text:p>
          </table:table-cell>
          <table:table-cell table:style-name="ce27" table:formula="of:=IF([.H35]&lt;[.I35];[.F35];[.G35])" office:value-type="string" office:string-value="Fenicotteri (24)" calcext:value-type="string">
            <text:p>Fenicotteri (24)</text:p>
          </table:table-cell>
          <table:table-cell table:style-name="ce162" table:formula="of:=1*([.H35]&gt;[.I35])" office:value-type="float" office:value="1" calcext:value-type="float">
            <text:p>1</text:p>
          </table:table-cell>
          <table:table-cell table:style-name="ce168" table:formula="of:=1*([.H35]&lt;[.I35])*NOT(([.H35]&amp;&quot;-&quot;&amp;[.I35]=&quot;20-0&quot;))" office:value-type="float" office:value="0" calcext:value-type="float">
            <text:p>0</text:p>
          </table:table-cell>
          <table:table-cell table:style-name="ce168" table:formula="of:=1*([.H35]&amp;&quot;-&quot;&amp;[.I35]=&quot;20-0&quot;)" office:value-type="float" office:value="0" calcext:value-type="float">
            <text:p>0</text:p>
          </table:table-cell>
          <table:table-cell table:style-name="ce162" table:formula="of:=[.H35]" office:value-type="float" office:value="24" calcext:value-type="float">
            <text:p>24</text:p>
          </table:table-cell>
          <table:table-cell table:style-name="ce162" table:formula="of:=[.I35]" office:value-type="float" office:value="23" calcext:value-type="float">
            <text:p>23</text:p>
          </table:table-cell>
          <table:table-cell table:style-name="ce171" table:formula="of:=[.O35]-[.P35]" office:value-type="float" office:value="1" calcext:value-type="float">
            <text:p>+1</text:p>
          </table:table-cell>
          <table:table-cell table:style-name="ce162" table:formula="of:=1*([.I35]&gt;[.H35])" office:value-type="float" office:value="0" calcext:value-type="float">
            <text:p>0</text:p>
          </table:table-cell>
          <table:table-cell table:style-name="ce162" table:formula="of:=1*([.I35]&lt;[.H35])*NOT(([.H35]&amp;&quot;-&quot;&amp;[.I35]=&quot;0-20&quot;))" office:value-type="float" office:value="1" calcext:value-type="float">
            <text:p>1</text:p>
          </table:table-cell>
          <table:table-cell table:style-name="ce162" table:formula="of:=1*([.H35]&amp;&quot;-&quot;&amp;[.I35]=&quot;0-20&quot;)" office:value-type="float" office:value="0" calcext:value-type="float">
            <text:p>0</text:p>
          </table:table-cell>
          <table:table-cell table:style-name="ce162" table:formula="of:=[.I35]" office:value-type="float" office:value="23" calcext:value-type="float">
            <text:p>23</text:p>
          </table:table-cell>
          <table:table-cell table:style-name="ce162" table:formula="of:=[.H35]" office:value-type="float" office:value="24" calcext:value-type="float">
            <text:p>24</text:p>
          </table:table-cell>
          <table:table-cell table:style-name="ce175" table:formula="of:=[.U35]-[.V35]" office:value-type="float" office:value="-1" calcext:value-type="float">
            <text:p>-1</text:p>
          </table:table-cell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F</text:p>
          </table:table-cell>
          <table:table-cell table:style-name="ce162" office:value-type="string" calcext:value-type="string">
            <text:p>F2</text:p>
          </table:table-cell>
          <table:table-cell table:style-name="ce162" office:value-type="string" calcext:value-type="string">
            <text:p>F3</text:p>
          </table:table-cell>
          <table:table-cell table:style-name="ce27" table:formula="of:=IF([.B36]=&quot;Girone&quot;;VLOOKUP([.D36];A_SQUADRE_PER_CODICE;3);&quot;ERRORE!&quot;)" office:value-type="string" office:string-value="Gabbiani (22)" calcext:value-type="string">
            <text:p>Gabbiani (22)</text:p>
          </table:table-cell>
          <table:table-cell table:style-name="ce27" table:formula="of:=IF([.B36]=&quot;Girone&quot;;VLOOKUP([.E36];A_SQUADRE_PER_CODICE;3);&quot;ERRORE!&quot;)" office:value-type="string" office:string-value="Delfini (23)" calcext:value-type="string">
            <text:p>Delfini (23)</text:p>
          </table:table-cell>
          <table:table-cell table:style-name="ce162" table:formula="of:=VLOOKUP([.A36];A_4_INPUT_DATE_E_RISULTATI_GIRONI;6;0)" office:value-type="float" office:value="94" calcext:value-type="float">
            <text:p>94</text:p>
          </table:table-cell>
          <table:table-cell table:style-name="ce162" table:formula="of:=VLOOKUP([.A36];A_4_INPUT_DATE_E_RISULTATI_GIRONI;7;0)" office:value-type="float" office:value="38" calcext:value-type="float">
            <text:p>38</text:p>
          </table:table-cell>
          <table:table-cell table:style-name="ce27" table:formula="of:=IF([.H36]&gt;[.I36];[.F36];[.G36])" office:value-type="string" office:string-value="Gabbiani (22)" calcext:value-type="string">
            <text:p>Gabbiani (22)</text:p>
          </table:table-cell>
          <table:table-cell table:style-name="ce27" table:formula="of:=IF([.H36]&lt;[.I36];[.F36];[.G36])" office:value-type="string" office:string-value="Delfini (23)" calcext:value-type="string">
            <text:p>Delfini (23)</text:p>
          </table:table-cell>
          <table:table-cell table:style-name="ce162" table:formula="of:=1*([.H36]&gt;[.I36])" office:value-type="float" office:value="1" calcext:value-type="float">
            <text:p>1</text:p>
          </table:table-cell>
          <table:table-cell table:style-name="ce168" table:formula="of:=1*([.H36]&lt;[.I36])*NOT(([.H36]&amp;&quot;-&quot;&amp;[.I36]=&quot;20-0&quot;))" office:value-type="float" office:value="0" calcext:value-type="float">
            <text:p>0</text:p>
          </table:table-cell>
          <table:table-cell table:style-name="ce168" table:formula="of:=1*([.H36]&amp;&quot;-&quot;&amp;[.I36]=&quot;20-0&quot;)" office:value-type="float" office:value="0" calcext:value-type="float">
            <text:p>0</text:p>
          </table:table-cell>
          <table:table-cell table:style-name="ce162" table:formula="of:=[.H36]" office:value-type="float" office:value="94" calcext:value-type="float">
            <text:p>94</text:p>
          </table:table-cell>
          <table:table-cell table:style-name="ce162" table:formula="of:=[.I36]" office:value-type="float" office:value="38" calcext:value-type="float">
            <text:p>38</text:p>
          </table:table-cell>
          <table:table-cell table:style-name="ce171" table:formula="of:=[.O36]-[.P36]" office:value-type="float" office:value="56" calcext:value-type="float">
            <text:p>+56</text:p>
          </table:table-cell>
          <table:table-cell table:style-name="ce162" table:formula="of:=1*([.I36]&gt;[.H36])" office:value-type="float" office:value="0" calcext:value-type="float">
            <text:p>0</text:p>
          </table:table-cell>
          <table:table-cell table:style-name="ce162" table:formula="of:=1*([.I36]&lt;[.H36])*NOT(([.H36]&amp;&quot;-&quot;&amp;[.I36]=&quot;0-20&quot;))" office:value-type="float" office:value="1" calcext:value-type="float">
            <text:p>1</text:p>
          </table:table-cell>
          <table:table-cell table:style-name="ce162" table:formula="of:=1*([.H36]&amp;&quot;-&quot;&amp;[.I36]=&quot;0-20&quot;)" office:value-type="float" office:value="0" calcext:value-type="float">
            <text:p>0</text:p>
          </table:table-cell>
          <table:table-cell table:style-name="ce162" table:formula="of:=[.I36]" office:value-type="float" office:value="38" calcext:value-type="float">
            <text:p>38</text:p>
          </table:table-cell>
          <table:table-cell table:style-name="ce162" table:formula="of:=[.H36]" office:value-type="float" office:value="94" calcext:value-type="float">
            <text:p>94</text:p>
          </table:table-cell>
          <table:table-cell table:style-name="ce175" table:formula="of:=[.U36]-[.V36]" office:value-type="float" office:value="-56" calcext:value-type="float">
            <text:p>-56</text:p>
          </table:table-cell>
        </table:table-row>
        <table:table-row table:style-name="ro1">
          <table:table-cell table:style-name="ce17" office:value-type="float" office:value="34" calcext:value-type="float">
            <text:p>34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F</text:p>
          </table:table-cell>
          <table:table-cell table:style-name="ce162" office:value-type="string" calcext:value-type="string">
            <text:p>F2</text:p>
          </table:table-cell>
          <table:table-cell table:style-name="ce162" office:value-type="string" calcext:value-type="string">
            <text:p>F4</text:p>
          </table:table-cell>
          <table:table-cell table:style-name="ce27" table:formula="of:=IF([.B37]=&quot;Girone&quot;;VLOOKUP([.D37];A_SQUADRE_PER_CODICE;3);&quot;ERRORE!&quot;)" office:value-type="string" office:string-value="Gabbiani (22)" calcext:value-type="string">
            <text:p>Gabbiani (22)</text:p>
          </table:table-cell>
          <table:table-cell table:style-name="ce27" table:formula="of:=IF([.B37]=&quot;Girone&quot;;VLOOKUP([.E37];A_SQUADRE_PER_CODICE;3);&quot;ERRORE!&quot;)" office:value-type="string" office:string-value="Fenicotteri (24)" calcext:value-type="string">
            <text:p>Fenicotteri (24)</text:p>
          </table:table-cell>
          <table:table-cell table:style-name="ce162" table:formula="of:=VLOOKUP([.A37];A_4_INPUT_DATE_E_RISULTATI_GIRONI;6;0)" office:value-type="float" office:value="41" calcext:value-type="float">
            <text:p>41</text:p>
          </table:table-cell>
          <table:table-cell table:style-name="ce162" table:formula="of:=VLOOKUP([.A37];A_4_INPUT_DATE_E_RISULTATI_GIRONI;7;0)" office:value-type="float" office:value="35" calcext:value-type="float">
            <text:p>35</text:p>
          </table:table-cell>
          <table:table-cell table:style-name="ce27" table:formula="of:=IF([.H37]&gt;[.I37];[.F37];[.G37])" office:value-type="string" office:string-value="Gabbiani (22)" calcext:value-type="string">
            <text:p>Gabbiani (22)</text:p>
          </table:table-cell>
          <table:table-cell table:style-name="ce27" table:formula="of:=IF([.H37]&lt;[.I37];[.F37];[.G37])" office:value-type="string" office:string-value="Fenicotteri (24)" calcext:value-type="string">
            <text:p>Fenicotteri (24)</text:p>
          </table:table-cell>
          <table:table-cell table:style-name="ce162" table:formula="of:=1*([.H37]&gt;[.I37])" office:value-type="float" office:value="1" calcext:value-type="float">
            <text:p>1</text:p>
          </table:table-cell>
          <table:table-cell table:style-name="ce168" table:formula="of:=1*([.H37]&lt;[.I37])*NOT(([.H37]&amp;&quot;-&quot;&amp;[.I37]=&quot;20-0&quot;))" office:value-type="float" office:value="0" calcext:value-type="float">
            <text:p>0</text:p>
          </table:table-cell>
          <table:table-cell table:style-name="ce168" table:formula="of:=1*([.H37]&amp;&quot;-&quot;&amp;[.I37]=&quot;20-0&quot;)" office:value-type="float" office:value="0" calcext:value-type="float">
            <text:p>0</text:p>
          </table:table-cell>
          <table:table-cell table:style-name="ce162" table:formula="of:=[.H37]" office:value-type="float" office:value="41" calcext:value-type="float">
            <text:p>41</text:p>
          </table:table-cell>
          <table:table-cell table:style-name="ce162" table:formula="of:=[.I37]" office:value-type="float" office:value="35" calcext:value-type="float">
            <text:p>35</text:p>
          </table:table-cell>
          <table:table-cell table:style-name="ce171" table:formula="of:=[.O37]-[.P37]" office:value-type="float" office:value="6" calcext:value-type="float">
            <text:p>+6</text:p>
          </table:table-cell>
          <table:table-cell table:style-name="ce162" table:formula="of:=1*([.I37]&gt;[.H37])" office:value-type="float" office:value="0" calcext:value-type="float">
            <text:p>0</text:p>
          </table:table-cell>
          <table:table-cell table:style-name="ce162" table:formula="of:=1*([.I37]&lt;[.H37])*NOT(([.H37]&amp;&quot;-&quot;&amp;[.I37]=&quot;0-20&quot;))" office:value-type="float" office:value="1" calcext:value-type="float">
            <text:p>1</text:p>
          </table:table-cell>
          <table:table-cell table:style-name="ce162" table:formula="of:=1*([.H37]&amp;&quot;-&quot;&amp;[.I37]=&quot;0-20&quot;)" office:value-type="float" office:value="0" calcext:value-type="float">
            <text:p>0</text:p>
          </table:table-cell>
          <table:table-cell table:style-name="ce162" table:formula="of:=[.I37]" office:value-type="float" office:value="35" calcext:value-type="float">
            <text:p>35</text:p>
          </table:table-cell>
          <table:table-cell table:style-name="ce162" table:formula="of:=[.H37]" office:value-type="float" office:value="41" calcext:value-type="float">
            <text:p>41</text:p>
          </table:table-cell>
          <table:table-cell table:style-name="ce175" table:formula="of:=[.U37]-[.V37]" office:value-type="float" office:value="-6" calcext:value-type="float">
            <text:p>-6</text:p>
          </table:table-cell>
        </table:table-row>
        <table:table-row table:style-name="ro1">
          <table:table-cell table:style-name="ce17" office:value-type="float" office:value="22" calcext:value-type="float">
            <text:p>22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F</text:p>
          </table:table-cell>
          <table:table-cell table:style-name="ce162" office:value-type="string" calcext:value-type="string">
            <text:p>F3</text:p>
          </table:table-cell>
          <table:table-cell table:style-name="ce162" office:value-type="string" calcext:value-type="string">
            <text:p>F4</text:p>
          </table:table-cell>
          <table:table-cell table:style-name="ce27" table:formula="of:=IF([.B38]=&quot;Girone&quot;;VLOOKUP([.D38];A_SQUADRE_PER_CODICE;3);&quot;ERRORE!&quot;)" office:value-type="string" office:string-value="Delfini (23)" calcext:value-type="string">
            <text:p>Delfini (23)</text:p>
          </table:table-cell>
          <table:table-cell table:style-name="ce27" table:formula="of:=IF([.B38]=&quot;Girone&quot;;VLOOKUP([.E38];A_SQUADRE_PER_CODICE;3);&quot;ERRORE!&quot;)" office:value-type="string" office:string-value="Fenicotteri (24)" calcext:value-type="string">
            <text:p>Fenicotteri (24)</text:p>
          </table:table-cell>
          <table:table-cell table:style-name="ce162" table:formula="of:=VLOOKUP([.A38];A_4_INPUT_DATE_E_RISULTATI_GIRONI;6;0)" office:value-type="float" office:value="72" calcext:value-type="float">
            <text:p>72</text:p>
          </table:table-cell>
          <table:table-cell table:style-name="ce162" table:formula="of:=VLOOKUP([.A38];A_4_INPUT_DATE_E_RISULTATI_GIRONI;7;0)" office:value-type="float" office:value="46" calcext:value-type="float">
            <text:p>46</text:p>
          </table:table-cell>
          <table:table-cell table:style-name="ce27" table:formula="of:=IF([.H38]&gt;[.I38];[.F38];[.G38])" office:value-type="string" office:string-value="Delfini (23)" calcext:value-type="string">
            <text:p>Delfini (23)</text:p>
          </table:table-cell>
          <table:table-cell table:style-name="ce27" table:formula="of:=IF([.H38]&lt;[.I38];[.F38];[.G38])" office:value-type="string" office:string-value="Fenicotteri (24)" calcext:value-type="string">
            <text:p>Fenicotteri (24)</text:p>
          </table:table-cell>
          <table:table-cell table:style-name="ce162" table:formula="of:=1*([.H38]&gt;[.I38])" office:value-type="float" office:value="1" calcext:value-type="float">
            <text:p>1</text:p>
          </table:table-cell>
          <table:table-cell table:style-name="ce168" table:formula="of:=1*([.H38]&lt;[.I38])*NOT(([.H38]&amp;&quot;-&quot;&amp;[.I38]=&quot;20-0&quot;))" office:value-type="float" office:value="0" calcext:value-type="float">
            <text:p>0</text:p>
          </table:table-cell>
          <table:table-cell table:style-name="ce168" table:formula="of:=1*([.H38]&amp;&quot;-&quot;&amp;[.I38]=&quot;20-0&quot;)" office:value-type="float" office:value="0" calcext:value-type="float">
            <text:p>0</text:p>
          </table:table-cell>
          <table:table-cell table:style-name="ce162" table:formula="of:=[.H38]" office:value-type="float" office:value="72" calcext:value-type="float">
            <text:p>72</text:p>
          </table:table-cell>
          <table:table-cell table:style-name="ce162" table:formula="of:=[.I38]" office:value-type="float" office:value="46" calcext:value-type="float">
            <text:p>46</text:p>
          </table:table-cell>
          <table:table-cell table:style-name="ce171" table:formula="of:=[.O38]-[.P38]" office:value-type="float" office:value="26" calcext:value-type="float">
            <text:p>+26</text:p>
          </table:table-cell>
          <table:table-cell table:style-name="ce162" table:formula="of:=1*([.I38]&gt;[.H38])" office:value-type="float" office:value="0" calcext:value-type="float">
            <text:p>0</text:p>
          </table:table-cell>
          <table:table-cell table:style-name="ce162" table:formula="of:=1*([.I38]&lt;[.H38])*NOT(([.H38]&amp;&quot;-&quot;&amp;[.I38]=&quot;0-20&quot;))" office:value-type="float" office:value="1" calcext:value-type="float">
            <text:p>1</text:p>
          </table:table-cell>
          <table:table-cell table:style-name="ce162" table:formula="of:=1*([.H38]&amp;&quot;-&quot;&amp;[.I38]=&quot;0-20&quot;)" office:value-type="float" office:value="0" calcext:value-type="float">
            <text:p>0</text:p>
          </table:table-cell>
          <table:table-cell table:style-name="ce162" table:formula="of:=[.I38]" office:value-type="float" office:value="46" calcext:value-type="float">
            <text:p>46</text:p>
          </table:table-cell>
          <table:table-cell table:style-name="ce162" table:formula="of:=[.H38]" office:value-type="float" office:value="72" calcext:value-type="float">
            <text:p>72</text:p>
          </table:table-cell>
          <table:table-cell table:style-name="ce175" table:formula="of:=[.U38]-[.V38]" office:value-type="float" office:value="-26" calcext:value-type="float">
            <text:p>-26</text:p>
          </table:table-cell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G</text:p>
          </table:table-cell>
          <table:table-cell table:style-name="ce162" office:value-type="string" calcext:value-type="string">
            <text:p>G1</text:p>
          </table:table-cell>
          <table:table-cell table:style-name="ce162" office:value-type="string" calcext:value-type="string">
            <text:p>G2</text:p>
          </table:table-cell>
          <table:table-cell table:style-name="ce27" table:formula="of:=IF([.B39]=&quot;Girone&quot;;VLOOKUP([.D39];A_SQUADRE_PER_CODICE;3);&quot;ERRORE!&quot;)" office:value-type="string" office:string-value="Istrici (25)" calcext:value-type="string">
            <text:p>Istrici (25)</text:p>
          </table:table-cell>
          <table:table-cell table:style-name="ce27" table:formula="of:=IF([.B39]=&quot;Girone&quot;;VLOOKUP([.E39];A_SQUADRE_PER_CODICE;3);&quot;ERRORE!&quot;)" office:value-type="string" office:string-value="Gorilla (26)" calcext:value-type="string">
            <text:p>Gorilla (26)</text:p>
          </table:table-cell>
          <table:table-cell table:style-name="ce162" table:formula="of:=VLOOKUP([.A39];A_4_INPUT_DATE_E_RISULTATI_GIRONI;6;0)" office:value-type="float" office:value="57" calcext:value-type="float">
            <text:p>57</text:p>
          </table:table-cell>
          <table:table-cell table:style-name="ce162" table:formula="of:=VLOOKUP([.A39];A_4_INPUT_DATE_E_RISULTATI_GIRONI;7;0)" office:value-type="float" office:value="55" calcext:value-type="float">
            <text:p>55</text:p>
          </table:table-cell>
          <table:table-cell table:style-name="ce27" table:formula="of:=IF([.H39]&gt;[.I39];[.F39];[.G39])" office:value-type="string" office:string-value="Istrici (25)" calcext:value-type="string">
            <text:p>Istrici (25)</text:p>
          </table:table-cell>
          <table:table-cell table:style-name="ce27" table:formula="of:=IF([.H39]&lt;[.I39];[.F39];[.G39])" office:value-type="string" office:string-value="Gorilla (26)" calcext:value-type="string">
            <text:p>Gorilla (26)</text:p>
          </table:table-cell>
          <table:table-cell table:style-name="ce162" table:formula="of:=1*([.H39]&gt;[.I39])" office:value-type="float" office:value="1" calcext:value-type="float">
            <text:p>1</text:p>
          </table:table-cell>
          <table:table-cell table:style-name="ce168" table:formula="of:=1*([.H39]&lt;[.I39])*NOT(([.H39]&amp;&quot;-&quot;&amp;[.I39]=&quot;20-0&quot;))" office:value-type="float" office:value="0" calcext:value-type="float">
            <text:p>0</text:p>
          </table:table-cell>
          <table:table-cell table:style-name="ce168" table:formula="of:=1*([.H39]&amp;&quot;-&quot;&amp;[.I39]=&quot;20-0&quot;)" office:value-type="float" office:value="0" calcext:value-type="float">
            <text:p>0</text:p>
          </table:table-cell>
          <table:table-cell table:style-name="ce162" table:formula="of:=[.H39]" office:value-type="float" office:value="57" calcext:value-type="float">
            <text:p>57</text:p>
          </table:table-cell>
          <table:table-cell table:style-name="ce162" table:formula="of:=[.I39]" office:value-type="float" office:value="55" calcext:value-type="float">
            <text:p>55</text:p>
          </table:table-cell>
          <table:table-cell table:style-name="ce171" table:formula="of:=[.O39]-[.P39]" office:value-type="float" office:value="2" calcext:value-type="float">
            <text:p>+2</text:p>
          </table:table-cell>
          <table:table-cell table:style-name="ce162" table:formula="of:=1*([.I39]&gt;[.H39])" office:value-type="float" office:value="0" calcext:value-type="float">
            <text:p>0</text:p>
          </table:table-cell>
          <table:table-cell table:style-name="ce162" table:formula="of:=1*([.I39]&lt;[.H39])*NOT(([.H39]&amp;&quot;-&quot;&amp;[.I39]=&quot;0-20&quot;))" office:value-type="float" office:value="1" calcext:value-type="float">
            <text:p>1</text:p>
          </table:table-cell>
          <table:table-cell table:style-name="ce162" table:formula="of:=1*([.H39]&amp;&quot;-&quot;&amp;[.I39]=&quot;0-20&quot;)" office:value-type="float" office:value="0" calcext:value-type="float">
            <text:p>0</text:p>
          </table:table-cell>
          <table:table-cell table:style-name="ce162" table:formula="of:=[.I39]" office:value-type="float" office:value="55" calcext:value-type="float">
            <text:p>55</text:p>
          </table:table-cell>
          <table:table-cell table:style-name="ce162" table:formula="of:=[.H39]" office:value-type="float" office:value="57" calcext:value-type="float">
            <text:p>57</text:p>
          </table:table-cell>
          <table:table-cell table:style-name="ce175" table:formula="of:=[.U39]-[.V39]" office:value-type="float" office:value="-2" calcext:value-type="float">
            <text:p>-2</text:p>
          </table:table-cell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G</text:p>
          </table:table-cell>
          <table:table-cell table:style-name="ce162" office:value-type="string" calcext:value-type="string">
            <text:p>G1</text:p>
          </table:table-cell>
          <table:table-cell table:style-name="ce162" office:value-type="string" calcext:value-type="string">
            <text:p>G3</text:p>
          </table:table-cell>
          <table:table-cell table:style-name="ce27" table:formula="of:=IF([.B40]=&quot;Girone&quot;;VLOOKUP([.D40];A_SQUADRE_PER_CODICE;3);&quot;ERRORE!&quot;)" office:value-type="string" office:string-value="Istrici (25)" calcext:value-type="string">
            <text:p>Istrici (25)</text:p>
          </table:table-cell>
          <table:table-cell table:style-name="ce27" table:formula="of:=IF([.B40]=&quot;Girone&quot;;VLOOKUP([.E40];A_SQUADRE_PER_CODICE;3);&quot;ERRORE!&quot;)" office:value-type="string" office:string-value="Muli (27)" calcext:value-type="string">
            <text:p>Muli (27)</text:p>
          </table:table-cell>
          <table:table-cell table:style-name="ce162" table:formula="of:=VLOOKUP([.A40];A_4_INPUT_DATE_E_RISULTATI_GIRONI;6;0)" office:value-type="float" office:value="48" calcext:value-type="float">
            <text:p>48</text:p>
          </table:table-cell>
          <table:table-cell table:style-name="ce162" table:formula="of:=VLOOKUP([.A40];A_4_INPUT_DATE_E_RISULTATI_GIRONI;7;0)" office:value-type="float" office:value="36" calcext:value-type="float">
            <text:p>36</text:p>
          </table:table-cell>
          <table:table-cell table:style-name="ce27" table:formula="of:=IF([.H40]&gt;[.I40];[.F40];[.G40])" office:value-type="string" office:string-value="Istrici (25)" calcext:value-type="string">
            <text:p>Istrici (25)</text:p>
          </table:table-cell>
          <table:table-cell table:style-name="ce27" table:formula="of:=IF([.H40]&lt;[.I40];[.F40];[.G40])" office:value-type="string" office:string-value="Muli (27)" calcext:value-type="string">
            <text:p>Muli (27)</text:p>
          </table:table-cell>
          <table:table-cell table:style-name="ce162" table:formula="of:=1*([.H40]&gt;[.I40])" office:value-type="float" office:value="1" calcext:value-type="float">
            <text:p>1</text:p>
          </table:table-cell>
          <table:table-cell table:style-name="ce168" table:formula="of:=1*([.H40]&lt;[.I40])*NOT(([.H40]&amp;&quot;-&quot;&amp;[.I40]=&quot;20-0&quot;))" office:value-type="float" office:value="0" calcext:value-type="float">
            <text:p>0</text:p>
          </table:table-cell>
          <table:table-cell table:style-name="ce168" table:formula="of:=1*([.H40]&amp;&quot;-&quot;&amp;[.I40]=&quot;20-0&quot;)" office:value-type="float" office:value="0" calcext:value-type="float">
            <text:p>0</text:p>
          </table:table-cell>
          <table:table-cell table:style-name="ce162" table:formula="of:=[.H40]" office:value-type="float" office:value="48" calcext:value-type="float">
            <text:p>48</text:p>
          </table:table-cell>
          <table:table-cell table:style-name="ce162" table:formula="of:=[.I40]" office:value-type="float" office:value="36" calcext:value-type="float">
            <text:p>36</text:p>
          </table:table-cell>
          <table:table-cell table:style-name="ce171" table:formula="of:=[.O40]-[.P40]" office:value-type="float" office:value="12" calcext:value-type="float">
            <text:p>+12</text:p>
          </table:table-cell>
          <table:table-cell table:style-name="ce162" table:formula="of:=1*([.I40]&gt;[.H40])" office:value-type="float" office:value="0" calcext:value-type="float">
            <text:p>0</text:p>
          </table:table-cell>
          <table:table-cell table:style-name="ce162" table:formula="of:=1*([.I40]&lt;[.H40])*NOT(([.H40]&amp;&quot;-&quot;&amp;[.I40]=&quot;0-20&quot;))" office:value-type="float" office:value="1" calcext:value-type="float">
            <text:p>1</text:p>
          </table:table-cell>
          <table:table-cell table:style-name="ce162" table:formula="of:=1*([.H40]&amp;&quot;-&quot;&amp;[.I40]=&quot;0-20&quot;)" office:value-type="float" office:value="0" calcext:value-type="float">
            <text:p>0</text:p>
          </table:table-cell>
          <table:table-cell table:style-name="ce162" table:formula="of:=[.I40]" office:value-type="float" office:value="36" calcext:value-type="float">
            <text:p>36</text:p>
          </table:table-cell>
          <table:table-cell table:style-name="ce162" table:formula="of:=[.H40]" office:value-type="float" office:value="48" calcext:value-type="float">
            <text:p>48</text:p>
          </table:table-cell>
          <table:table-cell table:style-name="ce175" table:formula="of:=[.U40]-[.V40]" office:value-type="float" office:value="-12" calcext:value-type="float">
            <text:p>-12</text:p>
          </table:table-cell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G</text:p>
          </table:table-cell>
          <table:table-cell table:style-name="ce162" office:value-type="string" calcext:value-type="string">
            <text:p>G1</text:p>
          </table:table-cell>
          <table:table-cell table:style-name="ce162" office:value-type="string" calcext:value-type="string">
            <text:p>G4</text:p>
          </table:table-cell>
          <table:table-cell table:style-name="ce27" table:formula="of:=IF([.B41]=&quot;Girone&quot;;VLOOKUP([.D41];A_SQUADRE_PER_CODICE;3);&quot;ERRORE!&quot;)" office:value-type="string" office:string-value="Istrici (25)" calcext:value-type="string">
            <text:p>Istrici (25)</text:p>
          </table:table-cell>
          <table:table-cell table:style-name="ce27" table:formula="of:=IF([.B41]=&quot;Girone&quot;;VLOOKUP([.E41];A_SQUADRE_PER_CODICE;3);&quot;ERRORE!&quot;)" office:value-type="string" office:string-value="Orche (28)" calcext:value-type="string">
            <text:p>Orche (28)</text:p>
          </table:table-cell>
          <table:table-cell table:style-name="ce162" table:formula="of:=VLOOKUP([.A41];A_4_INPUT_DATE_E_RISULTATI_GIRONI;6;0)" office:value-type="float" office:value="32" calcext:value-type="float">
            <text:p>32</text:p>
          </table:table-cell>
          <table:table-cell table:style-name="ce162" table:formula="of:=VLOOKUP([.A41];A_4_INPUT_DATE_E_RISULTATI_GIRONI;7;0)" office:value-type="float" office:value="31" calcext:value-type="float">
            <text:p>31</text:p>
          </table:table-cell>
          <table:table-cell table:style-name="ce27" table:formula="of:=IF([.H41]&gt;[.I41];[.F41];[.G41])" office:value-type="string" office:string-value="Istrici (25)" calcext:value-type="string">
            <text:p>Istrici (25)</text:p>
          </table:table-cell>
          <table:table-cell table:style-name="ce27" table:formula="of:=IF([.H41]&lt;[.I41];[.F41];[.G41])" office:value-type="string" office:string-value="Orche (28)" calcext:value-type="string">
            <text:p>Orche (28)</text:p>
          </table:table-cell>
          <table:table-cell table:style-name="ce162" table:formula="of:=1*([.H41]&gt;[.I41])" office:value-type="float" office:value="1" calcext:value-type="float">
            <text:p>1</text:p>
          </table:table-cell>
          <table:table-cell table:style-name="ce168" table:formula="of:=1*([.H41]&lt;[.I41])*NOT(([.H41]&amp;&quot;-&quot;&amp;[.I41]=&quot;20-0&quot;))" office:value-type="float" office:value="0" calcext:value-type="float">
            <text:p>0</text:p>
          </table:table-cell>
          <table:table-cell table:style-name="ce168" table:formula="of:=1*([.H41]&amp;&quot;-&quot;&amp;[.I41]=&quot;20-0&quot;)" office:value-type="float" office:value="0" calcext:value-type="float">
            <text:p>0</text:p>
          </table:table-cell>
          <table:table-cell table:style-name="ce162" table:formula="of:=[.H41]" office:value-type="float" office:value="32" calcext:value-type="float">
            <text:p>32</text:p>
          </table:table-cell>
          <table:table-cell table:style-name="ce162" table:formula="of:=[.I41]" office:value-type="float" office:value="31" calcext:value-type="float">
            <text:p>31</text:p>
          </table:table-cell>
          <table:table-cell table:style-name="ce171" table:formula="of:=[.O41]-[.P41]" office:value-type="float" office:value="1" calcext:value-type="float">
            <text:p>+1</text:p>
          </table:table-cell>
          <table:table-cell table:style-name="ce162" table:formula="of:=1*([.I41]&gt;[.H41])" office:value-type="float" office:value="0" calcext:value-type="float">
            <text:p>0</text:p>
          </table:table-cell>
          <table:table-cell table:style-name="ce162" table:formula="of:=1*([.I41]&lt;[.H41])*NOT(([.H41]&amp;&quot;-&quot;&amp;[.I41]=&quot;0-20&quot;))" office:value-type="float" office:value="1" calcext:value-type="float">
            <text:p>1</text:p>
          </table:table-cell>
          <table:table-cell table:style-name="ce162" table:formula="of:=1*([.H41]&amp;&quot;-&quot;&amp;[.I41]=&quot;0-20&quot;)" office:value-type="float" office:value="0" calcext:value-type="float">
            <text:p>0</text:p>
          </table:table-cell>
          <table:table-cell table:style-name="ce162" table:formula="of:=[.I41]" office:value-type="float" office:value="31" calcext:value-type="float">
            <text:p>31</text:p>
          </table:table-cell>
          <table:table-cell table:style-name="ce162" table:formula="of:=[.H41]" office:value-type="float" office:value="32" calcext:value-type="float">
            <text:p>32</text:p>
          </table:table-cell>
          <table:table-cell table:style-name="ce175" table:formula="of:=[.U41]-[.V41]" office:value-type="float" office:value="-1" calcext:value-type="float">
            <text:p>-1</text:p>
          </table:table-cell>
        </table:table-row>
        <table:table-row table:style-name="ro1">
          <table:table-cell table:style-name="ce17" office:value-type="float" office:value="47" calcext:value-type="float">
            <text:p>47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G</text:p>
          </table:table-cell>
          <table:table-cell table:style-name="ce162" office:value-type="string" calcext:value-type="string">
            <text:p>G2</text:p>
          </table:table-cell>
          <table:table-cell table:style-name="ce162" office:value-type="string" calcext:value-type="string">
            <text:p>G3</text:p>
          </table:table-cell>
          <table:table-cell table:style-name="ce27" table:formula="of:=IF([.B42]=&quot;Girone&quot;;VLOOKUP([.D42];A_SQUADRE_PER_CODICE;3);&quot;ERRORE!&quot;)" office:value-type="string" office:string-value="Gorilla (26)" calcext:value-type="string">
            <text:p>Gorilla (26)</text:p>
          </table:table-cell>
          <table:table-cell table:style-name="ce27" table:formula="of:=IF([.B42]=&quot;Girone&quot;;VLOOKUP([.E42];A_SQUADRE_PER_CODICE;3);&quot;ERRORE!&quot;)" office:value-type="string" office:string-value="Muli (27)" calcext:value-type="string">
            <text:p>Muli (27)</text:p>
          </table:table-cell>
          <table:table-cell table:style-name="ce162" table:formula="of:=VLOOKUP([.A42];A_4_INPUT_DATE_E_RISULTATI_GIRONI;6;0)" office:value-type="float" office:value="56" calcext:value-type="float">
            <text:p>56</text:p>
          </table:table-cell>
          <table:table-cell table:style-name="ce162" table:formula="of:=VLOOKUP([.A42];A_4_INPUT_DATE_E_RISULTATI_GIRONI;7;0)" office:value-type="float" office:value="58" calcext:value-type="float">
            <text:p>58</text:p>
          </table:table-cell>
          <table:table-cell table:style-name="ce27" table:formula="of:=IF([.H42]&gt;[.I42];[.F42];[.G42])" office:value-type="string" office:string-value="Muli (27)" calcext:value-type="string">
            <text:p>Muli (27)</text:p>
          </table:table-cell>
          <table:table-cell table:style-name="ce27" table:formula="of:=IF([.H42]&lt;[.I42];[.F42];[.G42])" office:value-type="string" office:string-value="Gorilla (26)" calcext:value-type="string">
            <text:p>Gorilla (26)</text:p>
          </table:table-cell>
          <table:table-cell table:style-name="ce162" table:formula="of:=1*([.H42]&gt;[.I42])" office:value-type="float" office:value="0" calcext:value-type="float">
            <text:p>0</text:p>
          </table:table-cell>
          <table:table-cell table:style-name="ce168" table:formula="of:=1*([.H42]&lt;[.I42])*NOT(([.H42]&amp;&quot;-&quot;&amp;[.I42]=&quot;20-0&quot;))" office:value-type="float" office:value="1" calcext:value-type="float">
            <text:p>1</text:p>
          </table:table-cell>
          <table:table-cell table:style-name="ce168" table:formula="of:=1*([.H42]&amp;&quot;-&quot;&amp;[.I42]=&quot;20-0&quot;)" office:value-type="float" office:value="0" calcext:value-type="float">
            <text:p>0</text:p>
          </table:table-cell>
          <table:table-cell table:style-name="ce162" table:formula="of:=[.H42]" office:value-type="float" office:value="56" calcext:value-type="float">
            <text:p>56</text:p>
          </table:table-cell>
          <table:table-cell table:style-name="ce162" table:formula="of:=[.I42]" office:value-type="float" office:value="58" calcext:value-type="float">
            <text:p>58</text:p>
          </table:table-cell>
          <table:table-cell table:style-name="ce171" table:formula="of:=[.O42]-[.P42]" office:value-type="float" office:value="-2" calcext:value-type="float">
            <text:p>-2</text:p>
          </table:table-cell>
          <table:table-cell table:style-name="ce162" table:formula="of:=1*([.I42]&gt;[.H42])" office:value-type="float" office:value="1" calcext:value-type="float">
            <text:p>1</text:p>
          </table:table-cell>
          <table:table-cell table:style-name="ce162" table:formula="of:=1*([.I42]&lt;[.H42])*NOT(([.H42]&amp;&quot;-&quot;&amp;[.I42]=&quot;0-20&quot;))" office:value-type="float" office:value="0" calcext:value-type="float">
            <text:p>0</text:p>
          </table:table-cell>
          <table:table-cell table:style-name="ce162" table:formula="of:=1*([.H42]&amp;&quot;-&quot;&amp;[.I42]=&quot;0-20&quot;)" office:value-type="float" office:value="0" calcext:value-type="float">
            <text:p>0</text:p>
          </table:table-cell>
          <table:table-cell table:style-name="ce162" table:formula="of:=[.I42]" office:value-type="float" office:value="58" calcext:value-type="float">
            <text:p>58</text:p>
          </table:table-cell>
          <table:table-cell table:style-name="ce162" table:formula="of:=[.H42]" office:value-type="float" office:value="56" calcext:value-type="float">
            <text:p>56</text:p>
          </table:table-cell>
          <table:table-cell table:style-name="ce175" table:formula="of:=[.U42]-[.V42]" office:value-type="float" office:value="2" calcext:value-type="float">
            <text:p>+2</text:p>
          </table:table-cell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G</text:p>
          </table:table-cell>
          <table:table-cell table:style-name="ce162" office:value-type="string" calcext:value-type="string">
            <text:p>G2</text:p>
          </table:table-cell>
          <table:table-cell table:style-name="ce162" office:value-type="string" calcext:value-type="string">
            <text:p>G4</text:p>
          </table:table-cell>
          <table:table-cell table:style-name="ce27" table:formula="of:=IF([.B43]=&quot;Girone&quot;;VLOOKUP([.D43];A_SQUADRE_PER_CODICE;3);&quot;ERRORE!&quot;)" office:value-type="string" office:string-value="Gorilla (26)" calcext:value-type="string">
            <text:p>Gorilla (26)</text:p>
          </table:table-cell>
          <table:table-cell table:style-name="ce27" table:formula="of:=IF([.B43]=&quot;Girone&quot;;VLOOKUP([.E43];A_SQUADRE_PER_CODICE;3);&quot;ERRORE!&quot;)" office:value-type="string" office:string-value="Orche (28)" calcext:value-type="string">
            <text:p>Orche (28)</text:p>
          </table:table-cell>
          <table:table-cell table:style-name="ce162" table:formula="of:=VLOOKUP([.A43];A_4_INPUT_DATE_E_RISULTATI_GIRONI;6;0)" office:value-type="float" office:value="50" calcext:value-type="float">
            <text:p>50</text:p>
          </table:table-cell>
          <table:table-cell table:style-name="ce162" table:formula="of:=VLOOKUP([.A43];A_4_INPUT_DATE_E_RISULTATI_GIRONI;7;0)" office:value-type="float" office:value="64" calcext:value-type="float">
            <text:p>64</text:p>
          </table:table-cell>
          <table:table-cell table:style-name="ce27" table:formula="of:=IF([.H43]&gt;[.I43];[.F43];[.G43])" office:value-type="string" office:string-value="Orche (28)" calcext:value-type="string">
            <text:p>Orche (28)</text:p>
          </table:table-cell>
          <table:table-cell table:style-name="ce27" table:formula="of:=IF([.H43]&lt;[.I43];[.F43];[.G43])" office:value-type="string" office:string-value="Gorilla (26)" calcext:value-type="string">
            <text:p>Gorilla (26)</text:p>
          </table:table-cell>
          <table:table-cell table:style-name="ce162" table:formula="of:=1*([.H43]&gt;[.I43])" office:value-type="float" office:value="0" calcext:value-type="float">
            <text:p>0</text:p>
          </table:table-cell>
          <table:table-cell table:style-name="ce168" table:formula="of:=1*([.H43]&lt;[.I43])*NOT(([.H43]&amp;&quot;-&quot;&amp;[.I43]=&quot;20-0&quot;))" office:value-type="float" office:value="1" calcext:value-type="float">
            <text:p>1</text:p>
          </table:table-cell>
          <table:table-cell table:style-name="ce168" table:formula="of:=1*([.H43]&amp;&quot;-&quot;&amp;[.I43]=&quot;20-0&quot;)" office:value-type="float" office:value="0" calcext:value-type="float">
            <text:p>0</text:p>
          </table:table-cell>
          <table:table-cell table:style-name="ce162" table:formula="of:=[.H43]" office:value-type="float" office:value="50" calcext:value-type="float">
            <text:p>50</text:p>
          </table:table-cell>
          <table:table-cell table:style-name="ce162" table:formula="of:=[.I43]" office:value-type="float" office:value="64" calcext:value-type="float">
            <text:p>64</text:p>
          </table:table-cell>
          <table:table-cell table:style-name="ce171" table:formula="of:=[.O43]-[.P43]" office:value-type="float" office:value="-14" calcext:value-type="float">
            <text:p>-14</text:p>
          </table:table-cell>
          <table:table-cell table:style-name="ce162" table:formula="of:=1*([.I43]&gt;[.H43])" office:value-type="float" office:value="1" calcext:value-type="float">
            <text:p>1</text:p>
          </table:table-cell>
          <table:table-cell table:style-name="ce162" table:formula="of:=1*([.I43]&lt;[.H43])*NOT(([.H43]&amp;&quot;-&quot;&amp;[.I43]=&quot;0-20&quot;))" office:value-type="float" office:value="0" calcext:value-type="float">
            <text:p>0</text:p>
          </table:table-cell>
          <table:table-cell table:style-name="ce162" table:formula="of:=1*([.H43]&amp;&quot;-&quot;&amp;[.I43]=&quot;0-20&quot;)" office:value-type="float" office:value="0" calcext:value-type="float">
            <text:p>0</text:p>
          </table:table-cell>
          <table:table-cell table:style-name="ce162" table:formula="of:=[.I43]" office:value-type="float" office:value="64" calcext:value-type="float">
            <text:p>64</text:p>
          </table:table-cell>
          <table:table-cell table:style-name="ce162" table:formula="of:=[.H43]" office:value-type="float" office:value="50" calcext:value-type="float">
            <text:p>50</text:p>
          </table:table-cell>
          <table:table-cell table:style-name="ce175" table:formula="of:=[.U43]-[.V43]" office:value-type="float" office:value="14" calcext:value-type="float">
            <text:p>+14</text:p>
          </table:table-cell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G</text:p>
          </table:table-cell>
          <table:table-cell table:style-name="ce162" office:value-type="string" calcext:value-type="string">
            <text:p>G3</text:p>
          </table:table-cell>
          <table:table-cell table:style-name="ce162" office:value-type="string" calcext:value-type="string">
            <text:p>G4</text:p>
          </table:table-cell>
          <table:table-cell table:style-name="ce27" table:formula="of:=IF([.B44]=&quot;Girone&quot;;VLOOKUP([.D44];A_SQUADRE_PER_CODICE;3);&quot;ERRORE!&quot;)" office:value-type="string" office:string-value="Muli (27)" calcext:value-type="string">
            <text:p>Muli (27)</text:p>
          </table:table-cell>
          <table:table-cell table:style-name="ce27" table:formula="of:=IF([.B44]=&quot;Girone&quot;;VLOOKUP([.E44];A_SQUADRE_PER_CODICE;3);&quot;ERRORE!&quot;)" office:value-type="string" office:string-value="Orche (28)" calcext:value-type="string">
            <text:p>Orche (28)</text:p>
          </table:table-cell>
          <table:table-cell table:style-name="ce162" table:formula="of:=VLOOKUP([.A44];A_4_INPUT_DATE_E_RISULTATI_GIRONI;6;0)" office:value-type="float" office:value="49" calcext:value-type="float">
            <text:p>49</text:p>
          </table:table-cell>
          <table:table-cell table:style-name="ce162" table:formula="of:=VLOOKUP([.A44];A_4_INPUT_DATE_E_RISULTATI_GIRONI;7;0)" office:value-type="float" office:value="88" calcext:value-type="float">
            <text:p>88</text:p>
          </table:table-cell>
          <table:table-cell table:style-name="ce27" table:formula="of:=IF([.H44]&gt;[.I44];[.F44];[.G44])" office:value-type="string" office:string-value="Orche (28)" calcext:value-type="string">
            <text:p>Orche (28)</text:p>
          </table:table-cell>
          <table:table-cell table:style-name="ce27" table:formula="of:=IF([.H44]&lt;[.I44];[.F44];[.G44])" office:value-type="string" office:string-value="Muli (27)" calcext:value-type="string">
            <text:p>Muli (27)</text:p>
          </table:table-cell>
          <table:table-cell table:style-name="ce162" table:formula="of:=1*([.H44]&gt;[.I44])" office:value-type="float" office:value="0" calcext:value-type="float">
            <text:p>0</text:p>
          </table:table-cell>
          <table:table-cell table:style-name="ce168" table:formula="of:=1*([.H44]&lt;[.I44])*NOT(([.H44]&amp;&quot;-&quot;&amp;[.I44]=&quot;20-0&quot;))" office:value-type="float" office:value="1" calcext:value-type="float">
            <text:p>1</text:p>
          </table:table-cell>
          <table:table-cell table:style-name="ce168" table:formula="of:=1*([.H44]&amp;&quot;-&quot;&amp;[.I44]=&quot;20-0&quot;)" office:value-type="float" office:value="0" calcext:value-type="float">
            <text:p>0</text:p>
          </table:table-cell>
          <table:table-cell table:style-name="ce162" table:formula="of:=[.H44]" office:value-type="float" office:value="49" calcext:value-type="float">
            <text:p>49</text:p>
          </table:table-cell>
          <table:table-cell table:style-name="ce162" table:formula="of:=[.I44]" office:value-type="float" office:value="88" calcext:value-type="float">
            <text:p>88</text:p>
          </table:table-cell>
          <table:table-cell table:style-name="ce171" table:formula="of:=[.O44]-[.P44]" office:value-type="float" office:value="-39" calcext:value-type="float">
            <text:p>-39</text:p>
          </table:table-cell>
          <table:table-cell table:style-name="ce162" table:formula="of:=1*([.I44]&gt;[.H44])" office:value-type="float" office:value="1" calcext:value-type="float">
            <text:p>1</text:p>
          </table:table-cell>
          <table:table-cell table:style-name="ce162" table:formula="of:=1*([.I44]&lt;[.H44])*NOT(([.H44]&amp;&quot;-&quot;&amp;[.I44]=&quot;0-20&quot;))" office:value-type="float" office:value="0" calcext:value-type="float">
            <text:p>0</text:p>
          </table:table-cell>
          <table:table-cell table:style-name="ce162" table:formula="of:=1*([.H44]&amp;&quot;-&quot;&amp;[.I44]=&quot;0-20&quot;)" office:value-type="float" office:value="0" calcext:value-type="float">
            <text:p>0</text:p>
          </table:table-cell>
          <table:table-cell table:style-name="ce162" table:formula="of:=[.I44]" office:value-type="float" office:value="88" calcext:value-type="float">
            <text:p>88</text:p>
          </table:table-cell>
          <table:table-cell table:style-name="ce162" table:formula="of:=[.H44]" office:value-type="float" office:value="49" calcext:value-type="float">
            <text:p>49</text:p>
          </table:table-cell>
          <table:table-cell table:style-name="ce175" table:formula="of:=[.U44]-[.V44]" office:value-type="float" office:value="39" calcext:value-type="float">
            <text:p>+39</text:p>
          </table:table-cell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H</text:p>
          </table:table-cell>
          <table:table-cell table:style-name="ce162" office:value-type="string" calcext:value-type="string">
            <text:p>H1</text:p>
          </table:table-cell>
          <table:table-cell table:style-name="ce162" office:value-type="string" calcext:value-type="string">
            <text:p>H2</text:p>
          </table:table-cell>
          <table:table-cell table:style-name="ce27" table:formula="of:=IF([.B45]=&quot;Girone&quot;;VLOOKUP([.D45];A_SQUADRE_PER_CODICE;3);&quot;ERRORE!&quot;)" office:value-type="string" office:string-value="Piranha (29)" calcext:value-type="string">
            <text:p>Piranha (29)</text:p>
          </table:table-cell>
          <table:table-cell table:style-name="ce27" table:formula="of:=IF([.B45]=&quot;Girone&quot;;VLOOKUP([.E45];A_SQUADRE_PER_CODICE;3);&quot;ERRORE!&quot;)" office:value-type="string" office:string-value="Scorpioni (30)" calcext:value-type="string">
            <text:p>Scorpioni (30)</text:p>
          </table:table-cell>
          <table:table-cell table:style-name="ce162" table:formula="of:=VLOOKUP([.A45];A_4_INPUT_DATE_E_RISULTATI_GIRONI;6;0)" office:value-type="float" office:value="28" calcext:value-type="float">
            <text:p>28</text:p>
          </table:table-cell>
          <table:table-cell table:style-name="ce162" table:formula="of:=VLOOKUP([.A45];A_4_INPUT_DATE_E_RISULTATI_GIRONI;7;0)" office:value-type="float" office:value="93" calcext:value-type="float">
            <text:p>93</text:p>
          </table:table-cell>
          <table:table-cell table:style-name="ce27" table:formula="of:=IF([.H45]&gt;[.I45];[.F45];[.G45])" office:value-type="string" office:string-value="Scorpioni (30)" calcext:value-type="string">
            <text:p>Scorpioni (30)</text:p>
          </table:table-cell>
          <table:table-cell table:style-name="ce27" table:formula="of:=IF([.H45]&lt;[.I45];[.F45];[.G45])" office:value-type="string" office:string-value="Piranha (29)" calcext:value-type="string">
            <text:p>Piranha (29)</text:p>
          </table:table-cell>
          <table:table-cell table:style-name="ce162" table:formula="of:=1*([.H45]&gt;[.I45])" office:value-type="float" office:value="0" calcext:value-type="float">
            <text:p>0</text:p>
          </table:table-cell>
          <table:table-cell table:style-name="ce168" table:formula="of:=1*([.H45]&lt;[.I45])*NOT(([.H45]&amp;&quot;-&quot;&amp;[.I45]=&quot;20-0&quot;))" office:value-type="float" office:value="1" calcext:value-type="float">
            <text:p>1</text:p>
          </table:table-cell>
          <table:table-cell table:style-name="ce168" table:formula="of:=1*([.H45]&amp;&quot;-&quot;&amp;[.I45]=&quot;20-0&quot;)" office:value-type="float" office:value="0" calcext:value-type="float">
            <text:p>0</text:p>
          </table:table-cell>
          <table:table-cell table:style-name="ce162" table:formula="of:=[.H45]" office:value-type="float" office:value="28" calcext:value-type="float">
            <text:p>28</text:p>
          </table:table-cell>
          <table:table-cell table:style-name="ce162" table:formula="of:=[.I45]" office:value-type="float" office:value="93" calcext:value-type="float">
            <text:p>93</text:p>
          </table:table-cell>
          <table:table-cell table:style-name="ce171" table:formula="of:=[.O45]-[.P45]" office:value-type="float" office:value="-65" calcext:value-type="float">
            <text:p>-65</text:p>
          </table:table-cell>
          <table:table-cell table:style-name="ce162" table:formula="of:=1*([.I45]&gt;[.H45])" office:value-type="float" office:value="1" calcext:value-type="float">
            <text:p>1</text:p>
          </table:table-cell>
          <table:table-cell table:style-name="ce162" table:formula="of:=1*([.I45]&lt;[.H45])*NOT(([.H45]&amp;&quot;-&quot;&amp;[.I45]=&quot;0-20&quot;))" office:value-type="float" office:value="0" calcext:value-type="float">
            <text:p>0</text:p>
          </table:table-cell>
          <table:table-cell table:style-name="ce162" table:formula="of:=1*([.H45]&amp;&quot;-&quot;&amp;[.I45]=&quot;0-20&quot;)" office:value-type="float" office:value="0" calcext:value-type="float">
            <text:p>0</text:p>
          </table:table-cell>
          <table:table-cell table:style-name="ce162" table:formula="of:=[.I45]" office:value-type="float" office:value="93" calcext:value-type="float">
            <text:p>93</text:p>
          </table:table-cell>
          <table:table-cell table:style-name="ce162" table:formula="of:=[.H45]" office:value-type="float" office:value="28" calcext:value-type="float">
            <text:p>28</text:p>
          </table:table-cell>
          <table:table-cell table:style-name="ce175" table:formula="of:=[.U45]-[.V45]" office:value-type="float" office:value="65" calcext:value-type="float">
            <text:p>+65</text:p>
          </table:table-cell>
        </table:table-row>
        <table:table-row table:style-name="ro1">
          <table:table-cell table:style-name="ce17" office:value-type="float" office:value="32" calcext:value-type="float">
            <text:p>32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H</text:p>
          </table:table-cell>
          <table:table-cell table:style-name="ce162" office:value-type="string" calcext:value-type="string">
            <text:p>H1</text:p>
          </table:table-cell>
          <table:table-cell table:style-name="ce162" office:value-type="string" calcext:value-type="string">
            <text:p>H3</text:p>
          </table:table-cell>
          <table:table-cell table:style-name="ce27" table:formula="of:=IF([.B46]=&quot;Girone&quot;;VLOOKUP([.D46];A_SQUADRE_PER_CODICE;3);&quot;ERRORE!&quot;)" office:value-type="string" office:string-value="Piranha (29)" calcext:value-type="string">
            <text:p>Piranha (29)</text:p>
          </table:table-cell>
          <table:table-cell table:style-name="ce27" table:formula="of:=IF([.B46]=&quot;Girone&quot;;VLOOKUP([.E46];A_SQUADRE_PER_CODICE;3);&quot;ERRORE!&quot;)" office:value-type="string" office:string-value="Tonni (31)" calcext:value-type="string">
            <text:p>Tonni (31)</text:p>
          </table:table-cell>
          <table:table-cell table:style-name="ce162" table:formula="of:=VLOOKUP([.A46];A_4_INPUT_DATE_E_RISULTATI_GIRONI;6;0)" office:value-type="float" office:value="75" calcext:value-type="float">
            <text:p>75</text:p>
          </table:table-cell>
          <table:table-cell table:style-name="ce162" table:formula="of:=VLOOKUP([.A46];A_4_INPUT_DATE_E_RISULTATI_GIRONI;7;0)" office:value-type="float" office:value="49" calcext:value-type="float">
            <text:p>49</text:p>
          </table:table-cell>
          <table:table-cell table:style-name="ce27" table:formula="of:=IF([.H46]&gt;[.I46];[.F46];[.G46])" office:value-type="string" office:string-value="Piranha (29)" calcext:value-type="string">
            <text:p>Piranha (29)</text:p>
          </table:table-cell>
          <table:table-cell table:style-name="ce27" table:formula="of:=IF([.H46]&lt;[.I46];[.F46];[.G46])" office:value-type="string" office:string-value="Tonni (31)" calcext:value-type="string">
            <text:p>Tonni (31)</text:p>
          </table:table-cell>
          <table:table-cell table:style-name="ce162" table:formula="of:=1*([.H46]&gt;[.I46])" office:value-type="float" office:value="1" calcext:value-type="float">
            <text:p>1</text:p>
          </table:table-cell>
          <table:table-cell table:style-name="ce168" table:formula="of:=1*([.H46]&lt;[.I46])*NOT(([.H46]&amp;&quot;-&quot;&amp;[.I46]=&quot;20-0&quot;))" office:value-type="float" office:value="0" calcext:value-type="float">
            <text:p>0</text:p>
          </table:table-cell>
          <table:table-cell table:style-name="ce168" table:formula="of:=1*([.H46]&amp;&quot;-&quot;&amp;[.I46]=&quot;20-0&quot;)" office:value-type="float" office:value="0" calcext:value-type="float">
            <text:p>0</text:p>
          </table:table-cell>
          <table:table-cell table:style-name="ce162" table:formula="of:=[.H46]" office:value-type="float" office:value="75" calcext:value-type="float">
            <text:p>75</text:p>
          </table:table-cell>
          <table:table-cell table:style-name="ce162" table:formula="of:=[.I46]" office:value-type="float" office:value="49" calcext:value-type="float">
            <text:p>49</text:p>
          </table:table-cell>
          <table:table-cell table:style-name="ce171" table:formula="of:=[.O46]-[.P46]" office:value-type="float" office:value="26" calcext:value-type="float">
            <text:p>+26</text:p>
          </table:table-cell>
          <table:table-cell table:style-name="ce162" table:formula="of:=1*([.I46]&gt;[.H46])" office:value-type="float" office:value="0" calcext:value-type="float">
            <text:p>0</text:p>
          </table:table-cell>
          <table:table-cell table:style-name="ce162" table:formula="of:=1*([.I46]&lt;[.H46])*NOT(([.H46]&amp;&quot;-&quot;&amp;[.I46]=&quot;0-20&quot;))" office:value-type="float" office:value="1" calcext:value-type="float">
            <text:p>1</text:p>
          </table:table-cell>
          <table:table-cell table:style-name="ce162" table:formula="of:=1*([.H46]&amp;&quot;-&quot;&amp;[.I46]=&quot;0-20&quot;)" office:value-type="float" office:value="0" calcext:value-type="float">
            <text:p>0</text:p>
          </table:table-cell>
          <table:table-cell table:style-name="ce162" table:formula="of:=[.I46]" office:value-type="float" office:value="49" calcext:value-type="float">
            <text:p>49</text:p>
          </table:table-cell>
          <table:table-cell table:style-name="ce162" table:formula="of:=[.H46]" office:value-type="float" office:value="75" calcext:value-type="float">
            <text:p>75</text:p>
          </table:table-cell>
          <table:table-cell table:style-name="ce175" table:formula="of:=[.U46]-[.V46]" office:value-type="float" office:value="-26" calcext:value-type="float">
            <text:p>-26</text:p>
          </table:table-cell>
        </table:table-row>
        <table:table-row table:style-name="ro1">
          <table:table-cell table:style-name="ce17" office:value-type="float" office:value="44" calcext:value-type="float">
            <text:p>44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H</text:p>
          </table:table-cell>
          <table:table-cell table:style-name="ce162" office:value-type="string" calcext:value-type="string">
            <text:p>H1</text:p>
          </table:table-cell>
          <table:table-cell table:style-name="ce162" office:value-type="string" calcext:value-type="string">
            <text:p>H4</text:p>
          </table:table-cell>
          <table:table-cell table:style-name="ce27" table:formula="of:=IF([.B47]=&quot;Girone&quot;;VLOOKUP([.D47];A_SQUADRE_PER_CODICE;3);&quot;ERRORE!&quot;)" office:value-type="string" office:string-value="Piranha (29)" calcext:value-type="string">
            <text:p>Piranha (29)</text:p>
          </table:table-cell>
          <table:table-cell table:style-name="ce27" table:formula="of:=IF([.B47]=&quot;Girone&quot;;VLOOKUP([.E47];A_SQUADRE_PER_CODICE;3);&quot;ERRORE!&quot;)" office:value-type="string" office:string-value="Zebre (32)" calcext:value-type="string">
            <text:p>Zebre (32)</text:p>
          </table:table-cell>
          <table:table-cell table:style-name="ce162" table:formula="of:=VLOOKUP([.A47];A_4_INPUT_DATE_E_RISULTATI_GIRONI;6;0)" office:value-type="float" office:value="86" calcext:value-type="float">
            <text:p>86</text:p>
          </table:table-cell>
          <table:table-cell table:style-name="ce162" table:formula="of:=VLOOKUP([.A47];A_4_INPUT_DATE_E_RISULTATI_GIRONI;7;0)" office:value-type="float" office:value="73" calcext:value-type="float">
            <text:p>73</text:p>
          </table:table-cell>
          <table:table-cell table:style-name="ce27" table:formula="of:=IF([.H47]&gt;[.I47];[.F47];[.G47])" office:value-type="string" office:string-value="Piranha (29)" calcext:value-type="string">
            <text:p>Piranha (29)</text:p>
          </table:table-cell>
          <table:table-cell table:style-name="ce27" table:formula="of:=IF([.H47]&lt;[.I47];[.F47];[.G47])" office:value-type="string" office:string-value="Zebre (32)" calcext:value-type="string">
            <text:p>Zebre (32)</text:p>
          </table:table-cell>
          <table:table-cell table:style-name="ce162" table:formula="of:=1*([.H47]&gt;[.I47])" office:value-type="float" office:value="1" calcext:value-type="float">
            <text:p>1</text:p>
          </table:table-cell>
          <table:table-cell table:style-name="ce168" table:formula="of:=1*([.H47]&lt;[.I47])*NOT(([.H47]&amp;&quot;-&quot;&amp;[.I47]=&quot;20-0&quot;))" office:value-type="float" office:value="0" calcext:value-type="float">
            <text:p>0</text:p>
          </table:table-cell>
          <table:table-cell table:style-name="ce168" table:formula="of:=1*([.H47]&amp;&quot;-&quot;&amp;[.I47]=&quot;20-0&quot;)" office:value-type="float" office:value="0" calcext:value-type="float">
            <text:p>0</text:p>
          </table:table-cell>
          <table:table-cell table:style-name="ce162" table:formula="of:=[.H47]" office:value-type="float" office:value="86" calcext:value-type="float">
            <text:p>86</text:p>
          </table:table-cell>
          <table:table-cell table:style-name="ce162" table:formula="of:=[.I47]" office:value-type="float" office:value="73" calcext:value-type="float">
            <text:p>73</text:p>
          </table:table-cell>
          <table:table-cell table:style-name="ce171" table:formula="of:=[.O47]-[.P47]" office:value-type="float" office:value="13" calcext:value-type="float">
            <text:p>+13</text:p>
          </table:table-cell>
          <table:table-cell table:style-name="ce162" table:formula="of:=1*([.I47]&gt;[.H47])" office:value-type="float" office:value="0" calcext:value-type="float">
            <text:p>0</text:p>
          </table:table-cell>
          <table:table-cell table:style-name="ce162" table:formula="of:=1*([.I47]&lt;[.H47])*NOT(([.H47]&amp;&quot;-&quot;&amp;[.I47]=&quot;0-20&quot;))" office:value-type="float" office:value="1" calcext:value-type="float">
            <text:p>1</text:p>
          </table:table-cell>
          <table:table-cell table:style-name="ce162" table:formula="of:=1*([.H47]&amp;&quot;-&quot;&amp;[.I47]=&quot;0-20&quot;)" office:value-type="float" office:value="0" calcext:value-type="float">
            <text:p>0</text:p>
          </table:table-cell>
          <table:table-cell table:style-name="ce162" table:formula="of:=[.I47]" office:value-type="float" office:value="73" calcext:value-type="float">
            <text:p>73</text:p>
          </table:table-cell>
          <table:table-cell table:style-name="ce162" table:formula="of:=[.H47]" office:value-type="float" office:value="86" calcext:value-type="float">
            <text:p>86</text:p>
          </table:table-cell>
          <table:table-cell table:style-name="ce175" table:formula="of:=[.U47]-[.V47]" office:value-type="float" office:value="-13" calcext:value-type="float">
            <text:p>-13</text:p>
          </table:table-cell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H</text:p>
          </table:table-cell>
          <table:table-cell table:style-name="ce162" office:value-type="string" calcext:value-type="string">
            <text:p>H2</text:p>
          </table:table-cell>
          <table:table-cell table:style-name="ce162" office:value-type="string" calcext:value-type="string">
            <text:p>H3</text:p>
          </table:table-cell>
          <table:table-cell table:style-name="ce27" table:formula="of:=IF([.B48]=&quot;Girone&quot;;VLOOKUP([.D48];A_SQUADRE_PER_CODICE;3);&quot;ERRORE!&quot;)" office:value-type="string" office:string-value="Scorpioni (30)" calcext:value-type="string">
            <text:p>Scorpioni (30)</text:p>
          </table:table-cell>
          <table:table-cell table:style-name="ce27" table:formula="of:=IF([.B48]=&quot;Girone&quot;;VLOOKUP([.E48];A_SQUADRE_PER_CODICE;3);&quot;ERRORE!&quot;)" office:value-type="string" office:string-value="Tonni (31)" calcext:value-type="string">
            <text:p>Tonni (31)</text:p>
          </table:table-cell>
          <table:table-cell table:style-name="ce162" table:formula="of:=VLOOKUP([.A48];A_4_INPUT_DATE_E_RISULTATI_GIRONI;6;0)" office:value-type="float" office:value="39" calcext:value-type="float">
            <text:p>39</text:p>
          </table:table-cell>
          <table:table-cell table:style-name="ce162" table:formula="of:=VLOOKUP([.A48];A_4_INPUT_DATE_E_RISULTATI_GIRONI;7;0)" office:value-type="float" office:value="81" calcext:value-type="float">
            <text:p>81</text:p>
          </table:table-cell>
          <table:table-cell table:style-name="ce27" table:formula="of:=IF([.H48]&gt;[.I48];[.F48];[.G48])" office:value-type="string" office:string-value="Tonni (31)" calcext:value-type="string">
            <text:p>Tonni (31)</text:p>
          </table:table-cell>
          <table:table-cell table:style-name="ce27" table:formula="of:=IF([.H48]&lt;[.I48];[.F48];[.G48])" office:value-type="string" office:string-value="Scorpioni (30)" calcext:value-type="string">
            <text:p>Scorpioni (30)</text:p>
          </table:table-cell>
          <table:table-cell table:style-name="ce162" table:formula="of:=1*([.H48]&gt;[.I48])" office:value-type="float" office:value="0" calcext:value-type="float">
            <text:p>0</text:p>
          </table:table-cell>
          <table:table-cell table:style-name="ce168" table:formula="of:=1*([.H48]&lt;[.I48])*NOT(([.H48]&amp;&quot;-&quot;&amp;[.I48]=&quot;20-0&quot;))" office:value-type="float" office:value="1" calcext:value-type="float">
            <text:p>1</text:p>
          </table:table-cell>
          <table:table-cell table:style-name="ce168" table:formula="of:=1*([.H48]&amp;&quot;-&quot;&amp;[.I48]=&quot;20-0&quot;)" office:value-type="float" office:value="0" calcext:value-type="float">
            <text:p>0</text:p>
          </table:table-cell>
          <table:table-cell table:style-name="ce162" table:formula="of:=[.H48]" office:value-type="float" office:value="39" calcext:value-type="float">
            <text:p>39</text:p>
          </table:table-cell>
          <table:table-cell table:style-name="ce162" table:formula="of:=[.I48]" office:value-type="float" office:value="81" calcext:value-type="float">
            <text:p>81</text:p>
          </table:table-cell>
          <table:table-cell table:style-name="ce171" table:formula="of:=[.O48]-[.P48]" office:value-type="float" office:value="-42" calcext:value-type="float">
            <text:p>-42</text:p>
          </table:table-cell>
          <table:table-cell table:style-name="ce162" table:formula="of:=1*([.I48]&gt;[.H48])" office:value-type="float" office:value="1" calcext:value-type="float">
            <text:p>1</text:p>
          </table:table-cell>
          <table:table-cell table:style-name="ce162" table:formula="of:=1*([.I48]&lt;[.H48])*NOT(([.H48]&amp;&quot;-&quot;&amp;[.I48]=&quot;0-20&quot;))" office:value-type="float" office:value="0" calcext:value-type="float">
            <text:p>0</text:p>
          </table:table-cell>
          <table:table-cell table:style-name="ce162" table:formula="of:=1*([.H48]&amp;&quot;-&quot;&amp;[.I48]=&quot;0-20&quot;)" office:value-type="float" office:value="0" calcext:value-type="float">
            <text:p>0</text:p>
          </table:table-cell>
          <table:table-cell table:style-name="ce162" table:formula="of:=[.I48]" office:value-type="float" office:value="81" calcext:value-type="float">
            <text:p>81</text:p>
          </table:table-cell>
          <table:table-cell table:style-name="ce162" table:formula="of:=[.H48]" office:value-type="float" office:value="39" calcext:value-type="float">
            <text:p>39</text:p>
          </table:table-cell>
          <table:table-cell table:style-name="ce175" table:formula="of:=[.U48]-[.V48]" office:value-type="float" office:value="42" calcext:value-type="float">
            <text:p>+42</text:p>
          </table:table-cell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H</text:p>
          </table:table-cell>
          <table:table-cell table:style-name="ce162" office:value-type="string" calcext:value-type="string">
            <text:p>H2</text:p>
          </table:table-cell>
          <table:table-cell table:style-name="ce162" office:value-type="string" calcext:value-type="string">
            <text:p>H4</text:p>
          </table:table-cell>
          <table:table-cell table:style-name="ce27" table:formula="of:=IF([.B49]=&quot;Girone&quot;;VLOOKUP([.D49];A_SQUADRE_PER_CODICE;3);&quot;ERRORE!&quot;)" office:value-type="string" office:string-value="Scorpioni (30)" calcext:value-type="string">
            <text:p>Scorpioni (30)</text:p>
          </table:table-cell>
          <table:table-cell table:style-name="ce27" table:formula="of:=IF([.B49]=&quot;Girone&quot;;VLOOKUP([.E49];A_SQUADRE_PER_CODICE;3);&quot;ERRORE!&quot;)" office:value-type="string" office:string-value="Zebre (32)" calcext:value-type="string">
            <text:p>Zebre (32)</text:p>
          </table:table-cell>
          <table:table-cell table:style-name="ce162" table:formula="of:=VLOOKUP([.A49];A_4_INPUT_DATE_E_RISULTATI_GIRONI;6;0)" office:value-type="float" office:value="82" calcext:value-type="float">
            <text:p>82</text:p>
          </table:table-cell>
          <table:table-cell table:style-name="ce162" table:formula="of:=VLOOKUP([.A49];A_4_INPUT_DATE_E_RISULTATI_GIRONI;7;0)" office:value-type="float" office:value="74" calcext:value-type="float">
            <text:p>74</text:p>
          </table:table-cell>
          <table:table-cell table:style-name="ce27" table:formula="of:=IF([.H49]&gt;[.I49];[.F49];[.G49])" office:value-type="string" office:string-value="Scorpioni (30)" calcext:value-type="string">
            <text:p>Scorpioni (30)</text:p>
          </table:table-cell>
          <table:table-cell table:style-name="ce27" table:formula="of:=IF([.H49]&lt;[.I49];[.F49];[.G49])" office:value-type="string" office:string-value="Zebre (32)" calcext:value-type="string">
            <text:p>Zebre (32)</text:p>
          </table:table-cell>
          <table:table-cell table:style-name="ce162" table:formula="of:=1*([.H49]&gt;[.I49])" office:value-type="float" office:value="1" calcext:value-type="float">
            <text:p>1</text:p>
          </table:table-cell>
          <table:table-cell table:style-name="ce168" table:formula="of:=1*([.H49]&lt;[.I49])*NOT(([.H49]&amp;&quot;-&quot;&amp;[.I49]=&quot;20-0&quot;))" office:value-type="float" office:value="0" calcext:value-type="float">
            <text:p>0</text:p>
          </table:table-cell>
          <table:table-cell table:style-name="ce168" table:formula="of:=1*([.H49]&amp;&quot;-&quot;&amp;[.I49]=&quot;20-0&quot;)" office:value-type="float" office:value="0" calcext:value-type="float">
            <text:p>0</text:p>
          </table:table-cell>
          <table:table-cell table:style-name="ce162" table:formula="of:=[.H49]" office:value-type="float" office:value="82" calcext:value-type="float">
            <text:p>82</text:p>
          </table:table-cell>
          <table:table-cell table:style-name="ce162" table:formula="of:=[.I49]" office:value-type="float" office:value="74" calcext:value-type="float">
            <text:p>74</text:p>
          </table:table-cell>
          <table:table-cell table:style-name="ce171" table:formula="of:=[.O49]-[.P49]" office:value-type="float" office:value="8" calcext:value-type="float">
            <text:p>+8</text:p>
          </table:table-cell>
          <table:table-cell table:style-name="ce162" table:formula="of:=1*([.I49]&gt;[.H49])" office:value-type="float" office:value="0" calcext:value-type="float">
            <text:p>0</text:p>
          </table:table-cell>
          <table:table-cell table:style-name="ce162" table:formula="of:=1*([.I49]&lt;[.H49])*NOT(([.H49]&amp;&quot;-&quot;&amp;[.I49]=&quot;0-20&quot;))" office:value-type="float" office:value="1" calcext:value-type="float">
            <text:p>1</text:p>
          </table:table-cell>
          <table:table-cell table:style-name="ce162" table:formula="of:=1*([.H49]&amp;&quot;-&quot;&amp;[.I49]=&quot;0-20&quot;)" office:value-type="float" office:value="0" calcext:value-type="float">
            <text:p>0</text:p>
          </table:table-cell>
          <table:table-cell table:style-name="ce162" table:formula="of:=[.I49]" office:value-type="float" office:value="74" calcext:value-type="float">
            <text:p>74</text:p>
          </table:table-cell>
          <table:table-cell table:style-name="ce162" table:formula="of:=[.H49]" office:value-type="float" office:value="82" calcext:value-type="float">
            <text:p>82</text:p>
          </table:table-cell>
          <table:table-cell table:style-name="ce175" table:formula="of:=[.U49]-[.V49]" office:value-type="float" office:value="-8" calcext:value-type="float">
            <text:p>-8</text:p>
          </table:table-cell>
        </table:table-row>
        <table:table-row table:style-name="ro1">
          <table:table-cell table:style-name="ce20" office:value-type="float" office:value="24" calcext:value-type="float">
            <text:p>24</text:p>
          </table:table-cell>
          <table:table-cell table:style-name="ce150" office:value-type="string" calcext:value-type="string">
            <text:p>Girone</text:p>
          </table:table-cell>
          <table:table-cell table:style-name="ce159" office:value-type="string" calcext:value-type="string">
            <text:p>H</text:p>
          </table:table-cell>
          <table:table-cell table:style-name="ce163" office:value-type="string" calcext:value-type="string">
            <text:p>H3</text:p>
          </table:table-cell>
          <table:table-cell table:style-name="ce163" office:value-type="string" calcext:value-type="string">
            <text:p>H4</text:p>
          </table:table-cell>
          <table:table-cell table:style-name="ce28" table:formula="of:=IF([.B50]=&quot;Girone&quot;;VLOOKUP([.D50];A_SQUADRE_PER_CODICE;3);&quot;ERRORE!&quot;)" office:value-type="string" office:string-value="Tonni (31)" calcext:value-type="string">
            <text:p>Tonni (31)</text:p>
          </table:table-cell>
          <table:table-cell table:style-name="ce28" table:formula="of:=IF([.B50]=&quot;Girone&quot;;VLOOKUP([.E50];A_SQUADRE_PER_CODICE;3);&quot;ERRORE!&quot;)" office:value-type="string" office:string-value="Zebre (32)" calcext:value-type="string">
            <text:p>Zebre (32)</text:p>
          </table:table-cell>
          <table:table-cell table:style-name="ce163" table:formula="of:=VLOOKUP([.A50];A_4_INPUT_DATE_E_RISULTATI_GIRONI;6;0)" office:value-type="float" office:value="55" calcext:value-type="float">
            <text:p>55</text:p>
          </table:table-cell>
          <table:table-cell table:style-name="ce163" table:formula="of:=VLOOKUP([.A50];A_4_INPUT_DATE_E_RISULTATI_GIRONI;7;0)" office:value-type="float" office:value="69" calcext:value-type="float">
            <text:p>69</text:p>
          </table:table-cell>
          <table:table-cell table:style-name="ce28" table:formula="of:=IF([.H50]&gt;[.I50];[.F50];[.G50])" office:value-type="string" office:string-value="Zebre (32)" calcext:value-type="string">
            <text:p>Zebre (32)</text:p>
          </table:table-cell>
          <table:table-cell table:style-name="ce28" table:formula="of:=IF([.H50]&lt;[.I50];[.F50];[.G50])" office:value-type="string" office:string-value="Tonni (31)" calcext:value-type="string">
            <text:p>Tonni (31)</text:p>
          </table:table-cell>
          <table:table-cell table:style-name="ce163" table:formula="of:=1*([.H50]&gt;[.I50])" office:value-type="float" office:value="0" calcext:value-type="float">
            <text:p>0</text:p>
          </table:table-cell>
          <table:table-cell table:style-name="ce169" table:formula="of:=1*([.H50]&lt;[.I50])*NOT(([.H50]&amp;&quot;-&quot;&amp;[.I50]=&quot;20-0&quot;))" office:value-type="float" office:value="1" calcext:value-type="float">
            <text:p>1</text:p>
          </table:table-cell>
          <table:table-cell table:style-name="ce169" table:formula="of:=1*([.H50]&amp;&quot;-&quot;&amp;[.I50]=&quot;20-0&quot;)" office:value-type="float" office:value="0" calcext:value-type="float">
            <text:p>0</text:p>
          </table:table-cell>
          <table:table-cell table:style-name="ce163" table:formula="of:=[.H50]" office:value-type="float" office:value="55" calcext:value-type="float">
            <text:p>55</text:p>
          </table:table-cell>
          <table:table-cell table:style-name="ce163" table:formula="of:=[.I50]" office:value-type="float" office:value="69" calcext:value-type="float">
            <text:p>69</text:p>
          </table:table-cell>
          <table:table-cell table:style-name="ce172" table:formula="of:=[.O50]-[.P50]" office:value-type="float" office:value="-14" calcext:value-type="float">
            <text:p>-14</text:p>
          </table:table-cell>
          <table:table-cell table:style-name="ce163" table:formula="of:=1*([.I50]&gt;[.H50])" office:value-type="float" office:value="1" calcext:value-type="float">
            <text:p>1</text:p>
          </table:table-cell>
          <table:table-cell table:style-name="ce163" table:formula="of:=1*([.I50]&lt;[.H50])*NOT(([.H50]&amp;&quot;-&quot;&amp;[.I50]=&quot;0-20&quot;))" office:value-type="float" office:value="0" calcext:value-type="float">
            <text:p>0</text:p>
          </table:table-cell>
          <table:table-cell table:style-name="ce163" table:formula="of:=1*([.H50]&amp;&quot;-&quot;&amp;[.I50]=&quot;0-20&quot;)" office:value-type="float" office:value="0" calcext:value-type="float">
            <text:p>0</text:p>
          </table:table-cell>
          <table:table-cell table:style-name="ce163" table:formula="of:=[.I50]" office:value-type="float" office:value="69" calcext:value-type="float">
            <text:p>69</text:p>
          </table:table-cell>
          <table:table-cell table:style-name="ce163" table:formula="of:=[.H50]" office:value-type="float" office:value="55" calcext:value-type="float">
            <text:p>55</text:p>
          </table:table-cell>
          <table:table-cell table:style-name="ce176" table:formula="of:=[.U50]-[.V50]" office:value-type="float" office:value="14" calcext:value-type="float">
            <text:p>+14</text:p>
          </table:table-cell>
        </table:table-row>
        <table:table-row table:style-name="ro1" table:number-rows-repeated="1048525">
          <table:table-cell table:number-columns-repeated="23"/>
        </table:table-row>
        <table:table-row table:style-name="ro1">
          <table:table-cell table:number-columns-repeated="23"/>
        </table:table-row>
        <calcext:conditional-formats>
          <calcext:conditional-format calcext:target-range-address="B_ELABORAZIONE.C3:B_ELABORAZIONE.C50">
            <calcext:condition calcext:apply-style-name="GIRONE_A" calcext:value="=&quot;A&quot;" calcext:base-cell-address="B_ELABORAZIONE.C3"/>
          </calcext:conditional-format>
          <calcext:conditional-format calcext:target-range-address="B_ELABORAZIONE.C3:B_ELABORAZIONE.C50">
            <calcext:condition calcext:apply-style-name="GIRONE_B" calcext:value="=&quot;B&quot;" calcext:base-cell-address="B_ELABORAZIONE.C3"/>
          </calcext:conditional-format>
          <calcext:conditional-format calcext:target-range-address="B_ELABORAZIONE.C3:B_ELABORAZIONE.C50">
            <calcext:condition calcext:apply-style-name="GIRONE_C" calcext:value="=&quot;C&quot;" calcext:base-cell-address="B_ELABORAZIONE.C3"/>
          </calcext:conditional-format>
          <calcext:conditional-format calcext:target-range-address="B_ELABORAZIONE.C3:B_ELABORAZIONE.C50">
            <calcext:condition calcext:apply-style-name="GIRONE_D" calcext:value="=&quot;D&quot;" calcext:base-cell-address="B_ELABORAZIONE.C3"/>
          </calcext:conditional-format>
          <calcext:conditional-format calcext:target-range-address="B_ELABORAZIONE.C3:B_ELABORAZIONE.C50">
            <calcext:condition calcext:apply-style-name="GIRONE_E" calcext:value="=&quot;E&quot;" calcext:base-cell-address="B_ELABORAZIONE.C3"/>
          </calcext:conditional-format>
          <calcext:conditional-format calcext:target-range-address="B_ELABORAZIONE.C3:B_ELABORAZIONE.C50">
            <calcext:condition calcext:apply-style-name="GIRONE_F" calcext:value="=&quot;F&quot;" calcext:base-cell-address="B_ELABORAZIONE.C3"/>
          </calcext:conditional-format>
          <calcext:conditional-format calcext:target-range-address="B_ELABORAZIONE.C3:B_ELABORAZIONE.C50">
            <calcext:condition calcext:apply-style-name="GIRONE_G" calcext:value="=&quot;G&quot;" calcext:base-cell-address="B_ELABORAZIONE.C3"/>
          </calcext:conditional-format>
          <calcext:conditional-format calcext:target-range-address="B_ELABORAZIONE.C3:B_ELABORAZIONE.C50">
            <calcext:condition calcext:apply-style-name="GIRONE_H" calcext:value="=&quot;H&quot;" calcext:base-cell-address="B_ELABORAZIONE.C3"/>
          </calcext:conditional-format>
        </calcext:conditional-formats>
      </table:table>
      <table:table table:name="Classifiche Gironi" table:style-name="ta1">
        <office:forms form:automatic-focus="false" form:apply-design-mode="false"/>
        <table:table-column table:style-name="co25" table:default-cell-style-name="ce386"/>
        <table:table-column table:style-name="co26" table:default-cell-style-name="ce174"/>
        <table:table-column table:style-name="co25" table:default-cell-style-name="ce174"/>
        <table:table-column table:style-name="co27" table:default-cell-style-name="ce174"/>
        <table:table-column table:style-name="co28" table:default-cell-style-name="ce174"/>
        <table:table-column table:style-name="co20" table:default-cell-style-name="ce174"/>
        <table:table-column table:style-name="co29" table:default-cell-style-name="ce174"/>
        <table:table-column table:style-name="co30" table:default-cell-style-name="ce174"/>
        <table:table-column table:style-name="co31" table:default-cell-style-name="ce174"/>
        <table:table-column table:style-name="co32" table:default-cell-style-name="ce174"/>
        <table:table-column table:style-name="co33" table:default-cell-style-name="ce174"/>
        <table:table-column table:style-name="co34" table:default-cell-style-name="ce174"/>
        <table:table-column table:style-name="co35" table:number-columns-repeated="3" table:default-cell-style-name="ce174"/>
        <table:table-column table:style-name="co36" table:number-columns-repeated="4" table:default-cell-style-name="ce174"/>
        <table:table-column table:style-name="co3" table:number-columns-repeated="45" table:default-cell-style-name="ce174"/>
        <table:table-row table:style-name="ro3">
          <table:table-cell table:style-name="ce19" office:value-type="string" calcext:value-type="string">
            <text:p>Pos</text:p>
          </table:table-cell>
          <table:table-cell table:style-name="ce98" office:value-type="string" calcext:value-type="string">
            <text:p>Girone</text:p>
          </table:table-cell>
          <table:table-cell table:style-name="ce98" office:value-type="string" calcext:value-type="string">
            <text:p>IDG</text:p>
          </table:table-cell>
          <table:table-cell table:style-name="ce98" office:value-type="string" calcext:value-type="string">
            <text:p>Squadra</text:p>
          </table:table-cell>
          <table:table-cell table:style-name="ce56" office:value-type="string" calcext:value-type="string">
            <text:p>Giocate</text:p>
          </table:table-cell>
          <table:table-cell table:style-name="ce56" office:value-type="string" calcext:value-type="string">
            <text:p>Vinte</text:p>
          </table:table-cell>
          <table:table-cell table:style-name="ce56" office:value-type="string" calcext:value-type="string">
            <text:p>Perse</text:p>
          </table:table-cell>
          <table:table-cell table:style-name="ce56" office:value-type="string" calcext:value-type="string">
            <text:p>Forfait</text:p>
          </table:table-cell>
          <table:table-cell table:style-name="ce56" office:value-type="string" calcext:value-type="string">
            <text:p>P.Class.</text:p>
          </table:table-cell>
          <table:table-cell table:style-name="ce56" office:value-type="string" calcext:value-type="string">
            <text:p>P.Gara Fatti Tot.</text:p>
          </table:table-cell>
          <table:table-cell table:style-name="ce56" office:value-type="string" calcext:value-type="string">
            <text:p>P.Gara Subiti Tot.</text:p>
          </table:table-cell>
          <table:table-cell table:style-name="ce56" office:value-type="string" calcext:value-type="string">
            <text:p>Diff.P.Gara Tot.</text:p>
          </table:table-cell>
          <table:table-cell table:style-name="ce56" office:value-type="string" calcext:value-type="string">
            <text:p>P.Gara Fatti SD1</text:p>
          </table:table-cell>
          <table:table-cell table:style-name="ce56" office:value-type="string" calcext:value-type="string">
            <text:p>P.Gara Fatti SD2</text:p>
          </table:table-cell>
          <table:table-cell table:style-name="ce56" office:value-type="string" calcext:value-type="string">
            <text:p>P.Gara Fatti SD3</text:p>
          </table:table-cell>
          <table:table-cell table:style-name="ce56" office:value-type="string" calcext:value-type="string">
            <text:p>Diff.P.Gara SD1</text:p>
          </table:table-cell>
          <table:table-cell table:style-name="ce56" office:value-type="string" calcext:value-type="string">
            <text:p>Diff.P.Gara SD2</text:p>
          </table:table-cell>
          <table:table-cell table:style-name="ce56" office:value-type="string" calcext:value-type="string">
            <text:p>Diff.P.Gara SD3</text:p>
          </table:table-cell>
          <table:table-cell table:style-name="ce19" office:value-type="string" calcext:value-type="string">
            <text:p>Coeff.</text:p>
          </table:table-cell>
          <table:table-cell table:style-name="ce257" table:number-columns-repeated="41"/>
          <table:table-cell table:number-columns-repeated="4"/>
        </table:table-row>
        <table:table-row table:style-name="ro3">
          <table:table-cell table:style-name="ce94" table:formula="of:=COUNTIF([.$S$2:.$S$5];&quot;&gt;=&quot;&amp;[.S2])" office:value-type="float" office:value="2" calcext:value-type="float">
            <text:p>2</text:p>
          </table:table-cell>
          <table:table-cell table:style-name="ce388" office:value-type="string" calcext:value-type="string">
            <text:p>A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IF(FIND([.$B2];&quot;ABCDEFGH&quot;;1)&gt;0;INDEX([$A_INSERIMENTI.D$3:$A_INSERIMENTI.I$34];MATCH(1;([$A_INSERIMENTI.H$3:$A_INSERIMENTI.H$34]=[.$B2])*([$A_INSERIMENTI.I$3:$A_INSERIMENTI.I$34]=[.$C2]);0);2)&amp;&quot; (&quot;&amp;INDEX([$A_INSERIMENTI.D$3:$A_INSERIMENTI.I$34];MATCH(1;([$A_INSERIMENTI.H$3:$A_INSERIMENTI.H$34]=[.$B2])*([$A_INSERIMENTI.I$3:$A_INSERIMENTI.I$34]=[.$C2]);0);1)&amp;&quot;)&quot;;&quot;DA SISTEMARE&quot;)" office:value-type="string" office:string-value="A1 (1)" calcext:value-type="string">
            <text:p>A1 (1)</text:p>
          </table:table-cell>
          <table:table-cell table:style-name="ce80" table:formula="of:=[.F2]+[.G2]+[.H2]" office:value-type="float" office:value="0" calcext:value-type="float">
            <text:p>0</text:p>
          </table:table-cell>
          <table:table-cell table:style-name="ce80" table:formula="of:=SUMIF([$B_ELABORAZIONE.$F$3:$B_ELABORAZIONE.$F$50];[.D2];[$B_ELABORAZIONE.$L$3:$B_ELABORAZIONE.$L$50])+SUMIF([$B_ELABORAZIONE.$G$3:$B_ELABORAZIONE.$G$50];[.D2];[$B_ELABORAZIONE.$R$3:$B_ELABORAZIONE.$R$50])" office:value-type="float" office:value="0" calcext:value-type="float">
            <text:p>0</text:p>
          </table:table-cell>
          <table:table-cell table:style-name="ce80" table:formula="of:=SUMIF([$B_ELABORAZIONE.$F$3:$B_ELABORAZIONE.$F$50];[.D2];[$B_ELABORAZIONE.$M$3:$B_ELABORAZIONE.$M$50])+SUMIF([$B_ELABORAZIONE.$G$3:$B_ELABORAZIONE.$G$50];[.D2];[$B_ELABORAZIONE.$S$3:$B_ELABORAZIONE.$S$50])" office:value-type="float" office:value="0" calcext:value-type="float">
            <text:p>0</text:p>
          </table:table-cell>
          <table:table-cell table:style-name="ce80" table:formula="of:=SUMIF([$B_ELABORAZIONE.$F$3:$B_ELABORAZIONE.$F$50];[.D2];[$B_ELABORAZIONE.$N$3:$B_ELABORAZIONE.$N$50])+SUMIF([$B_ELABORAZIONE.$G$3:$B_ELABORAZIONE.$G$50];[.D2];[$B_ELABORAZIONE.$T$3:$B_ELABORAZIONE.$T$50])" office:value-type="float" office:value="0" calcext:value-type="float">
            <text:p>0</text:p>
          </table:table-cell>
          <table:table-cell table:style-name="ce80" table:formula="of:=2*[.F2]+1*[.G2]+0*[.H2]" office:value-type="float" office:value="0" calcext:value-type="float">
            <text:p>0</text:p>
          </table:table-cell>
          <table:table-cell table:style-name="ce80" table:formula="of:=SUMIF([$B_ELABORAZIONE.$F$3:$B_ELABORAZIONE.$F$50];[.D2];[$B_ELABORAZIONE.$O$3:$B_ELABORAZIONE.$O$50])+SUMIF([$B_ELABORAZIONE.$G$3:$B_ELABORAZIONE.$G$50];[.D2];[$B_ELABORAZIONE.$U$3:$B_ELABORAZIONE.$U$50])" office:value-type="float" office:value="0" calcext:value-type="float">
            <text:p>0</text:p>
          </table:table-cell>
          <table:table-cell table:style-name="ce80" table:formula="of:=SUMIF([$B_ELABORAZIONE.$F$3:$B_ELABORAZIONE.$F$50];[.D2];[$B_ELABORAZIONE.$P$3:$B_ELABORAZIONE.$P$50])+SUMIF([$B_ELABORAZIONE.$G$3:$B_ELABORAZIONE.$G$50];[.D2];[$B_ELABORAZIONE.$V$3:$B_ELABORAZIONE.$V$50])" office:value-type="float" office:value="0" calcext:value-type="float">
            <text:p>0</text:p>
          </table:table-cell>
          <table:table-cell table:style-name="ce83" table:formula="of:=SUMIF([$B_ELABORAZIONE.$F$3:$B_ELABORAZIONE.$F$50];[.D2];[$B_ELABORAZIONE.$Q$3:$B_ELABORAZIONE.$Q$50])+SUMIF([$B_ELABORAZIONE.$G$3:$B_ELABORAZIONE.$G$50];[.D2];[$B_ELABORAZIONE.$W$3:$B_ELABORAZIONE.$W$50])" office:value-type="float" office:value="0" calcext:value-type="float">
            <text:p>+0</text:p>
          </table:table-cell>
          <table:table-cell table:style-name="ce80" table:formula="of:=IF([.I2]=[.I3];[$B_ELABORAZIONE.O3];0)" office:value-type="float" office:value="72" calcext:value-type="float">
            <text:p>72</text:p>
          </table:table-cell>
          <table:table-cell table:style-name="ce80" table:formula="of:=IF([.I2]=[.I4];[$B_ELABORAZIONE.O4];0)" office:value-type="float" office:value="90" calcext:value-type="float">
            <text:p>90</text:p>
          </table:table-cell>
          <table:table-cell table:style-name="ce80" table:formula="of:=IF([.I2]=[.I5];[$B_ELABORAZIONE.O5];0)" office:value-type="float" office:value="25" calcext:value-type="float">
            <text:p>25</text:p>
          </table:table-cell>
          <table:table-cell table:style-name="ce83" table:formula="of:=IF([.I2]=[.I3];[$B_ELABORAZIONE.Q3];0)" office:value-type="float" office:value="23" calcext:value-type="float">
            <text:p>+23</text:p>
          </table:table-cell>
          <table:table-cell table:style-name="ce83" table:formula="of:=IF([.I2]=[.I4];[$B_ELABORAZIONE.Q4];0)" office:value-type="float" office:value="68" calcext:value-type="float">
            <text:p>+68</text:p>
          </table:table-cell>
          <table:table-cell table:style-name="ce83" table:formula="of:=IF([.I2]=[.I5];[$B_ELABORAZIONE.Q5];0)" office:value-type="float" office:value="-57" calcext:value-type="float">
            <text:p>-57</text:p>
          </table:table-cell>
          <table:table-cell table:style-name="ce139" table:formula="of:=[.I2]+(500+[.P2]+[.Q2]+[.R2])*10^-3+([.M2]+[.N2]+[.O2])*10^-6+(500+[.L2])*10^-9+[.J2]*10^-12" office:value-type="float" office:value="0.5341875" calcext:value-type="float">
            <text:p>,534187500000</text:p>
          </table:table-cell>
          <table:table-cell table:number-columns-repeated="45"/>
        </table:table-row>
        <table:table-row table:style-name="ro3">
          <table:table-cell table:style-name="ce95" table:formula="of:=COUNTIF([.$S$2:.$S$5];&quot;&gt;=&quot;&amp;[.S3])" office:value-type="float" office:value="1" calcext:value-type="float">
            <text:p>1</text:p>
          </table:table-cell>
          <table:table-cell table:style-name="ce389" office:value-type="string" calcext:value-type="string">
            <text:p>A</text:p>
          </table:table-cell>
          <table:table-cell table:style-name="ce124" office:value-type="float" office:value="2" calcext:value-type="float">
            <text:p>2</text:p>
          </table:table-cell>
          <table:table-cell table:style-name="ce127" table:formula="of:=IF(FIND([.$B3];&quot;ABCDEFGH&quot;;1)&gt;0;INDEX([$A_INSERIMENTI.D$3:$A_INSERIMENTI.I$34];MATCH(1;([$A_INSERIMENTI.H$3:$A_INSERIMENTI.H$34]=[.$B3])*([$A_INSERIMENTI.I$3:$A_INSERIMENTI.I$34]=[.$C3]);0);2)&amp;&quot; (&quot;&amp;INDEX([$A_INSERIMENTI.D$3:$A_INSERIMENTI.I$34];MATCH(1;([$A_INSERIMENTI.H$3:$A_INSERIMENTI.H$34]=[.$B3])*([$A_INSERIMENTI.I$3:$A_INSERIMENTI.I$34]=[.$C3]);0);1)&amp;&quot;)&quot;;&quot;DA SISTEMARE&quot;)" office:value-type="string" office:string-value="A2 (2)" calcext:value-type="string">
            <text:p>A2 (2)</text:p>
          </table:table-cell>
          <table:table-cell table:style-name="ce81" table:formula="of:=[.F3]+[.G3]+[.H3]" office:value-type="float" office:value="0" calcext:value-type="float">
            <text:p>0</text:p>
          </table:table-cell>
          <table:table-cell table:style-name="ce81" table:formula="of:=SUMIF([$B_ELABORAZIONE.$F$3:$B_ELABORAZIONE.$F$50];[.D3];[$B_ELABORAZIONE.$L$3:$B_ELABORAZIONE.$L$50])+SUMIF([$B_ELABORAZIONE.$G$3:$B_ELABORAZIONE.$G$50];[.D3];[$B_ELABORAZIONE.$R$3:$B_ELABORAZIONE.$R$50])" office:value-type="float" office:value="0" calcext:value-type="float">
            <text:p>0</text:p>
          </table:table-cell>
          <table:table-cell table:style-name="ce81" table:formula="of:=SUMIF([$B_ELABORAZIONE.$F$3:$B_ELABORAZIONE.$F$50];[.D3];[$B_ELABORAZIONE.$M$3:$B_ELABORAZIONE.$M$50])+SUMIF([$B_ELABORAZIONE.$G$3:$B_ELABORAZIONE.$G$50];[.D3];[$B_ELABORAZIONE.$S$3:$B_ELABORAZIONE.$S$50])" office:value-type="float" office:value="0" calcext:value-type="float">
            <text:p>0</text:p>
          </table:table-cell>
          <table:table-cell table:style-name="ce81" table:formula="of:=SUMIF([$B_ELABORAZIONE.$F$3:$B_ELABORAZIONE.$F$50];[.D3];[$B_ELABORAZIONE.$N$3:$B_ELABORAZIONE.$N$50])+SUMIF([$B_ELABORAZIONE.$G$3:$B_ELABORAZIONE.$G$50];[.D3];[$B_ELABORAZIONE.$T$3:$B_ELABORAZIONE.$T$50])" office:value-type="float" office:value="0" calcext:value-type="float">
            <text:p>0</text:p>
          </table:table-cell>
          <table:table-cell table:style-name="ce81" table:formula="of:=2*[.F3]+1*[.G3]+0*[.H3]" office:value-type="float" office:value="0" calcext:value-type="float">
            <text:p>0</text:p>
          </table:table-cell>
          <table:table-cell table:style-name="ce81" table:formula="of:=SUMIF([$B_ELABORAZIONE.$F$3:$B_ELABORAZIONE.$F$50];[.D3];[$B_ELABORAZIONE.$O$3:$B_ELABORAZIONE.$O$50])+SUMIF([$B_ELABORAZIONE.$G$3:$B_ELABORAZIONE.$G$50];[.D3];[$B_ELABORAZIONE.$U$3:$B_ELABORAZIONE.$U$50])" office:value-type="float" office:value="0" calcext:value-type="float">
            <text:p>0</text:p>
          </table:table-cell>
          <table:table-cell table:style-name="ce81" table:formula="of:=SUMIF([$B_ELABORAZIONE.$F$3:$B_ELABORAZIONE.$F$50];[.D3];[$B_ELABORAZIONE.$P$3:$B_ELABORAZIONE.$P$50])+SUMIF([$B_ELABORAZIONE.$G$3:$B_ELABORAZIONE.$G$50];[.D3];[$B_ELABORAZIONE.$V$3:$B_ELABORAZIONE.$V$50])" office:value-type="float" office:value="0" calcext:value-type="float">
            <text:p>0</text:p>
          </table:table-cell>
          <table:table-cell table:style-name="ce84" table:formula="of:=SUMIF([$B_ELABORAZIONE.$F$3:$B_ELABORAZIONE.$F$50];[.D3];[$B_ELABORAZIONE.$Q$3:$B_ELABORAZIONE.$Q$50])+SUMIF([$B_ELABORAZIONE.$G$3:$B_ELABORAZIONE.$G$50];[.D3];[$B_ELABORAZIONE.$W$3:$B_ELABORAZIONE.$W$50])" office:value-type="float" office:value="0" calcext:value-type="float">
            <text:p>+0</text:p>
          </table:table-cell>
          <table:table-cell table:style-name="ce81" table:formula="of:=IF([.I3]=[.I4];[$B_ELABORAZIONE.O6];0)" office:value-type="float" office:value="93" calcext:value-type="float">
            <text:p>93</text:p>
          </table:table-cell>
          <table:table-cell table:style-name="ce81" table:formula="of:=IF([.I3]=[.I5];[$B_ELABORAZIONE.O7];0)" office:value-type="float" office:value="57" calcext:value-type="float">
            <text:p>57</text:p>
          </table:table-cell>
          <table:table-cell table:style-name="ce81" table:formula="of:=IF([.I3]=[.I2];[$B_ELABORAZIONE.U3];0)" office:value-type="float" office:value="49" calcext:value-type="float">
            <text:p>49</text:p>
          </table:table-cell>
          <table:table-cell table:style-name="ce84" table:formula="of:=IF([.F3]=[.F4];[$B_ELABORAZIONE.Q6])" office:value-type="float" office:value="63" calcext:value-type="float">
            <text:p>+63</text:p>
          </table:table-cell>
          <table:table-cell table:style-name="ce84" table:formula="of:=IF([.I3]=[.I5];[$B_ELABORAZIONE.Q7];0)" office:value-type="float" office:value="36" calcext:value-type="float">
            <text:p>+36</text:p>
          </table:table-cell>
          <table:table-cell table:style-name="ce84" table:formula="of:=IF([.I3]=[.I2];[$B_ELABORAZIONE.W3];0)" office:value-type="float" office:value="-23" calcext:value-type="float">
            <text:p>-23</text:p>
          </table:table-cell>
          <table:table-cell table:style-name="ce139" table:formula="of:=[.I3]+(500+[.P3]+[.Q3]+[.R3])*10^-3+([.M3]+[.N3]+[.O3])*10^-6+(500+[.L3])*10^-9+[.J3]*10^-12" office:value-type="float" office:value="0.5761995" calcext:value-type="float">
            <text:p>,576199500000</text:p>
          </table:table-cell>
          <table:table-cell table:number-columns-repeated="45"/>
        </table:table-row>
        <table:table-row table:style-name="ro3">
          <table:table-cell table:style-name="ce95" table:formula="of:=COUNTIF([.$S$2:.$S$5];&quot;&gt;=&quot;&amp;[.S4])" office:value-type="float" office:value="4" calcext:value-type="float">
            <text:p>4</text:p>
          </table:table-cell>
          <table:table-cell table:style-name="ce389" office:value-type="string" calcext:value-type="string">
            <text:p>A</text:p>
          </table:table-cell>
          <table:table-cell table:style-name="ce124" office:value-type="float" office:value="3" calcext:value-type="float">
            <text:p>3</text:p>
          </table:table-cell>
          <table:table-cell table:style-name="ce127" table:formula="of:=IF(FIND([.$B4];&quot;ABCDEFGH&quot;;1)&gt;0;INDEX([$A_INSERIMENTI.D$3:$A_INSERIMENTI.I$34];MATCH(1;([$A_INSERIMENTI.H$3:$A_INSERIMENTI.H$34]=[.$B4])*([$A_INSERIMENTI.I$3:$A_INSERIMENTI.I$34]=[.$C4]);0);2)&amp;&quot; (&quot;&amp;INDEX([$A_INSERIMENTI.D$3:$A_INSERIMENTI.I$34];MATCH(1;([$A_INSERIMENTI.H$3:$A_INSERIMENTI.H$34]=[.$B4])*([$A_INSERIMENTI.I$3:$A_INSERIMENTI.I$34]=[.$C4]);0);1)&amp;&quot;)&quot;;&quot;DA SISTEMARE&quot;)" office:value-type="string" office:string-value="A3 (3)" calcext:value-type="string">
            <text:p>A3 (3)</text:p>
          </table:table-cell>
          <table:table-cell table:style-name="ce81" table:formula="of:=[.F4]+[.G4]+[.H4]" office:value-type="float" office:value="0" calcext:value-type="float">
            <text:p>0</text:p>
          </table:table-cell>
          <table:table-cell table:style-name="ce81" table:formula="of:=SUMIF([$B_ELABORAZIONE.$F$3:$B_ELABORAZIONE.$F$50];[.D4];[$B_ELABORAZIONE.$L$3:$B_ELABORAZIONE.$L$50])+SUMIF([$B_ELABORAZIONE.$G$3:$B_ELABORAZIONE.$G$50];[.D4];[$B_ELABORAZIONE.$R$3:$B_ELABORAZIONE.$R$50])" office:value-type="float" office:value="0" calcext:value-type="float">
            <text:p>0</text:p>
          </table:table-cell>
          <table:table-cell table:style-name="ce81" table:formula="of:=SUMIF([$B_ELABORAZIONE.$F$3:$B_ELABORAZIONE.$F$50];[.D4];[$B_ELABORAZIONE.$M$3:$B_ELABORAZIONE.$M$50])+SUMIF([$B_ELABORAZIONE.$G$3:$B_ELABORAZIONE.$G$50];[.D4];[$B_ELABORAZIONE.$S$3:$B_ELABORAZIONE.$S$50])" office:value-type="float" office:value="0" calcext:value-type="float">
            <text:p>0</text:p>
          </table:table-cell>
          <table:table-cell table:style-name="ce81" table:formula="of:=SUMIF([$B_ELABORAZIONE.$F$3:$B_ELABORAZIONE.$F$50];[.D4];[$B_ELABORAZIONE.$N$3:$B_ELABORAZIONE.$N$50])+SUMIF([$B_ELABORAZIONE.$G$3:$B_ELABORAZIONE.$G$50];[.D4];[$B_ELABORAZIONE.$T$3:$B_ELABORAZIONE.$T$50])" office:value-type="float" office:value="0" calcext:value-type="float">
            <text:p>0</text:p>
          </table:table-cell>
          <table:table-cell table:style-name="ce81" table:formula="of:=2*[.F4]+1*[.G4]+0*[.H4]" office:value-type="float" office:value="0" calcext:value-type="float">
            <text:p>0</text:p>
          </table:table-cell>
          <table:table-cell table:style-name="ce81" table:formula="of:=SUMIF([$B_ELABORAZIONE.$F$3:$B_ELABORAZIONE.$F$50];[.D4];[$B_ELABORAZIONE.$O$3:$B_ELABORAZIONE.$O$50])+SUMIF([$B_ELABORAZIONE.$G$3:$B_ELABORAZIONE.$G$50];[.D4];[$B_ELABORAZIONE.$U$3:$B_ELABORAZIONE.$U$50])" office:value-type="float" office:value="0" calcext:value-type="float">
            <text:p>0</text:p>
          </table:table-cell>
          <table:table-cell table:style-name="ce81" table:formula="of:=SUMIF([$B_ELABORAZIONE.$F$3:$B_ELABORAZIONE.$F$50];[.D4];[$B_ELABORAZIONE.$P$3:$B_ELABORAZIONE.$P$50])+SUMIF([$B_ELABORAZIONE.$G$3:$B_ELABORAZIONE.$G$50];[.D4];[$B_ELABORAZIONE.$V$3:$B_ELABORAZIONE.$V$50])" office:value-type="float" office:value="0" calcext:value-type="float">
            <text:p>0</text:p>
          </table:table-cell>
          <table:table-cell table:style-name="ce84" table:formula="of:=SUMIF([$B_ELABORAZIONE.$F$3:$B_ELABORAZIONE.$F$50];[.D4];[$B_ELABORAZIONE.$Q$3:$B_ELABORAZIONE.$Q$50])+SUMIF([$B_ELABORAZIONE.$G$3:$B_ELABORAZIONE.$G$50];[.D4];[$B_ELABORAZIONE.$W$3:$B_ELABORAZIONE.$W$50])" office:value-type="float" office:value="0" calcext:value-type="float">
            <text:p>+0</text:p>
          </table:table-cell>
          <table:table-cell table:style-name="ce81" table:formula="of:=IF([.I4]=[.I5];[$B_ELABORAZIONE.O8];0)" office:value-type="float" office:value="79" calcext:value-type="float">
            <text:p>79</text:p>
          </table:table-cell>
          <table:table-cell table:style-name="ce81" table:formula="of:=IF([.I4]=[.I2];[$B_ELABORAZIONE.U4];0)" office:value-type="float" office:value="22" calcext:value-type="float">
            <text:p>22</text:p>
          </table:table-cell>
          <table:table-cell table:style-name="ce81" table:formula="of:=IF([.I4]=[.I3];[$B_ELABORAZIONE.U6];0)" office:value-type="float" office:value="30" calcext:value-type="float">
            <text:p>30</text:p>
          </table:table-cell>
          <table:table-cell table:style-name="ce84" table:formula="of:=IF([.I4]=[.I5];[$B_ELABORAZIONE.Q8];0)" office:value-type="float" office:value="31" calcext:value-type="float">
            <text:p>+31</text:p>
          </table:table-cell>
          <table:table-cell table:style-name="ce84" table:formula="of:=IF([.D4]=[.D2];[$B_ELABORAZIONE.W4];0)" office:value-type="float" office:value="0" calcext:value-type="float">
            <text:p>+0</text:p>
          </table:table-cell>
          <table:table-cell table:style-name="ce84" table:formula="of:=IF([.I4]=[.I3];[$B_ELABORAZIONE.W6];0)" office:value-type="float" office:value="-63" calcext:value-type="float">
            <text:p>-63</text:p>
          </table:table-cell>
          <table:table-cell table:style-name="ce139" table:formula="of:=[.I4]+(500+[.P4]+[.Q4]+[.R4])*10^-3+([.M4]+[.N4]+[.O4])*10^-6+(500+[.L4])*10^-9+[.J4]*10^-12" office:value-type="float" office:value="0.4681315" calcext:value-type="float">
            <text:p>,468131500000</text:p>
          </table:table-cell>
          <table:table-cell table:number-columns-repeated="45"/>
        </table:table-row>
        <table:table-row table:style-name="ro3">
          <table:table-cell table:style-name="ce96" table:formula="of:=COUNTIF([.$S$2:.$S$5];&quot;&gt;=&quot;&amp;[.S5])" office:value-type="float" office:value="3" calcext:value-type="float">
            <text:p>3</text:p>
          </table:table-cell>
          <table:table-cell table:style-name="ce390" office:value-type="string" calcext:value-type="string">
            <text:p>A</text:p>
          </table:table-cell>
          <table:table-cell table:style-name="ce125" office:value-type="float" office:value="4" calcext:value-type="float">
            <text:p>4</text:p>
          </table:table-cell>
          <table:table-cell table:style-name="ce128" table:formula="of:=IF(FIND([.$B5];&quot;ABCDEFGH&quot;;1)&gt;0;INDEX([$A_INSERIMENTI.D$3:$A_INSERIMENTI.I$34];MATCH(1;([$A_INSERIMENTI.H$3:$A_INSERIMENTI.H$34]=[.$B5])*([$A_INSERIMENTI.I$3:$A_INSERIMENTI.I$34]=[.$C5]);0);2)&amp;&quot; (&quot;&amp;INDEX([$A_INSERIMENTI.D$3:$A_INSERIMENTI.I$34];MATCH(1;([$A_INSERIMENTI.H$3:$A_INSERIMENTI.H$34]=[.$B5])*([$A_INSERIMENTI.I$3:$A_INSERIMENTI.I$34]=[.$C5]);0);1)&amp;&quot;)&quot;;&quot;DA SISTEMARE&quot;)" office:value-type="string" office:string-value="A4 (4)" calcext:value-type="string">
            <text:p>A4 (4)</text:p>
          </table:table-cell>
          <table:table-cell table:style-name="ce82" table:formula="of:=[.F5]+[.G5]+[.H5]" office:value-type="float" office:value="0" calcext:value-type="float">
            <text:p>0</text:p>
          </table:table-cell>
          <table:table-cell table:style-name="ce82" table:formula="of:=SUMIF([$B_ELABORAZIONE.$F$3:$B_ELABORAZIONE.$F$50];[.D5];[$B_ELABORAZIONE.$L$3:$B_ELABORAZIONE.$L$50])+SUMIF([$B_ELABORAZIONE.$G$3:$B_ELABORAZIONE.$G$50];[.D5];[$B_ELABORAZIONE.$R$3:$B_ELABORAZIONE.$R$50])" office:value-type="float" office:value="0" calcext:value-type="float">
            <text:p>0</text:p>
          </table:table-cell>
          <table:table-cell table:style-name="ce82" table:formula="of:=SUMIF([$B_ELABORAZIONE.$F$3:$B_ELABORAZIONE.$F$50];[.D5];[$B_ELABORAZIONE.$M$3:$B_ELABORAZIONE.$M$50])+SUMIF([$B_ELABORAZIONE.$G$3:$B_ELABORAZIONE.$G$50];[.D5];[$B_ELABORAZIONE.$S$3:$B_ELABORAZIONE.$S$50])" office:value-type="float" office:value="0" calcext:value-type="float">
            <text:p>0</text:p>
          </table:table-cell>
          <table:table-cell table:style-name="ce82" table:formula="of:=SUMIF([$B_ELABORAZIONE.$F$3:$B_ELABORAZIONE.$F$50];[.D5];[$B_ELABORAZIONE.$N$3:$B_ELABORAZIONE.$N$50])+SUMIF([$B_ELABORAZIONE.$G$3:$B_ELABORAZIONE.$G$50];[.D5];[$B_ELABORAZIONE.$T$3:$B_ELABORAZIONE.$T$50])" office:value-type="float" office:value="0" calcext:value-type="float">
            <text:p>0</text:p>
          </table:table-cell>
          <table:table-cell table:style-name="ce82" table:formula="of:=2*[.F5]+1*[.G5]+0*[.H5]" office:value-type="float" office:value="0" calcext:value-type="float">
            <text:p>0</text:p>
          </table:table-cell>
          <table:table-cell table:style-name="ce82" table:formula="of:=SUMIF([$B_ELABORAZIONE.$F$3:$B_ELABORAZIONE.$F$50];[.D5];[$B_ELABORAZIONE.$O$3:$B_ELABORAZIONE.$O$50])+SUMIF([$B_ELABORAZIONE.$G$3:$B_ELABORAZIONE.$G$50];[.D5];[$B_ELABORAZIONE.$U$3:$B_ELABORAZIONE.$U$50])" office:value-type="float" office:value="0" calcext:value-type="float">
            <text:p>0</text:p>
          </table:table-cell>
          <table:table-cell table:style-name="ce82" table:formula="of:=SUMIF([$B_ELABORAZIONE.$F$3:$B_ELABORAZIONE.$F$50];[.D5];[$B_ELABORAZIONE.$P$3:$B_ELABORAZIONE.$P$50])+SUMIF([$B_ELABORAZIONE.$G$3:$B_ELABORAZIONE.$G$50];[.D5];[$B_ELABORAZIONE.$V$3:$B_ELABORAZIONE.$V$50])" office:value-type="float" office:value="0" calcext:value-type="float">
            <text:p>0</text:p>
          </table:table-cell>
          <table:table-cell table:style-name="ce85" table:formula="of:=SUMIF([$B_ELABORAZIONE.$F$3:$B_ELABORAZIONE.$F$50];[.D5];[$B_ELABORAZIONE.$Q$3:$B_ELABORAZIONE.$Q$50])+SUMIF([$B_ELABORAZIONE.$G$3:$B_ELABORAZIONE.$G$50];[.D5];[$B_ELABORAZIONE.$W$3:$B_ELABORAZIONE.$W$50])" office:value-type="float" office:value="0" calcext:value-type="float">
            <text:p>+0</text:p>
          </table:table-cell>
          <table:table-cell table:style-name="ce82" table:formula="of:=IF([.I5]=[.I2];[$B_ELABORAZIONE.U5];0)" office:value-type="float" office:value="82" calcext:value-type="float">
            <text:p>82</text:p>
          </table:table-cell>
          <table:table-cell table:style-name="ce82" table:formula="of:=IF([.I5]=[.I3];[$B_ELABORAZIONE.U7];0)" office:value-type="float" office:value="21" calcext:value-type="float">
            <text:p>21</text:p>
          </table:table-cell>
          <table:table-cell table:style-name="ce82" table:formula="of:=IF([.I5]=[.I4];[$B_ELABORAZIONE.U8];0)" office:value-type="float" office:value="48" calcext:value-type="float">
            <text:p>48</text:p>
          </table:table-cell>
          <table:table-cell table:style-name="ce85" table:formula="of:=IF([.I5]=[.I2];[$B_ELABORAZIONE.W5];0)" office:value-type="float" office:value="57" calcext:value-type="float">
            <text:p>+57</text:p>
          </table:table-cell>
          <table:table-cell table:style-name="ce85" table:formula="of:=IF([.I5]=[.I2];[$B_ELABORAZIONE.W7];0)" office:value-type="float" office:value="-36" calcext:value-type="float">
            <text:p>-36</text:p>
          </table:table-cell>
          <table:table-cell table:style-name="ce85" table:formula="of:=IF([.I5]=[.I4];[$B_ELABORAZIONE.W8];0)" office:value-type="float" office:value="-31" calcext:value-type="float">
            <text:p>-31</text:p>
          </table:table-cell>
          <table:table-cell table:style-name="ce139" table:formula="of:=[.I5]+(500+[.P5]+[.Q5]+[.R5])*10^-3+([.M5]+[.N5]+[.O5])*10^-6+(500+[.L5])*10^-9+[.J5]*10^-12" office:value-type="float" office:value="0.4901515" calcext:value-type="float">
            <text:p>,490151500000</text:p>
          </table:table-cell>
          <table:table-cell table:number-columns-repeated="45"/>
        </table:table-row>
        <table:table-row table:style-name="ro4">
          <table:table-cell table:number-columns-repeated="64"/>
        </table:table-row>
        <table:table-row table:style-name="ro3">
          <table:table-cell table:style-name="ce19" office:value-type="string" calcext:value-type="string">
            <text:p>Pos</text:p>
          </table:table-cell>
          <table:table-cell table:style-name="ce98" office:value-type="string" calcext:value-type="string">
            <text:p>Girone</text:p>
          </table:table-cell>
          <table:table-cell table:style-name="ce98" office:value-type="string" calcext:value-type="string">
            <text:p>IDG</text:p>
          </table:table-cell>
          <table:table-cell table:style-name="ce98" office:value-type="string" calcext:value-type="string">
            <text:p>Squadra</text:p>
          </table:table-cell>
          <table:table-cell table:style-name="ce56" office:value-type="string" calcext:value-type="string">
            <text:p>Giocate</text:p>
          </table:table-cell>
          <table:table-cell table:style-name="ce56" office:value-type="string" calcext:value-type="string">
            <text:p>Vinte</text:p>
          </table:table-cell>
          <table:table-cell table:style-name="ce56" office:value-type="string" calcext:value-type="string">
            <text:p>Perse</text:p>
          </table:table-cell>
          <table:table-cell table:style-name="ce56" office:value-type="string" calcext:value-type="string">
            <text:p>Forfait</text:p>
          </table:table-cell>
          <table:table-cell table:style-name="ce56" office:value-type="string" calcext:value-type="string">
            <text:p>P.Class.</text:p>
          </table:table-cell>
          <table:table-cell table:style-name="ce56" office:value-type="string" calcext:value-type="string">
            <text:p>P.Gara Fatti</text:p>
          </table:table-cell>
          <table:table-cell table:style-name="ce56" office:value-type="string" calcext:value-type="string">
            <text:p>P.Gara Subiti</text:p>
          </table:table-cell>
          <table:table-cell table:style-name="ce56" office:value-type="string" calcext:value-type="string">
            <text:p>Diff.P.Gara</text:p>
          </table:table-cell>
          <table:table-cell table:style-name="ce56" office:value-type="string" calcext:value-type="string">
            <text:p>P.Gara Fatti SD1</text:p>
          </table:table-cell>
          <table:table-cell table:style-name="ce56" office:value-type="string" calcext:value-type="string">
            <text:p>P.Gara Fatti SD2</text:p>
          </table:table-cell>
          <table:table-cell table:style-name="ce56" office:value-type="string" calcext:value-type="string">
            <text:p>P.Gara Fatti SD3</text:p>
          </table:table-cell>
          <table:table-cell table:style-name="ce56" office:value-type="string" calcext:value-type="string">
            <text:p>Diff.P.Gara SD1</text:p>
          </table:table-cell>
          <table:table-cell table:style-name="ce56" office:value-type="string" calcext:value-type="string">
            <text:p>Diff.P.Gara SD2</text:p>
          </table:table-cell>
          <table:table-cell table:style-name="ce56" office:value-type="string" calcext:value-type="string">
            <text:p>Diff.P.Gara SD3</text:p>
          </table:table-cell>
          <table:table-cell table:style-name="ce19" office:value-type="string" calcext:value-type="string">
            <text:p>Coeff.</text:p>
          </table:table-cell>
          <table:table-cell table:style-name="ce257" table:number-columns-repeated="41"/>
          <table:table-cell table:number-columns-repeated="4"/>
        </table:table-row>
        <table:table-row table:style-name="ro3">
          <table:table-cell table:style-name="ce94" table:formula="of:=COUNTIF([.$S$8:.$S$11];&quot;&gt;=&quot;&amp;[.S8])" office:value-type="float" office:value="4" calcext:value-type="float">
            <text:p>4</text:p>
          </table:table-cell>
          <table:table-cell table:style-name="ce391" office:value-type="string" calcext:value-type="string">
            <text:p>B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IF(FIND([.$B8];&quot;ABCDEFGH&quot;;1)&gt;0;INDEX([$A_INSERIMENTI.D$3:$A_INSERIMENTI.I$34];MATCH(1;([$A_INSERIMENTI.H$3:$A_INSERIMENTI.H$34]=[.$B8])*([$A_INSERIMENTI.I$3:$A_INSERIMENTI.I$34]=[.$C8]);0);2)&amp;&quot; (&quot;&amp;INDEX([$A_INSERIMENTI.D$3:$A_INSERIMENTI.I$34];MATCH(1;([$A_INSERIMENTI.H$3:$A_INSERIMENTI.H$34]=[.$B8])*([$A_INSERIMENTI.I$3:$A_INSERIMENTI.I$34]=[.$C8]);0);1)&amp;&quot;)&quot;;&quot;DA SISTEMARE&quot;)" office:value-type="string" office:string-value="B1 (5)" calcext:value-type="string">
            <text:p>B1 (5)</text:p>
          </table:table-cell>
          <table:table-cell table:style-name="ce80" table:formula="of:=[.F8]+[.G8]+[.H8]" office:value-type="float" office:value="0" calcext:value-type="float">
            <text:p>0</text:p>
          </table:table-cell>
          <table:table-cell table:style-name="ce80" table:formula="of:=SUMIF([$B_ELABORAZIONE.$F$3:$B_ELABORAZIONE.$F$50];[.D8];[$B_ELABORAZIONE.$L$3:$B_ELABORAZIONE.$L$50])+SUMIF([$B_ELABORAZIONE.$G$3:$B_ELABORAZIONE.$G$50];[.D8];[$B_ELABORAZIONE.$R$3:$B_ELABORAZIONE.$R$50])" office:value-type="float" office:value="0" calcext:value-type="float">
            <text:p>0</text:p>
          </table:table-cell>
          <table:table-cell table:style-name="ce80" table:formula="of:=SUMIF([$B_ELABORAZIONE.$F$3:$B_ELABORAZIONE.$F$50];[.D8];[$B_ELABORAZIONE.$M$3:$B_ELABORAZIONE.$M$50])+SUMIF([$B_ELABORAZIONE.$G$3:$B_ELABORAZIONE.$G$50];[.D8];[$B_ELABORAZIONE.$S$3:$B_ELABORAZIONE.$S$50])" office:value-type="float" office:value="0" calcext:value-type="float">
            <text:p>0</text:p>
          </table:table-cell>
          <table:table-cell table:style-name="ce80" table:formula="of:=SUMIF([$B_ELABORAZIONE.$F$3:$B_ELABORAZIONE.$F$50];[.D8];[$B_ELABORAZIONE.$N$3:$B_ELABORAZIONE.$N$50])+SUMIF([$B_ELABORAZIONE.$G$3:$B_ELABORAZIONE.$G$50];[.D8];[$B_ELABORAZIONE.$T$3:$B_ELABORAZIONE.$T$50])" office:value-type="float" office:value="0" calcext:value-type="float">
            <text:p>0</text:p>
          </table:table-cell>
          <table:table-cell table:style-name="ce80" table:formula="of:=2*[.F8]+1*[.G8]+0*[.H8]" office:value-type="float" office:value="0" calcext:value-type="float">
            <text:p>0</text:p>
          </table:table-cell>
          <table:table-cell table:style-name="ce80" table:formula="of:=SUMIF([$B_ELABORAZIONE.$F$3:$B_ELABORAZIONE.$F$50];[.D8];[$B_ELABORAZIONE.$O$3:$B_ELABORAZIONE.$O$50])+SUMIF([$B_ELABORAZIONE.$G$3:$B_ELABORAZIONE.$G$50];[.D8];[$B_ELABORAZIONE.$U$3:$B_ELABORAZIONE.$U$50])" office:value-type="float" office:value="0" calcext:value-type="float">
            <text:p>0</text:p>
          </table:table-cell>
          <table:table-cell table:style-name="ce80" table:formula="of:=SUMIF([$B_ELABORAZIONE.$F$3:$B_ELABORAZIONE.$F$50];[.D8];[$B_ELABORAZIONE.$P$3:$B_ELABORAZIONE.$P$50])+SUMIF([$B_ELABORAZIONE.$G$3:$B_ELABORAZIONE.$G$50];[.D8];[$B_ELABORAZIONE.$V$3:$B_ELABORAZIONE.$V$50])" office:value-type="float" office:value="0" calcext:value-type="float">
            <text:p>0</text:p>
          </table:table-cell>
          <table:table-cell table:style-name="ce83" table:formula="of:=SUMIF([$B_ELABORAZIONE.$F$3:$B_ELABORAZIONE.$F$50];[.D8];[$B_ELABORAZIONE.$Q$3:$B_ELABORAZIONE.$Q$50])+SUMIF([$B_ELABORAZIONE.$G$3:$B_ELABORAZIONE.$G$50];[.D8];[$B_ELABORAZIONE.$W$3:$B_ELABORAZIONE.$W$50])" office:value-type="float" office:value="0" calcext:value-type="float">
            <text:p>+0</text:p>
          </table:table-cell>
          <table:table-cell table:style-name="ce80" table:formula="of:=IF([.I8]=[.I9];[$B_ELABORAZIONE.O9];0)" office:value-type="float" office:value="51" calcext:value-type="float">
            <text:p>51</text:p>
          </table:table-cell>
          <table:table-cell table:style-name="ce80" table:formula="of:=IF([.I8]=[.I10];[$B_ELABORAZIONE.O10];0)" office:value-type="float" office:value="47" calcext:value-type="float">
            <text:p>47</text:p>
          </table:table-cell>
          <table:table-cell table:style-name="ce80" table:formula="of:=IF([.I8]=[.I11];[$B_ELABORAZIONE.O11];0)" office:value-type="float" office:value="76" calcext:value-type="float">
            <text:p>76</text:p>
          </table:table-cell>
          <table:table-cell table:style-name="ce83" table:formula="of:=IF([.I8]=[.I9];[$B_ELABORAZIONE.Q9];0)" office:value-type="float" office:value="-16" calcext:value-type="float">
            <text:p>-16</text:p>
          </table:table-cell>
          <table:table-cell table:style-name="ce83" table:formula="of:=IF([.I8]=[.I10];[$B_ELABORAZIONE.Q10];0)" office:value-type="float" office:value="-9" calcext:value-type="float">
            <text:p>-9</text:p>
          </table:table-cell>
          <table:table-cell table:style-name="ce83" table:formula="of:=IF([.I8]=[.I11];[$B_ELABORAZIONE.Q11];0)" office:value-type="float" office:value="-18" calcext:value-type="float">
            <text:p>-18</text:p>
          </table:table-cell>
          <table:table-cell table:style-name="ce139" table:formula="of:=[.I8]+(500+[.P8]+[.Q8]+[.R8])*10^-3+([.M8]+[.N8]+[.O8])*10^-6+(500+[.L8])*10^-9+[.J8]*10^-12" office:value-type="float" office:value="0.4571745" calcext:value-type="float">
            <text:p>,457174500000</text:p>
          </table:table-cell>
          <table:table-cell table:number-columns-repeated="45"/>
        </table:table-row>
        <table:table-row table:style-name="ro3">
          <table:table-cell table:style-name="ce95" table:formula="of:=COUNTIF([.$S$8:.$S$11];&quot;&gt;=&quot;&amp;[.S9])" office:value-type="float" office:value="3" calcext:value-type="float">
            <text:p>3</text:p>
          </table:table-cell>
          <table:table-cell table:style-name="ce392" office:value-type="string" calcext:value-type="string">
            <text:p>B</text:p>
          </table:table-cell>
          <table:table-cell table:style-name="ce124" office:value-type="float" office:value="2" calcext:value-type="float">
            <text:p>2</text:p>
          </table:table-cell>
          <table:table-cell table:style-name="ce127" table:formula="of:=IF(FIND([.$B9];&quot;ABCDEFGH&quot;;1)&gt;0;INDEX([$A_INSERIMENTI.D$3:$A_INSERIMENTI.I$34];MATCH(1;([$A_INSERIMENTI.H$3:$A_INSERIMENTI.H$34]=[.$B9])*([$A_INSERIMENTI.I$3:$A_INSERIMENTI.I$34]=[.$C9]);0);2)&amp;&quot; (&quot;&amp;INDEX([$A_INSERIMENTI.D$3:$A_INSERIMENTI.I$34];MATCH(1;([$A_INSERIMENTI.H$3:$A_INSERIMENTI.H$34]=[.$B9])*([$A_INSERIMENTI.I$3:$A_INSERIMENTI.I$34]=[.$C9]);0);1)&amp;&quot;)&quot;;&quot;DA SISTEMARE&quot;)" office:value-type="string" office:string-value="B2 (6)" calcext:value-type="string">
            <text:p>B2 (6)</text:p>
          </table:table-cell>
          <table:table-cell table:style-name="ce81" table:formula="of:=[.F9]+[.G9]+[.H9]" office:value-type="float" office:value="0" calcext:value-type="float">
            <text:p>0</text:p>
          </table:table-cell>
          <table:table-cell table:style-name="ce81" table:formula="of:=SUMIF([$B_ELABORAZIONE.$F$3:$B_ELABORAZIONE.$F$50];[.D9];[$B_ELABORAZIONE.$L$3:$B_ELABORAZIONE.$L$50])+SUMIF([$B_ELABORAZIONE.$G$3:$B_ELABORAZIONE.$G$50];[.D9];[$B_ELABORAZIONE.$R$3:$B_ELABORAZIONE.$R$50])" office:value-type="float" office:value="0" calcext:value-type="float">
            <text:p>0</text:p>
          </table:table-cell>
          <table:table-cell table:style-name="ce81" table:formula="of:=SUMIF([$B_ELABORAZIONE.$F$3:$B_ELABORAZIONE.$F$50];[.D9];[$B_ELABORAZIONE.$M$3:$B_ELABORAZIONE.$M$50])+SUMIF([$B_ELABORAZIONE.$G$3:$B_ELABORAZIONE.$G$50];[.D9];[$B_ELABORAZIONE.$S$3:$B_ELABORAZIONE.$S$50])" office:value-type="float" office:value="0" calcext:value-type="float">
            <text:p>0</text:p>
          </table:table-cell>
          <table:table-cell table:style-name="ce81" table:formula="of:=SUMIF([$B_ELABORAZIONE.$F$3:$B_ELABORAZIONE.$F$50];[.D9];[$B_ELABORAZIONE.$N$3:$B_ELABORAZIONE.$N$50])+SUMIF([$B_ELABORAZIONE.$G$3:$B_ELABORAZIONE.$G$50];[.D9];[$B_ELABORAZIONE.$T$3:$B_ELABORAZIONE.$T$50])" office:value-type="float" office:value="0" calcext:value-type="float">
            <text:p>0</text:p>
          </table:table-cell>
          <table:table-cell table:style-name="ce81" table:formula="of:=2*[.F9]+1*[.G9]+0*[.H9]" office:value-type="float" office:value="0" calcext:value-type="float">
            <text:p>0</text:p>
          </table:table-cell>
          <table:table-cell table:style-name="ce81" table:formula="of:=SUMIF([$B_ELABORAZIONE.$F$3:$B_ELABORAZIONE.$F$50];[.D9];[$B_ELABORAZIONE.$O$3:$B_ELABORAZIONE.$O$50])+SUMIF([$B_ELABORAZIONE.$G$3:$B_ELABORAZIONE.$G$50];[.D9];[$B_ELABORAZIONE.$U$3:$B_ELABORAZIONE.$U$50])" office:value-type="float" office:value="0" calcext:value-type="float">
            <text:p>0</text:p>
          </table:table-cell>
          <table:table-cell table:style-name="ce81" table:formula="of:=SUMIF([$B_ELABORAZIONE.$F$3:$B_ELABORAZIONE.$F$50];[.D9];[$B_ELABORAZIONE.$P$3:$B_ELABORAZIONE.$P$50])+SUMIF([$B_ELABORAZIONE.$G$3:$B_ELABORAZIONE.$G$50];[.D9];[$B_ELABORAZIONE.$V$3:$B_ELABORAZIONE.$V$50])" office:value-type="float" office:value="0" calcext:value-type="float">
            <text:p>0</text:p>
          </table:table-cell>
          <table:table-cell table:style-name="ce84" table:formula="of:=SUMIF([$B_ELABORAZIONE.$F$3:$B_ELABORAZIONE.$F$50];[.D9];[$B_ELABORAZIONE.$Q$3:$B_ELABORAZIONE.$Q$50])+SUMIF([$B_ELABORAZIONE.$G$3:$B_ELABORAZIONE.$G$50];[.D9];[$B_ELABORAZIONE.$W$3:$B_ELABORAZIONE.$W$50])" office:value-type="float" office:value="0" calcext:value-type="float">
            <text:p>+0</text:p>
          </table:table-cell>
          <table:table-cell table:style-name="ce81" table:formula="of:=IF([.I9]=[.I10];[$B_ELABORAZIONE.O12];0)" office:value-type="float" office:value="72" calcext:value-type="float">
            <text:p>72</text:p>
          </table:table-cell>
          <table:table-cell table:style-name="ce81" table:formula="of:=IF([.I9]=[.I11];[$B_ELABORAZIONE.O13];0)" office:value-type="float" office:value="45" calcext:value-type="float">
            <text:p>45</text:p>
          </table:table-cell>
          <table:table-cell table:style-name="ce81" table:formula="of:=IF([.I9]=[.I8];[$B_ELABORAZIONE.U9];0)" office:value-type="float" office:value="67" calcext:value-type="float">
            <text:p>67</text:p>
          </table:table-cell>
          <table:table-cell table:style-name="ce84" table:formula="of:=IF([.F9]=[.F10];[$B_ELABORAZIONE.Q12])" office:value-type="float" office:value="-25" calcext:value-type="float">
            <text:p>-25</text:p>
          </table:table-cell>
          <table:table-cell table:style-name="ce84" table:formula="of:=IF([.I9]=[.I11];[$B_ELABORAZIONE.Q13];0)" office:value-type="float" office:value="-23" calcext:value-type="float">
            <text:p>-23</text:p>
          </table:table-cell>
          <table:table-cell table:style-name="ce84" table:formula="of:=IF([.I9]=[.I8];[$B_ELABORAZIONE.W9];0)" office:value-type="float" office:value="16" calcext:value-type="float">
            <text:p>+16</text:p>
          </table:table-cell>
          <table:table-cell table:style-name="ce140" table:formula="of:=[.I9]+(500+[.P9]+[.Q9]+[.R9])*10^-3+([.M9]+[.N9]+[.O9])*10^-6+(500+[.L9])*10^-9+[.J9]*10^-12" office:value-type="float" office:value="0.4681845" calcext:value-type="float">
            <text:p>,468184500000</text:p>
          </table:table-cell>
          <table:table-cell table:number-columns-repeated="45"/>
        </table:table-row>
        <table:table-row table:style-name="ro3">
          <table:table-cell table:style-name="ce95" table:formula="of:=COUNTIF([.$S$8:.$S$11];&quot;&gt;=&quot;&amp;[.S10])" office:value-type="float" office:value="1" calcext:value-type="float">
            <text:p>1</text:p>
          </table:table-cell>
          <table:table-cell table:style-name="ce392" office:value-type="string" calcext:value-type="string">
            <text:p>B</text:p>
          </table:table-cell>
          <table:table-cell table:style-name="ce124" office:value-type="float" office:value="3" calcext:value-type="float">
            <text:p>3</text:p>
          </table:table-cell>
          <table:table-cell table:style-name="ce127" table:formula="of:=IF(FIND([.$B10];&quot;ABCDEFGH&quot;;1)&gt;0;INDEX([$A_INSERIMENTI.D$3:$A_INSERIMENTI.I$34];MATCH(1;([$A_INSERIMENTI.H$3:$A_INSERIMENTI.H$34]=[.$B10])*([$A_INSERIMENTI.I$3:$A_INSERIMENTI.I$34]=[.$C10]);0);2)&amp;&quot; (&quot;&amp;INDEX([$A_INSERIMENTI.D$3:$A_INSERIMENTI.I$34];MATCH(1;([$A_INSERIMENTI.H$3:$A_INSERIMENTI.H$34]=[.$B10])*([$A_INSERIMENTI.I$3:$A_INSERIMENTI.I$34]=[.$C10]);0);1)&amp;&quot;)&quot;;&quot;DA SISTEMARE&quot;)" office:value-type="string" office:string-value="B3 (7)" calcext:value-type="string">
            <text:p>B3 (7)</text:p>
          </table:table-cell>
          <table:table-cell table:style-name="ce81" table:formula="of:=[.F10]+[.G10]+[.H10]" office:value-type="float" office:value="0" calcext:value-type="float">
            <text:p>0</text:p>
          </table:table-cell>
          <table:table-cell table:style-name="ce81" table:formula="of:=SUMIF([$B_ELABORAZIONE.$F$3:$B_ELABORAZIONE.$F$50];[.D10];[$B_ELABORAZIONE.$L$3:$B_ELABORAZIONE.$L$50])+SUMIF([$B_ELABORAZIONE.$G$3:$B_ELABORAZIONE.$G$50];[.D10];[$B_ELABORAZIONE.$R$3:$B_ELABORAZIONE.$R$50])" office:value-type="float" office:value="0" calcext:value-type="float">
            <text:p>0</text:p>
          </table:table-cell>
          <table:table-cell table:style-name="ce81" table:formula="of:=SUMIF([$B_ELABORAZIONE.$F$3:$B_ELABORAZIONE.$F$50];[.D10];[$B_ELABORAZIONE.$M$3:$B_ELABORAZIONE.$M$50])+SUMIF([$B_ELABORAZIONE.$G$3:$B_ELABORAZIONE.$G$50];[.D10];[$B_ELABORAZIONE.$S$3:$B_ELABORAZIONE.$S$50])" office:value-type="float" office:value="0" calcext:value-type="float">
            <text:p>0</text:p>
          </table:table-cell>
          <table:table-cell table:style-name="ce81" table:formula="of:=SUMIF([$B_ELABORAZIONE.$F$3:$B_ELABORAZIONE.$F$50];[.D10];[$B_ELABORAZIONE.$N$3:$B_ELABORAZIONE.$N$50])+SUMIF([$B_ELABORAZIONE.$G$3:$B_ELABORAZIONE.$G$50];[.D10];[$B_ELABORAZIONE.$T$3:$B_ELABORAZIONE.$T$50])" office:value-type="float" office:value="0" calcext:value-type="float">
            <text:p>0</text:p>
          </table:table-cell>
          <table:table-cell table:style-name="ce81" table:formula="of:=2*[.F10]+1*[.G10]+0*[.H10]" office:value-type="float" office:value="0" calcext:value-type="float">
            <text:p>0</text:p>
          </table:table-cell>
          <table:table-cell table:style-name="ce81" table:formula="of:=SUMIF([$B_ELABORAZIONE.$F$3:$B_ELABORAZIONE.$F$50];[.D10];[$B_ELABORAZIONE.$O$3:$B_ELABORAZIONE.$O$50])+SUMIF([$B_ELABORAZIONE.$G$3:$B_ELABORAZIONE.$G$50];[.D10];[$B_ELABORAZIONE.$U$3:$B_ELABORAZIONE.$U$50])" office:value-type="float" office:value="0" calcext:value-type="float">
            <text:p>0</text:p>
          </table:table-cell>
          <table:table-cell table:style-name="ce81" table:formula="of:=SUMIF([$B_ELABORAZIONE.$F$3:$B_ELABORAZIONE.$F$50];[.D10];[$B_ELABORAZIONE.$P$3:$B_ELABORAZIONE.$P$50])+SUMIF([$B_ELABORAZIONE.$G$3:$B_ELABORAZIONE.$G$50];[.D10];[$B_ELABORAZIONE.$V$3:$B_ELABORAZIONE.$V$50])" office:value-type="float" office:value="0" calcext:value-type="float">
            <text:p>0</text:p>
          </table:table-cell>
          <table:table-cell table:style-name="ce84" table:formula="of:=SUMIF([$B_ELABORAZIONE.$F$3:$B_ELABORAZIONE.$F$50];[.D10];[$B_ELABORAZIONE.$Q$3:$B_ELABORAZIONE.$Q$50])+SUMIF([$B_ELABORAZIONE.$G$3:$B_ELABORAZIONE.$G$50];[.D10];[$B_ELABORAZIONE.$W$3:$B_ELABORAZIONE.$W$50])" office:value-type="float" office:value="0" calcext:value-type="float">
            <text:p>+0</text:p>
          </table:table-cell>
          <table:table-cell table:style-name="ce81" table:formula="of:=IF([.I10]=[.I11];[$B_ELABORAZIONE.O14];0)" office:value-type="float" office:value="88" calcext:value-type="float">
            <text:p>88</text:p>
          </table:table-cell>
          <table:table-cell table:style-name="ce81" table:formula="of:=IF([.I10]=[.I8];[$B_ELABORAZIONE.U10];0)" office:value-type="float" office:value="56" calcext:value-type="float">
            <text:p>56</text:p>
          </table:table-cell>
          <table:table-cell table:style-name="ce81" table:formula="of:=IF([.I10]=[.I9];[$B_ELABORAZIONE.U12];0)" office:value-type="float" office:value="97" calcext:value-type="float">
            <text:p>97</text:p>
          </table:table-cell>
          <table:table-cell table:style-name="ce84" table:formula="of:=IF([.I10]=[.I11];[$B_ELABORAZIONE.Q14];0)" office:value-type="float" office:value="26" calcext:value-type="float">
            <text:p>+26</text:p>
          </table:table-cell>
          <table:table-cell table:style-name="ce84" table:formula="of:=IF([.D10]=[.D8];[$B_ELABORAZIONE.W10];0)" office:value-type="float" office:value="0" calcext:value-type="float">
            <text:p>+0</text:p>
          </table:table-cell>
          <table:table-cell table:style-name="ce84" table:formula="of:=IF([.I10]=[.I9];[$B_ELABORAZIONE.W12];0)" office:value-type="float" office:value="25" calcext:value-type="float">
            <text:p>+25</text:p>
          </table:table-cell>
          <table:table-cell table:style-name="ce140" table:formula="of:=[.I10]+(500+[.P10]+[.Q10]+[.R10])*10^-3+([.M10]+[.N10]+[.O10])*10^-6+(500+[.L10])*10^-9+[.J10]*10^-12" office:value-type="float" office:value="0.5512415" calcext:value-type="float">
            <text:p>,551241500000</text:p>
          </table:table-cell>
          <table:table-cell table:number-columns-repeated="45"/>
        </table:table-row>
        <table:table-row table:style-name="ro3">
          <table:table-cell table:style-name="ce96" table:formula="of:=COUNTIF([.$S$8:.$S$11];&quot;&gt;=&quot;&amp;[.S11])" office:value-type="float" office:value="2" calcext:value-type="float">
            <text:p>2</text:p>
          </table:table-cell>
          <table:table-cell table:style-name="ce393" office:value-type="string" calcext:value-type="string">
            <text:p>B</text:p>
          </table:table-cell>
          <table:table-cell table:style-name="ce125" office:value-type="float" office:value="4" calcext:value-type="float">
            <text:p>4</text:p>
          </table:table-cell>
          <table:table-cell table:style-name="ce128" table:formula="of:=IF(FIND([.$B11];&quot;ABCDEFGH&quot;;1)&gt;0;INDEX([$A_INSERIMENTI.D$3:$A_INSERIMENTI.I$34];MATCH(1;([$A_INSERIMENTI.H$3:$A_INSERIMENTI.H$34]=[.$B11])*([$A_INSERIMENTI.I$3:$A_INSERIMENTI.I$34]=[.$C11]);0);2)&amp;&quot; (&quot;&amp;INDEX([$A_INSERIMENTI.D$3:$A_INSERIMENTI.I$34];MATCH(1;([$A_INSERIMENTI.H$3:$A_INSERIMENTI.H$34]=[.$B11])*([$A_INSERIMENTI.I$3:$A_INSERIMENTI.I$34]=[.$C11]);0);1)&amp;&quot;)&quot;;&quot;DA SISTEMARE&quot;)" office:value-type="string" office:string-value="B4 (8)" calcext:value-type="string">
            <text:p>B4 (8)</text:p>
          </table:table-cell>
          <table:table-cell table:style-name="ce82" table:formula="of:=[.F11]+[.G11]+[.H11]" office:value-type="float" office:value="0" calcext:value-type="float">
            <text:p>0</text:p>
          </table:table-cell>
          <table:table-cell table:style-name="ce82" table:formula="of:=SUMIF([$B_ELABORAZIONE.$F$3:$B_ELABORAZIONE.$F$50];[.D11];[$B_ELABORAZIONE.$L$3:$B_ELABORAZIONE.$L$50])+SUMIF([$B_ELABORAZIONE.$G$3:$B_ELABORAZIONE.$G$50];[.D11];[$B_ELABORAZIONE.$R$3:$B_ELABORAZIONE.$R$50])" office:value-type="float" office:value="0" calcext:value-type="float">
            <text:p>0</text:p>
          </table:table-cell>
          <table:table-cell table:style-name="ce82" table:formula="of:=SUMIF([$B_ELABORAZIONE.$F$3:$B_ELABORAZIONE.$F$50];[.D11];[$B_ELABORAZIONE.$M$3:$B_ELABORAZIONE.$M$50])+SUMIF([$B_ELABORAZIONE.$G$3:$B_ELABORAZIONE.$G$50];[.D11];[$B_ELABORAZIONE.$S$3:$B_ELABORAZIONE.$S$50])" office:value-type="float" office:value="0" calcext:value-type="float">
            <text:p>0</text:p>
          </table:table-cell>
          <table:table-cell table:style-name="ce82" table:formula="of:=SUMIF([$B_ELABORAZIONE.$F$3:$B_ELABORAZIONE.$F$50];[.D11];[$B_ELABORAZIONE.$N$3:$B_ELABORAZIONE.$N$50])+SUMIF([$B_ELABORAZIONE.$G$3:$B_ELABORAZIONE.$G$50];[.D11];[$B_ELABORAZIONE.$T$3:$B_ELABORAZIONE.$T$50])" office:value-type="float" office:value="0" calcext:value-type="float">
            <text:p>0</text:p>
          </table:table-cell>
          <table:table-cell table:style-name="ce82" table:formula="of:=2*[.F11]+1*[.G11]+0*[.H11]" office:value-type="float" office:value="0" calcext:value-type="float">
            <text:p>0</text:p>
          </table:table-cell>
          <table:table-cell table:style-name="ce82" table:formula="of:=SUMIF([$B_ELABORAZIONE.$F$3:$B_ELABORAZIONE.$F$50];[.D11];[$B_ELABORAZIONE.$O$3:$B_ELABORAZIONE.$O$50])+SUMIF([$B_ELABORAZIONE.$G$3:$B_ELABORAZIONE.$G$50];[.D11];[$B_ELABORAZIONE.$U$3:$B_ELABORAZIONE.$U$50])" office:value-type="float" office:value="0" calcext:value-type="float">
            <text:p>0</text:p>
          </table:table-cell>
          <table:table-cell table:style-name="ce82" table:formula="of:=SUMIF([$B_ELABORAZIONE.$F$3:$B_ELABORAZIONE.$F$50];[.D11];[$B_ELABORAZIONE.$P$3:$B_ELABORAZIONE.$P$50])+SUMIF([$B_ELABORAZIONE.$G$3:$B_ELABORAZIONE.$G$50];[.D11];[$B_ELABORAZIONE.$V$3:$B_ELABORAZIONE.$V$50])" office:value-type="float" office:value="0" calcext:value-type="float">
            <text:p>0</text:p>
          </table:table-cell>
          <table:table-cell table:style-name="ce85" table:formula="of:=SUMIF([$B_ELABORAZIONE.$F$3:$B_ELABORAZIONE.$F$50];[.D11];[$B_ELABORAZIONE.$Q$3:$B_ELABORAZIONE.$Q$50])+SUMIF([$B_ELABORAZIONE.$G$3:$B_ELABORAZIONE.$G$50];[.D11];[$B_ELABORAZIONE.$W$3:$B_ELABORAZIONE.$W$50])" office:value-type="float" office:value="0" calcext:value-type="float">
            <text:p>+0</text:p>
          </table:table-cell>
          <table:table-cell table:style-name="ce82" table:formula="of:=IF([.I11]=[.I8];[$B_ELABORAZIONE.U11];0)" office:value-type="float" office:value="94" calcext:value-type="float">
            <text:p>94</text:p>
          </table:table-cell>
          <table:table-cell table:style-name="ce82" table:formula="of:=IF([.I11]=[.I9];[$B_ELABORAZIONE.U13];0)" office:value-type="float" office:value="68" calcext:value-type="float">
            <text:p>68</text:p>
          </table:table-cell>
          <table:table-cell table:style-name="ce82" table:formula="of:=IF([.I11]=[.I10];[$B_ELABORAZIONE.U14];0)" office:value-type="float" office:value="62" calcext:value-type="float">
            <text:p>62</text:p>
          </table:table-cell>
          <table:table-cell table:style-name="ce85" table:formula="of:=IF([.I11]=[.I8];[$B_ELABORAZIONE.W11];0)" office:value-type="float" office:value="18" calcext:value-type="float">
            <text:p>+18</text:p>
          </table:table-cell>
          <table:table-cell table:style-name="ce85" table:formula="of:=IF([.I11]=[.I8];[$B_ELABORAZIONE.W13];0)" office:value-type="float" office:value="23" calcext:value-type="float">
            <text:p>+23</text:p>
          </table:table-cell>
          <table:table-cell table:style-name="ce85" table:formula="of:=IF([.I11]=[.I10];[$B_ELABORAZIONE.W14];0)" office:value-type="float" office:value="-26" calcext:value-type="float">
            <text:p>-26</text:p>
          </table:table-cell>
          <table:table-cell table:style-name="ce141" table:formula="of:=[.I11]+(500+[.P11]+[.Q11]+[.R11])*10^-3+([.M11]+[.N11]+[.O11])*10^-6+(500+[.L11])*10^-9+[.J11]*10^-12" office:value-type="float" office:value="0.5152245" calcext:value-type="float">
            <text:p>,515224500000</text:p>
          </table:table-cell>
          <table:table-cell table:number-columns-repeated="45"/>
        </table:table-row>
        <table:table-row table:style-name="ro4">
          <table:table-cell table:number-columns-repeated="64"/>
        </table:table-row>
        <table:table-row table:style-name="ro3">
          <table:table-cell table:style-name="ce19" office:value-type="string" calcext:value-type="string">
            <text:p>Pos</text:p>
          </table:table-cell>
          <table:table-cell table:style-name="ce98" office:value-type="string" calcext:value-type="string">
            <text:p>Girone</text:p>
          </table:table-cell>
          <table:table-cell table:style-name="ce98" office:value-type="string" calcext:value-type="string">
            <text:p>IDG</text:p>
          </table:table-cell>
          <table:table-cell table:style-name="ce98" office:value-type="string" calcext:value-type="string">
            <text:p>Squadra</text:p>
          </table:table-cell>
          <table:table-cell table:style-name="ce56" office:value-type="string" calcext:value-type="string">
            <text:p>Giocate</text:p>
          </table:table-cell>
          <table:table-cell table:style-name="ce56" office:value-type="string" calcext:value-type="string">
            <text:p>Vinte</text:p>
          </table:table-cell>
          <table:table-cell table:style-name="ce56" office:value-type="string" calcext:value-type="string">
            <text:p>Perse</text:p>
          </table:table-cell>
          <table:table-cell table:style-name="ce56" office:value-type="string" calcext:value-type="string">
            <text:p>Forfait</text:p>
          </table:table-cell>
          <table:table-cell table:style-name="ce56" office:value-type="string" calcext:value-type="string">
            <text:p>P.Class.</text:p>
          </table:table-cell>
          <table:table-cell table:style-name="ce56" office:value-type="string" calcext:value-type="string">
            <text:p>P.Gara Fatti</text:p>
          </table:table-cell>
          <table:table-cell table:style-name="ce56" office:value-type="string" calcext:value-type="string">
            <text:p>P.Gara Subiti</text:p>
          </table:table-cell>
          <table:table-cell table:style-name="ce56" office:value-type="string" calcext:value-type="string">
            <text:p>Diff.P.Gara</text:p>
          </table:table-cell>
          <table:table-cell table:style-name="ce56" office:value-type="string" calcext:value-type="string">
            <text:p>P.Gara Fatti SD1</text:p>
          </table:table-cell>
          <table:table-cell table:style-name="ce56" office:value-type="string" calcext:value-type="string">
            <text:p>P.Gara Fatti SD2</text:p>
          </table:table-cell>
          <table:table-cell table:style-name="ce56" office:value-type="string" calcext:value-type="string">
            <text:p>P.Gara Fatti SD3</text:p>
          </table:table-cell>
          <table:table-cell table:style-name="ce56" office:value-type="string" calcext:value-type="string">
            <text:p>Diff.P.Gara SD1</text:p>
          </table:table-cell>
          <table:table-cell table:style-name="ce56" office:value-type="string" calcext:value-type="string">
            <text:p>Diff.P.Gara SD2</text:p>
          </table:table-cell>
          <table:table-cell table:style-name="ce56" office:value-type="string" calcext:value-type="string">
            <text:p>Diff.P.Gara SD3</text:p>
          </table:table-cell>
          <table:table-cell table:style-name="ce19" office:value-type="string" calcext:value-type="string">
            <text:p>Coeff.</text:p>
          </table:table-cell>
          <table:table-cell table:style-name="ce257" table:number-columns-repeated="41"/>
          <table:table-cell table:number-columns-repeated="4"/>
        </table:table-row>
        <table:table-row table:style-name="ro3">
          <table:table-cell table:style-name="ce94" table:formula="of:=COUNTIF([.$S$14:.$S$17];&quot;&gt;=&quot;&amp;[.S14])" office:value-type="float" office:value="3" calcext:value-type="float">
            <text:p>3</text:p>
          </table:table-cell>
          <table:table-cell table:style-name="ce394" office:value-type="string" calcext:value-type="string">
            <text:p>C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IF(FIND([.$B14];&quot;ABCDEFGH&quot;;1)&gt;0;INDEX([$A_INSERIMENTI.D$3:$A_INSERIMENTI.I$34];MATCH(1;([$A_INSERIMENTI.H$3:$A_INSERIMENTI.H$34]=[.$B14])*([$A_INSERIMENTI.I$3:$A_INSERIMENTI.I$34]=[.$C14]);0);2)&amp;&quot; (&quot;&amp;INDEX([$A_INSERIMENTI.D$3:$A_INSERIMENTI.I$34];MATCH(1;([$A_INSERIMENTI.H$3:$A_INSERIMENTI.H$34]=[.$B14])*([$A_INSERIMENTI.I$3:$A_INSERIMENTI.I$34]=[.$C14]);0);1)&amp;&quot;)&quot;;&quot;DA SISTEMARE&quot;)" office:value-type="string" office:string-value="C1 (9)" calcext:value-type="string">
            <text:p>C1 (9)</text:p>
          </table:table-cell>
          <table:table-cell table:style-name="ce80" table:formula="of:=[.F14]+[.G14]+[.H14]" office:value-type="float" office:value="0" calcext:value-type="float">
            <text:p>0</text:p>
          </table:table-cell>
          <table:table-cell table:style-name="ce80" table:formula="of:=SUMIF([$B_ELABORAZIONE.$F$3:$B_ELABORAZIONE.$F$50];[.D14];[$B_ELABORAZIONE.$L$3:$B_ELABORAZIONE.$L$50])+SUMIF([$B_ELABORAZIONE.$G$3:$B_ELABORAZIONE.$G$50];[.D14];[$B_ELABORAZIONE.$R$3:$B_ELABORAZIONE.$R$50])" office:value-type="float" office:value="0" calcext:value-type="float">
            <text:p>0</text:p>
          </table:table-cell>
          <table:table-cell table:style-name="ce80" table:formula="of:=SUMIF([$B_ELABORAZIONE.$F$3:$B_ELABORAZIONE.$F$50];[.D14];[$B_ELABORAZIONE.$M$3:$B_ELABORAZIONE.$M$50])+SUMIF([$B_ELABORAZIONE.$G$3:$B_ELABORAZIONE.$G$50];[.D14];[$B_ELABORAZIONE.$S$3:$B_ELABORAZIONE.$S$50])" office:value-type="float" office:value="0" calcext:value-type="float">
            <text:p>0</text:p>
          </table:table-cell>
          <table:table-cell table:style-name="ce80" table:formula="of:=SUMIF([$B_ELABORAZIONE.$F$3:$B_ELABORAZIONE.$F$50];[.D14];[$B_ELABORAZIONE.$N$3:$B_ELABORAZIONE.$N$50])+SUMIF([$B_ELABORAZIONE.$G$3:$B_ELABORAZIONE.$G$50];[.D14];[$B_ELABORAZIONE.$T$3:$B_ELABORAZIONE.$T$50])" office:value-type="float" office:value="0" calcext:value-type="float">
            <text:p>0</text:p>
          </table:table-cell>
          <table:table-cell table:style-name="ce80" table:formula="of:=2*[.F14]+1*[.G14]+0*[.H14]" office:value-type="float" office:value="0" calcext:value-type="float">
            <text:p>0</text:p>
          </table:table-cell>
          <table:table-cell table:style-name="ce80" table:formula="of:=SUMIF([$B_ELABORAZIONE.$F$3:$B_ELABORAZIONE.$F$50];[.D14];[$B_ELABORAZIONE.$O$3:$B_ELABORAZIONE.$O$50])+SUMIF([$B_ELABORAZIONE.$G$3:$B_ELABORAZIONE.$G$50];[.D14];[$B_ELABORAZIONE.$U$3:$B_ELABORAZIONE.$U$50])" office:value-type="float" office:value="0" calcext:value-type="float">
            <text:p>0</text:p>
          </table:table-cell>
          <table:table-cell table:style-name="ce80" table:formula="of:=SUMIF([$B_ELABORAZIONE.$F$3:$B_ELABORAZIONE.$F$50];[.D14];[$B_ELABORAZIONE.$P$3:$B_ELABORAZIONE.$P$50])+SUMIF([$B_ELABORAZIONE.$G$3:$B_ELABORAZIONE.$G$50];[.D14];[$B_ELABORAZIONE.$V$3:$B_ELABORAZIONE.$V$50])" office:value-type="float" office:value="0" calcext:value-type="float">
            <text:p>0</text:p>
          </table:table-cell>
          <table:table-cell table:style-name="ce83" table:formula="of:=SUMIF([$B_ELABORAZIONE.$F$3:$B_ELABORAZIONE.$F$50];[.D14];[$B_ELABORAZIONE.$Q$3:$B_ELABORAZIONE.$Q$50])+SUMIF([$B_ELABORAZIONE.$G$3:$B_ELABORAZIONE.$G$50];[.D14];[$B_ELABORAZIONE.$W$3:$B_ELABORAZIONE.$W$50])" office:value-type="float" office:value="0" calcext:value-type="float">
            <text:p>+0</text:p>
          </table:table-cell>
          <table:table-cell table:style-name="ce80" table:formula="of:=IF([.I14]=[.I15];[$B_ELABORAZIONE.O15];0)" office:value-type="float" office:value="31" calcext:value-type="float">
            <text:p>31</text:p>
          </table:table-cell>
          <table:table-cell table:style-name="ce80" table:formula="of:=IF([.I14]=[.I16];[$B_ELABORAZIONE.O16];0)" office:value-type="float" office:value="66" calcext:value-type="float">
            <text:p>66</text:p>
          </table:table-cell>
          <table:table-cell table:style-name="ce80" table:formula="of:=IF([.I14]=[.I17];[$B_ELABORAZIONE.O17];0)" office:value-type="float" office:value="57" calcext:value-type="float">
            <text:p>57</text:p>
          </table:table-cell>
          <table:table-cell table:style-name="ce83" table:formula="of:=IF([.I14]=[.I15];[$B_ELABORAZIONE.Q15];0)" office:value-type="float" office:value="-69" calcext:value-type="float">
            <text:p>-69</text:p>
          </table:table-cell>
          <table:table-cell table:style-name="ce83" table:formula="of:=IF([.I14]=[.I16];[$B_ELABORAZIONE.Q16];0)" office:value-type="float" office:value="-29" calcext:value-type="float">
            <text:p>-29</text:p>
          </table:table-cell>
          <table:table-cell table:style-name="ce83" table:formula="of:=IF([.I14]=[.I17];[$B_ELABORAZIONE.Q17];0)" office:value-type="float" office:value="15" calcext:value-type="float">
            <text:p>+15</text:p>
          </table:table-cell>
          <table:table-cell table:style-name="ce139" table:formula="of:=[.I14]+(500+[.P14]+[.Q14]+[.R14])*10^-3+([.M14]+[.N14]+[.O14])*10^-6+(500+[.L14])*10^-9+[.J14]*10^-12" office:value-type="float" office:value="0.4171545" calcext:value-type="float">
            <text:p>,417154500000</text:p>
          </table:table-cell>
          <table:table-cell table:number-columns-repeated="45"/>
        </table:table-row>
        <table:table-row table:style-name="ro3">
          <table:table-cell table:style-name="ce95" table:formula="of:=COUNTIF([.$S$14:.$S$17];&quot;&gt;=&quot;&amp;[.S15])" office:value-type="float" office:value="1" calcext:value-type="float">
            <text:p>1</text:p>
          </table:table-cell>
          <table:table-cell table:style-name="ce395" office:value-type="string" calcext:value-type="string">
            <text:p>C</text:p>
          </table:table-cell>
          <table:table-cell table:style-name="ce124" office:value-type="float" office:value="2" calcext:value-type="float">
            <text:p>2</text:p>
          </table:table-cell>
          <table:table-cell table:style-name="ce127" table:formula="of:=IF(FIND([.$B15];&quot;ABCDEFGH&quot;;1)&gt;0;INDEX([$A_INSERIMENTI.D$3:$A_INSERIMENTI.I$34];MATCH(1;([$A_INSERIMENTI.H$3:$A_INSERIMENTI.H$34]=[.$B15])*([$A_INSERIMENTI.I$3:$A_INSERIMENTI.I$34]=[.$C15]);0);2)&amp;&quot; (&quot;&amp;INDEX([$A_INSERIMENTI.D$3:$A_INSERIMENTI.I$34];MATCH(1;([$A_INSERIMENTI.H$3:$A_INSERIMENTI.H$34]=[.$B15])*([$A_INSERIMENTI.I$3:$A_INSERIMENTI.I$34]=[.$C15]);0);1)&amp;&quot;)&quot;;&quot;DA SISTEMARE&quot;)" office:value-type="string" office:string-value="C2 (10)" calcext:value-type="string">
            <text:p>C2 (10)</text:p>
          </table:table-cell>
          <table:table-cell table:style-name="ce81" table:formula="of:=[.F15]+[.G15]+[.H15]" office:value-type="float" office:value="0" calcext:value-type="float">
            <text:p>0</text:p>
          </table:table-cell>
          <table:table-cell table:style-name="ce81" table:formula="of:=SUMIF([$B_ELABORAZIONE.$F$3:$B_ELABORAZIONE.$F$50];[.D15];[$B_ELABORAZIONE.$L$3:$B_ELABORAZIONE.$L$50])+SUMIF([$B_ELABORAZIONE.$G$3:$B_ELABORAZIONE.$G$50];[.D15];[$B_ELABORAZIONE.$R$3:$B_ELABORAZIONE.$R$50])" office:value-type="float" office:value="0" calcext:value-type="float">
            <text:p>0</text:p>
          </table:table-cell>
          <table:table-cell table:style-name="ce81" table:formula="of:=SUMIF([$B_ELABORAZIONE.$F$3:$B_ELABORAZIONE.$F$50];[.D15];[$B_ELABORAZIONE.$M$3:$B_ELABORAZIONE.$M$50])+SUMIF([$B_ELABORAZIONE.$G$3:$B_ELABORAZIONE.$G$50];[.D15];[$B_ELABORAZIONE.$S$3:$B_ELABORAZIONE.$S$50])" office:value-type="float" office:value="0" calcext:value-type="float">
            <text:p>0</text:p>
          </table:table-cell>
          <table:table-cell table:style-name="ce81" table:formula="of:=SUMIF([$B_ELABORAZIONE.$F$3:$B_ELABORAZIONE.$F$50];[.D15];[$B_ELABORAZIONE.$N$3:$B_ELABORAZIONE.$N$50])+SUMIF([$B_ELABORAZIONE.$G$3:$B_ELABORAZIONE.$G$50];[.D15];[$B_ELABORAZIONE.$T$3:$B_ELABORAZIONE.$T$50])" office:value-type="float" office:value="0" calcext:value-type="float">
            <text:p>0</text:p>
          </table:table-cell>
          <table:table-cell table:style-name="ce81" table:formula="of:=2*[.F15]+1*[.G15]+0*[.H15]" office:value-type="float" office:value="0" calcext:value-type="float">
            <text:p>0</text:p>
          </table:table-cell>
          <table:table-cell table:style-name="ce81" table:formula="of:=SUMIF([$B_ELABORAZIONE.$F$3:$B_ELABORAZIONE.$F$50];[.D15];[$B_ELABORAZIONE.$O$3:$B_ELABORAZIONE.$O$50])+SUMIF([$B_ELABORAZIONE.$G$3:$B_ELABORAZIONE.$G$50];[.D15];[$B_ELABORAZIONE.$U$3:$B_ELABORAZIONE.$U$50])" office:value-type="float" office:value="0" calcext:value-type="float">
            <text:p>0</text:p>
          </table:table-cell>
          <table:table-cell table:style-name="ce81" table:formula="of:=SUMIF([$B_ELABORAZIONE.$F$3:$B_ELABORAZIONE.$F$50];[.D15];[$B_ELABORAZIONE.$P$3:$B_ELABORAZIONE.$P$50])+SUMIF([$B_ELABORAZIONE.$G$3:$B_ELABORAZIONE.$G$50];[.D15];[$B_ELABORAZIONE.$V$3:$B_ELABORAZIONE.$V$50])" office:value-type="float" office:value="0" calcext:value-type="float">
            <text:p>0</text:p>
          </table:table-cell>
          <table:table-cell table:style-name="ce84" table:formula="of:=SUMIF([$B_ELABORAZIONE.$F$3:$B_ELABORAZIONE.$F$50];[.D15];[$B_ELABORAZIONE.$Q$3:$B_ELABORAZIONE.$Q$50])+SUMIF([$B_ELABORAZIONE.$G$3:$B_ELABORAZIONE.$G$50];[.D15];[$B_ELABORAZIONE.$W$3:$B_ELABORAZIONE.$W$50])" office:value-type="float" office:value="0" calcext:value-type="float">
            <text:p>+0</text:p>
          </table:table-cell>
          <table:table-cell table:style-name="ce81" table:formula="of:=IF([.I15]=[.I16];[$B_ELABORAZIONE.O18];0)" office:value-type="float" office:value="98" calcext:value-type="float">
            <text:p>98</text:p>
          </table:table-cell>
          <table:table-cell table:style-name="ce81" table:formula="of:=IF([.I15]=[.I17];[$B_ELABORAZIONE.O19];0)" office:value-type="float" office:value="60" calcext:value-type="float">
            <text:p>60</text:p>
          </table:table-cell>
          <table:table-cell table:style-name="ce81" table:formula="of:=IF([.I15]=[.I14];[$B_ELABORAZIONE.U15];0)" office:value-type="float" office:value="100" calcext:value-type="float">
            <text:p>100</text:p>
          </table:table-cell>
          <table:table-cell table:style-name="ce84" table:formula="of:=IF([.F15]=[.F16];[$B_ELABORAZIONE.Q18])" office:value-type="float" office:value="9" calcext:value-type="float">
            <text:p>+9</text:p>
          </table:table-cell>
          <table:table-cell table:style-name="ce84" table:formula="of:=IF([.I15]=[.I17];[$B_ELABORAZIONE.Q19];0)" office:value-type="float" office:value="26" calcext:value-type="float">
            <text:p>+26</text:p>
          </table:table-cell>
          <table:table-cell table:style-name="ce84" table:formula="of:=IF([.I15]=[.I14];[$B_ELABORAZIONE.W15];0)" office:value-type="float" office:value="69" calcext:value-type="float">
            <text:p>+69</text:p>
          </table:table-cell>
          <table:table-cell table:style-name="ce140" table:formula="of:=[.I15]+(500+[.P15]+[.Q15]+[.R15])*10^-3+([.M15]+[.N15]+[.O15])*10^-6+(500+[.L15])*10^-9+[.J15]*10^-12" office:value-type="float" office:value="0.6042585" calcext:value-type="float">
            <text:p>,604258500000</text:p>
          </table:table-cell>
          <table:table-cell table:number-columns-repeated="45"/>
        </table:table-row>
        <table:table-row table:style-name="ro3">
          <table:table-cell table:style-name="ce95" table:formula="of:=COUNTIF([.$S$14:.$S$17];&quot;&gt;=&quot;&amp;[.S16])" office:value-type="float" office:value="2" calcext:value-type="float">
            <text:p>2</text:p>
          </table:table-cell>
          <table:table-cell table:style-name="ce395" office:value-type="string" calcext:value-type="string">
            <text:p>C</text:p>
          </table:table-cell>
          <table:table-cell table:style-name="ce124" office:value-type="float" office:value="3" calcext:value-type="float">
            <text:p>3</text:p>
          </table:table-cell>
          <table:table-cell table:style-name="ce127" table:formula="of:=IF(FIND([.$B16];&quot;ABCDEFGH&quot;;1)&gt;0;INDEX([$A_INSERIMENTI.D$3:$A_INSERIMENTI.I$34];MATCH(1;([$A_INSERIMENTI.H$3:$A_INSERIMENTI.H$34]=[.$B16])*([$A_INSERIMENTI.I$3:$A_INSERIMENTI.I$34]=[.$C16]);0);2)&amp;&quot; (&quot;&amp;INDEX([$A_INSERIMENTI.D$3:$A_INSERIMENTI.I$34];MATCH(1;([$A_INSERIMENTI.H$3:$A_INSERIMENTI.H$34]=[.$B16])*([$A_INSERIMENTI.I$3:$A_INSERIMENTI.I$34]=[.$C16]);0);1)&amp;&quot;)&quot;;&quot;DA SISTEMARE&quot;)" office:value-type="string" office:string-value="C3 (11)" calcext:value-type="string">
            <text:p>C3 (11)</text:p>
          </table:table-cell>
          <table:table-cell table:style-name="ce81" table:formula="of:=[.F16]+[.G16]+[.H16]" office:value-type="float" office:value="0" calcext:value-type="float">
            <text:p>0</text:p>
          </table:table-cell>
          <table:table-cell table:style-name="ce81" table:formula="of:=SUMIF([$B_ELABORAZIONE.$F$3:$B_ELABORAZIONE.$F$50];[.D16];[$B_ELABORAZIONE.$L$3:$B_ELABORAZIONE.$L$50])+SUMIF([$B_ELABORAZIONE.$G$3:$B_ELABORAZIONE.$G$50];[.D16];[$B_ELABORAZIONE.$R$3:$B_ELABORAZIONE.$R$50])" office:value-type="float" office:value="0" calcext:value-type="float">
            <text:p>0</text:p>
          </table:table-cell>
          <table:table-cell table:style-name="ce81" table:formula="of:=SUMIF([$B_ELABORAZIONE.$F$3:$B_ELABORAZIONE.$F$50];[.D16];[$B_ELABORAZIONE.$M$3:$B_ELABORAZIONE.$M$50])+SUMIF([$B_ELABORAZIONE.$G$3:$B_ELABORAZIONE.$G$50];[.D16];[$B_ELABORAZIONE.$S$3:$B_ELABORAZIONE.$S$50])" office:value-type="float" office:value="0" calcext:value-type="float">
            <text:p>0</text:p>
          </table:table-cell>
          <table:table-cell table:style-name="ce81" table:formula="of:=SUMIF([$B_ELABORAZIONE.$F$3:$B_ELABORAZIONE.$F$50];[.D16];[$B_ELABORAZIONE.$N$3:$B_ELABORAZIONE.$N$50])+SUMIF([$B_ELABORAZIONE.$G$3:$B_ELABORAZIONE.$G$50];[.D16];[$B_ELABORAZIONE.$T$3:$B_ELABORAZIONE.$T$50])" office:value-type="float" office:value="0" calcext:value-type="float">
            <text:p>0</text:p>
          </table:table-cell>
          <table:table-cell table:style-name="ce81" table:formula="of:=2*[.F16]+1*[.G16]+0*[.H16]" office:value-type="float" office:value="0" calcext:value-type="float">
            <text:p>0</text:p>
          </table:table-cell>
          <table:table-cell table:style-name="ce81" table:formula="of:=SUMIF([$B_ELABORAZIONE.$F$3:$B_ELABORAZIONE.$F$50];[.D16];[$B_ELABORAZIONE.$O$3:$B_ELABORAZIONE.$O$50])+SUMIF([$B_ELABORAZIONE.$G$3:$B_ELABORAZIONE.$G$50];[.D16];[$B_ELABORAZIONE.$U$3:$B_ELABORAZIONE.$U$50])" office:value-type="float" office:value="0" calcext:value-type="float">
            <text:p>0</text:p>
          </table:table-cell>
          <table:table-cell table:style-name="ce81" table:formula="of:=SUMIF([$B_ELABORAZIONE.$F$3:$B_ELABORAZIONE.$F$50];[.D16];[$B_ELABORAZIONE.$P$3:$B_ELABORAZIONE.$P$50])+SUMIF([$B_ELABORAZIONE.$G$3:$B_ELABORAZIONE.$G$50];[.D16];[$B_ELABORAZIONE.$V$3:$B_ELABORAZIONE.$V$50])" office:value-type="float" office:value="0" calcext:value-type="float">
            <text:p>0</text:p>
          </table:table-cell>
          <table:table-cell table:style-name="ce84" table:formula="of:=SUMIF([$B_ELABORAZIONE.$F$3:$B_ELABORAZIONE.$F$50];[.D16];[$B_ELABORAZIONE.$Q$3:$B_ELABORAZIONE.$Q$50])+SUMIF([$B_ELABORAZIONE.$G$3:$B_ELABORAZIONE.$G$50];[.D16];[$B_ELABORAZIONE.$W$3:$B_ELABORAZIONE.$W$50])" office:value-type="float" office:value="0" calcext:value-type="float">
            <text:p>+0</text:p>
          </table:table-cell>
          <table:table-cell table:style-name="ce81" table:formula="of:=IF([.I16]=[.I17];[$B_ELABORAZIONE.O20];0)" office:value-type="float" office:value="96" calcext:value-type="float">
            <text:p>96</text:p>
          </table:table-cell>
          <table:table-cell table:style-name="ce81" table:formula="of:=IF([.I16]=[.I14];[$B_ELABORAZIONE.U16];0)" office:value-type="float" office:value="95" calcext:value-type="float">
            <text:p>95</text:p>
          </table:table-cell>
          <table:table-cell table:style-name="ce81" table:formula="of:=IF([.I16]=[.I15];[$B_ELABORAZIONE.U18];0)" office:value-type="float" office:value="89" calcext:value-type="float">
            <text:p>89</text:p>
          </table:table-cell>
          <table:table-cell table:style-name="ce84" table:formula="of:=IF([.I16]=[.I17];[$B_ELABORAZIONE.Q20];0)" office:value-type="float" office:value="71" calcext:value-type="float">
            <text:p>+71</text:p>
          </table:table-cell>
          <table:table-cell table:style-name="ce84" table:formula="of:=IF([.D16]=[.D14];[$B_ELABORAZIONE.W16];0)" office:value-type="float" office:value="0" calcext:value-type="float">
            <text:p>+0</text:p>
          </table:table-cell>
          <table:table-cell table:style-name="ce84" table:formula="of:=IF([.I16]=[.I15];[$B_ELABORAZIONE.W18];0)" office:value-type="float" office:value="-9" calcext:value-type="float">
            <text:p>-9</text:p>
          </table:table-cell>
          <table:table-cell table:style-name="ce140" table:formula="of:=[.I16]+(500+[.P16]+[.Q16]+[.R16])*10^-3+([.M16]+[.N16]+[.O16])*10^-6+(500+[.L16])*10^-9+[.J16]*10^-12" office:value-type="float" office:value="0.5622805" calcext:value-type="float">
            <text:p>,562280500000</text:p>
          </table:table-cell>
          <table:table-cell table:number-columns-repeated="45"/>
        </table:table-row>
        <table:table-row table:style-name="ro3">
          <table:table-cell table:style-name="ce96" table:formula="of:=COUNTIF([.$S$14:.$S$17];&quot;&gt;=&quot;&amp;[.S17])" office:value-type="float" office:value="4" calcext:value-type="float">
            <text:p>4</text:p>
          </table:table-cell>
          <table:table-cell table:style-name="ce396" office:value-type="string" calcext:value-type="string">
            <text:p>C</text:p>
          </table:table-cell>
          <table:table-cell table:style-name="ce125" office:value-type="float" office:value="4" calcext:value-type="float">
            <text:p>4</text:p>
          </table:table-cell>
          <table:table-cell table:style-name="ce128" table:formula="of:=IF(FIND([.$B17];&quot;ABCDEFGH&quot;;1)&gt;0;INDEX([$A_INSERIMENTI.D$3:$A_INSERIMENTI.I$34];MATCH(1;([$A_INSERIMENTI.H$3:$A_INSERIMENTI.H$34]=[.$B17])*([$A_INSERIMENTI.I$3:$A_INSERIMENTI.I$34]=[.$C17]);0);2)&amp;&quot; (&quot;&amp;INDEX([$A_INSERIMENTI.D$3:$A_INSERIMENTI.I$34];MATCH(1;([$A_INSERIMENTI.H$3:$A_INSERIMENTI.H$34]=[.$B17])*([$A_INSERIMENTI.I$3:$A_INSERIMENTI.I$34]=[.$C17]);0);1)&amp;&quot;)&quot;;&quot;DA SISTEMARE&quot;)" office:value-type="string" office:string-value="C4 (12)" calcext:value-type="string">
            <text:p>C4 (12)</text:p>
          </table:table-cell>
          <table:table-cell table:style-name="ce82" table:formula="of:=[.F17]+[.G17]+[.H17]" office:value-type="float" office:value="0" calcext:value-type="float">
            <text:p>0</text:p>
          </table:table-cell>
          <table:table-cell table:style-name="ce82" table:formula="of:=SUMIF([$B_ELABORAZIONE.$F$3:$B_ELABORAZIONE.$F$50];[.D17];[$B_ELABORAZIONE.$L$3:$B_ELABORAZIONE.$L$50])+SUMIF([$B_ELABORAZIONE.$G$3:$B_ELABORAZIONE.$G$50];[.D17];[$B_ELABORAZIONE.$R$3:$B_ELABORAZIONE.$R$50])" office:value-type="float" office:value="0" calcext:value-type="float">
            <text:p>0</text:p>
          </table:table-cell>
          <table:table-cell table:style-name="ce82" table:formula="of:=SUMIF([$B_ELABORAZIONE.$F$3:$B_ELABORAZIONE.$F$50];[.D17];[$B_ELABORAZIONE.$M$3:$B_ELABORAZIONE.$M$50])+SUMIF([$B_ELABORAZIONE.$G$3:$B_ELABORAZIONE.$G$50];[.D17];[$B_ELABORAZIONE.$S$3:$B_ELABORAZIONE.$S$50])" office:value-type="float" office:value="0" calcext:value-type="float">
            <text:p>0</text:p>
          </table:table-cell>
          <table:table-cell table:style-name="ce82" table:formula="of:=SUMIF([$B_ELABORAZIONE.$F$3:$B_ELABORAZIONE.$F$50];[.D17];[$B_ELABORAZIONE.$N$3:$B_ELABORAZIONE.$N$50])+SUMIF([$B_ELABORAZIONE.$G$3:$B_ELABORAZIONE.$G$50];[.D17];[$B_ELABORAZIONE.$T$3:$B_ELABORAZIONE.$T$50])" office:value-type="float" office:value="0" calcext:value-type="float">
            <text:p>0</text:p>
          </table:table-cell>
          <table:table-cell table:style-name="ce82" table:formula="of:=2*[.F17]+1*[.G17]+0*[.H17]" office:value-type="float" office:value="0" calcext:value-type="float">
            <text:p>0</text:p>
          </table:table-cell>
          <table:table-cell table:style-name="ce82" table:formula="of:=SUMIF([$B_ELABORAZIONE.$F$3:$B_ELABORAZIONE.$F$50];[.D17];[$B_ELABORAZIONE.$O$3:$B_ELABORAZIONE.$O$50])+SUMIF([$B_ELABORAZIONE.$G$3:$B_ELABORAZIONE.$G$50];[.D17];[$B_ELABORAZIONE.$U$3:$B_ELABORAZIONE.$U$50])" office:value-type="float" office:value="0" calcext:value-type="float">
            <text:p>0</text:p>
          </table:table-cell>
          <table:table-cell table:style-name="ce82" table:formula="of:=SUMIF([$B_ELABORAZIONE.$F$3:$B_ELABORAZIONE.$F$50];[.D17];[$B_ELABORAZIONE.$P$3:$B_ELABORAZIONE.$P$50])+SUMIF([$B_ELABORAZIONE.$G$3:$B_ELABORAZIONE.$G$50];[.D17];[$B_ELABORAZIONE.$V$3:$B_ELABORAZIONE.$V$50])" office:value-type="float" office:value="0" calcext:value-type="float">
            <text:p>0</text:p>
          </table:table-cell>
          <table:table-cell table:style-name="ce85" table:formula="of:=SUMIF([$B_ELABORAZIONE.$F$3:$B_ELABORAZIONE.$F$50];[.D17];[$B_ELABORAZIONE.$Q$3:$B_ELABORAZIONE.$Q$50])+SUMIF([$B_ELABORAZIONE.$G$3:$B_ELABORAZIONE.$G$50];[.D17];[$B_ELABORAZIONE.$W$3:$B_ELABORAZIONE.$W$50])" office:value-type="float" office:value="0" calcext:value-type="float">
            <text:p>+0</text:p>
          </table:table-cell>
          <table:table-cell table:style-name="ce82" table:formula="of:=IF([.I17]=[.I14];[$B_ELABORAZIONE.U17];0)" office:value-type="float" office:value="42" calcext:value-type="float">
            <text:p>42</text:p>
          </table:table-cell>
          <table:table-cell table:style-name="ce82" table:formula="of:=IF([.I17]=[.I15];[$B_ELABORAZIONE.U19];0)" office:value-type="float" office:value="34" calcext:value-type="float">
            <text:p>34</text:p>
          </table:table-cell>
          <table:table-cell table:style-name="ce82" table:formula="of:=IF([.I17]=[.I16];[$B_ELABORAZIONE.U20];0)" office:value-type="float" office:value="25" calcext:value-type="float">
            <text:p>25</text:p>
          </table:table-cell>
          <table:table-cell table:style-name="ce85" table:formula="of:=IF([.I17]=[.I14];[$B_ELABORAZIONE.W17];0)" office:value-type="float" office:value="-15" calcext:value-type="float">
            <text:p>-15</text:p>
          </table:table-cell>
          <table:table-cell table:style-name="ce85" table:formula="of:=IF([.I17]=[.I14];[$B_ELABORAZIONE.W19];0)" office:value-type="float" office:value="-26" calcext:value-type="float">
            <text:p>-26</text:p>
          </table:table-cell>
          <table:table-cell table:style-name="ce85" table:formula="of:=IF([.I17]=[.I16];[$B_ELABORAZIONE.W20];0)" office:value-type="float" office:value="-71" calcext:value-type="float">
            <text:p>-71</text:p>
          </table:table-cell>
          <table:table-cell table:style-name="ce141" table:formula="of:=[.I17]+(500+[.P17]+[.Q17]+[.R17])*10^-3+([.M17]+[.N17]+[.O17])*10^-6+(500+[.L17])*10^-9+[.J17]*10^-12" office:value-type="float" office:value="0.3881015" calcext:value-type="float">
            <text:p>,388101500000</text:p>
          </table:table-cell>
          <table:table-cell table:number-columns-repeated="45"/>
        </table:table-row>
        <table:table-row table:style-name="ro4">
          <table:table-cell table:number-columns-repeated="64"/>
        </table:table-row>
        <table:table-row table:style-name="ro3">
          <table:table-cell table:style-name="ce19" office:value-type="string" calcext:value-type="string">
            <text:p>Pos</text:p>
          </table:table-cell>
          <table:table-cell table:style-name="ce98" office:value-type="string" calcext:value-type="string">
            <text:p>Girone</text:p>
          </table:table-cell>
          <table:table-cell table:style-name="ce98" office:value-type="string" calcext:value-type="string">
            <text:p>IDG</text:p>
          </table:table-cell>
          <table:table-cell table:style-name="ce98" office:value-type="string" calcext:value-type="string">
            <text:p>Squadra</text:p>
          </table:table-cell>
          <table:table-cell table:style-name="ce56" office:value-type="string" calcext:value-type="string">
            <text:p>Giocate</text:p>
          </table:table-cell>
          <table:table-cell table:style-name="ce56" office:value-type="string" calcext:value-type="string">
            <text:p>Vinte</text:p>
          </table:table-cell>
          <table:table-cell table:style-name="ce56" office:value-type="string" calcext:value-type="string">
            <text:p>Perse</text:p>
          </table:table-cell>
          <table:table-cell table:style-name="ce56" office:value-type="string" calcext:value-type="string">
            <text:p>Forfait</text:p>
          </table:table-cell>
          <table:table-cell table:style-name="ce56" office:value-type="string" calcext:value-type="string">
            <text:p>P.Class.</text:p>
          </table:table-cell>
          <table:table-cell table:style-name="ce56" office:value-type="string" calcext:value-type="string">
            <text:p>P.Gara Fatti</text:p>
          </table:table-cell>
          <table:table-cell table:style-name="ce56" office:value-type="string" calcext:value-type="string">
            <text:p>P.Gara Subiti</text:p>
          </table:table-cell>
          <table:table-cell table:style-name="ce56" office:value-type="string" calcext:value-type="string">
            <text:p>Diff.P.Gara</text:p>
          </table:table-cell>
          <table:table-cell table:style-name="ce56" office:value-type="string" calcext:value-type="string">
            <text:p>P.Gara Fatti SD1</text:p>
          </table:table-cell>
          <table:table-cell table:style-name="ce56" office:value-type="string" calcext:value-type="string">
            <text:p>P.Gara Fatti SD2</text:p>
          </table:table-cell>
          <table:table-cell table:style-name="ce56" office:value-type="string" calcext:value-type="string">
            <text:p>P.Gara Fatti SD3</text:p>
          </table:table-cell>
          <table:table-cell table:style-name="ce56" office:value-type="string" calcext:value-type="string">
            <text:p>Diff.P.Gara SD1</text:p>
          </table:table-cell>
          <table:table-cell table:style-name="ce56" office:value-type="string" calcext:value-type="string">
            <text:p>Diff.P.Gara SD2</text:p>
          </table:table-cell>
          <table:table-cell table:style-name="ce56" office:value-type="string" calcext:value-type="string">
            <text:p>Diff.P.Gara SD3</text:p>
          </table:table-cell>
          <table:table-cell table:style-name="ce19" office:value-type="string" calcext:value-type="string">
            <text:p>Coeff.</text:p>
          </table:table-cell>
          <table:table-cell table:style-name="ce257" table:number-columns-repeated="41"/>
          <table:table-cell table:number-columns-repeated="4"/>
        </table:table-row>
        <table:table-row table:style-name="ro3">
          <table:table-cell table:style-name="ce94" table:formula="of:=COUNTIF([.$S$20:.$S$23];&quot;&gt;=&quot;&amp;[.S20])" office:value-type="float" office:value="2" calcext:value-type="float">
            <text:p>2</text:p>
          </table:table-cell>
          <table:table-cell table:style-name="ce397" office:value-type="string" calcext:value-type="string">
            <text:p>D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IF(FIND([.$B20];&quot;ABCDEFGH&quot;;1)&gt;0;INDEX([$A_INSERIMENTI.D$3:$A_INSERIMENTI.I$34];MATCH(1;([$A_INSERIMENTI.H$3:$A_INSERIMENTI.H$34]=[.$B20])*([$A_INSERIMENTI.I$3:$A_INSERIMENTI.I$34]=[.$C20]);0);2)&amp;&quot; (&quot;&amp;INDEX([$A_INSERIMENTI.D$3:$A_INSERIMENTI.I$34];MATCH(1;([$A_INSERIMENTI.H$3:$A_INSERIMENTI.H$34]=[.$B20])*([$A_INSERIMENTI.I$3:$A_INSERIMENTI.I$34]=[.$C20]);0);1)&amp;&quot;)&quot;;&quot;DA SISTEMARE&quot;)" office:value-type="string" office:string-value="D1 (13)" calcext:value-type="string">
            <text:p>D1 (13)</text:p>
          </table:table-cell>
          <table:table-cell table:style-name="ce80" table:formula="of:=[.F20]+[.G20]+[.H20]" office:value-type="float" office:value="0" calcext:value-type="float">
            <text:p>0</text:p>
          </table:table-cell>
          <table:table-cell table:style-name="ce80" table:formula="of:=SUMIF([$B_ELABORAZIONE.$F$3:$B_ELABORAZIONE.$F$50];[.D20];[$B_ELABORAZIONE.$L$3:$B_ELABORAZIONE.$L$50])+SUMIF([$B_ELABORAZIONE.$G$3:$B_ELABORAZIONE.$G$50];[.D20];[$B_ELABORAZIONE.$R$3:$B_ELABORAZIONE.$R$50])" office:value-type="float" office:value="0" calcext:value-type="float">
            <text:p>0</text:p>
          </table:table-cell>
          <table:table-cell table:style-name="ce80" table:formula="of:=SUMIF([$B_ELABORAZIONE.$F$3:$B_ELABORAZIONE.$F$50];[.D20];[$B_ELABORAZIONE.$M$3:$B_ELABORAZIONE.$M$50])+SUMIF([$B_ELABORAZIONE.$G$3:$B_ELABORAZIONE.$G$50];[.D20];[$B_ELABORAZIONE.$S$3:$B_ELABORAZIONE.$S$50])" office:value-type="float" office:value="0" calcext:value-type="float">
            <text:p>0</text:p>
          </table:table-cell>
          <table:table-cell table:style-name="ce80" table:formula="of:=SUMIF([$B_ELABORAZIONE.$F$3:$B_ELABORAZIONE.$F$50];[.D20];[$B_ELABORAZIONE.$N$3:$B_ELABORAZIONE.$N$50])+SUMIF([$B_ELABORAZIONE.$G$3:$B_ELABORAZIONE.$G$50];[.D20];[$B_ELABORAZIONE.$T$3:$B_ELABORAZIONE.$T$50])" office:value-type="float" office:value="0" calcext:value-type="float">
            <text:p>0</text:p>
          </table:table-cell>
          <table:table-cell table:style-name="ce80" table:formula="of:=2*[.F20]+1*[.G20]+0*[.H20]" office:value-type="float" office:value="0" calcext:value-type="float">
            <text:p>0</text:p>
          </table:table-cell>
          <table:table-cell table:style-name="ce80" table:formula="of:=SUMIF([$B_ELABORAZIONE.$F$3:$B_ELABORAZIONE.$F$50];[.D20];[$B_ELABORAZIONE.$O$3:$B_ELABORAZIONE.$O$50])+SUMIF([$B_ELABORAZIONE.$G$3:$B_ELABORAZIONE.$G$50];[.D20];[$B_ELABORAZIONE.$U$3:$B_ELABORAZIONE.$U$50])" office:value-type="float" office:value="0" calcext:value-type="float">
            <text:p>0</text:p>
          </table:table-cell>
          <table:table-cell table:style-name="ce80" table:formula="of:=SUMIF([$B_ELABORAZIONE.$F$3:$B_ELABORAZIONE.$F$50];[.D20];[$B_ELABORAZIONE.$P$3:$B_ELABORAZIONE.$P$50])+SUMIF([$B_ELABORAZIONE.$G$3:$B_ELABORAZIONE.$G$50];[.D20];[$B_ELABORAZIONE.$V$3:$B_ELABORAZIONE.$V$50])" office:value-type="float" office:value="0" calcext:value-type="float">
            <text:p>0</text:p>
          </table:table-cell>
          <table:table-cell table:style-name="ce83" table:formula="of:=SUMIF([$B_ELABORAZIONE.$F$3:$B_ELABORAZIONE.$F$50];[.D20];[$B_ELABORAZIONE.$Q$3:$B_ELABORAZIONE.$Q$50])+SUMIF([$B_ELABORAZIONE.$G$3:$B_ELABORAZIONE.$G$50];[.D20];[$B_ELABORAZIONE.$W$3:$B_ELABORAZIONE.$W$50])" office:value-type="float" office:value="0" calcext:value-type="float">
            <text:p>+0</text:p>
          </table:table-cell>
          <table:table-cell table:style-name="ce80" table:formula="of:=IF([.I20]=[.I21];[$B_ELABORAZIONE.O21];0)" office:value-type="float" office:value="96" calcext:value-type="float">
            <text:p>96</text:p>
          </table:table-cell>
          <table:table-cell table:style-name="ce80" table:formula="of:=IF([.I20]=[.I22];[$B_ELABORAZIONE.O22];0)" office:value-type="float" office:value="21" calcext:value-type="float">
            <text:p>21</text:p>
          </table:table-cell>
          <table:table-cell table:style-name="ce80" table:formula="of:=IF([.I20]=[.I23];[$B_ELABORAZIONE.O23];0)" office:value-type="float" office:value="54" calcext:value-type="float">
            <text:p>54</text:p>
          </table:table-cell>
          <table:table-cell table:style-name="ce83" table:formula="of:=IF([.I20]=[.I21];[$B_ELABORAZIONE.Q21];0)" office:value-type="float" office:value="28" calcext:value-type="float">
            <text:p>+28</text:p>
          </table:table-cell>
          <table:table-cell table:style-name="ce83" table:formula="of:=IF([.I20]=[.I22];[$B_ELABORAZIONE.Q22];0)" office:value-type="float" office:value="-8" calcext:value-type="float">
            <text:p>-8</text:p>
          </table:table-cell>
          <table:table-cell table:style-name="ce83" table:formula="of:=IF([.I20]=[.I23];[$B_ELABORAZIONE.Q23];0)" office:value-type="float" office:value="-10" calcext:value-type="float">
            <text:p>-10</text:p>
          </table:table-cell>
          <table:table-cell table:style-name="ce139" table:formula="of:=[.I20]+(500+[.P20]+[.Q20]+[.R20])*10^-3+([.M20]+[.N20]+[.O20])*10^-6+(500+[.L20])*10^-9+[.J20]*10^-12" office:value-type="float" office:value="0.5101715" calcext:value-type="float">
            <text:p>,510171500000</text:p>
          </table:table-cell>
          <table:table-cell table:number-columns-repeated="45"/>
        </table:table-row>
        <table:table-row table:style-name="ro3">
          <table:table-cell table:style-name="ce95" table:formula="of:=COUNTIF([.$S$20:.$S$23];&quot;&gt;=&quot;&amp;[.S21])" office:value-type="float" office:value="1" calcext:value-type="float">
            <text:p>1</text:p>
          </table:table-cell>
          <table:table-cell table:style-name="ce398" office:value-type="string" calcext:value-type="string">
            <text:p>D</text:p>
          </table:table-cell>
          <table:table-cell table:style-name="ce124" office:value-type="float" office:value="2" calcext:value-type="float">
            <text:p>2</text:p>
          </table:table-cell>
          <table:table-cell table:style-name="ce127" table:formula="of:=IF(FIND([.$B21];&quot;ABCDEFGH&quot;;1)&gt;0;INDEX([$A_INSERIMENTI.D$3:$A_INSERIMENTI.I$34];MATCH(1;([$A_INSERIMENTI.H$3:$A_INSERIMENTI.H$34]=[.$B21])*([$A_INSERIMENTI.I$3:$A_INSERIMENTI.I$34]=[.$C21]);0);2)&amp;&quot; (&quot;&amp;INDEX([$A_INSERIMENTI.D$3:$A_INSERIMENTI.I$34];MATCH(1;([$A_INSERIMENTI.H$3:$A_INSERIMENTI.H$34]=[.$B21])*([$A_INSERIMENTI.I$3:$A_INSERIMENTI.I$34]=[.$C21]);0);1)&amp;&quot;)&quot;;&quot;DA SISTEMARE&quot;)" office:value-type="string" office:string-value="D2 (14)" calcext:value-type="string">
            <text:p>D2 (14)</text:p>
          </table:table-cell>
          <table:table-cell table:style-name="ce81" table:formula="of:=[.F21]+[.G21]+[.H21]" office:value-type="float" office:value="0" calcext:value-type="float">
            <text:p>0</text:p>
          </table:table-cell>
          <table:table-cell table:style-name="ce81" table:formula="of:=SUMIF([$B_ELABORAZIONE.$F$3:$B_ELABORAZIONE.$F$50];[.D21];[$B_ELABORAZIONE.$L$3:$B_ELABORAZIONE.$L$50])+SUMIF([$B_ELABORAZIONE.$G$3:$B_ELABORAZIONE.$G$50];[.D21];[$B_ELABORAZIONE.$R$3:$B_ELABORAZIONE.$R$50])" office:value-type="float" office:value="0" calcext:value-type="float">
            <text:p>0</text:p>
          </table:table-cell>
          <table:table-cell table:style-name="ce81" table:formula="of:=SUMIF([$B_ELABORAZIONE.$F$3:$B_ELABORAZIONE.$F$50];[.D21];[$B_ELABORAZIONE.$M$3:$B_ELABORAZIONE.$M$50])+SUMIF([$B_ELABORAZIONE.$G$3:$B_ELABORAZIONE.$G$50];[.D21];[$B_ELABORAZIONE.$S$3:$B_ELABORAZIONE.$S$50])" office:value-type="float" office:value="0" calcext:value-type="float">
            <text:p>0</text:p>
          </table:table-cell>
          <table:table-cell table:style-name="ce81" table:formula="of:=SUMIF([$B_ELABORAZIONE.$F$3:$B_ELABORAZIONE.$F$50];[.D21];[$B_ELABORAZIONE.$N$3:$B_ELABORAZIONE.$N$50])+SUMIF([$B_ELABORAZIONE.$G$3:$B_ELABORAZIONE.$G$50];[.D21];[$B_ELABORAZIONE.$T$3:$B_ELABORAZIONE.$T$50])" office:value-type="float" office:value="0" calcext:value-type="float">
            <text:p>0</text:p>
          </table:table-cell>
          <table:table-cell table:style-name="ce81" table:formula="of:=2*[.F21]+1*[.G21]+0*[.H21]" office:value-type="float" office:value="0" calcext:value-type="float">
            <text:p>0</text:p>
          </table:table-cell>
          <table:table-cell table:style-name="ce81" table:formula="of:=SUMIF([$B_ELABORAZIONE.$F$3:$B_ELABORAZIONE.$F$50];[.D21];[$B_ELABORAZIONE.$O$3:$B_ELABORAZIONE.$O$50])+SUMIF([$B_ELABORAZIONE.$G$3:$B_ELABORAZIONE.$G$50];[.D21];[$B_ELABORAZIONE.$U$3:$B_ELABORAZIONE.$U$50])" office:value-type="float" office:value="0" calcext:value-type="float">
            <text:p>0</text:p>
          </table:table-cell>
          <table:table-cell table:style-name="ce81" table:formula="of:=SUMIF([$B_ELABORAZIONE.$F$3:$B_ELABORAZIONE.$F$50];[.D21];[$B_ELABORAZIONE.$P$3:$B_ELABORAZIONE.$P$50])+SUMIF([$B_ELABORAZIONE.$G$3:$B_ELABORAZIONE.$G$50];[.D21];[$B_ELABORAZIONE.$V$3:$B_ELABORAZIONE.$V$50])" office:value-type="float" office:value="0" calcext:value-type="float">
            <text:p>0</text:p>
          </table:table-cell>
          <table:table-cell table:style-name="ce84" table:formula="of:=SUMIF([$B_ELABORAZIONE.$F$3:$B_ELABORAZIONE.$F$50];[.D21];[$B_ELABORAZIONE.$Q$3:$B_ELABORAZIONE.$Q$50])+SUMIF([$B_ELABORAZIONE.$G$3:$B_ELABORAZIONE.$G$50];[.D21];[$B_ELABORAZIONE.$W$3:$B_ELABORAZIONE.$W$50])" office:value-type="float" office:value="0" calcext:value-type="float">
            <text:p>+0</text:p>
          </table:table-cell>
          <table:table-cell table:style-name="ce81" table:formula="of:=IF([.I21]=[.I22];[$B_ELABORAZIONE.O24];0)" office:value-type="float" office:value="67" calcext:value-type="float">
            <text:p>67</text:p>
          </table:table-cell>
          <table:table-cell table:style-name="ce81" table:formula="of:=IF([.I21]=[.I23];[$B_ELABORAZIONE.O25];0)" office:value-type="float" office:value="83" calcext:value-type="float">
            <text:p>83</text:p>
          </table:table-cell>
          <table:table-cell table:style-name="ce81" table:formula="of:=IF([.I21]=[.I20];[$B_ELABORAZIONE.U21];0)" office:value-type="float" office:value="68" calcext:value-type="float">
            <text:p>68</text:p>
          </table:table-cell>
          <table:table-cell table:style-name="ce84" table:formula="of:=IF([.F21]=[.F22];[$B_ELABORAZIONE.Q24])" office:value-type="float" office:value="14" calcext:value-type="float">
            <text:p>+14</text:p>
          </table:table-cell>
          <table:table-cell table:style-name="ce84" table:formula="of:=IF([.I21]=[.I23];[$B_ELABORAZIONE.Q25];0)" office:value-type="float" office:value="26" calcext:value-type="float">
            <text:p>+26</text:p>
          </table:table-cell>
          <table:table-cell table:style-name="ce84" table:formula="of:=IF([.I21]=[.I20];[$B_ELABORAZIONE.W21];0)" office:value-type="float" office:value="-28" calcext:value-type="float">
            <text:p>-28</text:p>
          </table:table-cell>
          <table:table-cell table:style-name="ce140" table:formula="of:=[.I21]+(500+[.P21]+[.Q21]+[.R21])*10^-3+([.M21]+[.N21]+[.O21])*10^-6+(500+[.L21])*10^-9+[.J21]*10^-12" office:value-type="float" office:value="0.5122185" calcext:value-type="float">
            <text:p>,512218500000</text:p>
          </table:table-cell>
          <table:table-cell table:number-columns-repeated="45"/>
        </table:table-row>
        <table:table-row table:style-name="ro3">
          <table:table-cell table:style-name="ce95" table:formula="of:=COUNTIF([.$S$20:.$S$23];&quot;&gt;=&quot;&amp;[.S22])" office:value-type="float" office:value="3" calcext:value-type="float">
            <text:p>3</text:p>
          </table:table-cell>
          <table:table-cell table:style-name="ce398" office:value-type="string" calcext:value-type="string">
            <text:p>D</text:p>
          </table:table-cell>
          <table:table-cell table:style-name="ce124" office:value-type="float" office:value="3" calcext:value-type="float">
            <text:p>3</text:p>
          </table:table-cell>
          <table:table-cell table:style-name="ce127" table:formula="of:=IF(FIND([.$B22];&quot;ABCDEFGH&quot;;1)&gt;0;INDEX([$A_INSERIMENTI.D$3:$A_INSERIMENTI.I$34];MATCH(1;([$A_INSERIMENTI.H$3:$A_INSERIMENTI.H$34]=[.$B22])*([$A_INSERIMENTI.I$3:$A_INSERIMENTI.I$34]=[.$C22]);0);2)&amp;&quot; (&quot;&amp;INDEX([$A_INSERIMENTI.D$3:$A_INSERIMENTI.I$34];MATCH(1;([$A_INSERIMENTI.H$3:$A_INSERIMENTI.H$34]=[.$B22])*([$A_INSERIMENTI.I$3:$A_INSERIMENTI.I$34]=[.$C22]);0);1)&amp;&quot;)&quot;;&quot;DA SISTEMARE&quot;)" office:value-type="string" office:string-value="D3 (15)" calcext:value-type="string">
            <text:p>D3 (15)</text:p>
          </table:table-cell>
          <table:table-cell table:style-name="ce81" table:formula="of:=[.F22]+[.G22]+[.H22]" office:value-type="float" office:value="0" calcext:value-type="float">
            <text:p>0</text:p>
          </table:table-cell>
          <table:table-cell table:style-name="ce81" table:formula="of:=SUMIF([$B_ELABORAZIONE.$F$3:$B_ELABORAZIONE.$F$50];[.D22];[$B_ELABORAZIONE.$L$3:$B_ELABORAZIONE.$L$50])+SUMIF([$B_ELABORAZIONE.$G$3:$B_ELABORAZIONE.$G$50];[.D22];[$B_ELABORAZIONE.$R$3:$B_ELABORAZIONE.$R$50])" office:value-type="float" office:value="0" calcext:value-type="float">
            <text:p>0</text:p>
          </table:table-cell>
          <table:table-cell table:style-name="ce81" table:formula="of:=SUMIF([$B_ELABORAZIONE.$F$3:$B_ELABORAZIONE.$F$50];[.D22];[$B_ELABORAZIONE.$M$3:$B_ELABORAZIONE.$M$50])+SUMIF([$B_ELABORAZIONE.$G$3:$B_ELABORAZIONE.$G$50];[.D22];[$B_ELABORAZIONE.$S$3:$B_ELABORAZIONE.$S$50])" office:value-type="float" office:value="0" calcext:value-type="float">
            <text:p>0</text:p>
          </table:table-cell>
          <table:table-cell table:style-name="ce81" table:formula="of:=SUMIF([$B_ELABORAZIONE.$F$3:$B_ELABORAZIONE.$F$50];[.D22];[$B_ELABORAZIONE.$N$3:$B_ELABORAZIONE.$N$50])+SUMIF([$B_ELABORAZIONE.$G$3:$B_ELABORAZIONE.$G$50];[.D22];[$B_ELABORAZIONE.$T$3:$B_ELABORAZIONE.$T$50])" office:value-type="float" office:value="0" calcext:value-type="float">
            <text:p>0</text:p>
          </table:table-cell>
          <table:table-cell table:style-name="ce81" table:formula="of:=2*[.F22]+1*[.G22]+0*[.H22]" office:value-type="float" office:value="0" calcext:value-type="float">
            <text:p>0</text:p>
          </table:table-cell>
          <table:table-cell table:style-name="ce81" table:formula="of:=SUMIF([$B_ELABORAZIONE.$F$3:$B_ELABORAZIONE.$F$50];[.D22];[$B_ELABORAZIONE.$O$3:$B_ELABORAZIONE.$O$50])+SUMIF([$B_ELABORAZIONE.$G$3:$B_ELABORAZIONE.$G$50];[.D22];[$B_ELABORAZIONE.$U$3:$B_ELABORAZIONE.$U$50])" office:value-type="float" office:value="0" calcext:value-type="float">
            <text:p>0</text:p>
          </table:table-cell>
          <table:table-cell table:style-name="ce81" table:formula="of:=SUMIF([$B_ELABORAZIONE.$F$3:$B_ELABORAZIONE.$F$50];[.D22];[$B_ELABORAZIONE.$P$3:$B_ELABORAZIONE.$P$50])+SUMIF([$B_ELABORAZIONE.$G$3:$B_ELABORAZIONE.$G$50];[.D22];[$B_ELABORAZIONE.$V$3:$B_ELABORAZIONE.$V$50])" office:value-type="float" office:value="0" calcext:value-type="float">
            <text:p>0</text:p>
          </table:table-cell>
          <table:table-cell table:style-name="ce84" table:formula="of:=SUMIF([$B_ELABORAZIONE.$F$3:$B_ELABORAZIONE.$F$50];[.D22];[$B_ELABORAZIONE.$Q$3:$B_ELABORAZIONE.$Q$50])+SUMIF([$B_ELABORAZIONE.$G$3:$B_ELABORAZIONE.$G$50];[.D22];[$B_ELABORAZIONE.$W$3:$B_ELABORAZIONE.$W$50])" office:value-type="float" office:value="0" calcext:value-type="float">
            <text:p>+0</text:p>
          </table:table-cell>
          <table:table-cell table:style-name="ce81" table:formula="of:=IF([.I22]=[.I23];[$B_ELABORAZIONE.O26];0)" office:value-type="float" office:value="72" calcext:value-type="float">
            <text:p>72</text:p>
          </table:table-cell>
          <table:table-cell table:style-name="ce81" table:formula="of:=IF([.I22]=[.I20];[$B_ELABORAZIONE.U22];0)" office:value-type="float" office:value="29" calcext:value-type="float">
            <text:p>29</text:p>
          </table:table-cell>
          <table:table-cell table:style-name="ce81" table:formula="of:=IF([.I22]=[.I21];[$B_ELABORAZIONE.U24];0)" office:value-type="float" office:value="53" calcext:value-type="float">
            <text:p>53</text:p>
          </table:table-cell>
          <table:table-cell table:style-name="ce84" table:formula="of:=IF([.I22]=[.I23];[$B_ELABORAZIONE.Q26];0)" office:value-type="float" office:value="20" calcext:value-type="float">
            <text:p>+20</text:p>
          </table:table-cell>
          <table:table-cell table:style-name="ce84" table:formula="of:=IF([.D22]=[.D20];[$B_ELABORAZIONE.W22];0)" office:value-type="float" office:value="0" calcext:value-type="float">
            <text:p>+0</text:p>
          </table:table-cell>
          <table:table-cell table:style-name="ce84" table:formula="of:=IF([.I22]=[.I21];[$B_ELABORAZIONE.W24];0)" office:value-type="float" office:value="-14" calcext:value-type="float">
            <text:p>-14</text:p>
          </table:table-cell>
          <table:table-cell table:style-name="ce140" table:formula="of:=[.I22]+(500+[.P22]+[.Q22]+[.R22])*10^-3+([.M22]+[.N22]+[.O22])*10^-6+(500+[.L22])*10^-9+[.J22]*10^-12" office:value-type="float" office:value="0.5061545" calcext:value-type="float">
            <text:p>,506154500000</text:p>
          </table:table-cell>
          <table:table-cell table:number-columns-repeated="45"/>
        </table:table-row>
        <table:table-row table:style-name="ro3">
          <table:table-cell table:style-name="ce96" table:formula="of:=COUNTIF([.$S$20:.$S$23];&quot;&gt;=&quot;&amp;[.S23])" office:value-type="float" office:value="4" calcext:value-type="float">
            <text:p>4</text:p>
          </table:table-cell>
          <table:table-cell table:style-name="ce399" office:value-type="string" calcext:value-type="string">
            <text:p>D</text:p>
          </table:table-cell>
          <table:table-cell table:style-name="ce125" office:value-type="float" office:value="4" calcext:value-type="float">
            <text:p>4</text:p>
          </table:table-cell>
          <table:table-cell table:style-name="ce128" table:formula="of:=IF(FIND([.$B23];&quot;ABCDEFGH&quot;;1)&gt;0;INDEX([$A_INSERIMENTI.D$3:$A_INSERIMENTI.I$34];MATCH(1;([$A_INSERIMENTI.H$3:$A_INSERIMENTI.H$34]=[.$B23])*([$A_INSERIMENTI.I$3:$A_INSERIMENTI.I$34]=[.$C23]);0);2)&amp;&quot; (&quot;&amp;INDEX([$A_INSERIMENTI.D$3:$A_INSERIMENTI.I$34];MATCH(1;([$A_INSERIMENTI.H$3:$A_INSERIMENTI.H$34]=[.$B23])*([$A_INSERIMENTI.I$3:$A_INSERIMENTI.I$34]=[.$C23]);0);1)&amp;&quot;)&quot;;&quot;DA SISTEMARE&quot;)" office:value-type="string" office:string-value="D4 (16)" calcext:value-type="string">
            <text:p>D4 (16)</text:p>
          </table:table-cell>
          <table:table-cell table:style-name="ce82" table:formula="of:=[.F23]+[.G23]+[.H23]" office:value-type="float" office:value="0" calcext:value-type="float">
            <text:p>0</text:p>
          </table:table-cell>
          <table:table-cell table:style-name="ce82" table:formula="of:=SUMIF([$B_ELABORAZIONE.$F$3:$B_ELABORAZIONE.$F$50];[.D23];[$B_ELABORAZIONE.$L$3:$B_ELABORAZIONE.$L$50])+SUMIF([$B_ELABORAZIONE.$G$3:$B_ELABORAZIONE.$G$50];[.D23];[$B_ELABORAZIONE.$R$3:$B_ELABORAZIONE.$R$50])" office:value-type="float" office:value="0" calcext:value-type="float">
            <text:p>0</text:p>
          </table:table-cell>
          <table:table-cell table:style-name="ce82" table:formula="of:=SUMIF([$B_ELABORAZIONE.$F$3:$B_ELABORAZIONE.$F$50];[.D23];[$B_ELABORAZIONE.$M$3:$B_ELABORAZIONE.$M$50])+SUMIF([$B_ELABORAZIONE.$G$3:$B_ELABORAZIONE.$G$50];[.D23];[$B_ELABORAZIONE.$S$3:$B_ELABORAZIONE.$S$50])" office:value-type="float" office:value="0" calcext:value-type="float">
            <text:p>0</text:p>
          </table:table-cell>
          <table:table-cell table:style-name="ce82" table:formula="of:=SUMIF([$B_ELABORAZIONE.$F$3:$B_ELABORAZIONE.$F$50];[.D23];[$B_ELABORAZIONE.$N$3:$B_ELABORAZIONE.$N$50])+SUMIF([$B_ELABORAZIONE.$G$3:$B_ELABORAZIONE.$G$50];[.D23];[$B_ELABORAZIONE.$T$3:$B_ELABORAZIONE.$T$50])" office:value-type="float" office:value="0" calcext:value-type="float">
            <text:p>0</text:p>
          </table:table-cell>
          <table:table-cell table:style-name="ce82" table:formula="of:=2*[.F23]+1*[.G23]+0*[.H23]" office:value-type="float" office:value="0" calcext:value-type="float">
            <text:p>0</text:p>
          </table:table-cell>
          <table:table-cell table:style-name="ce82" table:formula="of:=SUMIF([$B_ELABORAZIONE.$F$3:$B_ELABORAZIONE.$F$50];[.D23];[$B_ELABORAZIONE.$O$3:$B_ELABORAZIONE.$O$50])+SUMIF([$B_ELABORAZIONE.$G$3:$B_ELABORAZIONE.$G$50];[.D23];[$B_ELABORAZIONE.$U$3:$B_ELABORAZIONE.$U$50])" office:value-type="float" office:value="0" calcext:value-type="float">
            <text:p>0</text:p>
          </table:table-cell>
          <table:table-cell table:style-name="ce82" table:formula="of:=SUMIF([$B_ELABORAZIONE.$F$3:$B_ELABORAZIONE.$F$50];[.D23];[$B_ELABORAZIONE.$P$3:$B_ELABORAZIONE.$P$50])+SUMIF([$B_ELABORAZIONE.$G$3:$B_ELABORAZIONE.$G$50];[.D23];[$B_ELABORAZIONE.$V$3:$B_ELABORAZIONE.$V$50])" office:value-type="float" office:value="0" calcext:value-type="float">
            <text:p>0</text:p>
          </table:table-cell>
          <table:table-cell table:style-name="ce85" table:formula="of:=SUMIF([$B_ELABORAZIONE.$F$3:$B_ELABORAZIONE.$F$50];[.D23];[$B_ELABORAZIONE.$Q$3:$B_ELABORAZIONE.$Q$50])+SUMIF([$B_ELABORAZIONE.$G$3:$B_ELABORAZIONE.$G$50];[.D23];[$B_ELABORAZIONE.$W$3:$B_ELABORAZIONE.$W$50])" office:value-type="float" office:value="0" calcext:value-type="float">
            <text:p>+0</text:p>
          </table:table-cell>
          <table:table-cell table:style-name="ce82" table:formula="of:=IF([.I23]=[.I20];[$B_ELABORAZIONE.U23];0)" office:value-type="float" office:value="64" calcext:value-type="float">
            <text:p>64</text:p>
          </table:table-cell>
          <table:table-cell table:style-name="ce82" table:formula="of:=IF([.I23]=[.I21];[$B_ELABORAZIONE.U25];0)" office:value-type="float" office:value="57" calcext:value-type="float">
            <text:p>57</text:p>
          </table:table-cell>
          <table:table-cell table:style-name="ce82" table:formula="of:=IF([.I23]=[.I22];[$B_ELABORAZIONE.U26];0)" office:value-type="float" office:value="52" calcext:value-type="float">
            <text:p>52</text:p>
          </table:table-cell>
          <table:table-cell table:style-name="ce85" table:formula="of:=IF([.I23]=[.I20];[$B_ELABORAZIONE.W23];0)" office:value-type="float" office:value="10" calcext:value-type="float">
            <text:p>+10</text:p>
          </table:table-cell>
          <table:table-cell table:style-name="ce85" table:formula="of:=IF([.I23]=[.I20];[$B_ELABORAZIONE.W25];0)" office:value-type="float" office:value="-26" calcext:value-type="float">
            <text:p>-26</text:p>
          </table:table-cell>
          <table:table-cell table:style-name="ce85" table:formula="of:=IF([.I23]=[.I22];[$B_ELABORAZIONE.W26];0)" office:value-type="float" office:value="-20" calcext:value-type="float">
            <text:p>-20</text:p>
          </table:table-cell>
          <table:table-cell table:style-name="ce141" table:formula="of:=[.I23]+(500+[.P23]+[.Q23]+[.R23])*10^-3+([.M23]+[.N23]+[.O23])*10^-6+(500+[.L23])*10^-9+[.J23]*10^-12" office:value-type="float" office:value="0.4641735" calcext:value-type="float">
            <text:p>,464173500000</text:p>
          </table:table-cell>
          <table:table-cell table:number-columns-repeated="45"/>
        </table:table-row>
        <table:table-row table:style-name="ro4">
          <table:table-cell table:number-columns-repeated="64"/>
        </table:table-row>
        <table:table-row table:style-name="ro3">
          <table:table-cell table:style-name="ce19" office:value-type="string" calcext:value-type="string">
            <text:p>Pos</text:p>
          </table:table-cell>
          <table:table-cell table:style-name="ce98" office:value-type="string" calcext:value-type="string">
            <text:p>Girone</text:p>
          </table:table-cell>
          <table:table-cell table:style-name="ce98" office:value-type="string" calcext:value-type="string">
            <text:p>IDG</text:p>
          </table:table-cell>
          <table:table-cell table:style-name="ce98" office:value-type="string" calcext:value-type="string">
            <text:p>Squadra</text:p>
          </table:table-cell>
          <table:table-cell table:style-name="ce56" office:value-type="string" calcext:value-type="string">
            <text:p>Giocate</text:p>
          </table:table-cell>
          <table:table-cell table:style-name="ce56" office:value-type="string" calcext:value-type="string">
            <text:p>Vinte</text:p>
          </table:table-cell>
          <table:table-cell table:style-name="ce56" office:value-type="string" calcext:value-type="string">
            <text:p>Perse</text:p>
          </table:table-cell>
          <table:table-cell table:style-name="ce56" office:value-type="string" calcext:value-type="string">
            <text:p>Forfait</text:p>
          </table:table-cell>
          <table:table-cell table:style-name="ce56" office:value-type="string" calcext:value-type="string">
            <text:p>P.Class.</text:p>
          </table:table-cell>
          <table:table-cell table:style-name="ce56" office:value-type="string" calcext:value-type="string">
            <text:p>P.Gara Fatti</text:p>
          </table:table-cell>
          <table:table-cell table:style-name="ce56" office:value-type="string" calcext:value-type="string">
            <text:p>P.Gara Subiti</text:p>
          </table:table-cell>
          <table:table-cell table:style-name="ce56" office:value-type="string" calcext:value-type="string">
            <text:p>Diff.P.Gara</text:p>
          </table:table-cell>
          <table:table-cell table:style-name="ce56" office:value-type="string" calcext:value-type="string">
            <text:p>P.Gara Fatti SD1</text:p>
          </table:table-cell>
          <table:table-cell table:style-name="ce56" office:value-type="string" calcext:value-type="string">
            <text:p>P.Gara Fatti SD2</text:p>
          </table:table-cell>
          <table:table-cell table:style-name="ce56" office:value-type="string" calcext:value-type="string">
            <text:p>P.Gara Fatti SD3</text:p>
          </table:table-cell>
          <table:table-cell table:style-name="ce56" office:value-type="string" calcext:value-type="string">
            <text:p>Diff.P.Gara SD1</text:p>
          </table:table-cell>
          <table:table-cell table:style-name="ce56" office:value-type="string" calcext:value-type="string">
            <text:p>Diff.P.Gara SD2</text:p>
          </table:table-cell>
          <table:table-cell table:style-name="ce56" office:value-type="string" calcext:value-type="string">
            <text:p>Diff.P.Gara SD3</text:p>
          </table:table-cell>
          <table:table-cell table:style-name="ce19" office:value-type="string" calcext:value-type="string">
            <text:p>Coeff.</text:p>
          </table:table-cell>
          <table:table-cell table:style-name="ce257" table:number-columns-repeated="41"/>
          <table:table-cell table:number-columns-repeated="4"/>
        </table:table-row>
        <table:table-row table:style-name="ro3">
          <table:table-cell table:style-name="ce94" table:formula="of:=COUNTIF([.$S$26:.$S$29];&quot;&gt;=&quot;&amp;[.S26])" office:value-type="float" office:value="3" calcext:value-type="float">
            <text:p>3</text:p>
          </table:table-cell>
          <table:table-cell table:style-name="ce400" office:value-type="string" calcext:value-type="string">
            <text:p>E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IF(FIND([.$B26];&quot;ABCDEFGH&quot;;1)&gt;0;INDEX([$A_INSERIMENTI.D$3:$A_INSERIMENTI.I$34];MATCH(1;([$A_INSERIMENTI.H$3:$A_INSERIMENTI.H$34]=[.$B26])*([$A_INSERIMENTI.I$3:$A_INSERIMENTI.I$34]=[.$C26]);0);2)&amp;&quot; (&quot;&amp;INDEX([$A_INSERIMENTI.D$3:$A_INSERIMENTI.I$34];MATCH(1;([$A_INSERIMENTI.H$3:$A_INSERIMENTI.H$34]=[.$B26])*([$A_INSERIMENTI.I$3:$A_INSERIMENTI.I$34]=[.$C26]);0);1)&amp;&quot;)&quot;;&quot;DA SISTEMARE&quot;)" office:value-type="string" office:string-value="E1 (17)" calcext:value-type="string">
            <text:p>E1 (17)</text:p>
          </table:table-cell>
          <table:table-cell table:style-name="ce80" table:formula="of:=[.F26]+[.G26]+[.H26]" office:value-type="float" office:value="0" calcext:value-type="float">
            <text:p>0</text:p>
          </table:table-cell>
          <table:table-cell table:style-name="ce80" table:formula="of:=SUMIF([$B_ELABORAZIONE.$F$3:$B_ELABORAZIONE.$F$50];[.D26];[$B_ELABORAZIONE.$L$3:$B_ELABORAZIONE.$L$50])+SUMIF([$B_ELABORAZIONE.$G$3:$B_ELABORAZIONE.$G$50];[.D26];[$B_ELABORAZIONE.$R$3:$B_ELABORAZIONE.$R$50])" office:value-type="float" office:value="0" calcext:value-type="float">
            <text:p>0</text:p>
          </table:table-cell>
          <table:table-cell table:style-name="ce80" table:formula="of:=SUMIF([$B_ELABORAZIONE.$F$3:$B_ELABORAZIONE.$F$50];[.D26];[$B_ELABORAZIONE.$M$3:$B_ELABORAZIONE.$M$50])+SUMIF([$B_ELABORAZIONE.$G$3:$B_ELABORAZIONE.$G$50];[.D26];[$B_ELABORAZIONE.$S$3:$B_ELABORAZIONE.$S$50])" office:value-type="float" office:value="0" calcext:value-type="float">
            <text:p>0</text:p>
          </table:table-cell>
          <table:table-cell table:style-name="ce80" table:formula="of:=SUMIF([$B_ELABORAZIONE.$F$3:$B_ELABORAZIONE.$F$50];[.D26];[$B_ELABORAZIONE.$N$3:$B_ELABORAZIONE.$N$50])+SUMIF([$B_ELABORAZIONE.$G$3:$B_ELABORAZIONE.$G$50];[.D26];[$B_ELABORAZIONE.$T$3:$B_ELABORAZIONE.$T$50])" office:value-type="float" office:value="0" calcext:value-type="float">
            <text:p>0</text:p>
          </table:table-cell>
          <table:table-cell table:style-name="ce80" table:formula="of:=2*[.F26]+1*[.G26]+0*[.H26]" office:value-type="float" office:value="0" calcext:value-type="float">
            <text:p>0</text:p>
          </table:table-cell>
          <table:table-cell table:style-name="ce80" table:formula="of:=SUMIF([$B_ELABORAZIONE.$F$3:$B_ELABORAZIONE.$F$50];[.D26];[$B_ELABORAZIONE.$O$3:$B_ELABORAZIONE.$O$50])+SUMIF([$B_ELABORAZIONE.$G$3:$B_ELABORAZIONE.$G$50];[.D26];[$B_ELABORAZIONE.$U$3:$B_ELABORAZIONE.$U$50])" office:value-type="float" office:value="0" calcext:value-type="float">
            <text:p>0</text:p>
          </table:table-cell>
          <table:table-cell table:style-name="ce80" table:formula="of:=SUMIF([$B_ELABORAZIONE.$F$3:$B_ELABORAZIONE.$F$50];[.D26];[$B_ELABORAZIONE.$P$3:$B_ELABORAZIONE.$P$50])+SUMIF([$B_ELABORAZIONE.$G$3:$B_ELABORAZIONE.$G$50];[.D26];[$B_ELABORAZIONE.$V$3:$B_ELABORAZIONE.$V$50])" office:value-type="float" office:value="0" calcext:value-type="float">
            <text:p>0</text:p>
          </table:table-cell>
          <table:table-cell table:style-name="ce83" table:formula="of:=SUMIF([$B_ELABORAZIONE.$F$3:$B_ELABORAZIONE.$F$50];[.D26];[$B_ELABORAZIONE.$Q$3:$B_ELABORAZIONE.$Q$50])+SUMIF([$B_ELABORAZIONE.$G$3:$B_ELABORAZIONE.$G$50];[.D26];[$B_ELABORAZIONE.$W$3:$B_ELABORAZIONE.$W$50])" office:value-type="float" office:value="0" calcext:value-type="float">
            <text:p>+0</text:p>
          </table:table-cell>
          <table:table-cell table:style-name="ce80" table:formula="of:=IF([.I26]=[.I27];[$B_ELABORAZIONE.O27];0)" office:value-type="float" office:value="86" calcext:value-type="float">
            <text:p>86</text:p>
          </table:table-cell>
          <table:table-cell table:style-name="ce80" table:formula="of:=IF([.I26]=[.I28];[$B_ELABORAZIONE.O28];0)" office:value-type="float" office:value="20" calcext:value-type="float">
            <text:p>20</text:p>
          </table:table-cell>
          <table:table-cell table:style-name="ce80" table:formula="of:=IF([.I26]=[.I29];[$B_ELABORAZIONE.O29];0)" office:value-type="float" office:value="42" calcext:value-type="float">
            <text:p>42</text:p>
          </table:table-cell>
          <table:table-cell table:style-name="ce83" table:formula="of:=IF([.I26]=[.I27];[$B_ELABORAZIONE.Q27];0)" office:value-type="float" office:value="-11" calcext:value-type="float">
            <text:p>-11</text:p>
          </table:table-cell>
          <table:table-cell table:style-name="ce83" table:formula="of:=IF([.I26]=[.I28];[$B_ELABORAZIONE.Q28];0)" office:value-type="float" office:value="20" calcext:value-type="float">
            <text:p>+20</text:p>
          </table:table-cell>
          <table:table-cell table:style-name="ce83" table:formula="of:=IF([.I26]=[.I29];[$B_ELABORAZIONE.Q29];0)" office:value-type="float" office:value="-40" calcext:value-type="float">
            <text:p>-40</text:p>
          </table:table-cell>
          <table:table-cell table:style-name="ce139" table:formula="of:=[.I26]+(500+[.P26]+[.Q26]+[.R26])*10^-3+([.M26]+[.N26]+[.O26])*10^-6+(500+[.L26])*10^-9+[.J26]*10^-12" office:value-type="float" office:value="0.4691485" calcext:value-type="float">
            <text:p>,469148500000</text:p>
          </table:table-cell>
          <table:table-cell table:number-columns-repeated="45"/>
        </table:table-row>
        <table:table-row table:style-name="ro3">
          <table:table-cell table:style-name="ce95" table:formula="of:=COUNTIF([.$S$26:.$S$29];&quot;&gt;=&quot;&amp;[.S27])" office:value-type="float" office:value="2" calcext:value-type="float">
            <text:p>2</text:p>
          </table:table-cell>
          <table:table-cell table:style-name="ce401" office:value-type="string" calcext:value-type="string">
            <text:p>E</text:p>
          </table:table-cell>
          <table:table-cell table:style-name="ce124" office:value-type="float" office:value="2" calcext:value-type="float">
            <text:p>2</text:p>
          </table:table-cell>
          <table:table-cell table:style-name="ce127" table:formula="of:=IF(FIND([.$B27];&quot;ABCDEFGH&quot;;1)&gt;0;INDEX([$A_INSERIMENTI.D$3:$A_INSERIMENTI.I$34];MATCH(1;([$A_INSERIMENTI.H$3:$A_INSERIMENTI.H$34]=[.$B27])*([$A_INSERIMENTI.I$3:$A_INSERIMENTI.I$34]=[.$C27]);0);2)&amp;&quot; (&quot;&amp;INDEX([$A_INSERIMENTI.D$3:$A_INSERIMENTI.I$34];MATCH(1;([$A_INSERIMENTI.H$3:$A_INSERIMENTI.H$34]=[.$B27])*([$A_INSERIMENTI.I$3:$A_INSERIMENTI.I$34]=[.$C27]);0);1)&amp;&quot;)&quot;;&quot;DA SISTEMARE&quot;)" office:value-type="string" office:string-value="E2 (18)" calcext:value-type="string">
            <text:p>E2 (18)</text:p>
          </table:table-cell>
          <table:table-cell table:style-name="ce81" table:formula="of:=[.F27]+[.G27]+[.H27]" office:value-type="float" office:value="0" calcext:value-type="float">
            <text:p>0</text:p>
          </table:table-cell>
          <table:table-cell table:style-name="ce81" table:formula="of:=SUMIF([$B_ELABORAZIONE.$F$3:$B_ELABORAZIONE.$F$50];[.D27];[$B_ELABORAZIONE.$L$3:$B_ELABORAZIONE.$L$50])+SUMIF([$B_ELABORAZIONE.$G$3:$B_ELABORAZIONE.$G$50];[.D27];[$B_ELABORAZIONE.$R$3:$B_ELABORAZIONE.$R$50])" office:value-type="float" office:value="0" calcext:value-type="float">
            <text:p>0</text:p>
          </table:table-cell>
          <table:table-cell table:style-name="ce81" table:formula="of:=SUMIF([$B_ELABORAZIONE.$F$3:$B_ELABORAZIONE.$F$50];[.D27];[$B_ELABORAZIONE.$M$3:$B_ELABORAZIONE.$M$50])+SUMIF([$B_ELABORAZIONE.$G$3:$B_ELABORAZIONE.$G$50];[.D27];[$B_ELABORAZIONE.$S$3:$B_ELABORAZIONE.$S$50])" office:value-type="float" office:value="0" calcext:value-type="float">
            <text:p>0</text:p>
          </table:table-cell>
          <table:table-cell table:style-name="ce81" table:formula="of:=SUMIF([$B_ELABORAZIONE.$F$3:$B_ELABORAZIONE.$F$50];[.D27];[$B_ELABORAZIONE.$N$3:$B_ELABORAZIONE.$N$50])+SUMIF([$B_ELABORAZIONE.$G$3:$B_ELABORAZIONE.$G$50];[.D27];[$B_ELABORAZIONE.$T$3:$B_ELABORAZIONE.$T$50])" office:value-type="float" office:value="0" calcext:value-type="float">
            <text:p>0</text:p>
          </table:table-cell>
          <table:table-cell table:style-name="ce81" table:formula="of:=2*[.F27]+1*[.G27]+0*[.H27]" office:value-type="float" office:value="0" calcext:value-type="float">
            <text:p>0</text:p>
          </table:table-cell>
          <table:table-cell table:style-name="ce81" table:formula="of:=SUMIF([$B_ELABORAZIONE.$F$3:$B_ELABORAZIONE.$F$50];[.D27];[$B_ELABORAZIONE.$O$3:$B_ELABORAZIONE.$O$50])+SUMIF([$B_ELABORAZIONE.$G$3:$B_ELABORAZIONE.$G$50];[.D27];[$B_ELABORAZIONE.$U$3:$B_ELABORAZIONE.$U$50])" office:value-type="float" office:value="0" calcext:value-type="float">
            <text:p>0</text:p>
          </table:table-cell>
          <table:table-cell table:style-name="ce81" table:formula="of:=SUMIF([$B_ELABORAZIONE.$F$3:$B_ELABORAZIONE.$F$50];[.D27];[$B_ELABORAZIONE.$P$3:$B_ELABORAZIONE.$P$50])+SUMIF([$B_ELABORAZIONE.$G$3:$B_ELABORAZIONE.$G$50];[.D27];[$B_ELABORAZIONE.$V$3:$B_ELABORAZIONE.$V$50])" office:value-type="float" office:value="0" calcext:value-type="float">
            <text:p>0</text:p>
          </table:table-cell>
          <table:table-cell table:style-name="ce84" table:formula="of:=SUMIF([$B_ELABORAZIONE.$F$3:$B_ELABORAZIONE.$F$50];[.D27];[$B_ELABORAZIONE.$Q$3:$B_ELABORAZIONE.$Q$50])+SUMIF([$B_ELABORAZIONE.$G$3:$B_ELABORAZIONE.$G$50];[.D27];[$B_ELABORAZIONE.$W$3:$B_ELABORAZIONE.$W$50])" office:value-type="float" office:value="0" calcext:value-type="float">
            <text:p>+0</text:p>
          </table:table-cell>
          <table:table-cell table:style-name="ce81" table:formula="of:=IF([.I27]=[.I28];[$B_ELABORAZIONE.O30];0)" office:value-type="float" office:value="66" calcext:value-type="float">
            <text:p>66</text:p>
          </table:table-cell>
          <table:table-cell table:style-name="ce81" table:formula="of:=IF([.I27]=[.I29];[$B_ELABORAZIONE.O31];0)" office:value-type="float" office:value="0" calcext:value-type="float">
            <text:p>0</text:p>
          </table:table-cell>
          <table:table-cell table:style-name="ce81" table:formula="of:=IF([.I27]=[.I26];[$B_ELABORAZIONE.U27];0)" office:value-type="float" office:value="97" calcext:value-type="float">
            <text:p>97</text:p>
          </table:table-cell>
          <table:table-cell table:style-name="ce84" table:formula="of:=IF([.F27]=[.F28];[$B_ELABORAZIONE.Q30])" office:value-type="float" office:value="17" calcext:value-type="float">
            <text:p>+17</text:p>
          </table:table-cell>
          <table:table-cell table:style-name="ce84" table:formula="of:=IF([.I27]=[.I29];[$B_ELABORAZIONE.Q31];0)" office:value-type="float" office:value="-20" calcext:value-type="float">
            <text:p>-20</text:p>
          </table:table-cell>
          <table:table-cell table:style-name="ce84" table:formula="of:=IF([.I27]=[.I26];[$B_ELABORAZIONE.W27];0)" office:value-type="float" office:value="11" calcext:value-type="float">
            <text:p>+11</text:p>
          </table:table-cell>
          <table:table-cell table:style-name="ce140" table:formula="of:=[.I27]+(500+[.P27]+[.Q27]+[.R27])*10^-3+([.M27]+[.N27]+[.O27])*10^-6+(500+[.L27])*10^-9+[.J27]*10^-12" office:value-type="float" office:value="0.5081635" calcext:value-type="float">
            <text:p>,508163500000</text:p>
          </table:table-cell>
          <table:table-cell table:number-columns-repeated="45"/>
        </table:table-row>
        <table:table-row table:style-name="ro3">
          <table:table-cell table:style-name="ce95" table:formula="of:=COUNTIF([.$S$26:.$S$29];&quot;&gt;=&quot;&amp;[.S28])" office:value-type="float" office:value="4" calcext:value-type="float">
            <text:p>4</text:p>
          </table:table-cell>
          <table:table-cell table:style-name="ce401" office:value-type="string" calcext:value-type="string">
            <text:p>E</text:p>
          </table:table-cell>
          <table:table-cell table:style-name="ce124" office:value-type="float" office:value="3" calcext:value-type="float">
            <text:p>3</text:p>
          </table:table-cell>
          <table:table-cell table:style-name="ce127" table:formula="of:=IF(FIND([.$B28];&quot;ABCDEFGH&quot;;1)&gt;0;INDEX([$A_INSERIMENTI.D$3:$A_INSERIMENTI.I$34];MATCH(1;([$A_INSERIMENTI.H$3:$A_INSERIMENTI.H$34]=[.$B28])*([$A_INSERIMENTI.I$3:$A_INSERIMENTI.I$34]=[.$C28]);0);2)&amp;&quot; (&quot;&amp;INDEX([$A_INSERIMENTI.D$3:$A_INSERIMENTI.I$34];MATCH(1;([$A_INSERIMENTI.H$3:$A_INSERIMENTI.H$34]=[.$B28])*([$A_INSERIMENTI.I$3:$A_INSERIMENTI.I$34]=[.$C28]);0);1)&amp;&quot;)&quot;;&quot;DA SISTEMARE&quot;)" office:value-type="string" office:string-value="E3 (19)" calcext:value-type="string">
            <text:p>E3 (19)</text:p>
          </table:table-cell>
          <table:table-cell table:style-name="ce81" table:formula="of:=[.F28]+[.G28]+[.H28]" office:value-type="float" office:value="0" calcext:value-type="float">
            <text:p>0</text:p>
          </table:table-cell>
          <table:table-cell table:style-name="ce81" table:formula="of:=SUMIF([$B_ELABORAZIONE.$F$3:$B_ELABORAZIONE.$F$50];[.D28];[$B_ELABORAZIONE.$L$3:$B_ELABORAZIONE.$L$50])+SUMIF([$B_ELABORAZIONE.$G$3:$B_ELABORAZIONE.$G$50];[.D28];[$B_ELABORAZIONE.$R$3:$B_ELABORAZIONE.$R$50])" office:value-type="float" office:value="0" calcext:value-type="float">
            <text:p>0</text:p>
          </table:table-cell>
          <table:table-cell table:style-name="ce81" table:formula="of:=SUMIF([$B_ELABORAZIONE.$F$3:$B_ELABORAZIONE.$F$50];[.D28];[$B_ELABORAZIONE.$M$3:$B_ELABORAZIONE.$M$50])+SUMIF([$B_ELABORAZIONE.$G$3:$B_ELABORAZIONE.$G$50];[.D28];[$B_ELABORAZIONE.$S$3:$B_ELABORAZIONE.$S$50])" office:value-type="float" office:value="0" calcext:value-type="float">
            <text:p>0</text:p>
          </table:table-cell>
          <table:table-cell table:style-name="ce81" table:formula="of:=SUMIF([$B_ELABORAZIONE.$F$3:$B_ELABORAZIONE.$F$50];[.D28];[$B_ELABORAZIONE.$N$3:$B_ELABORAZIONE.$N$50])+SUMIF([$B_ELABORAZIONE.$G$3:$B_ELABORAZIONE.$G$50];[.D28];[$B_ELABORAZIONE.$T$3:$B_ELABORAZIONE.$T$50])" office:value-type="float" office:value="0" calcext:value-type="float">
            <text:p>0</text:p>
          </table:table-cell>
          <table:table-cell table:style-name="ce81" table:formula="of:=2*[.F28]+1*[.G28]+0*[.H28]" office:value-type="float" office:value="0" calcext:value-type="float">
            <text:p>0</text:p>
          </table:table-cell>
          <table:table-cell table:style-name="ce81" table:formula="of:=SUMIF([$B_ELABORAZIONE.$F$3:$B_ELABORAZIONE.$F$50];[.D28];[$B_ELABORAZIONE.$O$3:$B_ELABORAZIONE.$O$50])+SUMIF([$B_ELABORAZIONE.$G$3:$B_ELABORAZIONE.$G$50];[.D28];[$B_ELABORAZIONE.$U$3:$B_ELABORAZIONE.$U$50])" office:value-type="float" office:value="0" calcext:value-type="float">
            <text:p>0</text:p>
          </table:table-cell>
          <table:table-cell table:style-name="ce81" table:formula="of:=SUMIF([$B_ELABORAZIONE.$F$3:$B_ELABORAZIONE.$F$50];[.D28];[$B_ELABORAZIONE.$P$3:$B_ELABORAZIONE.$P$50])+SUMIF([$B_ELABORAZIONE.$G$3:$B_ELABORAZIONE.$G$50];[.D28];[$B_ELABORAZIONE.$V$3:$B_ELABORAZIONE.$V$50])" office:value-type="float" office:value="0" calcext:value-type="float">
            <text:p>0</text:p>
          </table:table-cell>
          <table:table-cell table:style-name="ce84" table:formula="of:=SUMIF([$B_ELABORAZIONE.$F$3:$B_ELABORAZIONE.$F$50];[.D28];[$B_ELABORAZIONE.$Q$3:$B_ELABORAZIONE.$Q$50])+SUMIF([$B_ELABORAZIONE.$G$3:$B_ELABORAZIONE.$G$50];[.D28];[$B_ELABORAZIONE.$W$3:$B_ELABORAZIONE.$W$50])" office:value-type="float" office:value="0" calcext:value-type="float">
            <text:p>+0</text:p>
          </table:table-cell>
          <table:table-cell table:style-name="ce81" table:formula="of:=IF([.I28]=[.I29];[$B_ELABORAZIONE.O32];0)" office:value-type="float" office:value="0" calcext:value-type="float">
            <text:p>0</text:p>
          </table:table-cell>
          <table:table-cell table:style-name="ce81" table:formula="of:=IF([.I28]=[.I26];[$B_ELABORAZIONE.U28];0)" office:value-type="float" office:value="0" calcext:value-type="float">
            <text:p>0</text:p>
          </table:table-cell>
          <table:table-cell table:style-name="ce81" table:formula="of:=IF([.I28]=[.I27];[$B_ELABORAZIONE.U30];0)" office:value-type="float" office:value="49" calcext:value-type="float">
            <text:p>49</text:p>
          </table:table-cell>
          <table:table-cell table:style-name="ce84" table:formula="of:=IF([.I28]=[.I29];[$B_ELABORAZIONE.Q32];0)" office:value-type="float" office:value="-20" calcext:value-type="float">
            <text:p>-20</text:p>
          </table:table-cell>
          <table:table-cell table:style-name="ce84" table:formula="of:=IF([.D28]=[.D26];[$B_ELABORAZIONE.W28];0)" office:value-type="float" office:value="0" calcext:value-type="float">
            <text:p>+0</text:p>
          </table:table-cell>
          <table:table-cell table:style-name="ce84" table:formula="of:=IF([.I28]=[.I27];[$B_ELABORAZIONE.W30];0)" office:value-type="float" office:value="-17" calcext:value-type="float">
            <text:p>-17</text:p>
          </table:table-cell>
          <table:table-cell table:style-name="ce140" table:formula="of:=[.I28]+(500+[.P28]+[.Q28]+[.R28])*10^-3+([.M28]+[.N28]+[.O28])*10^-6+(500+[.L28])*10^-9+[.J28]*10^-12" office:value-type="float" office:value="0.4630495" calcext:value-type="float">
            <text:p>,463049500000</text:p>
          </table:table-cell>
          <table:table-cell table:number-columns-repeated="45"/>
        </table:table-row>
        <table:table-row table:style-name="ro3">
          <table:table-cell table:style-name="ce96" table:formula="of:=COUNTIF([.$S$26:.$S$29];&quot;&gt;=&quot;&amp;[.S29])" office:value-type="float" office:value="1" calcext:value-type="float">
            <text:p>1</text:p>
          </table:table-cell>
          <table:table-cell table:style-name="ce402" office:value-type="string" calcext:value-type="string">
            <text:p>E</text:p>
          </table:table-cell>
          <table:table-cell table:style-name="ce125" office:value-type="float" office:value="4" calcext:value-type="float">
            <text:p>4</text:p>
          </table:table-cell>
          <table:table-cell table:style-name="ce128" table:formula="of:=IF(FIND([.$B29];&quot;ABCDEFGH&quot;;1)&gt;0;INDEX([$A_INSERIMENTI.D$3:$A_INSERIMENTI.I$34];MATCH(1;([$A_INSERIMENTI.H$3:$A_INSERIMENTI.H$34]=[.$B29])*([$A_INSERIMENTI.I$3:$A_INSERIMENTI.I$34]=[.$C29]);0);2)&amp;&quot; (&quot;&amp;INDEX([$A_INSERIMENTI.D$3:$A_INSERIMENTI.I$34];MATCH(1;([$A_INSERIMENTI.H$3:$A_INSERIMENTI.H$34]=[.$B29])*([$A_INSERIMENTI.I$3:$A_INSERIMENTI.I$34]=[.$C29]);0);1)&amp;&quot;)&quot;;&quot;DA SISTEMARE&quot;)" office:value-type="string" office:string-value="E4 (20)" calcext:value-type="string">
            <text:p>E4 (20)</text:p>
          </table:table-cell>
          <table:table-cell table:style-name="ce82" table:formula="of:=[.F29]+[.G29]+[.H29]" office:value-type="float" office:value="0" calcext:value-type="float">
            <text:p>0</text:p>
          </table:table-cell>
          <table:table-cell table:style-name="ce82" table:formula="of:=SUMIF([$B_ELABORAZIONE.$F$3:$B_ELABORAZIONE.$F$50];[.D29];[$B_ELABORAZIONE.$L$3:$B_ELABORAZIONE.$L$50])+SUMIF([$B_ELABORAZIONE.$G$3:$B_ELABORAZIONE.$G$50];[.D29];[$B_ELABORAZIONE.$R$3:$B_ELABORAZIONE.$R$50])" office:value-type="float" office:value="0" calcext:value-type="float">
            <text:p>0</text:p>
          </table:table-cell>
          <table:table-cell table:style-name="ce82" table:formula="of:=SUMIF([$B_ELABORAZIONE.$F$3:$B_ELABORAZIONE.$F$50];[.D29];[$B_ELABORAZIONE.$M$3:$B_ELABORAZIONE.$M$50])+SUMIF([$B_ELABORAZIONE.$G$3:$B_ELABORAZIONE.$G$50];[.D29];[$B_ELABORAZIONE.$S$3:$B_ELABORAZIONE.$S$50])" office:value-type="float" office:value="0" calcext:value-type="float">
            <text:p>0</text:p>
          </table:table-cell>
          <table:table-cell table:style-name="ce82" table:formula="of:=SUMIF([$B_ELABORAZIONE.$F$3:$B_ELABORAZIONE.$F$50];[.D29];[$B_ELABORAZIONE.$N$3:$B_ELABORAZIONE.$N$50])+SUMIF([$B_ELABORAZIONE.$G$3:$B_ELABORAZIONE.$G$50];[.D29];[$B_ELABORAZIONE.$T$3:$B_ELABORAZIONE.$T$50])" office:value-type="float" office:value="0" calcext:value-type="float">
            <text:p>0</text:p>
          </table:table-cell>
          <table:table-cell table:style-name="ce82" table:formula="of:=2*[.F29]+1*[.G29]+0*[.H29]" office:value-type="float" office:value="0" calcext:value-type="float">
            <text:p>0</text:p>
          </table:table-cell>
          <table:table-cell table:style-name="ce82" table:formula="of:=SUMIF([$B_ELABORAZIONE.$F$3:$B_ELABORAZIONE.$F$50];[.D29];[$B_ELABORAZIONE.$O$3:$B_ELABORAZIONE.$O$50])+SUMIF([$B_ELABORAZIONE.$G$3:$B_ELABORAZIONE.$G$50];[.D29];[$B_ELABORAZIONE.$U$3:$B_ELABORAZIONE.$U$50])" office:value-type="float" office:value="0" calcext:value-type="float">
            <text:p>0</text:p>
          </table:table-cell>
          <table:table-cell table:style-name="ce82" table:formula="of:=SUMIF([$B_ELABORAZIONE.$F$3:$B_ELABORAZIONE.$F$50];[.D29];[$B_ELABORAZIONE.$P$3:$B_ELABORAZIONE.$P$50])+SUMIF([$B_ELABORAZIONE.$G$3:$B_ELABORAZIONE.$G$50];[.D29];[$B_ELABORAZIONE.$V$3:$B_ELABORAZIONE.$V$50])" office:value-type="float" office:value="0" calcext:value-type="float">
            <text:p>0</text:p>
          </table:table-cell>
          <table:table-cell table:style-name="ce85" table:formula="of:=SUMIF([$B_ELABORAZIONE.$F$3:$B_ELABORAZIONE.$F$50];[.D29];[$B_ELABORAZIONE.$Q$3:$B_ELABORAZIONE.$Q$50])+SUMIF([$B_ELABORAZIONE.$G$3:$B_ELABORAZIONE.$G$50];[.D29];[$B_ELABORAZIONE.$W$3:$B_ELABORAZIONE.$W$50])" office:value-type="float" office:value="0" calcext:value-type="float">
            <text:p>+0</text:p>
          </table:table-cell>
          <table:table-cell table:style-name="ce82" table:formula="of:=IF([.I29]=[.I26];[$B_ELABORAZIONE.U29];0)" office:value-type="float" office:value="82" calcext:value-type="float">
            <text:p>82</text:p>
          </table:table-cell>
          <table:table-cell table:style-name="ce82" table:formula="of:=IF([.I29]=[.I27];[$B_ELABORAZIONE.U31];0)" office:value-type="float" office:value="20" calcext:value-type="float">
            <text:p>20</text:p>
          </table:table-cell>
          <table:table-cell table:style-name="ce82" table:formula="of:=IF([.I29]=[.I28];[$B_ELABORAZIONE.U32];0)" office:value-type="float" office:value="20" calcext:value-type="float">
            <text:p>20</text:p>
          </table:table-cell>
          <table:table-cell table:style-name="ce85" table:formula="of:=IF([.I29]=[.I26];[$B_ELABORAZIONE.W29];0)" office:value-type="float" office:value="40" calcext:value-type="float">
            <text:p>+40</text:p>
          </table:table-cell>
          <table:table-cell table:style-name="ce85" table:formula="of:=IF([.I29]=[.I26];[$B_ELABORAZIONE.W31];0)" office:value-type="float" office:value="20" calcext:value-type="float">
            <text:p>+20</text:p>
          </table:table-cell>
          <table:table-cell table:style-name="ce85" table:formula="of:=IF([.I29]=[.I28];[$B_ELABORAZIONE.W32];0)" office:value-type="float" office:value="20" calcext:value-type="float">
            <text:p>+20</text:p>
          </table:table-cell>
          <table:table-cell table:style-name="ce141" table:formula="of:=[.I29]+(500+[.P29]+[.Q29]+[.R29])*10^-3+([.M29]+[.N29]+[.O29])*10^-6+(500+[.L29])*10^-9+[.J29]*10^-12" office:value-type="float" office:value="0.5801225" calcext:value-type="float">
            <text:p>,580122500000</text:p>
          </table:table-cell>
          <table:table-cell table:number-columns-repeated="45"/>
        </table:table-row>
        <table:table-row table:style-name="ro4">
          <table:table-cell table:number-columns-repeated="64"/>
        </table:table-row>
        <table:table-row table:style-name="ro3">
          <table:table-cell table:style-name="ce19" office:value-type="string" calcext:value-type="string">
            <text:p>Pos</text:p>
          </table:table-cell>
          <table:table-cell table:style-name="ce98" office:value-type="string" calcext:value-type="string">
            <text:p>Girone</text:p>
          </table:table-cell>
          <table:table-cell table:style-name="ce98" office:value-type="string" calcext:value-type="string">
            <text:p>IDG</text:p>
          </table:table-cell>
          <table:table-cell table:style-name="ce98" office:value-type="string" calcext:value-type="string">
            <text:p>Squadra</text:p>
          </table:table-cell>
          <table:table-cell table:style-name="ce56" office:value-type="string" calcext:value-type="string">
            <text:p>Giocate</text:p>
          </table:table-cell>
          <table:table-cell table:style-name="ce56" office:value-type="string" calcext:value-type="string">
            <text:p>Vinte</text:p>
          </table:table-cell>
          <table:table-cell table:style-name="ce56" office:value-type="string" calcext:value-type="string">
            <text:p>Perse</text:p>
          </table:table-cell>
          <table:table-cell table:style-name="ce56" office:value-type="string" calcext:value-type="string">
            <text:p>Forfait</text:p>
          </table:table-cell>
          <table:table-cell table:style-name="ce56" office:value-type="string" calcext:value-type="string">
            <text:p>P.Class.</text:p>
          </table:table-cell>
          <table:table-cell table:style-name="ce56" office:value-type="string" calcext:value-type="string">
            <text:p>P.Gara Fatti</text:p>
          </table:table-cell>
          <table:table-cell table:style-name="ce56" office:value-type="string" calcext:value-type="string">
            <text:p>P.Gara Subiti</text:p>
          </table:table-cell>
          <table:table-cell table:style-name="ce56" office:value-type="string" calcext:value-type="string">
            <text:p>Diff.P.Gara</text:p>
          </table:table-cell>
          <table:table-cell table:style-name="ce56" office:value-type="string" calcext:value-type="string">
            <text:p>P.Gara Fatti SD1</text:p>
          </table:table-cell>
          <table:table-cell table:style-name="ce56" office:value-type="string" calcext:value-type="string">
            <text:p>P.Gara Fatti SD2</text:p>
          </table:table-cell>
          <table:table-cell table:style-name="ce56" office:value-type="string" calcext:value-type="string">
            <text:p>P.Gara Fatti SD3</text:p>
          </table:table-cell>
          <table:table-cell table:style-name="ce56" office:value-type="string" calcext:value-type="string">
            <text:p>Diff.P.Gara SD1</text:p>
          </table:table-cell>
          <table:table-cell table:style-name="ce56" office:value-type="string" calcext:value-type="string">
            <text:p>Diff.P.Gara SD2</text:p>
          </table:table-cell>
          <table:table-cell table:style-name="ce56" office:value-type="string" calcext:value-type="string">
            <text:p>Diff.P.Gara SD3</text:p>
          </table:table-cell>
          <table:table-cell table:style-name="ce19" office:value-type="string" calcext:value-type="string">
            <text:p>Coeff.</text:p>
          </table:table-cell>
          <table:table-cell table:style-name="ce257" table:number-columns-repeated="41"/>
          <table:table-cell table:number-columns-repeated="4"/>
        </table:table-row>
        <table:table-row table:style-name="ro3">
          <table:table-cell table:style-name="ce94" table:formula="of:=COUNTIF([.$S$32:.$S$35];&quot;&gt;=&quot;&amp;[.S32])" office:value-type="float" office:value="1" calcext:value-type="float">
            <text:p>1</text:p>
          </table:table-cell>
          <table:table-cell table:style-name="ce403" office:value-type="string" calcext:value-type="string">
            <text:p>F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IF(FIND([.$B32];&quot;ABCDEFGH&quot;;1)&gt;0;INDEX([$A_INSERIMENTI.D$3:$A_INSERIMENTI.I$34];MATCH(1;([$A_INSERIMENTI.H$3:$A_INSERIMENTI.H$34]=[.$B32])*([$A_INSERIMENTI.I$3:$A_INSERIMENTI.I$34]=[.$C32]);0);2)&amp;&quot; (&quot;&amp;INDEX([$A_INSERIMENTI.D$3:$A_INSERIMENTI.I$34];MATCH(1;([$A_INSERIMENTI.H$3:$A_INSERIMENTI.H$34]=[.$B32])*([$A_INSERIMENTI.I$3:$A_INSERIMENTI.I$34]=[.$C32]);0);1)&amp;&quot;)&quot;;&quot;DA SISTEMARE&quot;)" office:value-type="string" office:string-value="F1 (21)" calcext:value-type="string">
            <text:p>F1 (21)</text:p>
          </table:table-cell>
          <table:table-cell table:style-name="ce80" table:formula="of:=[.F32]+[.G32]+[.H32]" office:value-type="float" office:value="0" calcext:value-type="float">
            <text:p>0</text:p>
          </table:table-cell>
          <table:table-cell table:style-name="ce80" table:formula="of:=SUMIF([$B_ELABORAZIONE.$F$3:$B_ELABORAZIONE.$F$50];[.D32];[$B_ELABORAZIONE.$L$3:$B_ELABORAZIONE.$L$50])+SUMIF([$B_ELABORAZIONE.$G$3:$B_ELABORAZIONE.$G$50];[.D32];[$B_ELABORAZIONE.$R$3:$B_ELABORAZIONE.$R$50])" office:value-type="float" office:value="0" calcext:value-type="float">
            <text:p>0</text:p>
          </table:table-cell>
          <table:table-cell table:style-name="ce80" table:formula="of:=SUMIF([$B_ELABORAZIONE.$F$3:$B_ELABORAZIONE.$F$50];[.D32];[$B_ELABORAZIONE.$M$3:$B_ELABORAZIONE.$M$50])+SUMIF([$B_ELABORAZIONE.$G$3:$B_ELABORAZIONE.$G$50];[.D32];[$B_ELABORAZIONE.$S$3:$B_ELABORAZIONE.$S$50])" office:value-type="float" office:value="0" calcext:value-type="float">
            <text:p>0</text:p>
          </table:table-cell>
          <table:table-cell table:style-name="ce80" table:formula="of:=SUMIF([$B_ELABORAZIONE.$F$3:$B_ELABORAZIONE.$F$50];[.D32];[$B_ELABORAZIONE.$N$3:$B_ELABORAZIONE.$N$50])+SUMIF([$B_ELABORAZIONE.$G$3:$B_ELABORAZIONE.$G$50];[.D32];[$B_ELABORAZIONE.$T$3:$B_ELABORAZIONE.$T$50])" office:value-type="float" office:value="0" calcext:value-type="float">
            <text:p>0</text:p>
          </table:table-cell>
          <table:table-cell table:style-name="ce80" table:formula="of:=2*[.F32]+1*[.G32]+0*[.H32]" office:value-type="float" office:value="0" calcext:value-type="float">
            <text:p>0</text:p>
          </table:table-cell>
          <table:table-cell table:style-name="ce80" table:formula="of:=SUMIF([$B_ELABORAZIONE.$F$3:$B_ELABORAZIONE.$F$50];[.D32];[$B_ELABORAZIONE.$O$3:$B_ELABORAZIONE.$O$50])+SUMIF([$B_ELABORAZIONE.$G$3:$B_ELABORAZIONE.$G$50];[.D32];[$B_ELABORAZIONE.$U$3:$B_ELABORAZIONE.$U$50])" office:value-type="float" office:value="0" calcext:value-type="float">
            <text:p>0</text:p>
          </table:table-cell>
          <table:table-cell table:style-name="ce80" table:formula="of:=SUMIF([$B_ELABORAZIONE.$F$3:$B_ELABORAZIONE.$F$50];[.D32];[$B_ELABORAZIONE.$P$3:$B_ELABORAZIONE.$P$50])+SUMIF([$B_ELABORAZIONE.$G$3:$B_ELABORAZIONE.$G$50];[.D32];[$B_ELABORAZIONE.$V$3:$B_ELABORAZIONE.$V$50])" office:value-type="float" office:value="0" calcext:value-type="float">
            <text:p>0</text:p>
          </table:table-cell>
          <table:table-cell table:style-name="ce83" table:formula="of:=SUMIF([$B_ELABORAZIONE.$F$3:$B_ELABORAZIONE.$F$50];[.D32];[$B_ELABORAZIONE.$Q$3:$B_ELABORAZIONE.$Q$50])+SUMIF([$B_ELABORAZIONE.$G$3:$B_ELABORAZIONE.$G$50];[.D32];[$B_ELABORAZIONE.$W$3:$B_ELABORAZIONE.$W$50])" office:value-type="float" office:value="0" calcext:value-type="float">
            <text:p>+0</text:p>
          </table:table-cell>
          <table:table-cell table:style-name="ce80" table:formula="of:=IF([.I32]=[.I33];[$B_ELABORAZIONE.O33];0)" office:value-type="float" office:value="61" calcext:value-type="float">
            <text:p>61</text:p>
          </table:table-cell>
          <table:table-cell table:style-name="ce80" table:formula="of:=IF([.I32]=[.I34];[$B_ELABORAZIONE.O34];0)" office:value-type="float" office:value="64" calcext:value-type="float">
            <text:p>64</text:p>
          </table:table-cell>
          <table:table-cell table:style-name="ce80" table:formula="of:=IF([.I32]=[.I35];[$B_ELABORAZIONE.O35];0)" office:value-type="float" office:value="24" calcext:value-type="float">
            <text:p>24</text:p>
          </table:table-cell>
          <table:table-cell table:style-name="ce83" table:formula="of:=IF([.I32]=[.I33];[$B_ELABORAZIONE.Q33];0)" office:value-type="float" office:value="20" calcext:value-type="float">
            <text:p>+20</text:p>
          </table:table-cell>
          <table:table-cell table:style-name="ce83" table:formula="of:=IF([.I32]=[.I34];[$B_ELABORAZIONE.Q34];0)" office:value-type="float" office:value="40" calcext:value-type="float">
            <text:p>+40</text:p>
          </table:table-cell>
          <table:table-cell table:style-name="ce83" table:formula="of:=IF([.I32]=[.I35];[$B_ELABORAZIONE.Q35];0)" office:value-type="float" office:value="1" calcext:value-type="float">
            <text:p>+1</text:p>
          </table:table-cell>
          <table:table-cell table:style-name="ce139" table:formula="of:=[.I32]+(500+[.P32]+[.Q32]+[.R32])*10^-3+([.M32]+[.N32]+[.O32])*10^-6+(500+[.L32])*10^-9+[.J32]*10^-12" office:value-type="float" office:value="0.5611495" calcext:value-type="float">
            <text:p>,561149500000</text:p>
          </table:table-cell>
          <table:table-cell table:number-columns-repeated="45"/>
        </table:table-row>
        <table:table-row table:style-name="ro3">
          <table:table-cell table:style-name="ce95" table:formula="of:=COUNTIF([.$S$32:.$S$35];&quot;&gt;=&quot;&amp;[.S33])" office:value-type="float" office:value="2" calcext:value-type="float">
            <text:p>2</text:p>
          </table:table-cell>
          <table:table-cell table:style-name="ce404" office:value-type="string" calcext:value-type="string">
            <text:p>F</text:p>
          </table:table-cell>
          <table:table-cell table:style-name="ce124" office:value-type="float" office:value="2" calcext:value-type="float">
            <text:p>2</text:p>
          </table:table-cell>
          <table:table-cell table:style-name="ce127" table:formula="of:=IF(FIND([.$B33];&quot;ABCDEFGH&quot;;1)&gt;0;INDEX([$A_INSERIMENTI.D$3:$A_INSERIMENTI.I$34];MATCH(1;([$A_INSERIMENTI.H$3:$A_INSERIMENTI.H$34]=[.$B33])*([$A_INSERIMENTI.I$3:$A_INSERIMENTI.I$34]=[.$C33]);0);2)&amp;&quot; (&quot;&amp;INDEX([$A_INSERIMENTI.D$3:$A_INSERIMENTI.I$34];MATCH(1;([$A_INSERIMENTI.H$3:$A_INSERIMENTI.H$34]=[.$B33])*([$A_INSERIMENTI.I$3:$A_INSERIMENTI.I$34]=[.$C33]);0);1)&amp;&quot;)&quot;;&quot;DA SISTEMARE&quot;)" office:value-type="string" office:string-value="F2 (22)" calcext:value-type="string">
            <text:p>F2 (22)</text:p>
          </table:table-cell>
          <table:table-cell table:style-name="ce81" table:formula="of:=[.F33]+[.G33]+[.H33]" office:value-type="float" office:value="0" calcext:value-type="float">
            <text:p>0</text:p>
          </table:table-cell>
          <table:table-cell table:style-name="ce81" table:formula="of:=SUMIF([$B_ELABORAZIONE.$F$3:$B_ELABORAZIONE.$F$50];[.D33];[$B_ELABORAZIONE.$L$3:$B_ELABORAZIONE.$L$50])+SUMIF([$B_ELABORAZIONE.$G$3:$B_ELABORAZIONE.$G$50];[.D33];[$B_ELABORAZIONE.$R$3:$B_ELABORAZIONE.$R$50])" office:value-type="float" office:value="0" calcext:value-type="float">
            <text:p>0</text:p>
          </table:table-cell>
          <table:table-cell table:style-name="ce81" table:formula="of:=SUMIF([$B_ELABORAZIONE.$F$3:$B_ELABORAZIONE.$F$50];[.D33];[$B_ELABORAZIONE.$M$3:$B_ELABORAZIONE.$M$50])+SUMIF([$B_ELABORAZIONE.$G$3:$B_ELABORAZIONE.$G$50];[.D33];[$B_ELABORAZIONE.$S$3:$B_ELABORAZIONE.$S$50])" office:value-type="float" office:value="0" calcext:value-type="float">
            <text:p>0</text:p>
          </table:table-cell>
          <table:table-cell table:style-name="ce81" table:formula="of:=SUMIF([$B_ELABORAZIONE.$F$3:$B_ELABORAZIONE.$F$50];[.D33];[$B_ELABORAZIONE.$N$3:$B_ELABORAZIONE.$N$50])+SUMIF([$B_ELABORAZIONE.$G$3:$B_ELABORAZIONE.$G$50];[.D33];[$B_ELABORAZIONE.$T$3:$B_ELABORAZIONE.$T$50])" office:value-type="float" office:value="0" calcext:value-type="float">
            <text:p>0</text:p>
          </table:table-cell>
          <table:table-cell table:style-name="ce81" table:formula="of:=2*[.F33]+1*[.G33]+0*[.H33]" office:value-type="float" office:value="0" calcext:value-type="float">
            <text:p>0</text:p>
          </table:table-cell>
          <table:table-cell table:style-name="ce81" table:formula="of:=SUMIF([$B_ELABORAZIONE.$F$3:$B_ELABORAZIONE.$F$50];[.D33];[$B_ELABORAZIONE.$O$3:$B_ELABORAZIONE.$O$50])+SUMIF([$B_ELABORAZIONE.$G$3:$B_ELABORAZIONE.$G$50];[.D33];[$B_ELABORAZIONE.$U$3:$B_ELABORAZIONE.$U$50])" office:value-type="float" office:value="0" calcext:value-type="float">
            <text:p>0</text:p>
          </table:table-cell>
          <table:table-cell table:style-name="ce81" table:formula="of:=SUMIF([$B_ELABORAZIONE.$F$3:$B_ELABORAZIONE.$F$50];[.D33];[$B_ELABORAZIONE.$P$3:$B_ELABORAZIONE.$P$50])+SUMIF([$B_ELABORAZIONE.$G$3:$B_ELABORAZIONE.$G$50];[.D33];[$B_ELABORAZIONE.$V$3:$B_ELABORAZIONE.$V$50])" office:value-type="float" office:value="0" calcext:value-type="float">
            <text:p>0</text:p>
          </table:table-cell>
          <table:table-cell table:style-name="ce84" table:formula="of:=SUMIF([$B_ELABORAZIONE.$F$3:$B_ELABORAZIONE.$F$50];[.D33];[$B_ELABORAZIONE.$Q$3:$B_ELABORAZIONE.$Q$50])+SUMIF([$B_ELABORAZIONE.$G$3:$B_ELABORAZIONE.$G$50];[.D33];[$B_ELABORAZIONE.$W$3:$B_ELABORAZIONE.$W$50])" office:value-type="float" office:value="0" calcext:value-type="float">
            <text:p>+0</text:p>
          </table:table-cell>
          <table:table-cell table:style-name="ce81" table:formula="of:=IF([.I33]=[.I34];[$B_ELABORAZIONE.O36];0)" office:value-type="float" office:value="94" calcext:value-type="float">
            <text:p>94</text:p>
          </table:table-cell>
          <table:table-cell table:style-name="ce81" table:formula="of:=IF([.I33]=[.I35];[$B_ELABORAZIONE.O37];0)" office:value-type="float" office:value="41" calcext:value-type="float">
            <text:p>41</text:p>
          </table:table-cell>
          <table:table-cell table:style-name="ce81" table:formula="of:=IF([.I33]=[.I32];[$B_ELABORAZIONE.U33];0)" office:value-type="float" office:value="41" calcext:value-type="float">
            <text:p>41</text:p>
          </table:table-cell>
          <table:table-cell table:style-name="ce84" table:formula="of:=IF([.F33]=[.F34];[$B_ELABORAZIONE.Q36])" office:value-type="float" office:value="56" calcext:value-type="float">
            <text:p>+56</text:p>
          </table:table-cell>
          <table:table-cell table:style-name="ce84" table:formula="of:=IF([.I33]=[.I35];[$B_ELABORAZIONE.Q37];0)" office:value-type="float" office:value="6" calcext:value-type="float">
            <text:p>+6</text:p>
          </table:table-cell>
          <table:table-cell table:style-name="ce84" table:formula="of:=IF([.I33]=[.I32];[$B_ELABORAZIONE.W33];0)" office:value-type="float" office:value="-20" calcext:value-type="float">
            <text:p>-20</text:p>
          </table:table-cell>
          <table:table-cell table:style-name="ce140" table:formula="of:=[.I33]+(500+[.P33]+[.Q33]+[.R33])*10^-3+([.M33]+[.N33]+[.O33])*10^-6+(500+[.L33])*10^-9+[.J33]*10^-12" office:value-type="float" office:value="0.5421765" calcext:value-type="float">
            <text:p>,542176500000</text:p>
          </table:table-cell>
          <table:table-cell table:number-columns-repeated="45"/>
        </table:table-row>
        <table:table-row table:style-name="ro3">
          <table:table-cell table:style-name="ce95" table:formula="of:=COUNTIF([.$S$32:.$S$35];&quot;&gt;=&quot;&amp;[.S34])" office:value-type="float" office:value="3" calcext:value-type="float">
            <text:p>3</text:p>
          </table:table-cell>
          <table:table-cell table:style-name="ce404" office:value-type="string" calcext:value-type="string">
            <text:p>F</text:p>
          </table:table-cell>
          <table:table-cell table:style-name="ce124" office:value-type="float" office:value="3" calcext:value-type="float">
            <text:p>3</text:p>
          </table:table-cell>
          <table:table-cell table:style-name="ce127" table:formula="of:=IF(FIND([.$B34];&quot;ABCDEFGH&quot;;1)&gt;0;INDEX([$A_INSERIMENTI.D$3:$A_INSERIMENTI.I$34];MATCH(1;([$A_INSERIMENTI.H$3:$A_INSERIMENTI.H$34]=[.$B34])*([$A_INSERIMENTI.I$3:$A_INSERIMENTI.I$34]=[.$C34]);0);2)&amp;&quot; (&quot;&amp;INDEX([$A_INSERIMENTI.D$3:$A_INSERIMENTI.I$34];MATCH(1;([$A_INSERIMENTI.H$3:$A_INSERIMENTI.H$34]=[.$B34])*([$A_INSERIMENTI.I$3:$A_INSERIMENTI.I$34]=[.$C34]);0);1)&amp;&quot;)&quot;;&quot;DA SISTEMARE&quot;)" office:value-type="string" office:string-value="F3 (23)" calcext:value-type="string">
            <text:p>F3 (23)</text:p>
          </table:table-cell>
          <table:table-cell table:style-name="ce81" table:formula="of:=[.F34]+[.G34]+[.H34]" office:value-type="float" office:value="0" calcext:value-type="float">
            <text:p>0</text:p>
          </table:table-cell>
          <table:table-cell table:style-name="ce81" table:formula="of:=SUMIF([$B_ELABORAZIONE.$F$3:$B_ELABORAZIONE.$F$50];[.D34];[$B_ELABORAZIONE.$L$3:$B_ELABORAZIONE.$L$50])+SUMIF([$B_ELABORAZIONE.$G$3:$B_ELABORAZIONE.$G$50];[.D34];[$B_ELABORAZIONE.$R$3:$B_ELABORAZIONE.$R$50])" office:value-type="float" office:value="0" calcext:value-type="float">
            <text:p>0</text:p>
          </table:table-cell>
          <table:table-cell table:style-name="ce81" table:formula="of:=SUMIF([$B_ELABORAZIONE.$F$3:$B_ELABORAZIONE.$F$50];[.D34];[$B_ELABORAZIONE.$M$3:$B_ELABORAZIONE.$M$50])+SUMIF([$B_ELABORAZIONE.$G$3:$B_ELABORAZIONE.$G$50];[.D34];[$B_ELABORAZIONE.$S$3:$B_ELABORAZIONE.$S$50])" office:value-type="float" office:value="0" calcext:value-type="float">
            <text:p>0</text:p>
          </table:table-cell>
          <table:table-cell table:style-name="ce81" table:formula="of:=SUMIF([$B_ELABORAZIONE.$F$3:$B_ELABORAZIONE.$F$50];[.D34];[$B_ELABORAZIONE.$N$3:$B_ELABORAZIONE.$N$50])+SUMIF([$B_ELABORAZIONE.$G$3:$B_ELABORAZIONE.$G$50];[.D34];[$B_ELABORAZIONE.$T$3:$B_ELABORAZIONE.$T$50])" office:value-type="float" office:value="0" calcext:value-type="float">
            <text:p>0</text:p>
          </table:table-cell>
          <table:table-cell table:style-name="ce81" table:formula="of:=2*[.F34]+1*[.G34]+0*[.H34]" office:value-type="float" office:value="0" calcext:value-type="float">
            <text:p>0</text:p>
          </table:table-cell>
          <table:table-cell table:style-name="ce81" table:formula="of:=SUMIF([$B_ELABORAZIONE.$F$3:$B_ELABORAZIONE.$F$50];[.D34];[$B_ELABORAZIONE.$O$3:$B_ELABORAZIONE.$O$50])+SUMIF([$B_ELABORAZIONE.$G$3:$B_ELABORAZIONE.$G$50];[.D34];[$B_ELABORAZIONE.$U$3:$B_ELABORAZIONE.$U$50])" office:value-type="float" office:value="0" calcext:value-type="float">
            <text:p>0</text:p>
          </table:table-cell>
          <table:table-cell table:style-name="ce81" table:formula="of:=SUMIF([$B_ELABORAZIONE.$F$3:$B_ELABORAZIONE.$F$50];[.D34];[$B_ELABORAZIONE.$P$3:$B_ELABORAZIONE.$P$50])+SUMIF([$B_ELABORAZIONE.$G$3:$B_ELABORAZIONE.$G$50];[.D34];[$B_ELABORAZIONE.$V$3:$B_ELABORAZIONE.$V$50])" office:value-type="float" office:value="0" calcext:value-type="float">
            <text:p>0</text:p>
          </table:table-cell>
          <table:table-cell table:style-name="ce84" table:formula="of:=SUMIF([$B_ELABORAZIONE.$F$3:$B_ELABORAZIONE.$F$50];[.D34];[$B_ELABORAZIONE.$Q$3:$B_ELABORAZIONE.$Q$50])+SUMIF([$B_ELABORAZIONE.$G$3:$B_ELABORAZIONE.$G$50];[.D34];[$B_ELABORAZIONE.$W$3:$B_ELABORAZIONE.$W$50])" office:value-type="float" office:value="0" calcext:value-type="float">
            <text:p>+0</text:p>
          </table:table-cell>
          <table:table-cell table:style-name="ce81" table:formula="of:=IF([.I34]=[.I35];[$B_ELABORAZIONE.O38];0)" office:value-type="float" office:value="72" calcext:value-type="float">
            <text:p>72</text:p>
          </table:table-cell>
          <table:table-cell table:style-name="ce81" table:formula="of:=IF([.I34]=[.I32];[$B_ELABORAZIONE.U34];0)" office:value-type="float" office:value="24" calcext:value-type="float">
            <text:p>24</text:p>
          </table:table-cell>
          <table:table-cell table:style-name="ce81" table:formula="of:=IF([.I34]=[.I33];[$B_ELABORAZIONE.U36];0)" office:value-type="float" office:value="38" calcext:value-type="float">
            <text:p>38</text:p>
          </table:table-cell>
          <table:table-cell table:style-name="ce84" table:formula="of:=IF([.I34]=[.I35];[$B_ELABORAZIONE.Q38];0)" office:value-type="float" office:value="26" calcext:value-type="float">
            <text:p>+26</text:p>
          </table:table-cell>
          <table:table-cell table:style-name="ce84" table:formula="of:=IF([.D34]=[.D32];[$B_ELABORAZIONE.W34];0)" office:value-type="float" office:value="0" calcext:value-type="float">
            <text:p>+0</text:p>
          </table:table-cell>
          <table:table-cell table:style-name="ce84" table:formula="of:=IF([.I34]=[.I33];[$B_ELABORAZIONE.W36];0)" office:value-type="float" office:value="-56" calcext:value-type="float">
            <text:p>-56</text:p>
          </table:table-cell>
          <table:table-cell table:style-name="ce140" table:formula="of:=[.I34]+(500+[.P34]+[.Q34]+[.R34])*10^-3+([.M34]+[.N34]+[.O34])*10^-6+(500+[.L34])*10^-9+[.J34]*10^-12" office:value-type="float" office:value="0.4701345" calcext:value-type="float">
            <text:p>,470134500000</text:p>
          </table:table-cell>
          <table:table-cell table:number-columns-repeated="45"/>
        </table:table-row>
        <table:table-row table:style-name="ro3">
          <table:table-cell table:style-name="ce96" table:formula="of:=COUNTIF([.$S$32:.$S$35];&quot;&gt;=&quot;&amp;[.S35])" office:value-type="float" office:value="4" calcext:value-type="float">
            <text:p>4</text:p>
          </table:table-cell>
          <table:table-cell table:style-name="ce405" office:value-type="string" calcext:value-type="string">
            <text:p>F</text:p>
          </table:table-cell>
          <table:table-cell table:style-name="ce125" office:value-type="float" office:value="4" calcext:value-type="float">
            <text:p>4</text:p>
          </table:table-cell>
          <table:table-cell table:style-name="ce128" table:formula="of:=IF(FIND([.$B35];&quot;ABCDEFGH&quot;;1)&gt;0;INDEX([$A_INSERIMENTI.D$3:$A_INSERIMENTI.I$34];MATCH(1;([$A_INSERIMENTI.H$3:$A_INSERIMENTI.H$34]=[.$B35])*([$A_INSERIMENTI.I$3:$A_INSERIMENTI.I$34]=[.$C35]);0);2)&amp;&quot; (&quot;&amp;INDEX([$A_INSERIMENTI.D$3:$A_INSERIMENTI.I$34];MATCH(1;([$A_INSERIMENTI.H$3:$A_INSERIMENTI.H$34]=[.$B35])*([$A_INSERIMENTI.I$3:$A_INSERIMENTI.I$34]=[.$C35]);0);1)&amp;&quot;)&quot;;&quot;DA SISTEMARE&quot;)" office:value-type="string" office:string-value="F4 (24)" calcext:value-type="string">
            <text:p>F4 (24)</text:p>
          </table:table-cell>
          <table:table-cell table:style-name="ce82" table:formula="of:=[.F35]+[.G35]+[.H35]" office:value-type="float" office:value="0" calcext:value-type="float">
            <text:p>0</text:p>
          </table:table-cell>
          <table:table-cell table:style-name="ce82" table:formula="of:=SUMIF([$B_ELABORAZIONE.$F$3:$B_ELABORAZIONE.$F$50];[.D35];[$B_ELABORAZIONE.$L$3:$B_ELABORAZIONE.$L$50])+SUMIF([$B_ELABORAZIONE.$G$3:$B_ELABORAZIONE.$G$50];[.D35];[$B_ELABORAZIONE.$R$3:$B_ELABORAZIONE.$R$50])" office:value-type="float" office:value="0" calcext:value-type="float">
            <text:p>0</text:p>
          </table:table-cell>
          <table:table-cell table:style-name="ce82" table:formula="of:=SUMIF([$B_ELABORAZIONE.$F$3:$B_ELABORAZIONE.$F$50];[.D35];[$B_ELABORAZIONE.$M$3:$B_ELABORAZIONE.$M$50])+SUMIF([$B_ELABORAZIONE.$G$3:$B_ELABORAZIONE.$G$50];[.D35];[$B_ELABORAZIONE.$S$3:$B_ELABORAZIONE.$S$50])" office:value-type="float" office:value="0" calcext:value-type="float">
            <text:p>0</text:p>
          </table:table-cell>
          <table:table-cell table:style-name="ce82" table:formula="of:=SUMIF([$B_ELABORAZIONE.$F$3:$B_ELABORAZIONE.$F$50];[.D35];[$B_ELABORAZIONE.$N$3:$B_ELABORAZIONE.$N$50])+SUMIF([$B_ELABORAZIONE.$G$3:$B_ELABORAZIONE.$G$50];[.D35];[$B_ELABORAZIONE.$T$3:$B_ELABORAZIONE.$T$50])" office:value-type="float" office:value="0" calcext:value-type="float">
            <text:p>0</text:p>
          </table:table-cell>
          <table:table-cell table:style-name="ce82" table:formula="of:=2*[.F35]+1*[.G35]+0*[.H35]" office:value-type="float" office:value="0" calcext:value-type="float">
            <text:p>0</text:p>
          </table:table-cell>
          <table:table-cell table:style-name="ce82" table:formula="of:=SUMIF([$B_ELABORAZIONE.$F$3:$B_ELABORAZIONE.$F$50];[.D35];[$B_ELABORAZIONE.$O$3:$B_ELABORAZIONE.$O$50])+SUMIF([$B_ELABORAZIONE.$G$3:$B_ELABORAZIONE.$G$50];[.D35];[$B_ELABORAZIONE.$U$3:$B_ELABORAZIONE.$U$50])" office:value-type="float" office:value="0" calcext:value-type="float">
            <text:p>0</text:p>
          </table:table-cell>
          <table:table-cell table:style-name="ce82" table:formula="of:=SUMIF([$B_ELABORAZIONE.$F$3:$B_ELABORAZIONE.$F$50];[.D35];[$B_ELABORAZIONE.$P$3:$B_ELABORAZIONE.$P$50])+SUMIF([$B_ELABORAZIONE.$G$3:$B_ELABORAZIONE.$G$50];[.D35];[$B_ELABORAZIONE.$V$3:$B_ELABORAZIONE.$V$50])" office:value-type="float" office:value="0" calcext:value-type="float">
            <text:p>0</text:p>
          </table:table-cell>
          <table:table-cell table:style-name="ce85" table:formula="of:=SUMIF([$B_ELABORAZIONE.$F$3:$B_ELABORAZIONE.$F$50];[.D35];[$B_ELABORAZIONE.$Q$3:$B_ELABORAZIONE.$Q$50])+SUMIF([$B_ELABORAZIONE.$G$3:$B_ELABORAZIONE.$G$50];[.D35];[$B_ELABORAZIONE.$W$3:$B_ELABORAZIONE.$W$50])" office:value-type="float" office:value="0" calcext:value-type="float">
            <text:p>+0</text:p>
          </table:table-cell>
          <table:table-cell table:style-name="ce82" table:formula="of:=IF([.I35]=[.I32];[$B_ELABORAZIONE.U35];0)" office:value-type="float" office:value="23" calcext:value-type="float">
            <text:p>23</text:p>
          </table:table-cell>
          <table:table-cell table:style-name="ce82" table:formula="of:=IF([.I35]=[.I33];[$B_ELABORAZIONE.U37];0)" office:value-type="float" office:value="35" calcext:value-type="float">
            <text:p>35</text:p>
          </table:table-cell>
          <table:table-cell table:style-name="ce82" table:formula="of:=IF([.I35]=[.I34];[$B_ELABORAZIONE.U38];0)" office:value-type="float" office:value="46" calcext:value-type="float">
            <text:p>46</text:p>
          </table:table-cell>
          <table:table-cell table:style-name="ce85" table:formula="of:=IF([.I35]=[.I32];[$B_ELABORAZIONE.W35];0)" office:value-type="float" office:value="-1" calcext:value-type="float">
            <text:p>-1</text:p>
          </table:table-cell>
          <table:table-cell table:style-name="ce85" table:formula="of:=IF([.I35]=[.I32];[$B_ELABORAZIONE.W37];0)" office:value-type="float" office:value="-6" calcext:value-type="float">
            <text:p>-6</text:p>
          </table:table-cell>
          <table:table-cell table:style-name="ce85" table:formula="of:=IF([.I35]=[.I34];[$B_ELABORAZIONE.W38];0)" office:value-type="float" office:value="-26" calcext:value-type="float">
            <text:p>-26</text:p>
          </table:table-cell>
          <table:table-cell table:style-name="ce141" table:formula="of:=[.I35]+(500+[.P35]+[.Q35]+[.R35])*10^-3+([.M35]+[.N35]+[.O35])*10^-6+(500+[.L35])*10^-9+[.J35]*10^-12" office:value-type="float" office:value="0.4671045" calcext:value-type="float">
            <text:p>,467104500000</text:p>
          </table:table-cell>
          <table:table-cell table:number-columns-repeated="45"/>
        </table:table-row>
        <table:table-row table:style-name="ro4">
          <table:table-cell table:number-columns-repeated="64"/>
        </table:table-row>
        <table:table-row table:style-name="ro3">
          <table:table-cell table:style-name="ce19" office:value-type="string" calcext:value-type="string">
            <text:p>Pos</text:p>
          </table:table-cell>
          <table:table-cell table:style-name="ce98" office:value-type="string" calcext:value-type="string">
            <text:p>Girone</text:p>
          </table:table-cell>
          <table:table-cell table:style-name="ce98" office:value-type="string" calcext:value-type="string">
            <text:p>IDG</text:p>
          </table:table-cell>
          <table:table-cell table:style-name="ce98" office:value-type="string" calcext:value-type="string">
            <text:p>Squadra</text:p>
          </table:table-cell>
          <table:table-cell table:style-name="ce56" office:value-type="string" calcext:value-type="string">
            <text:p>Giocate</text:p>
          </table:table-cell>
          <table:table-cell table:style-name="ce56" office:value-type="string" calcext:value-type="string">
            <text:p>Vinte</text:p>
          </table:table-cell>
          <table:table-cell table:style-name="ce56" office:value-type="string" calcext:value-type="string">
            <text:p>Perse</text:p>
          </table:table-cell>
          <table:table-cell table:style-name="ce56" office:value-type="string" calcext:value-type="string">
            <text:p>Forfait</text:p>
          </table:table-cell>
          <table:table-cell table:style-name="ce56" office:value-type="string" calcext:value-type="string">
            <text:p>P.Class.</text:p>
          </table:table-cell>
          <table:table-cell table:style-name="ce56" office:value-type="string" calcext:value-type="string">
            <text:p>P.Gara Fatti</text:p>
          </table:table-cell>
          <table:table-cell table:style-name="ce56" office:value-type="string" calcext:value-type="string">
            <text:p>P.Gara Subiti</text:p>
          </table:table-cell>
          <table:table-cell table:style-name="ce56" office:value-type="string" calcext:value-type="string">
            <text:p>Diff.P.Gara</text:p>
          </table:table-cell>
          <table:table-cell table:style-name="ce56" office:value-type="string" calcext:value-type="string">
            <text:p>P.Gara Fatti SD1</text:p>
          </table:table-cell>
          <table:table-cell table:style-name="ce56" office:value-type="string" calcext:value-type="string">
            <text:p>P.Gara Fatti SD2</text:p>
          </table:table-cell>
          <table:table-cell table:style-name="ce56" office:value-type="string" calcext:value-type="string">
            <text:p>P.Gara Fatti SD3</text:p>
          </table:table-cell>
          <table:table-cell table:style-name="ce56" office:value-type="string" calcext:value-type="string">
            <text:p>Diff.P.Gara SD1</text:p>
          </table:table-cell>
          <table:table-cell table:style-name="ce56" office:value-type="string" calcext:value-type="string">
            <text:p>Diff.P.Gara SD2</text:p>
          </table:table-cell>
          <table:table-cell table:style-name="ce56" office:value-type="string" calcext:value-type="string">
            <text:p>Diff.P.Gara SD3</text:p>
          </table:table-cell>
          <table:table-cell table:style-name="ce19" office:value-type="string" calcext:value-type="string">
            <text:p>Coeff.</text:p>
          </table:table-cell>
          <table:table-cell table:style-name="ce257" table:number-columns-repeated="41"/>
          <table:table-cell table:number-columns-repeated="4"/>
        </table:table-row>
        <table:table-row table:style-name="ro3">
          <table:table-cell table:style-name="ce94" table:formula="of:=COUNTIF([.$S$38:.$S$41];&quot;&gt;=&quot;&amp;[.S38])" office:value-type="float" office:value="2" calcext:value-type="float">
            <text:p>2</text:p>
          </table:table-cell>
          <table:table-cell table:style-name="ce406" office:value-type="string" calcext:value-type="string">
            <text:p>G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IF(FIND([.$B38];&quot;ABCDEFGH&quot;;1)&gt;0;INDEX([$A_INSERIMENTI.D$3:$A_INSERIMENTI.I$34];MATCH(1;([$A_INSERIMENTI.H$3:$A_INSERIMENTI.H$34]=[.$B38])*([$A_INSERIMENTI.I$3:$A_INSERIMENTI.I$34]=[.$C38]);0);2)&amp;&quot; (&quot;&amp;INDEX([$A_INSERIMENTI.D$3:$A_INSERIMENTI.I$34];MATCH(1;([$A_INSERIMENTI.H$3:$A_INSERIMENTI.H$34]=[.$B38])*([$A_INSERIMENTI.I$3:$A_INSERIMENTI.I$34]=[.$C38]);0);1)&amp;&quot;)&quot;;&quot;DA SISTEMARE&quot;)" office:value-type="string" office:string-value="G1 (25)" calcext:value-type="string">
            <text:p>G1 (25)</text:p>
          </table:table-cell>
          <table:table-cell table:style-name="ce80" table:formula="of:=[.F38]+[.G38]+[.H38]" office:value-type="float" office:value="0" calcext:value-type="float">
            <text:p>0</text:p>
          </table:table-cell>
          <table:table-cell table:style-name="ce80" table:formula="of:=SUMIF([$B_ELABORAZIONE.$F$3:$B_ELABORAZIONE.$F$50];[.D38];[$B_ELABORAZIONE.$L$3:$B_ELABORAZIONE.$L$50])+SUMIF([$B_ELABORAZIONE.$G$3:$B_ELABORAZIONE.$G$50];[.D38];[$B_ELABORAZIONE.$R$3:$B_ELABORAZIONE.$R$50])" office:value-type="float" office:value="0" calcext:value-type="float">
            <text:p>0</text:p>
          </table:table-cell>
          <table:table-cell table:style-name="ce80" table:formula="of:=SUMIF([$B_ELABORAZIONE.$F$3:$B_ELABORAZIONE.$F$50];[.D38];[$B_ELABORAZIONE.$M$3:$B_ELABORAZIONE.$M$50])+SUMIF([$B_ELABORAZIONE.$G$3:$B_ELABORAZIONE.$G$50];[.D38];[$B_ELABORAZIONE.$S$3:$B_ELABORAZIONE.$S$50])" office:value-type="float" office:value="0" calcext:value-type="float">
            <text:p>0</text:p>
          </table:table-cell>
          <table:table-cell table:style-name="ce80" table:formula="of:=SUMIF([$B_ELABORAZIONE.$F$3:$B_ELABORAZIONE.$F$50];[.D38];[$B_ELABORAZIONE.$N$3:$B_ELABORAZIONE.$N$50])+SUMIF([$B_ELABORAZIONE.$G$3:$B_ELABORAZIONE.$G$50];[.D38];[$B_ELABORAZIONE.$T$3:$B_ELABORAZIONE.$T$50])" office:value-type="float" office:value="0" calcext:value-type="float">
            <text:p>0</text:p>
          </table:table-cell>
          <table:table-cell table:style-name="ce80" table:formula="of:=2*[.F38]+1*[.G38]+0*[.H38]" office:value-type="float" office:value="0" calcext:value-type="float">
            <text:p>0</text:p>
          </table:table-cell>
          <table:table-cell table:style-name="ce80" table:formula="of:=SUMIF([$B_ELABORAZIONE.$F$3:$B_ELABORAZIONE.$F$50];[.D38];[$B_ELABORAZIONE.$O$3:$B_ELABORAZIONE.$O$50])+SUMIF([$B_ELABORAZIONE.$G$3:$B_ELABORAZIONE.$G$50];[.D38];[$B_ELABORAZIONE.$U$3:$B_ELABORAZIONE.$U$50])" office:value-type="float" office:value="0" calcext:value-type="float">
            <text:p>0</text:p>
          </table:table-cell>
          <table:table-cell table:style-name="ce80" table:formula="of:=SUMIF([$B_ELABORAZIONE.$F$3:$B_ELABORAZIONE.$F$50];[.D38];[$B_ELABORAZIONE.$P$3:$B_ELABORAZIONE.$P$50])+SUMIF([$B_ELABORAZIONE.$G$3:$B_ELABORAZIONE.$G$50];[.D38];[$B_ELABORAZIONE.$V$3:$B_ELABORAZIONE.$V$50])" office:value-type="float" office:value="0" calcext:value-type="float">
            <text:p>0</text:p>
          </table:table-cell>
          <table:table-cell table:style-name="ce83" table:formula="of:=SUMIF([$B_ELABORAZIONE.$F$3:$B_ELABORAZIONE.$F$50];[.D38];[$B_ELABORAZIONE.$Q$3:$B_ELABORAZIONE.$Q$50])+SUMIF([$B_ELABORAZIONE.$G$3:$B_ELABORAZIONE.$G$50];[.D38];[$B_ELABORAZIONE.$W$3:$B_ELABORAZIONE.$W$50])" office:value-type="float" office:value="0" calcext:value-type="float">
            <text:p>+0</text:p>
          </table:table-cell>
          <table:table-cell table:style-name="ce80" table:formula="of:=IF([.I38]=[.I39];[$B_ELABORAZIONE.O39];0)" office:value-type="float" office:value="57" calcext:value-type="float">
            <text:p>57</text:p>
          </table:table-cell>
          <table:table-cell table:style-name="ce80" table:formula="of:=IF([.I38]=[.I40];[$B_ELABORAZIONE.O40];0)" office:value-type="float" office:value="48" calcext:value-type="float">
            <text:p>48</text:p>
          </table:table-cell>
          <table:table-cell table:style-name="ce80" table:formula="of:=IF([.I38]=[.I41];[$B_ELABORAZIONE.O41];0)" office:value-type="float" office:value="32" calcext:value-type="float">
            <text:p>32</text:p>
          </table:table-cell>
          <table:table-cell table:style-name="ce83" table:formula="of:=IF([.I38]=[.I39];[$B_ELABORAZIONE.Q39];0)" office:value-type="float" office:value="2" calcext:value-type="float">
            <text:p>+2</text:p>
          </table:table-cell>
          <table:table-cell table:style-name="ce83" table:formula="of:=IF([.I38]=[.I40];[$B_ELABORAZIONE.Q40];0)" office:value-type="float" office:value="12" calcext:value-type="float">
            <text:p>+12</text:p>
          </table:table-cell>
          <table:table-cell table:style-name="ce83" table:formula="of:=IF([.I38]=[.I41];[$B_ELABORAZIONE.Q41];0)" office:value-type="float" office:value="1" calcext:value-type="float">
            <text:p>+1</text:p>
          </table:table-cell>
          <table:table-cell table:style-name="ce139" table:formula="of:=[.I38]+(500+[.P38]+[.Q38]+[.R38])*10^-3+([.M38]+[.N38]+[.O38])*10^-6+(500+[.L38])*10^-9+[.J38]*10^-12" office:value-type="float" office:value="0.5151375" calcext:value-type="float">
            <text:p>,515137500000</text:p>
          </table:table-cell>
          <table:table-cell table:number-columns-repeated="45"/>
        </table:table-row>
        <table:table-row table:style-name="ro3">
          <table:table-cell table:style-name="ce95" table:formula="of:=COUNTIF([.$S$38:.$S$41];&quot;&gt;=&quot;&amp;[.S39])" office:value-type="float" office:value="3" calcext:value-type="float">
            <text:p>3</text:p>
          </table:table-cell>
          <table:table-cell table:style-name="ce407" office:value-type="string" calcext:value-type="string">
            <text:p>G</text:p>
          </table:table-cell>
          <table:table-cell table:style-name="ce124" office:value-type="float" office:value="2" calcext:value-type="float">
            <text:p>2</text:p>
          </table:table-cell>
          <table:table-cell table:style-name="ce127" table:formula="of:=IF(FIND([.$B39];&quot;ABCDEFGH&quot;;1)&gt;0;INDEX([$A_INSERIMENTI.D$3:$A_INSERIMENTI.I$34];MATCH(1;([$A_INSERIMENTI.H$3:$A_INSERIMENTI.H$34]=[.$B39])*([$A_INSERIMENTI.I$3:$A_INSERIMENTI.I$34]=[.$C39]);0);2)&amp;&quot; (&quot;&amp;INDEX([$A_INSERIMENTI.D$3:$A_INSERIMENTI.I$34];MATCH(1;([$A_INSERIMENTI.H$3:$A_INSERIMENTI.H$34]=[.$B39])*([$A_INSERIMENTI.I$3:$A_INSERIMENTI.I$34]=[.$C39]);0);1)&amp;&quot;)&quot;;&quot;DA SISTEMARE&quot;)" office:value-type="string" office:string-value="G2 (26)" calcext:value-type="string">
            <text:p>G2 (26)</text:p>
          </table:table-cell>
          <table:table-cell table:style-name="ce81" table:formula="of:=[.F39]+[.G39]+[.H39]" office:value-type="float" office:value="0" calcext:value-type="float">
            <text:p>0</text:p>
          </table:table-cell>
          <table:table-cell table:style-name="ce81" table:formula="of:=SUMIF([$B_ELABORAZIONE.$F$3:$B_ELABORAZIONE.$F$50];[.D39];[$B_ELABORAZIONE.$L$3:$B_ELABORAZIONE.$L$50])+SUMIF([$B_ELABORAZIONE.$G$3:$B_ELABORAZIONE.$G$50];[.D39];[$B_ELABORAZIONE.$R$3:$B_ELABORAZIONE.$R$50])" office:value-type="float" office:value="0" calcext:value-type="float">
            <text:p>0</text:p>
          </table:table-cell>
          <table:table-cell table:style-name="ce81" table:formula="of:=SUMIF([$B_ELABORAZIONE.$F$3:$B_ELABORAZIONE.$F$50];[.D39];[$B_ELABORAZIONE.$M$3:$B_ELABORAZIONE.$M$50])+SUMIF([$B_ELABORAZIONE.$G$3:$B_ELABORAZIONE.$G$50];[.D39];[$B_ELABORAZIONE.$S$3:$B_ELABORAZIONE.$S$50])" office:value-type="float" office:value="0" calcext:value-type="float">
            <text:p>0</text:p>
          </table:table-cell>
          <table:table-cell table:style-name="ce81" table:formula="of:=SUMIF([$B_ELABORAZIONE.$F$3:$B_ELABORAZIONE.$F$50];[.D39];[$B_ELABORAZIONE.$N$3:$B_ELABORAZIONE.$N$50])+SUMIF([$B_ELABORAZIONE.$G$3:$B_ELABORAZIONE.$G$50];[.D39];[$B_ELABORAZIONE.$T$3:$B_ELABORAZIONE.$T$50])" office:value-type="float" office:value="0" calcext:value-type="float">
            <text:p>0</text:p>
          </table:table-cell>
          <table:table-cell table:style-name="ce81" table:formula="of:=2*[.F39]+1*[.G39]+0*[.H39]" office:value-type="float" office:value="0" calcext:value-type="float">
            <text:p>0</text:p>
          </table:table-cell>
          <table:table-cell table:style-name="ce81" table:formula="of:=SUMIF([$B_ELABORAZIONE.$F$3:$B_ELABORAZIONE.$F$50];[.D39];[$B_ELABORAZIONE.$O$3:$B_ELABORAZIONE.$O$50])+SUMIF([$B_ELABORAZIONE.$G$3:$B_ELABORAZIONE.$G$50];[.D39];[$B_ELABORAZIONE.$U$3:$B_ELABORAZIONE.$U$50])" office:value-type="float" office:value="0" calcext:value-type="float">
            <text:p>0</text:p>
          </table:table-cell>
          <table:table-cell table:style-name="ce81" table:formula="of:=SUMIF([$B_ELABORAZIONE.$F$3:$B_ELABORAZIONE.$F$50];[.D39];[$B_ELABORAZIONE.$P$3:$B_ELABORAZIONE.$P$50])+SUMIF([$B_ELABORAZIONE.$G$3:$B_ELABORAZIONE.$G$50];[.D39];[$B_ELABORAZIONE.$V$3:$B_ELABORAZIONE.$V$50])" office:value-type="float" office:value="0" calcext:value-type="float">
            <text:p>0</text:p>
          </table:table-cell>
          <table:table-cell table:style-name="ce84" table:formula="of:=SUMIF([$B_ELABORAZIONE.$F$3:$B_ELABORAZIONE.$F$50];[.D39];[$B_ELABORAZIONE.$Q$3:$B_ELABORAZIONE.$Q$50])+SUMIF([$B_ELABORAZIONE.$G$3:$B_ELABORAZIONE.$G$50];[.D39];[$B_ELABORAZIONE.$W$3:$B_ELABORAZIONE.$W$50])" office:value-type="float" office:value="0" calcext:value-type="float">
            <text:p>+0</text:p>
          </table:table-cell>
          <table:table-cell table:style-name="ce81" table:formula="of:=IF([.I39]=[.I40];[$B_ELABORAZIONE.O42];0)" office:value-type="float" office:value="56" calcext:value-type="float">
            <text:p>56</text:p>
          </table:table-cell>
          <table:table-cell table:style-name="ce81" table:formula="of:=IF([.I39]=[.I41];[$B_ELABORAZIONE.O43];0)" office:value-type="float" office:value="50" calcext:value-type="float">
            <text:p>50</text:p>
          </table:table-cell>
          <table:table-cell table:style-name="ce81" table:formula="of:=IF([.I39]=[.I38];[$B_ELABORAZIONE.U39];0)" office:value-type="float" office:value="55" calcext:value-type="float">
            <text:p>55</text:p>
          </table:table-cell>
          <table:table-cell table:style-name="ce84" table:formula="of:=IF([.F39]=[.F40];[$B_ELABORAZIONE.Q42])" office:value-type="float" office:value="-2" calcext:value-type="float">
            <text:p>-2</text:p>
          </table:table-cell>
          <table:table-cell table:style-name="ce84" table:formula="of:=IF([.I39]=[.I41];[$B_ELABORAZIONE.Q43];0)" office:value-type="float" office:value="-14" calcext:value-type="float">
            <text:p>-14</text:p>
          </table:table-cell>
          <table:table-cell table:style-name="ce84" table:formula="of:=IF([.I39]=[.I38];[$B_ELABORAZIONE.W39];0)" office:value-type="float" office:value="-2" calcext:value-type="float">
            <text:p>-2</text:p>
          </table:table-cell>
          <table:table-cell table:style-name="ce140" table:formula="of:=[.I39]+(500+[.P39]+[.Q39]+[.R39])*10^-3+([.M39]+[.N39]+[.O39])*10^-6+(500+[.L39])*10^-9+[.J39]*10^-12" office:value-type="float" office:value="0.4821615" calcext:value-type="float">
            <text:p>,482161500000</text:p>
          </table:table-cell>
          <table:table-cell table:number-columns-repeated="45"/>
        </table:table-row>
        <table:table-row table:style-name="ro3">
          <table:table-cell table:style-name="ce95" table:formula="of:=COUNTIF([.$S$38:.$S$41];&quot;&gt;=&quot;&amp;[.S40])" office:value-type="float" office:value="4" calcext:value-type="float">
            <text:p>4</text:p>
          </table:table-cell>
          <table:table-cell table:style-name="ce407" office:value-type="string" calcext:value-type="string">
            <text:p>G</text:p>
          </table:table-cell>
          <table:table-cell table:style-name="ce124" office:value-type="float" office:value="3" calcext:value-type="float">
            <text:p>3</text:p>
          </table:table-cell>
          <table:table-cell table:style-name="ce127" table:formula="of:=IF(FIND([.$B40];&quot;ABCDEFGH&quot;;1)&gt;0;INDEX([$A_INSERIMENTI.D$3:$A_INSERIMENTI.I$34];MATCH(1;([$A_INSERIMENTI.H$3:$A_INSERIMENTI.H$34]=[.$B40])*([$A_INSERIMENTI.I$3:$A_INSERIMENTI.I$34]=[.$C40]);0);2)&amp;&quot; (&quot;&amp;INDEX([$A_INSERIMENTI.D$3:$A_INSERIMENTI.I$34];MATCH(1;([$A_INSERIMENTI.H$3:$A_INSERIMENTI.H$34]=[.$B40])*([$A_INSERIMENTI.I$3:$A_INSERIMENTI.I$34]=[.$C40]);0);1)&amp;&quot;)&quot;;&quot;DA SISTEMARE&quot;)" office:value-type="string" office:string-value="G3 (27)" calcext:value-type="string">
            <text:p>G3 (27)</text:p>
          </table:table-cell>
          <table:table-cell table:style-name="ce81" table:formula="of:=[.F40]+[.G40]+[.H40]" office:value-type="float" office:value="0" calcext:value-type="float">
            <text:p>0</text:p>
          </table:table-cell>
          <table:table-cell table:style-name="ce81" table:formula="of:=SUMIF([$B_ELABORAZIONE.$F$3:$B_ELABORAZIONE.$F$50];[.D40];[$B_ELABORAZIONE.$L$3:$B_ELABORAZIONE.$L$50])+SUMIF([$B_ELABORAZIONE.$G$3:$B_ELABORAZIONE.$G$50];[.D40];[$B_ELABORAZIONE.$R$3:$B_ELABORAZIONE.$R$50])" office:value-type="float" office:value="0" calcext:value-type="float">
            <text:p>0</text:p>
          </table:table-cell>
          <table:table-cell table:style-name="ce81" table:formula="of:=SUMIF([$B_ELABORAZIONE.$F$3:$B_ELABORAZIONE.$F$50];[.D40];[$B_ELABORAZIONE.$M$3:$B_ELABORAZIONE.$M$50])+SUMIF([$B_ELABORAZIONE.$G$3:$B_ELABORAZIONE.$G$50];[.D40];[$B_ELABORAZIONE.$S$3:$B_ELABORAZIONE.$S$50])" office:value-type="float" office:value="0" calcext:value-type="float">
            <text:p>0</text:p>
          </table:table-cell>
          <table:table-cell table:style-name="ce81" table:formula="of:=SUMIF([$B_ELABORAZIONE.$F$3:$B_ELABORAZIONE.$F$50];[.D40];[$B_ELABORAZIONE.$N$3:$B_ELABORAZIONE.$N$50])+SUMIF([$B_ELABORAZIONE.$G$3:$B_ELABORAZIONE.$G$50];[.D40];[$B_ELABORAZIONE.$T$3:$B_ELABORAZIONE.$T$50])" office:value-type="float" office:value="0" calcext:value-type="float">
            <text:p>0</text:p>
          </table:table-cell>
          <table:table-cell table:style-name="ce81" table:formula="of:=2*[.F40]+1*[.G40]+0*[.H40]" office:value-type="float" office:value="0" calcext:value-type="float">
            <text:p>0</text:p>
          </table:table-cell>
          <table:table-cell table:style-name="ce81" table:formula="of:=SUMIF([$B_ELABORAZIONE.$F$3:$B_ELABORAZIONE.$F$50];[.D40];[$B_ELABORAZIONE.$O$3:$B_ELABORAZIONE.$O$50])+SUMIF([$B_ELABORAZIONE.$G$3:$B_ELABORAZIONE.$G$50];[.D40];[$B_ELABORAZIONE.$U$3:$B_ELABORAZIONE.$U$50])" office:value-type="float" office:value="0" calcext:value-type="float">
            <text:p>0</text:p>
          </table:table-cell>
          <table:table-cell table:style-name="ce81" table:formula="of:=SUMIF([$B_ELABORAZIONE.$F$3:$B_ELABORAZIONE.$F$50];[.D40];[$B_ELABORAZIONE.$P$3:$B_ELABORAZIONE.$P$50])+SUMIF([$B_ELABORAZIONE.$G$3:$B_ELABORAZIONE.$G$50];[.D40];[$B_ELABORAZIONE.$V$3:$B_ELABORAZIONE.$V$50])" office:value-type="float" office:value="0" calcext:value-type="float">
            <text:p>0</text:p>
          </table:table-cell>
          <table:table-cell table:style-name="ce84" table:formula="of:=SUMIF([$B_ELABORAZIONE.$F$3:$B_ELABORAZIONE.$F$50];[.D40];[$B_ELABORAZIONE.$Q$3:$B_ELABORAZIONE.$Q$50])+SUMIF([$B_ELABORAZIONE.$G$3:$B_ELABORAZIONE.$G$50];[.D40];[$B_ELABORAZIONE.$W$3:$B_ELABORAZIONE.$W$50])" office:value-type="float" office:value="0" calcext:value-type="float">
            <text:p>+0</text:p>
          </table:table-cell>
          <table:table-cell table:style-name="ce81" table:formula="of:=IF([.I40]=[.I41];[$B_ELABORAZIONE.O44];0)" office:value-type="float" office:value="49" calcext:value-type="float">
            <text:p>49</text:p>
          </table:table-cell>
          <table:table-cell table:style-name="ce81" table:formula="of:=IF([.I40]=[.I38];[$B_ELABORAZIONE.U40];0)" office:value-type="float" office:value="36" calcext:value-type="float">
            <text:p>36</text:p>
          </table:table-cell>
          <table:table-cell table:style-name="ce81" table:formula="of:=IF([.I40]=[.I39];[$B_ELABORAZIONE.U42];0)" office:value-type="float" office:value="58" calcext:value-type="float">
            <text:p>58</text:p>
          </table:table-cell>
          <table:table-cell table:style-name="ce84" table:formula="of:=IF([.I40]=[.I41];[$B_ELABORAZIONE.Q44];0)" office:value-type="float" office:value="-39" calcext:value-type="float">
            <text:p>-39</text:p>
          </table:table-cell>
          <table:table-cell table:style-name="ce84" table:formula="of:=IF([.D40]=[.D38];[$B_ELABORAZIONE.W40];0)" office:value-type="float" office:value="0" calcext:value-type="float">
            <text:p>+0</text:p>
          </table:table-cell>
          <table:table-cell table:style-name="ce84" table:formula="of:=IF([.I40]=[.I39];[$B_ELABORAZIONE.W42];0)" office:value-type="float" office:value="2" calcext:value-type="float">
            <text:p>+2</text:p>
          </table:table-cell>
          <table:table-cell table:style-name="ce140" table:formula="of:=[.I40]+(500+[.P40]+[.Q40]+[.R40])*10^-3+([.M40]+[.N40]+[.O40])*10^-6+(500+[.L40])*10^-9+[.J40]*10^-12" office:value-type="float" office:value="0.4631435" calcext:value-type="float">
            <text:p>,463143500000</text:p>
          </table:table-cell>
          <table:table-cell table:number-columns-repeated="45"/>
        </table:table-row>
        <table:table-row table:style-name="ro3">
          <table:table-cell table:style-name="ce96" table:formula="of:=COUNTIF([.$S$38:.$S$41];&quot;&gt;=&quot;&amp;[.S41])" office:value-type="float" office:value="1" calcext:value-type="float">
            <text:p>1</text:p>
          </table:table-cell>
          <table:table-cell table:style-name="ce408" office:value-type="string" calcext:value-type="string">
            <text:p>G</text:p>
          </table:table-cell>
          <table:table-cell table:style-name="ce125" office:value-type="float" office:value="4" calcext:value-type="float">
            <text:p>4</text:p>
          </table:table-cell>
          <table:table-cell table:style-name="ce128" table:formula="of:=IF(FIND([.$B41];&quot;ABCDEFGH&quot;;1)&gt;0;INDEX([$A_INSERIMENTI.D$3:$A_INSERIMENTI.I$34];MATCH(1;([$A_INSERIMENTI.H$3:$A_INSERIMENTI.H$34]=[.$B41])*([$A_INSERIMENTI.I$3:$A_INSERIMENTI.I$34]=[.$C41]);0);2)&amp;&quot; (&quot;&amp;INDEX([$A_INSERIMENTI.D$3:$A_INSERIMENTI.I$34];MATCH(1;([$A_INSERIMENTI.H$3:$A_INSERIMENTI.H$34]=[.$B41])*([$A_INSERIMENTI.I$3:$A_INSERIMENTI.I$34]=[.$C41]);0);1)&amp;&quot;)&quot;;&quot;DA SISTEMARE&quot;)" office:value-type="string" office:string-value="G4 (28)" calcext:value-type="string">
            <text:p>G4 (28)</text:p>
          </table:table-cell>
          <table:table-cell table:style-name="ce82" table:formula="of:=[.F41]+[.G41]+[.H41]" office:value-type="float" office:value="0" calcext:value-type="float">
            <text:p>0</text:p>
          </table:table-cell>
          <table:table-cell table:style-name="ce82" table:formula="of:=SUMIF([$B_ELABORAZIONE.$F$3:$B_ELABORAZIONE.$F$50];[.D41];[$B_ELABORAZIONE.$L$3:$B_ELABORAZIONE.$L$50])+SUMIF([$B_ELABORAZIONE.$G$3:$B_ELABORAZIONE.$G$50];[.D41];[$B_ELABORAZIONE.$R$3:$B_ELABORAZIONE.$R$50])" office:value-type="float" office:value="0" calcext:value-type="float">
            <text:p>0</text:p>
          </table:table-cell>
          <table:table-cell table:style-name="ce82" table:formula="of:=SUMIF([$B_ELABORAZIONE.$F$3:$B_ELABORAZIONE.$F$50];[.D41];[$B_ELABORAZIONE.$M$3:$B_ELABORAZIONE.$M$50])+SUMIF([$B_ELABORAZIONE.$G$3:$B_ELABORAZIONE.$G$50];[.D41];[$B_ELABORAZIONE.$S$3:$B_ELABORAZIONE.$S$50])" office:value-type="float" office:value="0" calcext:value-type="float">
            <text:p>0</text:p>
          </table:table-cell>
          <table:table-cell table:style-name="ce82" table:formula="of:=SUMIF([$B_ELABORAZIONE.$F$3:$B_ELABORAZIONE.$F$50];[.D41];[$B_ELABORAZIONE.$N$3:$B_ELABORAZIONE.$N$50])+SUMIF([$B_ELABORAZIONE.$G$3:$B_ELABORAZIONE.$G$50];[.D41];[$B_ELABORAZIONE.$T$3:$B_ELABORAZIONE.$T$50])" office:value-type="float" office:value="0" calcext:value-type="float">
            <text:p>0</text:p>
          </table:table-cell>
          <table:table-cell table:style-name="ce82" table:formula="of:=2*[.F41]+1*[.G41]+0*[.H41]" office:value-type="float" office:value="0" calcext:value-type="float">
            <text:p>0</text:p>
          </table:table-cell>
          <table:table-cell table:style-name="ce82" table:formula="of:=SUMIF([$B_ELABORAZIONE.$F$3:$B_ELABORAZIONE.$F$50];[.D41];[$B_ELABORAZIONE.$O$3:$B_ELABORAZIONE.$O$50])+SUMIF([$B_ELABORAZIONE.$G$3:$B_ELABORAZIONE.$G$50];[.D41];[$B_ELABORAZIONE.$U$3:$B_ELABORAZIONE.$U$50])" office:value-type="float" office:value="0" calcext:value-type="float">
            <text:p>0</text:p>
          </table:table-cell>
          <table:table-cell table:style-name="ce82" table:formula="of:=SUMIF([$B_ELABORAZIONE.$F$3:$B_ELABORAZIONE.$F$50];[.D41];[$B_ELABORAZIONE.$P$3:$B_ELABORAZIONE.$P$50])+SUMIF([$B_ELABORAZIONE.$G$3:$B_ELABORAZIONE.$G$50];[.D41];[$B_ELABORAZIONE.$V$3:$B_ELABORAZIONE.$V$50])" office:value-type="float" office:value="0" calcext:value-type="float">
            <text:p>0</text:p>
          </table:table-cell>
          <table:table-cell table:style-name="ce85" table:formula="of:=SUMIF([$B_ELABORAZIONE.$F$3:$B_ELABORAZIONE.$F$50];[.D41];[$B_ELABORAZIONE.$Q$3:$B_ELABORAZIONE.$Q$50])+SUMIF([$B_ELABORAZIONE.$G$3:$B_ELABORAZIONE.$G$50];[.D41];[$B_ELABORAZIONE.$W$3:$B_ELABORAZIONE.$W$50])" office:value-type="float" office:value="0" calcext:value-type="float">
            <text:p>+0</text:p>
          </table:table-cell>
          <table:table-cell table:style-name="ce82" table:formula="of:=IF([.I41]=[.I38];[$B_ELABORAZIONE.U41];0)" office:value-type="float" office:value="31" calcext:value-type="float">
            <text:p>31</text:p>
          </table:table-cell>
          <table:table-cell table:style-name="ce82" table:formula="of:=IF([.I41]=[.I39];[$B_ELABORAZIONE.U43];0)" office:value-type="float" office:value="64" calcext:value-type="float">
            <text:p>64</text:p>
          </table:table-cell>
          <table:table-cell table:style-name="ce82" table:formula="of:=IF([.I41]=[.I40];[$B_ELABORAZIONE.U44];0)" office:value-type="float" office:value="88" calcext:value-type="float">
            <text:p>88</text:p>
          </table:table-cell>
          <table:table-cell table:style-name="ce85" table:formula="of:=IF([.I41]=[.I38];[$B_ELABORAZIONE.W41];0)" office:value-type="float" office:value="-1" calcext:value-type="float">
            <text:p>-1</text:p>
          </table:table-cell>
          <table:table-cell table:style-name="ce85" table:formula="of:=IF([.I41]=[.I38];[$B_ELABORAZIONE.W43];0)" office:value-type="float" office:value="14" calcext:value-type="float">
            <text:p>+14</text:p>
          </table:table-cell>
          <table:table-cell table:style-name="ce85" table:formula="of:=IF([.I41]=[.I40];[$B_ELABORAZIONE.W44];0)" office:value-type="float" office:value="39" calcext:value-type="float">
            <text:p>+39</text:p>
          </table:table-cell>
          <table:table-cell table:style-name="ce141" table:formula="of:=[.I41]+(500+[.P41]+[.Q41]+[.R41])*10^-3+([.M41]+[.N41]+[.O41])*10^-6+(500+[.L41])*10^-9+[.J41]*10^-12" office:value-type="float" office:value="0.5521835" calcext:value-type="float">
            <text:p>,552183500000</text:p>
          </table:table-cell>
          <table:table-cell table:number-columns-repeated="45"/>
        </table:table-row>
        <table:table-row table:style-name="ro4">
          <table:table-cell table:number-columns-repeated="64"/>
        </table:table-row>
        <table:table-row table:style-name="ro3">
          <table:table-cell table:style-name="ce19" office:value-type="string" calcext:value-type="string">
            <text:p>Pos</text:p>
          </table:table-cell>
          <table:table-cell table:style-name="ce98" office:value-type="string" calcext:value-type="string">
            <text:p>Girone</text:p>
          </table:table-cell>
          <table:table-cell table:style-name="ce98" office:value-type="string" calcext:value-type="string">
            <text:p>IDG</text:p>
          </table:table-cell>
          <table:table-cell table:style-name="ce98" office:value-type="string" calcext:value-type="string">
            <text:p>Squadra</text:p>
          </table:table-cell>
          <table:table-cell table:style-name="ce56" office:value-type="string" calcext:value-type="string">
            <text:p>Giocate</text:p>
          </table:table-cell>
          <table:table-cell table:style-name="ce56" office:value-type="string" calcext:value-type="string">
            <text:p>Vinte</text:p>
          </table:table-cell>
          <table:table-cell table:style-name="ce56" office:value-type="string" calcext:value-type="string">
            <text:p>Perse</text:p>
          </table:table-cell>
          <table:table-cell table:style-name="ce56" office:value-type="string" calcext:value-type="string">
            <text:p>Forfait</text:p>
          </table:table-cell>
          <table:table-cell table:style-name="ce56" office:value-type="string" calcext:value-type="string">
            <text:p>P.Class.</text:p>
          </table:table-cell>
          <table:table-cell table:style-name="ce56" office:value-type="string" calcext:value-type="string">
            <text:p>P.Gara Fatti</text:p>
          </table:table-cell>
          <table:table-cell table:style-name="ce56" office:value-type="string" calcext:value-type="string">
            <text:p>P.Gara Subiti</text:p>
          </table:table-cell>
          <table:table-cell table:style-name="ce56" office:value-type="string" calcext:value-type="string">
            <text:p>Diff.P.Gara</text:p>
          </table:table-cell>
          <table:table-cell table:style-name="ce56" office:value-type="string" calcext:value-type="string">
            <text:p>P.Gara Fatti SD1</text:p>
          </table:table-cell>
          <table:table-cell table:style-name="ce56" office:value-type="string" calcext:value-type="string">
            <text:p>P.Gara Fatti SD2</text:p>
          </table:table-cell>
          <table:table-cell table:style-name="ce56" office:value-type="string" calcext:value-type="string">
            <text:p>P.Gara Fatti SD3</text:p>
          </table:table-cell>
          <table:table-cell table:style-name="ce56" office:value-type="string" calcext:value-type="string">
            <text:p>Diff.P.Gara SD1</text:p>
          </table:table-cell>
          <table:table-cell table:style-name="ce56" office:value-type="string" calcext:value-type="string">
            <text:p>Diff.P.Gara SD2</text:p>
          </table:table-cell>
          <table:table-cell table:style-name="ce56" office:value-type="string" calcext:value-type="string">
            <text:p>Diff.P.Gara SD3</text:p>
          </table:table-cell>
          <table:table-cell table:style-name="ce19" office:value-type="string" calcext:value-type="string">
            <text:p>Coeff.</text:p>
          </table:table-cell>
          <table:table-cell table:style-name="ce257" table:number-columns-repeated="41"/>
          <table:table-cell table:number-columns-repeated="4"/>
        </table:table-row>
        <table:table-row table:style-name="ro3">
          <table:table-cell table:style-name="ce94" table:formula="of:=COUNTIF([.$S$44:.$S$47];&quot;&gt;=&quot;&amp;[.S44])" office:value-type="float" office:value="4" calcext:value-type="float">
            <text:p>4</text:p>
          </table:table-cell>
          <table:table-cell table:style-name="ce409" office:value-type="string" calcext:value-type="string">
            <text:p>H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IF(FIND([.$B44];&quot;ABCDEFGH&quot;;1)&gt;0;INDEX([$A_INSERIMENTI.D$3:$A_INSERIMENTI.I$34];MATCH(1;([$A_INSERIMENTI.H$3:$A_INSERIMENTI.H$34]=[.$B44])*([$A_INSERIMENTI.I$3:$A_INSERIMENTI.I$34]=[.$C44]);0);2)&amp;&quot; (&quot;&amp;INDEX([$A_INSERIMENTI.D$3:$A_INSERIMENTI.I$34];MATCH(1;([$A_INSERIMENTI.H$3:$A_INSERIMENTI.H$34]=[.$B44])*([$A_INSERIMENTI.I$3:$A_INSERIMENTI.I$34]=[.$C44]);0);1)&amp;&quot;)&quot;;&quot;DA SISTEMARE&quot;)" office:value-type="string" office:string-value="H1 (29)" calcext:value-type="string">
            <text:p>H1 (29)</text:p>
          </table:table-cell>
          <table:table-cell table:style-name="ce80" table:formula="of:=[.F44]+[.G44]+[.H44]" office:value-type="float" office:value="0" calcext:value-type="float">
            <text:p>0</text:p>
          </table:table-cell>
          <table:table-cell table:style-name="ce80" table:formula="of:=SUMIF([$B_ELABORAZIONE.$F$3:$B_ELABORAZIONE.$F$50];[.D44];[$B_ELABORAZIONE.$L$3:$B_ELABORAZIONE.$L$50])+SUMIF([$B_ELABORAZIONE.$G$3:$B_ELABORAZIONE.$G$50];[.D44];[$B_ELABORAZIONE.$R$3:$B_ELABORAZIONE.$R$50])" office:value-type="float" office:value="0" calcext:value-type="float">
            <text:p>0</text:p>
          </table:table-cell>
          <table:table-cell table:style-name="ce80" table:formula="of:=SUMIF([$B_ELABORAZIONE.$F$3:$B_ELABORAZIONE.$F$50];[.D44];[$B_ELABORAZIONE.$M$3:$B_ELABORAZIONE.$M$50])+SUMIF([$B_ELABORAZIONE.$G$3:$B_ELABORAZIONE.$G$50];[.D44];[$B_ELABORAZIONE.$S$3:$B_ELABORAZIONE.$S$50])" office:value-type="float" office:value="0" calcext:value-type="float">
            <text:p>0</text:p>
          </table:table-cell>
          <table:table-cell table:style-name="ce80" table:formula="of:=SUMIF([$B_ELABORAZIONE.$F$3:$B_ELABORAZIONE.$F$50];[.D44];[$B_ELABORAZIONE.$N$3:$B_ELABORAZIONE.$N$50])+SUMIF([$B_ELABORAZIONE.$G$3:$B_ELABORAZIONE.$G$50];[.D44];[$B_ELABORAZIONE.$T$3:$B_ELABORAZIONE.$T$50])" office:value-type="float" office:value="0" calcext:value-type="float">
            <text:p>0</text:p>
          </table:table-cell>
          <table:table-cell table:style-name="ce80" table:formula="of:=2*[.F44]+1*[.G44]+0*[.H44]" office:value-type="float" office:value="0" calcext:value-type="float">
            <text:p>0</text:p>
          </table:table-cell>
          <table:table-cell table:style-name="ce80" table:formula="of:=SUMIF([$B_ELABORAZIONE.$F$3:$B_ELABORAZIONE.$F$50];[.D44];[$B_ELABORAZIONE.$O$3:$B_ELABORAZIONE.$O$50])+SUMIF([$B_ELABORAZIONE.$G$3:$B_ELABORAZIONE.$G$50];[.D44];[$B_ELABORAZIONE.$U$3:$B_ELABORAZIONE.$U$50])" office:value-type="float" office:value="0" calcext:value-type="float">
            <text:p>0</text:p>
          </table:table-cell>
          <table:table-cell table:style-name="ce80" table:formula="of:=SUMIF([$B_ELABORAZIONE.$F$3:$B_ELABORAZIONE.$F$50];[.D44];[$B_ELABORAZIONE.$P$3:$B_ELABORAZIONE.$P$50])+SUMIF([$B_ELABORAZIONE.$G$3:$B_ELABORAZIONE.$G$50];[.D44];[$B_ELABORAZIONE.$V$3:$B_ELABORAZIONE.$V$50])" office:value-type="float" office:value="0" calcext:value-type="float">
            <text:p>0</text:p>
          </table:table-cell>
          <table:table-cell table:style-name="ce83" table:formula="of:=SUMIF([$B_ELABORAZIONE.$F$3:$B_ELABORAZIONE.$F$50];[.D44];[$B_ELABORAZIONE.$Q$3:$B_ELABORAZIONE.$Q$50])+SUMIF([$B_ELABORAZIONE.$G$3:$B_ELABORAZIONE.$G$50];[.D44];[$B_ELABORAZIONE.$W$3:$B_ELABORAZIONE.$W$50])" office:value-type="float" office:value="0" calcext:value-type="float">
            <text:p>+0</text:p>
          </table:table-cell>
          <table:table-cell table:style-name="ce80" table:formula="of:=IF([.I44]=[.I45];[$B_ELABORAZIONE.O45];0)" office:value-type="float" office:value="28" calcext:value-type="float">
            <text:p>28</text:p>
          </table:table-cell>
          <table:table-cell table:style-name="ce80" table:formula="of:=IF([.I44]=[.I46];[$B_ELABORAZIONE.O46];0)" office:value-type="float" office:value="75" calcext:value-type="float">
            <text:p>75</text:p>
          </table:table-cell>
          <table:table-cell table:style-name="ce80" table:formula="of:=IF([.I44]=[.I47];[$B_ELABORAZIONE.O47];0)" office:value-type="float" office:value="86" calcext:value-type="float">
            <text:p>86</text:p>
          </table:table-cell>
          <table:table-cell table:style-name="ce83" table:formula="of:=IF([.I44]=[.I45];[$B_ELABORAZIONE.Q45];0)" office:value-type="float" office:value="-65" calcext:value-type="float">
            <text:p>-65</text:p>
          </table:table-cell>
          <table:table-cell table:style-name="ce83" table:formula="of:=IF([.I44]=[.I46];[$B_ELABORAZIONE.Q46];0)" office:value-type="float" office:value="26" calcext:value-type="float">
            <text:p>+26</text:p>
          </table:table-cell>
          <table:table-cell table:style-name="ce83" table:formula="of:=IF([.I44]=[.I47];[$B_ELABORAZIONE.Q47];0)" office:value-type="float" office:value="13" calcext:value-type="float">
            <text:p>+13</text:p>
          </table:table-cell>
          <table:table-cell table:style-name="ce139" table:formula="of:=[.I44]+(500+[.P44]+[.Q44]+[.R44])*10^-3+([.M44]+[.N44]+[.O44])*10^-6+(500+[.L44])*10^-9+[.J44]*10^-12" office:value-type="float" office:value="0.4741895" calcext:value-type="float">
            <text:p>,474189500000</text:p>
          </table:table-cell>
          <table:table-cell table:number-columns-repeated="45"/>
        </table:table-row>
        <table:table-row table:style-name="ro3">
          <table:table-cell table:style-name="ce95" table:formula="of:=COUNTIF([.$S$44:.$S$47];&quot;&gt;=&quot;&amp;[.S45])" office:value-type="float" office:value="1" calcext:value-type="float">
            <text:p>1</text:p>
          </table:table-cell>
          <table:table-cell table:style-name="ce410" office:value-type="string" calcext:value-type="string">
            <text:p>H</text:p>
          </table:table-cell>
          <table:table-cell table:style-name="ce124" office:value-type="float" office:value="2" calcext:value-type="float">
            <text:p>2</text:p>
          </table:table-cell>
          <table:table-cell table:style-name="ce127" table:formula="of:=IF(FIND([.$B45];&quot;ABCDEFGH&quot;;1)&gt;0;INDEX([$A_INSERIMENTI.D$3:$A_INSERIMENTI.I$34];MATCH(1;([$A_INSERIMENTI.H$3:$A_INSERIMENTI.H$34]=[.$B45])*([$A_INSERIMENTI.I$3:$A_INSERIMENTI.I$34]=[.$C45]);0);2)&amp;&quot; (&quot;&amp;INDEX([$A_INSERIMENTI.D$3:$A_INSERIMENTI.I$34];MATCH(1;([$A_INSERIMENTI.H$3:$A_INSERIMENTI.H$34]=[.$B45])*([$A_INSERIMENTI.I$3:$A_INSERIMENTI.I$34]=[.$C45]);0);1)&amp;&quot;)&quot;;&quot;DA SISTEMARE&quot;)" office:value-type="string" office:string-value="H2 (30)" calcext:value-type="string">
            <text:p>H2 (30)</text:p>
          </table:table-cell>
          <table:table-cell table:style-name="ce81" table:formula="of:=[.F45]+[.G45]+[.H45]" office:value-type="float" office:value="0" calcext:value-type="float">
            <text:p>0</text:p>
          </table:table-cell>
          <table:table-cell table:style-name="ce81" table:formula="of:=SUMIF([$B_ELABORAZIONE.$F$3:$B_ELABORAZIONE.$F$50];[.D45];[$B_ELABORAZIONE.$L$3:$B_ELABORAZIONE.$L$50])+SUMIF([$B_ELABORAZIONE.$G$3:$B_ELABORAZIONE.$G$50];[.D45];[$B_ELABORAZIONE.$R$3:$B_ELABORAZIONE.$R$50])" office:value-type="float" office:value="0" calcext:value-type="float">
            <text:p>0</text:p>
          </table:table-cell>
          <table:table-cell table:style-name="ce81" table:formula="of:=SUMIF([$B_ELABORAZIONE.$F$3:$B_ELABORAZIONE.$F$50];[.D45];[$B_ELABORAZIONE.$M$3:$B_ELABORAZIONE.$M$50])+SUMIF([$B_ELABORAZIONE.$G$3:$B_ELABORAZIONE.$G$50];[.D45];[$B_ELABORAZIONE.$S$3:$B_ELABORAZIONE.$S$50])" office:value-type="float" office:value="0" calcext:value-type="float">
            <text:p>0</text:p>
          </table:table-cell>
          <table:table-cell table:style-name="ce81" table:formula="of:=SUMIF([$B_ELABORAZIONE.$F$3:$B_ELABORAZIONE.$F$50];[.D45];[$B_ELABORAZIONE.$N$3:$B_ELABORAZIONE.$N$50])+SUMIF([$B_ELABORAZIONE.$G$3:$B_ELABORAZIONE.$G$50];[.D45];[$B_ELABORAZIONE.$T$3:$B_ELABORAZIONE.$T$50])" office:value-type="float" office:value="0" calcext:value-type="float">
            <text:p>0</text:p>
          </table:table-cell>
          <table:table-cell table:style-name="ce81" table:formula="of:=2*[.F45]+1*[.G45]+0*[.H45]" office:value-type="float" office:value="0" calcext:value-type="float">
            <text:p>0</text:p>
          </table:table-cell>
          <table:table-cell table:style-name="ce81" table:formula="of:=SUMIF([$B_ELABORAZIONE.$F$3:$B_ELABORAZIONE.$F$50];[.D45];[$B_ELABORAZIONE.$O$3:$B_ELABORAZIONE.$O$50])+SUMIF([$B_ELABORAZIONE.$G$3:$B_ELABORAZIONE.$G$50];[.D45];[$B_ELABORAZIONE.$U$3:$B_ELABORAZIONE.$U$50])" office:value-type="float" office:value="0" calcext:value-type="float">
            <text:p>0</text:p>
          </table:table-cell>
          <table:table-cell table:style-name="ce81" table:formula="of:=SUMIF([$B_ELABORAZIONE.$F$3:$B_ELABORAZIONE.$F$50];[.D45];[$B_ELABORAZIONE.$P$3:$B_ELABORAZIONE.$P$50])+SUMIF([$B_ELABORAZIONE.$G$3:$B_ELABORAZIONE.$G$50];[.D45];[$B_ELABORAZIONE.$V$3:$B_ELABORAZIONE.$V$50])" office:value-type="float" office:value="0" calcext:value-type="float">
            <text:p>0</text:p>
          </table:table-cell>
          <table:table-cell table:style-name="ce84" table:formula="of:=SUMIF([$B_ELABORAZIONE.$F$3:$B_ELABORAZIONE.$F$50];[.D45];[$B_ELABORAZIONE.$Q$3:$B_ELABORAZIONE.$Q$50])+SUMIF([$B_ELABORAZIONE.$G$3:$B_ELABORAZIONE.$G$50];[.D45];[$B_ELABORAZIONE.$W$3:$B_ELABORAZIONE.$W$50])" office:value-type="float" office:value="0" calcext:value-type="float">
            <text:p>+0</text:p>
          </table:table-cell>
          <table:table-cell table:style-name="ce81" table:formula="of:=IF([.I45]=[.I46];[$B_ELABORAZIONE.O48];0)" office:value-type="float" office:value="39" calcext:value-type="float">
            <text:p>39</text:p>
          </table:table-cell>
          <table:table-cell table:style-name="ce81" table:formula="of:=IF([.I45]=[.I47];[$B_ELABORAZIONE.O49];0)" office:value-type="float" office:value="82" calcext:value-type="float">
            <text:p>82</text:p>
          </table:table-cell>
          <table:table-cell table:style-name="ce81" table:formula="of:=IF([.I45]=[.I44];[$B_ELABORAZIONE.U45];0)" office:value-type="float" office:value="93" calcext:value-type="float">
            <text:p>93</text:p>
          </table:table-cell>
          <table:table-cell table:style-name="ce84" table:formula="of:=IF([.F45]=[.F46];[$B_ELABORAZIONE.Q48])" office:value-type="float" office:value="-42" calcext:value-type="float">
            <text:p>-42</text:p>
          </table:table-cell>
          <table:table-cell table:style-name="ce84" table:formula="of:=IF([.I45]=[.I47];[$B_ELABORAZIONE.Q49];0)" office:value-type="float" office:value="8" calcext:value-type="float">
            <text:p>+8</text:p>
          </table:table-cell>
          <table:table-cell table:style-name="ce84" table:formula="of:=IF([.I45]=[.I44];[$B_ELABORAZIONE.W45];0)" office:value-type="float" office:value="65" calcext:value-type="float">
            <text:p>+65</text:p>
          </table:table-cell>
          <table:table-cell table:style-name="ce140" table:formula="of:=[.I45]+(500+[.P45]+[.Q45]+[.R45])*10^-3+([.M45]+[.N45]+[.O45])*10^-6+(500+[.L45])*10^-9+[.J45]*10^-12" office:value-type="float" office:value="0.5312145" calcext:value-type="float">
            <text:p>,531214500000</text:p>
          </table:table-cell>
          <table:table-cell table:number-columns-repeated="45"/>
        </table:table-row>
        <table:table-row table:style-name="ro3">
          <table:table-cell table:style-name="ce95" table:formula="of:=COUNTIF([.$S$44:.$S$47];&quot;&gt;=&quot;&amp;[.S46])" office:value-type="float" office:value="2" calcext:value-type="float">
            <text:p>2</text:p>
          </table:table-cell>
          <table:table-cell table:style-name="ce410" office:value-type="string" calcext:value-type="string">
            <text:p>H</text:p>
          </table:table-cell>
          <table:table-cell table:style-name="ce124" office:value-type="float" office:value="3" calcext:value-type="float">
            <text:p>3</text:p>
          </table:table-cell>
          <table:table-cell table:style-name="ce127" table:formula="of:=IF(FIND([.$B46];&quot;ABCDEFGH&quot;;1)&gt;0;INDEX([$A_INSERIMENTI.D$3:$A_INSERIMENTI.I$34];MATCH(1;([$A_INSERIMENTI.H$3:$A_INSERIMENTI.H$34]=[.$B46])*([$A_INSERIMENTI.I$3:$A_INSERIMENTI.I$34]=[.$C46]);0);2)&amp;&quot; (&quot;&amp;INDEX([$A_INSERIMENTI.D$3:$A_INSERIMENTI.I$34];MATCH(1;([$A_INSERIMENTI.H$3:$A_INSERIMENTI.H$34]=[.$B46])*([$A_INSERIMENTI.I$3:$A_INSERIMENTI.I$34]=[.$C46]);0);1)&amp;&quot;)&quot;;&quot;DA SISTEMARE&quot;)" office:value-type="string" office:string-value="H3 (31)" calcext:value-type="string">
            <text:p>H3 (31)</text:p>
          </table:table-cell>
          <table:table-cell table:style-name="ce81" table:formula="of:=[.F46]+[.G46]+[.H46]" office:value-type="float" office:value="0" calcext:value-type="float">
            <text:p>0</text:p>
          </table:table-cell>
          <table:table-cell table:style-name="ce81" table:formula="of:=SUMIF([$B_ELABORAZIONE.$F$3:$B_ELABORAZIONE.$F$50];[.D46];[$B_ELABORAZIONE.$L$3:$B_ELABORAZIONE.$L$50])+SUMIF([$B_ELABORAZIONE.$G$3:$B_ELABORAZIONE.$G$50];[.D46];[$B_ELABORAZIONE.$R$3:$B_ELABORAZIONE.$R$50])" office:value-type="float" office:value="0" calcext:value-type="float">
            <text:p>0</text:p>
          </table:table-cell>
          <table:table-cell table:style-name="ce81" table:formula="of:=SUMIF([$B_ELABORAZIONE.$F$3:$B_ELABORAZIONE.$F$50];[.D46];[$B_ELABORAZIONE.$M$3:$B_ELABORAZIONE.$M$50])+SUMIF([$B_ELABORAZIONE.$G$3:$B_ELABORAZIONE.$G$50];[.D46];[$B_ELABORAZIONE.$S$3:$B_ELABORAZIONE.$S$50])" office:value-type="float" office:value="0" calcext:value-type="float">
            <text:p>0</text:p>
          </table:table-cell>
          <table:table-cell table:style-name="ce81" table:formula="of:=SUMIF([$B_ELABORAZIONE.$F$3:$B_ELABORAZIONE.$F$50];[.D46];[$B_ELABORAZIONE.$N$3:$B_ELABORAZIONE.$N$50])+SUMIF([$B_ELABORAZIONE.$G$3:$B_ELABORAZIONE.$G$50];[.D46];[$B_ELABORAZIONE.$T$3:$B_ELABORAZIONE.$T$50])" office:value-type="float" office:value="0" calcext:value-type="float">
            <text:p>0</text:p>
          </table:table-cell>
          <table:table-cell table:style-name="ce81" table:formula="of:=2*[.F46]+1*[.G46]+0*[.H46]" office:value-type="float" office:value="0" calcext:value-type="float">
            <text:p>0</text:p>
          </table:table-cell>
          <table:table-cell table:style-name="ce81" table:formula="of:=SUMIF([$B_ELABORAZIONE.$F$3:$B_ELABORAZIONE.$F$50];[.D46];[$B_ELABORAZIONE.$O$3:$B_ELABORAZIONE.$O$50])+SUMIF([$B_ELABORAZIONE.$G$3:$B_ELABORAZIONE.$G$50];[.D46];[$B_ELABORAZIONE.$U$3:$B_ELABORAZIONE.$U$50])" office:value-type="float" office:value="0" calcext:value-type="float">
            <text:p>0</text:p>
          </table:table-cell>
          <table:table-cell table:style-name="ce81" table:formula="of:=SUMIF([$B_ELABORAZIONE.$F$3:$B_ELABORAZIONE.$F$50];[.D46];[$B_ELABORAZIONE.$P$3:$B_ELABORAZIONE.$P$50])+SUMIF([$B_ELABORAZIONE.$G$3:$B_ELABORAZIONE.$G$50];[.D46];[$B_ELABORAZIONE.$V$3:$B_ELABORAZIONE.$V$50])" office:value-type="float" office:value="0" calcext:value-type="float">
            <text:p>0</text:p>
          </table:table-cell>
          <table:table-cell table:style-name="ce84" table:formula="of:=SUMIF([$B_ELABORAZIONE.$F$3:$B_ELABORAZIONE.$F$50];[.D46];[$B_ELABORAZIONE.$Q$3:$B_ELABORAZIONE.$Q$50])+SUMIF([$B_ELABORAZIONE.$G$3:$B_ELABORAZIONE.$G$50];[.D46];[$B_ELABORAZIONE.$W$3:$B_ELABORAZIONE.$W$50])" office:value-type="float" office:value="0" calcext:value-type="float">
            <text:p>+0</text:p>
          </table:table-cell>
          <table:table-cell table:style-name="ce81" table:formula="of:=IF([.I46]=[.I47];[$B_ELABORAZIONE.O50];0)" office:value-type="float" office:value="55" calcext:value-type="float">
            <text:p>55</text:p>
          </table:table-cell>
          <table:table-cell table:style-name="ce81" table:formula="of:=IF([.I46]=[.I44];[$B_ELABORAZIONE.U46];0)" office:value-type="float" office:value="49" calcext:value-type="float">
            <text:p>49</text:p>
          </table:table-cell>
          <table:table-cell table:style-name="ce81" table:formula="of:=IF([.I46]=[.I45];[$B_ELABORAZIONE.U48];0)" office:value-type="float" office:value="81" calcext:value-type="float">
            <text:p>81</text:p>
          </table:table-cell>
          <table:table-cell table:style-name="ce84" table:formula="of:=IF([.I46]=[.I47];[$B_ELABORAZIONE.Q50];0)" office:value-type="float" office:value="-14" calcext:value-type="float">
            <text:p>-14</text:p>
          </table:table-cell>
          <table:table-cell table:style-name="ce84" table:formula="of:=IF([.D46]=[.D44];[$B_ELABORAZIONE.W46];0)" office:value-type="float" office:value="0" calcext:value-type="float">
            <text:p>+0</text:p>
          </table:table-cell>
          <table:table-cell table:style-name="ce84" table:formula="of:=IF([.I46]=[.I45];[$B_ELABORAZIONE.W48];0)" office:value-type="float" office:value="42" calcext:value-type="float">
            <text:p>+42</text:p>
          </table:table-cell>
          <table:table-cell table:style-name="ce140" table:formula="of:=[.I46]+(500+[.P46]+[.Q46]+[.R46])*10^-3+([.M46]+[.N46]+[.O46])*10^-6+(500+[.L46])*10^-9+[.J46]*10^-12" office:value-type="float" office:value="0.5281855" calcext:value-type="float">
            <text:p>,528185500000</text:p>
          </table:table-cell>
          <table:table-cell table:number-columns-repeated="45"/>
        </table:table-row>
        <table:table-row table:style-name="ro3">
          <table:table-cell table:style-name="ce96" table:formula="of:=COUNTIF([.$S$44:.$S$47];&quot;&gt;=&quot;&amp;[.S47])" office:value-type="float" office:value="3" calcext:value-type="float">
            <text:p>3</text:p>
          </table:table-cell>
          <table:table-cell table:style-name="ce411" office:value-type="string" calcext:value-type="string">
            <text:p>H</text:p>
          </table:table-cell>
          <table:table-cell table:style-name="ce125" office:value-type="float" office:value="4" calcext:value-type="float">
            <text:p>4</text:p>
          </table:table-cell>
          <table:table-cell table:style-name="ce128" table:formula="of:=IF(FIND([.$B47];&quot;ABCDEFGH&quot;;1)&gt;0;INDEX([$A_INSERIMENTI.D$3:$A_INSERIMENTI.I$34];MATCH(1;([$A_INSERIMENTI.H$3:$A_INSERIMENTI.H$34]=[.$B47])*([$A_INSERIMENTI.I$3:$A_INSERIMENTI.I$34]=[.$C47]);0);2)&amp;&quot; (&quot;&amp;INDEX([$A_INSERIMENTI.D$3:$A_INSERIMENTI.I$34];MATCH(1;([$A_INSERIMENTI.H$3:$A_INSERIMENTI.H$34]=[.$B47])*([$A_INSERIMENTI.I$3:$A_INSERIMENTI.I$34]=[.$C47]);0);1)&amp;&quot;)&quot;;&quot;DA SISTEMARE&quot;)" office:value-type="string" office:string-value="H4 (32)" calcext:value-type="string">
            <text:p>H4 (32)</text:p>
          </table:table-cell>
          <table:table-cell table:style-name="ce82" table:formula="of:=[.F47]+[.G47]+[.H47]" office:value-type="float" office:value="0" calcext:value-type="float">
            <text:p>0</text:p>
          </table:table-cell>
          <table:table-cell table:style-name="ce82" table:formula="of:=SUMIF([$B_ELABORAZIONE.$F$3:$B_ELABORAZIONE.$F$50];[.D47];[$B_ELABORAZIONE.$L$3:$B_ELABORAZIONE.$L$50])+SUMIF([$B_ELABORAZIONE.$G$3:$B_ELABORAZIONE.$G$50];[.D47];[$B_ELABORAZIONE.$R$3:$B_ELABORAZIONE.$R$50])" office:value-type="float" office:value="0" calcext:value-type="float">
            <text:p>0</text:p>
          </table:table-cell>
          <table:table-cell table:style-name="ce82" table:formula="of:=SUMIF([$B_ELABORAZIONE.$F$3:$B_ELABORAZIONE.$F$50];[.D47];[$B_ELABORAZIONE.$M$3:$B_ELABORAZIONE.$M$50])+SUMIF([$B_ELABORAZIONE.$G$3:$B_ELABORAZIONE.$G$50];[.D47];[$B_ELABORAZIONE.$S$3:$B_ELABORAZIONE.$S$50])" office:value-type="float" office:value="0" calcext:value-type="float">
            <text:p>0</text:p>
          </table:table-cell>
          <table:table-cell table:style-name="ce82" table:formula="of:=SUMIF([$B_ELABORAZIONE.$F$3:$B_ELABORAZIONE.$F$50];[.D47];[$B_ELABORAZIONE.$N$3:$B_ELABORAZIONE.$N$50])+SUMIF([$B_ELABORAZIONE.$G$3:$B_ELABORAZIONE.$G$50];[.D47];[$B_ELABORAZIONE.$T$3:$B_ELABORAZIONE.$T$50])" office:value-type="float" office:value="0" calcext:value-type="float">
            <text:p>0</text:p>
          </table:table-cell>
          <table:table-cell table:style-name="ce82" table:formula="of:=2*[.F47]+1*[.G47]+0*[.H47]" office:value-type="float" office:value="0" calcext:value-type="float">
            <text:p>0</text:p>
          </table:table-cell>
          <table:table-cell table:style-name="ce82" table:formula="of:=SUMIF([$B_ELABORAZIONE.$F$3:$B_ELABORAZIONE.$F$50];[.D47];[$B_ELABORAZIONE.$O$3:$B_ELABORAZIONE.$O$50])+SUMIF([$B_ELABORAZIONE.$G$3:$B_ELABORAZIONE.$G$50];[.D47];[$B_ELABORAZIONE.$U$3:$B_ELABORAZIONE.$U$50])" office:value-type="float" office:value="0" calcext:value-type="float">
            <text:p>0</text:p>
          </table:table-cell>
          <table:table-cell table:style-name="ce82" table:formula="of:=SUMIF([$B_ELABORAZIONE.$F$3:$B_ELABORAZIONE.$F$50];[.D47];[$B_ELABORAZIONE.$P$3:$B_ELABORAZIONE.$P$50])+SUMIF([$B_ELABORAZIONE.$G$3:$B_ELABORAZIONE.$G$50];[.D47];[$B_ELABORAZIONE.$V$3:$B_ELABORAZIONE.$V$50])" office:value-type="float" office:value="0" calcext:value-type="float">
            <text:p>0</text:p>
          </table:table-cell>
          <table:table-cell table:style-name="ce85" table:formula="of:=SUMIF([$B_ELABORAZIONE.$F$3:$B_ELABORAZIONE.$F$50];[.D47];[$B_ELABORAZIONE.$Q$3:$B_ELABORAZIONE.$Q$50])+SUMIF([$B_ELABORAZIONE.$G$3:$B_ELABORAZIONE.$G$50];[.D47];[$B_ELABORAZIONE.$W$3:$B_ELABORAZIONE.$W$50])" office:value-type="float" office:value="0" calcext:value-type="float">
            <text:p>+0</text:p>
          </table:table-cell>
          <table:table-cell table:style-name="ce82" table:formula="of:=IF([.I47]=[.I44];[$B_ELABORAZIONE.U47];0)" office:value-type="float" office:value="73" calcext:value-type="float">
            <text:p>73</text:p>
          </table:table-cell>
          <table:table-cell table:style-name="ce82" table:formula="of:=IF([.I47]=[.I45];[$B_ELABORAZIONE.U49];0)" office:value-type="float" office:value="74" calcext:value-type="float">
            <text:p>74</text:p>
          </table:table-cell>
          <table:table-cell table:style-name="ce82" table:formula="of:=IF([.I47]=[.I46];[$B_ELABORAZIONE.U50];0)" office:value-type="float" office:value="69" calcext:value-type="float">
            <text:p>69</text:p>
          </table:table-cell>
          <table:table-cell table:style-name="ce85" table:formula="of:=IF([.I47]=[.I44];[$B_ELABORAZIONE.W47];0)" office:value-type="float" office:value="-13" calcext:value-type="float">
            <text:p>-13</text:p>
          </table:table-cell>
          <table:table-cell table:style-name="ce85" table:formula="of:=IF([.I47]=[.I44];[$B_ELABORAZIONE.W49];0)" office:value-type="float" office:value="-8" calcext:value-type="float">
            <text:p>-8</text:p>
          </table:table-cell>
          <table:table-cell table:style-name="ce85" table:formula="of:=IF([.I47]=[.I46];[$B_ELABORAZIONE.W50];0)" office:value-type="float" office:value="14" calcext:value-type="float">
            <text:p>+14</text:p>
          </table:table-cell>
          <table:table-cell table:style-name="ce141" table:formula="of:=[.I47]+(500+[.P47]+[.Q47]+[.R47])*10^-3+([.M47]+[.N47]+[.O47])*10^-6+(500+[.L47])*10^-9+[.J47]*10^-12" office:value-type="float" office:value="0.4932165" calcext:value-type="float">
            <text:p>,493216500000</text:p>
          </table:table-cell>
          <table:table-cell table:number-columns-repeated="45"/>
        </table:table-row>
        <table:table-row table:style-name="ro4" table:number-rows-repeated="1048528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'Classifiche Gironi'.E7:'Classifiche Gironi'.R7 'Classifiche Gironi'.E13:'Classifiche Gironi'.R13 'Classifiche Gironi'.E19:'Classifiche Gironi'.R19 'Classifiche Gironi'.E25:'Classifiche Gironi'.R25 'Classifiche Gironi'.E31:'Classifiche Gironi'.R31 'Classifiche Gironi'.E37:'Classifiche Gironi'.R37 'Classifiche Gironi'.E43:'Classifiche Gironi'.R43 'Classifiche Gironi'.E1:'Classifiche Gironi'.R1">
            <calcext:condition calcext:apply-style-name="ConditionalStyle_207" calcext:value="formula-is([.$E$2]=&quot;Black and White&quot;)" calcext:base-cell-address="'Classifiche Gironi'.E1"/>
          </calcext:conditional-format>
          <calcext:conditional-format calcext:target-range-address="'Classifiche Gironi'.S1:'Classifiche Gironi'.S1 'Classifiche Gironi'.S7:'Classifiche Gironi'.S7 'Classifiche Gironi'.S13:'Classifiche Gironi'.S13 'Classifiche Gironi'.S19:'Classifiche Gironi'.S19 'Classifiche Gironi'.S25:'Classifiche Gironi'.S25 'Classifiche Gironi'.S31:'Classifiche Gironi'.S31 'Classifiche Gironi'.S37:'Classifiche Gironi'.S37 'Classifiche Gironi'.S43:'Classifiche Gironi'.S43 'Classifiche Gironi'.A1:'Classifiche Gironi'.A1 'Classifiche Gironi'.A7:'Classifiche Gironi'.A7 'Classifiche Gironi'.A13:'Classifiche Gironi'.A13 'Classifiche Gironi'.A19:'Classifiche Gironi'.A19 'Classifiche Gironi'.A25:'Classifiche Gironi'.A25 'Classifiche Gironi'.A31:'Classifiche Gironi'.A31 'Classifiche Gironi'.A37:'Classifiche Gironi'.A37 'Classifiche Gironi'.A43:'Classifiche Gironi'.A43">
            <calcext:condition calcext:apply-style-name="ConditionalStyle_163" calcext:value="formula-is([.$E$2]=&quot;Black and White&quot;)" calcext:base-cell-address="'Classifiche Gironi'.A1"/>
          </calcext:conditional-format>
          <calcext:conditional-format calcext:target-range-address="'Classifiche Gironi'.C2:'Classifiche Gironi'.D5 'Classifiche Gironi'.C8:'Classifiche Gironi'.D11 'Classifiche Gironi'.C20:'Classifiche Gironi'.D23 'Classifiche Gironi'.C26:'Classifiche Gironi'.D29 'Classifiche Gironi'.C32:'Classifiche Gironi'.D35 'Classifiche Gironi'.C38:'Classifiche Gironi'.D41 'Classifiche Gironi'.C44:'Classifiche Gironi'.D47 'Classifiche Gironi'.C14:'Classifiche Gironi'.D17">
            <calcext:condition calcext:apply-style-name="ConditionalStyle_182" calcext:value="formula-is([.$E$2]=&quot;Black and White&quot;)" calcext:base-cell-address="'Classifiche Gironi'.C2"/>
          </calcext:conditional-format>
          <calcext:conditional-format calcext:target-range-address="'Classifiche Gironi'.B1:'Classifiche Gironi'.D1 'Classifiche Gironi'.B7:'Classifiche Gironi'.D7 'Classifiche Gironi'.B13:'Classifiche Gironi'.D13 'Classifiche Gironi'.B19:'Classifiche Gironi'.D19 'Classifiche Gironi'.B25:'Classifiche Gironi'.D25 'Classifiche Gironi'.B31:'Classifiche Gironi'.D31 'Classifiche Gironi'.B37:'Classifiche Gironi'.D37 'Classifiche Gironi'.B43:'Classifiche Gironi'.D43">
            <calcext:condition calcext:apply-style-name="ConditionalStyle_173" calcext:value="formula-is([.$E$2]=&quot;Black and White&quot;)" calcext:base-cell-address="'Classifiche Gironi'.B1"/>
          </calcext:conditional-format>
          <calcext:conditional-format calcext:target-range-address="'Classifiche Gironi'.E2:'Classifiche Gironi'.R5 'Classifiche Gironi'.E8:'Classifiche Gironi'.R11 'Classifiche Gironi'.E14:'Classifiche Gironi'.R17 'Classifiche Gironi'.E20:'Classifiche Gironi'.R23 'Classifiche Gironi'.E26:'Classifiche Gironi'.R29 'Classifiche Gironi'.E32:'Classifiche Gironi'.R35 'Classifiche Gironi'.E38:'Classifiche Gironi'.R41 'Classifiche Gironi'.E44:'Classifiche Gironi'.R47">
            <calcext:condition calcext:apply-style-name="ConditionalStyle_150" calcext:value="formula-is([.$E$2]=&quot;Black and White&quot;)" calcext:base-cell-address="'Classifiche Gironi'.E2"/>
          </calcext:conditional-format>
        </calcext:conditional-formats>
      </table:table>
      <table:table table:name="Calendario e Tabellone" table:style-name="ta1">
        <office:forms form:automatic-focus="false" form:apply-design-mode="false"/>
        <table:table-column table:style-name="co37" table:visibility="collapse" table:default-cell-style-name="ce248"/>
        <table:table-column table:style-name="co3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39" table:number-columns-repeated="2" table:default-cell-style-name="Default"/>
        <table:table-column table:style-name="co12" table:default-cell-style-name="Default"/>
        <table:table-column table:style-name="co40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1" table:default-cell-style-name="ce455"/>
        <table:table-column table:style-name="co42" table:default-cell-style-name="ce455"/>
        <table:table-column table:style-name="co43" table:number-columns-repeated="2" table:default-cell-style-name="ce526"/>
        <table:table-column table:style-name="co44" table:default-cell-style-name="ce526"/>
        <table:table-column table:style-name="co45" table:default-cell-style-name="ce526"/>
        <table:table-column table:style-name="co46" table:default-cell-style-name="ce526"/>
        <table:table-column table:style-name="co47" table:default-cell-style-name="ce526"/>
        <table:table-column table:style-name="co37" table:default-cell-style-name="ce526"/>
        <table:table-column table:style-name="co3" table:default-cell-style-name="Default"/>
        <table:table-column table:style-name="co48" table:default-cell-style-name="ce570"/>
        <table:table-column table:style-name="co49" table:default-cell-style-name="ce586"/>
        <table:table-column table:style-name="co3" table:default-cell-style-name="ce570"/>
        <table:table-column table:style-name="co50" table:default-cell-style-name="ce570"/>
        <table:table-column table:style-name="co3" table:default-cell-style-name="ce570"/>
        <table:table-column table:style-name="co51" table:default-cell-style-name="ce570"/>
        <table:table-column table:style-name="co52" table:default-cell-style-name="ce570"/>
        <table:table-column table:style-name="co3" table:number-columns-repeated="3" table:default-cell-style-name="ce570"/>
        <table:table-column table:style-name="co51" table:default-cell-style-name="ce570"/>
        <table:table-column table:style-name="co52" table:default-cell-style-name="ce570"/>
        <table:table-column table:style-name="co3" table:number-columns-repeated="3" table:default-cell-style-name="ce570"/>
        <table:table-column table:style-name="co51" table:default-cell-style-name="ce570"/>
        <table:table-column table:style-name="co52" table:default-cell-style-name="ce570"/>
        <table:table-column table:style-name="co3" table:number-columns-repeated="14" table:default-cell-style-name="ce570"/>
        <table:table-column table:style-name="co3" table:number-columns-repeated="49" table:default-cell-style-name="ce455"/>
        <table:table-column table:style-name="co53" table:default-cell-style-name="ce455"/>
        <table:table-column table:style-name="co42" table:default-cell-style-name="ce455"/>
        <table:table-column table:style-name="co43" table:default-cell-style-name="ce526"/>
        <table:table-column table:style-name="co42" table:default-cell-style-name="ce526"/>
        <table:table-column table:style-name="co43" table:default-cell-style-name="ce526"/>
        <table:table-column table:style-name="co40" table:default-cell-style-name="ce526"/>
        <table:table-column table:style-name="co45" table:default-cell-style-name="ce526"/>
        <table:table-column table:style-name="co54" table:default-cell-style-name="ce526"/>
        <table:table-column table:style-name="co5" table:default-cell-style-name="ce526"/>
        <table:table-column table:style-name="co3" table:default-cell-style-name="ce526"/>
        <table:table-column table:style-name="co55" table:default-cell-style-name="ce455"/>
        <table:table-column table:style-name="co56" table:default-cell-style-name="ce455"/>
        <table:table-column table:style-name="co3" table:number-columns-repeated="911" table:default-cell-style-name="ce248"/>
        <table:table-row table:style-name="ro5">
          <table:table-cell table:style-name="ce246"/>
          <table:table-cell table:style-name="INTESTAZIONE_5f_GRANDE" table:formula="of:=VLOOKUP(&quot;NOME_TORNEO&quot;;A_1_INPUT_DATI_TORNEO;2;0)" office:value-type="string" office:string-value="Torneo dell’Estate" calcext:value-type="string" table:number-columns-spanned="8" table:number-rows-spanned="1">
            <text:p>Torneo dell’Estate</text:p>
          </table:table-cell>
          <table:covered-table-cell table:number-columns-repeated="7" table:style-name="ce253"/>
          <table:table-cell/>
          <table:table-cell table:style-name="ce253" table:number-columns-repeated="9"/>
          <table:table-cell/>
          <table:table-cell table:style-name="ce561" table:number-columns-repeated="11"/>
          <table:table-cell table:style-name="ce622" table:number-columns-repeated="7"/>
          <table:table-cell table:style-name="ce569" table:number-columns-repeated="13"/>
          <table:table-cell table:number-columns-repeated="49"/>
          <table:table-cell table:style-name="ce569" table:number-columns-repeated="10"/>
          <table:table-cell table:number-columns-repeated="913"/>
        </table:table-row>
        <table:table-row table:style-name="ro6">
          <table:table-cell table:style-name="ce246"/>
          <table:table-cell table:style-name="ce249" office:value-type="string" calcext:value-type="string" table:number-columns-spanned="8" table:number-rows-spanned="1">
            <text:p>Fase a Gironi</text:p>
          </table:table-cell>
          <table:covered-table-cell table:number-columns-repeated="7" table:style-name="ce254"/>
          <table:table-cell/>
          <table:table-cell table:style-name="ce384" office:value-type="string" calcext:value-type="string" table:number-columns-spanned="9" table:number-rows-spanned="1">
            <text:p>Classifiche</text:p>
          </table:table-cell>
          <table:covered-table-cell table:number-columns-repeated="8" table:style-name="ce456"/>
          <table:table-cell/>
          <table:table-cell table:style-name="ce562" office:value-type="string" calcext:value-type="string" table:number-columns-spanned="3" table:number-rows-spanned="2">
            <text:p>Ottavi di finale</text:p>
          </table:table-cell>
          <table:covered-table-cell table:style-name="ce571"/>
          <table:covered-table-cell table:style-name="ce587"/>
          <table:table-cell table:style-name="ce569"/>
          <table:table-cell table:style-name="ce600"/>
          <table:table-cell table:style-name="ce562" office:value-type="string" calcext:value-type="string" table:number-columns-spanned="3" table:number-rows-spanned="2">
            <text:p>Quarti di finale</text:p>
          </table:table-cell>
          <table:covered-table-cell table:style-name="ce571"/>
          <table:covered-table-cell table:style-name="ce587"/>
          <table:table-cell table:style-name="ce600" table:number-columns-repeated="2"/>
          <table:table-cell table:style-name="ce562" office:value-type="string" calcext:value-type="string" table:number-columns-spanned="3" table:number-rows-spanned="2">
            <text:p>Semifinali</text:p>
          </table:table-cell>
          <table:covered-table-cell table:style-name="ce571"/>
          <table:covered-table-cell table:style-name="ce587"/>
          <table:table-cell table:style-name="ce455" table:number-columns-repeated="2"/>
          <table:table-cell table:style-name="ce562" office:value-type="string" calcext:value-type="string" table:number-columns-spanned="3" table:number-rows-spanned="2">
            <text:p>Finale</text:p>
          </table:table-cell>
          <table:covered-table-cell table:style-name="ce571"/>
          <table:covered-table-cell table:style-name="ce587"/>
          <table:table-cell table:style-name="ce569" table:number-columns-repeated="13"/>
          <table:table-cell table:number-columns-repeated="51"/>
          <table:table-cell table:style-name="ce455" table:number-columns-repeated="8"/>
          <table:table-cell table:number-columns-repeated="913"/>
        </table:table-row>
        <table:table-row table:style-name="ro7">
          <table:table-cell table:style-name="ce246"/>
          <table:table-cell table:style-name="ce250" office:value-type="string" calcext:value-type="string">
            <text:p>Data</text:p>
          </table:table-cell>
          <table:table-cell table:style-name="ce250" office:value-type="string" calcext:value-type="string">
            <text:p>Ora</text:p>
          </table:table-cell>
          <table:table-cell table:style-name="ce250" office:value-type="string" calcext:value-type="string">
            <text:p>Squadra A</text:p>
          </table:table-cell>
          <table:table-cell table:style-name="ce261" office:value-type="string" calcext:value-type="string" table:number-columns-spanned="2" table:number-rows-spanned="1">
            <text:p>Risultato</text:p>
          </table:table-cell>
          <table:covered-table-cell table:style-name="ce292"/>
          <table:table-cell table:style-name="ce250" office:value-type="string" calcext:value-type="string">
            <text:p>Squadra B</text:p>
          </table:table-cell>
          <table:table-cell table:style-name="ce250" office:value-type="string" calcext:value-type="string">
            <text:p>Gp</text:p>
          </table:table-cell>
          <table:table-cell table:style-name="ce250" office:value-type="string" calcext:value-type="string">
            <text:p>Campo</text:p>
          </table:table-cell>
          <table:table-cell/>
          <table:table-cell table:style-name="ce385" office:value-type="string" calcext:value-type="string">
            <text:p>Gruppo A</text:p>
          </table:table-cell>
          <table:table-cell table:style-name="ce458" office:value-type="string" calcext:value-type="string">
            <text:p>G</text:p>
          </table:table-cell>
          <table:table-cell table:style-name="ce458" office:value-type="string" calcext:value-type="string">
            <text:p>V</text:p>
          </table:table-cell>
          <table:table-cell table:style-name="ce458" office:value-type="string" calcext:value-type="string">
            <text:p>P</text:p>
          </table:table-cell>
          <table:table-cell table:style-name="ce458" office:value-type="string" calcext:value-type="string">
            <text:p>F</text:p>
          </table:table-cell>
          <table:table-cell table:style-name="ce458" office:value-type="string" calcext:value-type="string">
            <text:p>PC</text:p>
          </table:table-cell>
          <table:table-cell table:style-name="ce458" office:value-type="string" calcext:value-type="string">
            <text:p>PGF</text:p>
          </table:table-cell>
          <table:table-cell table:style-name="ce458" office:value-type="string" calcext:value-type="string">
            <text:p>PGS</text:p>
          </table:table-cell>
          <table:table-cell table:style-name="ce458" office:value-type="string" calcext:value-type="string">
            <text:p>DPG</text:p>
          </table:table-cell>
          <table:table-cell/>
          <table:covered-table-cell table:style-name="ce563"/>
          <table:covered-table-cell table:style-name="ce572"/>
          <table:covered-table-cell table:style-name="ce588"/>
          <table:table-cell table:style-name="ce569"/>
          <table:table-cell table:style-name="ce600"/>
          <table:covered-table-cell table:style-name="ce563"/>
          <table:covered-table-cell table:style-name="ce572"/>
          <table:covered-table-cell table:style-name="ce588"/>
          <table:table-cell table:style-name="ce600" table:number-columns-repeated="2"/>
          <table:covered-table-cell table:style-name="ce563"/>
          <table:covered-table-cell table:style-name="ce572"/>
          <table:covered-table-cell table:style-name="ce588"/>
          <table:table-cell table:style-name="ce455" table:number-columns-repeated="2"/>
          <table:covered-table-cell table:style-name="ce563"/>
          <table:covered-table-cell table:style-name="ce572"/>
          <table:covered-table-cell table:style-name="ce588"/>
          <table:table-cell table:style-name="ce569" table:number-columns-repeated="13"/>
          <table:table-cell table:number-columns-repeated="49"/>
          <table:table-cell table:style-name="ce673" office:value-type="string" calcext:value-type="string">
            <text:p>Gruppo A</text:p>
          </table:table-cell>
          <table:table-cell table:style-name="ce673" office:value-type="string" calcext:value-type="string">
            <text:p>G</text:p>
          </table:table-cell>
          <table:table-cell table:style-name="ce673" office:value-type="string" calcext:value-type="string">
            <text:p>V</text:p>
          </table:table-cell>
          <table:table-cell table:style-name="ce673" office:value-type="string" calcext:value-type="string">
            <text:p>N</text:p>
          </table:table-cell>
          <table:table-cell table:style-name="ce673" office:value-type="string" calcext:value-type="string">
            <text:p>P</text:p>
          </table:table-cell>
          <table:table-cell table:style-name="ce673" office:value-type="string" calcext:value-type="string">
            <text:p>GF</text:p>
          </table:table-cell>
          <table:table-cell table:style-name="ce673" office:value-type="string" calcext:value-type="string">
            <text:p>GS</text:p>
          </table:table-cell>
          <table:table-cell table:style-name="ce673" office:value-type="string" calcext:value-type="string">
            <text:p>DR</text:p>
          </table:table-cell>
          <table:table-cell table:style-name="ce673" office:value-type="string" calcext:value-type="string">
            <text:p>P.ti</text:p>
          </table:table-cell>
          <table:table-cell table:style-name="ce673"/>
          <table:table-cell table:style-name="ce673" office:value-type="string" calcext:value-type="string">
            <text:p>Rank</text:p>
          </table:table-cell>
          <table:table-cell table:number-columns-repeated="912"/>
        </table:table-row>
        <table:table-row table:style-name="ro7">
          <table:table-cell table:style-name="ce247" office:value-type="float" office:value="1" calcext:value-type="float">
            <text:p>1</text:p>
          </table:table-cell>
          <table:table-cell table:style-name="ce251" table:formula="of:=VLOOKUP([.A4];A_4_INPUT_DATE_E_RISULTATI_GIRONI;8;0)" office:value-type="date" office:date-value="2021-06-07" calcext:value-type="date">
            <text:p>lun 7 giu</text:p>
          </table:table-cell>
          <table:table-cell table:style-name="ce255" table:formula="of:=VLOOKUP([.A4];A_4_INPUT_DATE_E_RISULTATI_GIRONI;9;0)" office:value-type="time" office:time-value="PT16H00M00S" calcext:value-type="time">
            <text:p>16:00</text:p>
          </table:table-cell>
          <table:table-cell table:style-name="ce258" table:formula="of:=VLOOKUP([.A4];A_4_INPUT_DATE_E_RISULTATI_GIRONI;4;0)" office:value-type="string" office:string-value="Leoni (1)" calcext:value-type="string">
            <text:p>Leoni (1)</text:p>
          </table:table-cell>
          <table:table-cell table:style-name="ce262" table:number-columns-repeated="2"/>
          <table:table-cell table:style-name="ce382" table:formula="of:=VLOOKUP([.A4];A_4_INPUT_DATE_E_RISULTATI_GIRONI;5;0)" office:value-type="string" office:string-value="Pantere (2)" calcext:value-type="string">
            <text:p>Pantere (2)</text:p>
          </table:table-cell>
          <table:table-cell table:style-name="ce382" table:formula="of:=VLOOKUP([.A4];A_4_INPUT_DATE_E_RISULTATI_GIRONI;3;0)" office:value-type="string" office:string-value="A" calcext:value-type="string">
            <text:p>A</text:p>
          </table:table-cell>
          <table:table-cell table:style-name="ce383" table:formula="of:=VLOOKUP([.A4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87" table:formula="of:=VLOOKUP(ROW()-4;CLASSIFICA_GIRONE_A;4;0)" office:value-type="string" office:string-value="" calcext:value-type="error">
            <text:p>#N/D</text:p>
          </table:table-cell>
          <table:table-cell table:style-name="ce460" table:formula="of:=VLOOKUP(ROW()-4;CLASSIFICA_GIRONE_A;5;0)" office:value-type="string" office:string-value="" calcext:value-type="error">
            <text:p>#N/D</text:p>
          </table:table-cell>
          <table:table-cell table:style-name="ce460" table:formula="of:=VLOOKUP(ROW()-4;CLASSIFICA_GIRONE_A;6;0)" office:value-type="string" office:string-value="" calcext:value-type="error">
            <text:p>#N/D</text:p>
          </table:table-cell>
          <table:table-cell table:style-name="ce460" table:formula="of:=VLOOKUP(ROW()-4;CLASSIFICA_GIRONE_A;7;0)" office:value-type="string" office:string-value="" calcext:value-type="error">
            <text:p>#N/D</text:p>
          </table:table-cell>
          <table:table-cell table:style-name="ce460" table:formula="of:=VLOOKUP(ROW()-4;CLASSIFICA_GIRONE_A;8;0)" office:value-type="string" office:string-value="" calcext:value-type="error">
            <text:p>#N/D</text:p>
          </table:table-cell>
          <table:table-cell table:style-name="ce460" table:formula="of:=VLOOKUP(ROW()-4;CLASSIFICA_GIRONE_A;9;0)" office:value-type="string" office:string-value="" calcext:value-type="error">
            <text:p>#N/D</text:p>
          </table:table-cell>
          <table:table-cell table:style-name="ce460" table:formula="of:=VLOOKUP(ROW()-4;CLASSIFICA_GIRONE_A;10;0)" office:value-type="string" office:string-value="" calcext:value-type="error">
            <text:p>#N/D</text:p>
          </table:table-cell>
          <table:table-cell table:style-name="ce460" table:formula="of:=VLOOKUP(ROW()-4;CLASSIFICA_GIRONE_A;11;0)" office:value-type="string" office:string-value="" calcext:value-type="error">
            <text:p>#N/D</text:p>
          </table:table-cell>
          <table:table-cell table:style-name="ce538" table:formula="of:=VLOOKUP(ROW()-4;CLASSIFICA_GIRONE_A;12;0)" office:value-type="string" office:string-value="" calcext:value-type="error">
            <text:p>#N/D</text:p>
          </table:table-cell>
          <table:table-cell/>
          <table:table-cell table:style-name="ce564"/>
          <table:table-cell table:style-name="ce526"/>
          <table:table-cell table:style-name="ce455"/>
          <table:table-cell table:style-name="ce569"/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Franc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7.0003" calcext:value-type="float">
            <text:p>7,0003</text:p>
          </table:table-cell>
          <table:table-cell table:style-name="ce700"/>
          <table:table-cell table:style-name="ce706" office:value-type="float" office:value="70307" calcext:value-type="float">
            <text:p>70307</text:p>
          </table:table-cell>
          <table:table-cell office:value-type="float" office:value="1" calcext:value-type="float">
            <text:p>1</text:p>
          </table:table-cell>
          <table:table-cell table:number-columns-repeated="911"/>
        </table:table-row>
        <table:table-row table:style-name="ro7">
          <table:table-cell table:style-name="ce247" office:value-type="float" office:value="2" calcext:value-type="float">
            <text:p>2</text:p>
          </table:table-cell>
          <table:table-cell table:style-name="ce252" table:formula="of:=VLOOKUP([.A5];A_4_INPUT_DATE_E_RISULTATI_GIRONI;8;0)" office:value-type="date" office:date-value="2021-06-07" calcext:value-type="date">
            <text:p>lun 7 giu</text:p>
          </table:table-cell>
          <table:table-cell table:style-name="ce256" table:formula="of:=VLOOKUP([.A5];A_4_INPUT_DATE_E_RISULTATI_GIRONI;9;0)" office:value-type="time" office:time-value="PT16H00M00S" calcext:value-type="time">
            <text:p>16:00</text:p>
          </table:table-cell>
          <table:table-cell table:style-name="ce259" table:formula="of:=VLOOKUP([.A5];A_4_INPUT_DATE_E_RISULTATI_GIRONI;4;0)" office:value-type="string" office:string-value="Giaguari (5)" calcext:value-type="string">
            <text:p>Giaguari (5)</text:p>
          </table:table-cell>
          <table:table-cell table:style-name="ce262" table:number-columns-repeated="2"/>
          <table:table-cell table:style-name="ce382" table:formula="of:=VLOOKUP([.A5];A_4_INPUT_DATE_E_RISULTATI_GIRONI;5;0)" office:value-type="string" office:string-value="Puma (6)" calcext:value-type="string">
            <text:p>Puma (6)</text:p>
          </table:table-cell>
          <table:table-cell table:style-name="ce383" table:formula="of:=VLOOKUP([.A5];A_4_INPUT_DATE_E_RISULTATI_GIRONI;3;0)" office:value-type="string" office:string-value="B" calcext:value-type="string">
            <text:p>B</text:p>
          </table:table-cell>
          <table:table-cell table:style-name="ce383" table:formula="of:=VLOOKUP([.A5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12" table:formula="of:=VLOOKUP(ROW()-4;CLASSIFICA_GIRONE_A;4;0)" office:value-type="string" office:string-value="A2 (2)" calcext:value-type="string">
            <text:p>A2 (2)</text:p>
          </table:table-cell>
          <table:table-cell table:style-name="ce461" table:formula="of:=VLOOKUP(ROW()-4;CLASSIFICA_GIRONE_A;5;0)" office:value-type="float" office:value="0" calcext:value-type="float">
            <text:p>0</text:p>
          </table:table-cell>
          <table:table-cell table:style-name="ce506" table:formula="of:=VLOOKUP(ROW()-4;CLASSIFICA_GIRONE_A;6;0)" office:value-type="float" office:value="0" calcext:value-type="float">
            <text:p>0</text:p>
          </table:table-cell>
          <table:table-cell table:style-name="ce506" table:formula="of:=VLOOKUP(ROW()-4;CLASSIFICA_GIRONE_A;7;0)" office:value-type="float" office:value="0" calcext:value-type="float">
            <text:p>0</text:p>
          </table:table-cell>
          <table:table-cell table:style-name="ce506" table:formula="of:=VLOOKUP(ROW()-4;CLASSIFICA_GIRONE_A;8;0)" office:value-type="float" office:value="0" calcext:value-type="float">
            <text:p>0</text:p>
          </table:table-cell>
          <table:table-cell table:style-name="ce506" table:formula="of:=VLOOKUP(ROW()-4;CLASSIFICA_GIRONE_A;9;0)" office:value-type="float" office:value="0" calcext:value-type="float">
            <text:p>0</text:p>
          </table:table-cell>
          <table:table-cell table:style-name="ce506" table:formula="of:=VLOOKUP(ROW()-4;CLASSIFICA_GIRONE_A;10;0)" office:value-type="float" office:value="0" calcext:value-type="float">
            <text:p>0</text:p>
          </table:table-cell>
          <table:table-cell table:style-name="ce506" table:formula="of:=VLOOKUP(ROW()-4;CLASSIFICA_GIRONE_A;11;0)" office:value-type="float" office:value="0" calcext:value-type="float">
            <text:p>0</text:p>
          </table:table-cell>
          <table:table-cell table:style-name="ce539" table:formula="of:=VLOOKUP(ROW()-4;CLASSIFICA_GIRONE_A;12;0)" office:value-type="float" office:value="0" calcext:value-type="float">
            <text:p>+0</text:p>
          </table:table-cell>
          <table:table-cell/>
          <table:table-cell table:style-name="ce565" office:value-type="string" calcext:value-type="string" table:number-columns-spanned="3" table:number-rows-spanned="1">
            <text:p>gio 10 giu h. 9:00</text:p>
          </table:table-cell>
          <table:covered-table-cell table:style-name="ce526"/>
          <table:covered-table-cell table:style-name="ce589"/>
          <table:table-cell table:style-name="ce455"/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Alban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-2" calcext:value-type="float">
            <text:p>-2</text:p>
          </table:table-cell>
          <table:table-cell table:style-name="ce700" office:value-type="float" office:value="2.9998" calcext:value-type="float">
            <text:p>2,9998</text:p>
          </table:table-cell>
          <table:table-cell table:style-name="ce700"/>
          <table:table-cell table:style-name="ce706" office:value-type="float" office:value="29799" calcext:value-type="float">
            <text:p>29799</text:p>
          </table:table-cell>
          <table:table-cell office:value-type="float" office:value="2" calcext:value-type="float">
            <text:p>2</text:p>
          </table:table-cell>
          <table:table-cell table:number-columns-repeated="911"/>
        </table:table-row>
        <table:table-row table:style-name="ro7">
          <table:table-cell table:style-name="ce247" office:value-type="float" office:value="3" calcext:value-type="float">
            <text:p>3</text:p>
          </table:table-cell>
          <table:table-cell table:style-name="ce252" table:formula="of:=VLOOKUP([.A6];A_4_INPUT_DATE_E_RISULTATI_GIRONI;8;0)" office:value-type="date" office:date-value="2021-06-07" calcext:value-type="date">
            <text:p>lun 7 giu</text:p>
          </table:table-cell>
          <table:table-cell table:style-name="ce256" table:formula="of:=VLOOKUP([.A6];A_4_INPUT_DATE_E_RISULTATI_GIRONI;9;0)" office:value-type="time" office:time-value="PT16H00M00S" calcext:value-type="time">
            <text:p>16:00</text:p>
          </table:table-cell>
          <table:table-cell table:style-name="ce259" table:formula="of:=VLOOKUP([.A6];A_4_INPUT_DATE_E_RISULTATI_GIRONI;4;0)" office:value-type="string" office:string-value="Elefanti (9)" calcext:value-type="string">
            <text:p>Elefanti (9)</text:p>
          </table:table-cell>
          <table:table-cell table:style-name="ce262" table:number-columns-repeated="2"/>
          <table:table-cell table:style-name="ce382" table:formula="of:=VLOOKUP([.A6];A_4_INPUT_DATE_E_RISULTATI_GIRONI;5;0)" office:value-type="string" office:string-value="Giraffe (10)" calcext:value-type="string">
            <text:p>Giraffe (10)</text:p>
          </table:table-cell>
          <table:table-cell table:style-name="ce383" table:formula="of:=VLOOKUP([.A6];A_4_INPUT_DATE_E_RISULTATI_GIRONI;3;0)" office:value-type="string" office:string-value="C" calcext:value-type="string">
            <text:p>C</text:p>
          </table:table-cell>
          <table:table-cell table:style-name="ce383" table:formula="of:=VLOOKUP([.A6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13" table:formula="of:=VLOOKUP(ROW()-4;CLASSIFICA_GIRONE_A;4;0)" office:value-type="string" office:string-value="A1 (1)" calcext:value-type="string">
            <text:p>A1 (1)</text:p>
          </table:table-cell>
          <table:table-cell table:style-name="ce462" table:formula="of:=VLOOKUP(ROW()-4;CLASSIFICA_GIRONE_A;5;0)" office:value-type="float" office:value="0" calcext:value-type="float">
            <text:p>0</text:p>
          </table:table-cell>
          <table:table-cell table:style-name="ce507" table:formula="of:=VLOOKUP(ROW()-4;CLASSIFICA_GIRONE_A;6;0)" office:value-type="float" office:value="0" calcext:value-type="float">
            <text:p>0</text:p>
          </table:table-cell>
          <table:table-cell table:style-name="ce527" table:formula="of:=VLOOKUP(ROW()-4;CLASSIFICA_GIRONE_A;7;0)" office:value-type="float" office:value="0" calcext:value-type="float">
            <text:p>0</text:p>
          </table:table-cell>
          <table:table-cell table:style-name="ce533" table:formula="of:=VLOOKUP(ROW()-4;CLASSIFICA_GIRONE_A;8;0)" office:value-type="float" office:value="0" calcext:value-type="float">
            <text:p>0</text:p>
          </table:table-cell>
          <table:table-cell table:style-name="ce533" table:formula="of:=VLOOKUP(ROW()-4;CLASSIFICA_GIRONE_A;9;0)" office:value-type="float" office:value="0" calcext:value-type="float">
            <text:p>0</text:p>
          </table:table-cell>
          <table:table-cell table:style-name="ce533" table:formula="of:=VLOOKUP(ROW()-4;CLASSIFICA_GIRONE_A;10;0)" office:value-type="float" office:value="0" calcext:value-type="float">
            <text:p>0</text:p>
          </table:table-cell>
          <table:table-cell table:style-name="ce533" table:formula="of:=VLOOKUP(ROW()-4;CLASSIFICA_GIRONE_A;11;0)" office:value-type="float" office:value="0" calcext:value-type="float">
            <text:p>0</text:p>
          </table:table-cell>
          <table:table-cell table:style-name="ce540" table:formula="of:=VLOOKUP(ROW()-4;CLASSIFICA_GIRONE_A;12;0)" office:value-type="float" office:value="0" calcext:value-type="float">
            <text:p>+0</text:p>
          </table:table-cell>
          <table:table-cell/>
          <table:table-cell table:style-name="ce566" office:value-type="float" office:value="49" calcext:value-type="float" table:number-columns-spanned="1" table:number-rows-spanned="2">
            <text:p>49</text:p>
          </table:table-cell>
          <table:table-cell table:style-name="ce573" table:formula="of:=[.K4]" office:value-type="string" office:string-value="" calcext:value-type="error">
            <text:p>#N/D</text:p>
          </table:table-cell>
          <table:table-cell table:style-name="ce590"/>
          <table:table-cell table:style-name="ce595" office:value-type="string" calcext:value-type="string">
            <text:p>1A</text:p>
          </table:table-cell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Svizzer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0" office:value-type="float" office:value="1" calcext:value-type="float">
            <text:p>1</text:p>
          </table:table-cell>
          <table:table-cell table:style-name="ce704" office:value-type="float" office:value="5.0001" calcext:value-type="float">
            <text:p>5</text:p>
          </table:table-cell>
          <table:table-cell table:style-name="ce704"/>
          <table:table-cell table:style-name="ce706" office:value-type="float" office:value="50103" calcext:value-type="float">
            <text:p>50103</text:p>
          </table:table-cell>
          <table:table-cell office:value-type="float" office:value="2" calcext:value-type="float">
            <text:p>2</text:p>
          </table:table-cell>
          <table:table-cell table:number-columns-repeated="911"/>
        </table:table-row>
        <table:table-row table:style-name="ro7">
          <table:table-cell table:style-name="ce247" office:value-type="float" office:value="4" calcext:value-type="float">
            <text:p>4</text:p>
          </table:table-cell>
          <table:table-cell table:style-name="ce252" table:formula="of:=VLOOKUP([.A7];A_4_INPUT_DATE_E_RISULTATI_GIRONI;8;0)" office:value-type="date" office:date-value="2021-06-07" calcext:value-type="date">
            <text:p>lun 7 giu</text:p>
          </table:table-cell>
          <table:table-cell table:style-name="ce256" table:formula="of:=VLOOKUP([.A7];A_4_INPUT_DATE_E_RISULTATI_GIRONI;9;0)" office:value-type="time" office:time-value="PT16H00M00S" calcext:value-type="time">
            <text:p>16:00</text:p>
          </table:table-cell>
          <table:table-cell table:style-name="ce259" table:formula="of:=VLOOKUP([.A7];A_4_INPUT_DATE_E_RISULTATI_GIRONI;4;0)" office:value-type="string" office:string-value="Coccodrilli (13)" calcext:value-type="string">
            <text:p>Coccodrilli (13)</text:p>
          </table:table-cell>
          <table:table-cell table:style-name="ce262" table:number-columns-repeated="2"/>
          <table:table-cell table:style-name="ce382" table:formula="of:=VLOOKUP([.A7];A_4_INPUT_DATE_E_RISULTATI_GIRONI;5;0)" office:value-type="string" office:string-value="Pitoni (14)" calcext:value-type="string">
            <text:p>Pitoni (14)</text:p>
          </table:table-cell>
          <table:table-cell table:style-name="ce383" table:formula="of:=VLOOKUP([.A7];A_4_INPUT_DATE_E_RISULTATI_GIRONI;3;0)" office:value-type="string" office:string-value="D" calcext:value-type="string">
            <text:p>D</text:p>
          </table:table-cell>
          <table:table-cell table:style-name="ce383" table:formula="of:=VLOOKUP([.A7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13" table:formula="of:=VLOOKUP(ROW()-4;CLASSIFICA_GIRONE_A;4;0)" office:value-type="string" office:string-value="A4 (4)" calcext:value-type="string">
            <text:p>A4 (4)</text:p>
          </table:table-cell>
          <table:table-cell table:style-name="ce463" table:formula="of:=VLOOKUP(ROW()-4;CLASSIFICA_GIRONE_A;5;0)" office:value-type="float" office:value="0" calcext:value-type="float">
            <text:p>0</text:p>
          </table:table-cell>
          <table:table-cell table:style-name="ce508" table:formula="of:=VLOOKUP(ROW()-4;CLASSIFICA_GIRONE_A;6;0)" office:value-type="float" office:value="0" calcext:value-type="float">
            <text:p>0</text:p>
          </table:table-cell>
          <table:table-cell table:style-name="ce527" table:formula="of:=VLOOKUP(ROW()-4;CLASSIFICA_GIRONE_A;7;0)" office:value-type="float" office:value="0" calcext:value-type="float">
            <text:p>0</text:p>
          </table:table-cell>
          <table:table-cell table:style-name="ce533" table:formula="of:=VLOOKUP(ROW()-4;CLASSIFICA_GIRONE_A;8;0)" office:value-type="float" office:value="0" calcext:value-type="float">
            <text:p>0</text:p>
          </table:table-cell>
          <table:table-cell table:style-name="ce533" table:formula="of:=VLOOKUP(ROW()-4;CLASSIFICA_GIRONE_A;9;0)" office:value-type="float" office:value="0" calcext:value-type="float">
            <text:p>0</text:p>
          </table:table-cell>
          <table:table-cell table:style-name="ce533" table:formula="of:=VLOOKUP(ROW()-4;CLASSIFICA_GIRONE_A;10;0)" office:value-type="float" office:value="0" calcext:value-type="float">
            <text:p>0</text:p>
          </table:table-cell>
          <table:table-cell table:style-name="ce533" table:formula="of:=VLOOKUP(ROW()-4;CLASSIFICA_GIRONE_A;11;0)" office:value-type="float" office:value="0" calcext:value-type="float">
            <text:p>0</text:p>
          </table:table-cell>
          <table:table-cell table:style-name="ce540" table:formula="of:=VLOOKUP(ROW()-4;CLASSIFICA_GIRONE_A;12;0)" office:value-type="float" office:value="0" calcext:value-type="float">
            <text:p>+0</text:p>
          </table:table-cell>
          <table:table-cell/>
          <table:covered-table-cell table:style-name="ce567"/>
          <table:table-cell table:style-name="ce574" table:formula="of:=[.K15]" office:value-type="string" office:string-value="C2 (10)" calcext:value-type="string">
            <text:p>C2 (10)</text:p>
          </table:table-cell>
          <table:table-cell table:style-name="ce591"/>
          <table:table-cell table:style-name="ce596" office:value-type="string" calcext:value-type="string">
            <text:p>2C</text:p>
          </table:table-cell>
          <table:table-cell table:style-name="ce600"/>
          <table:table-cell table:style-name="ce568" office:value-type="string" calcext:value-type="string">
            <text:p>30 Giu <text:s/>h. 21</text:p>
          </table:table-cell>
          <table:table-cell table:style-name="ce455"/>
          <table:table-cell table:style-name="ce589"/>
          <table:table-cell table:style-name="ce455"/>
          <table:table-cell table:style-name="ce600"/>
          <table:table-cell table:style-name="ce455" table:number-columns-repeated="8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Roman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-2" calcext:value-type="float">
            <text:p>-2</text:p>
          </table:table-cell>
          <table:table-cell table:style-name="ce700" office:value-type="float" office:value="0.9998" calcext:value-type="float">
            <text:p>0,9998</text:p>
          </table:table-cell>
          <table:table-cell table:style-name="ce700"/>
          <table:table-cell table:style-name="ce706" office:value-type="float" office:value="9800" calcext:value-type="float">
            <text:p>9800</text:p>
          </table:table-cell>
          <table:table-cell office:value-type="float" office:value="3" calcext:value-type="float">
            <text:p>3</text:p>
          </table:table-cell>
          <table:table-cell table:number-columns-repeated="911"/>
        </table:table-row>
        <table:table-row table:style-name="ro7">
          <table:table-cell table:style-name="ce247" office:value-type="float" office:value="5" calcext:value-type="float">
            <text:p>5</text:p>
          </table:table-cell>
          <table:table-cell table:style-name="ce252" table:formula="of:=VLOOKUP([.A8];A_4_INPUT_DATE_E_RISULTATI_GIRONI;8;0)" office:value-type="date" office:date-value="2021-06-07" calcext:value-type="date">
            <text:p>lun 7 giu</text:p>
          </table:table-cell>
          <table:table-cell table:style-name="ce256" table:formula="of:=VLOOKUP([.A8];A_4_INPUT_DATE_E_RISULTATI_GIRONI;9;0)" office:value-type="time" office:time-value="PT18H00M00S" calcext:value-type="time">
            <text:p>18:00</text:p>
          </table:table-cell>
          <table:table-cell table:style-name="ce259" table:formula="of:=VLOOKUP([.A8];A_4_INPUT_DATE_E_RISULTATI_GIRONI;4;0)" office:value-type="string" office:string-value="Tigri (3)" calcext:value-type="string">
            <text:p>Tigri (3)</text:p>
          </table:table-cell>
          <table:table-cell table:style-name="ce262" table:number-columns-repeated="2"/>
          <table:table-cell table:style-name="ce382" table:formula="of:=VLOOKUP([.A8];A_4_INPUT_DATE_E_RISULTATI_GIRONI;5;0)" office:value-type="string" office:string-value="Ghepardi (4)" calcext:value-type="string">
            <text:p>Ghepardi (4)</text:p>
          </table:table-cell>
          <table:table-cell table:style-name="ce383" table:formula="of:=VLOOKUP([.A8];A_4_INPUT_DATE_E_RISULTATI_GIRONI;3;0)" office:value-type="string" office:string-value="A" calcext:value-type="string">
            <text:p>A</text:p>
          </table:table-cell>
          <table:table-cell table:style-name="ce383" table:formula="of:=VLOOKUP([.A8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14" office:value-type="string" calcext:value-type="string">
            <text:p>Gruppo B</text:p>
          </table:table-cell>
          <table:table-cell table:style-name="ce464" office:value-type="string" calcext:value-type="string">
            <text:p>G</text:p>
          </table:table-cell>
          <table:table-cell table:style-name="ce464" office:value-type="string" calcext:value-type="string">
            <text:p>V</text:p>
          </table:table-cell>
          <table:table-cell table:style-name="ce464" office:value-type="string" calcext:value-type="string">
            <text:p>P</text:p>
          </table:table-cell>
          <table:table-cell table:style-name="ce464" office:value-type="string" calcext:value-type="string">
            <text:p>F</text:p>
          </table:table-cell>
          <table:table-cell table:style-name="ce464" office:value-type="string" calcext:value-type="string">
            <text:p>PC</text:p>
          </table:table-cell>
          <table:table-cell table:style-name="ce464" office:value-type="string" calcext:value-type="string">
            <text:p>PGF</text:p>
          </table:table-cell>
          <table:table-cell table:style-name="ce464" office:value-type="string" calcext:value-type="string">
            <text:p>PGS</text:p>
          </table:table-cell>
          <table:table-cell table:style-name="ce464" office:value-type="string" calcext:value-type="string">
            <text:p>DPG</text:p>
          </table:table-cell>
          <table:table-cell/>
          <table:table-cell table:style-name="ce564"/>
          <table:table-cell table:style-name="ce526"/>
          <table:table-cell table:style-name="ce592"/>
          <table:table-cell table:style-name="ce597"/>
          <table:table-cell table:style-name="ce455"/>
          <table:table-cell table:style-name="ce602" table:formula="of:=[.U34]+1" office:value-type="float" office:value="57" calcext:value-type="float" table:number-columns-spanned="1" table:number-rows-spanned="2">
            <text:p>57</text:p>
          </table:table-cell>
          <table:table-cell table:style-name="ce604" table:formula="of:=IF([.W6]&amp;[.W7]=&quot;&quot;;&quot;Vincente &quot;&amp;[.U6];IF([.W6]&gt;[.W7];[.V6];[.V7]))" office:value-type="string" office:string-value="Vincente 49" calcext:value-type="string">
            <text:p>Vincente 49</text:p>
          </table:table-cell>
          <table:table-cell table:style-name="ce609"/>
          <table:table-cell table:style-name="ce455"/>
          <table:table-cell table:style-name="ce600"/>
          <table:table-cell table:style-name="ce455" table:number-columns-repeated="8"/>
          <table:table-cell table:style-name="ce569" table:number-columns-repeated="13"/>
          <table:table-cell table:number-columns-repeated="49"/>
          <table:table-cell table:style-name="ce675" office:value-type="string" calcext:value-type="string">
            <text:p>Gruppo B</text:p>
          </table:table-cell>
          <table:table-cell table:style-name="ce675" office:value-type="string" calcext:value-type="string">
            <text:p>G</text:p>
          </table:table-cell>
          <table:table-cell table:style-name="ce675" office:value-type="string" calcext:value-type="string">
            <text:p>V</text:p>
          </table:table-cell>
          <table:table-cell table:style-name="ce675" office:value-type="string" calcext:value-type="string">
            <text:p>N</text:p>
          </table:table-cell>
          <table:table-cell table:style-name="ce675" office:value-type="string" calcext:value-type="string">
            <text:p>P</text:p>
          </table:table-cell>
          <table:table-cell table:style-name="ce675" office:value-type="string" calcext:value-type="string">
            <text:p>GF</text:p>
          </table:table-cell>
          <table:table-cell table:style-name="ce675" office:value-type="string" calcext:value-type="string">
            <text:p>GS</text:p>
          </table:table-cell>
          <table:table-cell table:style-name="ce675"/>
          <table:table-cell table:style-name="ce675" office:value-type="string" calcext:value-type="string">
            <text:p>P.ti</text:p>
          </table:table-cell>
          <table:table-cell table:style-name="ce675"/>
          <table:table-cell table:style-name="ce706"/>
          <table:table-cell table:number-columns-repeated="912"/>
        </table:table-row>
        <table:table-row table:style-name="ro7">
          <table:table-cell table:style-name="ce247" office:value-type="float" office:value="6" calcext:value-type="float">
            <text:p>6</text:p>
          </table:table-cell>
          <table:table-cell table:style-name="ce252" table:formula="of:=VLOOKUP([.A9];A_4_INPUT_DATE_E_RISULTATI_GIRONI;8;0)" office:value-type="date" office:date-value="2021-06-07" calcext:value-type="date">
            <text:p>lun 7 giu</text:p>
          </table:table-cell>
          <table:table-cell table:style-name="ce256" table:formula="of:=VLOOKUP([.A9];A_4_INPUT_DATE_E_RISULTATI_GIRONI;9;0)" office:value-type="time" office:time-value="PT18H00M00S" calcext:value-type="time">
            <text:p>18:00</text:p>
          </table:table-cell>
          <table:table-cell table:style-name="ce259" table:formula="of:=VLOOKUP([.A9];A_4_INPUT_DATE_E_RISULTATI_GIRONI;4;0)" office:value-type="string" office:string-value="Linci (7)" calcext:value-type="string">
            <text:p>Linci (7)</text:p>
          </table:table-cell>
          <table:table-cell table:style-name="ce262" table:number-columns-repeated="2"/>
          <table:table-cell table:style-name="ce382" table:formula="of:=VLOOKUP([.A9];A_4_INPUT_DATE_E_RISULTATI_GIRONI;5;0)" office:value-type="string" office:string-value="Serval (8)" calcext:value-type="string">
            <text:p>Serval (8)</text:p>
          </table:table-cell>
          <table:table-cell table:style-name="ce383" table:formula="of:=VLOOKUP([.A9];A_4_INPUT_DATE_E_RISULTATI_GIRONI;3;0)" office:value-type="string" office:string-value="B" calcext:value-type="string">
            <text:p>B</text:p>
          </table:table-cell>
          <table:table-cell table:style-name="ce383" table:formula="of:=VLOOKUP([.A9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15" table:formula="of:=VLOOKUP(ROW()-9;CLASSIFICA_GIRONE_B;4;0)" office:value-type="string" office:string-value="" calcext:value-type="error">
            <text:p>#N/D</text:p>
          </table:table-cell>
          <table:table-cell table:style-name="ce465" table:formula="of:=VLOOKUP(ROW()-9;CLASSIFICA_GIRONE_B;5;0)" office:value-type="string" office:string-value="" calcext:value-type="error">
            <text:p>#N/D</text:p>
          </table:table-cell>
          <table:table-cell table:style-name="ce465" table:formula="of:=VLOOKUP(ROW()-9;CLASSIFICA_GIRONE_B;6;0)" office:value-type="string" office:string-value="" calcext:value-type="error">
            <text:p>#N/D</text:p>
          </table:table-cell>
          <table:table-cell table:style-name="ce465" table:formula="of:=VLOOKUP(ROW()-9;CLASSIFICA_GIRONE_B;7;0)" office:value-type="string" office:string-value="" calcext:value-type="error">
            <text:p>#N/D</text:p>
          </table:table-cell>
          <table:table-cell table:style-name="ce465" table:formula="of:=VLOOKUP(ROW()-9;CLASSIFICA_GIRONE_B;8;0)" office:value-type="string" office:string-value="" calcext:value-type="error">
            <text:p>#N/D</text:p>
          </table:table-cell>
          <table:table-cell table:style-name="ce465" table:formula="of:=VLOOKUP(ROW()-9;CLASSIFICA_GIRONE_B;9;0)" office:value-type="string" office:string-value="" calcext:value-type="error">
            <text:p>#N/D</text:p>
          </table:table-cell>
          <table:table-cell table:style-name="ce465" table:formula="of:=VLOOKUP(ROW()-9;CLASSIFICA_GIRONE_B;10;0)" office:value-type="string" office:string-value="" calcext:value-type="error">
            <text:p>#N/D</text:p>
          </table:table-cell>
          <table:table-cell table:style-name="ce465" table:formula="of:=VLOOKUP(ROW()-9;CLASSIFICA_GIRONE_B;11;0)" office:value-type="string" office:string-value="" calcext:value-type="error">
            <text:p>#N/D</text:p>
          </table:table-cell>
          <table:table-cell table:style-name="ce541" table:formula="of:=VLOOKUP(ROW()-9;CLASSIFICA_GIRONE_B;12;0)" office:value-type="string" office:string-value="" calcext:value-type="error">
            <text:p>#N/D</text:p>
          </table:table-cell>
          <table:table-cell/>
          <table:table-cell table:style-name="ce565" office:value-type="string" calcext:value-type="string" table:number-columns-spanned="3" table:number-rows-spanned="1">
            <text:p>gio 10 giu h. 11:00</text:p>
          </table:table-cell>
          <table:covered-table-cell table:style-name="ce526"/>
          <table:covered-table-cell table:style-name="ce593"/>
          <table:table-cell table:style-name="ce597"/>
          <table:table-cell table:style-name="ce601"/>
          <table:covered-table-cell table:style-name="ce603"/>
          <table:table-cell table:style-name="ce605" table:formula="of:=IF([.W10]&amp;[.W11]=&quot;&quot;;&quot;Vincente &quot;&amp;[.U10];IF([.W10]&gt;[.W11];[.V10];[.V11]))" office:value-type="string" office:string-value="Vincente 50" calcext:value-type="string">
            <text:p>Vincente 50</text:p>
          </table:table-cell>
          <table:table-cell table:style-name="ce610"/>
          <table:table-cell table:style-name="ce617"/>
          <table:table-cell table:style-name="ce600"/>
          <table:table-cell table:style-name="ce455" table:number-columns-repeated="8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Inghilterr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/>
          <table:table-cell table:style-name="ce700" office:value-type="float" office:value="5.0001" calcext:value-type="float">
            <text:p>5,0001</text:p>
          </table:table-cell>
          <table:table-cell table:style-name="ce700"/>
          <table:table-cell table:style-name="ce706" office:value-type="float" office:value="50104" calcext:value-type="float">
            <text:p>50104</text:p>
          </table:table-cell>
          <table:table-cell table:number-columns-repeated="912"/>
        </table:table-row>
        <table:table-row table:style-name="ro7">
          <table:table-cell table:style-name="ce247" office:value-type="float" office:value="7" calcext:value-type="float">
            <text:p>7</text:p>
          </table:table-cell>
          <table:table-cell table:style-name="ce252" table:formula="of:=VLOOKUP([.A10];A_4_INPUT_DATE_E_RISULTATI_GIRONI;8;0)" office:value-type="date" office:date-value="2021-06-07" calcext:value-type="date">
            <text:p>lun 7 giu</text:p>
          </table:table-cell>
          <table:table-cell table:style-name="ce256" table:formula="of:=VLOOKUP([.A10];A_4_INPUT_DATE_E_RISULTATI_GIRONI;9;0)" office:value-type="time" office:time-value="PT18H00M00S" calcext:value-type="time">
            <text:p>18:00</text:p>
          </table:table-cell>
          <table:table-cell table:style-name="ce259" table:formula="of:=VLOOKUP([.A10];A_4_INPUT_DATE_E_RISULTATI_GIRONI;4;0)" office:value-type="string" office:string-value="Ippopotami (11)" calcext:value-type="string">
            <text:p>Ippopotami (11)</text:p>
          </table:table-cell>
          <table:table-cell table:style-name="ce262" table:number-columns-repeated="2"/>
          <table:table-cell table:style-name="ce382" table:formula="of:=VLOOKUP([.A10];A_4_INPUT_DATE_E_RISULTATI_GIRONI;5;0)" office:value-type="string" office:string-value="Iguane (12)" calcext:value-type="string">
            <text:p>Iguane (12)</text:p>
          </table:table-cell>
          <table:table-cell table:style-name="ce383" table:formula="of:=VLOOKUP([.A10];A_4_INPUT_DATE_E_RISULTATI_GIRONI;3;0)" office:value-type="string" office:string-value="C" calcext:value-type="string">
            <text:p>C</text:p>
          </table:table-cell>
          <table:table-cell table:style-name="ce383" table:formula="of:=VLOOKUP([.A10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16" table:formula="of:=VLOOKUP(ROW()-9;CLASSIFICA_GIRONE_B;4;0)" office:value-type="string" office:string-value="B3 (7)" calcext:value-type="string">
            <text:p>B3 (7)</text:p>
          </table:table-cell>
          <table:table-cell table:style-name="ce466" table:formula="of:=VLOOKUP(ROW()-9;CLASSIFICA_GIRONE_B;5;0)" office:value-type="float" office:value="0" calcext:value-type="float">
            <text:p>0</text:p>
          </table:table-cell>
          <table:table-cell table:style-name="ce509" table:formula="of:=VLOOKUP(ROW()-9;CLASSIFICA_GIRONE_B;6;0)" office:value-type="float" office:value="0" calcext:value-type="float">
            <text:p>0</text:p>
          </table:table-cell>
          <table:table-cell table:style-name="ce509" table:formula="of:=VLOOKUP(ROW()-9;CLASSIFICA_GIRONE_B;7;0)" office:value-type="float" office:value="0" calcext:value-type="float">
            <text:p>0</text:p>
          </table:table-cell>
          <table:table-cell table:style-name="ce509" table:formula="of:=VLOOKUP(ROW()-9;CLASSIFICA_GIRONE_B;8;0)" office:value-type="float" office:value="0" calcext:value-type="float">
            <text:p>0</text:p>
          </table:table-cell>
          <table:table-cell table:style-name="ce509" table:formula="of:=VLOOKUP(ROW()-9;CLASSIFICA_GIRONE_B;9;0)" office:value-type="float" office:value="0" calcext:value-type="float">
            <text:p>0</text:p>
          </table:table-cell>
          <table:table-cell table:style-name="ce509" table:formula="of:=VLOOKUP(ROW()-9;CLASSIFICA_GIRONE_B;10;0)" office:value-type="float" office:value="0" calcext:value-type="float">
            <text:p>0</text:p>
          </table:table-cell>
          <table:table-cell table:style-name="ce509" table:formula="of:=VLOOKUP(ROW()-9;CLASSIFICA_GIRONE_B;11;0)" office:value-type="float" office:value="0" calcext:value-type="float">
            <text:p>0</text:p>
          </table:table-cell>
          <table:table-cell table:style-name="ce542" table:formula="of:=VLOOKUP(ROW()-9;CLASSIFICA_GIRONE_B;12;0)" office:value-type="float" office:value="0" calcext:value-type="float">
            <text:p>+0</text:p>
          </table:table-cell>
          <table:table-cell/>
          <table:table-cell table:style-name="ce566" table:formula="of:=[.U6]+1" office:value-type="float" office:value="50" calcext:value-type="float" table:number-columns-spanned="1" table:number-rows-spanned="2">
            <text:p>50</text:p>
          </table:table-cell>
          <table:table-cell table:style-name="ce575" table:formula="of:=[.K9]" office:value-type="string" office:string-value="" calcext:value-type="error">
            <text:p>#N/D</text:p>
          </table:table-cell>
          <table:table-cell table:style-name="ce590"/>
          <table:table-cell table:style-name="ce598" office:value-type="string" calcext:value-type="string">
            <text:p>1B</text:p>
          </table:table-cell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455" table:number-columns-repeated="8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Galles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6" calcext:value-type="float">
            <text:p>6</text:p>
          </table:table-cell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0" office:value-type="float" office:value="6.0003" calcext:value-type="float">
            <text:p>6,0003</text:p>
          </table:table-cell>
          <table:table-cell table:style-name="ce700"/>
          <table:table-cell table:style-name="ce706" office:value-type="float" office:value="60309" calcext:value-type="float">
            <text:p>60309</text:p>
          </table:table-cell>
          <table:table-cell table:number-columns-repeated="912"/>
        </table:table-row>
        <table:table-row table:style-name="ro7">
          <table:table-cell table:style-name="ce247" office:value-type="float" office:value="8" calcext:value-type="float">
            <text:p>8</text:p>
          </table:table-cell>
          <table:table-cell table:style-name="ce252" table:formula="of:=VLOOKUP([.A11];A_4_INPUT_DATE_E_RISULTATI_GIRONI;8;0)" office:value-type="date" office:date-value="2021-06-07" calcext:value-type="date">
            <text:p>lun 7 giu</text:p>
          </table:table-cell>
          <table:table-cell table:style-name="ce256" table:formula="of:=VLOOKUP([.A11];A_4_INPUT_DATE_E_RISULTATI_GIRONI;9;0)" office:value-type="time" office:time-value="PT18H00M00S" calcext:value-type="time">
            <text:p>18:00</text:p>
          </table:table-cell>
          <table:table-cell table:style-name="ce259" table:formula="of:=VLOOKUP([.A11];A_4_INPUT_DATE_E_RISULTATI_GIRONI;4;0)" office:value-type="string" office:string-value="Aquile (15)" calcext:value-type="string">
            <text:p>Aquile (15)</text:p>
          </table:table-cell>
          <table:table-cell table:style-name="ce262" table:number-columns-repeated="2"/>
          <table:table-cell table:style-name="ce382" table:formula="of:=VLOOKUP([.A11];A_4_INPUT_DATE_E_RISULTATI_GIRONI;5;0)" office:value-type="string" office:string-value="Falchi (16)" calcext:value-type="string">
            <text:p>Falchi (16)</text:p>
          </table:table-cell>
          <table:table-cell table:style-name="ce383" table:formula="of:=VLOOKUP([.A11];A_4_INPUT_DATE_E_RISULTATI_GIRONI;3;0)" office:value-type="string" office:string-value="D" calcext:value-type="string">
            <text:p>D</text:p>
          </table:table-cell>
          <table:table-cell table:style-name="ce383" table:formula="of:=VLOOKUP([.A11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17" table:formula="of:=VLOOKUP(ROW()-9;CLASSIFICA_GIRONE_B;4;0)" office:value-type="string" office:string-value="B4 (8)" calcext:value-type="string">
            <text:p>B4 (8)</text:p>
          </table:table-cell>
          <table:table-cell table:style-name="ce467" table:formula="of:=VLOOKUP(ROW()-9;CLASSIFICA_GIRONE_B;5;0)" office:value-type="float" office:value="0" calcext:value-type="float">
            <text:p>0</text:p>
          </table:table-cell>
          <table:table-cell table:style-name="ce510" table:formula="of:=VLOOKUP(ROW()-9;CLASSIFICA_GIRONE_B;6;0)" office:value-type="float" office:value="0" calcext:value-type="float">
            <text:p>0</text:p>
          </table:table-cell>
          <table:table-cell table:style-name="ce529" table:formula="of:=VLOOKUP(ROW()-9;CLASSIFICA_GIRONE_B;7;0)" office:value-type="float" office:value="0" calcext:value-type="float">
            <text:p>0</text:p>
          </table:table-cell>
          <table:table-cell table:style-name="ce534" table:formula="of:=VLOOKUP(ROW()-9;CLASSIFICA_GIRONE_B;8;0)" office:value-type="float" office:value="0" calcext:value-type="float">
            <text:p>0</text:p>
          </table:table-cell>
          <table:table-cell table:style-name="ce534" table:formula="of:=VLOOKUP(ROW()-9;CLASSIFICA_GIRONE_B;9;0)" office:value-type="float" office:value="0" calcext:value-type="float">
            <text:p>0</text:p>
          </table:table-cell>
          <table:table-cell table:style-name="ce534" table:formula="of:=VLOOKUP(ROW()-9;CLASSIFICA_GIRONE_B;10;0)" office:value-type="float" office:value="0" calcext:value-type="float">
            <text:p>0</text:p>
          </table:table-cell>
          <table:table-cell table:style-name="ce534" table:formula="of:=VLOOKUP(ROW()-9;CLASSIFICA_GIRONE_B;11;0)" office:value-type="float" office:value="0" calcext:value-type="float">
            <text:p>0</text:p>
          </table:table-cell>
          <table:table-cell table:style-name="ce543" table:formula="of:=VLOOKUP(ROW()-9;CLASSIFICA_GIRONE_B;12;0)" office:value-type="float" office:value="0" calcext:value-type="float">
            <text:p>+0</text:p>
          </table:table-cell>
          <table:table-cell/>
          <table:covered-table-cell table:style-name="ce567"/>
          <table:table-cell table:style-name="ce576" table:formula="of:=[.K20]" office:value-type="string" office:string-value="D2 (14)" calcext:value-type="string">
            <text:p>D2 (14)</text:p>
          </table:table-cell>
          <table:table-cell table:style-name="ce591"/>
          <table:table-cell table:style-name="ce595" office:value-type="string" calcext:value-type="string">
            <text:p>2D</text:p>
          </table:table-cell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568" office:value-type="string" calcext:value-type="string">
            <text:p>06 Lug <text:s/>h. 21</text:p>
          </table:table-cell>
          <table:table-cell table:style-name="ce455" table:number-columns-repeated="7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Slovacchia</text:p>
          </table:table-cell>
          <table:table-cell table:style-name="ce700" office:value-type="float" office:value="3" calcext:value-type="float">
            <text:p>3</text:p>
          </table:table-cell>
          <table:table-cell table:number-columns-repeated="3" table:style-name="ce704" office:value-type="float" office:value="1" calcext:value-type="float">
            <text:p>1</text:p>
          </table:table-cell>
          <table:table-cell table:number-columns-repeated="2" table:style-name="ce704" office:value-type="float" office:value="3" calcext:value-type="float">
            <text:p>3</text:p>
          </table:table-cell>
          <table:table-cell table:style-name="ce704"/>
          <table:table-cell table:style-name="ce704" office:value-type="float" office:value="4" calcext:value-type="float">
            <text:p>4</text:p>
          </table:table-cell>
          <table:table-cell table:style-name="ce704"/>
          <table:table-cell table:style-name="ce706" office:value-type="float" office:value="40003" calcext:value-type="float">
            <text:p>40003</text:p>
          </table:table-cell>
          <table:table-cell table:number-columns-repeated="912"/>
        </table:table-row>
        <table:table-row table:style-name="ro7">
          <table:table-cell table:style-name="ce247"/>
          <table:table-cell table:style-name="ce252"/>
          <table:table-cell table:style-name="ce256"/>
          <table:table-cell table:style-name="ce259"/>
          <table:table-cell table:style-name="ce262" table:number-columns-repeated="2"/>
          <table:table-cell table:style-name="ce382"/>
          <table:table-cell table:style-name="ce383" table:number-columns-repeated="2"/>
          <table:table-cell/>
          <table:table-cell table:style-name="ce417" table:formula="of:=VLOOKUP(ROW()-9;CLASSIFICA_GIRONE_B;4;0)" office:value-type="string" office:string-value="B2 (6)" calcext:value-type="string">
            <text:p>B2 (6)</text:p>
          </table:table-cell>
          <table:table-cell table:style-name="ce468" table:formula="of:=VLOOKUP(ROW()-9;CLASSIFICA_GIRONE_B;5;0)" office:value-type="float" office:value="0" calcext:value-type="float">
            <text:p>0</text:p>
          </table:table-cell>
          <table:table-cell table:style-name="ce511" table:formula="of:=VLOOKUP(ROW()-9;CLASSIFICA_GIRONE_B;6;0)" office:value-type="float" office:value="0" calcext:value-type="float">
            <text:p>0</text:p>
          </table:table-cell>
          <table:table-cell table:style-name="ce529" table:formula="of:=VLOOKUP(ROW()-9;CLASSIFICA_GIRONE_B;7;0)" office:value-type="float" office:value="0" calcext:value-type="float">
            <text:p>0</text:p>
          </table:table-cell>
          <table:table-cell table:style-name="ce534" table:formula="of:=VLOOKUP(ROW()-9;CLASSIFICA_GIRONE_B;8;0)" office:value-type="float" office:value="0" calcext:value-type="float">
            <text:p>0</text:p>
          </table:table-cell>
          <table:table-cell table:style-name="ce534" table:formula="of:=VLOOKUP(ROW()-9;CLASSIFICA_GIRONE_B;9;0)" office:value-type="float" office:value="0" calcext:value-type="float">
            <text:p>0</text:p>
          </table:table-cell>
          <table:table-cell table:style-name="ce534" table:formula="of:=VLOOKUP(ROW()-9;CLASSIFICA_GIRONE_B;10;0)" office:value-type="float" office:value="0" calcext:value-type="float">
            <text:p>0</text:p>
          </table:table-cell>
          <table:table-cell table:style-name="ce534" table:formula="of:=VLOOKUP(ROW()-9;CLASSIFICA_GIRONE_B;11;0)" office:value-type="float" office:value="0" calcext:value-type="float">
            <text:p>0</text:p>
          </table:table-cell>
          <table:table-cell table:style-name="ce543" table:formula="of:=VLOOKUP(ROW()-9;CLASSIFICA_GIRONE_B;12;0)" office:value-type="float" office:value="0" calcext:value-type="float">
            <text:p>+0</text:p>
          </table:table-cell>
          <table:table-cell/>
          <table:table-cell table:style-name="ce564"/>
          <table:table-cell table:style-name="ce526"/>
          <table:table-cell table:style-name="ce592"/>
          <table:table-cell table:style-name="ce455" table:number-columns-repeated="4"/>
          <table:table-cell table:style-name="ce592"/>
          <table:table-cell table:style-name="ce597"/>
          <table:table-cell table:style-name="ce600"/>
          <table:table-cell table:style-name="ce620" table:formula="of:=[.Z32]+1" office:value-type="float" office:value="61" calcext:value-type="float" table:number-columns-spanned="1" table:number-rows-spanned="2">
            <text:p>61</text:p>
          </table:table-cell>
          <table:table-cell table:style-name="ce604" table:formula="of:=IF([.AB8]&amp;[.AB9]=&quot;&quot;;&quot;Vincente &quot;&amp;[.Z8];IF([.AB8]&gt;[.AB9];[.AA8];[.AA9]))" office:value-type="string" office:string-value="Vincente 57" calcext:value-type="string">
            <text:p>Vincente 57</text:p>
          </table:table-cell>
          <table:table-cell table:style-name="ce633"/>
          <table:table-cell table:style-name="ce455"/>
          <table:table-cell table:style-name="ce653"/>
          <table:table-cell table:style-name="ce455" table:number-columns-repeated="3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Russ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6" calcext:value-type="float">
            <text:p>6</text:p>
          </table:table-cell>
          <table:table-cell table:style-name="ce700"/>
          <table:table-cell table:style-name="ce700" office:value-type="float" office:value="0.9996" calcext:value-type="float">
            <text:p>0,9996</text:p>
          </table:table-cell>
          <table:table-cell table:style-name="ce700"/>
          <table:table-cell table:style-name="ce706" office:value-type="float" office:value="9598" calcext:value-type="float">
            <text:p>9598</text:p>
          </table:table-cell>
          <table:table-cell table:number-columns-repeated="912"/>
        </table:table-row>
        <table:table-row table:style-name="ro7">
          <table:table-cell table:style-name="ce247" office:value-type="float" office:value="9" calcext:value-type="float">
            <text:p>9</text:p>
          </table:table-cell>
          <table:table-cell table:style-name="ce252" table:formula="of:=VLOOKUP([.A13];A_4_INPUT_DATE_E_RISULTATI_GIRONI;8;0)" office:value-type="date" office:date-value="2021-06-08" calcext:value-type="date">
            <text:p>mar 8 giu</text:p>
          </table:table-cell>
          <table:table-cell table:style-name="ce256" table:formula="of:=VLOOKUP([.A13];A_4_INPUT_DATE_E_RISULTATI_GIRONI;9;0)" office:value-type="time" office:time-value="PT09H00M00S" calcext:value-type="time">
            <text:p>09:00</text:p>
          </table:table-cell>
          <table:table-cell table:style-name="ce259" table:formula="of:=VLOOKUP([.A13];A_4_INPUT_DATE_E_RISULTATI_GIRONI;4;0)" office:value-type="string" office:string-value="Leoni (1)" calcext:value-type="string">
            <text:p>Leoni (1)</text:p>
          </table:table-cell>
          <table:table-cell table:style-name="ce262" table:number-columns-repeated="2"/>
          <table:table-cell table:style-name="ce382" table:formula="of:=VLOOKUP([.A13];A_4_INPUT_DATE_E_RISULTATI_GIRONI;5;0)" office:value-type="string" office:string-value="Tigri (3)" calcext:value-type="string">
            <text:p>Tigri (3)</text:p>
          </table:table-cell>
          <table:table-cell table:style-name="ce383" table:formula="of:=VLOOKUP([.A13];A_4_INPUT_DATE_E_RISULTATI_GIRONI;3;0)" office:value-type="string" office:string-value="A" calcext:value-type="string">
            <text:p>A</text:p>
          </table:table-cell>
          <table:table-cell table:style-name="ce383" table:formula="of:=VLOOKUP([.A13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22" office:value-type="string" calcext:value-type="string">
            <text:p>Gruppo C</text:p>
          </table:table-cell>
          <table:table-cell table:style-name="ce469" office:value-type="string" calcext:value-type="string">
            <text:p>G</text:p>
          </table:table-cell>
          <table:table-cell table:style-name="ce469" office:value-type="string" calcext:value-type="string">
            <text:p>V</text:p>
          </table:table-cell>
          <table:table-cell table:style-name="ce469" office:value-type="string" calcext:value-type="string">
            <text:p>P</text:p>
          </table:table-cell>
          <table:table-cell table:style-name="ce469" office:value-type="string" calcext:value-type="string">
            <text:p>F</text:p>
          </table:table-cell>
          <table:table-cell table:style-name="ce469" office:value-type="string" calcext:value-type="string">
            <text:p>PC</text:p>
          </table:table-cell>
          <table:table-cell table:style-name="ce469" office:value-type="string" calcext:value-type="string">
            <text:p>PGF</text:p>
          </table:table-cell>
          <table:table-cell table:style-name="ce469" office:value-type="string" calcext:value-type="string">
            <text:p>PGS</text:p>
          </table:table-cell>
          <table:table-cell table:style-name="ce469" office:value-type="string" calcext:value-type="string">
            <text:p>DPG</text:p>
          </table:table-cell>
          <table:table-cell/>
          <table:table-cell table:style-name="ce568" office:value-type="string" calcext:value-type="string">
            <text:p>25 Giu <text:s/>h. 18</text:p>
          </table:table-cell>
          <table:table-cell table:style-name="ce526"/>
          <table:table-cell table:style-name="ce593"/>
          <table:table-cell table:style-name="ce455" table:number-columns-repeated="4"/>
          <table:table-cell table:style-name="ce593"/>
          <table:table-cell table:style-name="ce597"/>
          <table:table-cell table:style-name="ce619"/>
          <table:covered-table-cell table:style-name="ce621"/>
          <table:table-cell table:style-name="ce624" table:formula="of:=IF([.AB16]&amp;[.AB17]=&quot;&quot;;&quot;Vincente &quot;&amp;[.Z16];IF([.AB16]&gt;[.AB17];[.AA16];[.AA17]))" office:value-type="string" office:string-value="Vincente 58" calcext:value-type="string">
            <text:p>Vincente 58</text:p>
          </table:table-cell>
          <table:table-cell table:style-name="ce636"/>
          <table:table-cell table:style-name="ce617"/>
          <table:table-cell table:style-name="ce654"/>
          <table:table-cell table:style-name="ce455" table:number-columns-repeated="3"/>
          <table:table-cell table:style-name="ce569" table:number-columns-repeated="13"/>
          <table:table-cell table:number-columns-repeated="49"/>
          <table:table-cell table:style-name="ce678" office:value-type="string" calcext:value-type="string">
            <text:p>Gruppo C</text:p>
          </table:table-cell>
          <table:table-cell table:style-name="ce678" office:value-type="string" calcext:value-type="string">
            <text:p>G</text:p>
          </table:table-cell>
          <table:table-cell table:style-name="ce678" office:value-type="string" calcext:value-type="string">
            <text:p>V</text:p>
          </table:table-cell>
          <table:table-cell table:style-name="ce678" office:value-type="string" calcext:value-type="string">
            <text:p>N</text:p>
          </table:table-cell>
          <table:table-cell table:style-name="ce678" office:value-type="string" calcext:value-type="string">
            <text:p>P</text:p>
          </table:table-cell>
          <table:table-cell table:style-name="ce678" office:value-type="string" calcext:value-type="string">
            <text:p>GF</text:p>
          </table:table-cell>
          <table:table-cell table:style-name="ce678" office:value-type="string" calcext:value-type="string">
            <text:p>GS</text:p>
          </table:table-cell>
          <table:table-cell table:style-name="ce678"/>
          <table:table-cell table:style-name="ce678" office:value-type="string" calcext:value-type="string">
            <text:p>P.ti</text:p>
          </table:table-cell>
          <table:table-cell table:style-name="ce678"/>
          <table:table-cell table:style-name="ce706"/>
          <table:table-cell table:number-columns-repeated="912"/>
        </table:table-row>
        <table:table-row table:style-name="ro7">
          <table:table-cell table:style-name="ce247" office:value-type="float" office:value="10" calcext:value-type="float">
            <text:p>10</text:p>
          </table:table-cell>
          <table:table-cell table:style-name="ce252" table:formula="of:=VLOOKUP([.A14];A_4_INPUT_DATE_E_RISULTATI_GIRONI;8;0)" office:value-type="date" office:date-value="2021-06-08" calcext:value-type="date">
            <text:p>mar 8 giu</text:p>
          </table:table-cell>
          <table:table-cell table:style-name="ce256" table:formula="of:=VLOOKUP([.A14];A_4_INPUT_DATE_E_RISULTATI_GIRONI;9;0)" office:value-type="time" office:time-value="PT09H00M00S" calcext:value-type="time">
            <text:p>09:00</text:p>
          </table:table-cell>
          <table:table-cell table:style-name="ce259" table:formula="of:=VLOOKUP([.A14];A_4_INPUT_DATE_E_RISULTATI_GIRONI;4;0)" office:value-type="string" office:string-value="Giaguari (5)" calcext:value-type="string">
            <text:p>Giaguari (5)</text:p>
          </table:table-cell>
          <table:table-cell table:style-name="ce262" table:number-columns-repeated="2"/>
          <table:table-cell table:style-name="ce382" table:formula="of:=VLOOKUP([.A14];A_4_INPUT_DATE_E_RISULTATI_GIRONI;5;0)" office:value-type="string" office:string-value="Linci (7)" calcext:value-type="string">
            <text:p>Linci (7)</text:p>
          </table:table-cell>
          <table:table-cell table:style-name="ce383" table:formula="of:=VLOOKUP([.A14];A_4_INPUT_DATE_E_RISULTATI_GIRONI;3;0)" office:value-type="string" office:string-value="B" calcext:value-type="string">
            <text:p>B</text:p>
          </table:table-cell>
          <table:table-cell table:style-name="ce383" table:formula="of:=VLOOKUP([.A14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25" table:formula="of:=VLOOKUP(ROW()-14;CLASSIFICA_GIRONE_C;4;0)" office:value-type="string" office:string-value="" calcext:value-type="error">
            <text:p>#N/D</text:p>
          </table:table-cell>
          <table:table-cell table:style-name="ce470" table:formula="of:=VLOOKUP(ROW()-14;CLASSIFICA_GIRONE_C;5;0)" office:value-type="string" office:string-value="" calcext:value-type="error">
            <text:p>#N/D</text:p>
          </table:table-cell>
          <table:table-cell table:style-name="ce470" table:formula="of:=VLOOKUP(ROW()-14;CLASSIFICA_GIRONE_C;6;0)" office:value-type="string" office:string-value="" calcext:value-type="error">
            <text:p>#N/D</text:p>
          </table:table-cell>
          <table:table-cell table:style-name="ce470" table:formula="of:=VLOOKUP(ROW()-14;CLASSIFICA_GIRONE_C;7;0)" office:value-type="string" office:string-value="" calcext:value-type="error">
            <text:p>#N/D</text:p>
          </table:table-cell>
          <table:table-cell table:style-name="ce470" table:formula="of:=VLOOKUP(ROW()-14;CLASSIFICA_GIRONE_C;8;0)" office:value-type="string" office:string-value="" calcext:value-type="error">
            <text:p>#N/D</text:p>
          </table:table-cell>
          <table:table-cell table:style-name="ce470" table:formula="of:=VLOOKUP(ROW()-14;CLASSIFICA_GIRONE_C;9;0)" office:value-type="string" office:string-value="" calcext:value-type="error">
            <text:p>#N/D</text:p>
          </table:table-cell>
          <table:table-cell table:style-name="ce470" table:formula="of:=VLOOKUP(ROW()-14;CLASSIFICA_GIRONE_C;10;0)" office:value-type="string" office:string-value="" calcext:value-type="error">
            <text:p>#N/D</text:p>
          </table:table-cell>
          <table:table-cell table:style-name="ce470" table:formula="of:=VLOOKUP(ROW()-14;CLASSIFICA_GIRONE_C;11;0)" office:value-type="string" office:string-value="" calcext:value-type="error">
            <text:p>#N/D</text:p>
          </table:table-cell>
          <table:table-cell table:style-name="ce544" table:formula="of:=VLOOKUP(ROW()-14;CLASSIFICA_GIRONE_C;12;0)" office:value-type="string" office:string-value="" calcext:value-type="error">
            <text:p>#N/D</text:p>
          </table:table-cell>
          <table:table-cell/>
          <table:table-cell table:style-name="ce566" table:formula="of:=[.U10]+1" office:value-type="float" office:value="51" calcext:value-type="float" table:number-columns-spanned="1" table:number-rows-spanned="2">
            <text:p>51</text:p>
          </table:table-cell>
          <table:table-cell table:style-name="ce575" table:formula="of:=[.K24]" office:value-type="string" office:string-value="" calcext:value-type="error">
            <text:p>#N/D</text:p>
          </table:table-cell>
          <table:table-cell table:style-name="ce590"/>
          <table:table-cell table:style-name="ce595" office:value-type="string" calcext:value-type="string">
            <text:p>1E</text:p>
          </table:table-cell>
          <table:table-cell table:style-name="ce455" table:number-columns-repeated="3"/>
          <table:table-cell table:style-name="ce593"/>
          <table:table-cell table:style-name="ce597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Irland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3" table:style-name="ce700" office:value-type="float" office:value="2" calcext:value-type="float">
            <text:p>2</text:p>
          </table:table-cell>
          <table:table-cell table:style-name="ce700"/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6"/>
          <table:table-cell table:number-columns-repeated="912"/>
        </table:table-row>
        <table:table-row table:style-name="ro7">
          <table:table-cell table:style-name="ce247" office:value-type="float" office:value="11" calcext:value-type="float">
            <text:p>11</text:p>
          </table:table-cell>
          <table:table-cell table:style-name="ce252" table:formula="of:=VLOOKUP([.A15];A_4_INPUT_DATE_E_RISULTATI_GIRONI;8;0)" office:value-type="date" office:date-value="2021-06-08" calcext:value-type="date">
            <text:p>mar 8 giu</text:p>
          </table:table-cell>
          <table:table-cell table:style-name="ce256" table:formula="of:=VLOOKUP([.A15];A_4_INPUT_DATE_E_RISULTATI_GIRONI;9;0)" office:value-type="time" office:time-value="PT09H00M00S" calcext:value-type="time">
            <text:p>09:00</text:p>
          </table:table-cell>
          <table:table-cell table:style-name="ce259" table:formula="of:=VLOOKUP([.A15];A_4_INPUT_DATE_E_RISULTATI_GIRONI;4;0)" office:value-type="string" office:string-value="Elefanti (9)" calcext:value-type="string">
            <text:p>Elefanti (9)</text:p>
          </table:table-cell>
          <table:table-cell table:style-name="ce262" table:number-columns-repeated="2"/>
          <table:table-cell table:style-name="ce382" table:formula="of:=VLOOKUP([.A15];A_4_INPUT_DATE_E_RISULTATI_GIRONI;5;0)" office:value-type="string" office:string-value="Ippopotami (11)" calcext:value-type="string">
            <text:p>Ippopotami (11)</text:p>
          </table:table-cell>
          <table:table-cell table:style-name="ce383" table:formula="of:=VLOOKUP([.A15];A_4_INPUT_DATE_E_RISULTATI_GIRONI;3;0)" office:value-type="string" office:string-value="C" calcext:value-type="string">
            <text:p>C</text:p>
          </table:table-cell>
          <table:table-cell table:style-name="ce383" table:formula="of:=VLOOKUP([.A15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29" table:formula="of:=VLOOKUP(ROW()-14;CLASSIFICA_GIRONE_C;4;0)" office:value-type="string" office:string-value="C2 (10)" calcext:value-type="string">
            <text:p>C2 (10)</text:p>
          </table:table-cell>
          <table:table-cell table:style-name="ce471" table:formula="of:=VLOOKUP(ROW()-14;CLASSIFICA_GIRONE_C;5;0)" office:value-type="float" office:value="0" calcext:value-type="float">
            <text:p>0</text:p>
          </table:table-cell>
          <table:table-cell table:style-name="ce512" table:formula="of:=VLOOKUP(ROW()-14;CLASSIFICA_GIRONE_C;6;0)" office:value-type="float" office:value="0" calcext:value-type="float">
            <text:p>0</text:p>
          </table:table-cell>
          <table:table-cell table:style-name="ce512" table:formula="of:=VLOOKUP(ROW()-14;CLASSIFICA_GIRONE_C;7;0)" office:value-type="float" office:value="0" calcext:value-type="float">
            <text:p>0</text:p>
          </table:table-cell>
          <table:table-cell table:style-name="ce512" table:formula="of:=VLOOKUP(ROW()-14;CLASSIFICA_GIRONE_C;8;0)" office:value-type="float" office:value="0" calcext:value-type="float">
            <text:p>0</text:p>
          </table:table-cell>
          <table:table-cell table:style-name="ce512" table:formula="of:=VLOOKUP(ROW()-14;CLASSIFICA_GIRONE_C;9;0)" office:value-type="float" office:value="0" calcext:value-type="float">
            <text:p>0</text:p>
          </table:table-cell>
          <table:table-cell table:style-name="ce512" table:formula="of:=VLOOKUP(ROW()-14;CLASSIFICA_GIRONE_C;10;0)" office:value-type="float" office:value="0" calcext:value-type="float">
            <text:p>0</text:p>
          </table:table-cell>
          <table:table-cell table:style-name="ce512" table:formula="of:=VLOOKUP(ROW()-14;CLASSIFICA_GIRONE_C;11;0)" office:value-type="float" office:value="0" calcext:value-type="float">
            <text:p>0</text:p>
          </table:table-cell>
          <table:table-cell table:style-name="ce545" table:formula="of:=VLOOKUP(ROW()-14;CLASSIFICA_GIRONE_C;12;0)" office:value-type="float" office:value="0" calcext:value-type="float">
            <text:p>+0</text:p>
          </table:table-cell>
          <table:table-cell/>
          <table:covered-table-cell table:style-name="ce567"/>
          <table:table-cell table:style-name="ce577" table:formula="of:=[.K35]" office:value-type="string" office:string-value="G4 (28)" calcext:value-type="string">
            <text:p>G4 (28)</text:p>
          </table:table-cell>
          <table:table-cell table:style-name="ce591"/>
          <table:table-cell table:style-name="ce596" office:value-type="string" calcext:value-type="string">
            <text:p>2G</text:p>
          </table:table-cell>
          <table:table-cell table:style-name="ce455"/>
          <table:table-cell table:style-name="ce568" office:value-type="string" calcext:value-type="string">
            <text:p>01 Lug <text:s/>h. 21</text:p>
          </table:table-cell>
          <table:table-cell table:style-name="ce455"/>
          <table:table-cell table:style-name="ce593"/>
          <table:table-cell table:style-name="ce597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German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/>
          <table:table-cell table:style-name="ce700" office:value-type="float" office:value="7.0003" calcext:value-type="float">
            <text:p>7,0003</text:p>
          </table:table-cell>
          <table:table-cell table:style-name="ce700"/>
          <table:table-cell table:style-name="ce706"/>
          <table:table-cell table:number-columns-repeated="912"/>
        </table:table-row>
        <table:table-row table:style-name="ro7">
          <table:table-cell table:style-name="ce247" office:value-type="float" office:value="12" calcext:value-type="float">
            <text:p>12</text:p>
          </table:table-cell>
          <table:table-cell table:style-name="ce252" table:formula="of:=VLOOKUP([.A16];A_4_INPUT_DATE_E_RISULTATI_GIRONI;8;0)" office:value-type="date" office:date-value="2021-06-08" calcext:value-type="date">
            <text:p>mar 8 giu</text:p>
          </table:table-cell>
          <table:table-cell table:style-name="ce256" table:formula="of:=VLOOKUP([.A16];A_4_INPUT_DATE_E_RISULTATI_GIRONI;9;0)" office:value-type="time" office:time-value="PT09H00M00S" calcext:value-type="time">
            <text:p>09:00</text:p>
          </table:table-cell>
          <table:table-cell table:style-name="ce259" table:formula="of:=VLOOKUP([.A16];A_4_INPUT_DATE_E_RISULTATI_GIRONI;4;0)" office:value-type="string" office:string-value="Coccodrilli (13)" calcext:value-type="string">
            <text:p>Coccodrilli (13)</text:p>
          </table:table-cell>
          <table:table-cell table:style-name="ce262" table:number-columns-repeated="2"/>
          <table:table-cell table:style-name="ce382" table:formula="of:=VLOOKUP([.A16];A_4_INPUT_DATE_E_RISULTATI_GIRONI;5;0)" office:value-type="string" office:string-value="Aquile (15)" calcext:value-type="string">
            <text:p>Aquile (15)</text:p>
          </table:table-cell>
          <table:table-cell table:style-name="ce383" table:formula="of:=VLOOKUP([.A16];A_4_INPUT_DATE_E_RISULTATI_GIRONI;3;0)" office:value-type="string" office:string-value="D" calcext:value-type="string">
            <text:p>D</text:p>
          </table:table-cell>
          <table:table-cell table:style-name="ce383" table:formula="of:=VLOOKUP([.A16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30" table:formula="of:=VLOOKUP(ROW()-14;CLASSIFICA_GIRONE_C;4;0)" office:value-type="string" office:string-value="C3 (11)" calcext:value-type="string">
            <text:p>C3 (11)</text:p>
          </table:table-cell>
          <table:table-cell table:style-name="ce472" table:formula="of:=VLOOKUP(ROW()-14;CLASSIFICA_GIRONE_C;5;0)" office:value-type="float" office:value="0" calcext:value-type="float">
            <text:p>0</text:p>
          </table:table-cell>
          <table:table-cell table:style-name="ce513" table:formula="of:=VLOOKUP(ROW()-14;CLASSIFICA_GIRONE_C;6;0)" office:value-type="float" office:value="0" calcext:value-type="float">
            <text:p>0</text:p>
          </table:table-cell>
          <table:table-cell table:style-name="ce530" table:formula="of:=VLOOKUP(ROW()-14;CLASSIFICA_GIRONE_C;7;0)" office:value-type="float" office:value="0" calcext:value-type="float">
            <text:p>0</text:p>
          </table:table-cell>
          <table:table-cell table:style-name="ce535" table:formula="of:=VLOOKUP(ROW()-14;CLASSIFICA_GIRONE_C;8;0)" office:value-type="float" office:value="0" calcext:value-type="float">
            <text:p>0</text:p>
          </table:table-cell>
          <table:table-cell table:style-name="ce535" table:formula="of:=VLOOKUP(ROW()-14;CLASSIFICA_GIRONE_C;9;0)" office:value-type="float" office:value="0" calcext:value-type="float">
            <text:p>0</text:p>
          </table:table-cell>
          <table:table-cell table:style-name="ce535" table:formula="of:=VLOOKUP(ROW()-14;CLASSIFICA_GIRONE_C;10;0)" office:value-type="float" office:value="0" calcext:value-type="float">
            <text:p>0</text:p>
          </table:table-cell>
          <table:table-cell table:style-name="ce535" table:formula="of:=VLOOKUP(ROW()-14;CLASSIFICA_GIRONE_C;11;0)" office:value-type="float" office:value="0" calcext:value-type="float">
            <text:p>0</text:p>
          </table:table-cell>
          <table:table-cell table:style-name="ce546" table:formula="of:=VLOOKUP(ROW()-14;CLASSIFICA_GIRONE_C;12;0)" office:value-type="float" office:value="0" calcext:value-type="float">
            <text:p>+0</text:p>
          </table:table-cell>
          <table:table-cell/>
          <table:table-cell table:style-name="ce564"/>
          <table:table-cell table:style-name="ce526"/>
          <table:table-cell table:style-name="ce592"/>
          <table:table-cell table:style-name="ce599"/>
          <table:table-cell table:style-name="ce455"/>
          <table:table-cell table:style-name="ce602" table:formula="of:=[.Z8]+1" office:value-type="float" office:value="58" calcext:value-type="float" table:number-columns-spanned="1" table:number-rows-spanned="2">
            <text:p>58</text:p>
          </table:table-cell>
          <table:table-cell table:style-name="ce604" table:formula="of:=IF([.W14]&amp;[.W15]=&quot;&quot;;&quot;Vincente &quot;&amp;[.U14];IF([.W14]&gt;[.W15];[.V14];[.V15]))" office:value-type="string" office:string-value="Vincente 51" calcext:value-type="string">
            <text:p>Vincente 51</text:p>
          </table:table-cell>
          <table:table-cell table:style-name="ce611"/>
          <table:table-cell table:style-name="ce618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Poloni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7.0002" calcext:value-type="float">
            <text:p>7</text:p>
          </table:table-cell>
          <table:table-cell table:style-name="ce704"/>
          <table:table-cell table:style-name="ce706"/>
          <table:table-cell table:number-columns-repeated="912"/>
        </table:table-row>
        <table:table-row table:style-name="ro7">
          <table:table-cell table:style-name="ce247" office:value-type="float" office:value="13" calcext:value-type="float">
            <text:p>13</text:p>
          </table:table-cell>
          <table:table-cell table:style-name="ce252" table:formula="of:=VLOOKUP([.A17];A_4_INPUT_DATE_E_RISULTATI_GIRONI;8;0)" office:value-type="date" office:date-value="2021-06-08" calcext:value-type="date">
            <text:p>mar 8 giu</text:p>
          </table:table-cell>
          <table:table-cell table:style-name="ce256" table:formula="of:=VLOOKUP([.A17];A_4_INPUT_DATE_E_RISULTATI_GIRONI;9;0)" office:value-type="time" office:time-value="PT11H00M00S" calcext:value-type="time">
            <text:p>11:00</text:p>
          </table:table-cell>
          <table:table-cell table:style-name="ce259" table:formula="of:=VLOOKUP([.A17];A_4_INPUT_DATE_E_RISULTATI_GIRONI;4;0)" office:value-type="string" office:string-value="Pantere (2)" calcext:value-type="string">
            <text:p>Pantere (2)</text:p>
          </table:table-cell>
          <table:table-cell table:style-name="ce262" table:number-columns-repeated="2"/>
          <table:table-cell table:style-name="ce382" table:formula="of:=VLOOKUP([.A17];A_4_INPUT_DATE_E_RISULTATI_GIRONI;5;0)" office:value-type="string" office:string-value="Ghepardi (4)" calcext:value-type="string">
            <text:p>Ghepardi (4)</text:p>
          </table:table-cell>
          <table:table-cell table:style-name="ce383" table:formula="of:=VLOOKUP([.A17];A_4_INPUT_DATE_E_RISULTATI_GIRONI;3;0)" office:value-type="string" office:string-value="A" calcext:value-type="string">
            <text:p>A</text:p>
          </table:table-cell>
          <table:table-cell table:style-name="ce383" table:formula="of:=VLOOKUP([.A17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30" table:formula="of:=VLOOKUP(ROW()-14;CLASSIFICA_GIRONE_C;4;0)" office:value-type="string" office:string-value="C1 (9)" calcext:value-type="string">
            <text:p>C1 (9)</text:p>
          </table:table-cell>
          <table:table-cell table:style-name="ce474" table:formula="of:=VLOOKUP(ROW()-14;CLASSIFICA_GIRONE_C;5;0)" office:value-type="float" office:value="0" calcext:value-type="float">
            <text:p>0</text:p>
          </table:table-cell>
          <table:table-cell table:style-name="ce514" table:formula="of:=VLOOKUP(ROW()-14;CLASSIFICA_GIRONE_C;6;0)" office:value-type="float" office:value="0" calcext:value-type="float">
            <text:p>0</text:p>
          </table:table-cell>
          <table:table-cell table:style-name="ce530" table:formula="of:=VLOOKUP(ROW()-14;CLASSIFICA_GIRONE_C;7;0)" office:value-type="float" office:value="0" calcext:value-type="float">
            <text:p>0</text:p>
          </table:table-cell>
          <table:table-cell table:style-name="ce535" table:formula="of:=VLOOKUP(ROW()-14;CLASSIFICA_GIRONE_C;8;0)" office:value-type="float" office:value="0" calcext:value-type="float">
            <text:p>0</text:p>
          </table:table-cell>
          <table:table-cell table:style-name="ce535" table:formula="of:=VLOOKUP(ROW()-14;CLASSIFICA_GIRONE_C;9;0)" office:value-type="float" office:value="0" calcext:value-type="float">
            <text:p>0</text:p>
          </table:table-cell>
          <table:table-cell table:style-name="ce535" table:formula="of:=VLOOKUP(ROW()-14;CLASSIFICA_GIRONE_C;10;0)" office:value-type="float" office:value="0" calcext:value-type="float">
            <text:p>0</text:p>
          </table:table-cell>
          <table:table-cell table:style-name="ce535" table:formula="of:=VLOOKUP(ROW()-14;CLASSIFICA_GIRONE_C;11;0)" office:value-type="float" office:value="0" calcext:value-type="float">
            <text:p>0</text:p>
          </table:table-cell>
          <table:table-cell table:style-name="ce546" table:formula="of:=VLOOKUP(ROW()-14;CLASSIFICA_GIRONE_C;12;0)" office:value-type="float" office:value="0" calcext:value-type="float">
            <text:p>+0</text:p>
          </table:table-cell>
          <table:table-cell/>
          <table:table-cell table:style-name="ce568" office:value-type="string" calcext:value-type="string">
            <text:p>26 Giu <text:s/>h. 21</text:p>
          </table:table-cell>
          <table:table-cell table:style-name="ce526"/>
          <table:table-cell table:style-name="ce593"/>
          <table:table-cell table:style-name="ce599"/>
          <table:table-cell table:style-name="ce601"/>
          <table:covered-table-cell table:style-name="ce603"/>
          <table:table-cell table:style-name="ce606" table:formula="of:=IF([.W18]&amp;[.W19]=&quot;&quot;;&quot;Vincente &quot;&amp;[.U18];IF([.W18]&gt;[.W19];[.V18];[.V19]))" office:value-type="string" office:string-value="Vincente 52" calcext:value-type="string">
            <text:p>Vincente 52</text:p>
          </table:table-cell>
          <table:table-cell table:style-name="ce61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Ucraina</text:p>
          </table:table-cell>
          <table:table-cell table:style-name="ce700" office:value-type="float" office:value="3" calcext:value-type="float">
            <text:p>3</text:p>
          </table:table-cell>
          <table:table-cell table:number-columns-repeated="2"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5" calcext:value-type="float">
            <text:p>5</text:p>
          </table:table-cell>
          <table:table-cell table:style-name="ce700"/>
          <table:table-cell table:style-name="ce700" office:value-type="float" office:value="-0.0005" calcext:value-type="float">
            <text:p>-0,0005</text:p>
          </table:table-cell>
          <table:table-cell table:style-name="ce700"/>
          <table:table-cell table:style-name="ce706"/>
          <table:table-cell table:number-columns-repeated="912"/>
        </table:table-row>
        <table:table-row table:style-name="ro7">
          <table:table-cell table:style-name="ce247" office:value-type="float" office:value="14" calcext:value-type="float">
            <text:p>14</text:p>
          </table:table-cell>
          <table:table-cell table:style-name="ce252" table:formula="of:=VLOOKUP([.A18];A_4_INPUT_DATE_E_RISULTATI_GIRONI;8;0)" office:value-type="date" office:date-value="2021-06-08" calcext:value-type="date">
            <text:p>mar 8 giu</text:p>
          </table:table-cell>
          <table:table-cell table:style-name="ce256" table:formula="of:=VLOOKUP([.A18];A_4_INPUT_DATE_E_RISULTATI_GIRONI;9;0)" office:value-type="time" office:time-value="PT11H00M00S" calcext:value-type="time">
            <text:p>11:00</text:p>
          </table:table-cell>
          <table:table-cell table:style-name="ce259" table:formula="of:=VLOOKUP([.A18];A_4_INPUT_DATE_E_RISULTATI_GIRONI;4;0)" office:value-type="string" office:string-value="Puma (6)" calcext:value-type="string">
            <text:p>Puma (6)</text:p>
          </table:table-cell>
          <table:table-cell table:style-name="ce262" table:number-columns-repeated="2"/>
          <table:table-cell table:style-name="ce382" table:formula="of:=VLOOKUP([.A18];A_4_INPUT_DATE_E_RISULTATI_GIRONI;5;0)" office:value-type="string" office:string-value="Serval (8)" calcext:value-type="string">
            <text:p>Serval (8)</text:p>
          </table:table-cell>
          <table:table-cell table:style-name="ce383" table:formula="of:=VLOOKUP([.A18];A_4_INPUT_DATE_E_RISULTATI_GIRONI;3;0)" office:value-type="string" office:string-value="B" calcext:value-type="string">
            <text:p>B</text:p>
          </table:table-cell>
          <table:table-cell table:style-name="ce383" table:formula="of:=VLOOKUP([.A18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31" office:value-type="string" calcext:value-type="string">
            <text:p>Gruppo D</text:p>
          </table:table-cell>
          <table:table-cell table:style-name="ce475" office:value-type="string" calcext:value-type="string">
            <text:p>G</text:p>
          </table:table-cell>
          <table:table-cell table:style-name="ce475" office:value-type="string" calcext:value-type="string">
            <text:p>V</text:p>
          </table:table-cell>
          <table:table-cell table:style-name="ce475" office:value-type="string" calcext:value-type="string">
            <text:p>P</text:p>
          </table:table-cell>
          <table:table-cell table:style-name="ce475" office:value-type="string" calcext:value-type="string">
            <text:p>F</text:p>
          </table:table-cell>
          <table:table-cell table:style-name="ce475" office:value-type="string" calcext:value-type="string">
            <text:p>PC</text:p>
          </table:table-cell>
          <table:table-cell table:style-name="ce475" office:value-type="string" calcext:value-type="string">
            <text:p>PGF</text:p>
          </table:table-cell>
          <table:table-cell table:style-name="ce475" office:value-type="string" calcext:value-type="string">
            <text:p>PGS</text:p>
          </table:table-cell>
          <table:table-cell table:style-name="ce475" office:value-type="string" calcext:value-type="string">
            <text:p>DPG</text:p>
          </table:table-cell>
          <table:table-cell/>
          <table:table-cell table:style-name="ce566" table:formula="of:=[.U14]+1" office:value-type="float" office:value="52" calcext:value-type="float" table:number-columns-spanned="1" table:number-rows-spanned="2">
            <text:p>52</text:p>
          </table:table-cell>
          <table:table-cell table:style-name="ce575" table:formula="of:=[.K29]" office:value-type="string" office:string-value="" calcext:value-type="error">
            <text:p>#N/D</text:p>
          </table:table-cell>
          <table:table-cell table:style-name="ce590"/>
          <table:table-cell table:style-name="ce598" office:value-type="string" calcext:value-type="string">
            <text:p>1F</text:p>
          </table:table-cell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/>
          <table:table-cell table:style-name="ce568" office:value-type="string" calcext:value-type="string">
            <text:p>10 Lug <text:s/>h. 21</text:p>
          </table:table-cell>
          <table:table-cell table:style-name="ce455" table:number-columns-repeated="2"/>
          <table:table-cell table:style-name="ce569" table:number-columns-repeated="13"/>
          <table:table-cell table:number-columns-repeated="49"/>
          <table:table-cell table:style-name="ce687" office:value-type="string" calcext:value-type="string">
            <text:p>Gruppo D</text:p>
          </table:table-cell>
          <table:table-cell table:style-name="ce702" office:value-type="string" calcext:value-type="string">
            <text:p>G</text:p>
          </table:table-cell>
          <table:table-cell table:style-name="ce687" office:value-type="string" calcext:value-type="string">
            <text:p>V</text:p>
          </table:table-cell>
          <table:table-cell table:style-name="ce687" office:value-type="string" calcext:value-type="string">
            <text:p>N</text:p>
          </table:table-cell>
          <table:table-cell table:style-name="ce687" office:value-type="string" calcext:value-type="string">
            <text:p>P</text:p>
          </table:table-cell>
          <table:table-cell table:style-name="ce687" office:value-type="string" calcext:value-type="string">
            <text:p>GF</text:p>
          </table:table-cell>
          <table:table-cell table:style-name="ce687" office:value-type="string" calcext:value-type="string">
            <text:p>GS</text:p>
          </table:table-cell>
          <table:table-cell table:style-name="ce687"/>
          <table:table-cell table:style-name="ce687" office:value-type="string" calcext:value-type="string">
            <text:p>P.ti</text:p>
          </table:table-cell>
          <table:table-cell table:style-name="ce687"/>
          <table:table-cell table:style-name="ce706"/>
          <table:table-cell table:number-columns-repeated="912"/>
        </table:table-row>
        <table:table-row table:style-name="ro7">
          <table:table-cell table:style-name="ce247" office:value-type="float" office:value="15" calcext:value-type="float">
            <text:p>15</text:p>
          </table:table-cell>
          <table:table-cell table:style-name="ce252" table:formula="of:=VLOOKUP([.A19];A_4_INPUT_DATE_E_RISULTATI_GIRONI;8;0)" office:value-type="date" office:date-value="2021-06-08" calcext:value-type="date">
            <text:p>mar 8 giu</text:p>
          </table:table-cell>
          <table:table-cell table:style-name="ce256" table:formula="of:=VLOOKUP([.A19];A_4_INPUT_DATE_E_RISULTATI_GIRONI;9;0)" office:value-type="time" office:time-value="PT11H00M00S" calcext:value-type="time">
            <text:p>11:00</text:p>
          </table:table-cell>
          <table:table-cell table:style-name="ce259" table:formula="of:=VLOOKUP([.A19];A_4_INPUT_DATE_E_RISULTATI_GIRONI;4;0)" office:value-type="string" office:string-value="Giraffe (10)" calcext:value-type="string">
            <text:p>Giraffe (10)</text:p>
          </table:table-cell>
          <table:table-cell table:style-name="ce262" table:number-columns-repeated="2"/>
          <table:table-cell table:style-name="ce382" table:formula="of:=VLOOKUP([.A19];A_4_INPUT_DATE_E_RISULTATI_GIRONI;5;0)" office:value-type="string" office:string-value="Iguane (12)" calcext:value-type="string">
            <text:p>Iguane (12)</text:p>
          </table:table-cell>
          <table:table-cell table:style-name="ce383" table:formula="of:=VLOOKUP([.A19];A_4_INPUT_DATE_E_RISULTATI_GIRONI;3;0)" office:value-type="string" office:string-value="C" calcext:value-type="string">
            <text:p>C</text:p>
          </table:table-cell>
          <table:table-cell table:style-name="ce383" table:formula="of:=VLOOKUP([.A19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32" table:formula="of:=VLOOKUP(ROW()-19;CLASSIFICA_GIRONE_D;4;0)" office:value-type="string" office:string-value="" calcext:value-type="error">
            <text:p>#N/D</text:p>
          </table:table-cell>
          <table:table-cell table:style-name="ce476" table:formula="of:=VLOOKUP(ROW()-19;CLASSIFICA_GIRONE_D;5;0)" office:value-type="string" office:string-value="" calcext:value-type="error">
            <text:p>#N/D</text:p>
          </table:table-cell>
          <table:table-cell table:style-name="ce476" table:formula="of:=VLOOKUP(ROW()-19;CLASSIFICA_GIRONE_D;6;0)" office:value-type="string" office:string-value="" calcext:value-type="error">
            <text:p>#N/D</text:p>
          </table:table-cell>
          <table:table-cell table:style-name="ce476" table:formula="of:=VLOOKUP(ROW()-19;CLASSIFICA_GIRONE_D;7;0)" office:value-type="string" office:string-value="" calcext:value-type="error">
            <text:p>#N/D</text:p>
          </table:table-cell>
          <table:table-cell table:style-name="ce476" table:formula="of:=VLOOKUP(ROW()-19;CLASSIFICA_GIRONE_D;8;0)" office:value-type="string" office:string-value="" calcext:value-type="error">
            <text:p>#N/D</text:p>
          </table:table-cell>
          <table:table-cell table:style-name="ce476" table:formula="of:=VLOOKUP(ROW()-19;CLASSIFICA_GIRONE_D;9;0)" office:value-type="string" office:string-value="" calcext:value-type="error">
            <text:p>#N/D</text:p>
          </table:table-cell>
          <table:table-cell table:style-name="ce476" table:formula="of:=VLOOKUP(ROW()-19;CLASSIFICA_GIRONE_D;10;0)" office:value-type="string" office:string-value="" calcext:value-type="error">
            <text:p>#N/D</text:p>
          </table:table-cell>
          <table:table-cell table:style-name="ce476" table:formula="of:=VLOOKUP(ROW()-19;CLASSIFICA_GIRONE_D;11;0)" office:value-type="string" office:string-value="" calcext:value-type="error">
            <text:p>#N/D</text:p>
          </table:table-cell>
          <table:table-cell table:style-name="ce547" table:formula="of:=VLOOKUP(ROW()-19;CLASSIFICA_GIRONE_D;12;0)" office:value-type="string" office:string-value="" calcext:value-type="error">
            <text:p>#N/D</text:p>
          </table:table-cell>
          <table:table-cell/>
          <table:covered-table-cell table:style-name="ce567"/>
          <table:table-cell table:style-name="ce578" table:formula="of:=[.K40]" office:value-type="string" office:string-value="H2 (30)" calcext:value-type="string">
            <text:p>H2 (30)</text:p>
          </table:table-cell>
          <table:table-cell table:style-name="ce591"/>
          <table:table-cell table:style-name="ce595" office:value-type="string" calcext:value-type="string">
            <text:p>2H</text:p>
          </table:table-cell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/>
          <table:table-cell table:style-name="ce667" table:formula="of:=[.AE28]+1" office:value-type="float" office:value="63" calcext:value-type="float" table:number-columns-spanned="1" table:number-rows-spanned="2">
            <text:p>63</text:p>
          </table:table-cell>
          <table:table-cell table:style-name="ce604" table:formula="of:=IF([.AG12]&amp;[.AG13]=&quot;&quot;;&quot;Vincente &quot;&amp;[.AE12];IF([.AG12]&gt;[.AG13];[.AF12];[.AF13]))" office:value-type="string" office:string-value="Vincente 61" calcext:value-type="string">
            <text:p>Vincente 61</text:p>
          </table:table-cell>
          <table:table-cell table:style-name="ce670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Turch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2.9998" calcext:value-type="float">
            <text:p>2,9998</text:p>
          </table:table-cell>
          <table:table-cell table:style-name="ce700"/>
          <table:table-cell table:style-name="ce706"/>
          <table:table-cell table:number-columns-repeated="912"/>
        </table:table-row>
        <table:table-row table:style-name="ro7">
          <table:table-cell table:style-name="ce247" office:value-type="float" office:value="16" calcext:value-type="float">
            <text:p>16</text:p>
          </table:table-cell>
          <table:table-cell table:style-name="ce252" table:formula="of:=VLOOKUP([.A20];A_4_INPUT_DATE_E_RISULTATI_GIRONI;8;0)" office:value-type="date" office:date-value="2021-06-08" calcext:value-type="date">
            <text:p>mar 8 giu</text:p>
          </table:table-cell>
          <table:table-cell table:style-name="ce256" table:formula="of:=VLOOKUP([.A20];A_4_INPUT_DATE_E_RISULTATI_GIRONI;9;0)" office:value-type="time" office:time-value="PT11H00M00S" calcext:value-type="time">
            <text:p>11:00</text:p>
          </table:table-cell>
          <table:table-cell table:style-name="ce259" table:formula="of:=VLOOKUP([.A20];A_4_INPUT_DATE_E_RISULTATI_GIRONI;4;0)" office:value-type="string" office:string-value="Pitoni (14)" calcext:value-type="string">
            <text:p>Pitoni (14)</text:p>
          </table:table-cell>
          <table:table-cell table:style-name="ce262" table:number-columns-repeated="2"/>
          <table:table-cell table:style-name="ce382" table:formula="of:=VLOOKUP([.A20];A_4_INPUT_DATE_E_RISULTATI_GIRONI;5;0)" office:value-type="string" office:string-value="Falchi (16)" calcext:value-type="string">
            <text:p>Falchi (16)</text:p>
          </table:table-cell>
          <table:table-cell table:style-name="ce383" table:formula="of:=VLOOKUP([.A20];A_4_INPUT_DATE_E_RISULTATI_GIRONI;3;0)" office:value-type="string" office:string-value="D" calcext:value-type="string">
            <text:p>D</text:p>
          </table:table-cell>
          <table:table-cell table:style-name="ce383" table:formula="of:=VLOOKUP([.A20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33" table:formula="of:=VLOOKUP(ROW()-19;CLASSIFICA_GIRONE_D;4;0)" office:value-type="string" office:string-value="D2 (14)" calcext:value-type="string">
            <text:p>D2 (14)</text:p>
          </table:table-cell>
          <table:table-cell table:style-name="ce477" table:formula="of:=VLOOKUP(ROW()-19;CLASSIFICA_GIRONE_D;5;0)" office:value-type="float" office:value="0" calcext:value-type="float">
            <text:p>0</text:p>
          </table:table-cell>
          <table:table-cell table:style-name="ce515" table:formula="of:=VLOOKUP(ROW()-19;CLASSIFICA_GIRONE_D;6;0)" office:value-type="float" office:value="0" calcext:value-type="float">
            <text:p>0</text:p>
          </table:table-cell>
          <table:table-cell table:style-name="ce515" table:formula="of:=VLOOKUP(ROW()-19;CLASSIFICA_GIRONE_D;7;0)" office:value-type="float" office:value="0" calcext:value-type="float">
            <text:p>0</text:p>
          </table:table-cell>
          <table:table-cell table:style-name="ce515" table:formula="of:=VLOOKUP(ROW()-19;CLASSIFICA_GIRONE_D;8;0)" office:value-type="float" office:value="0" calcext:value-type="float">
            <text:p>0</text:p>
          </table:table-cell>
          <table:table-cell table:style-name="ce515" table:formula="of:=VLOOKUP(ROW()-19;CLASSIFICA_GIRONE_D;9;0)" office:value-type="float" office:value="0" calcext:value-type="float">
            <text:p>0</text:p>
          </table:table-cell>
          <table:table-cell table:style-name="ce515" table:formula="of:=VLOOKUP(ROW()-19;CLASSIFICA_GIRONE_D;10;0)" office:value-type="float" office:value="0" calcext:value-type="float">
            <text:p>0</text:p>
          </table:table-cell>
          <table:table-cell table:style-name="ce515" table:formula="of:=VLOOKUP(ROW()-19;CLASSIFICA_GIRONE_D;11;0)" office:value-type="float" office:value="0" calcext:value-type="float">
            <text:p>0</text:p>
          </table:table-cell>
          <table:table-cell table:style-name="ce548" table:formula="of:=VLOOKUP(ROW()-19;CLASSIFICA_GIRONE_D;12;0)" office:value-type="float" office:value="0" calcext:value-type="float">
            <text:p>+0</text:p>
          </table:table-cell>
          <table:table-cell/>
          <table:table-cell table:style-name="ce564"/>
          <table:table-cell table:style-name="ce526"/>
          <table:table-cell table:style-name="ce592"/>
          <table:table-cell table:style-name="ce595"/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601"/>
          <table:covered-table-cell table:style-name="ce668"/>
          <table:table-cell table:style-name="ce669" table:formula="of:=IF([.AG28]&amp;[.AG29]=&quot;&quot;;&quot;Vincente &quot;&amp;[.AE28];IF([.AG28]&gt;[.AG29];[.AF28];[.AF29]))" office:value-type="string" office:string-value="Vincente 62" calcext:value-type="string">
            <text:p>Vincente 62</text:p>
          </table:table-cell>
          <table:table-cell table:style-name="ce671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Croaz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5" calcext:value-type="float">
            <text:p>5</text:p>
          </table:table-cell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0" office:value-type="float" office:value="7.0002" calcext:value-type="float">
            <text:p>7,0002</text:p>
          </table:table-cell>
          <table:table-cell table:style-name="ce700"/>
          <table:table-cell table:style-name="ce706"/>
          <table:table-cell table:number-columns-repeated="912"/>
        </table:table-row>
        <table:table-row table:style-name="ro7">
          <table:table-cell table:style-name="ce247" office:value-type="float" office:value="17" calcext:value-type="float">
            <text:p>17</text:p>
          </table:table-cell>
          <table:table-cell table:style-name="ce252" table:formula="of:=VLOOKUP([.A21];A_4_INPUT_DATE_E_RISULTATI_GIRONI;8;0)" office:value-type="date" office:date-value="2021-06-08" calcext:value-type="date">
            <text:p>mar 8 giu</text:p>
          </table:table-cell>
          <table:table-cell table:style-name="ce256" table:formula="of:=VLOOKUP([.A21];A_4_INPUT_DATE_E_RISULTATI_GIRONI;9;0)" office:value-type="time" office:time-value="PT15H30M00S" calcext:value-type="time">
            <text:p>15:30</text:p>
          </table:table-cell>
          <table:table-cell table:style-name="ce259" table:formula="of:=VLOOKUP([.A21];A_4_INPUT_DATE_E_RISULTATI_GIRONI;4;0)" office:value-type="string" office:string-value="Bisonti (17)" calcext:value-type="string">
            <text:p>Bisonti (17)</text:p>
          </table:table-cell>
          <table:table-cell table:style-name="ce262" table:number-columns-repeated="2"/>
          <table:table-cell table:style-name="ce382" table:formula="of:=VLOOKUP([.A21];A_4_INPUT_DATE_E_RISULTATI_GIRONI;5;0)" office:value-type="string" office:string-value="Bufali (18)" calcext:value-type="string">
            <text:p>Bufali (18)</text:p>
          </table:table-cell>
          <table:table-cell table:style-name="ce383" table:formula="of:=VLOOKUP([.A21];A_4_INPUT_DATE_E_RISULTATI_GIRONI;3;0)" office:value-type="string" office:string-value="E" calcext:value-type="string">
            <text:p>E</text:p>
          </table:table-cell>
          <table:table-cell table:style-name="ce383" table:formula="of:=VLOOKUP([.A21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34" table:formula="of:=VLOOKUP(ROW()-19;CLASSIFICA_GIRONE_D;4;0)" office:value-type="string" office:string-value="D1 (13)" calcext:value-type="string">
            <text:p>D1 (13)</text:p>
          </table:table-cell>
          <table:table-cell table:style-name="ce478" table:formula="of:=VLOOKUP(ROW()-19;CLASSIFICA_GIRONE_D;5;0)" office:value-type="float" office:value="0" calcext:value-type="float">
            <text:p>0</text:p>
          </table:table-cell>
          <table:table-cell table:style-name="ce516" table:formula="of:=VLOOKUP(ROW()-19;CLASSIFICA_GIRONE_D;6;0)" office:value-type="float" office:value="0" calcext:value-type="float">
            <text:p>0</text:p>
          </table:table-cell>
          <table:table-cell table:style-name="ce531" table:formula="of:=VLOOKUP(ROW()-19;CLASSIFICA_GIRONE_D;7;0)" office:value-type="float" office:value="0" calcext:value-type="float">
            <text:p>0</text:p>
          </table:table-cell>
          <table:table-cell table:style-name="ce536" table:formula="of:=VLOOKUP(ROW()-19;CLASSIFICA_GIRONE_D;8;0)" office:value-type="float" office:value="0" calcext:value-type="float">
            <text:p>0</text:p>
          </table:table-cell>
          <table:table-cell table:style-name="ce536" table:formula="of:=VLOOKUP(ROW()-19;CLASSIFICA_GIRONE_D;9;0)" office:value-type="float" office:value="0" calcext:value-type="float">
            <text:p>0</text:p>
          </table:table-cell>
          <table:table-cell table:style-name="ce536" table:formula="of:=VLOOKUP(ROW()-19;CLASSIFICA_GIRONE_D;10;0)" office:value-type="float" office:value="0" calcext:value-type="float">
            <text:p>0</text:p>
          </table:table-cell>
          <table:table-cell table:style-name="ce536" table:formula="of:=VLOOKUP(ROW()-19;CLASSIFICA_GIRONE_D;11;0)" office:value-type="float" office:value="0" calcext:value-type="float">
            <text:p>0</text:p>
          </table:table-cell>
          <table:table-cell table:style-name="ce549" table:formula="of:=VLOOKUP(ROW()-19;CLASSIFICA_GIRONE_D;12;0)" office:value-type="float" office:value="0" calcext:value-type="float">
            <text:p>+0</text:p>
          </table:table-cell>
          <table:table-cell/>
          <table:table-cell table:style-name="ce568" office:value-type="string" calcext:value-type="string">
            <text:p>26 Giu <text:s/>h. 18</text:p>
          </table:table-cell>
          <table:table-cell table:style-name="ce526"/>
          <table:table-cell table:style-name="ce594"/>
          <table:table-cell table:style-name="ce595"/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Spagn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5" calcext:value-type="float">
            <text:p>5</text:p>
          </table:table-cell>
          <table:table-cell table:style-name="ce704" office:value-type="float" office:value="2" calcext:value-type="float">
            <text:p>2</text:p>
          </table:table-cell>
          <table:table-cell table:style-name="ce704"/>
          <table:table-cell table:style-name="ce704" office:value-type="float" office:value="6.0003" calcext:value-type="float">
            <text:p>6</text:p>
          </table:table-cell>
          <table:table-cell table:style-name="ce704"/>
          <table:table-cell table:style-name="ce706"/>
          <table:table-cell table:number-columns-repeated="912"/>
        </table:table-row>
        <table:table-row table:style-name="ro7">
          <table:table-cell table:style-name="ce247" office:value-type="float" office:value="18" calcext:value-type="float">
            <text:p>18</text:p>
          </table:table-cell>
          <table:table-cell table:style-name="ce252" table:formula="of:=VLOOKUP([.A22];A_4_INPUT_DATE_E_RISULTATI_GIRONI;8;0)" office:value-type="date" office:date-value="2021-06-08" calcext:value-type="date">
            <text:p>mar 8 giu</text:p>
          </table:table-cell>
          <table:table-cell table:style-name="ce256" table:formula="of:=VLOOKUP([.A22];A_4_INPUT_DATE_E_RISULTATI_GIRONI;9;0)" office:value-type="time" office:time-value="PT15H30M00S" calcext:value-type="time">
            <text:p>15:30</text:p>
          </table:table-cell>
          <table:table-cell table:style-name="ce259" table:formula="of:=VLOOKUP([.A22];A_4_INPUT_DATE_E_RISULTATI_GIRONI;4;0)" office:value-type="string" office:string-value="Balene (21)" calcext:value-type="string">
            <text:p>Balene (21)</text:p>
          </table:table-cell>
          <table:table-cell table:style-name="ce262" table:number-columns-repeated="2"/>
          <table:table-cell table:style-name="ce382" table:formula="of:=VLOOKUP([.A22];A_4_INPUT_DATE_E_RISULTATI_GIRONI;5;0)" office:value-type="string" office:string-value="Gabbiani (22)" calcext:value-type="string">
            <text:p>Gabbiani (22)</text:p>
          </table:table-cell>
          <table:table-cell table:style-name="ce383" table:formula="of:=VLOOKUP([.A22];A_4_INPUT_DATE_E_RISULTATI_GIRONI;3;0)" office:value-type="string" office:string-value="F" calcext:value-type="string">
            <text:p>F</text:p>
          </table:table-cell>
          <table:table-cell table:style-name="ce383" table:formula="of:=VLOOKUP([.A22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34" table:formula="of:=VLOOKUP(ROW()-19;CLASSIFICA_GIRONE_D;4;0)" office:value-type="string" office:string-value="D3 (15)" calcext:value-type="string">
            <text:p>D3 (15)</text:p>
          </table:table-cell>
          <table:table-cell table:style-name="ce486" table:formula="of:=VLOOKUP(ROW()-19;CLASSIFICA_GIRONE_D;5;0)" office:value-type="float" office:value="0" calcext:value-type="float">
            <text:p>0</text:p>
          </table:table-cell>
          <table:table-cell table:style-name="ce517" table:formula="of:=VLOOKUP(ROW()-19;CLASSIFICA_GIRONE_D;6;0)" office:value-type="float" office:value="0" calcext:value-type="float">
            <text:p>0</text:p>
          </table:table-cell>
          <table:table-cell table:style-name="ce531" table:formula="of:=VLOOKUP(ROW()-19;CLASSIFICA_GIRONE_D;7;0)" office:value-type="float" office:value="0" calcext:value-type="float">
            <text:p>0</text:p>
          </table:table-cell>
          <table:table-cell table:style-name="ce536" table:formula="of:=VLOOKUP(ROW()-19;CLASSIFICA_GIRONE_D;8;0)" office:value-type="float" office:value="0" calcext:value-type="float">
            <text:p>0</text:p>
          </table:table-cell>
          <table:table-cell table:style-name="ce536" table:formula="of:=VLOOKUP(ROW()-19;CLASSIFICA_GIRONE_D;9;0)" office:value-type="float" office:value="0" calcext:value-type="float">
            <text:p>0</text:p>
          </table:table-cell>
          <table:table-cell table:style-name="ce536" table:formula="of:=VLOOKUP(ROW()-19;CLASSIFICA_GIRONE_D;10;0)" office:value-type="float" office:value="0" calcext:value-type="float">
            <text:p>0</text:p>
          </table:table-cell>
          <table:table-cell table:style-name="ce536" table:formula="of:=VLOOKUP(ROW()-19;CLASSIFICA_GIRONE_D;11;0)" office:value-type="float" office:value="0" calcext:value-type="float">
            <text:p>0</text:p>
          </table:table-cell>
          <table:table-cell table:style-name="ce549" table:formula="of:=VLOOKUP(ROW()-19;CLASSIFICA_GIRONE_D;12;0)" office:value-type="float" office:value="0" calcext:value-type="float">
            <text:p>+0</text:p>
          </table:table-cell>
          <table:table-cell/>
          <table:table-cell table:style-name="ce566" table:formula="of:=[.U18]+1" office:value-type="float" office:value="53" calcext:value-type="float" table:number-columns-spanned="1" table:number-rows-spanned="2">
            <text:p>53</text:p>
          </table:table-cell>
          <table:table-cell table:style-name="ce575" table:formula="of:=[.K39]" office:value-type="string" office:string-value="" calcext:value-type="error">
            <text:p>#N/D</text:p>
          </table:table-cell>
          <table:table-cell table:style-name="ce590"/>
          <table:table-cell table:style-name="ce595" office:value-type="string" calcext:value-type="string">
            <text:p>1H</text:p>
          </table:table-cell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Rep. Cec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5" calcext:value-type="float">
            <text:p>5</text:p>
          </table:table-cell>
          <table:table-cell table:style-name="ce700"/>
          <table:table-cell table:style-name="ce700" office:value-type="float" office:value="0.9997" calcext:value-type="float">
            <text:p>0,9997</text:p>
          </table:table-cell>
          <table:table-cell table:style-name="ce700"/>
          <table:table-cell table:style-name="ce706"/>
          <table:table-cell table:number-columns-repeated="912"/>
        </table:table-row>
        <table:table-row table:style-name="ro7">
          <table:table-cell table:style-name="ce247" office:value-type="float" office:value="19" calcext:value-type="float">
            <text:p>19</text:p>
          </table:table-cell>
          <table:table-cell table:style-name="ce252" table:formula="of:=VLOOKUP([.A23];A_4_INPUT_DATE_E_RISULTATI_GIRONI;8;0)" office:value-type="date" office:date-value="2021-06-08" calcext:value-type="date">
            <text:p>mar 8 giu</text:p>
          </table:table-cell>
          <table:table-cell table:style-name="ce256" table:formula="of:=VLOOKUP([.A23];A_4_INPUT_DATE_E_RISULTATI_GIRONI;9;0)" office:value-type="time" office:time-value="PT15H30M00S" calcext:value-type="time">
            <text:p>15:30</text:p>
          </table:table-cell>
          <table:table-cell table:style-name="ce259" table:formula="of:=VLOOKUP([.A23];A_4_INPUT_DATE_E_RISULTATI_GIRONI;4;0)" office:value-type="string" office:string-value="Istrici (25)" calcext:value-type="string">
            <text:p>Istrici (25)</text:p>
          </table:table-cell>
          <table:table-cell table:style-name="ce262" table:number-columns-repeated="2"/>
          <table:table-cell table:style-name="ce382" table:formula="of:=VLOOKUP([.A23];A_4_INPUT_DATE_E_RISULTATI_GIRONI;5;0)" office:value-type="string" office:string-value="Gorilla (26)" calcext:value-type="string">
            <text:p>Gorilla (26)</text:p>
          </table:table-cell>
          <table:table-cell table:style-name="ce383" table:formula="of:=VLOOKUP([.A23];A_4_INPUT_DATE_E_RISULTATI_GIRONI;3;0)" office:value-type="string" office:string-value="G" calcext:value-type="string">
            <text:p>G</text:p>
          </table:table-cell>
          <table:table-cell table:style-name="ce383" table:formula="of:=VLOOKUP([.A23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36" office:value-type="string" calcext:value-type="string">
            <text:p>Gruppo E</text:p>
          </table:table-cell>
          <table:table-cell table:style-name="ce487" office:value-type="string" calcext:value-type="string">
            <text:p>G</text:p>
          </table:table-cell>
          <table:table-cell table:style-name="ce518" office:value-type="string" calcext:value-type="string">
            <text:p>V</text:p>
          </table:table-cell>
          <table:table-cell table:style-name="ce518" office:value-type="string" calcext:value-type="string">
            <text:p>P</text:p>
          </table:table-cell>
          <table:table-cell table:style-name="ce518" office:value-type="string" calcext:value-type="string">
            <text:p>F</text:p>
          </table:table-cell>
          <table:table-cell table:style-name="ce518" office:value-type="string" calcext:value-type="string">
            <text:p>PC</text:p>
          </table:table-cell>
          <table:table-cell table:style-name="ce518" office:value-type="string" calcext:value-type="string">
            <text:p>PGF</text:p>
          </table:table-cell>
          <table:table-cell table:style-name="ce518" office:value-type="string" calcext:value-type="string">
            <text:p>PGS</text:p>
          </table:table-cell>
          <table:table-cell table:style-name="ce550" office:value-type="string" calcext:value-type="string">
            <text:p>DPG</text:p>
          </table:table-cell>
          <table:table-cell/>
          <table:covered-table-cell table:style-name="ce567"/>
          <table:table-cell table:style-name="ce579" table:formula="of:=[.K30]" office:value-type="string" office:string-value="F1 (21)" calcext:value-type="string">
            <text:p>F1 (21)</text:p>
          </table:table-cell>
          <table:table-cell table:style-name="ce591"/>
          <table:table-cell table:style-name="ce596" office:value-type="string" calcext:value-type="string">
            <text:p>2F</text:p>
          </table:table-cell>
          <table:table-cell table:style-name="ce455"/>
          <table:table-cell table:style-name="ce568" office:value-type="string" calcext:value-type="string">
            <text:p>02 Lug <text:s/>h. 21</text:p>
          </table:table-cell>
          <table:table-cell table:style-name="ce455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number-columns-repeated="49"/>
          <table:table-cell table:style-name="ce688" office:value-type="string" calcext:value-type="string">
            <text:p>Gruppo E</text:p>
          </table:table-cell>
          <table:table-cell table:style-name="ce703" office:value-type="string" calcext:value-type="string">
            <text:p>G</text:p>
          </table:table-cell>
          <table:table-cell table:style-name="ce688" office:value-type="string" calcext:value-type="string">
            <text:p>V</text:p>
          </table:table-cell>
          <table:table-cell table:style-name="ce688" office:value-type="string" calcext:value-type="string">
            <text:p>N</text:p>
          </table:table-cell>
          <table:table-cell table:style-name="ce688" office:value-type="string" calcext:value-type="string">
            <text:p>P</text:p>
          </table:table-cell>
          <table:table-cell table:style-name="ce688" office:value-type="string" calcext:value-type="string">
            <text:p>GF</text:p>
          </table:table-cell>
          <table:table-cell table:style-name="ce688" office:value-type="string" calcext:value-type="string">
            <text:p>GS</text:p>
          </table:table-cell>
          <table:table-cell table:style-name="ce688"/>
          <table:table-cell table:style-name="ce688" office:value-type="string" calcext:value-type="string">
            <text:p>P.ti</text:p>
          </table:table-cell>
          <table:table-cell table:style-name="ce688"/>
          <table:table-cell table:style-name="ce706"/>
          <table:table-cell table:number-columns-repeated="912"/>
        </table:table-row>
        <table:table-row table:style-name="ro7">
          <table:table-cell table:style-name="ce247" office:value-type="float" office:value="20" calcext:value-type="float">
            <text:p>20</text:p>
          </table:table-cell>
          <table:table-cell table:style-name="ce252" table:formula="of:=VLOOKUP([.A24];A_4_INPUT_DATE_E_RISULTATI_GIRONI;8;0)" office:value-type="date" office:date-value="2021-06-08" calcext:value-type="date">
            <text:p>mar 8 giu</text:p>
          </table:table-cell>
          <table:table-cell table:style-name="ce256" table:formula="of:=VLOOKUP([.A24];A_4_INPUT_DATE_E_RISULTATI_GIRONI;9;0)" office:value-type="time" office:time-value="PT15H30M00S" calcext:value-type="time">
            <text:p>15:30</text:p>
          </table:table-cell>
          <table:table-cell table:style-name="ce259" table:formula="of:=VLOOKUP([.A24];A_4_INPUT_DATE_E_RISULTATI_GIRONI;4;0)" office:value-type="string" office:string-value="Piranha (29)" calcext:value-type="string">
            <text:p>Piranha (29)</text:p>
          </table:table-cell>
          <table:table-cell table:style-name="ce262" table:number-columns-repeated="2"/>
          <table:table-cell table:style-name="ce382" table:formula="of:=VLOOKUP([.A24];A_4_INPUT_DATE_E_RISULTATI_GIRONI;5;0)" office:value-type="string" office:string-value="Scorpioni (30)" calcext:value-type="string">
            <text:p>Scorpioni (30)</text:p>
          </table:table-cell>
          <table:table-cell table:style-name="ce383" table:formula="of:=VLOOKUP([.A24];A_4_INPUT_DATE_E_RISULTATI_GIRONI;3;0)" office:value-type="string" office:string-value="H" calcext:value-type="string">
            <text:p>H</text:p>
          </table:table-cell>
          <table:table-cell table:style-name="ce383" table:formula="of:=VLOOKUP([.A24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38" table:formula="of:=VLOOKUP(ROW()-24;CLASSIFICA_GIRONE_E;4;0)" office:value-type="string" office:string-value="" calcext:value-type="error">
            <text:p>#N/D</text:p>
          </table:table-cell>
          <table:table-cell table:style-name="ce488" table:formula="of:=VLOOKUP(ROW()-24;CLASSIFICA_GIRONE_E;5;0)" office:value-type="string" office:string-value="" calcext:value-type="error">
            <text:p>#N/D</text:p>
          </table:table-cell>
          <table:table-cell table:style-name="ce488" table:formula="of:=VLOOKUP(ROW()-24;CLASSIFICA_GIRONE_E;6;0)" office:value-type="string" office:string-value="" calcext:value-type="error">
            <text:p>#N/D</text:p>
          </table:table-cell>
          <table:table-cell table:style-name="ce488" table:formula="of:=VLOOKUP(ROW()-24;CLASSIFICA_GIRONE_E;7;0)" office:value-type="string" office:string-value="" calcext:value-type="error">
            <text:p>#N/D</text:p>
          </table:table-cell>
          <table:table-cell table:style-name="ce488" table:formula="of:=VLOOKUP(ROW()-24;CLASSIFICA_GIRONE_E;8;0)" office:value-type="string" office:string-value="" calcext:value-type="error">
            <text:p>#N/D</text:p>
          </table:table-cell>
          <table:table-cell table:style-name="ce488" table:formula="of:=VLOOKUP(ROW()-24;CLASSIFICA_GIRONE_E;9;0)" office:value-type="string" office:string-value="" calcext:value-type="error">
            <text:p>#N/D</text:p>
          </table:table-cell>
          <table:table-cell table:style-name="ce488" table:formula="of:=VLOOKUP(ROW()-24;CLASSIFICA_GIRONE_E;10;0)" office:value-type="string" office:string-value="" calcext:value-type="error">
            <text:p>#N/D</text:p>
          </table:table-cell>
          <table:table-cell table:style-name="ce488" table:formula="of:=VLOOKUP(ROW()-24;CLASSIFICA_GIRONE_E;11;0)" office:value-type="string" office:string-value="" calcext:value-type="error">
            <text:p>#N/D</text:p>
          </table:table-cell>
          <table:table-cell table:style-name="ce551" table:formula="of:=VLOOKUP(ROW()-24;CLASSIFICA_GIRONE_E;12;0)" office:value-type="string" office:string-value="" calcext:value-type="error">
            <text:p>#N/D</text:p>
          </table:table-cell>
          <table:table-cell/>
          <table:table-cell table:style-name="ce564"/>
          <table:table-cell table:style-name="ce526"/>
          <table:table-cell table:style-name="ce592"/>
          <table:table-cell table:style-name="ce599"/>
          <table:table-cell table:style-name="ce455"/>
          <table:table-cell table:style-name="ce602" table:formula="of:=[.Z16]+1" office:value-type="float" office:value="59" calcext:value-type="float" table:number-columns-spanned="1" table:number-rows-spanned="2">
            <text:p>59</text:p>
          </table:table-cell>
          <table:table-cell table:style-name="ce604" table:formula="of:=IF([.W22]&amp;[.W23]=&quot;&quot;;&quot;Vincente &quot;&amp;[.U22];IF([.W22]&gt;[.W23];[.V22];[.V23]))" office:value-type="string" office:string-value="Vincente 53" calcext:value-type="string">
            <text:p>Vincente 53</text:p>
          </table:table-cell>
          <table:table-cell table:style-name="ce613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Ital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/>
          <table:table-cell table:style-name="ce700" office:value-type="float" office:value="6.0002" calcext:value-type="float">
            <text:p>6,0002</text:p>
          </table:table-cell>
          <table:table-cell table:style-name="ce700"/>
          <table:table-cell table:style-name="ce706"/>
          <table:table-cell table:number-columns-repeated="912"/>
        </table:table-row>
        <table:table-row table:style-name="ro7">
          <table:table-cell table:style-name="ce247" office:value-type="float" office:value="21" calcext:value-type="float">
            <text:p>21</text:p>
          </table:table-cell>
          <table:table-cell table:style-name="ce252" table:formula="of:=VLOOKUP([.A25];A_4_INPUT_DATE_E_RISULTATI_GIRONI;8;0)" office:value-type="date" office:date-value="2021-06-08" calcext:value-type="date">
            <text:p>mar 8 giu</text:p>
          </table:table-cell>
          <table:table-cell table:style-name="ce256" table:formula="of:=VLOOKUP([.A25];A_4_INPUT_DATE_E_RISULTATI_GIRONI;9;0)" office:value-type="time" office:time-value="PT17H00M00S" calcext:value-type="time">
            <text:p>17:00</text:p>
          </table:table-cell>
          <table:table-cell table:style-name="ce259" table:formula="of:=VLOOKUP([.A25];A_4_INPUT_DATE_E_RISULTATI_GIRONI;4;0)" office:value-type="string" office:string-value="Cervi (19)" calcext:value-type="string">
            <text:p>Cervi (19)</text:p>
          </table:table-cell>
          <table:table-cell table:style-name="ce262" table:number-columns-repeated="2"/>
          <table:table-cell table:style-name="ce382" table:formula="of:=VLOOKUP([.A25];A_4_INPUT_DATE_E_RISULTATI_GIRONI;5;0)" office:value-type="string" office:string-value="Cinghiali (20)" calcext:value-type="string">
            <text:p>Cinghiali (20)</text:p>
          </table:table-cell>
          <table:table-cell table:style-name="ce383" table:formula="of:=VLOOKUP([.A25];A_4_INPUT_DATE_E_RISULTATI_GIRONI;3;0)" office:value-type="string" office:string-value="E" calcext:value-type="string">
            <text:p>E</text:p>
          </table:table-cell>
          <table:table-cell table:style-name="ce383" table:formula="of:=VLOOKUP([.A25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39" table:formula="of:=VLOOKUP(ROW()-24;CLASSIFICA_GIRONE_E;4;0)" office:value-type="string" office:string-value="E4 (20)" calcext:value-type="string">
            <text:p>E4 (20)</text:p>
          </table:table-cell>
          <table:table-cell table:style-name="ce489" table:formula="of:=VLOOKUP(ROW()-24;CLASSIFICA_GIRONE_E;5;0)" office:value-type="float" office:value="0" calcext:value-type="float">
            <text:p>0</text:p>
          </table:table-cell>
          <table:table-cell table:style-name="ce519" table:formula="of:=VLOOKUP(ROW()-24;CLASSIFICA_GIRONE_E;6;0)" office:value-type="float" office:value="0" calcext:value-type="float">
            <text:p>0</text:p>
          </table:table-cell>
          <table:table-cell table:style-name="ce519" table:formula="of:=VLOOKUP(ROW()-24;CLASSIFICA_GIRONE_E;7;0)" office:value-type="float" office:value="0" calcext:value-type="float">
            <text:p>0</text:p>
          </table:table-cell>
          <table:table-cell table:style-name="ce519" table:formula="of:=VLOOKUP(ROW()-24;CLASSIFICA_GIRONE_E;8;0)" office:value-type="float" office:value="0" calcext:value-type="float">
            <text:p>0</text:p>
          </table:table-cell>
          <table:table-cell table:style-name="ce519" table:formula="of:=VLOOKUP(ROW()-24;CLASSIFICA_GIRONE_E;9;0)" office:value-type="float" office:value="0" calcext:value-type="float">
            <text:p>0</text:p>
          </table:table-cell>
          <table:table-cell table:style-name="ce519" table:formula="of:=VLOOKUP(ROW()-24;CLASSIFICA_GIRONE_E;10;0)" office:value-type="float" office:value="0" calcext:value-type="float">
            <text:p>0</text:p>
          </table:table-cell>
          <table:table-cell table:style-name="ce519" table:formula="of:=VLOOKUP(ROW()-24;CLASSIFICA_GIRONE_E;11;0)" office:value-type="float" office:value="0" calcext:value-type="float">
            <text:p>0</text:p>
          </table:table-cell>
          <table:table-cell table:style-name="ce552" table:formula="of:=VLOOKUP(ROW()-24;CLASSIFICA_GIRONE_E;12;0)" office:value-type="float" office:value="0" calcext:value-type="float">
            <text:p>+0</text:p>
          </table:table-cell>
          <table:table-cell/>
          <table:table-cell table:style-name="ce568" office:value-type="string" calcext:value-type="string">
            <text:p>27 Giu <text:s/>h. 18</text:p>
          </table:table-cell>
          <table:table-cell table:style-name="ce526"/>
          <table:table-cell table:style-name="ce593"/>
          <table:table-cell table:style-name="ce599"/>
          <table:table-cell table:style-name="ce601"/>
          <table:covered-table-cell table:style-name="ce603"/>
          <table:table-cell table:style-name="ce607" table:formula="of:=IF([.W26]&amp;[.W27]=&quot;&quot;;&quot;Vincente &quot;&amp;[.U26];IF([.W26]&gt;[.W27];[.V26];[.V27]))" office:value-type="string" office:string-value="Vincente 54" calcext:value-type="string">
            <text:p>Vincente 54</text:p>
          </table:table-cell>
          <table:table-cell table:style-name="ce614"/>
          <table:table-cell table:style-name="ce617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672" table:number-columns-repeated="13"/>
          <table:table-cell table:number-columns-repeated="49"/>
          <table:table-cell table:style-name="ce674" office:value-type="string" calcext:value-type="string">
            <text:p>Belgio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2" calcext:value-type="float">
            <text:p>2</text:p>
          </table:table-cell>
          <table:table-cell table:style-name="ce700"/>
          <table:table-cell table:style-name="ce700" office:value-type="float" office:value="6.0002" calcext:value-type="float">
            <text:p>6,0002</text:p>
          </table:table-cell>
          <table:table-cell table:style-name="ce700"/>
          <table:table-cell table:style-name="ce706"/>
          <table:table-cell table:number-columns-repeated="912"/>
        </table:table-row>
        <table:table-row table:style-name="ro7">
          <table:table-cell table:style-name="ce247" office:value-type="float" office:value="22" calcext:value-type="float">
            <text:p>22</text:p>
          </table:table-cell>
          <table:table-cell table:style-name="ce252" table:formula="of:=VLOOKUP([.A26];A_4_INPUT_DATE_E_RISULTATI_GIRONI;8;0)" office:value-type="date" office:date-value="2021-06-08" calcext:value-type="date">
            <text:p>mar 8 giu</text:p>
          </table:table-cell>
          <table:table-cell table:style-name="ce256" table:formula="of:=VLOOKUP([.A26];A_4_INPUT_DATE_E_RISULTATI_GIRONI;9;0)" office:value-type="time" office:time-value="PT17H00M00S" calcext:value-type="time">
            <text:p>17:00</text:p>
          </table:table-cell>
          <table:table-cell table:style-name="ce259" table:formula="of:=VLOOKUP([.A26];A_4_INPUT_DATE_E_RISULTATI_GIRONI;4;0)" office:value-type="string" office:string-value="Delfini (23)" calcext:value-type="string">
            <text:p>Delfini (23)</text:p>
          </table:table-cell>
          <table:table-cell table:style-name="ce262" table:number-columns-repeated="2"/>
          <table:table-cell table:style-name="ce382" table:formula="of:=VLOOKUP([.A26];A_4_INPUT_DATE_E_RISULTATI_GIRONI;5;0)" office:value-type="string" office:string-value="Fenicotteri (24)" calcext:value-type="string">
            <text:p>Fenicotteri (24)</text:p>
          </table:table-cell>
          <table:table-cell table:style-name="ce383" table:formula="of:=VLOOKUP([.A26];A_4_INPUT_DATE_E_RISULTATI_GIRONI;3;0)" office:value-type="string" office:string-value="F" calcext:value-type="string">
            <text:p>F</text:p>
          </table:table-cell>
          <table:table-cell table:style-name="ce383" table:formula="of:=VLOOKUP([.A26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41" table:formula="of:=VLOOKUP(ROW()-24;CLASSIFICA_GIRONE_E;4;0)" office:value-type="string" office:string-value="E2 (18)" calcext:value-type="string">
            <text:p>E2 (18)</text:p>
          </table:table-cell>
          <table:table-cell table:style-name="ce493" table:formula="of:=VLOOKUP(ROW()-24;CLASSIFICA_GIRONE_E;5;0)" office:value-type="float" office:value="0" calcext:value-type="float">
            <text:p>0</text:p>
          </table:table-cell>
          <table:table-cell table:style-name="ce520" table:formula="of:=VLOOKUP(ROW()-24;CLASSIFICA_GIRONE_E;6;0)" office:value-type="float" office:value="0" calcext:value-type="float">
            <text:p>0</text:p>
          </table:table-cell>
          <table:table-cell table:style-name="ce532" table:formula="of:=VLOOKUP(ROW()-24;CLASSIFICA_GIRONE_E;7;0)" office:value-type="float" office:value="0" calcext:value-type="float">
            <text:p>0</text:p>
          </table:table-cell>
          <table:table-cell table:style-name="ce537" table:formula="of:=VLOOKUP(ROW()-24;CLASSIFICA_GIRONE_E;8;0)" office:value-type="float" office:value="0" calcext:value-type="float">
            <text:p>0</text:p>
          </table:table-cell>
          <table:table-cell table:style-name="ce537" table:formula="of:=VLOOKUP(ROW()-24;CLASSIFICA_GIRONE_E;9;0)" office:value-type="float" office:value="0" calcext:value-type="float">
            <text:p>0</text:p>
          </table:table-cell>
          <table:table-cell table:style-name="ce537" table:formula="of:=VLOOKUP(ROW()-24;CLASSIFICA_GIRONE_E;10;0)" office:value-type="float" office:value="0" calcext:value-type="float">
            <text:p>0</text:p>
          </table:table-cell>
          <table:table-cell table:style-name="ce537" table:formula="of:=VLOOKUP(ROW()-24;CLASSIFICA_GIRONE_E;11;0)" office:value-type="float" office:value="0" calcext:value-type="float">
            <text:p>0</text:p>
          </table:table-cell>
          <table:table-cell table:style-name="ce553" table:formula="of:=VLOOKUP(ROW()-24;CLASSIFICA_GIRONE_E;12;0)" office:value-type="float" office:value="0" calcext:value-type="float">
            <text:p>+0</text:p>
          </table:table-cell>
          <table:table-cell/>
          <table:table-cell table:style-name="ce566" table:formula="of:=[.U22]+1" office:value-type="float" office:value="54" calcext:value-type="float" table:number-columns-spanned="1" table:number-rows-spanned="2">
            <text:p>54</text:p>
          </table:table-cell>
          <table:table-cell table:style-name="ce580" table:formula="of:=[.K34]" office:value-type="string" office:string-value="" calcext:value-type="error">
            <text:p>#N/D</text:p>
          </table:table-cell>
          <table:table-cell table:style-name="ce590"/>
          <table:table-cell table:style-name="ce598" office:value-type="string" calcext:value-type="string">
            <text:p>1G</text:p>
          </table:table-cell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Svezi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3" calcext:value-type="float">
            <text:p>3</text:p>
          </table:table-cell>
          <table:table-cell table:style-name="ce704"/>
          <table:table-cell table:style-name="ce704" office:value-type="float" office:value="0.9998" calcext:value-type="float">
            <text:p>1</text:p>
          </table:table-cell>
          <table:table-cell table:style-name="ce704"/>
          <table:table-cell table:style-name="ce706"/>
          <table:table-cell table:number-columns-repeated="912"/>
        </table:table-row>
        <table:table-row table:style-name="ro7">
          <table:table-cell table:style-name="ce247" office:value-type="float" office:value="23" calcext:value-type="float">
            <text:p>23</text:p>
          </table:table-cell>
          <table:table-cell table:style-name="ce252" table:formula="of:=VLOOKUP([.A27];A_4_INPUT_DATE_E_RISULTATI_GIRONI;8;0)" office:value-type="date" office:date-value="2021-06-08" calcext:value-type="date">
            <text:p>mar 8 giu</text:p>
          </table:table-cell>
          <table:table-cell table:style-name="ce256" table:formula="of:=VLOOKUP([.A27];A_4_INPUT_DATE_E_RISULTATI_GIRONI;9;0)" office:value-type="time" office:time-value="PT17H00M00S" calcext:value-type="time">
            <text:p>17:00</text:p>
          </table:table-cell>
          <table:table-cell table:style-name="ce259" table:formula="of:=VLOOKUP([.A27];A_4_INPUT_DATE_E_RISULTATI_GIRONI;4;0)" office:value-type="string" office:string-value="Muli (27)" calcext:value-type="string">
            <text:p>Muli (27)</text:p>
          </table:table-cell>
          <table:table-cell table:style-name="ce262" table:number-columns-repeated="2"/>
          <table:table-cell table:style-name="ce382" table:formula="of:=VLOOKUP([.A27];A_4_INPUT_DATE_E_RISULTATI_GIRONI;5;0)" office:value-type="string" office:string-value="Orche (28)" calcext:value-type="string">
            <text:p>Orche (28)</text:p>
          </table:table-cell>
          <table:table-cell table:style-name="ce383" table:formula="of:=VLOOKUP([.A27];A_4_INPUT_DATE_E_RISULTATI_GIRONI;3;0)" office:value-type="string" office:string-value="G" calcext:value-type="string">
            <text:p>G</text:p>
          </table:table-cell>
          <table:table-cell table:style-name="ce383" table:formula="of:=VLOOKUP([.A27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41" table:formula="of:=VLOOKUP(ROW()-24;CLASSIFICA_GIRONE_E;4;0)" office:value-type="string" office:string-value="E1 (17)" calcext:value-type="string">
            <text:p>E1 (17)</text:p>
          </table:table-cell>
          <table:table-cell table:style-name="ce494" table:formula="of:=VLOOKUP(ROW()-24;CLASSIFICA_GIRONE_E;5;0)" office:value-type="float" office:value="0" calcext:value-type="float">
            <text:p>0</text:p>
          </table:table-cell>
          <table:table-cell table:style-name="ce521" table:formula="of:=VLOOKUP(ROW()-24;CLASSIFICA_GIRONE_E;6;0)" office:value-type="float" office:value="0" calcext:value-type="float">
            <text:p>0</text:p>
          </table:table-cell>
          <table:table-cell table:style-name="ce532" table:formula="of:=VLOOKUP(ROW()-24;CLASSIFICA_GIRONE_E;7;0)" office:value-type="float" office:value="0" calcext:value-type="float">
            <text:p>0</text:p>
          </table:table-cell>
          <table:table-cell table:style-name="ce537" table:formula="of:=VLOOKUP(ROW()-24;CLASSIFICA_GIRONE_E;8;0)" office:value-type="float" office:value="0" calcext:value-type="float">
            <text:p>0</text:p>
          </table:table-cell>
          <table:table-cell table:style-name="ce537" table:formula="of:=VLOOKUP(ROW()-24;CLASSIFICA_GIRONE_E;9;0)" office:value-type="float" office:value="0" calcext:value-type="float">
            <text:p>0</text:p>
          </table:table-cell>
          <table:table-cell table:style-name="ce537" table:formula="of:=VLOOKUP(ROW()-24;CLASSIFICA_GIRONE_E;10;0)" office:value-type="float" office:value="0" calcext:value-type="float">
            <text:p>0</text:p>
          </table:table-cell>
          <table:table-cell table:style-name="ce537" table:formula="of:=VLOOKUP(ROW()-24;CLASSIFICA_GIRONE_E;11;0)" office:value-type="float" office:value="0" calcext:value-type="float">
            <text:p>0</text:p>
          </table:table-cell>
          <table:table-cell table:style-name="ce553" table:formula="of:=VLOOKUP(ROW()-24;CLASSIFICA_GIRONE_E;12;0)" office:value-type="float" office:value="0" calcext:value-type="float">
            <text:p>+0</text:p>
          </table:table-cell>
          <table:table-cell/>
          <table:covered-table-cell table:style-name="ce567"/>
          <table:table-cell table:style-name="ce581" table:formula="of:=[.K25]" office:value-type="string" office:string-value="E4 (20)" calcext:value-type="string">
            <text:p>E4 (20)</text:p>
          </table:table-cell>
          <table:table-cell table:style-name="ce591"/>
          <table:table-cell table:style-name="ce595" office:value-type="string" calcext:value-type="string">
            <text:p>2E</text:p>
          </table:table-cell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568" office:value-type="string" calcext:value-type="string">
            <text:p>07 Lug <text:s/>h. 21</text:p>
          </table:table-cell>
          <table:table-cell table:style-name="ce455"/>
          <table:table-cell table:style-name="ce592"/>
          <table:table-cell table:style-name="ce597"/>
          <table:table-cell table:style-name="ce653"/>
          <table:table-cell table:style-name="ce455" table:number-columns-repeated="3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Rep. d'Irlanda</text:p>
          </table:table-cell>
          <table:table-cell table:style-name="ce700" office:value-type="float" office:value="3" calcext:value-type="float">
            <text:p>3</text:p>
          </table:table-cell>
          <table:table-cell table:number-columns-repeated="3"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3.9998" calcext:value-type="float">
            <text:p>3,9998</text:p>
          </table:table-cell>
          <table:table-cell table:style-name="ce700"/>
          <table:table-cell table:style-name="ce706"/>
          <table:table-cell table:number-columns-repeated="912"/>
        </table:table-row>
        <table:table-row table:style-name="ro7">
          <table:table-cell table:style-name="ce247" office:value-type="float" office:value="24" calcext:value-type="float">
            <text:p>24</text:p>
          </table:table-cell>
          <table:table-cell table:style-name="ce252" table:formula="of:=VLOOKUP([.A28];A_4_INPUT_DATE_E_RISULTATI_GIRONI;8;0)" office:value-type="date" office:date-value="2021-06-08" calcext:value-type="date">
            <text:p>mar 8 giu</text:p>
          </table:table-cell>
          <table:table-cell table:style-name="ce256" table:formula="of:=VLOOKUP([.A28];A_4_INPUT_DATE_E_RISULTATI_GIRONI;9;0)" office:value-type="time" office:time-value="PT17H00M00S" calcext:value-type="time">
            <text:p>17:00</text:p>
          </table:table-cell>
          <table:table-cell table:style-name="ce259" table:formula="of:=VLOOKUP([.A28];A_4_INPUT_DATE_E_RISULTATI_GIRONI;4;0)" office:value-type="string" office:string-value="Tonni (31)" calcext:value-type="string">
            <text:p>Tonni (31)</text:p>
          </table:table-cell>
          <table:table-cell table:style-name="ce262" table:number-columns-repeated="2"/>
          <table:table-cell table:style-name="ce382" table:formula="of:=VLOOKUP([.A28];A_4_INPUT_DATE_E_RISULTATI_GIRONI;5;0)" office:value-type="string" office:string-value="Zebre (32)" calcext:value-type="string">
            <text:p>Zebre (32)</text:p>
          </table:table-cell>
          <table:table-cell table:style-name="ce383" table:formula="of:=VLOOKUP([.A28];A_4_INPUT_DATE_E_RISULTATI_GIRONI;3;0)" office:value-type="string" office:string-value="H" calcext:value-type="string">
            <text:p>H</text:p>
          </table:table-cell>
          <table:table-cell table:style-name="ce383" table:formula="of:=VLOOKUP([.A28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42" office:value-type="string" calcext:value-type="string">
            <text:p>Gruppo F</text:p>
          </table:table-cell>
          <table:table-cell table:style-name="ce495" office:value-type="string" calcext:value-type="string">
            <text:p>G</text:p>
          </table:table-cell>
          <table:table-cell table:style-name="ce495" office:value-type="string" calcext:value-type="string">
            <text:p>V</text:p>
          </table:table-cell>
          <table:table-cell table:style-name="ce495" office:value-type="string" calcext:value-type="string">
            <text:p>P</text:p>
          </table:table-cell>
          <table:table-cell table:style-name="ce495" office:value-type="string" calcext:value-type="string">
            <text:p>F</text:p>
          </table:table-cell>
          <table:table-cell table:style-name="ce495" office:value-type="string" calcext:value-type="string">
            <text:p>PC</text:p>
          </table:table-cell>
          <table:table-cell table:style-name="ce495" office:value-type="string" calcext:value-type="string">
            <text:p>PGF</text:p>
          </table:table-cell>
          <table:table-cell table:style-name="ce495" office:value-type="string" calcext:value-type="string">
            <text:p>PGS</text:p>
          </table:table-cell>
          <table:table-cell table:style-name="ce554" office:value-type="string" calcext:value-type="string">
            <text:p>DPG</text:p>
          </table:table-cell>
          <table:table-cell/>
          <table:table-cell table:style-name="ce564"/>
          <table:table-cell table:style-name="ce526"/>
          <table:table-cell table:style-name="ce592"/>
          <table:table-cell table:style-name="ce595"/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620" table:formula="of:=[.AE12]+1" office:value-type="float" office:value="62" calcext:value-type="float" table:number-columns-spanned="1" table:number-rows-spanned="2">
            <text:p>62</text:p>
          </table:table-cell>
          <table:table-cell table:style-name="ce604" table:formula="of:=IF([.AB24]&amp;[.AB25]=&quot;&quot;;&quot;Vincente &quot;&amp;[.Z24];IF([.AB24]&gt;[.AB25];[.AA24];[.AA25]))" office:value-type="string" office:string-value="Vincente 59" calcext:value-type="string">
            <text:p>Vincente 59</text:p>
          </table:table-cell>
          <table:table-cell table:style-name="ce637"/>
          <table:table-cell table:style-name="ce618"/>
          <table:table-cell table:style-name="ce653"/>
          <table:table-cell table:style-name="ce455" table:number-columns-repeated="3"/>
          <table:table-cell table:style-name="ce569" table:number-columns-repeated="13"/>
          <table:table-cell table:number-columns-repeated="49"/>
          <table:table-cell table:style-name="ce697" office:value-type="string" calcext:value-type="string">
            <text:p>Gruppo F</text:p>
          </table:table-cell>
          <table:table-cell table:style-name="ce697" office:value-type="string" calcext:value-type="string">
            <text:p>G</text:p>
          </table:table-cell>
          <table:table-cell table:style-name="ce697" office:value-type="string" calcext:value-type="string">
            <text:p>V</text:p>
          </table:table-cell>
          <table:table-cell table:style-name="ce697" office:value-type="string" calcext:value-type="string">
            <text:p>N</text:p>
          </table:table-cell>
          <table:table-cell table:style-name="ce697" office:value-type="string" calcext:value-type="string">
            <text:p>P</text:p>
          </table:table-cell>
          <table:table-cell table:style-name="ce697" office:value-type="string" calcext:value-type="string">
            <text:p>GF</text:p>
          </table:table-cell>
          <table:table-cell table:style-name="ce697" office:value-type="string" calcext:value-type="string">
            <text:p>GS</text:p>
          </table:table-cell>
          <table:table-cell table:style-name="ce697"/>
          <table:table-cell table:style-name="ce697" office:value-type="string" calcext:value-type="string">
            <text:p>P.ti</text:p>
          </table:table-cell>
          <table:table-cell table:style-name="ce697"/>
          <table:table-cell table:style-name="ce706"/>
          <table:table-cell table:number-columns-repeated="912"/>
        </table:table-row>
        <table:table-row table:style-name="ro7">
          <table:table-cell table:style-name="ce247" office:value-type="float" office:value="25" calcext:value-type="float">
            <text:p>25</text:p>
          </table:table-cell>
          <table:table-cell table:style-name="ce252" table:formula="of:=VLOOKUP([.A29];A_4_INPUT_DATE_E_RISULTATI_GIRONI;8;0)" office:value-type="date" office:date-value="2021-06-08" calcext:value-type="date">
            <text:p>mar 8 giu</text:p>
          </table:table-cell>
          <table:table-cell table:style-name="ce256" table:formula="of:=VLOOKUP([.A29];A_4_INPUT_DATE_E_RISULTATI_GIRONI;9;0)" office:value-type="time" office:time-value="PT18H30M00S" calcext:value-type="time">
            <text:p>18:30</text:p>
          </table:table-cell>
          <table:table-cell table:style-name="ce259" table:formula="of:=VLOOKUP([.A29];A_4_INPUT_DATE_E_RISULTATI_GIRONI;4;0)" office:value-type="string" office:string-value="Leoni (1)" calcext:value-type="string">
            <text:p>Leoni (1)</text:p>
          </table:table-cell>
          <table:table-cell table:style-name="ce262" table:number-columns-repeated="2"/>
          <table:table-cell table:style-name="ce382" table:formula="of:=VLOOKUP([.A29];A_4_INPUT_DATE_E_RISULTATI_GIRONI;5;0)" office:value-type="string" office:string-value="Ghepardi (4)" calcext:value-type="string">
            <text:p>Ghepardi (4)</text:p>
          </table:table-cell>
          <table:table-cell table:style-name="ce383" table:formula="of:=VLOOKUP([.A29];A_4_INPUT_DATE_E_RISULTATI_GIRONI;3;0)" office:value-type="string" office:string-value="A" calcext:value-type="string">
            <text:p>A</text:p>
          </table:table-cell>
          <table:table-cell table:style-name="ce383" table:formula="of:=VLOOKUP([.A29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45" table:formula="of:=VLOOKUP(ROW()-29;CLASSIFICA_GIRONE_F;4;0)" office:value-type="string" office:string-value="" calcext:value-type="error">
            <text:p>#N/D</text:p>
          </table:table-cell>
          <table:table-cell table:style-name="ce496" table:formula="of:=VLOOKUP(ROW()-29;CLASSIFICA_GIRONE_F;5;0)" office:value-type="string" office:string-value="" calcext:value-type="error">
            <text:p>#N/D</text:p>
          </table:table-cell>
          <table:table-cell table:style-name="ce496" table:formula="of:=VLOOKUP(ROW()-29;CLASSIFICA_GIRONE_F;6;0)" office:value-type="string" office:string-value="" calcext:value-type="error">
            <text:p>#N/D</text:p>
          </table:table-cell>
          <table:table-cell table:style-name="ce496" table:formula="of:=VLOOKUP(ROW()-29;CLASSIFICA_GIRONE_F;7;0)" office:value-type="string" office:string-value="" calcext:value-type="error">
            <text:p>#N/D</text:p>
          </table:table-cell>
          <table:table-cell table:style-name="ce496" table:formula="of:=VLOOKUP(ROW()-29;CLASSIFICA_GIRONE_F;8;0)" office:value-type="string" office:string-value="" calcext:value-type="error">
            <text:p>#N/D</text:p>
          </table:table-cell>
          <table:table-cell table:style-name="ce496" table:formula="of:=VLOOKUP(ROW()-29;CLASSIFICA_GIRONE_F;9;0)" office:value-type="string" office:string-value="" calcext:value-type="error">
            <text:p>#N/D</text:p>
          </table:table-cell>
          <table:table-cell table:style-name="ce496" table:formula="of:=VLOOKUP(ROW()-29;CLASSIFICA_GIRONE_F;10;0)" office:value-type="string" office:string-value="" calcext:value-type="error">
            <text:p>#N/D</text:p>
          </table:table-cell>
          <table:table-cell table:style-name="ce496" table:formula="of:=VLOOKUP(ROW()-29;CLASSIFICA_GIRONE_F;11;0)" office:value-type="string" office:string-value="" calcext:value-type="error">
            <text:p>#N/D</text:p>
          </table:table-cell>
          <table:table-cell table:style-name="ce555" table:formula="of:=VLOOKUP(ROW()-29;CLASSIFICA_GIRONE_F;12;0)" office:value-type="string" office:string-value="" calcext:value-type="error">
            <text:p>#N/D</text:p>
          </table:table-cell>
          <table:table-cell/>
          <table:table-cell table:style-name="ce568" office:value-type="string" calcext:value-type="string">
            <text:p>26 Giu <text:s/>h. 15</text:p>
          </table:table-cell>
          <table:table-cell table:style-name="ce526"/>
          <table:table-cell table:style-name="ce593"/>
          <table:table-cell table:style-name="ce595"/>
          <table:table-cell table:style-name="ce455" table:number-columns-repeated="3"/>
          <table:table-cell table:style-name="ce593"/>
          <table:table-cell table:style-name="ce597"/>
          <table:table-cell table:style-name="ce619"/>
          <table:covered-table-cell table:style-name="ce621"/>
          <table:table-cell table:style-name="ce625" table:formula="of:=IF([.AB32]&amp;[.AB33]=&quot;&quot;;&quot;Vincente &quot;&amp;[.Z32];IF([.AB32]&gt;[.AB33];[.AA32];[.AA33]))" office:value-type="string" office:string-value="Vincente 60" calcext:value-type="string">
            <text:p>Vincente 60</text:p>
          </table:table-cell>
          <table:table-cell table:style-name="ce648"/>
          <table:table-cell table:style-name="ce653" table:number-columns-repeated="2"/>
          <table:table-cell table:style-name="ce455" table:number-columns-repeated="3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Portogallo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2"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6"/>
          <table:table-cell table:number-columns-repeated="912"/>
        </table:table-row>
        <table:table-row table:style-name="ro7">
          <table:table-cell table:style-name="ce247" office:value-type="float" office:value="26" calcext:value-type="float">
            <text:p>26</text:p>
          </table:table-cell>
          <table:table-cell table:style-name="ce252" table:formula="of:=VLOOKUP([.A30];A_4_INPUT_DATE_E_RISULTATI_GIRONI;8;0)" office:value-type="date" office:date-value="2021-06-08" calcext:value-type="date">
            <text:p>mar 8 giu</text:p>
          </table:table-cell>
          <table:table-cell table:style-name="ce256" table:formula="of:=VLOOKUP([.A30];A_4_INPUT_DATE_E_RISULTATI_GIRONI;9;0)" office:value-type="time" office:time-value="PT18H30M00S" calcext:value-type="time">
            <text:p>18:30</text:p>
          </table:table-cell>
          <table:table-cell table:style-name="ce259" table:formula="of:=VLOOKUP([.A30];A_4_INPUT_DATE_E_RISULTATI_GIRONI;4;0)" office:value-type="string" office:string-value="Giaguari (5)" calcext:value-type="string">
            <text:p>Giaguari (5)</text:p>
          </table:table-cell>
          <table:table-cell table:style-name="ce262" table:number-columns-repeated="2"/>
          <table:table-cell table:style-name="ce382" table:formula="of:=VLOOKUP([.A30];A_4_INPUT_DATE_E_RISULTATI_GIRONI;5;0)" office:value-type="string" office:string-value="Serval (8)" calcext:value-type="string">
            <text:p>Serval (8)</text:p>
          </table:table-cell>
          <table:table-cell table:style-name="ce383" table:formula="of:=VLOOKUP([.A30];A_4_INPUT_DATE_E_RISULTATI_GIRONI;3;0)" office:value-type="string" office:string-value="B" calcext:value-type="string">
            <text:p>B</text:p>
          </table:table-cell>
          <table:table-cell table:style-name="ce383" table:formula="of:=VLOOKUP([.A30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46" table:formula="of:=VLOOKUP(ROW()-29;CLASSIFICA_GIRONE_F;4;0)" office:value-type="string" office:string-value="F1 (21)" calcext:value-type="string">
            <text:p>F1 (21)</text:p>
          </table:table-cell>
          <table:table-cell table:style-name="ce499" table:formula="of:=VLOOKUP(ROW()-29;CLASSIFICA_GIRONE_F;5;0)" office:value-type="float" office:value="0" calcext:value-type="float">
            <text:p>0</text:p>
          </table:table-cell>
          <table:table-cell table:style-name="ce499" table:formula="of:=VLOOKUP(ROW()-29;CLASSIFICA_GIRONE_F;6;0)" office:value-type="float" office:value="0" calcext:value-type="float">
            <text:p>0</text:p>
          </table:table-cell>
          <table:table-cell table:style-name="ce499" table:formula="of:=VLOOKUP(ROW()-29;CLASSIFICA_GIRONE_F;7;0)" office:value-type="float" office:value="0" calcext:value-type="float">
            <text:p>0</text:p>
          </table:table-cell>
          <table:table-cell table:style-name="ce499" table:formula="of:=VLOOKUP(ROW()-29;CLASSIFICA_GIRONE_F;8;0)" office:value-type="float" office:value="0" calcext:value-type="float">
            <text:p>0</text:p>
          </table:table-cell>
          <table:table-cell table:style-name="ce499" table:formula="of:=VLOOKUP(ROW()-29;CLASSIFICA_GIRONE_F;9;0)" office:value-type="float" office:value="0" calcext:value-type="float">
            <text:p>0</text:p>
          </table:table-cell>
          <table:table-cell table:style-name="ce499" table:formula="of:=VLOOKUP(ROW()-29;CLASSIFICA_GIRONE_F;10;0)" office:value-type="float" office:value="0" calcext:value-type="float">
            <text:p>0</text:p>
          </table:table-cell>
          <table:table-cell table:style-name="ce499" table:formula="of:=VLOOKUP(ROW()-29;CLASSIFICA_GIRONE_F;11;0)" office:value-type="float" office:value="0" calcext:value-type="float">
            <text:p>0</text:p>
          </table:table-cell>
          <table:table-cell table:style-name="ce556" table:formula="of:=VLOOKUP(ROW()-29;CLASSIFICA_GIRONE_F;12;0)" office:value-type="float" office:value="0" calcext:value-type="float">
            <text:p>+0</text:p>
          </table:table-cell>
          <table:table-cell/>
          <table:table-cell table:style-name="ce566" table:formula="of:=[.U26]+1" office:value-type="float" office:value="55" calcext:value-type="float" table:number-columns-spanned="1" table:number-rows-spanned="2">
            <text:p>55</text:p>
          </table:table-cell>
          <table:table-cell table:style-name="ce575" table:formula="of:=[.K19]" office:value-type="string" office:string-value="" calcext:value-type="error">
            <text:p>#N/D</text:p>
          </table:table-cell>
          <table:table-cell table:style-name="ce590"/>
          <table:table-cell table:style-name="ce595" office:value-type="string" calcext:value-type="string">
            <text:p>1D</text:p>
          </table:table-cell>
          <table:table-cell table:style-name="ce455" table:number-columns-repeated="3"/>
          <table:table-cell table:style-name="ce593"/>
          <table:table-cell table:style-name="ce597"/>
          <table:table-cell table:style-name="ce600"/>
          <table:table-cell table:style-name="ce455" table:number-columns-repeated="8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Austr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0.9997" calcext:value-type="float">
            <text:p>0,9997</text:p>
          </table:table-cell>
          <table:table-cell table:style-name="ce700"/>
          <table:table-cell table:style-name="ce706"/>
          <table:table-cell table:number-columns-repeated="912"/>
        </table:table-row>
        <table:table-row table:style-name="ro7">
          <table:table-cell table:style-name="ce247" office:value-type="float" office:value="27" calcext:value-type="float">
            <text:p>27</text:p>
          </table:table-cell>
          <table:table-cell table:style-name="ce252" table:formula="of:=VLOOKUP([.A31];A_4_INPUT_DATE_E_RISULTATI_GIRONI;8;0)" office:value-type="date" office:date-value="2021-06-08" calcext:value-type="date">
            <text:p>mar 8 giu</text:p>
          </table:table-cell>
          <table:table-cell table:style-name="ce256" table:formula="of:=VLOOKUP([.A31];A_4_INPUT_DATE_E_RISULTATI_GIRONI;9;0)" office:value-type="time" office:time-value="PT18H30M00S" calcext:value-type="time">
            <text:p>18:30</text:p>
          </table:table-cell>
          <table:table-cell table:style-name="ce259" table:formula="of:=VLOOKUP([.A31];A_4_INPUT_DATE_E_RISULTATI_GIRONI;4;0)" office:value-type="string" office:string-value="Elefanti (9)" calcext:value-type="string">
            <text:p>Elefanti (9)</text:p>
          </table:table-cell>
          <table:table-cell table:style-name="ce262" table:number-columns-repeated="2"/>
          <table:table-cell table:style-name="ce382" table:formula="of:=VLOOKUP([.A31];A_4_INPUT_DATE_E_RISULTATI_GIRONI;5;0)" office:value-type="string" office:string-value="Iguane (12)" calcext:value-type="string">
            <text:p>Iguane (12)</text:p>
          </table:table-cell>
          <table:table-cell table:style-name="ce383" table:formula="of:=VLOOKUP([.A31];A_4_INPUT_DATE_E_RISULTATI_GIRONI;3;0)" office:value-type="string" office:string-value="C" calcext:value-type="string">
            <text:p>C</text:p>
          </table:table-cell>
          <table:table-cell table:style-name="ce383" table:formula="of:=VLOOKUP([.A31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49" table:formula="of:=VLOOKUP(ROW()-29;CLASSIFICA_GIRONE_F;4;0)" office:value-type="string" office:string-value="F2 (22)" calcext:value-type="string">
            <text:p>F2 (22)</text:p>
          </table:table-cell>
          <table:table-cell table:style-name="ce500" table:formula="of:=VLOOKUP(ROW()-29;CLASSIFICA_GIRONE_F;5;0)" office:value-type="float" office:value="0" calcext:value-type="float">
            <text:p>0</text:p>
          </table:table-cell>
          <table:table-cell table:style-name="ce522" table:formula="of:=VLOOKUP(ROW()-29;CLASSIFICA_GIRONE_F;6;0)" office:value-type="float" office:value="0" calcext:value-type="float">
            <text:p>0</text:p>
          </table:table-cell>
          <table:table-cell table:style-name="ce522" table:formula="of:=VLOOKUP(ROW()-29;CLASSIFICA_GIRONE_F;7;0)" office:value-type="float" office:value="0" calcext:value-type="float">
            <text:p>0</text:p>
          </table:table-cell>
          <table:table-cell table:style-name="ce522" table:formula="of:=VLOOKUP(ROW()-29;CLASSIFICA_GIRONE_F;8;0)" office:value-type="float" office:value="0" calcext:value-type="float">
            <text:p>0</text:p>
          </table:table-cell>
          <table:table-cell table:style-name="ce522" table:formula="of:=VLOOKUP(ROW()-29;CLASSIFICA_GIRONE_F;9;0)" office:value-type="float" office:value="0" calcext:value-type="float">
            <text:p>0</text:p>
          </table:table-cell>
          <table:table-cell table:style-name="ce522" table:formula="of:=VLOOKUP(ROW()-29;CLASSIFICA_GIRONE_F;10;0)" office:value-type="float" office:value="0" calcext:value-type="float">
            <text:p>0</text:p>
          </table:table-cell>
          <table:table-cell table:style-name="ce522" table:formula="of:=VLOOKUP(ROW()-29;CLASSIFICA_GIRONE_F;11;0)" office:value-type="float" office:value="0" calcext:value-type="float">
            <text:p>0</text:p>
          </table:table-cell>
          <table:table-cell table:style-name="ce557" table:formula="of:=VLOOKUP(ROW()-29;CLASSIFICA_GIRONE_F;12;0)" office:value-type="float" office:value="0" calcext:value-type="float">
            <text:p>+0</text:p>
          </table:table-cell>
          <table:table-cell/>
          <table:covered-table-cell table:style-name="ce567"/>
          <table:table-cell table:style-name="ce582" table:formula="of:=[.K10]" office:value-type="string" office:string-value="B3 (7)" calcext:value-type="string">
            <text:p>B3 (7)</text:p>
          </table:table-cell>
          <table:table-cell table:style-name="ce591"/>
          <table:table-cell table:style-name="ce596" office:value-type="string" calcext:value-type="string">
            <text:p>2B</text:p>
          </table:table-cell>
          <table:table-cell table:style-name="ce455"/>
          <table:table-cell table:style-name="ce568" office:value-type="string" calcext:value-type="string">
            <text:p>03 Lug <text:s/>h. 21</text:p>
          </table:table-cell>
          <table:table-cell table:style-name="ce455"/>
          <table:table-cell table:style-name="ce593"/>
          <table:table-cell table:style-name="ce597"/>
          <table:table-cell table:style-name="ce600"/>
          <table:table-cell table:style-name="ce455" table:number-columns-repeated="8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Ungheri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6" calcext:value-type="float">
            <text:p>6</text:p>
          </table:table-cell>
          <table:table-cell table:style-name="ce704" office:value-type="float" office:value="4" calcext:value-type="float">
            <text:p>4</text:p>
          </table:table-cell>
          <table:table-cell table:style-name="ce704"/>
          <table:table-cell table:style-name="ce704" office:value-type="float" office:value="5.0002" calcext:value-type="float">
            <text:p>5</text:p>
          </table:table-cell>
          <table:table-cell table:style-name="ce704"/>
          <table:table-cell table:style-name="ce706"/>
          <table:table-cell table:number-columns-repeated="912"/>
        </table:table-row>
        <table:table-row table:style-name="ro7">
          <table:table-cell table:style-name="ce247" office:value-type="float" office:value="28" calcext:value-type="float">
            <text:p>28</text:p>
          </table:table-cell>
          <table:table-cell table:style-name="ce252" table:formula="of:=VLOOKUP([.A32];A_4_INPUT_DATE_E_RISULTATI_GIRONI;8;0)" office:value-type="date" office:date-value="2021-06-08" calcext:value-type="date">
            <text:p>mar 8 giu</text:p>
          </table:table-cell>
          <table:table-cell table:style-name="ce256" table:formula="of:=VLOOKUP([.A32];A_4_INPUT_DATE_E_RISULTATI_GIRONI;9;0)" office:value-type="time" office:time-value="PT18H30M00S" calcext:value-type="time">
            <text:p>18:30</text:p>
          </table:table-cell>
          <table:table-cell table:style-name="ce259" table:formula="of:=VLOOKUP([.A32];A_4_INPUT_DATE_E_RISULTATI_GIRONI;4;0)" office:value-type="string" office:string-value="Coccodrilli (13)" calcext:value-type="string">
            <text:p>Coccodrilli (13)</text:p>
          </table:table-cell>
          <table:table-cell table:style-name="ce262" table:number-columns-repeated="2"/>
          <table:table-cell table:style-name="ce382" table:formula="of:=VLOOKUP([.A32];A_4_INPUT_DATE_E_RISULTATI_GIRONI;5;0)" office:value-type="string" office:string-value="Falchi (16)" calcext:value-type="string">
            <text:p>Falchi (16)</text:p>
          </table:table-cell>
          <table:table-cell table:style-name="ce383" table:formula="of:=VLOOKUP([.A32];A_4_INPUT_DATE_E_RISULTATI_GIRONI;3;0)" office:value-type="string" office:string-value="D" calcext:value-type="string">
            <text:p>D</text:p>
          </table:table-cell>
          <table:table-cell table:style-name="ce383" table:formula="of:=VLOOKUP([.A32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49" table:formula="of:=VLOOKUP(ROW()-29;CLASSIFICA_GIRONE_F;4;0)" office:value-type="string" office:string-value="F3 (23)" calcext:value-type="string">
            <text:p>F3 (23)</text:p>
          </table:table-cell>
          <table:table-cell table:style-name="ce501" table:formula="of:=VLOOKUP(ROW()-29;CLASSIFICA_GIRONE_F;5;0)" office:value-type="float" office:value="0" calcext:value-type="float">
            <text:p>0</text:p>
          </table:table-cell>
          <table:table-cell table:style-name="ce522" table:formula="of:=VLOOKUP(ROW()-29;CLASSIFICA_GIRONE_F;6;0)" office:value-type="float" office:value="0" calcext:value-type="float">
            <text:p>0</text:p>
          </table:table-cell>
          <table:table-cell table:style-name="ce522" table:formula="of:=VLOOKUP(ROW()-29;CLASSIFICA_GIRONE_F;7;0)" office:value-type="float" office:value="0" calcext:value-type="float">
            <text:p>0</text:p>
          </table:table-cell>
          <table:table-cell table:style-name="ce522" table:formula="of:=VLOOKUP(ROW()-29;CLASSIFICA_GIRONE_F;8;0)" office:value-type="float" office:value="0" calcext:value-type="float">
            <text:p>0</text:p>
          </table:table-cell>
          <table:table-cell table:style-name="ce522" table:formula="of:=VLOOKUP(ROW()-29;CLASSIFICA_GIRONE_F;9;0)" office:value-type="float" office:value="0" calcext:value-type="float">
            <text:p>0</text:p>
          </table:table-cell>
          <table:table-cell table:style-name="ce522" table:formula="of:=VLOOKUP(ROW()-29;CLASSIFICA_GIRONE_F;10;0)" office:value-type="float" office:value="0" calcext:value-type="float">
            <text:p>0</text:p>
          </table:table-cell>
          <table:table-cell table:style-name="ce522" table:formula="of:=VLOOKUP(ROW()-29;CLASSIFICA_GIRONE_F;11;0)" office:value-type="float" office:value="0" calcext:value-type="float">
            <text:p>0</text:p>
          </table:table-cell>
          <table:table-cell table:style-name="ce557" table:formula="of:=VLOOKUP(ROW()-29;CLASSIFICA_GIRONE_F;12;0)" office:value-type="float" office:value="0" calcext:value-type="float">
            <text:p>+0</text:p>
          </table:table-cell>
          <table:table-cell/>
          <table:table-cell table:style-name="ce564"/>
          <table:table-cell table:style-name="ce526"/>
          <table:table-cell table:style-name="ce592"/>
          <table:table-cell table:style-name="ce599"/>
          <table:table-cell table:style-name="ce455"/>
          <table:table-cell table:style-name="ce602" table:formula="of:=[.Z24]+1" office:value-type="float" office:value="60" calcext:value-type="float" table:number-columns-spanned="1" table:number-rows-spanned="2">
            <text:p>60</text:p>
          </table:table-cell>
          <table:table-cell table:style-name="ce604" table:formula="of:=IF([.W30]&amp;[.W31]=&quot;&quot;;&quot;Vincente &quot;&amp;[.U30];IF([.W30]&gt;[.W31];[.V30];[.V31]))" office:value-type="string" office:string-value="Vincente 55" calcext:value-type="string">
            <text:p>Vincente 55</text:p>
          </table:table-cell>
          <table:table-cell table:style-name="ce615"/>
          <table:table-cell table:style-name="ce618"/>
          <table:table-cell table:style-name="ce600"/>
          <table:table-cell table:style-name="ce455" table:number-columns-repeated="8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Island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0" office:value-type="float" office:value="5.0001" calcext:value-type="float">
            <text:p>5,0001</text:p>
          </table:table-cell>
          <table:table-cell table:style-name="ce700"/>
          <table:table-cell table:style-name="ce706"/>
          <table:table-cell table:number-columns-repeated="912"/>
        </table:table-row>
        <table:table-row table:style-name="ro7">
          <table:table-cell table:style-name="ce247" office:value-type="float" office:value="29" calcext:value-type="float">
            <text:p>29</text:p>
          </table:table-cell>
          <table:table-cell table:style-name="ce252" table:formula="of:=VLOOKUP([.A33];A_4_INPUT_DATE_E_RISULTATI_GIRONI;8;0)" office:value-type="date" office:date-value="2021-06-09" calcext:value-type="date">
            <text:p>mer 9 giu</text:p>
          </table:table-cell>
          <table:table-cell table:style-name="ce256" table:formula="of:=VLOOKUP([.A33];A_4_INPUT_DATE_E_RISULTATI_GIRONI;9;0)" office:value-type="time" office:time-value="PT09H00M00S" calcext:value-type="time">
            <text:p>09:00</text:p>
          </table:table-cell>
          <table:table-cell table:style-name="ce259" table:formula="of:=VLOOKUP([.A33];A_4_INPUT_DATE_E_RISULTATI_GIRONI;4;0)" office:value-type="string" office:string-value="Bisonti (17)" calcext:value-type="string">
            <text:p>Bisonti (17)</text:p>
          </table:table-cell>
          <table:table-cell table:style-name="ce262" table:number-columns-repeated="2"/>
          <table:table-cell table:style-name="ce382" table:formula="of:=VLOOKUP([.A33];A_4_INPUT_DATE_E_RISULTATI_GIRONI;5;0)" office:value-type="string" office:string-value="Cervi (19)" calcext:value-type="string">
            <text:p>Cervi (19)</text:p>
          </table:table-cell>
          <table:table-cell table:style-name="ce383" table:formula="of:=VLOOKUP([.A33];A_4_INPUT_DATE_E_RISULTATI_GIRONI;3;0)" office:value-type="string" office:string-value="E" calcext:value-type="string">
            <text:p>E</text:p>
          </table:table-cell>
          <table:table-cell table:style-name="ce383" table:formula="of:=VLOOKUP([.A33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50" office:value-type="string" calcext:value-type="string">
            <text:p>Gruppo G</text:p>
          </table:table-cell>
          <table:table-cell table:style-name="ce502" office:value-type="string" calcext:value-type="string">
            <text:p>G</text:p>
          </table:table-cell>
          <table:table-cell table:style-name="ce523" office:value-type="string" calcext:value-type="string">
            <text:p>V</text:p>
          </table:table-cell>
          <table:table-cell table:style-name="ce523" office:value-type="string" calcext:value-type="string">
            <text:p>P</text:p>
          </table:table-cell>
          <table:table-cell table:style-name="ce523" office:value-type="string" calcext:value-type="string">
            <text:p>F</text:p>
          </table:table-cell>
          <table:table-cell table:style-name="ce523" office:value-type="string" calcext:value-type="string">
            <text:p>PC</text:p>
          </table:table-cell>
          <table:table-cell table:style-name="ce523" office:value-type="string" calcext:value-type="string">
            <text:p>PGF</text:p>
          </table:table-cell>
          <table:table-cell table:style-name="ce523" office:value-type="string" calcext:value-type="string">
            <text:p>PGS</text:p>
          </table:table-cell>
          <table:table-cell table:style-name="ce523" office:value-type="string" calcext:value-type="string">
            <text:p>DPG</text:p>
          </table:table-cell>
          <table:table-cell/>
          <table:table-cell table:style-name="ce568" office:value-type="string" calcext:value-type="string">
            <text:p>27 Giu <text:s/>h. 21</text:p>
          </table:table-cell>
          <table:table-cell table:style-name="ce526"/>
          <table:table-cell table:style-name="ce593"/>
          <table:table-cell table:style-name="ce599"/>
          <table:table-cell table:style-name="ce601"/>
          <table:covered-table-cell table:style-name="ce603"/>
          <table:table-cell table:style-name="ce608" table:formula="of:=IF([.W34]&amp;[.W35]=&quot;&quot;;&quot;Vincente &quot;&amp;[.U34];IF([.W34]&gt;[.W35];[.V34];[.V35]))" office:value-type="string" office:string-value="Vincente 56" calcext:value-type="string">
            <text:p>Vincente 56</text:p>
          </table:table-cell>
          <table:table-cell table:style-name="ce616"/>
          <table:table-cell table:style-name="ce455"/>
          <table:table-cell table:style-name="ce600"/>
          <table:table-cell table:style-name="ce455" table:number-columns-repeated="8"/>
          <table:table-cell table:style-name="ce569" table:number-columns-repeated="13"/>
          <table:table-cell table:number-columns-repeated="49"/>
          <table:table-cell table:style-name="ce699" office:value-type="string" calcext:value-type="string">
            <text:p>Gruppo Terze</text:p>
          </table:table-cell>
          <table:table-cell table:style-name="ce699" office:value-type="string" calcext:value-type="string">
            <text:p>G</text:p>
          </table:table-cell>
          <table:table-cell table:style-name="ce699" office:value-type="string" calcext:value-type="string">
            <text:p>V</text:p>
          </table:table-cell>
          <table:table-cell table:style-name="ce699" office:value-type="string" calcext:value-type="string">
            <text:p>N</text:p>
          </table:table-cell>
          <table:table-cell table:style-name="ce699" office:value-type="string" calcext:value-type="string">
            <text:p>P</text:p>
          </table:table-cell>
          <table:table-cell table:style-name="ce699" office:value-type="string" calcext:value-type="string">
            <text:p>GF</text:p>
          </table:table-cell>
          <table:table-cell table:style-name="ce699" office:value-type="string" calcext:value-type="string">
            <text:p>GS</text:p>
          </table:table-cell>
          <table:table-cell table:style-name="ce699"/>
          <table:table-cell table:style-name="ce699" office:value-type="string" calcext:value-type="string">
            <text:p>P.ti</text:p>
          </table:table-cell>
          <table:table-cell table:style-name="ce699"/>
          <table:table-cell table:number-columns-repeated="913"/>
        </table:table-row>
        <table:table-row table:style-name="ro7">
          <table:table-cell table:style-name="ce247" office:value-type="float" office:value="30" calcext:value-type="float">
            <text:p>30</text:p>
          </table:table-cell>
          <table:table-cell table:style-name="ce252" table:formula="of:=VLOOKUP([.A34];A_4_INPUT_DATE_E_RISULTATI_GIRONI;8;0)" office:value-type="date" office:date-value="2021-06-09" calcext:value-type="date">
            <text:p>mer 9 giu</text:p>
          </table:table-cell>
          <table:table-cell table:style-name="ce256" table:formula="of:=VLOOKUP([.A34];A_4_INPUT_DATE_E_RISULTATI_GIRONI;9;0)" office:value-type="time" office:time-value="PT09H00M00S" calcext:value-type="time">
            <text:p>09:00</text:p>
          </table:table-cell>
          <table:table-cell table:style-name="ce259" table:formula="of:=VLOOKUP([.A34];A_4_INPUT_DATE_E_RISULTATI_GIRONI;4;0)" office:value-type="string" office:string-value="Balene (21)" calcext:value-type="string">
            <text:p>Balene (21)</text:p>
          </table:table-cell>
          <table:table-cell table:style-name="ce262" table:number-columns-repeated="2"/>
          <table:table-cell table:style-name="ce382" table:formula="of:=VLOOKUP([.A34];A_4_INPUT_DATE_E_RISULTATI_GIRONI;5;0)" office:value-type="string" office:string-value="Delfini (23)" calcext:value-type="string">
            <text:p>Delfini (23)</text:p>
          </table:table-cell>
          <table:table-cell table:style-name="ce383" table:formula="of:=VLOOKUP([.A34];A_4_INPUT_DATE_E_RISULTATI_GIRONI;3;0)" office:value-type="string" office:string-value="F" calcext:value-type="string">
            <text:p>F</text:p>
          </table:table-cell>
          <table:table-cell table:style-name="ce383" table:formula="of:=VLOOKUP([.A34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45" table:formula="of:=VLOOKUP(ROW()-34;CLASSIFICA_GIRONE_G;4;0)" office:value-type="string" office:string-value="" calcext:value-type="error">
            <text:p>#N/D</text:p>
          </table:table-cell>
          <table:table-cell table:style-name="ce496" table:formula="of:=VLOOKUP(ROW()-34;CLASSIFICA_GIRONE_G;5;0)" office:value-type="string" office:string-value="" calcext:value-type="error">
            <text:p>#N/D</text:p>
          </table:table-cell>
          <table:table-cell table:style-name="ce496" table:formula="of:=VLOOKUP(ROW()-34;CLASSIFICA_GIRONE_G;6;0)" office:value-type="string" office:string-value="" calcext:value-type="error">
            <text:p>#N/D</text:p>
          </table:table-cell>
          <table:table-cell table:style-name="ce496" table:formula="of:=VLOOKUP(ROW()-34;CLASSIFICA_GIRONE_G;7;0)" office:value-type="string" office:string-value="" calcext:value-type="error">
            <text:p>#N/D</text:p>
          </table:table-cell>
          <table:table-cell table:style-name="ce496" table:formula="of:=VLOOKUP(ROW()-34;CLASSIFICA_GIRONE_G;8;0)" office:value-type="string" office:string-value="" calcext:value-type="error">
            <text:p>#N/D</text:p>
          </table:table-cell>
          <table:table-cell table:style-name="ce496" table:formula="of:=VLOOKUP(ROW()-34;CLASSIFICA_GIRONE_G;9;0)" office:value-type="string" office:string-value="" calcext:value-type="error">
            <text:p>#N/D</text:p>
          </table:table-cell>
          <table:table-cell table:style-name="ce496" table:formula="of:=VLOOKUP(ROW()-34;CLASSIFICA_GIRONE_G;10;0)" office:value-type="string" office:string-value="" calcext:value-type="error">
            <text:p>#N/D</text:p>
          </table:table-cell>
          <table:table-cell table:style-name="ce496" table:formula="of:=VLOOKUP(ROW()-34;CLASSIFICA_GIRONE_G;11;0)" office:value-type="string" office:string-value="" calcext:value-type="error">
            <text:p>#N/D</text:p>
          </table:table-cell>
          <table:table-cell table:style-name="ce496" table:formula="of:=VLOOKUP(ROW()-34;CLASSIFICA_GIRONE_G;12;0)" office:value-type="string" office:string-value="" calcext:value-type="error">
            <text:p>#N/D</text:p>
          </table:table-cell>
          <table:table-cell/>
          <table:table-cell table:style-name="ce566" table:formula="of:=[.U30]+1" office:value-type="float" office:value="56" calcext:value-type="float" table:number-columns-spanned="1" table:number-rows-spanned="2">
            <text:p>56</text:p>
          </table:table-cell>
          <table:table-cell table:style-name="ce583" table:formula="of:=[.K14]" office:value-type="string" office:string-value="" calcext:value-type="error">
            <text:p>#N/D</text:p>
          </table:table-cell>
          <table:table-cell table:style-name="ce590"/>
          <table:table-cell table:style-name="ce598" office:value-type="string" calcext:value-type="string">
            <text:p>1C</text:p>
          </table:table-cell>
          <table:table-cell table:style-name="ce455" table:number-columns-repeated="3"/>
          <table:table-cell table:style-name="ce569"/>
          <table:table-cell table:style-name="ce455"/>
          <table:table-cell table:style-name="ce600"/>
          <table:table-cell table:style-name="ce455" table:number-columns-repeated="8"/>
          <table:table-cell table:style-name="ce569" table:number-columns-repeated="13"/>
          <table:table-cell table:number-columns-repeated="49"/>
          <table:table-cell table:style-name="ce700" office:value-type="string" calcext:value-type="string">
            <text:p>Gruppo D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5"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0" calcext:value-type="float">
            <text:p>0</text:p>
          </table:table-cell>
          <table:table-cell table:style-name="ce704"/>
          <table:table-cell table:number-columns-repeated="913"/>
        </table:table-row>
        <table:table-row table:style-name="ro7">
          <table:table-cell table:style-name="ce247" office:value-type="float" office:value="31" calcext:value-type="float">
            <text:p>31</text:p>
          </table:table-cell>
          <table:table-cell table:style-name="ce252" table:formula="of:=VLOOKUP([.A35];A_4_INPUT_DATE_E_RISULTATI_GIRONI;8;0)" office:value-type="date" office:date-value="2021-06-09" calcext:value-type="date">
            <text:p>mer 9 giu</text:p>
          </table:table-cell>
          <table:table-cell table:style-name="ce256" table:formula="of:=VLOOKUP([.A35];A_4_INPUT_DATE_E_RISULTATI_GIRONI;9;0)" office:value-type="time" office:time-value="PT09H00M00S" calcext:value-type="time">
            <text:p>09:00</text:p>
          </table:table-cell>
          <table:table-cell table:style-name="ce259" table:formula="of:=VLOOKUP([.A35];A_4_INPUT_DATE_E_RISULTATI_GIRONI;4;0)" office:value-type="string" office:string-value="Istrici (25)" calcext:value-type="string">
            <text:p>Istrici (25)</text:p>
          </table:table-cell>
          <table:table-cell table:style-name="ce262" table:number-columns-repeated="2"/>
          <table:table-cell table:style-name="ce382" table:formula="of:=VLOOKUP([.A35];A_4_INPUT_DATE_E_RISULTATI_GIRONI;5;0)" office:value-type="string" office:string-value="Muli (27)" calcext:value-type="string">
            <text:p>Muli (27)</text:p>
          </table:table-cell>
          <table:table-cell table:style-name="ce383" table:formula="of:=VLOOKUP([.A35];A_4_INPUT_DATE_E_RISULTATI_GIRONI;3;0)" office:value-type="string" office:string-value="G" calcext:value-type="string">
            <text:p>G</text:p>
          </table:table-cell>
          <table:table-cell table:style-name="ce383" table:formula="of:=VLOOKUP([.A35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46" table:formula="of:=VLOOKUP(ROW()-34;CLASSIFICA_GIRONE_G;4;0)" office:value-type="string" office:string-value="G4 (28)" calcext:value-type="string">
            <text:p>G4 (28)</text:p>
          </table:table-cell>
          <table:table-cell table:style-name="ce499" table:formula="of:=VLOOKUP(ROW()-34;CLASSIFICA_GIRONE_G;5;0)" office:value-type="float" office:value="0" calcext:value-type="float">
            <text:p>0</text:p>
          </table:table-cell>
          <table:table-cell table:style-name="ce499" table:formula="of:=VLOOKUP(ROW()-34;CLASSIFICA_GIRONE_G;6;0)" office:value-type="float" office:value="0" calcext:value-type="float">
            <text:p>0</text:p>
          </table:table-cell>
          <table:table-cell table:style-name="ce499" table:formula="of:=VLOOKUP(ROW()-34;CLASSIFICA_GIRONE_G;7;0)" office:value-type="float" office:value="0" calcext:value-type="float">
            <text:p>0</text:p>
          </table:table-cell>
          <table:table-cell table:style-name="ce499" table:formula="of:=VLOOKUP(ROW()-34;CLASSIFICA_GIRONE_G;8;0)" office:value-type="float" office:value="0" calcext:value-type="float">
            <text:p>0</text:p>
          </table:table-cell>
          <table:table-cell table:style-name="ce499" table:formula="of:=VLOOKUP(ROW()-34;CLASSIFICA_GIRONE_G;9;0)" office:value-type="float" office:value="0" calcext:value-type="float">
            <text:p>0</text:p>
          </table:table-cell>
          <table:table-cell table:style-name="ce499" table:formula="of:=VLOOKUP(ROW()-34;CLASSIFICA_GIRONE_G;10;0)" office:value-type="float" office:value="0" calcext:value-type="float">
            <text:p>0</text:p>
          </table:table-cell>
          <table:table-cell table:style-name="ce499" table:formula="of:=VLOOKUP(ROW()-34;CLASSIFICA_GIRONE_G;11;0)" office:value-type="float" office:value="0" calcext:value-type="float">
            <text:p>0</text:p>
          </table:table-cell>
          <table:table-cell table:style-name="ce499" table:formula="of:=VLOOKUP(ROW()-34;CLASSIFICA_GIRONE_G;12;0)" office:value-type="float" office:value="0" calcext:value-type="float">
            <text:p>0</text:p>
          </table:table-cell>
          <table:table-cell/>
          <table:covered-table-cell table:style-name="ce567"/>
          <table:table-cell table:style-name="ce584" table:formula="of:=[.K5]" office:value-type="string" office:string-value="A2 (2)" calcext:value-type="string">
            <text:p>A2 (2)</text:p>
          </table:table-cell>
          <table:table-cell table:style-name="ce591"/>
          <table:table-cell table:style-name="ce595" office:value-type="string" calcext:value-type="string">
            <text:p>2A</text:p>
          </table:table-cell>
          <table:table-cell table:style-name="ce455" table:number-columns-repeated="3"/>
          <table:table-cell table:style-name="ce569"/>
          <table:table-cell table:style-name="ce455"/>
          <table:table-cell table:style-name="ce600" table:number-columns-repeated="9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Svizzer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/>
          <table:table-cell table:style-name="ce704" office:value-type="float" office:value="5.0001" calcext:value-type="float">
            <text:p>5</text:p>
          </table:table-cell>
          <table:table-cell table:style-name="ce704"/>
          <table:table-cell table:number-columns-repeated="913"/>
        </table:table-row>
        <table:table-row table:style-name="ro7">
          <table:table-cell table:style-name="ce247" office:value-type="float" office:value="32" calcext:value-type="float">
            <text:p>32</text:p>
          </table:table-cell>
          <table:table-cell table:style-name="ce252" table:formula="of:=VLOOKUP([.A36];A_4_INPUT_DATE_E_RISULTATI_GIRONI;8;0)" office:value-type="date" office:date-value="2021-06-09" calcext:value-type="date">
            <text:p>mer 9 giu</text:p>
          </table:table-cell>
          <table:table-cell table:style-name="ce256" table:formula="of:=VLOOKUP([.A36];A_4_INPUT_DATE_E_RISULTATI_GIRONI;9;0)" office:value-type="time" office:time-value="PT09H00M00S" calcext:value-type="time">
            <text:p>09:00</text:p>
          </table:table-cell>
          <table:table-cell table:style-name="ce259" table:formula="of:=VLOOKUP([.A36];A_4_INPUT_DATE_E_RISULTATI_GIRONI;4;0)" office:value-type="string" office:string-value="Piranha (29)" calcext:value-type="string">
            <text:p>Piranha (29)</text:p>
          </table:table-cell>
          <table:table-cell table:style-name="ce262" table:number-columns-repeated="2"/>
          <table:table-cell table:style-name="ce382" table:formula="of:=VLOOKUP([.A36];A_4_INPUT_DATE_E_RISULTATI_GIRONI;5;0)" office:value-type="string" office:string-value="Tonni (31)" calcext:value-type="string">
            <text:p>Tonni (31)</text:p>
          </table:table-cell>
          <table:table-cell table:style-name="ce383" table:formula="of:=VLOOKUP([.A36];A_4_INPUT_DATE_E_RISULTATI_GIRONI;3;0)" office:value-type="string" office:string-value="H" calcext:value-type="string">
            <text:p>H</text:p>
          </table:table-cell>
          <table:table-cell table:style-name="ce383" table:formula="of:=VLOOKUP([.A36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49" table:formula="of:=VLOOKUP(ROW()-34;CLASSIFICA_GIRONE_G;4;0)" office:value-type="string" office:string-value="G1 (25)" calcext:value-type="string">
            <text:p>G1 (25)</text:p>
          </table:table-cell>
          <table:table-cell table:style-name="ce500" table:formula="of:=VLOOKUP(ROW()-34;CLASSIFICA_GIRONE_G;5;0)" office:value-type="float" office:value="0" calcext:value-type="float">
            <text:p>0</text:p>
          </table:table-cell>
          <table:table-cell table:style-name="ce522" table:formula="of:=VLOOKUP(ROW()-34;CLASSIFICA_GIRONE_G;6;0)" office:value-type="float" office:value="0" calcext:value-type="float">
            <text:p>0</text:p>
          </table:table-cell>
          <table:table-cell table:style-name="ce522" table:formula="of:=VLOOKUP(ROW()-34;CLASSIFICA_GIRONE_G;7;0)" office:value-type="float" office:value="0" calcext:value-type="float">
            <text:p>0</text:p>
          </table:table-cell>
          <table:table-cell table:style-name="ce522" table:formula="of:=VLOOKUP(ROW()-34;CLASSIFICA_GIRONE_G;8;0)" office:value-type="float" office:value="0" calcext:value-type="float">
            <text:p>0</text:p>
          </table:table-cell>
          <table:table-cell table:style-name="ce522" table:formula="of:=VLOOKUP(ROW()-34;CLASSIFICA_GIRONE_G;9;0)" office:value-type="float" office:value="0" calcext:value-type="float">
            <text:p>0</text:p>
          </table:table-cell>
          <table:table-cell table:style-name="ce522" table:formula="of:=VLOOKUP(ROW()-34;CLASSIFICA_GIRONE_G;10;0)" office:value-type="float" office:value="0" calcext:value-type="float">
            <text:p>0</text:p>
          </table:table-cell>
          <table:table-cell table:style-name="ce522" table:formula="of:=VLOOKUP(ROW()-34;CLASSIFICA_GIRONE_G;11;0)" office:value-type="float" office:value="0" calcext:value-type="float">
            <text:p>0</text:p>
          </table:table-cell>
          <table:table-cell table:style-name="ce522" table:formula="of:=VLOOKUP(ROW()-34;CLASSIFICA_GIRONE_G;12;0)" office:value-type="float" office:value="0" calcext:value-type="float">
            <text:p>0</text:p>
          </table:table-cell>
          <table:table-cell/>
          <table:table-cell table:style-name="ce569"/>
          <table:table-cell table:style-name="ce585"/>
          <table:table-cell table:style-name="ce569" table:number-columns-repeated="3"/>
          <table:table-cell table:style-name="ce455" table:number-columns-repeated="2"/>
          <table:table-cell table:style-name="ce569" table:number-columns-repeated="24"/>
          <table:table-cell table:number-columns-repeated="49"/>
          <table:table-cell table:style-name="ce674" office:value-type="string" calcext:value-type="string">
            <text:p>Poloni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7.0002" calcext:value-type="float">
            <text:p>7</text:p>
          </table:table-cell>
          <table:table-cell table:style-name="ce704"/>
          <table:table-cell table:number-columns-repeated="913"/>
        </table:table-row>
        <table:table-row table:style-name="ro7">
          <table:table-cell table:style-name="ce247" office:value-type="float" office:value="33" calcext:value-type="float">
            <text:p>33</text:p>
          </table:table-cell>
          <table:table-cell table:style-name="ce252" table:formula="of:=VLOOKUP([.A37];A_4_INPUT_DATE_E_RISULTATI_GIRONI;8;0)" office:value-type="date" office:date-value="2021-06-09" calcext:value-type="date">
            <text:p>mer 9 giu</text:p>
          </table:table-cell>
          <table:table-cell table:style-name="ce256" table:formula="of:=VLOOKUP([.A37];A_4_INPUT_DATE_E_RISULTATI_GIRONI;9;0)" office:value-type="time" office:time-value="PT11H00M00S" calcext:value-type="time">
            <text:p>11:00</text:p>
          </table:table-cell>
          <table:table-cell table:style-name="ce259" table:formula="of:=VLOOKUP([.A37];A_4_INPUT_DATE_E_RISULTATI_GIRONI;4;0)" office:value-type="string" office:string-value="Bufali (18)" calcext:value-type="string">
            <text:p>Bufali (18)</text:p>
          </table:table-cell>
          <table:table-cell table:style-name="ce262" table:number-columns-repeated="2"/>
          <table:table-cell table:style-name="ce382" table:formula="of:=VLOOKUP([.A37];A_4_INPUT_DATE_E_RISULTATI_GIRONI;5;0)" office:value-type="string" office:string-value="Cinghiali (20)" calcext:value-type="string">
            <text:p>Cinghiali (20)</text:p>
          </table:table-cell>
          <table:table-cell table:style-name="ce383" table:formula="of:=VLOOKUP([.A37];A_4_INPUT_DATE_E_RISULTATI_GIRONI;3;0)" office:value-type="string" office:string-value="E" calcext:value-type="string">
            <text:p>E</text:p>
          </table:table-cell>
          <table:table-cell table:style-name="ce383" table:formula="of:=VLOOKUP([.A37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49" table:formula="of:=VLOOKUP(ROW()-34;CLASSIFICA_GIRONE_G;4;0)" office:value-type="string" office:string-value="G2 (26)" calcext:value-type="string">
            <text:p>G2 (26)</text:p>
          </table:table-cell>
          <table:table-cell table:style-name="ce501" table:formula="of:=VLOOKUP(ROW()-34;CLASSIFICA_GIRONE_G;5;0)" office:value-type="float" office:value="0" calcext:value-type="float">
            <text:p>0</text:p>
          </table:table-cell>
          <table:table-cell table:style-name="ce522" table:formula="of:=VLOOKUP(ROW()-34;CLASSIFICA_GIRONE_G;6;0)" office:value-type="float" office:value="0" calcext:value-type="float">
            <text:p>0</text:p>
          </table:table-cell>
          <table:table-cell table:style-name="ce522" table:formula="of:=VLOOKUP(ROW()-34;CLASSIFICA_GIRONE_G;7;0)" office:value-type="float" office:value="0" calcext:value-type="float">
            <text:p>0</text:p>
          </table:table-cell>
          <table:table-cell table:style-name="ce522" table:formula="of:=VLOOKUP(ROW()-34;CLASSIFICA_GIRONE_G;8;0)" office:value-type="float" office:value="0" calcext:value-type="float">
            <text:p>0</text:p>
          </table:table-cell>
          <table:table-cell table:style-name="ce522" table:formula="of:=VLOOKUP(ROW()-34;CLASSIFICA_GIRONE_G;9;0)" office:value-type="float" office:value="0" calcext:value-type="float">
            <text:p>0</text:p>
          </table:table-cell>
          <table:table-cell table:style-name="ce522" table:formula="of:=VLOOKUP(ROW()-34;CLASSIFICA_GIRONE_G;10;0)" office:value-type="float" office:value="0" calcext:value-type="float">
            <text:p>0</text:p>
          </table:table-cell>
          <table:table-cell table:style-name="ce522" table:formula="of:=VLOOKUP(ROW()-34;CLASSIFICA_GIRONE_G;11;0)" office:value-type="float" office:value="0" calcext:value-type="float">
            <text:p>0</text:p>
          </table:table-cell>
          <table:table-cell table:style-name="ce522" table:formula="of:=VLOOKUP(ROW()-34;CLASSIFICA_GIRONE_G;12;0)" office:value-type="float" office:value="0" calcext:value-type="float">
            <text:p>0</text:p>
          </table:table-cell>
          <table:table-cell/>
          <table:table-cell table:style-name="ce569"/>
          <table:table-cell table:style-name="ce585"/>
          <table:table-cell table:style-name="ce569" table:number-columns-repeated="3"/>
          <table:table-cell table:style-name="ce455" table:number-columns-repeated="2"/>
          <table:table-cell table:style-name="ce569" table:number-columns-repeated="24"/>
          <table:table-cell table:number-columns-repeated="49"/>
          <table:table-cell table:style-name="ce674" office:value-type="string" calcext:value-type="string">
            <text:p>Belgio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4" calcext:value-type="float">
            <text:p>4</text:p>
          </table:table-cell>
          <table:table-cell table:style-name="ce704" office:value-type="float" office:value="2" calcext:value-type="float">
            <text:p>2</text:p>
          </table:table-cell>
          <table:table-cell table:style-name="ce704"/>
          <table:table-cell table:style-name="ce704" office:value-type="float" office:value="6.0002" calcext:value-type="float">
            <text:p>6</text:p>
          </table:table-cell>
          <table:table-cell table:style-name="ce704"/>
          <table:table-cell table:number-columns-repeated="913"/>
        </table:table-row>
        <table:table-row table:style-name="ro7">
          <table:table-cell table:style-name="ce247" office:value-type="float" office:value="34" calcext:value-type="float">
            <text:p>34</text:p>
          </table:table-cell>
          <table:table-cell table:style-name="ce252" table:formula="of:=VLOOKUP([.A38];A_4_INPUT_DATE_E_RISULTATI_GIRONI;8;0)" office:value-type="date" office:date-value="2021-06-09" calcext:value-type="date">
            <text:p>mer 9 giu</text:p>
          </table:table-cell>
          <table:table-cell table:style-name="ce256" table:formula="of:=VLOOKUP([.A38];A_4_INPUT_DATE_E_RISULTATI_GIRONI;9;0)" office:value-type="time" office:time-value="PT11H00M00S" calcext:value-type="time">
            <text:p>11:00</text:p>
          </table:table-cell>
          <table:table-cell table:style-name="ce259" table:formula="of:=VLOOKUP([.A38];A_4_INPUT_DATE_E_RISULTATI_GIRONI;4;0)" office:value-type="string" office:string-value="Gabbiani (22)" calcext:value-type="string">
            <text:p>Gabbiani (22)</text:p>
          </table:table-cell>
          <table:table-cell table:style-name="ce262" table:number-columns-repeated="2"/>
          <table:table-cell table:style-name="ce382" table:formula="of:=VLOOKUP([.A38];A_4_INPUT_DATE_E_RISULTATI_GIRONI;5;0)" office:value-type="string" office:string-value="Fenicotteri (24)" calcext:value-type="string">
            <text:p>Fenicotteri (24)</text:p>
          </table:table-cell>
          <table:table-cell table:style-name="ce383" table:formula="of:=VLOOKUP([.A38];A_4_INPUT_DATE_E_RISULTATI_GIRONI;3;0)" office:value-type="string" office:string-value="F" calcext:value-type="string">
            <text:p>F</text:p>
          </table:table-cell>
          <table:table-cell table:style-name="ce383" table:formula="of:=VLOOKUP([.A38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51" office:value-type="string" calcext:value-type="string">
            <text:p>Gruppo H</text:p>
          </table:table-cell>
          <table:table-cell table:style-name="ce503" office:value-type="string" calcext:value-type="string">
            <text:p>G</text:p>
          </table:table-cell>
          <table:table-cell table:style-name="ce503" office:value-type="string" calcext:value-type="string">
            <text:p>V</text:p>
          </table:table-cell>
          <table:table-cell table:style-name="ce503" office:value-type="string" calcext:value-type="string">
            <text:p>P</text:p>
          </table:table-cell>
          <table:table-cell table:style-name="ce503" office:value-type="string" calcext:value-type="string">
            <text:p>F</text:p>
          </table:table-cell>
          <table:table-cell table:style-name="ce503" office:value-type="string" calcext:value-type="string">
            <text:p>PC</text:p>
          </table:table-cell>
          <table:table-cell table:style-name="ce503" office:value-type="string" calcext:value-type="string">
            <text:p>PGF</text:p>
          </table:table-cell>
          <table:table-cell table:style-name="ce503" office:value-type="string" calcext:value-type="string">
            <text:p>PGS</text:p>
          </table:table-cell>
          <table:table-cell table:style-name="ce558" office:value-type="string" calcext:value-type="string">
            <text:p>DPG</text:p>
          </table:table-cell>
          <table:table-cell/>
          <table:table-cell table:style-name="ce569"/>
          <table:table-cell table:style-name="ce585"/>
          <table:table-cell table:style-name="ce569" table:number-columns-repeated="29"/>
          <table:table-cell table:number-columns-repeated="49"/>
          <table:table-cell table:style-name="ce674" office:value-type="string" calcext:value-type="string">
            <text:p>Austri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4" calcext:value-type="float">
            <text:p>4</text:p>
          </table:table-cell>
          <table:table-cell table:style-name="ce704"/>
          <table:table-cell table:style-name="ce704" office:value-type="float" office:value="0.9997" calcext:value-type="float">
            <text:p>1</text:p>
          </table:table-cell>
          <table:table-cell table:style-name="ce704"/>
          <table:table-cell table:number-columns-repeated="913"/>
        </table:table-row>
        <table:table-row table:style-name="ro7">
          <table:table-cell table:style-name="ce247" office:value-type="float" office:value="35" calcext:value-type="float">
            <text:p>35</text:p>
          </table:table-cell>
          <table:table-cell table:style-name="ce252" table:formula="of:=VLOOKUP([.A39];A_4_INPUT_DATE_E_RISULTATI_GIRONI;8;0)" office:value-type="date" office:date-value="2021-06-09" calcext:value-type="date">
            <text:p>mer 9 giu</text:p>
          </table:table-cell>
          <table:table-cell table:style-name="ce256" table:formula="of:=VLOOKUP([.A39];A_4_INPUT_DATE_E_RISULTATI_GIRONI;9;0)" office:value-type="time" office:time-value="PT11H00M00S" calcext:value-type="time">
            <text:p>11:00</text:p>
          </table:table-cell>
          <table:table-cell table:style-name="ce259" table:formula="of:=VLOOKUP([.A39];A_4_INPUT_DATE_E_RISULTATI_GIRONI;4;0)" office:value-type="string" office:string-value="Gorilla (26)" calcext:value-type="string">
            <text:p>Gorilla (26)</text:p>
          </table:table-cell>
          <table:table-cell table:style-name="ce262" table:number-columns-repeated="2"/>
          <table:table-cell table:style-name="ce382" table:formula="of:=VLOOKUP([.A39];A_4_INPUT_DATE_E_RISULTATI_GIRONI;5;0)" office:value-type="string" office:string-value="Orche (28)" calcext:value-type="string">
            <text:p>Orche (28)</text:p>
          </table:table-cell>
          <table:table-cell table:style-name="ce383" table:formula="of:=VLOOKUP([.A39];A_4_INPUT_DATE_E_RISULTATI_GIRONI;3;0)" office:value-type="string" office:string-value="G" calcext:value-type="string">
            <text:p>G</text:p>
          </table:table-cell>
          <table:table-cell table:style-name="ce383" table:formula="of:=VLOOKUP([.A39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45" table:formula="of:=VLOOKUP(ROW()-39;CLASSIFICA_GIRONE_H;4;0)" office:value-type="string" office:string-value="" calcext:value-type="error">
            <text:p>#N/D</text:p>
          </table:table-cell>
          <table:table-cell table:style-name="ce496" table:formula="of:=VLOOKUP(ROW()-39;CLASSIFICA_GIRONE_H;5;0)" office:value-type="string" office:string-value="" calcext:value-type="error">
            <text:p>#N/D</text:p>
          </table:table-cell>
          <table:table-cell table:style-name="ce496" table:formula="of:=VLOOKUP(ROW()-39;CLASSIFICA_GIRONE_H;6;0)" office:value-type="string" office:string-value="" calcext:value-type="error">
            <text:p>#N/D</text:p>
          </table:table-cell>
          <table:table-cell table:style-name="ce496" table:formula="of:=VLOOKUP(ROW()-39;CLASSIFICA_GIRONE_H;7;0)" office:value-type="string" office:string-value="" calcext:value-type="error">
            <text:p>#N/D</text:p>
          </table:table-cell>
          <table:table-cell table:style-name="ce496" table:formula="of:=VLOOKUP(ROW()-39;CLASSIFICA_GIRONE_H;8;0)" office:value-type="string" office:string-value="" calcext:value-type="error">
            <text:p>#N/D</text:p>
          </table:table-cell>
          <table:table-cell table:style-name="ce496" table:formula="of:=VLOOKUP(ROW()-39;CLASSIFICA_GIRONE_H;9;0)" office:value-type="string" office:string-value="" calcext:value-type="error">
            <text:p>#N/D</text:p>
          </table:table-cell>
          <table:table-cell table:style-name="ce496" table:formula="of:=VLOOKUP(ROW()-39;CLASSIFICA_GIRONE_H;10;0)" office:value-type="string" office:string-value="" calcext:value-type="error">
            <text:p>#N/D</text:p>
          </table:table-cell>
          <table:table-cell table:style-name="ce496" table:formula="of:=VLOOKUP(ROW()-39;CLASSIFICA_GIRONE_H;11;0)" office:value-type="string" office:string-value="" calcext:value-type="error">
            <text:p>#N/D</text:p>
          </table:table-cell>
          <table:table-cell table:style-name="ce555" table:formula="of:=VLOOKUP(ROW()-39;CLASSIFICA_GIRONE_H;12;0)" office:value-type="string" office:string-value="" calcext:value-type="error">
            <text:p>#N/D</text:p>
          </table:table-cell>
          <table:table-cell/>
          <table:table-cell table:style-name="ce569"/>
          <table:table-cell table:style-name="ce585"/>
          <table:table-cell table:style-name="ce569" table:number-columns-repeated="29"/>
          <table:table-cell table:number-columns-repeated="49"/>
          <table:table-cell table:style-name="ce674" office:value-type="string" calcext:value-type="string">
            <text:p>Germani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7.0003" calcext:value-type="float">
            <text:p>7</text:p>
          </table:table-cell>
          <table:table-cell table:style-name="ce704"/>
          <table:table-cell table:number-columns-repeated="913"/>
        </table:table-row>
        <table:table-row table:style-name="ro7">
          <table:table-cell table:style-name="ce247" office:value-type="float" office:value="36" calcext:value-type="float">
            <text:p>36</text:p>
          </table:table-cell>
          <table:table-cell table:style-name="ce252" table:formula="of:=VLOOKUP([.A40];A_4_INPUT_DATE_E_RISULTATI_GIRONI;8;0)" office:value-type="date" office:date-value="2021-06-09" calcext:value-type="date">
            <text:p>mer 9 giu</text:p>
          </table:table-cell>
          <table:table-cell table:style-name="ce256" table:formula="of:=VLOOKUP([.A40];A_4_INPUT_DATE_E_RISULTATI_GIRONI;9;0)" office:value-type="time" office:time-value="PT11H00M00S" calcext:value-type="time">
            <text:p>11:00</text:p>
          </table:table-cell>
          <table:table-cell table:style-name="ce259" table:formula="of:=VLOOKUP([.A40];A_4_INPUT_DATE_E_RISULTATI_GIRONI;4;0)" office:value-type="string" office:string-value="Scorpioni (30)" calcext:value-type="string">
            <text:p>Scorpioni (30)</text:p>
          </table:table-cell>
          <table:table-cell table:style-name="ce262" table:number-columns-repeated="2"/>
          <table:table-cell table:style-name="ce382" table:formula="of:=VLOOKUP([.A40];A_4_INPUT_DATE_E_RISULTATI_GIRONI;5;0)" office:value-type="string" office:string-value="Zebre (32)" calcext:value-type="string">
            <text:p>Zebre (32)</text:p>
          </table:table-cell>
          <table:table-cell table:style-name="ce383" table:formula="of:=VLOOKUP([.A40];A_4_INPUT_DATE_E_RISULTATI_GIRONI;3;0)" office:value-type="string" office:string-value="H" calcext:value-type="string">
            <text:p>H</text:p>
          </table:table-cell>
          <table:table-cell table:style-name="ce383" table:formula="of:=VLOOKUP([.A40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46" table:formula="of:=VLOOKUP(ROW()-39;CLASSIFICA_GIRONE_H;4;0)" office:value-type="string" office:string-value="H2 (30)" calcext:value-type="string">
            <text:p>H2 (30)</text:p>
          </table:table-cell>
          <table:table-cell table:style-name="ce499" table:formula="of:=VLOOKUP(ROW()-39;CLASSIFICA_GIRONE_H;5;0)" office:value-type="float" office:value="0" calcext:value-type="float">
            <text:p>0</text:p>
          </table:table-cell>
          <table:table-cell table:style-name="ce499" table:formula="of:=VLOOKUP(ROW()-39;CLASSIFICA_GIRONE_H;6;0)" office:value-type="float" office:value="0" calcext:value-type="float">
            <text:p>0</text:p>
          </table:table-cell>
          <table:table-cell table:style-name="ce499" table:formula="of:=VLOOKUP(ROW()-39;CLASSIFICA_GIRONE_H;7;0)" office:value-type="float" office:value="0" calcext:value-type="float">
            <text:p>0</text:p>
          </table:table-cell>
          <table:table-cell table:style-name="ce499" table:formula="of:=VLOOKUP(ROW()-39;CLASSIFICA_GIRONE_H;8;0)" office:value-type="float" office:value="0" calcext:value-type="float">
            <text:p>0</text:p>
          </table:table-cell>
          <table:table-cell table:style-name="ce499" table:formula="of:=VLOOKUP(ROW()-39;CLASSIFICA_GIRONE_H;9;0)" office:value-type="float" office:value="0" calcext:value-type="float">
            <text:p>0</text:p>
          </table:table-cell>
          <table:table-cell table:style-name="ce499" table:formula="of:=VLOOKUP(ROW()-39;CLASSIFICA_GIRONE_H;10;0)" office:value-type="float" office:value="0" calcext:value-type="float">
            <text:p>0</text:p>
          </table:table-cell>
          <table:table-cell table:style-name="ce499" table:formula="of:=VLOOKUP(ROW()-39;CLASSIFICA_GIRONE_H;11;0)" office:value-type="float" office:value="0" calcext:value-type="float">
            <text:p>0</text:p>
          </table:table-cell>
          <table:table-cell table:style-name="ce556" table:formula="of:=VLOOKUP(ROW()-39;CLASSIFICA_GIRONE_H;12;0)" office:value-type="float" office:value="0" calcext:value-type="float">
            <text:p>+0</text:p>
          </table:table-cell>
          <table:table-cell/>
          <table:table-cell table:style-name="ce569"/>
          <table:table-cell table:style-name="ce585"/>
          <table:table-cell table:style-name="ce569" table:number-columns-repeated="29"/>
          <table:table-cell table:number-columns-repeated="49"/>
          <table:table-cell table:style-name="ce701" table:number-columns-repeated="2"/>
          <table:table-cell table:style-name="ce705" table:number-columns-repeated="8"/>
          <table:table-cell table:number-columns-repeated="913"/>
        </table:table-row>
        <table:table-row table:style-name="ro7">
          <table:table-cell table:style-name="ce247" office:value-type="float" office:value="37" calcext:value-type="float">
            <text:p>37</text:p>
          </table:table-cell>
          <table:table-cell table:style-name="ce252" table:formula="of:=VLOOKUP([.A41];A_4_INPUT_DATE_E_RISULTATI_GIRONI;8;0)" office:value-type="date" office:date-value="2021-06-09" calcext:value-type="date">
            <text:p>mer 9 giu</text:p>
          </table:table-cell>
          <table:table-cell table:style-name="ce256" table:formula="of:=VLOOKUP([.A41];A_4_INPUT_DATE_E_RISULTATI_GIRONI;9;0)" office:value-type="time" office:time-value="PT15H30M00S" calcext:value-type="time">
            <text:p>15:30</text:p>
          </table:table-cell>
          <table:table-cell table:style-name="ce259" table:formula="of:=VLOOKUP([.A41];A_4_INPUT_DATE_E_RISULTATI_GIRONI;4;0)" office:value-type="string" office:string-value="Pantere (2)" calcext:value-type="string">
            <text:p>Pantere (2)</text:p>
          </table:table-cell>
          <table:table-cell table:style-name="ce262" table:number-columns-repeated="2"/>
          <table:table-cell table:style-name="ce382" table:formula="of:=VLOOKUP([.A41];A_4_INPUT_DATE_E_RISULTATI_GIRONI;5;0)" office:value-type="string" office:string-value="Tigri (3)" calcext:value-type="string">
            <text:p>Tigri (3)</text:p>
          </table:table-cell>
          <table:table-cell table:style-name="ce383" table:formula="of:=VLOOKUP([.A41];A_4_INPUT_DATE_E_RISULTATI_GIRONI;3;0)" office:value-type="string" office:string-value="A" calcext:value-type="string">
            <text:p>A</text:p>
          </table:table-cell>
          <table:table-cell table:style-name="ce383" table:formula="of:=VLOOKUP([.A41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52" table:formula="of:=VLOOKUP(ROW()-39;CLASSIFICA_GIRONE_H;4;0)" office:value-type="string" office:string-value="H3 (31)" calcext:value-type="string">
            <text:p>H3 (31)</text:p>
          </table:table-cell>
          <table:table-cell table:style-name="ce504" table:formula="of:=VLOOKUP(ROW()-39;CLASSIFICA_GIRONE_H;5;0)" office:value-type="float" office:value="0" calcext:value-type="float">
            <text:p>0</text:p>
          </table:table-cell>
          <table:table-cell table:style-name="ce524" table:formula="of:=VLOOKUP(ROW()-39;CLASSIFICA_GIRONE_H;6;0)" office:value-type="float" office:value="0" calcext:value-type="float">
            <text:p>0</text:p>
          </table:table-cell>
          <table:table-cell table:style-name="ce524" table:formula="of:=VLOOKUP(ROW()-39;CLASSIFICA_GIRONE_H;7;0)" office:value-type="float" office:value="0" calcext:value-type="float">
            <text:p>0</text:p>
          </table:table-cell>
          <table:table-cell table:style-name="ce524" table:formula="of:=VLOOKUP(ROW()-39;CLASSIFICA_GIRONE_H;8;0)" office:value-type="float" office:value="0" calcext:value-type="float">
            <text:p>0</text:p>
          </table:table-cell>
          <table:table-cell table:style-name="ce524" table:formula="of:=VLOOKUP(ROW()-39;CLASSIFICA_GIRONE_H;9;0)" office:value-type="float" office:value="0" calcext:value-type="float">
            <text:p>0</text:p>
          </table:table-cell>
          <table:table-cell table:style-name="ce524" table:formula="of:=VLOOKUP(ROW()-39;CLASSIFICA_GIRONE_H;10;0)" office:value-type="float" office:value="0" calcext:value-type="float">
            <text:p>0</text:p>
          </table:table-cell>
          <table:table-cell table:style-name="ce524" table:formula="of:=VLOOKUP(ROW()-39;CLASSIFICA_GIRONE_H;11;0)" office:value-type="float" office:value="0" calcext:value-type="float">
            <text:p>0</text:p>
          </table:table-cell>
          <table:table-cell table:style-name="ce559" table:formula="of:=VLOOKUP(ROW()-39;CLASSIFICA_GIRONE_H;12;0)" office:value-type="float" office:value="0" calcext:value-type="float">
            <text:p>+0</text:p>
          </table:table-cell>
          <table:table-cell/>
          <table:table-cell table:style-name="ce569"/>
          <table:table-cell table:style-name="ce585"/>
          <table:table-cell table:style-name="ce569" table:number-columns-repeated="6"/>
          <table:table-cell table:style-name="ce455" table:number-columns-repeated="23"/>
          <table:table-cell table:number-columns-repeated="49"/>
          <table:table-cell table:style-name="ce454"/>
          <table:table-cell table:number-columns-repeated="922"/>
        </table:table-row>
        <table:table-row table:style-name="ro7">
          <table:table-cell table:style-name="ce247" office:value-type="float" office:value="38" calcext:value-type="float">
            <text:p>38</text:p>
          </table:table-cell>
          <table:table-cell table:style-name="ce252" table:formula="of:=VLOOKUP([.A42];A_4_INPUT_DATE_E_RISULTATI_GIRONI;8;0)" office:value-type="date" office:date-value="2021-06-09" calcext:value-type="date">
            <text:p>mer 9 giu</text:p>
          </table:table-cell>
          <table:table-cell table:style-name="ce256" table:formula="of:=VLOOKUP([.A42];A_4_INPUT_DATE_E_RISULTATI_GIRONI;9;0)" office:value-type="time" office:time-value="PT15H30M00S" calcext:value-type="time">
            <text:p>15:30</text:p>
          </table:table-cell>
          <table:table-cell table:style-name="ce259" table:formula="of:=VLOOKUP([.A42];A_4_INPUT_DATE_E_RISULTATI_GIRONI;4;0)" office:value-type="string" office:string-value="Puma (6)" calcext:value-type="string">
            <text:p>Puma (6)</text:p>
          </table:table-cell>
          <table:table-cell table:style-name="ce262" table:number-columns-repeated="2"/>
          <table:table-cell table:style-name="ce382" table:formula="of:=VLOOKUP([.A42];A_4_INPUT_DATE_E_RISULTATI_GIRONI;5;0)" office:value-type="string" office:string-value="Linci (7)" calcext:value-type="string">
            <text:p>Linci (7)</text:p>
          </table:table-cell>
          <table:table-cell table:style-name="ce383" table:formula="of:=VLOOKUP([.A42];A_4_INPUT_DATE_E_RISULTATI_GIRONI;3;0)" office:value-type="string" office:string-value="B" calcext:value-type="string">
            <text:p>B</text:p>
          </table:table-cell>
          <table:table-cell table:style-name="ce383" table:formula="of:=VLOOKUP([.A42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53" table:formula="of:=VLOOKUP(ROW()-39;CLASSIFICA_GIRONE_H;4;0)" office:value-type="string" office:string-value="H4 (32)" calcext:value-type="string">
            <text:p>H4 (32)</text:p>
          </table:table-cell>
          <table:table-cell table:style-name="ce505" table:formula="of:=VLOOKUP(ROW()-39;CLASSIFICA_GIRONE_H;5;0)" office:value-type="float" office:value="0" calcext:value-type="float">
            <text:p>0</text:p>
          </table:table-cell>
          <table:table-cell table:style-name="ce525" table:formula="of:=VLOOKUP(ROW()-39;CLASSIFICA_GIRONE_H;6;0)" office:value-type="float" office:value="0" calcext:value-type="float">
            <text:p>0</text:p>
          </table:table-cell>
          <table:table-cell table:style-name="ce525" table:formula="of:=VLOOKUP(ROW()-39;CLASSIFICA_GIRONE_H;7;0)" office:value-type="float" office:value="0" calcext:value-type="float">
            <text:p>0</text:p>
          </table:table-cell>
          <table:table-cell table:style-name="ce525" table:formula="of:=VLOOKUP(ROW()-39;CLASSIFICA_GIRONE_H;8;0)" office:value-type="float" office:value="0" calcext:value-type="float">
            <text:p>0</text:p>
          </table:table-cell>
          <table:table-cell table:style-name="ce525" table:formula="of:=VLOOKUP(ROW()-39;CLASSIFICA_GIRONE_H;9;0)" office:value-type="float" office:value="0" calcext:value-type="float">
            <text:p>0</text:p>
          </table:table-cell>
          <table:table-cell table:style-name="ce525" table:formula="of:=VLOOKUP(ROW()-39;CLASSIFICA_GIRONE_H;10;0)" office:value-type="float" office:value="0" calcext:value-type="float">
            <text:p>0</text:p>
          </table:table-cell>
          <table:table-cell table:style-name="ce525" table:formula="of:=VLOOKUP(ROW()-39;CLASSIFICA_GIRONE_H;11;0)" office:value-type="float" office:value="0" calcext:value-type="float">
            <text:p>0</text:p>
          </table:table-cell>
          <table:table-cell table:style-name="ce560" table:formula="of:=VLOOKUP(ROW()-39;CLASSIFICA_GIRONE_H;12;0)" office:value-type="float" office:value="0" calcext:value-type="float">
            <text:p>+0</text:p>
          </table:table-cell>
          <table:table-cell/>
          <table:table-cell table:style-name="ce569"/>
          <table:table-cell table:style-name="ce585"/>
          <table:table-cell table:style-name="ce569" table:number-columns-repeated="6"/>
          <table:table-cell table:style-name="ce455" table:number-columns-repeated="23"/>
          <table:table-cell table:number-columns-repeated="49"/>
          <table:table-cell table:style-name="ce454"/>
          <table:table-cell table:number-columns-repeated="922"/>
        </table:table-row>
        <table:table-row table:style-name="ro7">
          <table:table-cell table:style-name="ce247" office:value-type="float" office:value="39" calcext:value-type="float">
            <text:p>39</text:p>
          </table:table-cell>
          <table:table-cell table:style-name="ce252" table:formula="of:=VLOOKUP([.A43];A_4_INPUT_DATE_E_RISULTATI_GIRONI;8;0)" office:value-type="date" office:date-value="2021-06-09" calcext:value-type="date">
            <text:p>mer 9 giu</text:p>
          </table:table-cell>
          <table:table-cell table:style-name="ce256" table:formula="of:=VLOOKUP([.A43];A_4_INPUT_DATE_E_RISULTATI_GIRONI;9;0)" office:value-type="time" office:time-value="PT15H30M00S" calcext:value-type="time">
            <text:p>15:30</text:p>
          </table:table-cell>
          <table:table-cell table:style-name="ce259" table:formula="of:=VLOOKUP([.A43];A_4_INPUT_DATE_E_RISULTATI_GIRONI;4;0)" office:value-type="string" office:string-value="Giraffe (10)" calcext:value-type="string">
            <text:p>Giraffe (10)</text:p>
          </table:table-cell>
          <table:table-cell table:style-name="ce262" table:number-columns-repeated="2"/>
          <table:table-cell table:style-name="ce382" table:formula="of:=VLOOKUP([.A43];A_4_INPUT_DATE_E_RISULTATI_GIRONI;5;0)" office:value-type="string" office:string-value="Ippopotami (11)" calcext:value-type="string">
            <text:p>Ippopotami (11)</text:p>
          </table:table-cell>
          <table:table-cell table:style-name="ce383" table:formula="of:=VLOOKUP([.A43];A_4_INPUT_DATE_E_RISULTATI_GIRONI;3;0)" office:value-type="string" office:string-value="C" calcext:value-type="string">
            <text:p>C</text:p>
          </table:table-cell>
          <table:table-cell table:style-name="ce383" table:formula="of:=VLOOKUP([.A43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54"/>
          <table:table-cell table:number-columns-repeated="9"/>
          <table:table-cell table:style-name="ce569"/>
          <table:table-cell table:style-name="ce585"/>
          <table:table-cell table:style-name="ce569" table:number-columns-repeated="6"/>
          <table:table-cell table:style-name="ce455" table:number-columns-repeated="23"/>
          <table:table-cell table:number-columns-repeated="49"/>
          <table:table-cell table:style-name="ce454"/>
          <table:table-cell table:number-columns-repeated="922"/>
        </table:table-row>
        <table:table-row table:style-name="ro7">
          <table:table-cell table:style-name="ce247" office:value-type="float" office:value="40" calcext:value-type="float">
            <text:p>40</text:p>
          </table:table-cell>
          <table:table-cell table:style-name="ce252" table:formula="of:=VLOOKUP([.A44];A_4_INPUT_DATE_E_RISULTATI_GIRONI;8;0)" office:value-type="date" office:date-value="2021-06-09" calcext:value-type="date">
            <text:p>mer 9 giu</text:p>
          </table:table-cell>
          <table:table-cell table:style-name="ce256" table:formula="of:=VLOOKUP([.A44];A_4_INPUT_DATE_E_RISULTATI_GIRONI;9;0)" office:value-type="time" office:time-value="PT15H30M00S" calcext:value-type="time">
            <text:p>15:30</text:p>
          </table:table-cell>
          <table:table-cell table:style-name="ce259" table:formula="of:=VLOOKUP([.A44];A_4_INPUT_DATE_E_RISULTATI_GIRONI;4;0)" office:value-type="string" office:string-value="Pitoni (14)" calcext:value-type="string">
            <text:p>Pitoni (14)</text:p>
          </table:table-cell>
          <table:table-cell table:style-name="ce262" table:number-columns-repeated="2"/>
          <table:table-cell table:style-name="ce382" table:formula="of:=VLOOKUP([.A44];A_4_INPUT_DATE_E_RISULTATI_GIRONI;5;0)" office:value-type="string" office:string-value="Aquile (15)" calcext:value-type="string">
            <text:p>Aquile (15)</text:p>
          </table:table-cell>
          <table:table-cell table:style-name="ce383" table:formula="of:=VLOOKUP([.A44];A_4_INPUT_DATE_E_RISULTATI_GIRONI;3;0)" office:value-type="string" office:string-value="D" calcext:value-type="string">
            <text:p>D</text:p>
          </table:table-cell>
          <table:table-cell table:style-name="ce383" table:formula="of:=VLOOKUP([.A44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54"/>
          <table:table-cell table:number-columns-repeated="9"/>
          <table:table-cell table:style-name="ce569"/>
          <table:table-cell table:style-name="ce585"/>
          <table:table-cell table:style-name="ce569" table:number-columns-repeated="6"/>
          <table:table-cell table:style-name="ce455" table:number-columns-repeated="23"/>
          <table:table-cell table:number-columns-repeated="49"/>
          <table:table-cell table:style-name="ce454"/>
          <table:table-cell table:number-columns-repeated="922"/>
        </table:table-row>
        <table:table-row table:style-name="ro7">
          <table:table-cell table:style-name="ce247" office:value-type="float" office:value="41" calcext:value-type="float">
            <text:p>41</text:p>
          </table:table-cell>
          <table:table-cell table:style-name="ce252" table:formula="of:=VLOOKUP([.A45];A_4_INPUT_DATE_E_RISULTATI_GIRONI;8;0)" office:value-type="date" office:date-value="2021-06-09" calcext:value-type="date">
            <text:p>mer 9 giu</text:p>
          </table:table-cell>
          <table:table-cell table:style-name="ce256" table:formula="of:=VLOOKUP([.A45];A_4_INPUT_DATE_E_RISULTATI_GIRONI;9;0)" office:value-type="time" office:time-value="PT17H00M00S" calcext:value-type="time">
            <text:p>17:00</text:p>
          </table:table-cell>
          <table:table-cell table:style-name="ce259" table:formula="of:=VLOOKUP([.A45];A_4_INPUT_DATE_E_RISULTATI_GIRONI;4;0)" office:value-type="string" office:string-value="Bisonti (17)" calcext:value-type="string">
            <text:p>Bisonti (17)</text:p>
          </table:table-cell>
          <table:table-cell table:style-name="ce262" table:number-columns-repeated="2"/>
          <table:table-cell table:style-name="ce382" table:formula="of:=VLOOKUP([.A45];A_4_INPUT_DATE_E_RISULTATI_GIRONI;5;0)" office:value-type="string" office:string-value="Cinghiali (20)" calcext:value-type="string">
            <text:p>Cinghiali (20)</text:p>
          </table:table-cell>
          <table:table-cell table:style-name="ce383" table:formula="of:=VLOOKUP([.A45];A_4_INPUT_DATE_E_RISULTATI_GIRONI;3;0)" office:value-type="string" office:string-value="E" calcext:value-type="string">
            <text:p>E</text:p>
          </table:table-cell>
          <table:table-cell table:style-name="ce383" table:formula="of:=VLOOKUP([.A45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54"/>
          <table:table-cell table:number-columns-repeated="9"/>
          <table:table-cell table:style-name="ce455"/>
          <table:table-cell table:style-name="ce585"/>
          <table:table-cell table:style-name="ce455" table:number-columns-repeated="29"/>
          <table:table-cell table:number-columns-repeated="49"/>
          <table:table-cell table:style-name="ce454"/>
          <table:table-cell table:number-columns-repeated="922"/>
        </table:table-row>
        <table:table-row table:style-name="ro7">
          <table:table-cell table:style-name="ce247" office:value-type="float" office:value="42" calcext:value-type="float">
            <text:p>42</text:p>
          </table:table-cell>
          <table:table-cell table:style-name="ce252" table:formula="of:=VLOOKUP([.A46];A_4_INPUT_DATE_E_RISULTATI_GIRONI;8;0)" office:value-type="date" office:date-value="2021-06-09" calcext:value-type="date">
            <text:p>mer 9 giu</text:p>
          </table:table-cell>
          <table:table-cell table:style-name="ce256" table:formula="of:=VLOOKUP([.A46];A_4_INPUT_DATE_E_RISULTATI_GIRONI;9;0)" office:value-type="time" office:time-value="PT17H00M00S" calcext:value-type="time">
            <text:p>17:00</text:p>
          </table:table-cell>
          <table:table-cell table:style-name="ce259" table:formula="of:=VLOOKUP([.A46];A_4_INPUT_DATE_E_RISULTATI_GIRONI;4;0)" office:value-type="string" office:string-value="Balene (21)" calcext:value-type="string">
            <text:p>Balene (21)</text:p>
          </table:table-cell>
          <table:table-cell table:style-name="ce262" table:number-columns-repeated="2"/>
          <table:table-cell table:style-name="ce382" table:formula="of:=VLOOKUP([.A46];A_4_INPUT_DATE_E_RISULTATI_GIRONI;5;0)" office:value-type="string" office:string-value="Fenicotteri (24)" calcext:value-type="string">
            <text:p>Fenicotteri (24)</text:p>
          </table:table-cell>
          <table:table-cell table:style-name="ce383" table:formula="of:=VLOOKUP([.A46];A_4_INPUT_DATE_E_RISULTATI_GIRONI;3;0)" office:value-type="string" office:string-value="F" calcext:value-type="string">
            <text:p>F</text:p>
          </table:table-cell>
          <table:table-cell table:style-name="ce383" table:formula="of:=VLOOKUP([.A46];A_4_INPUT_DATE_E_RISULTATI_GIRONI;11;0)" office:value-type="string" office:string-value="Cristo Re 2" calcext:value-type="string">
            <text:p>Cristo Re 2</text:p>
          </table:table-cell>
          <table:table-cell table:number-columns-repeated="11"/>
          <table:table-cell table:style-name="ce455"/>
          <table:table-cell table:style-name="ce526"/>
          <table:table-cell table:style-name="ce455" table:number-columns-repeated="29"/>
          <table:table-cell table:number-columns-repeated="972"/>
        </table:table-row>
        <table:table-row table:style-name="ro7">
          <table:table-cell table:style-name="ce247" office:value-type="float" office:value="43" calcext:value-type="float">
            <text:p>43</text:p>
          </table:table-cell>
          <table:table-cell table:style-name="ce252" table:formula="of:=VLOOKUP([.A47];A_4_INPUT_DATE_E_RISULTATI_GIRONI;8;0)" office:value-type="date" office:date-value="2021-06-09" calcext:value-type="date">
            <text:p>mer 9 giu</text:p>
          </table:table-cell>
          <table:table-cell table:style-name="ce256" table:formula="of:=VLOOKUP([.A47];A_4_INPUT_DATE_E_RISULTATI_GIRONI;9;0)" office:value-type="time" office:time-value="PT17H00M00S" calcext:value-type="time">
            <text:p>17:00</text:p>
          </table:table-cell>
          <table:table-cell table:style-name="ce259" table:formula="of:=VLOOKUP([.A47];A_4_INPUT_DATE_E_RISULTATI_GIRONI;4;0)" office:value-type="string" office:string-value="Istrici (25)" calcext:value-type="string">
            <text:p>Istrici (25)</text:p>
          </table:table-cell>
          <table:table-cell table:style-name="ce262" table:number-columns-repeated="2"/>
          <table:table-cell table:style-name="ce382" table:formula="of:=VLOOKUP([.A47];A_4_INPUT_DATE_E_RISULTATI_GIRONI;5;0)" office:value-type="string" office:string-value="Orche (28)" calcext:value-type="string">
            <text:p>Orche (28)</text:p>
          </table:table-cell>
          <table:table-cell table:style-name="ce383" table:formula="of:=VLOOKUP([.A47];A_4_INPUT_DATE_E_RISULTATI_GIRONI;3;0)" office:value-type="string" office:string-value="G" calcext:value-type="string">
            <text:p>G</text:p>
          </table:table-cell>
          <table:table-cell table:style-name="ce383" table:formula="of:=VLOOKUP([.A47];A_4_INPUT_DATE_E_RISULTATI_GIRONI;11;0)" office:value-type="string" office:string-value="Basket Giovane" calcext:value-type="string">
            <text:p>Basket Giovane</text:p>
          </table:table-cell>
          <table:table-cell table:number-columns-repeated="11"/>
          <table:table-cell table:style-name="ce455"/>
          <table:table-cell table:style-name="ce526"/>
          <table:table-cell table:style-name="ce455" table:number-columns-repeated="29"/>
          <table:table-cell table:number-columns-repeated="972"/>
        </table:table-row>
        <table:table-row table:style-name="ro7">
          <table:table-cell table:style-name="ce247" office:value-type="float" office:value="44" calcext:value-type="float">
            <text:p>44</text:p>
          </table:table-cell>
          <table:table-cell table:style-name="ce252" table:formula="of:=VLOOKUP([.A48];A_4_INPUT_DATE_E_RISULTATI_GIRONI;8;0)" office:value-type="date" office:date-value="2021-06-09" calcext:value-type="date">
            <text:p>mer 9 giu</text:p>
          </table:table-cell>
          <table:table-cell table:style-name="ce256" table:formula="of:=VLOOKUP([.A48];A_4_INPUT_DATE_E_RISULTATI_GIRONI;9;0)" office:value-type="time" office:time-value="PT17H00M00S" calcext:value-type="time">
            <text:p>17:00</text:p>
          </table:table-cell>
          <table:table-cell table:style-name="ce259" table:formula="of:=VLOOKUP([.A48];A_4_INPUT_DATE_E_RISULTATI_GIRONI;4;0)" office:value-type="string" office:string-value="Piranha (29)" calcext:value-type="string">
            <text:p>Piranha (29)</text:p>
          </table:table-cell>
          <table:table-cell table:style-name="ce262" table:number-columns-repeated="2"/>
          <table:table-cell table:style-name="ce382" table:formula="of:=VLOOKUP([.A48];A_4_INPUT_DATE_E_RISULTATI_GIRONI;5;0)" office:value-type="string" office:string-value="Zebre (32)" calcext:value-type="string">
            <text:p>Zebre (32)</text:p>
          </table:table-cell>
          <table:table-cell table:style-name="ce383" table:formula="of:=VLOOKUP([.A48];A_4_INPUT_DATE_E_RISULTATI_GIRONI;3;0)" office:value-type="string" office:string-value="H" calcext:value-type="string">
            <text:p>H</text:p>
          </table:table-cell>
          <table:table-cell table:style-name="ce383" table:formula="of:=VLOOKUP([.A48];A_4_INPUT_DATE_E_RISULTATI_GIRONI;11;0)" office:value-type="string" office:string-value="Nuova Scuola" calcext:value-type="string">
            <text:p>Nuova Scuola</text:p>
          </table:table-cell>
          <table:table-cell table:number-columns-repeated="11"/>
          <table:table-cell table:style-name="ce455"/>
          <table:table-cell table:style-name="ce526"/>
          <table:table-cell table:style-name="ce455" table:number-columns-repeated="29"/>
          <table:table-cell table:number-columns-repeated="972"/>
        </table:table-row>
        <table:table-row table:style-name="ro7">
          <table:table-cell table:style-name="ce247" office:value-type="float" office:value="45" calcext:value-type="float">
            <text:p>45</text:p>
          </table:table-cell>
          <table:table-cell table:style-name="ce252" table:formula="of:=VLOOKUP([.A49];A_4_INPUT_DATE_E_RISULTATI_GIRONI;8;0)" office:value-type="date" office:date-value="2021-06-09" calcext:value-type="date">
            <text:p>mer 9 giu</text:p>
          </table:table-cell>
          <table:table-cell table:style-name="ce256" table:formula="of:=VLOOKUP([.A49];A_4_INPUT_DATE_E_RISULTATI_GIRONI;9;0)" office:value-type="time" office:time-value="PT18H30M00S" calcext:value-type="time">
            <text:p>18:30</text:p>
          </table:table-cell>
          <table:table-cell table:style-name="ce259" table:formula="of:=VLOOKUP([.A49];A_4_INPUT_DATE_E_RISULTATI_GIRONI;4;0)" office:value-type="string" office:string-value="Bufali (18)" calcext:value-type="string">
            <text:p>Bufali (18)</text:p>
          </table:table-cell>
          <table:table-cell table:style-name="ce262" table:number-columns-repeated="2"/>
          <table:table-cell table:style-name="ce382" table:formula="of:=VLOOKUP([.A49];A_4_INPUT_DATE_E_RISULTATI_GIRONI;5;0)" office:value-type="string" office:string-value="Cervi (19)" calcext:value-type="string">
            <text:p>Cervi (19)</text:p>
          </table:table-cell>
          <table:table-cell table:style-name="ce383" table:formula="of:=VLOOKUP([.A49];A_4_INPUT_DATE_E_RISULTATI_GIRONI;3;0)" office:value-type="string" office:string-value="E" calcext:value-type="string">
            <text:p>E</text:p>
          </table:table-cell>
          <table:table-cell table:style-name="ce383" table:formula="of:=VLOOKUP([.A49];A_4_INPUT_DATE_E_RISULTATI_GIRONI;11;0)" office:value-type="string" office:string-value="Cristo Re 1" calcext:value-type="string">
            <text:p>Cristo Re 1</text:p>
          </table:table-cell>
          <table:table-cell table:number-columns-repeated="11"/>
          <table:table-cell table:style-name="ce455"/>
          <table:table-cell table:style-name="ce526"/>
          <table:table-cell table:style-name="ce455" table:number-columns-repeated="29"/>
          <table:table-cell table:number-columns-repeated="972"/>
        </table:table-row>
        <table:table-row table:style-name="ro7">
          <table:table-cell table:style-name="ce247" office:value-type="float" office:value="46" calcext:value-type="float">
            <text:p>46</text:p>
          </table:table-cell>
          <table:table-cell table:style-name="ce252" table:formula="of:=VLOOKUP([.A50];A_4_INPUT_DATE_E_RISULTATI_GIRONI;8;0)" office:value-type="date" office:date-value="2021-06-09" calcext:value-type="date">
            <text:p>mer 9 giu</text:p>
          </table:table-cell>
          <table:table-cell table:style-name="ce256" table:formula="of:=VLOOKUP([.A50];A_4_INPUT_DATE_E_RISULTATI_GIRONI;9;0)" office:value-type="time" office:time-value="PT18H30M00S" calcext:value-type="time">
            <text:p>18:30</text:p>
          </table:table-cell>
          <table:table-cell table:style-name="ce259" table:formula="of:=VLOOKUP([.A50];A_4_INPUT_DATE_E_RISULTATI_GIRONI;4;0)" office:value-type="string" office:string-value="Gabbiani (22)" calcext:value-type="string">
            <text:p>Gabbiani (22)</text:p>
          </table:table-cell>
          <table:table-cell table:style-name="ce262" table:number-columns-repeated="2"/>
          <table:table-cell table:style-name="ce382" table:formula="of:=VLOOKUP([.A50];A_4_INPUT_DATE_E_RISULTATI_GIRONI;5;0)" office:value-type="string" office:string-value="Delfini (23)" calcext:value-type="string">
            <text:p>Delfini (23)</text:p>
          </table:table-cell>
          <table:table-cell table:style-name="ce383" table:formula="of:=VLOOKUP([.A50];A_4_INPUT_DATE_E_RISULTATI_GIRONI;3;0)" office:value-type="string" office:string-value="F" calcext:value-type="string">
            <text:p>F</text:p>
          </table:table-cell>
          <table:table-cell table:style-name="ce383" table:formula="of:=VLOOKUP([.A50];A_4_INPUT_DATE_E_RISULTATI_GIRONI;11;0)" office:value-type="string" office:string-value="Cristo Re 2" calcext:value-type="string">
            <text:p>Cristo Re 2</text:p>
          </table:table-cell>
          <table:table-cell table:number-columns-repeated="11"/>
          <table:table-cell table:style-name="ce455"/>
          <table:table-cell table:style-name="ce526"/>
          <table:table-cell table:style-name="ce455" table:number-columns-repeated="29"/>
          <table:table-cell table:number-columns-repeated="972"/>
        </table:table-row>
        <table:table-row table:style-name="ro7">
          <table:table-cell table:style-name="ce247" office:value-type="float" office:value="47" calcext:value-type="float">
            <text:p>47</text:p>
          </table:table-cell>
          <table:table-cell table:style-name="ce252" table:formula="of:=VLOOKUP([.A51];A_4_INPUT_DATE_E_RISULTATI_GIRONI;8;0)" office:value-type="date" office:date-value="2021-06-09" calcext:value-type="date">
            <text:p>mer 9 giu</text:p>
          </table:table-cell>
          <table:table-cell table:style-name="ce256" table:formula="of:=VLOOKUP([.A51];A_4_INPUT_DATE_E_RISULTATI_GIRONI;9;0)" office:value-type="time" office:time-value="PT18H30M00S" calcext:value-type="time">
            <text:p>18:30</text:p>
          </table:table-cell>
          <table:table-cell table:style-name="ce259" table:formula="of:=VLOOKUP([.A51];A_4_INPUT_DATE_E_RISULTATI_GIRONI;4;0)" office:value-type="string" office:string-value="Gorilla (26)" calcext:value-type="string">
            <text:p>Gorilla (26)</text:p>
          </table:table-cell>
          <table:table-cell table:style-name="ce262" table:number-columns-repeated="2"/>
          <table:table-cell table:style-name="ce382" table:formula="of:=VLOOKUP([.A51];A_4_INPUT_DATE_E_RISULTATI_GIRONI;5;0)" office:value-type="string" office:string-value="Muli (27)" calcext:value-type="string">
            <text:p>Muli (27)</text:p>
          </table:table-cell>
          <table:table-cell table:style-name="ce383" table:formula="of:=VLOOKUP([.A51];A_4_INPUT_DATE_E_RISULTATI_GIRONI;3;0)" office:value-type="string" office:string-value="G" calcext:value-type="string">
            <text:p>G</text:p>
          </table:table-cell>
          <table:table-cell table:style-name="ce383" table:formula="of:=VLOOKUP([.A51];A_4_INPUT_DATE_E_RISULTATI_GIRONI;11;0)" office:value-type="string" office:string-value="Basket Giovane" calcext:value-type="string">
            <text:p>Basket Giovane</text:p>
          </table:table-cell>
          <table:table-cell table:number-columns-repeated="11"/>
          <table:table-cell table:style-name="ce455"/>
          <table:table-cell table:style-name="ce526"/>
          <table:table-cell table:style-name="ce455" table:number-columns-repeated="29"/>
          <table:table-cell table:number-columns-repeated="972"/>
        </table:table-row>
        <table:table-row table:style-name="ro7">
          <table:table-cell table:style-name="ce247" office:value-type="float" office:value="48" calcext:value-type="float">
            <text:p>48</text:p>
          </table:table-cell>
          <table:table-cell table:style-name="ce252" table:formula="of:=VLOOKUP([.A52];A_4_INPUT_DATE_E_RISULTATI_GIRONI;8;0)" office:value-type="date" office:date-value="2021-06-09" calcext:value-type="date">
            <text:p>mer 9 giu</text:p>
          </table:table-cell>
          <table:table-cell table:style-name="ce256" table:formula="of:=VLOOKUP([.A52];A_4_INPUT_DATE_E_RISULTATI_GIRONI;9;0)" office:value-type="time" office:time-value="PT18H30M00S" calcext:value-type="time">
            <text:p>18:30</text:p>
          </table:table-cell>
          <table:table-cell table:style-name="ce259" table:formula="of:=VLOOKUP([.A52];A_4_INPUT_DATE_E_RISULTATI_GIRONI;4;0)" office:value-type="string" office:string-value="Scorpioni (30)" calcext:value-type="string">
            <text:p>Scorpioni (30)</text:p>
          </table:table-cell>
          <table:table-cell table:style-name="ce262" table:number-columns-repeated="2"/>
          <table:table-cell table:style-name="ce382" table:formula="of:=VLOOKUP([.A52];A_4_INPUT_DATE_E_RISULTATI_GIRONI;5;0)" office:value-type="string" office:string-value="Tonni (31)" calcext:value-type="string">
            <text:p>Tonni (31)</text:p>
          </table:table-cell>
          <table:table-cell table:style-name="ce383" table:formula="of:=VLOOKUP([.A52];A_4_INPUT_DATE_E_RISULTATI_GIRONI;3;0)" office:value-type="string" office:string-value="H" calcext:value-type="string">
            <text:p>H</text:p>
          </table:table-cell>
          <table:table-cell table:style-name="ce383" table:formula="of:=VLOOKUP([.A52];A_4_INPUT_DATE_E_RISULTATI_GIRONI;11;0)" office:value-type="string" office:string-value="Nuova Scuola" calcext:value-type="string">
            <text:p>Nuova Scuola</text:p>
          </table:table-cell>
          <table:table-cell table:number-columns-repeated="11"/>
          <table:table-cell table:style-name="ce455"/>
          <table:table-cell table:style-name="ce526"/>
          <table:table-cell table:style-name="ce455" table:number-columns-repeated="29"/>
          <table:table-cell table:number-columns-repeated="972"/>
        </table:table-row>
        <table:table-row table:style-name="ro1" table:number-rows-repeated="853">
          <table:table-cell table:number-columns-repeated="20"/>
          <table:table-cell table:style-name="ce455"/>
          <table:table-cell table:style-name="ce526"/>
          <table:table-cell table:style-name="ce455" table:number-columns-repeated="29"/>
          <table:table-cell table:number-columns-repeated="972"/>
        </table:table-row>
        <table:table-row table:style-name="ro1" table:number-rows-repeated="1047670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'Calendario e Tabellone'.AM25:'Calendario e Tabellone'.AY25">
            <calcext:condition calcext:apply-style-name="ConditionalStyle_228" calcext:value="formula-is(IF(#REF!=#REF!;1;IF(#REF!=#REF!;1;0)))" calcext:base-cell-address="'Calendario e Tabellone'.AM25"/>
          </calcext:conditional-format>
          <calcext:conditional-format calcext:target-range-address="'Calendario e Tabellone'.B5:'Calendario e Tabellone'.D52">
            <calcext:condition calcext:apply-style-name="ConditionalStyle_227" calcext:value="formula-is(IF(#REF!=CONCATENATE([.$D4];&quot;_win&quot;);1;0))" calcext:base-cell-address="'Calendario e Tabellone'.B5"/>
          </calcext:conditional-format>
          <calcext:conditional-format calcext:target-range-address="'Calendario e Tabellone'.G4:'Calendario e Tabellone'.G52 'Calendario e Tabellone'.H4:'Calendario e Tabellone'.H4 'Calendario e Tabellone'.B4:'Calendario e Tabellone'.D52">
            <calcext:condition calcext:apply-style-name="ConditionalStyle_226" calcext:value="formula-is(IF(#REF!=CONCATENATE([.$G4];&quot;_win&quot;);1;0))" calcext:base-cell-address="'Calendario e Tabellone'.B4"/>
          </calcext:conditional-format>
          <calcext:conditional-format calcext:target-range-address="'Calendario e Tabellone'.K23:'Calendario e Tabellone'.K23 'Calendario e Tabellone'.M23:'Calendario e Tabellone'.S23">
            <calcext:condition calcext:apply-style-name="ConditionalStyle_223" calcext:value="formula-is(IF(#REF!=#REF!;1;IF(#REF!=#REF!;1;0)))" calcext:base-cell-address="'Calendario e Tabellone'.K23"/>
          </calcext:conditional-format>
          <calcext:conditional-format calcext:target-range-address="'Calendario e Tabellone'.CW40:'Calendario e Tabellone'.DF40">
            <calcext:condition calcext:apply-style-name="ConditionalStyle_222" calcext:value="formula-is(IF(#REF!=#REF!;1;IF(#REF!=#REF!;1;0)))" calcext:base-cell-address="'Calendario e Tabellone'.CW40"/>
          </calcext:conditional-format>
          <calcext:conditional-format calcext:target-range-address="'Calendario e Tabellone'.CW18:'Calendario e Tabellone'.CW18 'Calendario e Tabellone'.CY18:'Calendario e Tabellone'.DF18">
            <calcext:condition calcext:apply-style-name="ConditionalStyle_221" calcext:value="formula-is(IF(#REF!=#REF!;1;IF(#REF!=#REF!;1;0)))" calcext:base-cell-address="'Calendario e Tabellone'.CW18"/>
          </calcext:conditional-format>
          <calcext:conditional-format calcext:target-range-address="'Calendario e Tabellone'.CW23:'Calendario e Tabellone'.CW23 'Calendario e Tabellone'.CY23:'Calendario e Tabellone'.DF23">
            <calcext:condition calcext:apply-style-name="ConditionalStyle_220" calcext:value="formula-is(IF(#REF!=#REF!;1;IF(#REF!=#REF!;1;0)))" calcext:base-cell-address="'Calendario e Tabellone'.CW23"/>
          </calcext:conditional-format>
          <calcext:conditional-format calcext:target-range-address="'Calendario e Tabellone'.V11:'Calendario e Tabellone'.V11">
            <calcext:condition calcext:apply-style-name="ConditionalStyle_219" calcext:value="formula-is(IF([.$AV11]=#REF!;1;0))" calcext:base-cell-address="'Calendario e Tabellone'.V11"/>
            <calcext:condition calcext:apply-style-name="ConditionalStyle_218" calcext:value="formula-is(IF([.$AV10]=#REF!;1;0))" calcext:base-cell-address="'Calendario e Tabellone'.V11"/>
          </calcext:conditional-format>
          <calcext:conditional-format calcext:target-range-address="'Calendario e Tabellone'.V31:'Calendario e Tabellone'.V31">
            <calcext:condition calcext:apply-style-name="ConditionalStyle_217" calcext:value="formula-is(IF([.$AV31]=#REF!;1;0))" calcext:base-cell-address="'Calendario e Tabellone'.V31"/>
            <calcext:condition calcext:apply-style-name="ConditionalStyle_216" calcext:value="formula-is(IF([.$AV30]=#REF!;1;0))" calcext:base-cell-address="'Calendario e Tabellone'.V31"/>
          </calcext:conditional-format>
          <calcext:conditional-format calcext:target-range-address="'Calendario e Tabellone'.V23:'Calendario e Tabellone'.V23">
            <calcext:condition calcext:apply-style-name="ConditionalStyle_215" calcext:value="formula-is(IF([.$AV23]=#REF!;1;0))" calcext:base-cell-address="'Calendario e Tabellone'.V23"/>
            <calcext:condition calcext:apply-style-name="ConditionalStyle_214" calcext:value="formula-is(IF([.$AV22]=#REF!;1;0))" calcext:base-cell-address="'Calendario e Tabellone'.V23"/>
          </calcext:conditional-format>
          <calcext:conditional-format calcext:target-range-address="'Calendario e Tabellone'.V14:'Calendario e Tabellone'.V14 'Calendario e Tabellone'.V10:'Calendario e Tabellone'.V10 'Calendario e Tabellone'.V22:'Calendario e Tabellone'.V22 'Calendario e Tabellone'.V30:'Calendario e Tabellone'.V30 'Calendario e Tabellone'.V26:'Calendario e Tabellone'.V27 'Calendario e Tabellone'.V18:'Calendario e Tabellone'.V18">
            <calcext:condition calcext:apply-style-name="ConditionalStyle_213" calcext:value="formula-is(IF([.$AV10]=#REF!;1;0))" calcext:base-cell-address="'Calendario e Tabellone'.V10"/>
            <calcext:condition calcext:apply-style-name="ConditionalStyle_212" calcext:value="formula-is(IF([.$AV11]=#REF!;1;0))" calcext:base-cell-address="'Calendario e Tabellone'.V10"/>
          </calcext:conditional-format>
          <calcext:conditional-format calcext:target-range-address="'Calendario e Tabellone'.V15:'Calendario e Tabellone'.V15">
            <calcext:condition calcext:apply-style-name="ConditionalStyle_211" calcext:value="formula-is(IF([.$AV15]=#REF!;1;0))" calcext:base-cell-address="'Calendario e Tabellone'.V15"/>
            <calcext:condition calcext:apply-style-name="ConditionalStyle_210" calcext:value="formula-is(IF([.$AV14]=#REF!;1;0))" calcext:base-cell-address="'Calendario e Tabellone'.V15"/>
          </calcext:conditional-format>
          <calcext:conditional-format calcext:target-range-address="'Calendario e Tabellone'.G3:'Calendario e Tabellone'.I3 'Calendario e Tabellone'.B3:'Calendario e Tabellone'.E3">
            <calcext:condition calcext:apply-style-name="ConditionalStyle_209" calcext:value="formula-is([.$P$4]=&quot;Black and White&quot;)" calcext:base-cell-address="'Calendario e Tabellone'.B3"/>
          </calcext:conditional-format>
          <calcext:conditional-format calcext:target-range-address="'Calendario e Tabellone'.K8:'Calendario e Tabellone'.S8 'Calendario e Tabellone'.K18:'Calendario e Tabellone'.S18 'Calendario e Tabellone'.K13:'Calendario e Tabellone'.S13">
            <calcext:condition calcext:apply-style-name="ConditionalStyle_208" calcext:value="formula-is([.$P$4]=&quot;Black and White&quot;)" calcext:base-cell-address="'Calendario e Tabellone'.K8"/>
          </calcext:conditional-format>
          <calcext:conditional-format calcext:target-range-address="'Calendario e Tabellone'.K3:'Calendario e Tabellone'.S3">
            <calcext:condition calcext:apply-style-name="ConditionalStyle_206" calcext:value="formula-is([.$P$4]=&quot;Black and White&quot;)" calcext:base-cell-address="'Calendario e Tabellone'.K3"/>
          </calcext:conditional-format>
          <calcext:conditional-format calcext:target-range-address="'Calendario e Tabellone'.W10:'Calendario e Tabellone'.W10 'Calendario e Tabellone'.W30:'Calendario e Tabellone'.W30 'Calendario e Tabellone'.W34:'Calendario e Tabellone'.W34 'Calendario e Tabellone'.W22:'Calendario e Tabellone'.W22 'Calendario e Tabellone'.W26:'Calendario e Tabellone'.W26 'Calendario e Tabellone'.W14:'Calendario e Tabellone'.W14 'Calendario e Tabellone'.W18:'Calendario e Tabellone'.W18 'Calendario e Tabellone'.W6:'Calendario e Tabellone'.W6">
            <calcext:condition calcext:apply-style-name="ConditionalStyle_202" calcext:value="formula-is(IF(AND(#REF!&gt;#REF!;ISNUMBER(#REF!);ISNUMBER(#REF!));1;0))" calcext:base-cell-address="'Calendario e Tabellone'.W6"/>
          </calcext:conditional-format>
          <calcext:conditional-format calcext:target-range-address="'Calendario e Tabellone'.W11:'Calendario e Tabellone'.W11 'Calendario e Tabellone'.W31:'Calendario e Tabellone'.W31 'Calendario e Tabellone'.W35:'Calendario e Tabellone'.W35 'Calendario e Tabellone'.W23:'Calendario e Tabellone'.W23 'Calendario e Tabellone'.W27:'Calendario e Tabellone'.W27 'Calendario e Tabellone'.W15:'Calendario e Tabellone'.W15 'Calendario e Tabellone'.W19:'Calendario e Tabellone'.W19 'Calendario e Tabellone'.W7:'Calendario e Tabellone'.W7">
            <calcext:condition calcext:apply-style-name="ConditionalStyle_201" calcext:value="formula-is(IF(AND(#REF!&lt;#REF!;ISNUMBER(#REF!);ISNUMBER(#REF!));1;0))" calcext:base-cell-address="'Calendario e Tabellone'.W7"/>
          </calcext:conditional-format>
          <calcext:conditional-format calcext:target-range-address="'Calendario e Tabellone'.V6:'Calendario e Tabellone'.V6">
            <calcext:condition calcext:apply-style-name="ConditionalStyle_200" calcext:value="formula-is([.$P$4]=&quot;Black and White&quot;)" calcext:base-cell-address="'Calendario e Tabellone'.V6"/>
          </calcext:conditional-format>
          <calcext:conditional-format calcext:target-range-address="'Calendario e Tabellone'.V7:'Calendario e Tabellone'.V7">
            <calcext:condition calcext:apply-style-name="ConditionalStyle_199" calcext:value="formula-is([.$P$4]=&quot;Black and White&quot;)" calcext:base-cell-address="'Calendario e Tabellone'.V7"/>
          </calcext:conditional-format>
          <calcext:conditional-format calcext:target-range-address="'Calendario e Tabellone'.V19:'Calendario e Tabellone'.V19">
            <calcext:condition calcext:apply-style-name="ConditionalStyle_198" calcext:value="formula-is(IF([.$AV19]=#REF!;1;0))" calcext:base-cell-address="'Calendario e Tabellone'.V19"/>
            <calcext:condition calcext:apply-style-name="ConditionalStyle_197" calcext:value="formula-is(IF([.$AV18]=#REF!;1;0))" calcext:base-cell-address="'Calendario e Tabellone'.V19"/>
          </calcext:conditional-format>
          <calcext:conditional-format calcext:target-range-address="'Calendario e Tabellone'.V34:'Calendario e Tabellone'.V34">
            <calcext:condition calcext:apply-style-name="ConditionalStyle_196" calcext:value="formula-is(IF([.$AV34]=#REF!;1;0))" calcext:base-cell-address="'Calendario e Tabellone'.V34"/>
            <calcext:condition calcext:apply-style-name="ConditionalStyle_195" calcext:value="formula-is(IF([.$AV35]=#REF!;1;0))" calcext:base-cell-address="'Calendario e Tabellone'.V34"/>
          </calcext:conditional-format>
          <calcext:conditional-format calcext:target-range-address="'Calendario e Tabellone'.V35:'Calendario e Tabellone'.V35">
            <calcext:condition calcext:apply-style-name="ConditionalStyle_194" calcext:value="formula-is(IF([.$AV35]=#REF!;1;0))" calcext:base-cell-address="'Calendario e Tabellone'.V35"/>
            <calcext:condition calcext:apply-style-name="ConditionalStyle_193" calcext:value="formula-is(IF([.$AV34]=#REF!;1;0))" calcext:base-cell-address="'Calendario e Tabellone'.V35"/>
          </calcext:conditional-format>
          <calcext:conditional-format calcext:target-range-address="'Calendario e Tabellone'.K24:'Calendario e Tabellone'.S24">
            <calcext:condition calcext:apply-style-name="ConditionalStyle_192" calcext:value="formula-is([.$P$4]=&quot;Black and White&quot;)" calcext:base-cell-address="'Calendario e Tabellone'.K24"/>
          </calcext:conditional-format>
          <calcext:conditional-format calcext:target-range-address="'Calendario e Tabellone'.K33:'Calendario e Tabellone'.K33">
            <calcext:condition calcext:apply-style-name="ConditionalStyle_191" calcext:value="formula-is([.$P$4]=&quot;Black and White&quot;)" calcext:base-cell-address="'Calendario e Tabellone'.K33"/>
          </calcext:conditional-format>
          <calcext:conditional-format calcext:target-range-address="'Calendario e Tabellone'.L33:'Calendario e Tabellone'.L33">
            <calcext:condition calcext:apply-style-name="ConditionalStyle_190" calcext:value="formula-is([.$P$4]=&quot;Black and White&quot;)" calcext:base-cell-address="'Calendario e Tabellone'.L33"/>
          </calcext:conditional-format>
          <calcext:conditional-format calcext:target-range-address="'Calendario e Tabellone'.M33:'Calendario e Tabellone'.S33">
            <calcext:condition calcext:apply-style-name="ConditionalStyle_189" calcext:value="formula-is([.$P$4]=&quot;Black and White&quot;)" calcext:base-cell-address="'Calendario e Tabellone'.M33"/>
          </calcext:conditional-format>
          <calcext:conditional-format calcext:target-range-address="'Calendario e Tabellone'.K26:'Calendario e Tabellone'.K27">
            <calcext:condition calcext:apply-style-name="ConditionalStyle_135" calcext:value="formula-is([.$P$4]=&quot;Black and White&quot;)" calcext:base-cell-address="'Calendario e Tabellone'.K26"/>
          </calcext:conditional-format>
          <calcext:conditional-format calcext:target-range-address="'Calendario e Tabellone'.K25:'Calendario e Tabellone'.K25">
            <calcext:condition calcext:apply-style-name="ConditionalStyle_134" calcext:value="formula-is([.$P$4]=&quot;Black and White&quot;)" calcext:base-cell-address="'Calendario e Tabellone'.K25"/>
          </calcext:conditional-format>
          <calcext:conditional-format calcext:target-range-address="'Calendario e Tabellone'.M26:'Calendario e Tabellone'.M26">
            <calcext:condition calcext:apply-style-name="ConditionalStyle_133" calcext:value="formula-is([.$P$4]=&quot;Black and White&quot;)" calcext:base-cell-address="'Calendario e Tabellone'.M26"/>
          </calcext:conditional-format>
          <calcext:conditional-format calcext:target-range-address="'Calendario e Tabellone'.M27:'Calendario e Tabellone'.M27">
            <calcext:condition calcext:apply-style-name="ConditionalStyle_132" calcext:value="formula-is([.$P$4]=&quot;Black and White&quot;)" calcext:base-cell-address="'Calendario e Tabellone'.M27"/>
          </calcext:conditional-format>
          <calcext:conditional-format calcext:target-range-address="'Calendario e Tabellone'.N26:'Calendario e Tabellone'.N27">
            <calcext:condition calcext:apply-style-name="ConditionalStyle_131" calcext:value="formula-is([.$P$4]=&quot;Black and White&quot;)" calcext:base-cell-address="'Calendario e Tabellone'.N26"/>
          </calcext:conditional-format>
          <calcext:conditional-format calcext:target-range-address="'Calendario e Tabellone'.O26:'Calendario e Tabellone'.S27">
            <calcext:condition calcext:apply-style-name="ConditionalStyle_130" calcext:value="formula-is([.$P$4]=&quot;Black and White&quot;)" calcext:base-cell-address="'Calendario e Tabellone'.O26"/>
          </calcext:conditional-format>
          <calcext:conditional-format calcext:target-range-address="'Calendario e Tabellone'.M25:'Calendario e Tabellone'.S25">
            <calcext:condition calcext:apply-style-name="ConditionalStyle_129" calcext:value="formula-is([.$P$4]=&quot;Black and White&quot;)" calcext:base-cell-address="'Calendario e Tabellone'.M25"/>
          </calcext:conditional-format>
          <calcext:conditional-format calcext:target-range-address="'Calendario e Tabellone'.AB8:'Calendario e Tabellone'.AB8">
            <calcext:condition calcext:apply-style-name="ConditionalStyle_128" calcext:value="formula-is(IF(AND(#REF!&gt;#REF!;ISNUMBER(#REF!);ISNUMBER(#REF!));1;0))" calcext:base-cell-address="'Calendario e Tabellone'.AB8"/>
          </calcext:conditional-format>
          <calcext:conditional-format calcext:target-range-address="'Calendario e Tabellone'.AB9:'Calendario e Tabellone'.AB9">
            <calcext:condition calcext:apply-style-name="ConditionalStyle_127" calcext:value="formula-is(IF(AND(#REF!&lt;#REF!;ISNUMBER(#REF!);ISNUMBER(#REF!));1;0))" calcext:base-cell-address="'Calendario e Tabellone'.AB9"/>
          </calcext:conditional-format>
          <calcext:conditional-format calcext:target-range-address="'Calendario e Tabellone'.AB16:'Calendario e Tabellone'.AB16">
            <calcext:condition calcext:apply-style-name="ConditionalStyle_126" calcext:value="formula-is(IF(AND(#REF!&gt;#REF!;ISNUMBER(#REF!);ISNUMBER(#REF!));1;0))" calcext:base-cell-address="'Calendario e Tabellone'.AB16"/>
          </calcext:conditional-format>
          <calcext:conditional-format calcext:target-range-address="'Calendario e Tabellone'.AB17:'Calendario e Tabellone'.AB17">
            <calcext:condition calcext:apply-style-name="ConditionalStyle_125" calcext:value="formula-is(IF(AND(#REF!&lt;#REF!;ISNUMBER(#REF!);ISNUMBER(#REF!));1;0))" calcext:base-cell-address="'Calendario e Tabellone'.AB17"/>
          </calcext:conditional-format>
          <calcext:conditional-format calcext:target-range-address="'Calendario e Tabellone'.AB24:'Calendario e Tabellone'.AB24">
            <calcext:condition calcext:apply-style-name="ConditionalStyle_124" calcext:value="formula-is(IF(AND(#REF!&gt;#REF!;ISNUMBER(#REF!);ISNUMBER(#REF!));1;0))" calcext:base-cell-address="'Calendario e Tabellone'.AB24"/>
          </calcext:conditional-format>
          <calcext:conditional-format calcext:target-range-address="'Calendario e Tabellone'.AB25:'Calendario e Tabellone'.AB25">
            <calcext:condition calcext:apply-style-name="ConditionalStyle_123" calcext:value="formula-is(IF(AND(#REF!&lt;#REF!;ISNUMBER(#REF!);ISNUMBER(#REF!));1;0))" calcext:base-cell-address="'Calendario e Tabellone'.AB25"/>
          </calcext:conditional-format>
          <calcext:conditional-format calcext:target-range-address="'Calendario e Tabellone'.AB32:'Calendario e Tabellone'.AB32">
            <calcext:condition calcext:apply-style-name="ConditionalStyle_122" calcext:value="formula-is(IF(AND(#REF!&gt;#REF!;ISNUMBER(#REF!);ISNUMBER(#REF!));1;0))" calcext:base-cell-address="'Calendario e Tabellone'.AB32"/>
          </calcext:conditional-format>
          <calcext:conditional-format calcext:target-range-address="'Calendario e Tabellone'.AB33:'Calendario e Tabellone'.AB33">
            <calcext:condition calcext:apply-style-name="ConditionalStyle_121" calcext:value="formula-is(IF(AND(#REF!&lt;#REF!;ISNUMBER(#REF!);ISNUMBER(#REF!));1;0))" calcext:base-cell-address="'Calendario e Tabellone'.AB33"/>
          </calcext:conditional-format>
          <calcext:conditional-format calcext:target-range-address="'Calendario e Tabellone'.AG12:'Calendario e Tabellone'.AG12">
            <calcext:condition calcext:apply-style-name="ConditionalStyle_120" calcext:value="formula-is(IF(AND(#REF!&gt;#REF!;ISNUMBER(#REF!);ISNUMBER(#REF!));1;0))" calcext:base-cell-address="'Calendario e Tabellone'.AG12"/>
          </calcext:conditional-format>
          <calcext:conditional-format calcext:target-range-address="'Calendario e Tabellone'.AG13:'Calendario e Tabellone'.AG13">
            <calcext:condition calcext:apply-style-name="ConditionalStyle_119" calcext:value="formula-is(IF(AND(#REF!&lt;#REF!;ISNUMBER(#REF!);ISNUMBER(#REF!));1;0))" calcext:base-cell-address="'Calendario e Tabellone'.AG13"/>
          </calcext:conditional-format>
          <calcext:conditional-format calcext:target-range-address="'Calendario e Tabellone'.AG28:'Calendario e Tabellone'.AG28">
            <calcext:condition calcext:apply-style-name="ConditionalStyle_118" calcext:value="formula-is(IF(AND(#REF!&gt;#REF!;ISNUMBER(#REF!);ISNUMBER(#REF!));1;0))" calcext:base-cell-address="'Calendario e Tabellone'.AG28"/>
          </calcext:conditional-format>
          <calcext:conditional-format calcext:target-range-address="'Calendario e Tabellone'.AG29:'Calendario e Tabellone'.AG29">
            <calcext:condition calcext:apply-style-name="ConditionalStyle_117" calcext:value="formula-is(IF(AND(#REF!&lt;#REF!;ISNUMBER(#REF!);ISNUMBER(#REF!));1;0))" calcext:base-cell-address="'Calendario e Tabellone'.AG29"/>
          </calcext:conditional-format>
          <calcext:conditional-format calcext:target-range-address="'Calendario e Tabellone'.AL19:'Calendario e Tabellone'.AL19">
            <calcext:condition calcext:apply-style-name="ConditionalStyle_116" calcext:value="formula-is(IF(AND(#REF!&gt;#REF!;ISNUMBER(#REF!);ISNUMBER(#REF!));1;0))" calcext:base-cell-address="'Calendario e Tabellone'.AL19"/>
          </calcext:conditional-format>
          <calcext:conditional-format calcext:target-range-address="'Calendario e Tabellone'.AL20:'Calendario e Tabellone'.AL20">
            <calcext:condition calcext:apply-style-name="ConditionalStyle_115" calcext:value="formula-is(IF(AND(#REF!&lt;#REF!;ISNUMBER(#REF!);ISNUMBER(#REF!));1;0))" calcext:base-cell-address="'Calendario e Tabellone'.AL20"/>
          </calcext:conditional-format>
          <calcext:conditional-format calcext:target-range-address="'Calendario e Tabellone'.AA9:'Calendario e Tabellone'.AA9">
            <calcext:condition calcext:apply-style-name="ConditionalStyle_113" calcext:value="formula-is([.$P$4]=&quot;Black and White&quot;)" calcext:base-cell-address="'Calendario e Tabellone'.AA9"/>
          </calcext:conditional-format>
          <calcext:conditional-format calcext:target-range-address="'Calendario e Tabellone'.AA17:'Calendario e Tabellone'.AA17">
            <calcext:condition calcext:apply-style-name="ConditionalStyle_111" calcext:value="formula-is([.$P$4]=&quot;Black and White&quot;)" calcext:base-cell-address="'Calendario e Tabellone'.AA17"/>
          </calcext:conditional-format>
          <calcext:conditional-format calcext:target-range-address="'Calendario e Tabellone'.AA25:'Calendario e Tabellone'.AA25">
            <calcext:condition calcext:apply-style-name="ConditionalStyle_109" calcext:value="formula-is([.$P$4]=&quot;Black and White&quot;)" calcext:base-cell-address="'Calendario e Tabellone'.AA25"/>
          </calcext:conditional-format>
          <calcext:conditional-format calcext:target-range-address="'Calendario e Tabellone'.AA33:'Calendario e Tabellone'.AA33">
            <calcext:condition calcext:apply-style-name="ConditionalStyle_107" calcext:value="formula-is([.$P$4]=&quot;Black and White&quot;)" calcext:base-cell-address="'Calendario e Tabellone'.AA33"/>
          </calcext:conditional-format>
          <calcext:conditional-format calcext:target-range-address="'Calendario e Tabellone'.AF13:'Calendario e Tabellone'.AF13">
            <calcext:condition calcext:apply-style-name="ConditionalStyle_105" calcext:value="formula-is([.$P$4]=&quot;Black and White&quot;)" calcext:base-cell-address="'Calendario e Tabellone'.AF13"/>
          </calcext:conditional-format>
          <calcext:conditional-format calcext:target-range-address="'Calendario e Tabellone'.AF29:'Calendario e Tabellone'.AF29">
            <calcext:condition calcext:apply-style-name="ConditionalStyle_103" calcext:value="formula-is([.$P$4]=&quot;Black and White&quot;)" calcext:base-cell-address="'Calendario e Tabellone'.AF29"/>
          </calcext:conditional-format>
          <calcext:conditional-format calcext:target-range-address="'Calendario e Tabellone'.AK20:'Calendario e Tabellone'.AK20">
            <calcext:condition calcext:apply-style-name="ConditionalStyle_101" calcext:value="formula-is([.$P$4]=&quot;Black and White&quot;)" calcext:base-cell-address="'Calendario e Tabellone'.AK20"/>
          </calcext:conditional-format>
          <calcext:conditional-format calcext:target-range-address="'Calendario e Tabellone'.L27:'Calendario e Tabellone'.L27">
            <calcext:condition calcext:apply-style-name="ConditionalStyle_85" calcext:value="formula-is([.$P$4]=&quot;Black and White&quot;)" calcext:base-cell-address="'Calendario e Tabellone'.L27"/>
          </calcext:conditional-format>
          <calcext:conditional-format calcext:target-range-address="'Calendario e Tabellone'.L26:'Calendario e Tabellone'.L26">
            <calcext:condition calcext:apply-style-name="ConditionalStyle_84" calcext:value="formula-is([.$P$4]=&quot;Black and White&quot;)" calcext:base-cell-address="'Calendario e Tabellone'.L26"/>
          </calcext:conditional-format>
          <calcext:conditional-format calcext:target-range-address="'Calendario e Tabellone'.L29:'Calendario e Tabellone'.S29 'Calendario e Tabellone'.L34:'Calendario e Tabellone'.S34 'Calendario e Tabellone'.L39:'Calendario e Tabellone'.S39">
            <calcext:condition calcext:apply-style-name="ConditionalStyle_83" calcext:value="formula-is([.$P$4]=&quot;Black and White&quot;)" calcext:base-cell-address="'Calendario e Tabellone'.L29"/>
          </calcext:conditional-format>
          <calcext:conditional-format calcext:target-range-address="'Calendario e Tabellone'.L32:'Calendario e Tabellone'.L32 'Calendario e Tabellone'.L37:'Calendario e Tabellone'.L37">
            <calcext:condition calcext:apply-style-name="ConditionalStyle_82" calcext:value="formula-is([.$P$4]=&quot;Black and White&quot;)" calcext:base-cell-address="'Calendario e Tabellone'.L32"/>
          </calcext:conditional-format>
          <calcext:conditional-format calcext:target-range-address="'Calendario e Tabellone'.L31:'Calendario e Tabellone'.L31 'Calendario e Tabellone'.L36:'Calendario e Tabellone'.L36">
            <calcext:condition calcext:apply-style-name="ConditionalStyle_81" calcext:value="formula-is([.$P$4]=&quot;Black and White&quot;)" calcext:base-cell-address="'Calendario e Tabellone'.L31"/>
          </calcext:conditional-format>
          <calcext:conditional-format calcext:target-range-address="'Calendario e Tabellone'.K34:'Calendario e Tabellone'.K34 'Calendario e Tabellone'.K39:'Calendario e Tabellone'.K39 'Calendario e Tabellone'.K29:'Calendario e Tabellone'.K29">
            <calcext:condition calcext:apply-style-name="ConditionalStyle_80" calcext:value="formula-is([.$P$4]=&quot;Black and White&quot;)" calcext:base-cell-address="'Calendario e Tabellone'.K29"/>
          </calcext:conditional-format>
          <calcext:conditional-format calcext:target-range-address="'Calendario e Tabellone'.K30:'Calendario e Tabellone'.K30 'Calendario e Tabellone'.K35:'Calendario e Tabellone'.K35 'Calendario e Tabellone'.K40:'Calendario e Tabellone'.K40">
            <calcext:condition calcext:apply-style-name="ConditionalStyle_79" calcext:value="formula-is([.$P$4]=&quot;Black and White&quot;)" calcext:base-cell-address="'Calendario e Tabellone'.K30"/>
          </calcext:conditional-format>
          <calcext:conditional-format calcext:target-range-address="'Calendario e Tabellone'.K31:'Calendario e Tabellone'.K32 'Calendario e Tabellone'.K36:'Calendario e Tabellone'.K37">
            <calcext:condition calcext:apply-style-name="ConditionalStyle_78" calcext:value="formula-is([.$P$4]=&quot;Black and White&quot;)" calcext:base-cell-address="'Calendario e Tabellone'.K31"/>
          </calcext:conditional-format>
          <calcext:conditional-format calcext:target-range-address="'Calendario e Tabellone'.K19:'Calendario e Tabellone'.K19">
            <calcext:condition calcext:apply-style-name="ConditionalStyle_77" calcext:value="formula-is([.$P$4]=&quot;Black and White&quot;)" calcext:base-cell-address="'Calendario e Tabellone'.K19"/>
          </calcext:conditional-format>
          <calcext:conditional-format calcext:target-range-address="'Calendario e Tabellone'.K21:'Calendario e Tabellone'.K22">
            <calcext:condition calcext:apply-style-name="ConditionalStyle_76" calcext:value="formula-is([.$P$4]=&quot;Black and White&quot;)" calcext:base-cell-address="'Calendario e Tabellone'.K21"/>
          </calcext:conditional-format>
          <calcext:conditional-format calcext:target-range-address="'Calendario e Tabellone'.K20:'Calendario e Tabellone'.K20">
            <calcext:condition calcext:apply-style-name="ConditionalStyle_75" calcext:value="formula-is([.$P$4]=&quot;Black and White&quot;)" calcext:base-cell-address="'Calendario e Tabellone'.K20"/>
          </calcext:conditional-format>
          <calcext:conditional-format calcext:target-range-address="'Calendario e Tabellone'.K14:'Calendario e Tabellone'.K14">
            <calcext:condition calcext:apply-style-name="ConditionalStyle_74" calcext:value="formula-is([.$P$4]=&quot;Black and White&quot;)" calcext:base-cell-address="'Calendario e Tabellone'.K14"/>
          </calcext:conditional-format>
          <calcext:conditional-format calcext:target-range-address="'Calendario e Tabellone'.K16:'Calendario e Tabellone'.K17">
            <calcext:condition calcext:apply-style-name="ConditionalStyle_73" calcext:value="formula-is([.$P$4]=&quot;Black and White&quot;)" calcext:base-cell-address="'Calendario e Tabellone'.K16"/>
          </calcext:conditional-format>
          <calcext:conditional-format calcext:target-range-address="'Calendario e Tabellone'.K15:'Calendario e Tabellone'.K15">
            <calcext:condition calcext:apply-style-name="ConditionalStyle_72" calcext:value="formula-is([.$P$4]=&quot;Black and White&quot;)" calcext:base-cell-address="'Calendario e Tabellone'.K15"/>
          </calcext:conditional-format>
          <calcext:conditional-format calcext:target-range-address="'Calendario e Tabellone'.K9:'Calendario e Tabellone'.K9">
            <calcext:condition calcext:apply-style-name="ConditionalStyle_71" calcext:value="formula-is([.$P$4]=&quot;Black and White&quot;)" calcext:base-cell-address="'Calendario e Tabellone'.K9"/>
          </calcext:conditional-format>
          <calcext:conditional-format calcext:target-range-address="'Calendario e Tabellone'.K11:'Calendario e Tabellone'.K12">
            <calcext:condition calcext:apply-style-name="ConditionalStyle_70" calcext:value="formula-is([.$P$4]=&quot;Black and White&quot;)" calcext:base-cell-address="'Calendario e Tabellone'.K11"/>
          </calcext:conditional-format>
          <calcext:conditional-format calcext:target-range-address="'Calendario e Tabellone'.K10:'Calendario e Tabellone'.K10">
            <calcext:condition calcext:apply-style-name="ConditionalStyle_69" calcext:value="formula-is([.$P$4]=&quot;Black and White&quot;)" calcext:base-cell-address="'Calendario e Tabellone'.K10"/>
          </calcext:conditional-format>
          <calcext:conditional-format calcext:target-range-address="'Calendario e Tabellone'.K4:'Calendario e Tabellone'.K4">
            <calcext:condition calcext:apply-style-name="ConditionalStyle_68" calcext:value="formula-is([.$P$4]=&quot;Black and White&quot;)" calcext:base-cell-address="'Calendario e Tabellone'.K4"/>
          </calcext:conditional-format>
          <calcext:conditional-format calcext:target-range-address="'Calendario e Tabellone'.K6:'Calendario e Tabellone'.K7">
            <calcext:condition calcext:apply-style-name="ConditionalStyle_67" calcext:value="formula-is([.$P$4]=&quot;Black and White&quot;)" calcext:base-cell-address="'Calendario e Tabellone'.K6"/>
          </calcext:conditional-format>
          <calcext:conditional-format calcext:target-range-address="'Calendario e Tabellone'.K5:'Calendario e Tabellone'.K5">
            <calcext:condition calcext:apply-style-name="ConditionalStyle_66" calcext:value="formula-is([.$P$4]=&quot;Black and White&quot;)" calcext:base-cell-address="'Calendario e Tabellone'.K5"/>
          </calcext:conditional-format>
          <calcext:conditional-format calcext:target-range-address="'Calendario e Tabellone'.L25:'Calendario e Tabellone'.L25">
            <calcext:condition calcext:apply-style-name="ConditionalStyle_65" calcext:value="formula-is([.$P$4]=&quot;Black and White&quot;)" calcext:base-cell-address="'Calendario e Tabellone'.L25"/>
          </calcext:conditional-format>
          <calcext:conditional-format calcext:target-range-address="'Calendario e Tabellone'.L30:'Calendario e Tabellone'.S30 'Calendario e Tabellone'.L35:'Calendario e Tabellone'.S35 'Calendario e Tabellone'.L40:'Calendario e Tabellone'.S40">
            <calcext:condition calcext:apply-style-name="ConditionalStyle_64" calcext:value="formula-is([.$P$4]=&quot;Black and White&quot;)" calcext:base-cell-address="'Calendario e Tabellone'.L30"/>
          </calcext:conditional-format>
          <calcext:conditional-format calcext:target-range-address="'Calendario e Tabellone'.M31:'Calendario e Tabellone'.S32 'Calendario e Tabellone'.M36:'Calendario e Tabellone'.S37">
            <calcext:condition calcext:apply-style-name="ConditionalStyle_63" calcext:value="formula-is([.$P$4]=&quot;Black and White&quot;)" calcext:base-cell-address="'Calendario e Tabellone'.M31"/>
          </calcext:conditional-format>
          <calcext:conditional-format calcext:target-range-address="'Calendario e Tabellone'.L19:'Calendario e Tabellone'.S19">
            <calcext:condition calcext:apply-style-name="ConditionalStyle_62" calcext:value="formula-is([.$P$4]=&quot;Black and White&quot;)" calcext:base-cell-address="'Calendario e Tabellone'.L19"/>
          </calcext:conditional-format>
          <calcext:conditional-format calcext:target-range-address="'Calendario e Tabellone'.M21:'Calendario e Tabellone'.M21">
            <calcext:condition calcext:apply-style-name="ConditionalStyle_61" calcext:value="formula-is([.$P$4]=&quot;Black and White&quot;)" calcext:base-cell-address="'Calendario e Tabellone'.M21"/>
          </calcext:conditional-format>
          <calcext:conditional-format calcext:target-range-address="'Calendario e Tabellone'.M22:'Calendario e Tabellone'.M22">
            <calcext:condition calcext:apply-style-name="ConditionalStyle_60" calcext:value="formula-is([.$P$4]=&quot;Black and White&quot;)" calcext:base-cell-address="'Calendario e Tabellone'.M22"/>
          </calcext:conditional-format>
          <calcext:conditional-format calcext:target-range-address="'Calendario e Tabellone'.N21:'Calendario e Tabellone'.N22">
            <calcext:condition calcext:apply-style-name="ConditionalStyle_59" calcext:value="formula-is([.$P$4]=&quot;Black and White&quot;)" calcext:base-cell-address="'Calendario e Tabellone'.N21"/>
          </calcext:conditional-format>
          <calcext:conditional-format calcext:target-range-address="'Calendario e Tabellone'.O21:'Calendario e Tabellone'.S22">
            <calcext:condition calcext:apply-style-name="ConditionalStyle_58" calcext:value="formula-is([.$P$4]=&quot;Black and White&quot;)" calcext:base-cell-address="'Calendario e Tabellone'.O21"/>
          </calcext:conditional-format>
          <calcext:conditional-format calcext:target-range-address="'Calendario e Tabellone'.M20:'Calendario e Tabellone'.S20">
            <calcext:condition calcext:apply-style-name="ConditionalStyle_57" calcext:value="formula-is([.$P$4]=&quot;Black and White&quot;)" calcext:base-cell-address="'Calendario e Tabellone'.M20"/>
          </calcext:conditional-format>
          <calcext:conditional-format calcext:target-range-address="'Calendario e Tabellone'.L22:'Calendario e Tabellone'.L22">
            <calcext:condition calcext:apply-style-name="ConditionalStyle_56" calcext:value="formula-is([.$P$4]=&quot;Black and White&quot;)" calcext:base-cell-address="'Calendario e Tabellone'.L22"/>
          </calcext:conditional-format>
          <calcext:conditional-format calcext:target-range-address="'Calendario e Tabellone'.L21:'Calendario e Tabellone'.L21">
            <calcext:condition calcext:apply-style-name="ConditionalStyle_55" calcext:value="formula-is([.$P$4]=&quot;Black and White&quot;)" calcext:base-cell-address="'Calendario e Tabellone'.L21"/>
          </calcext:conditional-format>
          <calcext:conditional-format calcext:target-range-address="'Calendario e Tabellone'.L20:'Calendario e Tabellone'.L20">
            <calcext:condition calcext:apply-style-name="ConditionalStyle_54" calcext:value="formula-is([.$P$4]=&quot;Black and White&quot;)" calcext:base-cell-address="'Calendario e Tabellone'.L20"/>
          </calcext:conditional-format>
          <calcext:conditional-format calcext:target-range-address="'Calendario e Tabellone'.L14:'Calendario e Tabellone'.S14">
            <calcext:condition calcext:apply-style-name="ConditionalStyle_53" calcext:value="formula-is([.$P$4]=&quot;Black and White&quot;)" calcext:base-cell-address="'Calendario e Tabellone'.L14"/>
          </calcext:conditional-format>
          <calcext:conditional-format calcext:target-range-address="'Calendario e Tabellone'.M16:'Calendario e Tabellone'.M16">
            <calcext:condition calcext:apply-style-name="ConditionalStyle_52" calcext:value="formula-is([.$P$4]=&quot;Black and White&quot;)" calcext:base-cell-address="'Calendario e Tabellone'.M16"/>
          </calcext:conditional-format>
          <calcext:conditional-format calcext:target-range-address="'Calendario e Tabellone'.M17:'Calendario e Tabellone'.M17">
            <calcext:condition calcext:apply-style-name="ConditionalStyle_51" calcext:value="formula-is([.$P$4]=&quot;Black and White&quot;)" calcext:base-cell-address="'Calendario e Tabellone'.M17"/>
          </calcext:conditional-format>
          <calcext:conditional-format calcext:target-range-address="'Calendario e Tabellone'.N16:'Calendario e Tabellone'.N17">
            <calcext:condition calcext:apply-style-name="ConditionalStyle_50" calcext:value="formula-is([.$P$4]=&quot;Black and White&quot;)" calcext:base-cell-address="'Calendario e Tabellone'.N16"/>
          </calcext:conditional-format>
          <calcext:conditional-format calcext:target-range-address="'Calendario e Tabellone'.O16:'Calendario e Tabellone'.S17">
            <calcext:condition calcext:apply-style-name="ConditionalStyle_49" calcext:value="formula-is([.$P$4]=&quot;Black and White&quot;)" calcext:base-cell-address="'Calendario e Tabellone'.O16"/>
          </calcext:conditional-format>
          <calcext:conditional-format calcext:target-range-address="'Calendario e Tabellone'.M15:'Calendario e Tabellone'.S15">
            <calcext:condition calcext:apply-style-name="ConditionalStyle_48" calcext:value="formula-is([.$P$4]=&quot;Black and White&quot;)" calcext:base-cell-address="'Calendario e Tabellone'.M15"/>
          </calcext:conditional-format>
          <calcext:conditional-format calcext:target-range-address="'Calendario e Tabellone'.L17:'Calendario e Tabellone'.L17">
            <calcext:condition calcext:apply-style-name="ConditionalStyle_47" calcext:value="formula-is([.$P$4]=&quot;Black and White&quot;)" calcext:base-cell-address="'Calendario e Tabellone'.L17"/>
          </calcext:conditional-format>
          <calcext:conditional-format calcext:target-range-address="'Calendario e Tabellone'.L16:'Calendario e Tabellone'.L16">
            <calcext:condition calcext:apply-style-name="ConditionalStyle_46" calcext:value="formula-is([.$P$4]=&quot;Black and White&quot;)" calcext:base-cell-address="'Calendario e Tabellone'.L16"/>
          </calcext:conditional-format>
          <calcext:conditional-format calcext:target-range-address="'Calendario e Tabellone'.L15:'Calendario e Tabellone'.L15">
            <calcext:condition calcext:apply-style-name="ConditionalStyle_45" calcext:value="formula-is([.$P$4]=&quot;Black and White&quot;)" calcext:base-cell-address="'Calendario e Tabellone'.L15"/>
          </calcext:conditional-format>
          <calcext:conditional-format calcext:target-range-address="'Calendario e Tabellone'.L9:'Calendario e Tabellone'.S9">
            <calcext:condition calcext:apply-style-name="ConditionalStyle_44" calcext:value="formula-is([.$P$4]=&quot;Black and White&quot;)" calcext:base-cell-address="'Calendario e Tabellone'.L9"/>
          </calcext:conditional-format>
          <calcext:conditional-format calcext:target-range-address="'Calendario e Tabellone'.M11:'Calendario e Tabellone'.M11">
            <calcext:condition calcext:apply-style-name="ConditionalStyle_43" calcext:value="formula-is([.$P$4]=&quot;Black and White&quot;)" calcext:base-cell-address="'Calendario e Tabellone'.M11"/>
          </calcext:conditional-format>
          <calcext:conditional-format calcext:target-range-address="'Calendario e Tabellone'.M12:'Calendario e Tabellone'.M12">
            <calcext:condition calcext:apply-style-name="ConditionalStyle_42" calcext:value="formula-is([.$P$4]=&quot;Black and White&quot;)" calcext:base-cell-address="'Calendario e Tabellone'.M12"/>
          </calcext:conditional-format>
          <calcext:conditional-format calcext:target-range-address="'Calendario e Tabellone'.N11:'Calendario e Tabellone'.N12">
            <calcext:condition calcext:apply-style-name="ConditionalStyle_41" calcext:value="formula-is([.$P$4]=&quot;Black and White&quot;)" calcext:base-cell-address="'Calendario e Tabellone'.N11"/>
          </calcext:conditional-format>
          <calcext:conditional-format calcext:target-range-address="'Calendario e Tabellone'.O11:'Calendario e Tabellone'.S12">
            <calcext:condition calcext:apply-style-name="ConditionalStyle_40" calcext:value="formula-is([.$P$4]=&quot;Black and White&quot;)" calcext:base-cell-address="'Calendario e Tabellone'.O11"/>
          </calcext:conditional-format>
          <calcext:conditional-format calcext:target-range-address="'Calendario e Tabellone'.M10:'Calendario e Tabellone'.S10">
            <calcext:condition calcext:apply-style-name="ConditionalStyle_39" calcext:value="formula-is([.$P$4]=&quot;Black and White&quot;)" calcext:base-cell-address="'Calendario e Tabellone'.M10"/>
          </calcext:conditional-format>
          <calcext:conditional-format calcext:target-range-address="'Calendario e Tabellone'.L12:'Calendario e Tabellone'.L12">
            <calcext:condition calcext:apply-style-name="ConditionalStyle_38" calcext:value="formula-is([.$P$4]=&quot;Black and White&quot;)" calcext:base-cell-address="'Calendario e Tabellone'.L12"/>
          </calcext:conditional-format>
          <calcext:conditional-format calcext:target-range-address="'Calendario e Tabellone'.L11:'Calendario e Tabellone'.L11">
            <calcext:condition calcext:apply-style-name="ConditionalStyle_37" calcext:value="formula-is([.$P$4]=&quot;Black and White&quot;)" calcext:base-cell-address="'Calendario e Tabellone'.L11"/>
          </calcext:conditional-format>
          <calcext:conditional-format calcext:target-range-address="'Calendario e Tabellone'.L10:'Calendario e Tabellone'.L10">
            <calcext:condition calcext:apply-style-name="ConditionalStyle_36" calcext:value="formula-is([.$P$4]=&quot;Black and White&quot;)" calcext:base-cell-address="'Calendario e Tabellone'.L10"/>
          </calcext:conditional-format>
          <calcext:conditional-format calcext:target-range-address="'Calendario e Tabellone'.L4:'Calendario e Tabellone'.S4">
            <calcext:condition calcext:apply-style-name="ConditionalStyle_35" calcext:value="formula-is([.$P$4]=&quot;Black and White&quot;)" calcext:base-cell-address="'Calendario e Tabellone'.L4"/>
          </calcext:conditional-format>
          <calcext:conditional-format calcext:target-range-address="'Calendario e Tabellone'.M6:'Calendario e Tabellone'.M6">
            <calcext:condition calcext:apply-style-name="ConditionalStyle_34" calcext:value="formula-is([.$P$4]=&quot;Black and White&quot;)" calcext:base-cell-address="'Calendario e Tabellone'.M6"/>
          </calcext:conditional-format>
          <calcext:conditional-format calcext:target-range-address="'Calendario e Tabellone'.M7:'Calendario e Tabellone'.M7">
            <calcext:condition calcext:apply-style-name="ConditionalStyle_33" calcext:value="formula-is([.$P$4]=&quot;Black and White&quot;)" calcext:base-cell-address="'Calendario e Tabellone'.M7"/>
          </calcext:conditional-format>
          <calcext:conditional-format calcext:target-range-address="'Calendario e Tabellone'.N6:'Calendario e Tabellone'.N7">
            <calcext:condition calcext:apply-style-name="ConditionalStyle_32" calcext:value="formula-is([.$P$4]=&quot;Black and White&quot;)" calcext:base-cell-address="'Calendario e Tabellone'.N6"/>
          </calcext:conditional-format>
          <calcext:conditional-format calcext:target-range-address="'Calendario e Tabellone'.O6:'Calendario e Tabellone'.S7">
            <calcext:condition calcext:apply-style-name="ConditionalStyle_31" calcext:value="formula-is([.$P$4]=&quot;Black and White&quot;)" calcext:base-cell-address="'Calendario e Tabellone'.O6"/>
          </calcext:conditional-format>
          <calcext:conditional-format calcext:target-range-address="'Calendario e Tabellone'.M5:'Calendario e Tabellone'.S5">
            <calcext:condition calcext:apply-style-name="ConditionalStyle_30" calcext:value="formula-is([.$P$4]=&quot;Black and White&quot;)" calcext:base-cell-address="'Calendario e Tabellone'.M5"/>
          </calcext:conditional-format>
          <calcext:conditional-format calcext:target-range-address="'Calendario e Tabellone'.L7:'Calendario e Tabellone'.L7">
            <calcext:condition calcext:apply-style-name="ConditionalStyle_29" calcext:value="formula-is([.$P$4]=&quot;Black and White&quot;)" calcext:base-cell-address="'Calendario e Tabellone'.L7"/>
          </calcext:conditional-format>
          <calcext:conditional-format calcext:target-range-address="'Calendario e Tabellone'.L6:'Calendario e Tabellone'.L6">
            <calcext:condition calcext:apply-style-name="ConditionalStyle_28" calcext:value="formula-is([.$P$4]=&quot;Black and White&quot;)" calcext:base-cell-address="'Calendario e Tabellone'.L6"/>
          </calcext:conditional-format>
          <calcext:conditional-format calcext:target-range-address="'Calendario e Tabellone'.L5:'Calendario e Tabellone'.L5">
            <calcext:condition calcext:apply-style-name="ConditionalStyle_27" calcext:value="formula-is([.$P$4]=&quot;Black and White&quot;)" calcext:base-cell-address="'Calendario e Tabellone'.L5"/>
          </calcext:conditional-format>
          <calcext:conditional-format calcext:target-range-address="'Calendario e Tabellone'.K41:'Calendario e Tabellone'.K41">
            <calcext:condition calcext:apply-style-name="ConditionalStyle_14" calcext:value="formula-is([.$P$4]=&quot;Black and White&quot;)" calcext:base-cell-address="'Calendario e Tabellone'.K41"/>
          </calcext:conditional-format>
          <calcext:conditional-format calcext:target-range-address="'Calendario e Tabellone'.K42:'Calendario e Tabellone'.K42">
            <calcext:condition calcext:apply-style-name="ConditionalStyle_13" calcext:value="formula-is([.$P$4]=&quot;Black and White&quot;)" calcext:base-cell-address="'Calendario e Tabellone'.K42"/>
          </calcext:conditional-format>
          <calcext:conditional-format calcext:target-range-address="'Calendario e Tabellone'.L41:'Calendario e Tabellone'.L41">
            <calcext:condition calcext:apply-style-name="ConditionalStyle_4" calcext:value="formula-is([.$P$4]=&quot;Black and White&quot;)" calcext:base-cell-address="'Calendario e Tabellone'.L41"/>
          </calcext:conditional-format>
          <calcext:conditional-format calcext:target-range-address="'Calendario e Tabellone'.L42:'Calendario e Tabellone'.L42">
            <calcext:condition calcext:apply-style-name="ConditionalStyle_3" calcext:value="formula-is([.$P$4]=&quot;Black and White&quot;)" calcext:base-cell-address="'Calendario e Tabellone'.L42"/>
          </calcext:conditional-format>
          <calcext:conditional-format calcext:target-range-address="'Calendario e Tabellone'.M42:'Calendario e Tabellone'.S42">
            <calcext:condition calcext:apply-style-name="ConditionalStyle_2" calcext:value="formula-is([.$P$4]=&quot;Black and White&quot;)" calcext:base-cell-address="'Calendario e Tabellone'.M42"/>
          </calcext:conditional-format>
          <calcext:conditional-format calcext:target-range-address="'Calendario e Tabellone'.M41:'Calendario e Tabellone'.S41">
            <calcext:condition calcext:apply-style-name="ConditionalStyle_1" calcext:value="formula-is([.$P$4]=&quot;Black and White&quot;)" calcext:base-cell-address="'Calendario e Tabellone'.M41"/>
          </calcext:conditional-format>
          <calcext:conditional-format calcext:target-range-address="'Calendario e Tabellone'.AA8:'Calendario e Tabellone'.AA8 'Calendario e Tabellone'.AA16:'Calendario e Tabellone'.AA16 'Calendario e Tabellone'.AA24:'Calendario e Tabellone'.AA24 'Calendario e Tabellone'.AA32:'Calendario e Tabellone'.AA32 'Calendario e Tabellone'.AF12:'Calendario e Tabellone'.AF12 'Calendario e Tabellone'.AF28:'Calendario e Tabellone'.AF28 'Calendario e Tabellone'.AK19:'Calendario e Tabellone'.AK19">
            <calcext:condition calcext:apply-style-name="ConditionalStyle_114" calcext:value="formula-is([.$P$4]=&quot;Black and White&quot;)" calcext:base-cell-address="'Calendario e Tabellone'.AA8"/>
          </calcext:conditional-format>
        </calcext:conditional-formats>
      </table:table>
      <table:named-expressions>
        <table:named-range table:name="A_1_INPUT_DATI_TORNEO" table:base-cell-address="$A_INSERIMENTI.$P$2" table:cell-range-address="$A_INSERIMENTI.$A$3:.$B$4"/>
        <table:named-range table:name="A_2_INPUT_SQUADRE" table:base-cell-address="$A_INSERIMENTI.$D$2" table:cell-range-address="$A_INSERIMENTI.$D$3:.$I$34"/>
        <table:named-range table:name="A_3_INPUT_CAMPI" table:base-cell-address="$A_INSERIMENTI.$K$2" table:cell-range-address="$A_INSERIMENTI.$K$3:.$L$34"/>
        <table:named-range table:name="A_4_INPUT_DATE_E_RISULTATI_GIRONI" table:base-cell-address="$A_INSERIMENTI.$K$2" table:cell-range-address="$A_INSERIMENTI.$N$3:.$X$50"/>
        <table:named-range table:name="A_SQUADRE_PER_CODICE" table:base-cell-address="$A_INSERIMENTI.$E$2" table:cell-range-address="$A_INSERIMENTI.$E$3:.$I$34"/>
        <table:named-range table:name="B_PARTITE_GIRONI" table:base-cell-address="$A_INSERIMENTI.$N$2" table:cell-range-address="$B_ELABORAZIONE.$A$3:.$W$50"/>
        <table:named-range table:name="CLASSIFICA_GIRONE_A" table:base-cell-address="$'Classifiche Gironi'.$A$2" table:cell-range-address="$'Classifiche Gironi'.$A$2:.$S$5"/>
        <table:named-range table:name="CLASSIFICA_GIRONE_B" table:base-cell-address="$'Classifiche Gironi'.$A$8" table:cell-range-address="$'Classifiche Gironi'.$A$8:.$S$11"/>
        <table:named-range table:name="CLASSIFICA_GIRONE_C" table:base-cell-address="$'Classifiche Gironi'.$A$14" table:cell-range-address="$'Classifiche Gironi'.$A$14:.$S$17"/>
        <table:named-range table:name="CLASSIFICA_GIRONE_D" table:base-cell-address="$'Classifiche Gironi'.$A$20" table:cell-range-address="$'Classifiche Gironi'.$A$20:.$S$23"/>
        <table:named-range table:name="CLASSIFICA_GIRONE_E" table:base-cell-address="$'Classifiche Gironi'.$A$26" table:cell-range-address="$'Classifiche Gironi'.$A$26:.$S$29"/>
        <table:named-range table:name="CLASSIFICA_GIRONE_F" table:base-cell-address="$'Classifiche Gironi'.$A$32" table:cell-range-address="$'Classifiche Gironi'.$A$32:.$S$35"/>
        <table:named-range table:name="CLASSIFICA_GIRONE_G" table:base-cell-address="$'Classifiche Gironi'.$S$41" table:cell-range-address="$'Classifiche Gironi'.$A$38:.$S$41"/>
        <table:named-range table:name="CLASSIFICA_GIRONE_H" table:base-cell-address="$'Classifiche Gironi'.$S$47" table:cell-range-address="$'Classifiche Gironi'.$A$44:.$S$47"/>
      </table:named-expressions>
      <table:database-ranges>
        <table:database-range table:name="__Anonymous_Sheet_DB__1" table:target-range-address="B_ELABORAZIONE.A2:B_ELABORAZIONE.W50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10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0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0P0"/>
    </number:currency-style>
    <number:number-style style:name="N112P0" style:volatile="true">
      <number:text>+</number:text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date-style style:name="N114P0" style:volatile="true">
      <number:day/>
      <number:text> </number:text>
      <number:month number:textual="true"/>
    </number:date-style>
    <number:text-style style:name="N114">
      <number:text-content/>
      <style:map style:condition="value()&lt;=1.79769313486232E+308" style:apply-style-name="N114P0"/>
    </number:text-style>
    <number:time-style style:name="N116P0" style:volatile="true">
      <number:hours/>
      <number:text>:</number:text>
      <number:minutes number:style="long"/>
    </number:time-style>
    <number:text-style style:name="N116">
      <number:text-content/>
      <style:map style:condition="value()&lt;=1.79769313486232E+308" style:apply-style-name="N116P0"/>
    </number:text-style>
    <number:date-style style:name="N118P0" style:volatile="true">
      <number:day/>
      <number:text>-</number:text>
      <number:month number:textual="true"/>
    </number:date-style>
    <number:text-style style:name="N118">
      <number:text-content/>
      <style:map style:condition="value()&lt;=1.79769313486232E+308" style:apply-style-name="N118P0"/>
    </number:text-style>
    <number:number-style style:name="N119" number:title="Personalizzato">
      <number:number number:decimal-places="6" loext:min-decimal-places="6" number:min-integer-digits="0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0" loext:min-decimal-places="0" number:min-integer-digits="1" number:grouping="true"/>
    </number:currency-style>
    <number:currency-style style:name="N121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text>+</number:text>
      <number:currency-symbol number:language="it" number:country="IT">€</number:currency-symbol>
      <number:text> </number:text>
      <number:number number:decimal-places="0" loext:min-decimal-places="0" number:min-integer-digits="0"/>
    </number:currency-style>
    <number:currency-style style:name="N123" number:title="Personalizzato">
      <number:text>-</number:text>
      <number:currency-symbol number:language="it" number:country="IT">€</number:currency-symbol>
      <number:text> </number:text>
      <number:number number:decimal-places="0" loext:min-decimal-places="0" number:min-integer-digits="0"/>
      <style:map style:condition="value()&gt;=0" style:apply-style-name="N123P0"/>
    </number:currency-style>
    <number:number-style style:name="N125P0" style:volatile="true">
      <number:text>+</number:text>
      <number:number number:decimal-places="0" loext:min-decimal-places="0" number:min-integer-digits="1"/>
    </number:number-style>
    <number:number-style style:name="N125">
      <number:text>-</number:text>
      <number:number number:decimal-places="0" loext:min-decimal-places="0" number:min-integer-digits="1"/>
      <style:map style:condition="value()&gt;=0" style:apply-style-name="N125P0"/>
    </number:number-style>
    <number:number-style style:name="N126">
      <number:number number:decimal-places="12" loext:min-decimal-places="12" number:min-integer-digits="0"/>
    </number:number-style>
    <number:date-style style:name="N127">
      <number:day-of-week/>
      <number:text> </number:text>
      <number:day/>
      <number:text> </number:text>
      <number:month number:textual="true"/>
    </number:date-style>
    <number:date-style style:name="N128" number:title="Personalizzato">
      <number:day-of-week/>
      <number:text> </number:text>
      <number:day number:style="long"/>
      <number:text> </number:text>
      <number:month number:textual="true"/>
    </number:date-style>
    <number:date-style style:name="N129">
      <number:day-of-week/>
      <number:text> </number:text>
      <number:day number:style="long"/>
      <number:text>/</number:text>
      <number:month number:style="long"/>
      <number:text>/</number:text>
      <number:year number:style="long"/>
    </number:date-style>
    <number:number-style style:name="N130P0" style:volatile="true">
      <number:text>+</number:text>
      <number:number number:decimal-places="0" loext:min-decimal-places="0" number:min-integer-digits="1"/>
    </number:number-style>
    <number:number-style style:name="N130">
      <number:text>-</number:text>
      <number:number number:decimal-places="0" loext:min-decimal-places="0" number:min-integer-digits="1"/>
      <style:map style:condition="value()&gt;=0" style:apply-style-name="N130P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20105P0"/>
    </number:number-style>
    <number:number-style style:name="N2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0106P0"/>
    </number:number-style>
    <number:number-style style:name="N2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20108P0"/>
    </number:number-style>
    <number:number-style style:name="N2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0109P0"/>
    </number:number-style>
    <number:date-style style:name="N2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20111" number:language="it" number:country="IT">
      <number:day number:style="long"/>
      <number:text>-</number:text>
      <number:month number:textual="true"/>
    </number:date-style>
    <number:date-style style:name="N20112" number:language="it" number:country="IT">
      <number:month number:textual="true"/>
      <number:text>-</number:text>
      <number:year/>
    </number:date-style>
    <number:time-style style:name="N20113" number:language="it" number:country="IT">
      <number:hours/>
      <number:text>:</number:text>
      <number:minutes number:style="long"/>
      <number:text> </number:text>
      <number:am-pm/>
    </number:time-style>
    <number:time-style style:name="N2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5" number:language="it" number:country="IT">
      <number:hours/>
      <number:text>:</number:text>
      <number:minutes number:style="long"/>
    </number:time-style>
    <number:time-style style:name="N2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2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18P0" style:volatile="true" number:language="it" number:country="IT">
      <number:number number:decimal-places="0" loext:min-decimal-places="0" number:min-integer-digits="1" number:grouping="true"/>
    </number:number-style>
    <number:number-style style:name="N2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20118P0"/>
    </number:number-style>
    <number:number-style style:name="N20119P0" style:volatile="true" number:language="it" number:country="IT">
      <number:number number:decimal-places="0" loext:min-decimal-places="0" number:min-integer-digits="1" number:grouping="true"/>
    </number:number-style>
    <number:number-style style:name="N2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IT">
      <number:number number:decimal-places="2" loext:min-decimal-places="2" number:min-integer-digits="1" number:grouping="true"/>
    </number:number-style>
    <number:number-style style:name="N2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1P0" style:volatile="true" number:language="it" number:country="IT">
      <number:number number:decimal-places="2" loext:min-decimal-places="2" number:min-integer-digits="1" number:grouping="true"/>
    </number:number-style>
    <number:number-style style:name="N2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1P0"/>
    </number:number-style>
    <number:number-style style:name="N2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2" style:volatile="true" number:language="it" number:country="IT">
      <loext:text> </loext:text>
      <loext:fill-character> </loext:fill-character>
      <number:text>- </number:text>
    </number:number-style>
    <number:text-style style:name="N20125" number:language="it" number:country="IT">
      <number:text> </number:text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2" style:volatile="true" number:language="it" number:country="IT">
      <loext:text> € </loext:text>
      <loext:fill-character> </loext:fill-character>
      <number:text>- </number:text>
    </number:number-style>
    <number:text-style style:name="N20129" number:language="it" number:country="IT">
      <number:text> </number:text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number-style style:name="N2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3" number:language="it" number:country="IT">
      <number:text> </number:text>
      <number:text-content/>
      <number:text> </number:text>
      <style:map style:condition="value()&gt;0" style:apply-style-name="N20133P0"/>
      <style:map style:condition="value()&lt;0" style:apply-style-name="N20133P1"/>
      <style:map style:condition="value()=0" style:apply-style-name="N20133P2"/>
    </number:text-style>
    <number:number-style style:name="N2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7" number:language="it" number:country="IT">
      <number:text> </number:text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IRONE_5f_A" style:display-name="GIRONE_A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GIRONE_5f_B" style:display-name="GIRONE_B" style:family="table-cell" style:parent-style-name="Default">
      <style:table-cell-properties fo:background-color="#ffa5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GIRONE_5f_C" style:display-name="GIRONE_C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GIRONE_5f_D" style:display-name="GIRONE_D" style:family="table-cell" style:parent-style-name="Default">
      <style:table-cell-properties fo:background-color="#0080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GIRONE_5f_E" style:display-name="GIRONE_E" style:family="table-cell" style:parent-style-name="Default">
      <style:table-cell-properties fo:background-color="#0000ff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GIRONE_5f_F" style:display-name="GIRONE_F" style:family="table-cell" style:parent-style-name="Default">
      <style:table-cell-properties fo:background-color="#4b0082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GIRONE_5f_G" style:display-name="GIRONE_G" style:family="table-cell" style:parent-style-name="Default">
      <style:table-cell-properties fo:background-color="#ee82ee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GIRONE_5f_H" style:display-name="GIRONE_H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INTESTAZIONE" style:family="table-cell" style:parent-style-name="Default">
      <style:table-cell-properties fo:background-color="#1f4e7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INTESTAZIONE_5f_GRANDE" style:display-name="INTESTAZIONE_GRANDE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16pt" fo:font-style="normal" fo:text-shadow="none" style:text-underline-style="none" fo:font-weight="bold" style:font-size-asian="16pt" style:font-style-asian="normal" style:font-weight-asian="bold" style:font-name-complex="Calibri" style:font-family-complex="Calibri" style:font-family-generic-complex="swiss" style:font-size-complex="16pt" style:font-style-complex="normal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3">00/00/0000</text:date>, <text:time style:data-style-name="N2" text:time-value="16:25:18.1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0-07-23T17:18:37.591000000</dc:date>
    <meta:editing-duration>PT5H52M18S</meta:editing-duration>
    <meta:editing-cycles>85</meta:editing-cycles>
    <meta:document-statistic meta:table-count="4" meta:cell-count="3824" meta:object-count="0"/>
  </office:meta>
</office:document-meta>
</file>